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Font Awesome 5 Pro Regular" svg:font-family="'Font Awesome 5 Pro Regular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 Awesome 5 Pro Regular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28pt" style:language-asian="zh" style:country-asian="CN" style:font-style-asian="normal" style:font-weight-asian="normal" style:font-name-complex="Liberation Mono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Font Awesome 5 Pro Regular"/>
    </style:style>
    <style:style style:name="ce8" style:family="table-cell" style:parent-style-name="Default">
      <style:text-properties style:font-name="Font Awesome 5 Pro Regular" fo:font-size="28pt" style:font-size-asian="28pt" style:font-size-complex="28pt"/>
    </style:style>
    <style:style style:name="ce12" style:family="table-cell" style:parent-style-name="Default">
      <style:text-properties style:font-name="Font Awesome 5 Pro Regular" fo:font-size="16pt" style:font-size-asian="16pt" style:font-size-complex="16pt"/>
    </style:style>
    <style:style style:name="ce3" style:family="table-cell" style:parent-style-name="Default">
      <style:text-properties fo:color="#1000a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000a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" style:family="table-cell" style:parent-style-name="Default">
      <style:table-cell-properties fo:wrap-option="wrap"/>
      <style:text-properties fo:color="#1000a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000a0" style:font-name="Consolas" style:font-name-asian="Consolas" style:font-name-complex="Consolas"/>
    </style: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</text:p>
          </table:table-cell>
          <table:table-cell table:style-name="ce8" office:value-type="string" calcext:value-type="string">
            <text:p></text:p>
          </table:table-cell>
          <table:table-cell table:style-name="ce8" office:value-type="string" calcext:value-type="string">
            <text:p></text:p>
          </table:table-cell>
          <table:table-cell table:style-name="ce12" office:value-type="string" calcext:value-type="string">
            <text:p></text:p>
          </table:table-cell>
          <table:table-cell table:style-name="ce8" table:number-columns-repeated="16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screencode</text:p>
          </table:table-cell>
          <table:table-cell table:style-name="ce7" office:value-type="string" calcext:value-type="string">
            <text:p>platform unicode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ustomValue</text:p>
          </table:table-cell>
          <table:table-cell table:style-name="ce7" office:value-type="string" calcext:value-type="string">
            <text:p>isColor</text:p>
          </table:table-cell>
          <table:table-cell table:style-name="ce7" office:value-type="string" calcext:value-type="string">
            <text:p>isControl</text:p>
          </table:table-cell>
          <table:table-cell table:style-name="ce7" office:value-type="string" calcext:value-type="string">
            <text:p>isUpper</text:p>
          </table:table-cell>
          <table:table-cell table:style-name="ce7" table:number-columns-repeated="5"/>
          <table:table-cell table:number-columns-repeated="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&quot;\uEE&quot;&amp;IF(LEN(DEC2HEX([.A3]+[.K3]))=1;&quot;0&quot;&amp;DEC2HEX([.A3]+[.K3]);DEC2HEX([.A3]+[.K3]))" office:value-type="string" office:string-value="\uEE80" calcext:value-type="string">
            <text:p>\uEE8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]&amp;&quot;,&quot;&quot;screencode&quot;&quot;:&quot;&amp;[.C3]&amp;&quot;,&quot;&quot;unicode&quot;&quot;:&quot;&quot;&quot;&amp;[.D3]&amp;&quot;&quot;&quot;,&quot;&quot;altUnicode&quot;&quot;:&quot;&quot;&quot;&amp;[.E3]&amp;&quot;&quot;&quot;,&quot;&quot;name&quot;&quot;:&quot;&quot;&quot;&amp;[.F3]&amp;&quot;&quot;&quot;,&quot;&quot;color&quot;&quot;:&quot;&amp;[.H3]&amp;&quot;,&quot;&quot;control&quot;&quot;:&quot;&amp;[.I3]&amp;&quot;,&quot;&quot;customValue&quot;&quot;:&quot;&quot;&quot;&amp;[.G3]&amp;&quot;&quot;&quot;,&quot;&quot;upper&quot;&quot;:&quot;&amp;[.J3]&amp;&quot;},&quot;" office:value-type="string" office:string-value="{&quot;id&quot;:0,&quot;screencode&quot;:0,&quot;unicode&quot;:&quot;\uEE80&quot;,&quot;altUnicode&quot;:&quot;&quot;,&quot;name&quot;:&quot;&quot;,&quot;color&quot;:false,&quot;control&quot;:false,&quot;customValue&quot;:&quot;&quot;,&quot;upper&quot;:true}," calcext:value-type="string">
            <text:p>{"id":0,"screencode":0,"unicode":"\uEE8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]+[.K4]))=1;&quot;0&quot;&amp;DEC2HEX([.A4]+[.K4]);DEC2HEX([.A4]+[.K4]))" office:value-type="string" office:string-value="\uEE81" calcext:value-type="string">
            <text:p>\uEE8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4]&amp;&quot;,&quot;&quot;screencode&quot;&quot;:&quot;&amp;[.C4]&amp;&quot;,&quot;&quot;unicode&quot;&quot;:&quot;&quot;&quot;&amp;[.D4]&amp;&quot;&quot;&quot;,&quot;&quot;altUnicode&quot;&quot;:&quot;&quot;&quot;&amp;[.E4]&amp;&quot;&quot;&quot;,&quot;&quot;name&quot;&quot;:&quot;&quot;&quot;&amp;[.F4]&amp;&quot;&quot;&quot;,&quot;&quot;color&quot;&quot;:&quot;&amp;[.H4]&amp;&quot;,&quot;&quot;control&quot;&quot;:&quot;&amp;[.I4]&amp;&quot;,&quot;&quot;customValue&quot;&quot;:&quot;&quot;&quot;&amp;[.G4]&amp;&quot;&quot;&quot;,&quot;&quot;upper&quot;&quot;:&quot;&amp;[.J4]&amp;&quot;},&quot;" office:value-type="string" office:string-value="{&quot;id&quot;:1,&quot;screencode&quot;:0,&quot;unicode&quot;:&quot;\uEE81&quot;,&quot;altUnicode&quot;:&quot;&quot;,&quot;name&quot;:&quot;&quot;,&quot;color&quot;:false,&quot;control&quot;:false,&quot;customValue&quot;:&quot;&quot;,&quot;upper&quot;:true}," calcext:value-type="string">
            <text:p>{"id":1,"screencode":0,"unicode":"\uEE8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5]+[.K5]))=1;&quot;0&quot;&amp;DEC2HEX([.A5]+[.K5]);DEC2HEX([.A5]+[.K5]))" office:value-type="string" office:string-value="\uEE82" calcext:value-type="string">
            <text:p>\uEE8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5]&amp;&quot;,&quot;&quot;screencode&quot;&quot;:&quot;&amp;[.C5]&amp;&quot;,&quot;&quot;unicode&quot;&quot;:&quot;&quot;&quot;&amp;[.D5]&amp;&quot;&quot;&quot;,&quot;&quot;altUnicode&quot;&quot;:&quot;&quot;&quot;&amp;[.E5]&amp;&quot;&quot;&quot;,&quot;&quot;name&quot;&quot;:&quot;&quot;&quot;&amp;[.F5]&amp;&quot;&quot;&quot;,&quot;&quot;color&quot;&quot;:&quot;&amp;[.H5]&amp;&quot;,&quot;&quot;control&quot;&quot;:&quot;&amp;[.I5]&amp;&quot;,&quot;&quot;customValue&quot;&quot;:&quot;&quot;&quot;&amp;[.G5]&amp;&quot;&quot;&quot;,&quot;&quot;upper&quot;&quot;:&quot;&amp;[.J5]&amp;&quot;},&quot;" office:value-type="string" office:string-value="{&quot;id&quot;:2,&quot;screencode&quot;:0,&quot;unicode&quot;:&quot;\uEE82&quot;,&quot;altUnicode&quot;:&quot;&quot;,&quot;name&quot;:&quot;&quot;,&quot;color&quot;:false,&quot;control&quot;:false,&quot;customValue&quot;:&quot;&quot;,&quot;upper&quot;:true}," calcext:value-type="string">
            <text:p>{"id":2,"screencode":0,"unicode":"\uEE8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6]+[.K6]))=1;&quot;0&quot;&amp;DEC2HEX([.A6]+[.K6]);DEC2HEX([.A6]+[.K6]))" office:value-type="string" office:string-value="\uEE83" calcext:value-type="string">
            <text:p>\uEE83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6]&amp;&quot;,&quot;&quot;screencode&quot;&quot;:&quot;&amp;[.C6]&amp;&quot;,&quot;&quot;unicode&quot;&quot;:&quot;&quot;&quot;&amp;[.D6]&amp;&quot;&quot;&quot;,&quot;&quot;altUnicode&quot;&quot;:&quot;&quot;&quot;&amp;[.E6]&amp;&quot;&quot;&quot;,&quot;&quot;name&quot;&quot;:&quot;&quot;&quot;&amp;[.F6]&amp;&quot;&quot;&quot;,&quot;&quot;color&quot;&quot;:&quot;&amp;[.H6]&amp;&quot;,&quot;&quot;control&quot;&quot;:&quot;&amp;[.I6]&amp;&quot;,&quot;&quot;customValue&quot;&quot;:&quot;&quot;&quot;&amp;[.G6]&amp;&quot;&quot;&quot;,&quot;&quot;upper&quot;&quot;:&quot;&amp;[.J6]&amp;&quot;},&quot;" office:value-type="string" office:string-value="{&quot;id&quot;:3,&quot;screencode&quot;:0,&quot;unicode&quot;:&quot;\uEE83&quot;,&quot;altUnicode&quot;:&quot;&quot;,&quot;name&quot;:&quot;stop&quot;,&quot;color&quot;:false,&quot;control&quot;:true,&quot;customValue&quot;:&quot;&quot;,&quot;upper&quot;:true}," calcext:value-type="string">
            <text:p>{"id":3,"screencode":0,"unicode":"\uEE83","altUnicode":"","name":"stop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7]+[.K7]))=1;&quot;0&quot;&amp;DEC2HEX([.A7]+[.K7]);DEC2HEX([.A7]+[.K7]))" office:value-type="string" office:string-value="\uEE84" calcext:value-type="string">
            <text:p>\uEE8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7]&amp;&quot;,&quot;&quot;screencode&quot;&quot;:&quot;&amp;[.C7]&amp;&quot;,&quot;&quot;unicode&quot;&quot;:&quot;&quot;&quot;&amp;[.D7]&amp;&quot;&quot;&quot;,&quot;&quot;altUnicode&quot;&quot;:&quot;&quot;&quot;&amp;[.E7]&amp;&quot;&quot;&quot;,&quot;&quot;name&quot;&quot;:&quot;&quot;&quot;&amp;[.F7]&amp;&quot;&quot;&quot;,&quot;&quot;color&quot;&quot;:&quot;&amp;[.H7]&amp;&quot;,&quot;&quot;control&quot;&quot;:&quot;&amp;[.I7]&amp;&quot;,&quot;&quot;customValue&quot;&quot;:&quot;&quot;&quot;&amp;[.G7]&amp;&quot;&quot;&quot;,&quot;&quot;upper&quot;&quot;:&quot;&amp;[.J7]&amp;&quot;},&quot;" office:value-type="string" office:string-value="{&quot;id&quot;:4,&quot;screencode&quot;:0,&quot;unicode&quot;:&quot;\uEE84&quot;,&quot;altUnicode&quot;:&quot;&quot;,&quot;name&quot;:&quot;&quot;,&quot;color&quot;:false,&quot;control&quot;:false,&quot;customValue&quot;:&quot;&quot;,&quot;upper&quot;:true}," calcext:value-type="string">
            <text:p>{"id":4,"screencode":0,"unicode":"\uEE8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8]+[.K8]))=1;&quot;0&quot;&amp;DEC2HEX([.A8]+[.K8]);DEC2HEX([.A8]+[.K8]))" office:value-type="string" office:string-value="\uEE85" calcext:value-type="string">
            <text:p>\uEE85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8]&amp;&quot;,&quot;&quot;screencode&quot;&quot;:&quot;&amp;[.C8]&amp;&quot;,&quot;&quot;unicode&quot;&quot;:&quot;&quot;&quot;&amp;[.D8]&amp;&quot;&quot;&quot;,&quot;&quot;altUnicode&quot;&quot;:&quot;&quot;&quot;&amp;[.E8]&amp;&quot;&quot;&quot;,&quot;&quot;name&quot;&quot;:&quot;&quot;&quot;&amp;[.F8]&amp;&quot;&quot;&quot;,&quot;&quot;color&quot;&quot;:&quot;&amp;[.H8]&amp;&quot;,&quot;&quot;control&quot;&quot;:&quot;&amp;[.I8]&amp;&quot;,&quot;&quot;customValue&quot;&quot;:&quot;&quot;&quot;&amp;[.G8]&amp;&quot;&quot;&quot;,&quot;&quot;upper&quot;&quot;:&quot;&amp;[.J8]&amp;&quot;},&quot;" office:value-type="string" office:string-value="{&quot;id&quot;:5,&quot;screencode&quot;:0,&quot;unicode&quot;:&quot;\uEE85&quot;,&quot;altUnicode&quot;:&quot;&quot;,&quot;name&quot;:&quot;white&quot;,&quot;color&quot;:true,&quot;control&quot;:false,&quot;customValue&quot;:&quot;1&quot;,&quot;upper&quot;:true}," calcext:value-type="string">
            <text:p>{"id":5,"screencode":0,"unicode":"\uEE85","altUnicode":"","name":"white","color":true,"control":false,"customValue":"1","upper":true},</text:p>
          </table:table-cell>
          <table:table-cell table:number-columns-repeated="7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9]+[.K9]))=1;&quot;0&quot;&amp;DEC2HEX([.A9]+[.K9]);DEC2HEX([.A9]+[.K9]))" office:value-type="string" office:string-value="\uEE86" calcext:value-type="string">
            <text:p>\uEE8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9]&amp;&quot;,&quot;&quot;screencode&quot;&quot;:&quot;&amp;[.C9]&amp;&quot;,&quot;&quot;unicode&quot;&quot;:&quot;&quot;&quot;&amp;[.D9]&amp;&quot;&quot;&quot;,&quot;&quot;altUnicode&quot;&quot;:&quot;&quot;&quot;&amp;[.E9]&amp;&quot;&quot;&quot;,&quot;&quot;name&quot;&quot;:&quot;&quot;&quot;&amp;[.F9]&amp;&quot;&quot;&quot;,&quot;&quot;color&quot;&quot;:&quot;&amp;[.H9]&amp;&quot;,&quot;&quot;control&quot;&quot;:&quot;&amp;[.I9]&amp;&quot;,&quot;&quot;customValue&quot;&quot;:&quot;&quot;&quot;&amp;[.G9]&amp;&quot;&quot;&quot;,&quot;&quot;upper&quot;&quot;:&quot;&amp;[.J9]&amp;&quot;},&quot;" office:value-type="string" office:string-value="{&quot;id&quot;:6,&quot;screencode&quot;:0,&quot;unicode&quot;:&quot;\uEE86&quot;,&quot;altUnicode&quot;:&quot;&quot;,&quot;name&quot;:&quot;&quot;,&quot;color&quot;:false,&quot;control&quot;:false,&quot;customValue&quot;:&quot;&quot;,&quot;upper&quot;:true}," calcext:value-type="string">
            <text:p>{"id":6,"screencode":0,"unicode":"\uEE8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0]+[.K10]))=1;&quot;0&quot;&amp;DEC2HEX([.A10]+[.K10]);DEC2HEX([.A10]+[.K10]))" office:value-type="string" office:string-value="\uEE87" calcext:value-type="string">
            <text:p>\uEE87</text:p>
          </table:table-cell>
          <table:table-cell/>
          <table:table-cell office:value-type="string" calcext:value-type="string">
            <text:p>en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0]&amp;&quot;,&quot;&quot;screencode&quot;&quot;:&quot;&amp;[.C10]&amp;&quot;,&quot;&quot;unicode&quot;&quot;:&quot;&quot;&quot;&amp;[.D10]&amp;&quot;&quot;&quot;,&quot;&quot;altUnicode&quot;&quot;:&quot;&quot;&quot;&amp;[.E10]&amp;&quot;&quot;&quot;,&quot;&quot;name&quot;&quot;:&quot;&quot;&quot;&amp;[.F10]&amp;&quot;&quot;&quot;,&quot;&quot;color&quot;&quot;:&quot;&amp;[.H10]&amp;&quot;,&quot;&quot;control&quot;&quot;:&quot;&amp;[.I10]&amp;&quot;,&quot;&quot;customValue&quot;&quot;:&quot;&quot;&quot;&amp;[.G10]&amp;&quot;&quot;&quot;,&quot;&quot;upper&quot;&quot;:&quot;&amp;[.J10]&amp;&quot;},&quot;" office:value-type="string" office:string-value="{&quot;id&quot;:7,&quot;screencode&quot;:0,&quot;unicode&quot;:&quot;\uEE87&quot;,&quot;altUnicode&quot;:&quot;&quot;,&quot;name&quot;:&quot;enable shift+c&quot;,&quot;color&quot;:false,&quot;control&quot;:true,&quot;customValue&quot;:&quot;&quot;,&quot;upper&quot;:true}," calcext:value-type="string">
            <text:p>{"id":7,"screencode":0,"unicode":"\uEE87","altUnicode":"","name":"enable shift+c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1]+[.K11]))=1;&quot;0&quot;&amp;DEC2HEX([.A11]+[.K11]);DEC2HEX([.A11]+[.K11]))" office:value-type="string" office:string-value="\uEE88" calcext:value-type="string">
            <text:p>\uEE88</text:p>
          </table:table-cell>
          <table:table-cell/>
          <table:table-cell office:value-type="string" calcext:value-type="string">
            <text:p>dis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1]&amp;&quot;,&quot;&quot;screencode&quot;&quot;:&quot;&amp;[.C11]&amp;&quot;,&quot;&quot;unicode&quot;&quot;:&quot;&quot;&quot;&amp;[.D11]&amp;&quot;&quot;&quot;,&quot;&quot;altUnicode&quot;&quot;:&quot;&quot;&quot;&amp;[.E11]&amp;&quot;&quot;&quot;,&quot;&quot;name&quot;&quot;:&quot;&quot;&quot;&amp;[.F11]&amp;&quot;&quot;&quot;,&quot;&quot;color&quot;&quot;:&quot;&amp;[.H11]&amp;&quot;,&quot;&quot;control&quot;&quot;:&quot;&amp;[.I11]&amp;&quot;,&quot;&quot;customValue&quot;&quot;:&quot;&quot;&quot;&amp;[.G11]&amp;&quot;&quot;&quot;,&quot;&quot;upper&quot;&quot;:&quot;&amp;[.J11]&amp;&quot;},&quot;" office:value-type="string" office:string-value="{&quot;id&quot;:8,&quot;screencode&quot;:0,&quot;unicode&quot;:&quot;\uEE88&quot;,&quot;altUnicode&quot;:&quot;&quot;,&quot;name&quot;:&quot;disable shift+c&quot;,&quot;color&quot;:false,&quot;control&quot;:true,&quot;customValue&quot;:&quot;&quot;,&quot;upper&quot;:true}," calcext:value-type="string">
            <text:p>{"id":8,"screencode":0,"unicode":"\uEE88","altUnicode":"","name":"disable shift+c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2]+[.K12]))=1;&quot;0&quot;&amp;DEC2HEX([.A12]+[.K12]);DEC2HEX([.A12]+[.K12]))" office:value-type="string" office:string-value="\uEE89" calcext:value-type="string">
            <text:p>\uEE8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2]&amp;&quot;,&quot;&quot;screencode&quot;&quot;:&quot;&amp;[.C12]&amp;&quot;,&quot;&quot;unicode&quot;&quot;:&quot;&quot;&quot;&amp;[.D12]&amp;&quot;&quot;&quot;,&quot;&quot;altUnicode&quot;&quot;:&quot;&quot;&quot;&amp;[.E12]&amp;&quot;&quot;&quot;,&quot;&quot;name&quot;&quot;:&quot;&quot;&quot;&amp;[.F12]&amp;&quot;&quot;&quot;,&quot;&quot;color&quot;&quot;:&quot;&amp;[.H12]&amp;&quot;,&quot;&quot;control&quot;&quot;:&quot;&amp;[.I12]&amp;&quot;,&quot;&quot;customValue&quot;&quot;:&quot;&quot;&quot;&amp;[.G12]&amp;&quot;&quot;&quot;,&quot;&quot;upper&quot;&quot;:&quot;&amp;[.J12]&amp;&quot;},&quot;" office:value-type="string" office:string-value="{&quot;id&quot;:9,&quot;screencode&quot;:0,&quot;unicode&quot;:&quot;\uEE89&quot;,&quot;altUnicode&quot;:&quot;&quot;,&quot;name&quot;:&quot;&quot;,&quot;color&quot;:false,&quot;control&quot;:false,&quot;customValue&quot;:&quot;&quot;,&quot;upper&quot;:true}," calcext:value-type="string">
            <text:p>{"id":9,"screencode":0,"unicode":"\uEE8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]+[.K13]))=1;&quot;0&quot;&amp;DEC2HEX([.A13]+[.K13]);DEC2HEX([.A13]+[.K13]))" office:value-type="string" office:string-value="\uEE8A" calcext:value-type="string">
            <text:p>\uEE8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3]&amp;&quot;,&quot;&quot;screencode&quot;&quot;:&quot;&amp;[.C13]&amp;&quot;,&quot;&quot;unicode&quot;&quot;:&quot;&quot;&quot;&amp;[.D13]&amp;&quot;&quot;&quot;,&quot;&quot;altUnicode&quot;&quot;:&quot;&quot;&quot;&amp;[.E13]&amp;&quot;&quot;&quot;,&quot;&quot;name&quot;&quot;:&quot;&quot;&quot;&amp;[.F13]&amp;&quot;&quot;&quot;,&quot;&quot;color&quot;&quot;:&quot;&amp;[.H13]&amp;&quot;,&quot;&quot;control&quot;&quot;:&quot;&amp;[.I13]&amp;&quot;,&quot;&quot;customValue&quot;&quot;:&quot;&quot;&quot;&amp;[.G13]&amp;&quot;&quot;&quot;,&quot;&quot;upper&quot;&quot;:&quot;&amp;[.J13]&amp;&quot;},&quot;" office:value-type="string" office:string-value="{&quot;id&quot;:10,&quot;screencode&quot;:0,&quot;unicode&quot;:&quot;\uEE8A&quot;,&quot;altUnicode&quot;:&quot;&quot;,&quot;name&quot;:&quot;&quot;,&quot;color&quot;:false,&quot;control&quot;:false,&quot;customValue&quot;:&quot;&quot;,&quot;upper&quot;:true}," calcext:value-type="string">
            <text:p>{"id":10,"screencode":0,"unicode":"\uEE8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]+[.K14]))=1;&quot;0&quot;&amp;DEC2HEX([.A14]+[.K14]);DEC2HEX([.A14]+[.K14]))" office:value-type="string" office:string-value="\uEE8B" calcext:value-type="string">
            <text:p>\uEE8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4]&amp;&quot;,&quot;&quot;screencode&quot;&quot;:&quot;&amp;[.C14]&amp;&quot;,&quot;&quot;unicode&quot;&quot;:&quot;&quot;&quot;&amp;[.D14]&amp;&quot;&quot;&quot;,&quot;&quot;altUnicode&quot;&quot;:&quot;&quot;&quot;&amp;[.E14]&amp;&quot;&quot;&quot;,&quot;&quot;name&quot;&quot;:&quot;&quot;&quot;&amp;[.F14]&amp;&quot;&quot;&quot;,&quot;&quot;color&quot;&quot;:&quot;&amp;[.H14]&amp;&quot;,&quot;&quot;control&quot;&quot;:&quot;&amp;[.I14]&amp;&quot;,&quot;&quot;customValue&quot;&quot;:&quot;&quot;&quot;&amp;[.G14]&amp;&quot;&quot;&quot;,&quot;&quot;upper&quot;&quot;:&quot;&amp;[.J14]&amp;&quot;},&quot;" office:value-type="string" office:string-value="{&quot;id&quot;:11,&quot;screencode&quot;:0,&quot;unicode&quot;:&quot;\uEE8B&quot;,&quot;altUnicode&quot;:&quot;&quot;,&quot;name&quot;:&quot;&quot;,&quot;color&quot;:false,&quot;control&quot;:false,&quot;customValue&quot;:&quot;&quot;,&quot;upper&quot;:true}," calcext:value-type="string">
            <text:p>{"id":11,"screencode":0,"unicode":"\uEE8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]+[.K15]))=1;&quot;0&quot;&amp;DEC2HEX([.A15]+[.K15]);DEC2HEX([.A15]+[.K15]))" office:value-type="string" office:string-value="\uEE8C" calcext:value-type="string">
            <text:p>\uEE8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5]&amp;&quot;,&quot;&quot;screencode&quot;&quot;:&quot;&amp;[.C15]&amp;&quot;,&quot;&quot;unicode&quot;&quot;:&quot;&quot;&quot;&amp;[.D15]&amp;&quot;&quot;&quot;,&quot;&quot;altUnicode&quot;&quot;:&quot;&quot;&quot;&amp;[.E15]&amp;&quot;&quot;&quot;,&quot;&quot;name&quot;&quot;:&quot;&quot;&quot;&amp;[.F15]&amp;&quot;&quot;&quot;,&quot;&quot;color&quot;&quot;:&quot;&amp;[.H15]&amp;&quot;,&quot;&quot;control&quot;&quot;:&quot;&amp;[.I15]&amp;&quot;,&quot;&quot;customValue&quot;&quot;:&quot;&quot;&quot;&amp;[.G15]&amp;&quot;&quot;&quot;,&quot;&quot;upper&quot;&quot;:&quot;&amp;[.J15]&amp;&quot;},&quot;" office:value-type="string" office:string-value="{&quot;id&quot;:12,&quot;screencode&quot;:0,&quot;unicode&quot;:&quot;\uEE8C&quot;,&quot;altUnicode&quot;:&quot;&quot;,&quot;name&quot;:&quot;&quot;,&quot;color&quot;:false,&quot;control&quot;:false,&quot;customValue&quot;:&quot;&quot;,&quot;upper&quot;:true}," calcext:value-type="string">
            <text:p>{"id":12,"screencode":0,"unicode":"\uEE8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]+[.K16]))=1;&quot;0&quot;&amp;DEC2HEX([.A16]+[.K16]);DEC2HEX([.A16]+[.K16]))" office:value-type="string" office:string-value="\uEE8D" calcext:value-type="string">
            <text:p>\uEE8D</text:p>
          </table:table-cell>
          <table:table-cell table:style-name="ce3" office:value-type="string" calcext:value-type="string">
            <text:p>\ue31b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6]&amp;&quot;,&quot;&quot;screencode&quot;&quot;:&quot;&amp;[.C16]&amp;&quot;,&quot;&quot;unicode&quot;&quot;:&quot;&quot;&quot;&amp;[.D16]&amp;&quot;&quot;&quot;,&quot;&quot;altUnicode&quot;&quot;:&quot;&quot;&quot;&amp;[.E16]&amp;&quot;&quot;&quot;,&quot;&quot;name&quot;&quot;:&quot;&quot;&quot;&amp;[.F16]&amp;&quot;&quot;&quot;,&quot;&quot;color&quot;&quot;:&quot;&amp;[.H16]&amp;&quot;,&quot;&quot;control&quot;&quot;:&quot;&amp;[.I16]&amp;&quot;,&quot;&quot;customValue&quot;&quot;:&quot;&quot;&quot;&amp;[.G16]&amp;&quot;&quot;&quot;,&quot;&quot;upper&quot;&quot;:&quot;&amp;[.J16]&amp;&quot;},&quot;" office:value-type="string" office:string-value="{&quot;id&quot;:13,&quot;screencode&quot;:0,&quot;unicode&quot;:&quot;\uEE8D&quot;,&quot;altUnicode&quot;:&quot;\ue31b&quot;,&quot;name&quot;:&quot;return&quot;,&quot;color&quot;:false,&quot;control&quot;:true,&quot;customValue&quot;:&quot;&quot;,&quot;upper&quot;:true}," calcext:value-type="string">
            <text:p>{"id":13,"screencode":0,"unicode":"\uEE8D","altUnicode":"\ue31b","name":"retur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6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7]+[.K17]))=1;&quot;0&quot;&amp;DEC2HEX([.A17]+[.K17]);DEC2HEX([.A17]+[.K17]))" office:value-type="string" office:string-value="\uEE8E" calcext:value-type="string">
            <text:p>\uEE8E</text:p>
          </table:table-cell>
          <table:table-cell table:style-name="ce4" office:value-type="string" calcext:value-type="string">
            <text:p>\uead0</text:p>
          </table:table-cell>
          <table:table-cell office:value-type="string" calcext:value-type="string">
            <text:p>low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7]&amp;&quot;,&quot;&quot;screencode&quot;&quot;:&quot;&amp;[.C17]&amp;&quot;,&quot;&quot;unicode&quot;&quot;:&quot;&quot;&quot;&amp;[.D17]&amp;&quot;&quot;&quot;,&quot;&quot;altUnicode&quot;&quot;:&quot;&quot;&quot;&amp;[.E17]&amp;&quot;&quot;&quot;,&quot;&quot;name&quot;&quot;:&quot;&quot;&quot;&amp;[.F17]&amp;&quot;&quot;&quot;,&quot;&quot;color&quot;&quot;:&quot;&amp;[.H17]&amp;&quot;,&quot;&quot;control&quot;&quot;:&quot;&amp;[.I17]&amp;&quot;,&quot;&quot;customValue&quot;&quot;:&quot;&quot;&quot;&amp;[.G17]&amp;&quot;&quot;&quot;,&quot;&quot;upper&quot;&quot;:&quot;&amp;[.J17]&amp;&quot;},&quot;" office:value-type="string" office:string-value="{&quot;id&quot;:14,&quot;screencode&quot;:0,&quot;unicode&quot;:&quot;\uEE8E&quot;,&quot;altUnicode&quot;:&quot;\uead0&quot;,&quot;name&quot;:&quot;lower case&quot;,&quot;color&quot;:false,&quot;control&quot;:true,&quot;customValue&quot;:&quot;&quot;,&quot;upper&quot;:true}," calcext:value-type="string">
            <text:p>{"id":14,"screencode":0,"unicode":"\uEE8E","altUnicode":"\uead0","name":"lower cas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7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8]+[.K18]))=1;&quot;0&quot;&amp;DEC2HEX([.A18]+[.K18]);DEC2HEX([.A18]+[.K18]))" office:value-type="string" office:string-value="\uEE8F" calcext:value-type="string">
            <text:p>\uEE8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8]&amp;&quot;,&quot;&quot;screencode&quot;&quot;:&quot;&amp;[.C18]&amp;&quot;,&quot;&quot;unicode&quot;&quot;:&quot;&quot;&quot;&amp;[.D18]&amp;&quot;&quot;&quot;,&quot;&quot;altUnicode&quot;&quot;:&quot;&quot;&quot;&amp;[.E18]&amp;&quot;&quot;&quot;,&quot;&quot;name&quot;&quot;:&quot;&quot;&quot;&amp;[.F18]&amp;&quot;&quot;&quot;,&quot;&quot;color&quot;&quot;:&quot;&amp;[.H18]&amp;&quot;,&quot;&quot;control&quot;&quot;:&quot;&amp;[.I18]&amp;&quot;,&quot;&quot;customValue&quot;&quot;:&quot;&quot;&quot;&amp;[.G18]&amp;&quot;&quot;&quot;,&quot;&quot;upper&quot;&quot;:&quot;&amp;[.J18]&amp;&quot;},&quot;" office:value-type="string" office:string-value="{&quot;id&quot;:15,&quot;screencode&quot;:0,&quot;unicode&quot;:&quot;\uEE8F&quot;,&quot;altUnicode&quot;:&quot;&quot;,&quot;name&quot;:&quot;&quot;,&quot;color&quot;:false,&quot;control&quot;:false,&quot;customValue&quot;:&quot;&quot;,&quot;upper&quot;:true}," calcext:value-type="string">
            <text:p>{"id":15,"screencode":0,"unicode":"\uEE8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9]+[.K19]))=1;&quot;0&quot;&amp;DEC2HEX([.A19]+[.K19]);DEC2HEX([.A19]+[.K19]))" office:value-type="string" office:string-value="\uEE90" calcext:value-type="string">
            <text:p>\uEE9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9]&amp;&quot;,&quot;&quot;screencode&quot;&quot;:&quot;&amp;[.C19]&amp;&quot;,&quot;&quot;unicode&quot;&quot;:&quot;&quot;&quot;&amp;[.D19]&amp;&quot;&quot;&quot;,&quot;&quot;altUnicode&quot;&quot;:&quot;&quot;&quot;&amp;[.E19]&amp;&quot;&quot;&quot;,&quot;&quot;name&quot;&quot;:&quot;&quot;&quot;&amp;[.F19]&amp;&quot;&quot;&quot;,&quot;&quot;color&quot;&quot;:&quot;&amp;[.H19]&amp;&quot;,&quot;&quot;control&quot;&quot;:&quot;&amp;[.I19]&amp;&quot;,&quot;&quot;customValue&quot;&quot;:&quot;&quot;&quot;&amp;[.G19]&amp;&quot;&quot;&quot;,&quot;&quot;upper&quot;&quot;:&quot;&amp;[.J19]&amp;&quot;},&quot;" office:value-type="string" office:string-value="{&quot;id&quot;:16,&quot;screencode&quot;:0,&quot;unicode&quot;:&quot;\uEE90&quot;,&quot;altUnicode&quot;:&quot;&quot;,&quot;name&quot;:&quot;&quot;,&quot;color&quot;:false,&quot;control&quot;:false,&quot;customValue&quot;:&quot;&quot;,&quot;upper&quot;:true}," calcext:value-type="string">
            <text:p>{"id":16,"screencode":0,"unicode":"\uEE9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0]+[.K20]))=1;&quot;0&quot;&amp;DEC2HEX([.A20]+[.K20]);DEC2HEX([.A20]+[.K20]))" office:value-type="string" office:string-value="\uEE91" calcext:value-type="string">
            <text:p>\uEE91</text:p>
          </table:table-cell>
          <table:table-cell table:style-name="ce3" office:value-type="string" calcext:value-type="string">
            <text:p>\ue5db</text:p>
          </table:table-cell>
          <table:table-cell office:value-type="string" calcext:value-type="string">
            <text:p>cursor dow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0]&amp;&quot;,&quot;&quot;screencode&quot;&quot;:&quot;&amp;[.C20]&amp;&quot;,&quot;&quot;unicode&quot;&quot;:&quot;&quot;&quot;&amp;[.D20]&amp;&quot;&quot;&quot;,&quot;&quot;altUnicode&quot;&quot;:&quot;&quot;&quot;&amp;[.E20]&amp;&quot;&quot;&quot;,&quot;&quot;name&quot;&quot;:&quot;&quot;&quot;&amp;[.F20]&amp;&quot;&quot;&quot;,&quot;&quot;color&quot;&quot;:&quot;&amp;[.H20]&amp;&quot;,&quot;&quot;control&quot;&quot;:&quot;&amp;[.I20]&amp;&quot;,&quot;&quot;customValue&quot;&quot;:&quot;&quot;&quot;&amp;[.G20]&amp;&quot;&quot;&quot;,&quot;&quot;upper&quot;&quot;:&quot;&amp;[.J20]&amp;&quot;},&quot;" office:value-type="string" office:string-value="{&quot;id&quot;:17,&quot;screencode&quot;:0,&quot;unicode&quot;:&quot;\uEE91&quot;,&quot;altUnicode&quot;:&quot;\ue5db&quot;,&quot;name&quot;:&quot;cursor down&quot;,&quot;color&quot;:false,&quot;control&quot;:true,&quot;customValue&quot;:&quot;&quot;,&quot;upper&quot;:true}," calcext:value-type="string">
            <text:p>{"id":17,"screencode":0,"unicode":"\uEE91","altUnicode":"\ue5db","name":"cursor dow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0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1]+[.K21]))=1;&quot;0&quot;&amp;DEC2HEX([.A21]+[.K21]);DEC2HEX([.A21]+[.K21]))" office:value-type="string" office:string-value="\uEE92" calcext:value-type="string">
            <text:p>\uEE92</text:p>
          </table:table-cell>
          <table:table-cell table:style-name="ce4" office:value-type="string" calcext:value-type="string">
            <text:p>\ue891</text:p>
          </table:table-cell>
          <table:table-cell office:value-type="string" calcext:value-type="string">
            <text:p>reverse o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1]&amp;&quot;,&quot;&quot;screencode&quot;&quot;:&quot;&amp;[.C21]&amp;&quot;,&quot;&quot;unicode&quot;&quot;:&quot;&quot;&quot;&amp;[.D21]&amp;&quot;&quot;&quot;,&quot;&quot;altUnicode&quot;&quot;:&quot;&quot;&quot;&amp;[.E21]&amp;&quot;&quot;&quot;,&quot;&quot;name&quot;&quot;:&quot;&quot;&quot;&amp;[.F21]&amp;&quot;&quot;&quot;,&quot;&quot;color&quot;&quot;:&quot;&amp;[.H21]&amp;&quot;,&quot;&quot;control&quot;&quot;:&quot;&amp;[.I21]&amp;&quot;,&quot;&quot;customValue&quot;&quot;:&quot;&quot;&quot;&amp;[.G21]&amp;&quot;&quot;&quot;,&quot;&quot;upper&quot;&quot;:&quot;&amp;[.J21]&amp;&quot;},&quot;" office:value-type="string" office:string-value="{&quot;id&quot;:18,&quot;screencode&quot;:0,&quot;unicode&quot;:&quot;\uEE92&quot;,&quot;altUnicode&quot;:&quot;\ue891&quot;,&quot;name&quot;:&quot;reverse on&quot;,&quot;color&quot;:false,&quot;control&quot;:true,&quot;customValue&quot;:&quot;&quot;,&quot;upper&quot;:true}," calcext:value-type="string">
            <text:p>{"id":18,"screencode":0,"unicode":"\uEE92","altUnicode":"\ue891","name":"reverse o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1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2]+[.K22]))=1;&quot;0&quot;&amp;DEC2HEX([.A22]+[.K22]);DEC2HEX([.A22]+[.K22]))" office:value-type="string" office:string-value="\uEE93" calcext:value-type="string">
            <text:p>\uEE93</text:p>
          </table:table-cell>
          <table:table-cell table:style-name="ce3" office:value-type="string" calcext:value-type="string">
            <text:p>\ue88a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2]&amp;&quot;,&quot;&quot;screencode&quot;&quot;:&quot;&amp;[.C22]&amp;&quot;,&quot;&quot;unicode&quot;&quot;:&quot;&quot;&quot;&amp;[.D22]&amp;&quot;&quot;&quot;,&quot;&quot;altUnicode&quot;&quot;:&quot;&quot;&quot;&amp;[.E22]&amp;&quot;&quot;&quot;,&quot;&quot;name&quot;&quot;:&quot;&quot;&quot;&amp;[.F22]&amp;&quot;&quot;&quot;,&quot;&quot;color&quot;&quot;:&quot;&amp;[.H22]&amp;&quot;,&quot;&quot;control&quot;&quot;:&quot;&amp;[.I22]&amp;&quot;,&quot;&quot;customValue&quot;&quot;:&quot;&quot;&quot;&amp;[.G22]&amp;&quot;&quot;&quot;,&quot;&quot;upper&quot;&quot;:&quot;&amp;[.J22]&amp;&quot;},&quot;" office:value-type="string" office:string-value="{&quot;id&quot;:19,&quot;screencode&quot;:0,&quot;unicode&quot;:&quot;\uEE93&quot;,&quot;altUnicode&quot;:&quot;\ue88a&quot;,&quot;name&quot;:&quot;home&quot;,&quot;color&quot;:false,&quot;control&quot;:true,&quot;customValue&quot;:&quot;&quot;,&quot;upper&quot;:true}," calcext:value-type="string">
            <text:p>{"id":19,"screencode":0,"unicode":"\uEE93","altUnicode":"\ue88a","name":"hom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2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3]+[.K23]))=1;&quot;0&quot;&amp;DEC2HEX([.A23]+[.K23]);DEC2HEX([.A23]+[.K23]))" office:value-type="string" office:string-value="\uEE94" calcext:value-type="string">
            <text:p>\uEE94</text:p>
          </table:table-cell>
          <table:table-cell table:style-name="ce14" office:value-type="string" calcext:value-type="string">
            <text:p>\ue14a 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3]&amp;&quot;,&quot;&quot;screencode&quot;&quot;:&quot;&amp;[.C23]&amp;&quot;,&quot;&quot;unicode&quot;&quot;:&quot;&quot;&quot;&amp;[.D23]&amp;&quot;&quot;&quot;,&quot;&quot;altUnicode&quot;&quot;:&quot;&quot;&quot;&amp;[.E23]&amp;&quot;&quot;&quot;,&quot;&quot;name&quot;&quot;:&quot;&quot;&quot;&amp;[.F23]&amp;&quot;&quot;&quot;,&quot;&quot;color&quot;&quot;:&quot;&amp;[.H23]&amp;&quot;,&quot;&quot;control&quot;&quot;:&quot;&amp;[.I23]&amp;&quot;,&quot;&quot;customValue&quot;&quot;:&quot;&quot;&quot;&amp;[.G23]&amp;&quot;&quot;&quot;,&quot;&quot;upper&quot;&quot;:&quot;&amp;[.J23]&amp;&quot;},&quot;" office:value-type="string" office:string-value="{&quot;id&quot;:20,&quot;screencode&quot;:0,&quot;unicode&quot;:&quot;\uEE94&quot;,&quot;altUnicode&quot;:&quot;\ue14a &quot;,&quot;name&quot;:&quot;delete&quot;,&quot;color&quot;:false,&quot;control&quot;:true,&quot;customValue&quot;:&quot;&quot;,&quot;upper&quot;:true}," calcext:value-type="string">
            <text:p>{"id":20,"screencode":0,"unicode":"\uEE94","altUnicode":"\ue14a ","name":"delet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3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4]+[.K24]))=1;&quot;0&quot;&amp;DEC2HEX([.A24]+[.K24]);DEC2HEX([.A24]+[.K24]))" office:value-type="string" office:string-value="\uEE95" calcext:value-type="string">
            <text:p>\uEE9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4]&amp;&quot;,&quot;&quot;screencode&quot;&quot;:&quot;&amp;[.C24]&amp;&quot;,&quot;&quot;unicode&quot;&quot;:&quot;&quot;&quot;&amp;[.D24]&amp;&quot;&quot;&quot;,&quot;&quot;altUnicode&quot;&quot;:&quot;&quot;&quot;&amp;[.E24]&amp;&quot;&quot;&quot;,&quot;&quot;name&quot;&quot;:&quot;&quot;&quot;&amp;[.F24]&amp;&quot;&quot;&quot;,&quot;&quot;color&quot;&quot;:&quot;&amp;[.H24]&amp;&quot;,&quot;&quot;control&quot;&quot;:&quot;&amp;[.I24]&amp;&quot;,&quot;&quot;customValue&quot;&quot;:&quot;&quot;&quot;&amp;[.G24]&amp;&quot;&quot;&quot;,&quot;&quot;upper&quot;&quot;:&quot;&amp;[.J24]&amp;&quot;},&quot;" office:value-type="string" office:string-value="{&quot;id&quot;:21,&quot;screencode&quot;:0,&quot;unicode&quot;:&quot;\uEE95&quot;,&quot;altUnicode&quot;:&quot;&quot;,&quot;name&quot;:&quot;&quot;,&quot;color&quot;:false,&quot;control&quot;:false,&quot;customValue&quot;:&quot;&quot;,&quot;upper&quot;:true}," calcext:value-type="string">
            <text:p>{"id":21,"screencode":0,"unicode":"\uEE9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5]+[.K25]))=1;&quot;0&quot;&amp;DEC2HEX([.A25]+[.K25]);DEC2HEX([.A25]+[.K25]))" office:value-type="string" office:string-value="\uEE96" calcext:value-type="string">
            <text:p>\uEE9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5]&amp;&quot;,&quot;&quot;screencode&quot;&quot;:&quot;&amp;[.C25]&amp;&quot;,&quot;&quot;unicode&quot;&quot;:&quot;&quot;&quot;&amp;[.D25]&amp;&quot;&quot;&quot;,&quot;&quot;altUnicode&quot;&quot;:&quot;&quot;&quot;&amp;[.E25]&amp;&quot;&quot;&quot;,&quot;&quot;name&quot;&quot;:&quot;&quot;&quot;&amp;[.F25]&amp;&quot;&quot;&quot;,&quot;&quot;color&quot;&quot;:&quot;&amp;[.H25]&amp;&quot;,&quot;&quot;control&quot;&quot;:&quot;&amp;[.I25]&amp;&quot;,&quot;&quot;customValue&quot;&quot;:&quot;&quot;&quot;&amp;[.G25]&amp;&quot;&quot;&quot;,&quot;&quot;upper&quot;&quot;:&quot;&amp;[.J25]&amp;&quot;},&quot;" office:value-type="string" office:string-value="{&quot;id&quot;:22,&quot;screencode&quot;:0,&quot;unicode&quot;:&quot;\uEE96&quot;,&quot;altUnicode&quot;:&quot;&quot;,&quot;name&quot;:&quot;&quot;,&quot;color&quot;:false,&quot;control&quot;:false,&quot;customValue&quot;:&quot;&quot;,&quot;upper&quot;:true}," calcext:value-type="string">
            <text:p>{"id":22,"screencode":0,"unicode":"\uEE9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]+[.K26]))=1;&quot;0&quot;&amp;DEC2HEX([.A26]+[.K26]);DEC2HEX([.A26]+[.K26]))" office:value-type="string" office:string-value="\uEE97" calcext:value-type="string">
            <text:p>\uEE9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]&amp;&quot;,&quot;&quot;screencode&quot;&quot;:&quot;&amp;[.C26]&amp;&quot;,&quot;&quot;unicode&quot;&quot;:&quot;&quot;&quot;&amp;[.D26]&amp;&quot;&quot;&quot;,&quot;&quot;altUnicode&quot;&quot;:&quot;&quot;&quot;&amp;[.E26]&amp;&quot;&quot;&quot;,&quot;&quot;name&quot;&quot;:&quot;&quot;&quot;&amp;[.F26]&amp;&quot;&quot;&quot;,&quot;&quot;color&quot;&quot;:&quot;&amp;[.H26]&amp;&quot;,&quot;&quot;control&quot;&quot;:&quot;&amp;[.I26]&amp;&quot;,&quot;&quot;customValue&quot;&quot;:&quot;&quot;&quot;&amp;[.G26]&amp;&quot;&quot;&quot;,&quot;&quot;upper&quot;&quot;:&quot;&amp;[.J26]&amp;&quot;},&quot;" office:value-type="string" office:string-value="{&quot;id&quot;:23,&quot;screencode&quot;:0,&quot;unicode&quot;:&quot;\uEE97&quot;,&quot;altUnicode&quot;:&quot;&quot;,&quot;name&quot;:&quot;&quot;,&quot;color&quot;:false,&quot;control&quot;:false,&quot;customValue&quot;:&quot;&quot;,&quot;upper&quot;:true}," calcext:value-type="string">
            <text:p>{"id":23,"screencode":0,"unicode":"\uEE9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]+[.K27]))=1;&quot;0&quot;&amp;DEC2HEX([.A27]+[.K27]);DEC2HEX([.A27]+[.K27]))" office:value-type="string" office:string-value="\uEE98" calcext:value-type="string">
            <text:p>\uEE9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]&amp;&quot;,&quot;&quot;screencode&quot;&quot;:&quot;&amp;[.C27]&amp;&quot;,&quot;&quot;unicode&quot;&quot;:&quot;&quot;&quot;&amp;[.D27]&amp;&quot;&quot;&quot;,&quot;&quot;altUnicode&quot;&quot;:&quot;&quot;&quot;&amp;[.E27]&amp;&quot;&quot;&quot;,&quot;&quot;name&quot;&quot;:&quot;&quot;&quot;&amp;[.F27]&amp;&quot;&quot;&quot;,&quot;&quot;color&quot;&quot;:&quot;&amp;[.H27]&amp;&quot;,&quot;&quot;control&quot;&quot;:&quot;&amp;[.I27]&amp;&quot;,&quot;&quot;customValue&quot;&quot;:&quot;&quot;&quot;&amp;[.G27]&amp;&quot;&quot;&quot;,&quot;&quot;upper&quot;&quot;:&quot;&amp;[.J27]&amp;&quot;},&quot;" office:value-type="string" office:string-value="{&quot;id&quot;:24,&quot;screencode&quot;:0,&quot;unicode&quot;:&quot;\uEE98&quot;,&quot;altUnicode&quot;:&quot;&quot;,&quot;name&quot;:&quot;&quot;,&quot;color&quot;:false,&quot;control&quot;:false,&quot;customValue&quot;:&quot;&quot;,&quot;upper&quot;:true}," calcext:value-type="string">
            <text:p>{"id":24,"screencode":0,"unicode":"\uEE9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7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]+[.K28]))=1;&quot;0&quot;&amp;DEC2HEX([.A28]+[.K28]);DEC2HEX([.A28]+[.K28]))" office:value-type="string" office:string-value="\uEE99" calcext:value-type="string">
            <text:p>\uEE9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]&amp;&quot;,&quot;&quot;screencode&quot;&quot;:&quot;&amp;[.C28]&amp;&quot;,&quot;&quot;unicode&quot;&quot;:&quot;&quot;&quot;&amp;[.D28]&amp;&quot;&quot;&quot;,&quot;&quot;altUnicode&quot;&quot;:&quot;&quot;&quot;&amp;[.E28]&amp;&quot;&quot;&quot;,&quot;&quot;name&quot;&quot;:&quot;&quot;&quot;&amp;[.F28]&amp;&quot;&quot;&quot;,&quot;&quot;color&quot;&quot;:&quot;&amp;[.H28]&amp;&quot;,&quot;&quot;control&quot;&quot;:&quot;&amp;[.I28]&amp;&quot;,&quot;&quot;customValue&quot;&quot;:&quot;&quot;&quot;&amp;[.G28]&amp;&quot;&quot;&quot;,&quot;&quot;upper&quot;&quot;:&quot;&amp;[.J28]&amp;&quot;},&quot;" office:value-type="string" office:string-value="{&quot;id&quot;:25,&quot;screencode&quot;:0,&quot;unicode&quot;:&quot;\uEE99&quot;,&quot;altUnicode&quot;:&quot;&quot;,&quot;name&quot;:&quot;&quot;,&quot;color&quot;:false,&quot;control&quot;:false,&quot;customValue&quot;:&quot;&quot;,&quot;upper&quot;:true}," calcext:value-type="string">
            <text:p>{"id":25,"screencode":0,"unicode":"\uEE9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8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9]+[.K29]))=1;&quot;0&quot;&amp;DEC2HEX([.A29]+[.K29]);DEC2HEX([.A29]+[.K29]))" office:value-type="string" office:string-value="\uEE9A" calcext:value-type="string">
            <text:p>\uEE9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9]&amp;&quot;,&quot;&quot;screencode&quot;&quot;:&quot;&amp;[.C29]&amp;&quot;,&quot;&quot;unicode&quot;&quot;:&quot;&quot;&quot;&amp;[.D29]&amp;&quot;&quot;&quot;,&quot;&quot;altUnicode&quot;&quot;:&quot;&quot;&quot;&amp;[.E29]&amp;&quot;&quot;&quot;,&quot;&quot;name&quot;&quot;:&quot;&quot;&quot;&amp;[.F29]&amp;&quot;&quot;&quot;,&quot;&quot;color&quot;&quot;:&quot;&amp;[.H29]&amp;&quot;,&quot;&quot;control&quot;&quot;:&quot;&amp;[.I29]&amp;&quot;,&quot;&quot;customValue&quot;&quot;:&quot;&quot;&quot;&amp;[.G29]&amp;&quot;&quot;&quot;,&quot;&quot;upper&quot;&quot;:&quot;&amp;[.J29]&amp;&quot;},&quot;" office:value-type="string" office:string-value="{&quot;id&quot;:26,&quot;screencode&quot;:0,&quot;unicode&quot;:&quot;\uEE9A&quot;,&quot;altUnicode&quot;:&quot;&quot;,&quot;name&quot;:&quot;&quot;,&quot;color&quot;:false,&quot;control&quot;:false,&quot;customValue&quot;:&quot;&quot;,&quot;upper&quot;:true}," calcext:value-type="string">
            <text:p>{"id":26,"screencode":0,"unicode":"\uEE9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9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0]+[.K30]))=1;&quot;0&quot;&amp;DEC2HEX([.A30]+[.K30]);DEC2HEX([.A30]+[.K30]))" office:value-type="string" office:string-value="\uEE9B" calcext:value-type="string">
            <text:p>\uEE9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0]&amp;&quot;,&quot;&quot;screencode&quot;&quot;:&quot;&amp;[.C30]&amp;&quot;,&quot;&quot;unicode&quot;&quot;:&quot;&quot;&quot;&amp;[.D30]&amp;&quot;&quot;&quot;,&quot;&quot;altUnicode&quot;&quot;:&quot;&quot;&quot;&amp;[.E30]&amp;&quot;&quot;&quot;,&quot;&quot;name&quot;&quot;:&quot;&quot;&quot;&amp;[.F30]&amp;&quot;&quot;&quot;,&quot;&quot;color&quot;&quot;:&quot;&amp;[.H30]&amp;&quot;,&quot;&quot;control&quot;&quot;:&quot;&amp;[.I30]&amp;&quot;,&quot;&quot;customValue&quot;&quot;:&quot;&quot;&quot;&amp;[.G30]&amp;&quot;&quot;&quot;,&quot;&quot;upper&quot;&quot;:&quot;&amp;[.J30]&amp;&quot;},&quot;" office:value-type="string" office:string-value="{&quot;id&quot;:27,&quot;screencode&quot;:0,&quot;unicode&quot;:&quot;\uEE9B&quot;,&quot;altUnicode&quot;:&quot;&quot;,&quot;name&quot;:&quot;&quot;,&quot;color&quot;:false,&quot;control&quot;:false,&quot;customValue&quot;:&quot;&quot;,&quot;upper&quot;:true}," calcext:value-type="string">
            <text:p>{"id":27,"screencode":0,"unicode":"\uEE9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0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1]+[.K31]))=1;&quot;0&quot;&amp;DEC2HEX([.A31]+[.K31]);DEC2HEX([.A31]+[.K31]))" office:value-type="string" office:string-value="\uEE9C" calcext:value-type="string">
            <text:p>\uEE9C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1]&amp;&quot;,&quot;&quot;screencode&quot;&quot;:&quot;&amp;[.C31]&amp;&quot;,&quot;&quot;unicode&quot;&quot;:&quot;&quot;&quot;&amp;[.D31]&amp;&quot;&quot;&quot;,&quot;&quot;altUnicode&quot;&quot;:&quot;&quot;&quot;&amp;[.E31]&amp;&quot;&quot;&quot;,&quot;&quot;name&quot;&quot;:&quot;&quot;&quot;&amp;[.F31]&amp;&quot;&quot;&quot;,&quot;&quot;color&quot;&quot;:&quot;&amp;[.H31]&amp;&quot;,&quot;&quot;control&quot;&quot;:&quot;&amp;[.I31]&amp;&quot;,&quot;&quot;customValue&quot;&quot;:&quot;&quot;&quot;&amp;[.G31]&amp;&quot;&quot;&quot;,&quot;&quot;upper&quot;&quot;:&quot;&amp;[.J31]&amp;&quot;},&quot;" office:value-type="string" office:string-value="{&quot;id&quot;:28,&quot;screencode&quot;:0,&quot;unicode&quot;:&quot;\uEE9C&quot;,&quot;altUnicode&quot;:&quot;&quot;,&quot;name&quot;:&quot;red&quot;,&quot;color&quot;:true,&quot;control&quot;:false,&quot;customValue&quot;:&quot;2&quot;,&quot;upper&quot;:true}," calcext:value-type="string">
            <text:p>{"id":28,"screencode":0,"unicode":"\uEE9C","altUnicode":"","name":"red","color":true,"control":false,"customValue":"2","upper":true},</text:p>
          </table:table-cell>
          <table:table-cell table:number-columns-repeated="7"/>
        </table:table-row>
        <table:table-row table:style-name="ro2">
          <table:table-cell table:formula="of:=[.A31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2]+[.K32]))=1;&quot;0&quot;&amp;DEC2HEX([.A32]+[.K32]);DEC2HEX([.A32]+[.K32]))" office:value-type="string" office:string-value="\uEE9D" calcext:value-type="string">
            <text:p>\uEE9D</text:p>
          </table:table-cell>
          <table:table-cell table:style-name="ce4" office:value-type="string" calcext:value-type="string">
            <text:p>\ue5c8</text:p>
          </table:table-cell>
          <table:table-cell office:value-type="string" calcext:value-type="string">
            <text:p>cursor righ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2]&amp;&quot;,&quot;&quot;screencode&quot;&quot;:&quot;&amp;[.C32]&amp;&quot;,&quot;&quot;unicode&quot;&quot;:&quot;&quot;&quot;&amp;[.D32]&amp;&quot;&quot;&quot;,&quot;&quot;altUnicode&quot;&quot;:&quot;&quot;&quot;&amp;[.E32]&amp;&quot;&quot;&quot;,&quot;&quot;name&quot;&quot;:&quot;&quot;&quot;&amp;[.F32]&amp;&quot;&quot;&quot;,&quot;&quot;color&quot;&quot;:&quot;&amp;[.H32]&amp;&quot;,&quot;&quot;control&quot;&quot;:&quot;&amp;[.I32]&amp;&quot;,&quot;&quot;customValue&quot;&quot;:&quot;&quot;&quot;&amp;[.G32]&amp;&quot;&quot;&quot;,&quot;&quot;upper&quot;&quot;:&quot;&amp;[.J32]&amp;&quot;},&quot;" office:value-type="string" office:string-value="{&quot;id&quot;:29,&quot;screencode&quot;:0,&quot;unicode&quot;:&quot;\uEE9D&quot;,&quot;altUnicode&quot;:&quot;\ue5c8&quot;,&quot;name&quot;:&quot;cursor right&quot;,&quot;color&quot;:false,&quot;control&quot;:true,&quot;customValue&quot;:&quot;&quot;,&quot;upper&quot;:true}," calcext:value-type="string">
            <text:p>{"id":29,"screencode":0,"unicode":"\uEE9D","altUnicode":"\ue5c8","name":"cursor righ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32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3]+[.K33]))=1;&quot;0&quot;&amp;DEC2HEX([.A33]+[.K33]);DEC2HEX([.A33]+[.K33]))" office:value-type="string" office:string-value="\uEE9E" calcext:value-type="string">
            <text:p>\uEE9E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3]&amp;&quot;,&quot;&quot;screencode&quot;&quot;:&quot;&amp;[.C33]&amp;&quot;,&quot;&quot;unicode&quot;&quot;:&quot;&quot;&quot;&amp;[.D33]&amp;&quot;&quot;&quot;,&quot;&quot;altUnicode&quot;&quot;:&quot;&quot;&quot;&amp;[.E33]&amp;&quot;&quot;&quot;,&quot;&quot;name&quot;&quot;:&quot;&quot;&quot;&amp;[.F33]&amp;&quot;&quot;&quot;,&quot;&quot;color&quot;&quot;:&quot;&amp;[.H33]&amp;&quot;,&quot;&quot;control&quot;&quot;:&quot;&amp;[.I33]&amp;&quot;,&quot;&quot;customValue&quot;&quot;:&quot;&quot;&quot;&amp;[.G33]&amp;&quot;&quot;&quot;,&quot;&quot;upper&quot;&quot;:&quot;&amp;[.J33]&amp;&quot;},&quot;" office:value-type="string" office:string-value="{&quot;id&quot;:30,&quot;screencode&quot;:0,&quot;unicode&quot;:&quot;\uEE9E&quot;,&quot;altUnicode&quot;:&quot;&quot;,&quot;name&quot;:&quot;green&quot;,&quot;color&quot;:true,&quot;control&quot;:false,&quot;customValue&quot;:&quot;5&quot;,&quot;upper&quot;:true}," calcext:value-type="string">
            <text:p>{"id":30,"screencode":0,"unicode":"\uEE9E","altUnicode":"","name":"green","color":true,"control":false,"customValue":"5","upper":true},</text:p>
          </table:table-cell>
          <table:table-cell table:number-columns-repeated="7"/>
        </table:table-row>
        <table:table-row table:style-name="ro2">
          <table:table-cell table:formula="of:=[.A33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4]+[.K34]))=1;&quot;0&quot;&amp;DEC2HEX([.A34]+[.K34]);DEC2HEX([.A34]+[.K34]))" office:value-type="string" office:string-value="\uEE9F" calcext:value-type="string">
            <text:p>\uEE9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4]&amp;&quot;,&quot;&quot;screencode&quot;&quot;:&quot;&amp;[.C34]&amp;&quot;,&quot;&quot;unicode&quot;&quot;:&quot;&quot;&quot;&amp;[.D34]&amp;&quot;&quot;&quot;,&quot;&quot;altUnicode&quot;&quot;:&quot;&quot;&quot;&amp;[.E34]&amp;&quot;&quot;&quot;,&quot;&quot;name&quot;&quot;:&quot;&quot;&quot;&amp;[.F34]&amp;&quot;&quot;&quot;,&quot;&quot;color&quot;&quot;:&quot;&amp;[.H34]&amp;&quot;,&quot;&quot;control&quot;&quot;:&quot;&amp;[.I34]&amp;&quot;,&quot;&quot;customValue&quot;&quot;:&quot;&quot;&quot;&amp;[.G34]&amp;&quot;&quot;&quot;,&quot;&quot;upper&quot;&quot;:&quot;&amp;[.J34]&amp;&quot;},&quot;" office:value-type="string" office:string-value="{&quot;id&quot;:31,&quot;screencode&quot;:0,&quot;unicode&quot;:&quot;\uEE9F&quot;,&quot;altUnicode&quot;:&quot;&quot;,&quot;name&quot;:&quot;blue&quot;,&quot;color&quot;:true,&quot;control&quot;:false,&quot;customValue&quot;:&quot;6&quot;,&quot;upper&quot;:true}," calcext:value-type="string">
            <text:p>{"id":31,"screencode":0,"unicode":"\uEE9F","altUnicode":"","name":"blue","color":true,"control":false,"customValue":"6","upper":true},</text:p>
          </table:table-cell>
          <table:table-cell table:number-columns-repeated="7"/>
        </table:table-row>
        <table:table-row table:style-name="ro2">
          <table:table-cell table:formula="of:=[.A34]+1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&quot;\uEE&quot;&amp;IF(LEN(DEC2HEX([.A35]+[.K35]))=1;&quot;0&quot;&amp;DEC2HEX([.A35]+[.K35]);DEC2HEX([.A35]+[.K35]))" office:value-type="string" office:string-value="\uEE20" calcext:value-type="string">
            <text:p>\uEE2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5]&amp;&quot;,&quot;&quot;screencode&quot;&quot;:&quot;&amp;[.C35]&amp;&quot;,&quot;&quot;unicode&quot;&quot;:&quot;&quot;&quot;&amp;[.D35]&amp;&quot;&quot;&quot;,&quot;&quot;altUnicode&quot;&quot;:&quot;&quot;&quot;&amp;[.E35]&amp;&quot;&quot;&quot;,&quot;&quot;name&quot;&quot;:&quot;&quot;&quot;&amp;[.F35]&amp;&quot;&quot;&quot;,&quot;&quot;color&quot;&quot;:&quot;&amp;[.H35]&amp;&quot;,&quot;&quot;control&quot;&quot;:&quot;&amp;[.I35]&amp;&quot;,&quot;&quot;customValue&quot;&quot;:&quot;&quot;&quot;&amp;[.G35]&amp;&quot;&quot;&quot;,&quot;&quot;upper&quot;&quot;:&quot;&amp;[.J35]&amp;&quot;},&quot;" office:value-type="string" office:string-value="{&quot;id&quot;:32,&quot;screencode&quot;:32,&quot;unicode&quot;:&quot;\uEE20&quot;,&quot;altUnicode&quot;:&quot;&quot;,&quot;name&quot;:&quot;&quot;,&quot;color&quot;:false,&quot;control&quot;:false,&quot;customValue&quot;:&quot;&quot;,&quot;upper&quot;:true}," calcext:value-type="string">
            <text:p>{"id":32,"screencode":32,"unicode":"\uEE2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5]+1" office:value-type="float" office:value="33" calcext:value-type="float">
            <text:p>33</text:p>
          </table:table-cell>
          <table:table-cell table:formula="of:=[.B35]+1" office:value-type="float" office:value="33" calcext:value-type="float">
            <text:p>33</text:p>
          </table:table-cell>
          <table:table-cell table:formula="of:=[.C35]+1" office:value-type="float" office:value="33" calcext:value-type="float">
            <text:p>33</text:p>
          </table:table-cell>
          <table:table-cell table:formula="of:=&quot;\uEE&quot;&amp;IF(LEN(DEC2HEX([.A36]+[.K36]))=1;&quot;0&quot;&amp;DEC2HEX([.A36]+[.K36]);DEC2HEX([.A36]+[.K36]))" office:value-type="string" office:string-value="\uEE21" calcext:value-type="string">
            <text:p>\uEE2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6]&amp;&quot;,&quot;&quot;screencode&quot;&quot;:&quot;&amp;[.C36]&amp;&quot;,&quot;&quot;unicode&quot;&quot;:&quot;&quot;&quot;&amp;[.D36]&amp;&quot;&quot;&quot;,&quot;&quot;altUnicode&quot;&quot;:&quot;&quot;&quot;&amp;[.E36]&amp;&quot;&quot;&quot;,&quot;&quot;name&quot;&quot;:&quot;&quot;&quot;&amp;[.F36]&amp;&quot;&quot;&quot;,&quot;&quot;color&quot;&quot;:&quot;&amp;[.H36]&amp;&quot;,&quot;&quot;control&quot;&quot;:&quot;&amp;[.I36]&amp;&quot;,&quot;&quot;customValue&quot;&quot;:&quot;&quot;&quot;&amp;[.G36]&amp;&quot;&quot;&quot;,&quot;&quot;upper&quot;&quot;:&quot;&amp;[.J36]&amp;&quot;},&quot;" office:value-type="string" office:string-value="{&quot;id&quot;:33,&quot;screencode&quot;:33,&quot;unicode&quot;:&quot;\uEE21&quot;,&quot;altUnicode&quot;:&quot;&quot;,&quot;name&quot;:&quot;&quot;,&quot;color&quot;:false,&quot;control&quot;:false,&quot;customValue&quot;:&quot;&quot;,&quot;upper&quot;:true}," calcext:value-type="string">
            <text:p>{"id":33,"screencode":33,"unicode":"\uEE2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6]+1" office:value-type="float" office:value="34" calcext:value-type="float">
            <text:p>34</text:p>
          </table:table-cell>
          <table:table-cell table:formula="of:=[.B36]+1" office:value-type="float" office:value="34" calcext:value-type="float">
            <text:p>34</text:p>
          </table:table-cell>
          <table:table-cell table:formula="of:=[.C36]+1" office:value-type="float" office:value="34" calcext:value-type="float">
            <text:p>34</text:p>
          </table:table-cell>
          <table:table-cell table:formula="of:=&quot;\uEE&quot;&amp;IF(LEN(DEC2HEX([.A37]+[.K37]))=1;&quot;0&quot;&amp;DEC2HEX([.A37]+[.K37]);DEC2HEX([.A37]+[.K37]))" office:value-type="string" office:string-value="\uEE22" calcext:value-type="string">
            <text:p>\uEE2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7]&amp;&quot;,&quot;&quot;screencode&quot;&quot;:&quot;&amp;[.C37]&amp;&quot;,&quot;&quot;unicode&quot;&quot;:&quot;&quot;&quot;&amp;[.D37]&amp;&quot;&quot;&quot;,&quot;&quot;altUnicode&quot;&quot;:&quot;&quot;&quot;&amp;[.E37]&amp;&quot;&quot;&quot;,&quot;&quot;name&quot;&quot;:&quot;&quot;&quot;&amp;[.F37]&amp;&quot;&quot;&quot;,&quot;&quot;color&quot;&quot;:&quot;&amp;[.H37]&amp;&quot;,&quot;&quot;control&quot;&quot;:&quot;&amp;[.I37]&amp;&quot;,&quot;&quot;customValue&quot;&quot;:&quot;&quot;&quot;&amp;[.G37]&amp;&quot;&quot;&quot;,&quot;&quot;upper&quot;&quot;:&quot;&amp;[.J37]&amp;&quot;},&quot;" office:value-type="string" office:string-value="{&quot;id&quot;:34,&quot;screencode&quot;:34,&quot;unicode&quot;:&quot;\uEE22&quot;,&quot;altUnicode&quot;:&quot;&quot;,&quot;name&quot;:&quot;&quot;,&quot;color&quot;:false,&quot;control&quot;:false,&quot;customValue&quot;:&quot;&quot;,&quot;upper&quot;:true}," calcext:value-type="string">
            <text:p>{"id":34,"screencode":34,"unicode":"\uEE2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7]+1" office:value-type="float" office:value="35" calcext:value-type="float">
            <text:p>35</text:p>
          </table:table-cell>
          <table:table-cell table:formula="of:=[.B37]+1" office:value-type="float" office:value="35" calcext:value-type="float">
            <text:p>35</text:p>
          </table:table-cell>
          <table:table-cell table:formula="of:=[.C37]+1" office:value-type="float" office:value="35" calcext:value-type="float">
            <text:p>35</text:p>
          </table:table-cell>
          <table:table-cell table:formula="of:=&quot;\uEE&quot;&amp;IF(LEN(DEC2HEX([.A38]+[.K38]))=1;&quot;0&quot;&amp;DEC2HEX([.A38]+[.K38]);DEC2HEX([.A38]+[.K38]))" office:value-type="string" office:string-value="\uEE23" calcext:value-type="string">
            <text:p>\uEE2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8]&amp;&quot;,&quot;&quot;screencode&quot;&quot;:&quot;&amp;[.C38]&amp;&quot;,&quot;&quot;unicode&quot;&quot;:&quot;&quot;&quot;&amp;[.D38]&amp;&quot;&quot;&quot;,&quot;&quot;altUnicode&quot;&quot;:&quot;&quot;&quot;&amp;[.E38]&amp;&quot;&quot;&quot;,&quot;&quot;name&quot;&quot;:&quot;&quot;&quot;&amp;[.F38]&amp;&quot;&quot;&quot;,&quot;&quot;color&quot;&quot;:&quot;&amp;[.H38]&amp;&quot;,&quot;&quot;control&quot;&quot;:&quot;&amp;[.I38]&amp;&quot;,&quot;&quot;customValue&quot;&quot;:&quot;&quot;&quot;&amp;[.G38]&amp;&quot;&quot;&quot;,&quot;&quot;upper&quot;&quot;:&quot;&amp;[.J38]&amp;&quot;},&quot;" office:value-type="string" office:string-value="{&quot;id&quot;:35,&quot;screencode&quot;:35,&quot;unicode&quot;:&quot;\uEE23&quot;,&quot;altUnicode&quot;:&quot;&quot;,&quot;name&quot;:&quot;&quot;,&quot;color&quot;:false,&quot;control&quot;:false,&quot;customValue&quot;:&quot;&quot;,&quot;upper&quot;:true}," calcext:value-type="string">
            <text:p>{"id":35,"screencode":35,"unicode":"\uEE2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8]+1" office:value-type="float" office:value="36" calcext:value-type="float">
            <text:p>36</text:p>
          </table:table-cell>
          <table:table-cell table:formula="of:=[.B38]+1" office:value-type="float" office:value="36" calcext:value-type="float">
            <text:p>36</text:p>
          </table:table-cell>
          <table:table-cell table:formula="of:=[.C38]+1" office:value-type="float" office:value="36" calcext:value-type="float">
            <text:p>36</text:p>
          </table:table-cell>
          <table:table-cell table:formula="of:=&quot;\uEE&quot;&amp;IF(LEN(DEC2HEX([.A39]+[.K39]))=1;&quot;0&quot;&amp;DEC2HEX([.A39]+[.K39]);DEC2HEX([.A39]+[.K39]))" office:value-type="string" office:string-value="\uEE24" calcext:value-type="string">
            <text:p>\uEE2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9]&amp;&quot;,&quot;&quot;screencode&quot;&quot;:&quot;&amp;[.C39]&amp;&quot;,&quot;&quot;unicode&quot;&quot;:&quot;&quot;&quot;&amp;[.D39]&amp;&quot;&quot;&quot;,&quot;&quot;altUnicode&quot;&quot;:&quot;&quot;&quot;&amp;[.E39]&amp;&quot;&quot;&quot;,&quot;&quot;name&quot;&quot;:&quot;&quot;&quot;&amp;[.F39]&amp;&quot;&quot;&quot;,&quot;&quot;color&quot;&quot;:&quot;&amp;[.H39]&amp;&quot;,&quot;&quot;control&quot;&quot;:&quot;&amp;[.I39]&amp;&quot;,&quot;&quot;customValue&quot;&quot;:&quot;&quot;&quot;&amp;[.G39]&amp;&quot;&quot;&quot;,&quot;&quot;upper&quot;&quot;:&quot;&amp;[.J39]&amp;&quot;},&quot;" office:value-type="string" office:string-value="{&quot;id&quot;:36,&quot;screencode&quot;:36,&quot;unicode&quot;:&quot;\uEE24&quot;,&quot;altUnicode&quot;:&quot;&quot;,&quot;name&quot;:&quot;&quot;,&quot;color&quot;:false,&quot;control&quot;:false,&quot;customValue&quot;:&quot;&quot;,&quot;upper&quot;:true}," calcext:value-type="string">
            <text:p>{"id":36,"screencode":36,"unicode":"\uEE2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9]+1" office:value-type="float" office:value="37" calcext:value-type="float">
            <text:p>37</text:p>
          </table:table-cell>
          <table:table-cell table:formula="of:=[.B39]+1" office:value-type="float" office:value="37" calcext:value-type="float">
            <text:p>37</text:p>
          </table:table-cell>
          <table:table-cell table:formula="of:=[.C39]+1" office:value-type="float" office:value="37" calcext:value-type="float">
            <text:p>37</text:p>
          </table:table-cell>
          <table:table-cell table:formula="of:=&quot;\uEE&quot;&amp;IF(LEN(DEC2HEX([.A40]+[.K40]))=1;&quot;0&quot;&amp;DEC2HEX([.A40]+[.K40]);DEC2HEX([.A40]+[.K40]))" office:value-type="string" office:string-value="\uEE25" calcext:value-type="string">
            <text:p>\uEE2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0]&amp;&quot;,&quot;&quot;screencode&quot;&quot;:&quot;&amp;[.C40]&amp;&quot;,&quot;&quot;unicode&quot;&quot;:&quot;&quot;&quot;&amp;[.D40]&amp;&quot;&quot;&quot;,&quot;&quot;altUnicode&quot;&quot;:&quot;&quot;&quot;&amp;[.E40]&amp;&quot;&quot;&quot;,&quot;&quot;name&quot;&quot;:&quot;&quot;&quot;&amp;[.F40]&amp;&quot;&quot;&quot;,&quot;&quot;color&quot;&quot;:&quot;&amp;[.H40]&amp;&quot;,&quot;&quot;control&quot;&quot;:&quot;&amp;[.I40]&amp;&quot;,&quot;&quot;customValue&quot;&quot;:&quot;&quot;&quot;&amp;[.G40]&amp;&quot;&quot;&quot;,&quot;&quot;upper&quot;&quot;:&quot;&amp;[.J40]&amp;&quot;},&quot;" office:value-type="string" office:string-value="{&quot;id&quot;:37,&quot;screencode&quot;:37,&quot;unicode&quot;:&quot;\uEE25&quot;,&quot;altUnicode&quot;:&quot;&quot;,&quot;name&quot;:&quot;&quot;,&quot;color&quot;:false,&quot;control&quot;:false,&quot;customValue&quot;:&quot;&quot;,&quot;upper&quot;:true}," calcext:value-type="string">
            <text:p>{"id":37,"screencode":37,"unicode":"\uEE2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0]+1" office:value-type="float" office:value="38" calcext:value-type="float">
            <text:p>38</text:p>
          </table:table-cell>
          <table:table-cell table:formula="of:=[.B40]+1" office:value-type="float" office:value="38" calcext:value-type="float">
            <text:p>38</text:p>
          </table:table-cell>
          <table:table-cell table:formula="of:=[.C40]+1" office:value-type="float" office:value="38" calcext:value-type="float">
            <text:p>38</text:p>
          </table:table-cell>
          <table:table-cell table:formula="of:=&quot;\uEE&quot;&amp;IF(LEN(DEC2HEX([.A41]+[.K41]))=1;&quot;0&quot;&amp;DEC2HEX([.A41]+[.K41]);DEC2HEX([.A41]+[.K41]))" office:value-type="string" office:string-value="\uEE26" calcext:value-type="string">
            <text:p>\uEE2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1]&amp;&quot;,&quot;&quot;screencode&quot;&quot;:&quot;&amp;[.C41]&amp;&quot;,&quot;&quot;unicode&quot;&quot;:&quot;&quot;&quot;&amp;[.D41]&amp;&quot;&quot;&quot;,&quot;&quot;altUnicode&quot;&quot;:&quot;&quot;&quot;&amp;[.E41]&amp;&quot;&quot;&quot;,&quot;&quot;name&quot;&quot;:&quot;&quot;&quot;&amp;[.F41]&amp;&quot;&quot;&quot;,&quot;&quot;color&quot;&quot;:&quot;&amp;[.H41]&amp;&quot;,&quot;&quot;control&quot;&quot;:&quot;&amp;[.I41]&amp;&quot;,&quot;&quot;customValue&quot;&quot;:&quot;&quot;&quot;&amp;[.G41]&amp;&quot;&quot;&quot;,&quot;&quot;upper&quot;&quot;:&quot;&amp;[.J41]&amp;&quot;},&quot;" office:value-type="string" office:string-value="{&quot;id&quot;:38,&quot;screencode&quot;:38,&quot;unicode&quot;:&quot;\uEE26&quot;,&quot;altUnicode&quot;:&quot;&quot;,&quot;name&quot;:&quot;&quot;,&quot;color&quot;:false,&quot;control&quot;:false,&quot;customValue&quot;:&quot;&quot;,&quot;upper&quot;:true}," calcext:value-type="string">
            <text:p>{"id":38,"screencode":38,"unicode":"\uEE2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1]+1" office:value-type="float" office:value="39" calcext:value-type="float">
            <text:p>39</text:p>
          </table:table-cell>
          <table:table-cell table:formula="of:=[.B41]+1" office:value-type="float" office:value="39" calcext:value-type="float">
            <text:p>39</text:p>
          </table:table-cell>
          <table:table-cell table:formula="of:=[.C41]+1" office:value-type="float" office:value="39" calcext:value-type="float">
            <text:p>39</text:p>
          </table:table-cell>
          <table:table-cell table:formula="of:=&quot;\uEE&quot;&amp;IF(LEN(DEC2HEX([.A42]+[.K42]))=1;&quot;0&quot;&amp;DEC2HEX([.A42]+[.K42]);DEC2HEX([.A42]+[.K42]))" office:value-type="string" office:string-value="\uEE27" calcext:value-type="string">
            <text:p>\uEE2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2]&amp;&quot;,&quot;&quot;screencode&quot;&quot;:&quot;&amp;[.C42]&amp;&quot;,&quot;&quot;unicode&quot;&quot;:&quot;&quot;&quot;&amp;[.D42]&amp;&quot;&quot;&quot;,&quot;&quot;altUnicode&quot;&quot;:&quot;&quot;&quot;&amp;[.E42]&amp;&quot;&quot;&quot;,&quot;&quot;name&quot;&quot;:&quot;&quot;&quot;&amp;[.F42]&amp;&quot;&quot;&quot;,&quot;&quot;color&quot;&quot;:&quot;&amp;[.H42]&amp;&quot;,&quot;&quot;control&quot;&quot;:&quot;&amp;[.I42]&amp;&quot;,&quot;&quot;customValue&quot;&quot;:&quot;&quot;&quot;&amp;[.G42]&amp;&quot;&quot;&quot;,&quot;&quot;upper&quot;&quot;:&quot;&amp;[.J42]&amp;&quot;},&quot;" office:value-type="string" office:string-value="{&quot;id&quot;:39,&quot;screencode&quot;:39,&quot;unicode&quot;:&quot;\uEE27&quot;,&quot;altUnicode&quot;:&quot;&quot;,&quot;name&quot;:&quot;&quot;,&quot;color&quot;:false,&quot;control&quot;:false,&quot;customValue&quot;:&quot;&quot;,&quot;upper&quot;:true}," calcext:value-type="string">
            <text:p>{"id":39,"screencode":39,"unicode":"\uEE2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2]+1" office:value-type="float" office:value="40" calcext:value-type="float">
            <text:p>40</text:p>
          </table:table-cell>
          <table:table-cell table:formula="of:=[.B42]+1" office:value-type="float" office:value="40" calcext:value-type="float">
            <text:p>40</text:p>
          </table:table-cell>
          <table:table-cell table:formula="of:=[.C42]+1" office:value-type="float" office:value="40" calcext:value-type="float">
            <text:p>40</text:p>
          </table:table-cell>
          <table:table-cell table:formula="of:=&quot;\uEE&quot;&amp;IF(LEN(DEC2HEX([.A43]+[.K43]))=1;&quot;0&quot;&amp;DEC2HEX([.A43]+[.K43]);DEC2HEX([.A43]+[.K43]))" office:value-type="string" office:string-value="\uEE28" calcext:value-type="string">
            <text:p>\uEE2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3]&amp;&quot;,&quot;&quot;screencode&quot;&quot;:&quot;&amp;[.C43]&amp;&quot;,&quot;&quot;unicode&quot;&quot;:&quot;&quot;&quot;&amp;[.D43]&amp;&quot;&quot;&quot;,&quot;&quot;altUnicode&quot;&quot;:&quot;&quot;&quot;&amp;[.E43]&amp;&quot;&quot;&quot;,&quot;&quot;name&quot;&quot;:&quot;&quot;&quot;&amp;[.F43]&amp;&quot;&quot;&quot;,&quot;&quot;color&quot;&quot;:&quot;&amp;[.H43]&amp;&quot;,&quot;&quot;control&quot;&quot;:&quot;&amp;[.I43]&amp;&quot;,&quot;&quot;customValue&quot;&quot;:&quot;&quot;&quot;&amp;[.G43]&amp;&quot;&quot;&quot;,&quot;&quot;upper&quot;&quot;:&quot;&amp;[.J43]&amp;&quot;},&quot;" office:value-type="string" office:string-value="{&quot;id&quot;:40,&quot;screencode&quot;:40,&quot;unicode&quot;:&quot;\uEE28&quot;,&quot;altUnicode&quot;:&quot;&quot;,&quot;name&quot;:&quot;&quot;,&quot;color&quot;:false,&quot;control&quot;:false,&quot;customValue&quot;:&quot;&quot;,&quot;upper&quot;:true}," calcext:value-type="string">
            <text:p>{"id":40,"screencode":40,"unicode":"\uEE2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3]+1" office:value-type="float" office:value="41" calcext:value-type="float">
            <text:p>41</text:p>
          </table:table-cell>
          <table:table-cell table:formula="of:=[.B43]+1" office:value-type="float" office:value="41" calcext:value-type="float">
            <text:p>41</text:p>
          </table:table-cell>
          <table:table-cell table:formula="of:=[.C43]+1" office:value-type="float" office:value="41" calcext:value-type="float">
            <text:p>41</text:p>
          </table:table-cell>
          <table:table-cell table:formula="of:=&quot;\uEE&quot;&amp;IF(LEN(DEC2HEX([.A44]+[.K44]))=1;&quot;0&quot;&amp;DEC2HEX([.A44]+[.K44]);DEC2HEX([.A44]+[.K44]))" office:value-type="string" office:string-value="\uEE29" calcext:value-type="string">
            <text:p>\uEE2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4]&amp;&quot;,&quot;&quot;screencode&quot;&quot;:&quot;&amp;[.C44]&amp;&quot;,&quot;&quot;unicode&quot;&quot;:&quot;&quot;&quot;&amp;[.D44]&amp;&quot;&quot;&quot;,&quot;&quot;altUnicode&quot;&quot;:&quot;&quot;&quot;&amp;[.E44]&amp;&quot;&quot;&quot;,&quot;&quot;name&quot;&quot;:&quot;&quot;&quot;&amp;[.F44]&amp;&quot;&quot;&quot;,&quot;&quot;color&quot;&quot;:&quot;&amp;[.H44]&amp;&quot;,&quot;&quot;control&quot;&quot;:&quot;&amp;[.I44]&amp;&quot;,&quot;&quot;customValue&quot;&quot;:&quot;&quot;&quot;&amp;[.G44]&amp;&quot;&quot;&quot;,&quot;&quot;upper&quot;&quot;:&quot;&amp;[.J44]&amp;&quot;},&quot;" office:value-type="string" office:string-value="{&quot;id&quot;:41,&quot;screencode&quot;:41,&quot;unicode&quot;:&quot;\uEE29&quot;,&quot;altUnicode&quot;:&quot;&quot;,&quot;name&quot;:&quot;&quot;,&quot;color&quot;:false,&quot;control&quot;:false,&quot;customValue&quot;:&quot;&quot;,&quot;upper&quot;:true}," calcext:value-type="string">
            <text:p>{"id":41,"screencode":41,"unicode":"\uEE2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4]+1" office:value-type="float" office:value="42" calcext:value-type="float">
            <text:p>42</text:p>
          </table:table-cell>
          <table:table-cell table:formula="of:=[.B44]+1" office:value-type="float" office:value="42" calcext:value-type="float">
            <text:p>42</text:p>
          </table:table-cell>
          <table:table-cell table:formula="of:=[.C44]+1" office:value-type="float" office:value="42" calcext:value-type="float">
            <text:p>42</text:p>
          </table:table-cell>
          <table:table-cell table:formula="of:=&quot;\uEE&quot;&amp;IF(LEN(DEC2HEX([.A45]+[.K45]))=1;&quot;0&quot;&amp;DEC2HEX([.A45]+[.K45]);DEC2HEX([.A45]+[.K45]))" office:value-type="string" office:string-value="\uEE2A" calcext:value-type="string">
            <text:p>\uEE2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5]&amp;&quot;,&quot;&quot;screencode&quot;&quot;:&quot;&amp;[.C45]&amp;&quot;,&quot;&quot;unicode&quot;&quot;:&quot;&quot;&quot;&amp;[.D45]&amp;&quot;&quot;&quot;,&quot;&quot;altUnicode&quot;&quot;:&quot;&quot;&quot;&amp;[.E45]&amp;&quot;&quot;&quot;,&quot;&quot;name&quot;&quot;:&quot;&quot;&quot;&amp;[.F45]&amp;&quot;&quot;&quot;,&quot;&quot;color&quot;&quot;:&quot;&amp;[.H45]&amp;&quot;,&quot;&quot;control&quot;&quot;:&quot;&amp;[.I45]&amp;&quot;,&quot;&quot;customValue&quot;&quot;:&quot;&quot;&quot;&amp;[.G45]&amp;&quot;&quot;&quot;,&quot;&quot;upper&quot;&quot;:&quot;&amp;[.J45]&amp;&quot;},&quot;" office:value-type="string" office:string-value="{&quot;id&quot;:42,&quot;screencode&quot;:42,&quot;unicode&quot;:&quot;\uEE2A&quot;,&quot;altUnicode&quot;:&quot;&quot;,&quot;name&quot;:&quot;&quot;,&quot;color&quot;:false,&quot;control&quot;:false,&quot;customValue&quot;:&quot;&quot;,&quot;upper&quot;:true}," calcext:value-type="string">
            <text:p>{"id":42,"screencode":42,"unicode":"\uEE2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5]+1" office:value-type="float" office:value="43" calcext:value-type="float">
            <text:p>43</text:p>
          </table:table-cell>
          <table:table-cell table:formula="of:=[.B45]+1" office:value-type="float" office:value="43" calcext:value-type="float">
            <text:p>43</text:p>
          </table:table-cell>
          <table:table-cell table:formula="of:=[.C45]+1" office:value-type="float" office:value="43" calcext:value-type="float">
            <text:p>43</text:p>
          </table:table-cell>
          <table:table-cell table:formula="of:=&quot;\uEE&quot;&amp;IF(LEN(DEC2HEX([.A46]+[.K46]))=1;&quot;0&quot;&amp;DEC2HEX([.A46]+[.K46]);DEC2HEX([.A46]+[.K46]))" office:value-type="string" office:string-value="\uEE2B" calcext:value-type="string">
            <text:p>\uEE2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6]&amp;&quot;,&quot;&quot;screencode&quot;&quot;:&quot;&amp;[.C46]&amp;&quot;,&quot;&quot;unicode&quot;&quot;:&quot;&quot;&quot;&amp;[.D46]&amp;&quot;&quot;&quot;,&quot;&quot;altUnicode&quot;&quot;:&quot;&quot;&quot;&amp;[.E46]&amp;&quot;&quot;&quot;,&quot;&quot;name&quot;&quot;:&quot;&quot;&quot;&amp;[.F46]&amp;&quot;&quot;&quot;,&quot;&quot;color&quot;&quot;:&quot;&amp;[.H46]&amp;&quot;,&quot;&quot;control&quot;&quot;:&quot;&amp;[.I46]&amp;&quot;,&quot;&quot;customValue&quot;&quot;:&quot;&quot;&quot;&amp;[.G46]&amp;&quot;&quot;&quot;,&quot;&quot;upper&quot;&quot;:&quot;&amp;[.J46]&amp;&quot;},&quot;" office:value-type="string" office:string-value="{&quot;id&quot;:43,&quot;screencode&quot;:43,&quot;unicode&quot;:&quot;\uEE2B&quot;,&quot;altUnicode&quot;:&quot;&quot;,&quot;name&quot;:&quot;&quot;,&quot;color&quot;:false,&quot;control&quot;:false,&quot;customValue&quot;:&quot;&quot;,&quot;upper&quot;:true}," calcext:value-type="string">
            <text:p>{"id":43,"screencode":43,"unicode":"\uEE2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6]+1" office:value-type="float" office:value="44" calcext:value-type="float">
            <text:p>44</text:p>
          </table:table-cell>
          <table:table-cell table:formula="of:=[.B46]+1" office:value-type="float" office:value="44" calcext:value-type="float">
            <text:p>44</text:p>
          </table:table-cell>
          <table:table-cell table:formula="of:=[.C46]+1" office:value-type="float" office:value="44" calcext:value-type="float">
            <text:p>44</text:p>
          </table:table-cell>
          <table:table-cell table:formula="of:=&quot;\uEE&quot;&amp;IF(LEN(DEC2HEX([.A47]+[.K47]))=1;&quot;0&quot;&amp;DEC2HEX([.A47]+[.K47]);DEC2HEX([.A47]+[.K47]))" office:value-type="string" office:string-value="\uEE2C" calcext:value-type="string">
            <text:p>\uEE2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7]&amp;&quot;,&quot;&quot;screencode&quot;&quot;:&quot;&amp;[.C47]&amp;&quot;,&quot;&quot;unicode&quot;&quot;:&quot;&quot;&quot;&amp;[.D47]&amp;&quot;&quot;&quot;,&quot;&quot;altUnicode&quot;&quot;:&quot;&quot;&quot;&amp;[.E47]&amp;&quot;&quot;&quot;,&quot;&quot;name&quot;&quot;:&quot;&quot;&quot;&amp;[.F47]&amp;&quot;&quot;&quot;,&quot;&quot;color&quot;&quot;:&quot;&amp;[.H47]&amp;&quot;,&quot;&quot;control&quot;&quot;:&quot;&amp;[.I47]&amp;&quot;,&quot;&quot;customValue&quot;&quot;:&quot;&quot;&quot;&amp;[.G47]&amp;&quot;&quot;&quot;,&quot;&quot;upper&quot;&quot;:&quot;&amp;[.J47]&amp;&quot;},&quot;" office:value-type="string" office:string-value="{&quot;id&quot;:44,&quot;screencode&quot;:44,&quot;unicode&quot;:&quot;\uEE2C&quot;,&quot;altUnicode&quot;:&quot;&quot;,&quot;name&quot;:&quot;&quot;,&quot;color&quot;:false,&quot;control&quot;:false,&quot;customValue&quot;:&quot;&quot;,&quot;upper&quot;:true}," calcext:value-type="string">
            <text:p>{"id":44,"screencode":44,"unicode":"\uEE2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7]+1" office:value-type="float" office:value="45" calcext:value-type="float">
            <text:p>45</text:p>
          </table:table-cell>
          <table:table-cell table:formula="of:=[.B47]+1" office:value-type="float" office:value="45" calcext:value-type="float">
            <text:p>45</text:p>
          </table:table-cell>
          <table:table-cell table:formula="of:=[.C47]+1" office:value-type="float" office:value="45" calcext:value-type="float">
            <text:p>45</text:p>
          </table:table-cell>
          <table:table-cell table:formula="of:=&quot;\uEE&quot;&amp;IF(LEN(DEC2HEX([.A48]+[.K48]))=1;&quot;0&quot;&amp;DEC2HEX([.A48]+[.K48]);DEC2HEX([.A48]+[.K48]))" office:value-type="string" office:string-value="\uEE2D" calcext:value-type="string">
            <text:p>\uEE2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8]&amp;&quot;,&quot;&quot;screencode&quot;&quot;:&quot;&amp;[.C48]&amp;&quot;,&quot;&quot;unicode&quot;&quot;:&quot;&quot;&quot;&amp;[.D48]&amp;&quot;&quot;&quot;,&quot;&quot;altUnicode&quot;&quot;:&quot;&quot;&quot;&amp;[.E48]&amp;&quot;&quot;&quot;,&quot;&quot;name&quot;&quot;:&quot;&quot;&quot;&amp;[.F48]&amp;&quot;&quot;&quot;,&quot;&quot;color&quot;&quot;:&quot;&amp;[.H48]&amp;&quot;,&quot;&quot;control&quot;&quot;:&quot;&amp;[.I48]&amp;&quot;,&quot;&quot;customValue&quot;&quot;:&quot;&quot;&quot;&amp;[.G48]&amp;&quot;&quot;&quot;,&quot;&quot;upper&quot;&quot;:&quot;&amp;[.J48]&amp;&quot;},&quot;" office:value-type="string" office:string-value="{&quot;id&quot;:45,&quot;screencode&quot;:45,&quot;unicode&quot;:&quot;\uEE2D&quot;,&quot;altUnicode&quot;:&quot;&quot;,&quot;name&quot;:&quot;&quot;,&quot;color&quot;:false,&quot;control&quot;:false,&quot;customValue&quot;:&quot;&quot;,&quot;upper&quot;:true}," calcext:value-type="string">
            <text:p>{"id":45,"screencode":45,"unicode":"\uEE2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8]+1" office:value-type="float" office:value="46" calcext:value-type="float">
            <text:p>46</text:p>
          </table:table-cell>
          <table:table-cell table:formula="of:=[.B48]+1" office:value-type="float" office:value="46" calcext:value-type="float">
            <text:p>46</text:p>
          </table:table-cell>
          <table:table-cell table:formula="of:=[.C48]+1" office:value-type="float" office:value="46" calcext:value-type="float">
            <text:p>46</text:p>
          </table:table-cell>
          <table:table-cell table:formula="of:=&quot;\uEE&quot;&amp;IF(LEN(DEC2HEX([.A49]+[.K49]))=1;&quot;0&quot;&amp;DEC2HEX([.A49]+[.K49]);DEC2HEX([.A49]+[.K49]))" office:value-type="string" office:string-value="\uEE2E" calcext:value-type="string">
            <text:p>\uEE2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9]&amp;&quot;,&quot;&quot;screencode&quot;&quot;:&quot;&amp;[.C49]&amp;&quot;,&quot;&quot;unicode&quot;&quot;:&quot;&quot;&quot;&amp;[.D49]&amp;&quot;&quot;&quot;,&quot;&quot;altUnicode&quot;&quot;:&quot;&quot;&quot;&amp;[.E49]&amp;&quot;&quot;&quot;,&quot;&quot;name&quot;&quot;:&quot;&quot;&quot;&amp;[.F49]&amp;&quot;&quot;&quot;,&quot;&quot;color&quot;&quot;:&quot;&amp;[.H49]&amp;&quot;,&quot;&quot;control&quot;&quot;:&quot;&amp;[.I49]&amp;&quot;,&quot;&quot;customValue&quot;&quot;:&quot;&quot;&quot;&amp;[.G49]&amp;&quot;&quot;&quot;,&quot;&quot;upper&quot;&quot;:&quot;&amp;[.J49]&amp;&quot;},&quot;" office:value-type="string" office:string-value="{&quot;id&quot;:46,&quot;screencode&quot;:46,&quot;unicode&quot;:&quot;\uEE2E&quot;,&quot;altUnicode&quot;:&quot;&quot;,&quot;name&quot;:&quot;&quot;,&quot;color&quot;:false,&quot;control&quot;:false,&quot;customValue&quot;:&quot;&quot;,&quot;upper&quot;:true}," calcext:value-type="string">
            <text:p>{"id":46,"screencode":46,"unicode":"\uEE2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9]+1" office:value-type="float" office:value="47" calcext:value-type="float">
            <text:p>47</text:p>
          </table:table-cell>
          <table:table-cell table:formula="of:=[.B49]+1" office:value-type="float" office:value="47" calcext:value-type="float">
            <text:p>47</text:p>
          </table:table-cell>
          <table:table-cell table:formula="of:=[.C49]+1" office:value-type="float" office:value="47" calcext:value-type="float">
            <text:p>47</text:p>
          </table:table-cell>
          <table:table-cell table:formula="of:=&quot;\uEE&quot;&amp;IF(LEN(DEC2HEX([.A50]+[.K50]))=1;&quot;0&quot;&amp;DEC2HEX([.A50]+[.K50]);DEC2HEX([.A50]+[.K50]))" office:value-type="string" office:string-value="\uEE2F" calcext:value-type="string">
            <text:p>\uEE2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0]&amp;&quot;,&quot;&quot;screencode&quot;&quot;:&quot;&amp;[.C50]&amp;&quot;,&quot;&quot;unicode&quot;&quot;:&quot;&quot;&quot;&amp;[.D50]&amp;&quot;&quot;&quot;,&quot;&quot;altUnicode&quot;&quot;:&quot;&quot;&quot;&amp;[.E50]&amp;&quot;&quot;&quot;,&quot;&quot;name&quot;&quot;:&quot;&quot;&quot;&amp;[.F50]&amp;&quot;&quot;&quot;,&quot;&quot;color&quot;&quot;:&quot;&amp;[.H50]&amp;&quot;,&quot;&quot;control&quot;&quot;:&quot;&amp;[.I50]&amp;&quot;,&quot;&quot;customValue&quot;&quot;:&quot;&quot;&quot;&amp;[.G50]&amp;&quot;&quot;&quot;,&quot;&quot;upper&quot;&quot;:&quot;&amp;[.J50]&amp;&quot;},&quot;" office:value-type="string" office:string-value="{&quot;id&quot;:47,&quot;screencode&quot;:47,&quot;unicode&quot;:&quot;\uEE2F&quot;,&quot;altUnicode&quot;:&quot;&quot;,&quot;name&quot;:&quot;&quot;,&quot;color&quot;:false,&quot;control&quot;:false,&quot;customValue&quot;:&quot;&quot;,&quot;upper&quot;:true}," calcext:value-type="string">
            <text:p>{"id":47,"screencode":47,"unicode":"\uEE2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0]+1" office:value-type="float" office:value="48" calcext:value-type="float">
            <text:p>48</text:p>
          </table:table-cell>
          <table:table-cell table:formula="of:=[.B50]+1" office:value-type="float" office:value="48" calcext:value-type="float">
            <text:p>48</text:p>
          </table:table-cell>
          <table:table-cell table:formula="of:=[.C50]+1" office:value-type="float" office:value="48" calcext:value-type="float">
            <text:p>48</text:p>
          </table:table-cell>
          <table:table-cell table:formula="of:=&quot;\uEE&quot;&amp;IF(LEN(DEC2HEX([.A51]+[.K51]))=1;&quot;0&quot;&amp;DEC2HEX([.A51]+[.K51]);DEC2HEX([.A51]+[.K51]))" office:value-type="string" office:string-value="\uEE30" calcext:value-type="string">
            <text:p>\uEE3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1]&amp;&quot;,&quot;&quot;screencode&quot;&quot;:&quot;&amp;[.C51]&amp;&quot;,&quot;&quot;unicode&quot;&quot;:&quot;&quot;&quot;&amp;[.D51]&amp;&quot;&quot;&quot;,&quot;&quot;altUnicode&quot;&quot;:&quot;&quot;&quot;&amp;[.E51]&amp;&quot;&quot;&quot;,&quot;&quot;name&quot;&quot;:&quot;&quot;&quot;&amp;[.F51]&amp;&quot;&quot;&quot;,&quot;&quot;color&quot;&quot;:&quot;&amp;[.H51]&amp;&quot;,&quot;&quot;control&quot;&quot;:&quot;&amp;[.I51]&amp;&quot;,&quot;&quot;customValue&quot;&quot;:&quot;&quot;&quot;&amp;[.G51]&amp;&quot;&quot;&quot;,&quot;&quot;upper&quot;&quot;:&quot;&amp;[.J51]&amp;&quot;},&quot;" office:value-type="string" office:string-value="{&quot;id&quot;:48,&quot;screencode&quot;:48,&quot;unicode&quot;:&quot;\uEE30&quot;,&quot;altUnicode&quot;:&quot;&quot;,&quot;name&quot;:&quot;&quot;,&quot;color&quot;:false,&quot;control&quot;:false,&quot;customValue&quot;:&quot;&quot;,&quot;upper&quot;:true}," calcext:value-type="string">
            <text:p>{"id":48,"screencode":48,"unicode":"\uEE3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1]+1" office:value-type="float" office:value="49" calcext:value-type="float">
            <text:p>49</text:p>
          </table:table-cell>
          <table:table-cell table:formula="of:=[.B51]+1" office:value-type="float" office:value="49" calcext:value-type="float">
            <text:p>49</text:p>
          </table:table-cell>
          <table:table-cell table:formula="of:=[.C51]+1" office:value-type="float" office:value="49" calcext:value-type="float">
            <text:p>49</text:p>
          </table:table-cell>
          <table:table-cell table:formula="of:=&quot;\uEE&quot;&amp;IF(LEN(DEC2HEX([.A52]+[.K52]))=1;&quot;0&quot;&amp;DEC2HEX([.A52]+[.K52]);DEC2HEX([.A52]+[.K52]))" office:value-type="string" office:string-value="\uEE31" calcext:value-type="string">
            <text:p>\uEE3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2]&amp;&quot;,&quot;&quot;screencode&quot;&quot;:&quot;&amp;[.C52]&amp;&quot;,&quot;&quot;unicode&quot;&quot;:&quot;&quot;&quot;&amp;[.D52]&amp;&quot;&quot;&quot;,&quot;&quot;altUnicode&quot;&quot;:&quot;&quot;&quot;&amp;[.E52]&amp;&quot;&quot;&quot;,&quot;&quot;name&quot;&quot;:&quot;&quot;&quot;&amp;[.F52]&amp;&quot;&quot;&quot;,&quot;&quot;color&quot;&quot;:&quot;&amp;[.H52]&amp;&quot;,&quot;&quot;control&quot;&quot;:&quot;&amp;[.I52]&amp;&quot;,&quot;&quot;customValue&quot;&quot;:&quot;&quot;&quot;&amp;[.G52]&amp;&quot;&quot;&quot;,&quot;&quot;upper&quot;&quot;:&quot;&amp;[.J52]&amp;&quot;},&quot;" office:value-type="string" office:string-value="{&quot;id&quot;:49,&quot;screencode&quot;:49,&quot;unicode&quot;:&quot;\uEE31&quot;,&quot;altUnicode&quot;:&quot;&quot;,&quot;name&quot;:&quot;&quot;,&quot;color&quot;:false,&quot;control&quot;:false,&quot;customValue&quot;:&quot;&quot;,&quot;upper&quot;:true}," calcext:value-type="string">
            <text:p>{"id":49,"screencode":49,"unicode":"\uEE3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2]+1" office:value-type="float" office:value="50" calcext:value-type="float">
            <text:p>50</text:p>
          </table:table-cell>
          <table:table-cell table:formula="of:=[.B52]+1" office:value-type="float" office:value="50" calcext:value-type="float">
            <text:p>50</text:p>
          </table:table-cell>
          <table:table-cell table:formula="of:=[.C52]+1" office:value-type="float" office:value="50" calcext:value-type="float">
            <text:p>50</text:p>
          </table:table-cell>
          <table:table-cell table:formula="of:=&quot;\uEE&quot;&amp;IF(LEN(DEC2HEX([.A53]+[.K53]))=1;&quot;0&quot;&amp;DEC2HEX([.A53]+[.K53]);DEC2HEX([.A53]+[.K53]))" office:value-type="string" office:string-value="\uEE32" calcext:value-type="string">
            <text:p>\uEE3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3]&amp;&quot;,&quot;&quot;screencode&quot;&quot;:&quot;&amp;[.C53]&amp;&quot;,&quot;&quot;unicode&quot;&quot;:&quot;&quot;&quot;&amp;[.D53]&amp;&quot;&quot;&quot;,&quot;&quot;altUnicode&quot;&quot;:&quot;&quot;&quot;&amp;[.E53]&amp;&quot;&quot;&quot;,&quot;&quot;name&quot;&quot;:&quot;&quot;&quot;&amp;[.F53]&amp;&quot;&quot;&quot;,&quot;&quot;color&quot;&quot;:&quot;&amp;[.H53]&amp;&quot;,&quot;&quot;control&quot;&quot;:&quot;&amp;[.I53]&amp;&quot;,&quot;&quot;customValue&quot;&quot;:&quot;&quot;&quot;&amp;[.G53]&amp;&quot;&quot;&quot;,&quot;&quot;upper&quot;&quot;:&quot;&amp;[.J53]&amp;&quot;},&quot;" office:value-type="string" office:string-value="{&quot;id&quot;:50,&quot;screencode&quot;:50,&quot;unicode&quot;:&quot;\uEE32&quot;,&quot;altUnicode&quot;:&quot;&quot;,&quot;name&quot;:&quot;&quot;,&quot;color&quot;:false,&quot;control&quot;:false,&quot;customValue&quot;:&quot;&quot;,&quot;upper&quot;:true}," calcext:value-type="string">
            <text:p>{"id":50,"screencode":50,"unicode":"\uEE3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3]+1" office:value-type="float" office:value="51" calcext:value-type="float">
            <text:p>51</text:p>
          </table:table-cell>
          <table:table-cell table:formula="of:=[.B53]+1" office:value-type="float" office:value="51" calcext:value-type="float">
            <text:p>51</text:p>
          </table:table-cell>
          <table:table-cell table:formula="of:=[.C53]+1" office:value-type="float" office:value="51" calcext:value-type="float">
            <text:p>51</text:p>
          </table:table-cell>
          <table:table-cell table:formula="of:=&quot;\uEE&quot;&amp;IF(LEN(DEC2HEX([.A54]+[.K54]))=1;&quot;0&quot;&amp;DEC2HEX([.A54]+[.K54]);DEC2HEX([.A54]+[.K54]))" office:value-type="string" office:string-value="\uEE33" calcext:value-type="string">
            <text:p>\uEE3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4]&amp;&quot;,&quot;&quot;screencode&quot;&quot;:&quot;&amp;[.C54]&amp;&quot;,&quot;&quot;unicode&quot;&quot;:&quot;&quot;&quot;&amp;[.D54]&amp;&quot;&quot;&quot;,&quot;&quot;altUnicode&quot;&quot;:&quot;&quot;&quot;&amp;[.E54]&amp;&quot;&quot;&quot;,&quot;&quot;name&quot;&quot;:&quot;&quot;&quot;&amp;[.F54]&amp;&quot;&quot;&quot;,&quot;&quot;color&quot;&quot;:&quot;&amp;[.H54]&amp;&quot;,&quot;&quot;control&quot;&quot;:&quot;&amp;[.I54]&amp;&quot;,&quot;&quot;customValue&quot;&quot;:&quot;&quot;&quot;&amp;[.G54]&amp;&quot;&quot;&quot;,&quot;&quot;upper&quot;&quot;:&quot;&amp;[.J54]&amp;&quot;},&quot;" office:value-type="string" office:string-value="{&quot;id&quot;:51,&quot;screencode&quot;:51,&quot;unicode&quot;:&quot;\uEE33&quot;,&quot;altUnicode&quot;:&quot;&quot;,&quot;name&quot;:&quot;&quot;,&quot;color&quot;:false,&quot;control&quot;:false,&quot;customValue&quot;:&quot;&quot;,&quot;upper&quot;:true}," calcext:value-type="string">
            <text:p>{"id":51,"screencode":51,"unicode":"\uEE3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4]+1" office:value-type="float" office:value="52" calcext:value-type="float">
            <text:p>52</text:p>
          </table:table-cell>
          <table:table-cell table:formula="of:=[.B54]+1" office:value-type="float" office:value="52" calcext:value-type="float">
            <text:p>52</text:p>
          </table:table-cell>
          <table:table-cell table:formula="of:=[.C54]+1" office:value-type="float" office:value="52" calcext:value-type="float">
            <text:p>52</text:p>
          </table:table-cell>
          <table:table-cell table:formula="of:=&quot;\uEE&quot;&amp;IF(LEN(DEC2HEX([.A55]+[.K55]))=1;&quot;0&quot;&amp;DEC2HEX([.A55]+[.K55]);DEC2HEX([.A55]+[.K55]))" office:value-type="string" office:string-value="\uEE34" calcext:value-type="string">
            <text:p>\uEE3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5]&amp;&quot;,&quot;&quot;screencode&quot;&quot;:&quot;&amp;[.C55]&amp;&quot;,&quot;&quot;unicode&quot;&quot;:&quot;&quot;&quot;&amp;[.D55]&amp;&quot;&quot;&quot;,&quot;&quot;altUnicode&quot;&quot;:&quot;&quot;&quot;&amp;[.E55]&amp;&quot;&quot;&quot;,&quot;&quot;name&quot;&quot;:&quot;&quot;&quot;&amp;[.F55]&amp;&quot;&quot;&quot;,&quot;&quot;color&quot;&quot;:&quot;&amp;[.H55]&amp;&quot;,&quot;&quot;control&quot;&quot;:&quot;&amp;[.I55]&amp;&quot;,&quot;&quot;customValue&quot;&quot;:&quot;&quot;&quot;&amp;[.G55]&amp;&quot;&quot;&quot;,&quot;&quot;upper&quot;&quot;:&quot;&amp;[.J55]&amp;&quot;},&quot;" office:value-type="string" office:string-value="{&quot;id&quot;:52,&quot;screencode&quot;:52,&quot;unicode&quot;:&quot;\uEE34&quot;,&quot;altUnicode&quot;:&quot;&quot;,&quot;name&quot;:&quot;&quot;,&quot;color&quot;:false,&quot;control&quot;:false,&quot;customValue&quot;:&quot;&quot;,&quot;upper&quot;:true}," calcext:value-type="string">
            <text:p>{"id":52,"screencode":52,"unicode":"\uEE3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5]+1" office:value-type="float" office:value="53" calcext:value-type="float">
            <text:p>53</text:p>
          </table:table-cell>
          <table:table-cell table:formula="of:=[.B55]+1" office:value-type="float" office:value="53" calcext:value-type="float">
            <text:p>53</text:p>
          </table:table-cell>
          <table:table-cell table:formula="of:=[.C55]+1" office:value-type="float" office:value="53" calcext:value-type="float">
            <text:p>53</text:p>
          </table:table-cell>
          <table:table-cell table:formula="of:=&quot;\uEE&quot;&amp;IF(LEN(DEC2HEX([.A56]+[.K56]))=1;&quot;0&quot;&amp;DEC2HEX([.A56]+[.K56]);DEC2HEX([.A56]+[.K56]))" office:value-type="string" office:string-value="\uEE35" calcext:value-type="string">
            <text:p>\uEE3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6]&amp;&quot;,&quot;&quot;screencode&quot;&quot;:&quot;&amp;[.C56]&amp;&quot;,&quot;&quot;unicode&quot;&quot;:&quot;&quot;&quot;&amp;[.D56]&amp;&quot;&quot;&quot;,&quot;&quot;altUnicode&quot;&quot;:&quot;&quot;&quot;&amp;[.E56]&amp;&quot;&quot;&quot;,&quot;&quot;name&quot;&quot;:&quot;&quot;&quot;&amp;[.F56]&amp;&quot;&quot;&quot;,&quot;&quot;color&quot;&quot;:&quot;&amp;[.H56]&amp;&quot;,&quot;&quot;control&quot;&quot;:&quot;&amp;[.I56]&amp;&quot;,&quot;&quot;customValue&quot;&quot;:&quot;&quot;&quot;&amp;[.G56]&amp;&quot;&quot;&quot;,&quot;&quot;upper&quot;&quot;:&quot;&amp;[.J56]&amp;&quot;},&quot;" office:value-type="string" office:string-value="{&quot;id&quot;:53,&quot;screencode&quot;:53,&quot;unicode&quot;:&quot;\uEE35&quot;,&quot;altUnicode&quot;:&quot;&quot;,&quot;name&quot;:&quot;&quot;,&quot;color&quot;:false,&quot;control&quot;:false,&quot;customValue&quot;:&quot;&quot;,&quot;upper&quot;:true}," calcext:value-type="string">
            <text:p>{"id":53,"screencode":53,"unicode":"\uEE3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6]+1" office:value-type="float" office:value="54" calcext:value-type="float">
            <text:p>54</text:p>
          </table:table-cell>
          <table:table-cell table:formula="of:=[.B56]+1" office:value-type="float" office:value="54" calcext:value-type="float">
            <text:p>54</text:p>
          </table:table-cell>
          <table:table-cell table:formula="of:=[.C56]+1" office:value-type="float" office:value="54" calcext:value-type="float">
            <text:p>54</text:p>
          </table:table-cell>
          <table:table-cell table:formula="of:=&quot;\uEE&quot;&amp;IF(LEN(DEC2HEX([.A57]+[.K57]))=1;&quot;0&quot;&amp;DEC2HEX([.A57]+[.K57]);DEC2HEX([.A57]+[.K57]))" office:value-type="string" office:string-value="\uEE36" calcext:value-type="string">
            <text:p>\uEE3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7]&amp;&quot;,&quot;&quot;screencode&quot;&quot;:&quot;&amp;[.C57]&amp;&quot;,&quot;&quot;unicode&quot;&quot;:&quot;&quot;&quot;&amp;[.D57]&amp;&quot;&quot;&quot;,&quot;&quot;altUnicode&quot;&quot;:&quot;&quot;&quot;&amp;[.E57]&amp;&quot;&quot;&quot;,&quot;&quot;name&quot;&quot;:&quot;&quot;&quot;&amp;[.F57]&amp;&quot;&quot;&quot;,&quot;&quot;color&quot;&quot;:&quot;&amp;[.H57]&amp;&quot;,&quot;&quot;control&quot;&quot;:&quot;&amp;[.I57]&amp;&quot;,&quot;&quot;customValue&quot;&quot;:&quot;&quot;&quot;&amp;[.G57]&amp;&quot;&quot;&quot;,&quot;&quot;upper&quot;&quot;:&quot;&amp;[.J57]&amp;&quot;},&quot;" office:value-type="string" office:string-value="{&quot;id&quot;:54,&quot;screencode&quot;:54,&quot;unicode&quot;:&quot;\uEE36&quot;,&quot;altUnicode&quot;:&quot;&quot;,&quot;name&quot;:&quot;&quot;,&quot;color&quot;:false,&quot;control&quot;:false,&quot;customValue&quot;:&quot;&quot;,&quot;upper&quot;:true}," calcext:value-type="string">
            <text:p>{"id":54,"screencode":54,"unicode":"\uEE3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7]+1" office:value-type="float" office:value="55" calcext:value-type="float">
            <text:p>55</text:p>
          </table:table-cell>
          <table:table-cell table:formula="of:=[.B57]+1" office:value-type="float" office:value="55" calcext:value-type="float">
            <text:p>55</text:p>
          </table:table-cell>
          <table:table-cell table:formula="of:=[.C57]+1" office:value-type="float" office:value="55" calcext:value-type="float">
            <text:p>55</text:p>
          </table:table-cell>
          <table:table-cell table:formula="of:=&quot;\uEE&quot;&amp;IF(LEN(DEC2HEX([.A58]+[.K58]))=1;&quot;0&quot;&amp;DEC2HEX([.A58]+[.K58]);DEC2HEX([.A58]+[.K58]))" office:value-type="string" office:string-value="\uEE37" calcext:value-type="string">
            <text:p>\uEE3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8]&amp;&quot;,&quot;&quot;screencode&quot;&quot;:&quot;&amp;[.C58]&amp;&quot;,&quot;&quot;unicode&quot;&quot;:&quot;&quot;&quot;&amp;[.D58]&amp;&quot;&quot;&quot;,&quot;&quot;altUnicode&quot;&quot;:&quot;&quot;&quot;&amp;[.E58]&amp;&quot;&quot;&quot;,&quot;&quot;name&quot;&quot;:&quot;&quot;&quot;&amp;[.F58]&amp;&quot;&quot;&quot;,&quot;&quot;color&quot;&quot;:&quot;&amp;[.H58]&amp;&quot;,&quot;&quot;control&quot;&quot;:&quot;&amp;[.I58]&amp;&quot;,&quot;&quot;customValue&quot;&quot;:&quot;&quot;&quot;&amp;[.G58]&amp;&quot;&quot;&quot;,&quot;&quot;upper&quot;&quot;:&quot;&amp;[.J58]&amp;&quot;},&quot;" office:value-type="string" office:string-value="{&quot;id&quot;:55,&quot;screencode&quot;:55,&quot;unicode&quot;:&quot;\uEE37&quot;,&quot;altUnicode&quot;:&quot;&quot;,&quot;name&quot;:&quot;&quot;,&quot;color&quot;:false,&quot;control&quot;:false,&quot;customValue&quot;:&quot;&quot;,&quot;upper&quot;:true}," calcext:value-type="string">
            <text:p>{"id":55,"screencode":55,"unicode":"\uEE3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8]+1" office:value-type="float" office:value="56" calcext:value-type="float">
            <text:p>56</text:p>
          </table:table-cell>
          <table:table-cell table:formula="of:=[.B58]+1" office:value-type="float" office:value="56" calcext:value-type="float">
            <text:p>56</text:p>
          </table:table-cell>
          <table:table-cell table:formula="of:=[.C58]+1" office:value-type="float" office:value="56" calcext:value-type="float">
            <text:p>56</text:p>
          </table:table-cell>
          <table:table-cell table:formula="of:=&quot;\uEE&quot;&amp;IF(LEN(DEC2HEX([.A59]+[.K59]))=1;&quot;0&quot;&amp;DEC2HEX([.A59]+[.K59]);DEC2HEX([.A59]+[.K59]))" office:value-type="string" office:string-value="\uEE38" calcext:value-type="string">
            <text:p>\uEE3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9]&amp;&quot;,&quot;&quot;screencode&quot;&quot;:&quot;&amp;[.C59]&amp;&quot;,&quot;&quot;unicode&quot;&quot;:&quot;&quot;&quot;&amp;[.D59]&amp;&quot;&quot;&quot;,&quot;&quot;altUnicode&quot;&quot;:&quot;&quot;&quot;&amp;[.E59]&amp;&quot;&quot;&quot;,&quot;&quot;name&quot;&quot;:&quot;&quot;&quot;&amp;[.F59]&amp;&quot;&quot;&quot;,&quot;&quot;color&quot;&quot;:&quot;&amp;[.H59]&amp;&quot;,&quot;&quot;control&quot;&quot;:&quot;&amp;[.I59]&amp;&quot;,&quot;&quot;customValue&quot;&quot;:&quot;&quot;&quot;&amp;[.G59]&amp;&quot;&quot;&quot;,&quot;&quot;upper&quot;&quot;:&quot;&amp;[.J59]&amp;&quot;},&quot;" office:value-type="string" office:string-value="{&quot;id&quot;:56,&quot;screencode&quot;:56,&quot;unicode&quot;:&quot;\uEE38&quot;,&quot;altUnicode&quot;:&quot;&quot;,&quot;name&quot;:&quot;&quot;,&quot;color&quot;:false,&quot;control&quot;:false,&quot;customValue&quot;:&quot;&quot;,&quot;upper&quot;:true}," calcext:value-type="string">
            <text:p>{"id":56,"screencode":56,"unicode":"\uEE3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9]+1" office:value-type="float" office:value="57" calcext:value-type="float">
            <text:p>57</text:p>
          </table:table-cell>
          <table:table-cell table:formula="of:=[.B59]+1" office:value-type="float" office:value="57" calcext:value-type="float">
            <text:p>57</text:p>
          </table:table-cell>
          <table:table-cell table:formula="of:=[.C59]+1" office:value-type="float" office:value="57" calcext:value-type="float">
            <text:p>57</text:p>
          </table:table-cell>
          <table:table-cell table:formula="of:=&quot;\uEE&quot;&amp;IF(LEN(DEC2HEX([.A60]+[.K60]))=1;&quot;0&quot;&amp;DEC2HEX([.A60]+[.K60]);DEC2HEX([.A60]+[.K60]))" office:value-type="string" office:string-value="\uEE39" calcext:value-type="string">
            <text:p>\uEE3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0]&amp;&quot;,&quot;&quot;screencode&quot;&quot;:&quot;&amp;[.C60]&amp;&quot;,&quot;&quot;unicode&quot;&quot;:&quot;&quot;&quot;&amp;[.D60]&amp;&quot;&quot;&quot;,&quot;&quot;altUnicode&quot;&quot;:&quot;&quot;&quot;&amp;[.E60]&amp;&quot;&quot;&quot;,&quot;&quot;name&quot;&quot;:&quot;&quot;&quot;&amp;[.F60]&amp;&quot;&quot;&quot;,&quot;&quot;color&quot;&quot;:&quot;&amp;[.H60]&amp;&quot;,&quot;&quot;control&quot;&quot;:&quot;&amp;[.I60]&amp;&quot;,&quot;&quot;customValue&quot;&quot;:&quot;&quot;&quot;&amp;[.G60]&amp;&quot;&quot;&quot;,&quot;&quot;upper&quot;&quot;:&quot;&amp;[.J60]&amp;&quot;},&quot;" office:value-type="string" office:string-value="{&quot;id&quot;:57,&quot;screencode&quot;:57,&quot;unicode&quot;:&quot;\uEE39&quot;,&quot;altUnicode&quot;:&quot;&quot;,&quot;name&quot;:&quot;&quot;,&quot;color&quot;:false,&quot;control&quot;:false,&quot;customValue&quot;:&quot;&quot;,&quot;upper&quot;:true}," calcext:value-type="string">
            <text:p>{"id":57,"screencode":57,"unicode":"\uEE3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0]+1" office:value-type="float" office:value="58" calcext:value-type="float">
            <text:p>58</text:p>
          </table:table-cell>
          <table:table-cell table:formula="of:=[.B60]+1" office:value-type="float" office:value="58" calcext:value-type="float">
            <text:p>58</text:p>
          </table:table-cell>
          <table:table-cell table:formula="of:=[.C60]+1" office:value-type="float" office:value="58" calcext:value-type="float">
            <text:p>58</text:p>
          </table:table-cell>
          <table:table-cell table:formula="of:=&quot;\uEE&quot;&amp;IF(LEN(DEC2HEX([.A61]+[.K61]))=1;&quot;0&quot;&amp;DEC2HEX([.A61]+[.K61]);DEC2HEX([.A61]+[.K61]))" office:value-type="string" office:string-value="\uEE3A" calcext:value-type="string">
            <text:p>\uEE3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1]&amp;&quot;,&quot;&quot;screencode&quot;&quot;:&quot;&amp;[.C61]&amp;&quot;,&quot;&quot;unicode&quot;&quot;:&quot;&quot;&quot;&amp;[.D61]&amp;&quot;&quot;&quot;,&quot;&quot;altUnicode&quot;&quot;:&quot;&quot;&quot;&amp;[.E61]&amp;&quot;&quot;&quot;,&quot;&quot;name&quot;&quot;:&quot;&quot;&quot;&amp;[.F61]&amp;&quot;&quot;&quot;,&quot;&quot;color&quot;&quot;:&quot;&amp;[.H61]&amp;&quot;,&quot;&quot;control&quot;&quot;:&quot;&amp;[.I61]&amp;&quot;,&quot;&quot;customValue&quot;&quot;:&quot;&quot;&quot;&amp;[.G61]&amp;&quot;&quot;&quot;,&quot;&quot;upper&quot;&quot;:&quot;&amp;[.J61]&amp;&quot;},&quot;" office:value-type="string" office:string-value="{&quot;id&quot;:58,&quot;screencode&quot;:58,&quot;unicode&quot;:&quot;\uEE3A&quot;,&quot;altUnicode&quot;:&quot;&quot;,&quot;name&quot;:&quot;&quot;,&quot;color&quot;:false,&quot;control&quot;:false,&quot;customValue&quot;:&quot;&quot;,&quot;upper&quot;:true}," calcext:value-type="string">
            <text:p>{"id":58,"screencode":58,"unicode":"\uEE3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1]+1" office:value-type="float" office:value="59" calcext:value-type="float">
            <text:p>59</text:p>
          </table:table-cell>
          <table:table-cell table:formula="of:=[.B61]+1" office:value-type="float" office:value="59" calcext:value-type="float">
            <text:p>59</text:p>
          </table:table-cell>
          <table:table-cell table:formula="of:=[.C61]+1" office:value-type="float" office:value="59" calcext:value-type="float">
            <text:p>59</text:p>
          </table:table-cell>
          <table:table-cell table:formula="of:=&quot;\uEE&quot;&amp;IF(LEN(DEC2HEX([.A62]+[.K62]))=1;&quot;0&quot;&amp;DEC2HEX([.A62]+[.K62]);DEC2HEX([.A62]+[.K62]))" office:value-type="string" office:string-value="\uEE3B" calcext:value-type="string">
            <text:p>\uEE3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2]&amp;&quot;,&quot;&quot;screencode&quot;&quot;:&quot;&amp;[.C62]&amp;&quot;,&quot;&quot;unicode&quot;&quot;:&quot;&quot;&quot;&amp;[.D62]&amp;&quot;&quot;&quot;,&quot;&quot;altUnicode&quot;&quot;:&quot;&quot;&quot;&amp;[.E62]&amp;&quot;&quot;&quot;,&quot;&quot;name&quot;&quot;:&quot;&quot;&quot;&amp;[.F62]&amp;&quot;&quot;&quot;,&quot;&quot;color&quot;&quot;:&quot;&amp;[.H62]&amp;&quot;,&quot;&quot;control&quot;&quot;:&quot;&amp;[.I62]&amp;&quot;,&quot;&quot;customValue&quot;&quot;:&quot;&quot;&quot;&amp;[.G62]&amp;&quot;&quot;&quot;,&quot;&quot;upper&quot;&quot;:&quot;&amp;[.J62]&amp;&quot;},&quot;" office:value-type="string" office:string-value="{&quot;id&quot;:59,&quot;screencode&quot;:59,&quot;unicode&quot;:&quot;\uEE3B&quot;,&quot;altUnicode&quot;:&quot;&quot;,&quot;name&quot;:&quot;&quot;,&quot;color&quot;:false,&quot;control&quot;:false,&quot;customValue&quot;:&quot;&quot;,&quot;upper&quot;:true}," calcext:value-type="string">
            <text:p>{"id":59,"screencode":59,"unicode":"\uEE3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2]+1" office:value-type="float" office:value="60" calcext:value-type="float">
            <text:p>60</text:p>
          </table:table-cell>
          <table:table-cell table:formula="of:=[.B62]+1" office:value-type="float" office:value="60" calcext:value-type="float">
            <text:p>60</text:p>
          </table:table-cell>
          <table:table-cell table:formula="of:=[.C62]+1" office:value-type="float" office:value="60" calcext:value-type="float">
            <text:p>60</text:p>
          </table:table-cell>
          <table:table-cell table:formula="of:=&quot;\uEE&quot;&amp;IF(LEN(DEC2HEX([.A63]+[.K63]))=1;&quot;0&quot;&amp;DEC2HEX([.A63]+[.K63]);DEC2HEX([.A63]+[.K63]))" office:value-type="string" office:string-value="\uEE3C" calcext:value-type="string">
            <text:p>\uEE3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3]&amp;&quot;,&quot;&quot;screencode&quot;&quot;:&quot;&amp;[.C63]&amp;&quot;,&quot;&quot;unicode&quot;&quot;:&quot;&quot;&quot;&amp;[.D63]&amp;&quot;&quot;&quot;,&quot;&quot;altUnicode&quot;&quot;:&quot;&quot;&quot;&amp;[.E63]&amp;&quot;&quot;&quot;,&quot;&quot;name&quot;&quot;:&quot;&quot;&quot;&amp;[.F63]&amp;&quot;&quot;&quot;,&quot;&quot;color&quot;&quot;:&quot;&amp;[.H63]&amp;&quot;,&quot;&quot;control&quot;&quot;:&quot;&amp;[.I63]&amp;&quot;,&quot;&quot;customValue&quot;&quot;:&quot;&quot;&quot;&amp;[.G63]&amp;&quot;&quot;&quot;,&quot;&quot;upper&quot;&quot;:&quot;&amp;[.J63]&amp;&quot;},&quot;" office:value-type="string" office:string-value="{&quot;id&quot;:60,&quot;screencode&quot;:60,&quot;unicode&quot;:&quot;\uEE3C&quot;,&quot;altUnicode&quot;:&quot;&quot;,&quot;name&quot;:&quot;&quot;,&quot;color&quot;:false,&quot;control&quot;:false,&quot;customValue&quot;:&quot;&quot;,&quot;upper&quot;:true}," calcext:value-type="string">
            <text:p>{"id":60,"screencode":60,"unicode":"\uEE3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3]+1" office:value-type="float" office:value="61" calcext:value-type="float">
            <text:p>61</text:p>
          </table:table-cell>
          <table:table-cell table:formula="of:=[.B63]+1" office:value-type="float" office:value="61" calcext:value-type="float">
            <text:p>61</text:p>
          </table:table-cell>
          <table:table-cell table:formula="of:=[.C63]+1" office:value-type="float" office:value="61" calcext:value-type="float">
            <text:p>61</text:p>
          </table:table-cell>
          <table:table-cell table:formula="of:=&quot;\uEE&quot;&amp;IF(LEN(DEC2HEX([.A64]+[.K64]))=1;&quot;0&quot;&amp;DEC2HEX([.A64]+[.K64]);DEC2HEX([.A64]+[.K64]))" office:value-type="string" office:string-value="\uEE3D" calcext:value-type="string">
            <text:p>\uEE3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4]&amp;&quot;,&quot;&quot;screencode&quot;&quot;:&quot;&amp;[.C64]&amp;&quot;,&quot;&quot;unicode&quot;&quot;:&quot;&quot;&quot;&amp;[.D64]&amp;&quot;&quot;&quot;,&quot;&quot;altUnicode&quot;&quot;:&quot;&quot;&quot;&amp;[.E64]&amp;&quot;&quot;&quot;,&quot;&quot;name&quot;&quot;:&quot;&quot;&quot;&amp;[.F64]&amp;&quot;&quot;&quot;,&quot;&quot;color&quot;&quot;:&quot;&amp;[.H64]&amp;&quot;,&quot;&quot;control&quot;&quot;:&quot;&amp;[.I64]&amp;&quot;,&quot;&quot;customValue&quot;&quot;:&quot;&quot;&quot;&amp;[.G64]&amp;&quot;&quot;&quot;,&quot;&quot;upper&quot;&quot;:&quot;&amp;[.J64]&amp;&quot;},&quot;" office:value-type="string" office:string-value="{&quot;id&quot;:61,&quot;screencode&quot;:61,&quot;unicode&quot;:&quot;\uEE3D&quot;,&quot;altUnicode&quot;:&quot;&quot;,&quot;name&quot;:&quot;&quot;,&quot;color&quot;:false,&quot;control&quot;:false,&quot;customValue&quot;:&quot;&quot;,&quot;upper&quot;:true}," calcext:value-type="string">
            <text:p>{"id":61,"screencode":61,"unicode":"\uEE3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4]+1" office:value-type="float" office:value="62" calcext:value-type="float">
            <text:p>62</text:p>
          </table:table-cell>
          <table:table-cell table:formula="of:=[.B64]+1" office:value-type="float" office:value="62" calcext:value-type="float">
            <text:p>62</text:p>
          </table:table-cell>
          <table:table-cell table:formula="of:=[.C64]+1" office:value-type="float" office:value="62" calcext:value-type="float">
            <text:p>62</text:p>
          </table:table-cell>
          <table:table-cell table:formula="of:=&quot;\uEE&quot;&amp;IF(LEN(DEC2HEX([.A65]+[.K65]))=1;&quot;0&quot;&amp;DEC2HEX([.A65]+[.K65]);DEC2HEX([.A65]+[.K65]))" office:value-type="string" office:string-value="\uEE3E" calcext:value-type="string">
            <text:p>\uEE3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5]&amp;&quot;,&quot;&quot;screencode&quot;&quot;:&quot;&amp;[.C65]&amp;&quot;,&quot;&quot;unicode&quot;&quot;:&quot;&quot;&quot;&amp;[.D65]&amp;&quot;&quot;&quot;,&quot;&quot;altUnicode&quot;&quot;:&quot;&quot;&quot;&amp;[.E65]&amp;&quot;&quot;&quot;,&quot;&quot;name&quot;&quot;:&quot;&quot;&quot;&amp;[.F65]&amp;&quot;&quot;&quot;,&quot;&quot;color&quot;&quot;:&quot;&amp;[.H65]&amp;&quot;,&quot;&quot;control&quot;&quot;:&quot;&amp;[.I65]&amp;&quot;,&quot;&quot;customValue&quot;&quot;:&quot;&quot;&quot;&amp;[.G65]&amp;&quot;&quot;&quot;,&quot;&quot;upper&quot;&quot;:&quot;&amp;[.J65]&amp;&quot;},&quot;" office:value-type="string" office:string-value="{&quot;id&quot;:62,&quot;screencode&quot;:62,&quot;unicode&quot;:&quot;\uEE3E&quot;,&quot;altUnicode&quot;:&quot;&quot;,&quot;name&quot;:&quot;&quot;,&quot;color&quot;:false,&quot;control&quot;:false,&quot;customValue&quot;:&quot;&quot;,&quot;upper&quot;:true}," calcext:value-type="string">
            <text:p>{"id":62,"screencode":62,"unicode":"\uEE3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5]+1" office:value-type="float" office:value="63" calcext:value-type="float">
            <text:p>63</text:p>
          </table:table-cell>
          <table:table-cell table:formula="of:=[.B65]+1" office:value-type="float" office:value="63" calcext:value-type="float">
            <text:p>63</text:p>
          </table:table-cell>
          <table:table-cell table:formula="of:=[.C65]+1" office:value-type="float" office:value="63" calcext:value-type="float">
            <text:p>63</text:p>
          </table:table-cell>
          <table:table-cell table:formula="of:=&quot;\uEE&quot;&amp;IF(LEN(DEC2HEX([.A66]+[.K66]))=1;&quot;0&quot;&amp;DEC2HEX([.A66]+[.K66]);DEC2HEX([.A66]+[.K66]))" office:value-type="string" office:string-value="\uEE3F" calcext:value-type="string">
            <text:p>\uEE3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6]&amp;&quot;,&quot;&quot;screencode&quot;&quot;:&quot;&amp;[.C66]&amp;&quot;,&quot;&quot;unicode&quot;&quot;:&quot;&quot;&quot;&amp;[.D66]&amp;&quot;&quot;&quot;,&quot;&quot;altUnicode&quot;&quot;:&quot;&quot;&quot;&amp;[.E66]&amp;&quot;&quot;&quot;,&quot;&quot;name&quot;&quot;:&quot;&quot;&quot;&amp;[.F66]&amp;&quot;&quot;&quot;,&quot;&quot;color&quot;&quot;:&quot;&amp;[.H66]&amp;&quot;,&quot;&quot;control&quot;&quot;:&quot;&amp;[.I66]&amp;&quot;,&quot;&quot;customValue&quot;&quot;:&quot;&quot;&quot;&amp;[.G66]&amp;&quot;&quot;&quot;,&quot;&quot;upper&quot;&quot;:&quot;&amp;[.J66]&amp;&quot;},&quot;" office:value-type="string" office:string-value="{&quot;id&quot;:63,&quot;screencode&quot;:63,&quot;unicode&quot;:&quot;\uEE3F&quot;,&quot;altUnicode&quot;:&quot;&quot;,&quot;name&quot;:&quot;&quot;,&quot;color&quot;:false,&quot;control&quot;:false,&quot;customValue&quot;:&quot;&quot;,&quot;upper&quot;:true}," calcext:value-type="string">
            <text:p>{"id":63,"screencode":63,"unicode":"\uEE3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6]+1" office:value-type="float" office:value="64" calcext:value-type="float">
            <text:p>64</text:p>
          </table:table-cell>
          <table:table-cell table:formula="of:=[.B66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&quot;\uEE&quot;&amp;IF(LEN(DEC2HEX([.A67]+[.K67]))=1;&quot;0&quot;&amp;DEC2HEX([.A67]+[.K67]);DEC2HEX([.A67]+[.K67]))" office:value-type="string" office:string-value="\uEE00" calcext:value-type="string">
            <text:p>\uEE0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7]&amp;&quot;,&quot;&quot;screencode&quot;&quot;:&quot;&amp;[.C67]&amp;&quot;,&quot;&quot;unicode&quot;&quot;:&quot;&quot;&quot;&amp;[.D67]&amp;&quot;&quot;&quot;,&quot;&quot;altUnicode&quot;&quot;:&quot;&quot;&quot;&amp;[.E67]&amp;&quot;&quot;&quot;,&quot;&quot;name&quot;&quot;:&quot;&quot;&quot;&amp;[.F67]&amp;&quot;&quot;&quot;,&quot;&quot;color&quot;&quot;:&quot;&amp;[.H67]&amp;&quot;,&quot;&quot;control&quot;&quot;:&quot;&amp;[.I67]&amp;&quot;,&quot;&quot;customValue&quot;&quot;:&quot;&quot;&quot;&amp;[.G67]&amp;&quot;&quot;&quot;,&quot;&quot;upper&quot;&quot;:&quot;&amp;[.J67]&amp;&quot;},&quot;" office:value-type="string" office:string-value="{&quot;id&quot;:64,&quot;screencode&quot;:0,&quot;unicode&quot;:&quot;\uEE00&quot;,&quot;altUnicode&quot;:&quot;&quot;,&quot;name&quot;:&quot;&quot;,&quot;color&quot;:false,&quot;control&quot;:false,&quot;customValue&quot;:&quot;&quot;,&quot;upper&quot;:true}," calcext:value-type="string">
            <text:p>{"id":64,"screencode":0,"unicode":"\uEE0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7]+1" office:value-type="float" office:value="65" calcext:value-type="float">
            <text:p>65</text:p>
          </table:table-cell>
          <table:table-cell table:formula="of:=[.B67]+1" office:value-type="float" office:value="65" calcext:value-type="float">
            <text:p>65</text:p>
          </table:table-cell>
          <table:table-cell table:formula="of:=[.C67]+1" office:value-type="float" office:value="1" calcext:value-type="float">
            <text:p>1</text:p>
          </table:table-cell>
          <table:table-cell table:formula="of:=&quot;\uEE&quot;&amp;IF(LEN(DEC2HEX([.A68]+[.K68]))=1;&quot;0&quot;&amp;DEC2HEX([.A68]+[.K68]);DEC2HEX([.A68]+[.K68]))" office:value-type="string" office:string-value="\uEE01" calcext:value-type="string">
            <text:p>\uEE0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8]&amp;&quot;,&quot;&quot;screencode&quot;&quot;:&quot;&amp;[.C68]&amp;&quot;,&quot;&quot;unicode&quot;&quot;:&quot;&quot;&quot;&amp;[.D68]&amp;&quot;&quot;&quot;,&quot;&quot;altUnicode&quot;&quot;:&quot;&quot;&quot;&amp;[.E68]&amp;&quot;&quot;&quot;,&quot;&quot;name&quot;&quot;:&quot;&quot;&quot;&amp;[.F68]&amp;&quot;&quot;&quot;,&quot;&quot;color&quot;&quot;:&quot;&amp;[.H68]&amp;&quot;,&quot;&quot;control&quot;&quot;:&quot;&amp;[.I68]&amp;&quot;,&quot;&quot;customValue&quot;&quot;:&quot;&quot;&quot;&amp;[.G68]&amp;&quot;&quot;&quot;,&quot;&quot;upper&quot;&quot;:&quot;&amp;[.J68]&amp;&quot;},&quot;" office:value-type="string" office:string-value="{&quot;id&quot;:65,&quot;screencode&quot;:1,&quot;unicode&quot;:&quot;\uEE01&quot;,&quot;altUnicode&quot;:&quot;&quot;,&quot;name&quot;:&quot;&quot;,&quot;color&quot;:false,&quot;control&quot;:false,&quot;customValue&quot;:&quot;&quot;,&quot;upper&quot;:true}," calcext:value-type="string">
            <text:p>{"id":65,"screencode":1,"unicode":"\uEE0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8]+1" office:value-type="float" office:value="66" calcext:value-type="float">
            <text:p>66</text:p>
          </table:table-cell>
          <table:table-cell table:formula="of:=[.B68]+1" office:value-type="float" office:value="66" calcext:value-type="float">
            <text:p>66</text:p>
          </table:table-cell>
          <table:table-cell table:formula="of:=[.C68]+1" office:value-type="float" office:value="2" calcext:value-type="float">
            <text:p>2</text:p>
          </table:table-cell>
          <table:table-cell table:formula="of:=&quot;\uEE&quot;&amp;IF(LEN(DEC2HEX([.A69]+[.K69]))=1;&quot;0&quot;&amp;DEC2HEX([.A69]+[.K69]);DEC2HEX([.A69]+[.K69]))" office:value-type="string" office:string-value="\uEE02" calcext:value-type="string">
            <text:p>\uEE0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9]&amp;&quot;,&quot;&quot;screencode&quot;&quot;:&quot;&amp;[.C69]&amp;&quot;,&quot;&quot;unicode&quot;&quot;:&quot;&quot;&quot;&amp;[.D69]&amp;&quot;&quot;&quot;,&quot;&quot;altUnicode&quot;&quot;:&quot;&quot;&quot;&amp;[.E69]&amp;&quot;&quot;&quot;,&quot;&quot;name&quot;&quot;:&quot;&quot;&quot;&amp;[.F69]&amp;&quot;&quot;&quot;,&quot;&quot;color&quot;&quot;:&quot;&amp;[.H69]&amp;&quot;,&quot;&quot;control&quot;&quot;:&quot;&amp;[.I69]&amp;&quot;,&quot;&quot;customValue&quot;&quot;:&quot;&quot;&quot;&amp;[.G69]&amp;&quot;&quot;&quot;,&quot;&quot;upper&quot;&quot;:&quot;&amp;[.J69]&amp;&quot;},&quot;" office:value-type="string" office:string-value="{&quot;id&quot;:66,&quot;screencode&quot;:2,&quot;unicode&quot;:&quot;\uEE02&quot;,&quot;altUnicode&quot;:&quot;&quot;,&quot;name&quot;:&quot;&quot;,&quot;color&quot;:false,&quot;control&quot;:false,&quot;customValue&quot;:&quot;&quot;,&quot;upper&quot;:true}," calcext:value-type="string">
            <text:p>{"id":66,"screencode":2,"unicode":"\uEE0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9]+1" office:value-type="float" office:value="67" calcext:value-type="float">
            <text:p>67</text:p>
          </table:table-cell>
          <table:table-cell table:formula="of:=[.B69]+1" office:value-type="float" office:value="67" calcext:value-type="float">
            <text:p>67</text:p>
          </table:table-cell>
          <table:table-cell table:formula="of:=[.C69]+1" office:value-type="float" office:value="3" calcext:value-type="float">
            <text:p>3</text:p>
          </table:table-cell>
          <table:table-cell table:formula="of:=&quot;\uEE&quot;&amp;IF(LEN(DEC2HEX([.A70]+[.K70]))=1;&quot;0&quot;&amp;DEC2HEX([.A70]+[.K70]);DEC2HEX([.A70]+[.K70]))" office:value-type="string" office:string-value="\uEE03" calcext:value-type="string">
            <text:p>\uEE0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0]&amp;&quot;,&quot;&quot;screencode&quot;&quot;:&quot;&amp;[.C70]&amp;&quot;,&quot;&quot;unicode&quot;&quot;:&quot;&quot;&quot;&amp;[.D70]&amp;&quot;&quot;&quot;,&quot;&quot;altUnicode&quot;&quot;:&quot;&quot;&quot;&amp;[.E70]&amp;&quot;&quot;&quot;,&quot;&quot;name&quot;&quot;:&quot;&quot;&quot;&amp;[.F70]&amp;&quot;&quot;&quot;,&quot;&quot;color&quot;&quot;:&quot;&amp;[.H70]&amp;&quot;,&quot;&quot;control&quot;&quot;:&quot;&amp;[.I70]&amp;&quot;,&quot;&quot;customValue&quot;&quot;:&quot;&quot;&quot;&amp;[.G70]&amp;&quot;&quot;&quot;,&quot;&quot;upper&quot;&quot;:&quot;&amp;[.J70]&amp;&quot;},&quot;" office:value-type="string" office:string-value="{&quot;id&quot;:67,&quot;screencode&quot;:3,&quot;unicode&quot;:&quot;\uEE03&quot;,&quot;altUnicode&quot;:&quot;&quot;,&quot;name&quot;:&quot;&quot;,&quot;color&quot;:false,&quot;control&quot;:false,&quot;customValue&quot;:&quot;&quot;,&quot;upper&quot;:true}," calcext:value-type="string">
            <text:p>{"id":67,"screencode":3,"unicode":"\uEE0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0]+1" office:value-type="float" office:value="68" calcext:value-type="float">
            <text:p>68</text:p>
          </table:table-cell>
          <table:table-cell table:formula="of:=[.B70]+1" office:value-type="float" office:value="68" calcext:value-type="float">
            <text:p>68</text:p>
          </table:table-cell>
          <table:table-cell table:formula="of:=[.C70]+1" office:value-type="float" office:value="4" calcext:value-type="float">
            <text:p>4</text:p>
          </table:table-cell>
          <table:table-cell table:formula="of:=&quot;\uEE&quot;&amp;IF(LEN(DEC2HEX([.A71]+[.K71]))=1;&quot;0&quot;&amp;DEC2HEX([.A71]+[.K71]);DEC2HEX([.A71]+[.K71]))" office:value-type="string" office:string-value="\uEE04" calcext:value-type="string">
            <text:p>\uEE0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1]&amp;&quot;,&quot;&quot;screencode&quot;&quot;:&quot;&amp;[.C71]&amp;&quot;,&quot;&quot;unicode&quot;&quot;:&quot;&quot;&quot;&amp;[.D71]&amp;&quot;&quot;&quot;,&quot;&quot;altUnicode&quot;&quot;:&quot;&quot;&quot;&amp;[.E71]&amp;&quot;&quot;&quot;,&quot;&quot;name&quot;&quot;:&quot;&quot;&quot;&amp;[.F71]&amp;&quot;&quot;&quot;,&quot;&quot;color&quot;&quot;:&quot;&amp;[.H71]&amp;&quot;,&quot;&quot;control&quot;&quot;:&quot;&amp;[.I71]&amp;&quot;,&quot;&quot;customValue&quot;&quot;:&quot;&quot;&quot;&amp;[.G71]&amp;&quot;&quot;&quot;,&quot;&quot;upper&quot;&quot;:&quot;&amp;[.J71]&amp;&quot;},&quot;" office:value-type="string" office:string-value="{&quot;id&quot;:68,&quot;screencode&quot;:4,&quot;unicode&quot;:&quot;\uEE04&quot;,&quot;altUnicode&quot;:&quot;&quot;,&quot;name&quot;:&quot;&quot;,&quot;color&quot;:false,&quot;control&quot;:false,&quot;customValue&quot;:&quot;&quot;,&quot;upper&quot;:true}," calcext:value-type="string">
            <text:p>{"id":68,"screencode":4,"unicode":"\uEE0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1]+1" office:value-type="float" office:value="69" calcext:value-type="float">
            <text:p>69</text:p>
          </table:table-cell>
          <table:table-cell table:formula="of:=[.B71]+1" office:value-type="float" office:value="69" calcext:value-type="float">
            <text:p>69</text:p>
          </table:table-cell>
          <table:table-cell table:formula="of:=[.C71]+1" office:value-type="float" office:value="5" calcext:value-type="float">
            <text:p>5</text:p>
          </table:table-cell>
          <table:table-cell table:formula="of:=&quot;\uEE&quot;&amp;IF(LEN(DEC2HEX([.A72]+[.K72]))=1;&quot;0&quot;&amp;DEC2HEX([.A72]+[.K72]);DEC2HEX([.A72]+[.K72]))" office:value-type="string" office:string-value="\uEE05" calcext:value-type="string">
            <text:p>\uEE0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2]&amp;&quot;,&quot;&quot;screencode&quot;&quot;:&quot;&amp;[.C72]&amp;&quot;,&quot;&quot;unicode&quot;&quot;:&quot;&quot;&quot;&amp;[.D72]&amp;&quot;&quot;&quot;,&quot;&quot;altUnicode&quot;&quot;:&quot;&quot;&quot;&amp;[.E72]&amp;&quot;&quot;&quot;,&quot;&quot;name&quot;&quot;:&quot;&quot;&quot;&amp;[.F72]&amp;&quot;&quot;&quot;,&quot;&quot;color&quot;&quot;:&quot;&amp;[.H72]&amp;&quot;,&quot;&quot;control&quot;&quot;:&quot;&amp;[.I72]&amp;&quot;,&quot;&quot;customValue&quot;&quot;:&quot;&quot;&quot;&amp;[.G72]&amp;&quot;&quot;&quot;,&quot;&quot;upper&quot;&quot;:&quot;&amp;[.J72]&amp;&quot;},&quot;" office:value-type="string" office:string-value="{&quot;id&quot;:69,&quot;screencode&quot;:5,&quot;unicode&quot;:&quot;\uEE05&quot;,&quot;altUnicode&quot;:&quot;&quot;,&quot;name&quot;:&quot;&quot;,&quot;color&quot;:false,&quot;control&quot;:false,&quot;customValue&quot;:&quot;&quot;,&quot;upper&quot;:true}," calcext:value-type="string">
            <text:p>{"id":69,"screencode":5,"unicode":"\uEE0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2]+1" office:value-type="float" office:value="70" calcext:value-type="float">
            <text:p>70</text:p>
          </table:table-cell>
          <table:table-cell table:formula="of:=[.B72]+1" office:value-type="float" office:value="70" calcext:value-type="float">
            <text:p>70</text:p>
          </table:table-cell>
          <table:table-cell table:formula="of:=[.C72]+1" office:value-type="float" office:value="6" calcext:value-type="float">
            <text:p>6</text:p>
          </table:table-cell>
          <table:table-cell table:formula="of:=&quot;\uEE&quot;&amp;IF(LEN(DEC2HEX([.A73]+[.K73]))=1;&quot;0&quot;&amp;DEC2HEX([.A73]+[.K73]);DEC2HEX([.A73]+[.K73]))" office:value-type="string" office:string-value="\uEE06" calcext:value-type="string">
            <text:p>\uEE0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3]&amp;&quot;,&quot;&quot;screencode&quot;&quot;:&quot;&amp;[.C73]&amp;&quot;,&quot;&quot;unicode&quot;&quot;:&quot;&quot;&quot;&amp;[.D73]&amp;&quot;&quot;&quot;,&quot;&quot;altUnicode&quot;&quot;:&quot;&quot;&quot;&amp;[.E73]&amp;&quot;&quot;&quot;,&quot;&quot;name&quot;&quot;:&quot;&quot;&quot;&amp;[.F73]&amp;&quot;&quot;&quot;,&quot;&quot;color&quot;&quot;:&quot;&amp;[.H73]&amp;&quot;,&quot;&quot;control&quot;&quot;:&quot;&amp;[.I73]&amp;&quot;,&quot;&quot;customValue&quot;&quot;:&quot;&quot;&quot;&amp;[.G73]&amp;&quot;&quot;&quot;,&quot;&quot;upper&quot;&quot;:&quot;&amp;[.J73]&amp;&quot;},&quot;" office:value-type="string" office:string-value="{&quot;id&quot;:70,&quot;screencode&quot;:6,&quot;unicode&quot;:&quot;\uEE06&quot;,&quot;altUnicode&quot;:&quot;&quot;,&quot;name&quot;:&quot;&quot;,&quot;color&quot;:false,&quot;control&quot;:false,&quot;customValue&quot;:&quot;&quot;,&quot;upper&quot;:true}," calcext:value-type="string">
            <text:p>{"id":70,"screencode":6,"unicode":"\uEE0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3]+1" office:value-type="float" office:value="71" calcext:value-type="float">
            <text:p>71</text:p>
          </table:table-cell>
          <table:table-cell table:formula="of:=[.B73]+1" office:value-type="float" office:value="71" calcext:value-type="float">
            <text:p>71</text:p>
          </table:table-cell>
          <table:table-cell table:formula="of:=[.C73]+1" office:value-type="float" office:value="7" calcext:value-type="float">
            <text:p>7</text:p>
          </table:table-cell>
          <table:table-cell table:formula="of:=&quot;\uEE&quot;&amp;IF(LEN(DEC2HEX([.A74]+[.K74]))=1;&quot;0&quot;&amp;DEC2HEX([.A74]+[.K74]);DEC2HEX([.A74]+[.K74]))" office:value-type="string" office:string-value="\uEE07" calcext:value-type="string">
            <text:p>\uEE0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4]&amp;&quot;,&quot;&quot;screencode&quot;&quot;:&quot;&amp;[.C74]&amp;&quot;,&quot;&quot;unicode&quot;&quot;:&quot;&quot;&quot;&amp;[.D74]&amp;&quot;&quot;&quot;,&quot;&quot;altUnicode&quot;&quot;:&quot;&quot;&quot;&amp;[.E74]&amp;&quot;&quot;&quot;,&quot;&quot;name&quot;&quot;:&quot;&quot;&quot;&amp;[.F74]&amp;&quot;&quot;&quot;,&quot;&quot;color&quot;&quot;:&quot;&amp;[.H74]&amp;&quot;,&quot;&quot;control&quot;&quot;:&quot;&amp;[.I74]&amp;&quot;,&quot;&quot;customValue&quot;&quot;:&quot;&quot;&quot;&amp;[.G74]&amp;&quot;&quot;&quot;,&quot;&quot;upper&quot;&quot;:&quot;&amp;[.J74]&amp;&quot;},&quot;" office:value-type="string" office:string-value="{&quot;id&quot;:71,&quot;screencode&quot;:7,&quot;unicode&quot;:&quot;\uEE07&quot;,&quot;altUnicode&quot;:&quot;&quot;,&quot;name&quot;:&quot;&quot;,&quot;color&quot;:false,&quot;control&quot;:false,&quot;customValue&quot;:&quot;&quot;,&quot;upper&quot;:true}," calcext:value-type="string">
            <text:p>{"id":71,"screencode":7,"unicode":"\uEE0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4]+1" office:value-type="float" office:value="72" calcext:value-type="float">
            <text:p>72</text:p>
          </table:table-cell>
          <table:table-cell table:formula="of:=[.B74]+1" office:value-type="float" office:value="72" calcext:value-type="float">
            <text:p>72</text:p>
          </table:table-cell>
          <table:table-cell table:formula="of:=[.C74]+1" office:value-type="float" office:value="8" calcext:value-type="float">
            <text:p>8</text:p>
          </table:table-cell>
          <table:table-cell table:formula="of:=&quot;\uEE&quot;&amp;IF(LEN(DEC2HEX([.A75]+[.K75]))=1;&quot;0&quot;&amp;DEC2HEX([.A75]+[.K75]);DEC2HEX([.A75]+[.K75]))" office:value-type="string" office:string-value="\uEE08" calcext:value-type="string">
            <text:p>\uEE0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5]&amp;&quot;,&quot;&quot;screencode&quot;&quot;:&quot;&amp;[.C75]&amp;&quot;,&quot;&quot;unicode&quot;&quot;:&quot;&quot;&quot;&amp;[.D75]&amp;&quot;&quot;&quot;,&quot;&quot;altUnicode&quot;&quot;:&quot;&quot;&quot;&amp;[.E75]&amp;&quot;&quot;&quot;,&quot;&quot;name&quot;&quot;:&quot;&quot;&quot;&amp;[.F75]&amp;&quot;&quot;&quot;,&quot;&quot;color&quot;&quot;:&quot;&amp;[.H75]&amp;&quot;,&quot;&quot;control&quot;&quot;:&quot;&amp;[.I75]&amp;&quot;,&quot;&quot;customValue&quot;&quot;:&quot;&quot;&quot;&amp;[.G75]&amp;&quot;&quot;&quot;,&quot;&quot;upper&quot;&quot;:&quot;&amp;[.J75]&amp;&quot;},&quot;" office:value-type="string" office:string-value="{&quot;id&quot;:72,&quot;screencode&quot;:8,&quot;unicode&quot;:&quot;\uEE08&quot;,&quot;altUnicode&quot;:&quot;&quot;,&quot;name&quot;:&quot;&quot;,&quot;color&quot;:false,&quot;control&quot;:false,&quot;customValue&quot;:&quot;&quot;,&quot;upper&quot;:true}," calcext:value-type="string">
            <text:p>{"id":72,"screencode":8,"unicode":"\uEE0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5]+1" office:value-type="float" office:value="73" calcext:value-type="float">
            <text:p>73</text:p>
          </table:table-cell>
          <table:table-cell table:formula="of:=[.B75]+1" office:value-type="float" office:value="73" calcext:value-type="float">
            <text:p>73</text:p>
          </table:table-cell>
          <table:table-cell table:formula="of:=[.C75]+1" office:value-type="float" office:value="9" calcext:value-type="float">
            <text:p>9</text:p>
          </table:table-cell>
          <table:table-cell table:formula="of:=&quot;\uEE&quot;&amp;IF(LEN(DEC2HEX([.A76]+[.K76]))=1;&quot;0&quot;&amp;DEC2HEX([.A76]+[.K76]);DEC2HEX([.A76]+[.K76]))" office:value-type="string" office:string-value="\uEE09" calcext:value-type="string">
            <text:p>\uEE0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6]&amp;&quot;,&quot;&quot;screencode&quot;&quot;:&quot;&amp;[.C76]&amp;&quot;,&quot;&quot;unicode&quot;&quot;:&quot;&quot;&quot;&amp;[.D76]&amp;&quot;&quot;&quot;,&quot;&quot;altUnicode&quot;&quot;:&quot;&quot;&quot;&amp;[.E76]&amp;&quot;&quot;&quot;,&quot;&quot;name&quot;&quot;:&quot;&quot;&quot;&amp;[.F76]&amp;&quot;&quot;&quot;,&quot;&quot;color&quot;&quot;:&quot;&amp;[.H76]&amp;&quot;,&quot;&quot;control&quot;&quot;:&quot;&amp;[.I76]&amp;&quot;,&quot;&quot;customValue&quot;&quot;:&quot;&quot;&quot;&amp;[.G76]&amp;&quot;&quot;&quot;,&quot;&quot;upper&quot;&quot;:&quot;&amp;[.J76]&amp;&quot;},&quot;" office:value-type="string" office:string-value="{&quot;id&quot;:73,&quot;screencode&quot;:9,&quot;unicode&quot;:&quot;\uEE09&quot;,&quot;altUnicode&quot;:&quot;&quot;,&quot;name&quot;:&quot;&quot;,&quot;color&quot;:false,&quot;control&quot;:false,&quot;customValue&quot;:&quot;&quot;,&quot;upper&quot;:true}," calcext:value-type="string">
            <text:p>{"id":73,"screencode":9,"unicode":"\uEE0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6]+1" office:value-type="float" office:value="74" calcext:value-type="float">
            <text:p>74</text:p>
          </table:table-cell>
          <table:table-cell table:formula="of:=[.B76]+1" office:value-type="float" office:value="74" calcext:value-type="float">
            <text:p>74</text:p>
          </table:table-cell>
          <table:table-cell table:formula="of:=[.C76]+1" office:value-type="float" office:value="10" calcext:value-type="float">
            <text:p>10</text:p>
          </table:table-cell>
          <table:table-cell table:formula="of:=&quot;\uEE&quot;&amp;IF(LEN(DEC2HEX([.A77]+[.K77]))=1;&quot;0&quot;&amp;DEC2HEX([.A77]+[.K77]);DEC2HEX([.A77]+[.K77]))" office:value-type="string" office:string-value="\uEE0A" calcext:value-type="string">
            <text:p>\uEE0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7]&amp;&quot;,&quot;&quot;screencode&quot;&quot;:&quot;&amp;[.C77]&amp;&quot;,&quot;&quot;unicode&quot;&quot;:&quot;&quot;&quot;&amp;[.D77]&amp;&quot;&quot;&quot;,&quot;&quot;altUnicode&quot;&quot;:&quot;&quot;&quot;&amp;[.E77]&amp;&quot;&quot;&quot;,&quot;&quot;name&quot;&quot;:&quot;&quot;&quot;&amp;[.F77]&amp;&quot;&quot;&quot;,&quot;&quot;color&quot;&quot;:&quot;&amp;[.H77]&amp;&quot;,&quot;&quot;control&quot;&quot;:&quot;&amp;[.I77]&amp;&quot;,&quot;&quot;customValue&quot;&quot;:&quot;&quot;&quot;&amp;[.G77]&amp;&quot;&quot;&quot;,&quot;&quot;upper&quot;&quot;:&quot;&amp;[.J77]&amp;&quot;},&quot;" office:value-type="string" office:string-value="{&quot;id&quot;:74,&quot;screencode&quot;:10,&quot;unicode&quot;:&quot;\uEE0A&quot;,&quot;altUnicode&quot;:&quot;&quot;,&quot;name&quot;:&quot;&quot;,&quot;color&quot;:false,&quot;control&quot;:false,&quot;customValue&quot;:&quot;&quot;,&quot;upper&quot;:true}," calcext:value-type="string">
            <text:p>{"id":74,"screencode":10,"unicode":"\uEE0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7]+1" office:value-type="float" office:value="75" calcext:value-type="float">
            <text:p>75</text:p>
          </table:table-cell>
          <table:table-cell table:formula="of:=[.B77]+1" office:value-type="float" office:value="75" calcext:value-type="float">
            <text:p>75</text:p>
          </table:table-cell>
          <table:table-cell table:formula="of:=[.C77]+1" office:value-type="float" office:value="11" calcext:value-type="float">
            <text:p>11</text:p>
          </table:table-cell>
          <table:table-cell table:formula="of:=&quot;\uEE&quot;&amp;IF(LEN(DEC2HEX([.A78]+[.K78]))=1;&quot;0&quot;&amp;DEC2HEX([.A78]+[.K78]);DEC2HEX([.A78]+[.K78]))" office:value-type="string" office:string-value="\uEE0B" calcext:value-type="string">
            <text:p>\uEE0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8]&amp;&quot;,&quot;&quot;screencode&quot;&quot;:&quot;&amp;[.C78]&amp;&quot;,&quot;&quot;unicode&quot;&quot;:&quot;&quot;&quot;&amp;[.D78]&amp;&quot;&quot;&quot;,&quot;&quot;altUnicode&quot;&quot;:&quot;&quot;&quot;&amp;[.E78]&amp;&quot;&quot;&quot;,&quot;&quot;name&quot;&quot;:&quot;&quot;&quot;&amp;[.F78]&amp;&quot;&quot;&quot;,&quot;&quot;color&quot;&quot;:&quot;&amp;[.H78]&amp;&quot;,&quot;&quot;control&quot;&quot;:&quot;&amp;[.I78]&amp;&quot;,&quot;&quot;customValue&quot;&quot;:&quot;&quot;&quot;&amp;[.G78]&amp;&quot;&quot;&quot;,&quot;&quot;upper&quot;&quot;:&quot;&amp;[.J78]&amp;&quot;},&quot;" office:value-type="string" office:string-value="{&quot;id&quot;:75,&quot;screencode&quot;:11,&quot;unicode&quot;:&quot;\uEE0B&quot;,&quot;altUnicode&quot;:&quot;&quot;,&quot;name&quot;:&quot;&quot;,&quot;color&quot;:false,&quot;control&quot;:false,&quot;customValue&quot;:&quot;&quot;,&quot;upper&quot;:true}," calcext:value-type="string">
            <text:p>{"id":75,"screencode":11,"unicode":"\uEE0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8]+1" office:value-type="float" office:value="76" calcext:value-type="float">
            <text:p>76</text:p>
          </table:table-cell>
          <table:table-cell table:formula="of:=[.B78]+1" office:value-type="float" office:value="76" calcext:value-type="float">
            <text:p>76</text:p>
          </table:table-cell>
          <table:table-cell table:formula="of:=[.C78]+1" office:value-type="float" office:value="12" calcext:value-type="float">
            <text:p>12</text:p>
          </table:table-cell>
          <table:table-cell table:formula="of:=&quot;\uEE&quot;&amp;IF(LEN(DEC2HEX([.A79]+[.K79]))=1;&quot;0&quot;&amp;DEC2HEX([.A79]+[.K79]);DEC2HEX([.A79]+[.K79]))" office:value-type="string" office:string-value="\uEE0C" calcext:value-type="string">
            <text:p>\uEE0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9]&amp;&quot;,&quot;&quot;screencode&quot;&quot;:&quot;&amp;[.C79]&amp;&quot;,&quot;&quot;unicode&quot;&quot;:&quot;&quot;&quot;&amp;[.D79]&amp;&quot;&quot;&quot;,&quot;&quot;altUnicode&quot;&quot;:&quot;&quot;&quot;&amp;[.E79]&amp;&quot;&quot;&quot;,&quot;&quot;name&quot;&quot;:&quot;&quot;&quot;&amp;[.F79]&amp;&quot;&quot;&quot;,&quot;&quot;color&quot;&quot;:&quot;&amp;[.H79]&amp;&quot;,&quot;&quot;control&quot;&quot;:&quot;&amp;[.I79]&amp;&quot;,&quot;&quot;customValue&quot;&quot;:&quot;&quot;&quot;&amp;[.G79]&amp;&quot;&quot;&quot;,&quot;&quot;upper&quot;&quot;:&quot;&amp;[.J79]&amp;&quot;},&quot;" office:value-type="string" office:string-value="{&quot;id&quot;:76,&quot;screencode&quot;:12,&quot;unicode&quot;:&quot;\uEE0C&quot;,&quot;altUnicode&quot;:&quot;&quot;,&quot;name&quot;:&quot;&quot;,&quot;color&quot;:false,&quot;control&quot;:false,&quot;customValue&quot;:&quot;&quot;,&quot;upper&quot;:true}," calcext:value-type="string">
            <text:p>{"id":76,"screencode":12,"unicode":"\uEE0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9]+1" office:value-type="float" office:value="77" calcext:value-type="float">
            <text:p>77</text:p>
          </table:table-cell>
          <table:table-cell table:formula="of:=[.B79]+1" office:value-type="float" office:value="77" calcext:value-type="float">
            <text:p>77</text:p>
          </table:table-cell>
          <table:table-cell table:formula="of:=[.C79]+1" office:value-type="float" office:value="13" calcext:value-type="float">
            <text:p>13</text:p>
          </table:table-cell>
          <table:table-cell table:formula="of:=&quot;\uEE&quot;&amp;IF(LEN(DEC2HEX([.A80]+[.K80]))=1;&quot;0&quot;&amp;DEC2HEX([.A80]+[.K80]);DEC2HEX([.A80]+[.K80]))" office:value-type="string" office:string-value="\uEE0D" calcext:value-type="string">
            <text:p>\uEE0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0]&amp;&quot;,&quot;&quot;screencode&quot;&quot;:&quot;&amp;[.C80]&amp;&quot;,&quot;&quot;unicode&quot;&quot;:&quot;&quot;&quot;&amp;[.D80]&amp;&quot;&quot;&quot;,&quot;&quot;altUnicode&quot;&quot;:&quot;&quot;&quot;&amp;[.E80]&amp;&quot;&quot;&quot;,&quot;&quot;name&quot;&quot;:&quot;&quot;&quot;&amp;[.F80]&amp;&quot;&quot;&quot;,&quot;&quot;color&quot;&quot;:&quot;&amp;[.H80]&amp;&quot;,&quot;&quot;control&quot;&quot;:&quot;&amp;[.I80]&amp;&quot;,&quot;&quot;customValue&quot;&quot;:&quot;&quot;&quot;&amp;[.G80]&amp;&quot;&quot;&quot;,&quot;&quot;upper&quot;&quot;:&quot;&amp;[.J80]&amp;&quot;},&quot;" office:value-type="string" office:string-value="{&quot;id&quot;:77,&quot;screencode&quot;:13,&quot;unicode&quot;:&quot;\uEE0D&quot;,&quot;altUnicode&quot;:&quot;&quot;,&quot;name&quot;:&quot;&quot;,&quot;color&quot;:false,&quot;control&quot;:false,&quot;customValue&quot;:&quot;&quot;,&quot;upper&quot;:true}," calcext:value-type="string">
            <text:p>{"id":77,"screencode":13,"unicode":"\uEE0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0]+1" office:value-type="float" office:value="78" calcext:value-type="float">
            <text:p>78</text:p>
          </table:table-cell>
          <table:table-cell table:formula="of:=[.B80]+1" office:value-type="float" office:value="78" calcext:value-type="float">
            <text:p>78</text:p>
          </table:table-cell>
          <table:table-cell table:formula="of:=[.C80]+1" office:value-type="float" office:value="14" calcext:value-type="float">
            <text:p>14</text:p>
          </table:table-cell>
          <table:table-cell table:formula="of:=&quot;\uEE&quot;&amp;IF(LEN(DEC2HEX([.A81]+[.K81]))=1;&quot;0&quot;&amp;DEC2HEX([.A81]+[.K81]);DEC2HEX([.A81]+[.K81]))" office:value-type="string" office:string-value="\uEE0E" calcext:value-type="string">
            <text:p>\uEE0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1]&amp;&quot;,&quot;&quot;screencode&quot;&quot;:&quot;&amp;[.C81]&amp;&quot;,&quot;&quot;unicode&quot;&quot;:&quot;&quot;&quot;&amp;[.D81]&amp;&quot;&quot;&quot;,&quot;&quot;altUnicode&quot;&quot;:&quot;&quot;&quot;&amp;[.E81]&amp;&quot;&quot;&quot;,&quot;&quot;name&quot;&quot;:&quot;&quot;&quot;&amp;[.F81]&amp;&quot;&quot;&quot;,&quot;&quot;color&quot;&quot;:&quot;&amp;[.H81]&amp;&quot;,&quot;&quot;control&quot;&quot;:&quot;&amp;[.I81]&amp;&quot;,&quot;&quot;customValue&quot;&quot;:&quot;&quot;&quot;&amp;[.G81]&amp;&quot;&quot;&quot;,&quot;&quot;upper&quot;&quot;:&quot;&amp;[.J81]&amp;&quot;},&quot;" office:value-type="string" office:string-value="{&quot;id&quot;:78,&quot;screencode&quot;:14,&quot;unicode&quot;:&quot;\uEE0E&quot;,&quot;altUnicode&quot;:&quot;&quot;,&quot;name&quot;:&quot;&quot;,&quot;color&quot;:false,&quot;control&quot;:false,&quot;customValue&quot;:&quot;&quot;,&quot;upper&quot;:true}," calcext:value-type="string">
            <text:p>{"id":78,"screencode":14,"unicode":"\uEE0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1]+1" office:value-type="float" office:value="79" calcext:value-type="float">
            <text:p>79</text:p>
          </table:table-cell>
          <table:table-cell table:formula="of:=[.B81]+1" office:value-type="float" office:value="79" calcext:value-type="float">
            <text:p>79</text:p>
          </table:table-cell>
          <table:table-cell table:formula="of:=[.C81]+1" office:value-type="float" office:value="15" calcext:value-type="float">
            <text:p>15</text:p>
          </table:table-cell>
          <table:table-cell table:formula="of:=&quot;\uEE&quot;&amp;IF(LEN(DEC2HEX([.A82]+[.K82]))=1;&quot;0&quot;&amp;DEC2HEX([.A82]+[.K82]);DEC2HEX([.A82]+[.K82]))" office:value-type="string" office:string-value="\uEE0F" calcext:value-type="string">
            <text:p>\uEE0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2]&amp;&quot;,&quot;&quot;screencode&quot;&quot;:&quot;&amp;[.C82]&amp;&quot;,&quot;&quot;unicode&quot;&quot;:&quot;&quot;&quot;&amp;[.D82]&amp;&quot;&quot;&quot;,&quot;&quot;altUnicode&quot;&quot;:&quot;&quot;&quot;&amp;[.E82]&amp;&quot;&quot;&quot;,&quot;&quot;name&quot;&quot;:&quot;&quot;&quot;&amp;[.F82]&amp;&quot;&quot;&quot;,&quot;&quot;color&quot;&quot;:&quot;&amp;[.H82]&amp;&quot;,&quot;&quot;control&quot;&quot;:&quot;&amp;[.I82]&amp;&quot;,&quot;&quot;customValue&quot;&quot;:&quot;&quot;&quot;&amp;[.G82]&amp;&quot;&quot;&quot;,&quot;&quot;upper&quot;&quot;:&quot;&amp;[.J82]&amp;&quot;},&quot;" office:value-type="string" office:string-value="{&quot;id&quot;:79,&quot;screencode&quot;:15,&quot;unicode&quot;:&quot;\uEE0F&quot;,&quot;altUnicode&quot;:&quot;&quot;,&quot;name&quot;:&quot;&quot;,&quot;color&quot;:false,&quot;control&quot;:false,&quot;customValue&quot;:&quot;&quot;,&quot;upper&quot;:true}," calcext:value-type="string">
            <text:p>{"id":79,"screencode":15,"unicode":"\uEE0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2]+1" office:value-type="float" office:value="80" calcext:value-type="float">
            <text:p>80</text:p>
          </table:table-cell>
          <table:table-cell table:formula="of:=[.B82]+1" office:value-type="float" office:value="80" calcext:value-type="float">
            <text:p>80</text:p>
          </table:table-cell>
          <table:table-cell table:formula="of:=[.C82]+1" office:value-type="float" office:value="16" calcext:value-type="float">
            <text:p>16</text:p>
          </table:table-cell>
          <table:table-cell table:formula="of:=&quot;\uEE&quot;&amp;IF(LEN(DEC2HEX([.A83]+[.K83]))=1;&quot;0&quot;&amp;DEC2HEX([.A83]+[.K83]);DEC2HEX([.A83]+[.K83]))" office:value-type="string" office:string-value="\uEE10" calcext:value-type="string">
            <text:p>\uEE1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3]&amp;&quot;,&quot;&quot;screencode&quot;&quot;:&quot;&amp;[.C83]&amp;&quot;,&quot;&quot;unicode&quot;&quot;:&quot;&quot;&quot;&amp;[.D83]&amp;&quot;&quot;&quot;,&quot;&quot;altUnicode&quot;&quot;:&quot;&quot;&quot;&amp;[.E83]&amp;&quot;&quot;&quot;,&quot;&quot;name&quot;&quot;:&quot;&quot;&quot;&amp;[.F83]&amp;&quot;&quot;&quot;,&quot;&quot;color&quot;&quot;:&quot;&amp;[.H83]&amp;&quot;,&quot;&quot;control&quot;&quot;:&quot;&amp;[.I83]&amp;&quot;,&quot;&quot;customValue&quot;&quot;:&quot;&quot;&quot;&amp;[.G83]&amp;&quot;&quot;&quot;,&quot;&quot;upper&quot;&quot;:&quot;&amp;[.J83]&amp;&quot;},&quot;" office:value-type="string" office:string-value="{&quot;id&quot;:80,&quot;screencode&quot;:16,&quot;unicode&quot;:&quot;\uEE10&quot;,&quot;altUnicode&quot;:&quot;&quot;,&quot;name&quot;:&quot;&quot;,&quot;color&quot;:false,&quot;control&quot;:false,&quot;customValue&quot;:&quot;&quot;,&quot;upper&quot;:true}," calcext:value-type="string">
            <text:p>{"id":80,"screencode":16,"unicode":"\uEE1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3]+1" office:value-type="float" office:value="81" calcext:value-type="float">
            <text:p>81</text:p>
          </table:table-cell>
          <table:table-cell table:formula="of:=[.B83]+1" office:value-type="float" office:value="81" calcext:value-type="float">
            <text:p>81</text:p>
          </table:table-cell>
          <table:table-cell table:formula="of:=[.C83]+1" office:value-type="float" office:value="17" calcext:value-type="float">
            <text:p>17</text:p>
          </table:table-cell>
          <table:table-cell table:formula="of:=&quot;\uEE&quot;&amp;IF(LEN(DEC2HEX([.A84]+[.K84]))=1;&quot;0&quot;&amp;DEC2HEX([.A84]+[.K84]);DEC2HEX([.A84]+[.K84]))" office:value-type="string" office:string-value="\uEE11" calcext:value-type="string">
            <text:p>\uEE1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4]&amp;&quot;,&quot;&quot;screencode&quot;&quot;:&quot;&amp;[.C84]&amp;&quot;,&quot;&quot;unicode&quot;&quot;:&quot;&quot;&quot;&amp;[.D84]&amp;&quot;&quot;&quot;,&quot;&quot;altUnicode&quot;&quot;:&quot;&quot;&quot;&amp;[.E84]&amp;&quot;&quot;&quot;,&quot;&quot;name&quot;&quot;:&quot;&quot;&quot;&amp;[.F84]&amp;&quot;&quot;&quot;,&quot;&quot;color&quot;&quot;:&quot;&amp;[.H84]&amp;&quot;,&quot;&quot;control&quot;&quot;:&quot;&amp;[.I84]&amp;&quot;,&quot;&quot;customValue&quot;&quot;:&quot;&quot;&quot;&amp;[.G84]&amp;&quot;&quot;&quot;,&quot;&quot;upper&quot;&quot;:&quot;&amp;[.J84]&amp;&quot;},&quot;" office:value-type="string" office:string-value="{&quot;id&quot;:81,&quot;screencode&quot;:17,&quot;unicode&quot;:&quot;\uEE11&quot;,&quot;altUnicode&quot;:&quot;&quot;,&quot;name&quot;:&quot;&quot;,&quot;color&quot;:false,&quot;control&quot;:false,&quot;customValue&quot;:&quot;&quot;,&quot;upper&quot;:true}," calcext:value-type="string">
            <text:p>{"id":81,"screencode":17,"unicode":"\uEE1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4]+1" office:value-type="float" office:value="82" calcext:value-type="float">
            <text:p>82</text:p>
          </table:table-cell>
          <table:table-cell table:formula="of:=[.B84]+1" office:value-type="float" office:value="82" calcext:value-type="float">
            <text:p>82</text:p>
          </table:table-cell>
          <table:table-cell table:formula="of:=[.C84]+1" office:value-type="float" office:value="18" calcext:value-type="float">
            <text:p>18</text:p>
          </table:table-cell>
          <table:table-cell table:formula="of:=&quot;\uEE&quot;&amp;IF(LEN(DEC2HEX([.A85]+[.K85]))=1;&quot;0&quot;&amp;DEC2HEX([.A85]+[.K85]);DEC2HEX([.A85]+[.K85]))" office:value-type="string" office:string-value="\uEE12" calcext:value-type="string">
            <text:p>\uEE1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5]&amp;&quot;,&quot;&quot;screencode&quot;&quot;:&quot;&amp;[.C85]&amp;&quot;,&quot;&quot;unicode&quot;&quot;:&quot;&quot;&quot;&amp;[.D85]&amp;&quot;&quot;&quot;,&quot;&quot;altUnicode&quot;&quot;:&quot;&quot;&quot;&amp;[.E85]&amp;&quot;&quot;&quot;,&quot;&quot;name&quot;&quot;:&quot;&quot;&quot;&amp;[.F85]&amp;&quot;&quot;&quot;,&quot;&quot;color&quot;&quot;:&quot;&amp;[.H85]&amp;&quot;,&quot;&quot;control&quot;&quot;:&quot;&amp;[.I85]&amp;&quot;,&quot;&quot;customValue&quot;&quot;:&quot;&quot;&quot;&amp;[.G85]&amp;&quot;&quot;&quot;,&quot;&quot;upper&quot;&quot;:&quot;&amp;[.J85]&amp;&quot;},&quot;" office:value-type="string" office:string-value="{&quot;id&quot;:82,&quot;screencode&quot;:18,&quot;unicode&quot;:&quot;\uEE12&quot;,&quot;altUnicode&quot;:&quot;&quot;,&quot;name&quot;:&quot;&quot;,&quot;color&quot;:false,&quot;control&quot;:false,&quot;customValue&quot;:&quot;&quot;,&quot;upper&quot;:true}," calcext:value-type="string">
            <text:p>{"id":82,"screencode":18,"unicode":"\uEE1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5]+1" office:value-type="float" office:value="83" calcext:value-type="float">
            <text:p>83</text:p>
          </table:table-cell>
          <table:table-cell table:formula="of:=[.B85]+1" office:value-type="float" office:value="83" calcext:value-type="float">
            <text:p>83</text:p>
          </table:table-cell>
          <table:table-cell table:formula="of:=[.C85]+1" office:value-type="float" office:value="19" calcext:value-type="float">
            <text:p>19</text:p>
          </table:table-cell>
          <table:table-cell table:formula="of:=&quot;\uEE&quot;&amp;IF(LEN(DEC2HEX([.A86]+[.K86]))=1;&quot;0&quot;&amp;DEC2HEX([.A86]+[.K86]);DEC2HEX([.A86]+[.K86]))" office:value-type="string" office:string-value="\uEE13" calcext:value-type="string">
            <text:p>\uEE1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6]&amp;&quot;,&quot;&quot;screencode&quot;&quot;:&quot;&amp;[.C86]&amp;&quot;,&quot;&quot;unicode&quot;&quot;:&quot;&quot;&quot;&amp;[.D86]&amp;&quot;&quot;&quot;,&quot;&quot;altUnicode&quot;&quot;:&quot;&quot;&quot;&amp;[.E86]&amp;&quot;&quot;&quot;,&quot;&quot;name&quot;&quot;:&quot;&quot;&quot;&amp;[.F86]&amp;&quot;&quot;&quot;,&quot;&quot;color&quot;&quot;:&quot;&amp;[.H86]&amp;&quot;,&quot;&quot;control&quot;&quot;:&quot;&amp;[.I86]&amp;&quot;,&quot;&quot;customValue&quot;&quot;:&quot;&quot;&quot;&amp;[.G86]&amp;&quot;&quot;&quot;,&quot;&quot;upper&quot;&quot;:&quot;&amp;[.J86]&amp;&quot;},&quot;" office:value-type="string" office:string-value="{&quot;id&quot;:83,&quot;screencode&quot;:19,&quot;unicode&quot;:&quot;\uEE13&quot;,&quot;altUnicode&quot;:&quot;&quot;,&quot;name&quot;:&quot;&quot;,&quot;color&quot;:false,&quot;control&quot;:false,&quot;customValue&quot;:&quot;&quot;,&quot;upper&quot;:true}," calcext:value-type="string">
            <text:p>{"id":83,"screencode":19,"unicode":"\uEE1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6]+1" office:value-type="float" office:value="84" calcext:value-type="float">
            <text:p>84</text:p>
          </table:table-cell>
          <table:table-cell table:formula="of:=[.B86]+1" office:value-type="float" office:value="84" calcext:value-type="float">
            <text:p>84</text:p>
          </table:table-cell>
          <table:table-cell table:formula="of:=[.C86]+1" office:value-type="float" office:value="20" calcext:value-type="float">
            <text:p>20</text:p>
          </table:table-cell>
          <table:table-cell table:formula="of:=&quot;\uEE&quot;&amp;IF(LEN(DEC2HEX([.A87]+[.K87]))=1;&quot;0&quot;&amp;DEC2HEX([.A87]+[.K87]);DEC2HEX([.A87]+[.K87]))" office:value-type="string" office:string-value="\uEE14" calcext:value-type="string">
            <text:p>\uEE1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7]&amp;&quot;,&quot;&quot;screencode&quot;&quot;:&quot;&amp;[.C87]&amp;&quot;,&quot;&quot;unicode&quot;&quot;:&quot;&quot;&quot;&amp;[.D87]&amp;&quot;&quot;&quot;,&quot;&quot;altUnicode&quot;&quot;:&quot;&quot;&quot;&amp;[.E87]&amp;&quot;&quot;&quot;,&quot;&quot;name&quot;&quot;:&quot;&quot;&quot;&amp;[.F87]&amp;&quot;&quot;&quot;,&quot;&quot;color&quot;&quot;:&quot;&amp;[.H87]&amp;&quot;,&quot;&quot;control&quot;&quot;:&quot;&amp;[.I87]&amp;&quot;,&quot;&quot;customValue&quot;&quot;:&quot;&quot;&quot;&amp;[.G87]&amp;&quot;&quot;&quot;,&quot;&quot;upper&quot;&quot;:&quot;&amp;[.J87]&amp;&quot;},&quot;" office:value-type="string" office:string-value="{&quot;id&quot;:84,&quot;screencode&quot;:20,&quot;unicode&quot;:&quot;\uEE14&quot;,&quot;altUnicode&quot;:&quot;&quot;,&quot;name&quot;:&quot;&quot;,&quot;color&quot;:false,&quot;control&quot;:false,&quot;customValue&quot;:&quot;&quot;,&quot;upper&quot;:true}," calcext:value-type="string">
            <text:p>{"id":84,"screencode":20,"unicode":"\uEE1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7]+1" office:value-type="float" office:value="85" calcext:value-type="float">
            <text:p>85</text:p>
          </table:table-cell>
          <table:table-cell table:formula="of:=[.B87]+1" office:value-type="float" office:value="85" calcext:value-type="float">
            <text:p>85</text:p>
          </table:table-cell>
          <table:table-cell table:formula="of:=[.C87]+1" office:value-type="float" office:value="21" calcext:value-type="float">
            <text:p>21</text:p>
          </table:table-cell>
          <table:table-cell table:formula="of:=&quot;\uEE&quot;&amp;IF(LEN(DEC2HEX([.A88]+[.K88]))=1;&quot;0&quot;&amp;DEC2HEX([.A88]+[.K88]);DEC2HEX([.A88]+[.K88]))" office:value-type="string" office:string-value="\uEE15" calcext:value-type="string">
            <text:p>\uEE1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8]&amp;&quot;,&quot;&quot;screencode&quot;&quot;:&quot;&amp;[.C88]&amp;&quot;,&quot;&quot;unicode&quot;&quot;:&quot;&quot;&quot;&amp;[.D88]&amp;&quot;&quot;&quot;,&quot;&quot;altUnicode&quot;&quot;:&quot;&quot;&quot;&amp;[.E88]&amp;&quot;&quot;&quot;,&quot;&quot;name&quot;&quot;:&quot;&quot;&quot;&amp;[.F88]&amp;&quot;&quot;&quot;,&quot;&quot;color&quot;&quot;:&quot;&amp;[.H88]&amp;&quot;,&quot;&quot;control&quot;&quot;:&quot;&amp;[.I88]&amp;&quot;,&quot;&quot;customValue&quot;&quot;:&quot;&quot;&quot;&amp;[.G88]&amp;&quot;&quot;&quot;,&quot;&quot;upper&quot;&quot;:&quot;&amp;[.J88]&amp;&quot;},&quot;" office:value-type="string" office:string-value="{&quot;id&quot;:85,&quot;screencode&quot;:21,&quot;unicode&quot;:&quot;\uEE15&quot;,&quot;altUnicode&quot;:&quot;&quot;,&quot;name&quot;:&quot;&quot;,&quot;color&quot;:false,&quot;control&quot;:false,&quot;customValue&quot;:&quot;&quot;,&quot;upper&quot;:true}," calcext:value-type="string">
            <text:p>{"id":85,"screencode":21,"unicode":"\uEE1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8]+1" office:value-type="float" office:value="86" calcext:value-type="float">
            <text:p>86</text:p>
          </table:table-cell>
          <table:table-cell table:formula="of:=[.B88]+1" office:value-type="float" office:value="86" calcext:value-type="float">
            <text:p>86</text:p>
          </table:table-cell>
          <table:table-cell table:formula="of:=[.C88]+1" office:value-type="float" office:value="22" calcext:value-type="float">
            <text:p>22</text:p>
          </table:table-cell>
          <table:table-cell table:formula="of:=&quot;\uEE&quot;&amp;IF(LEN(DEC2HEX([.A89]+[.K89]))=1;&quot;0&quot;&amp;DEC2HEX([.A89]+[.K89]);DEC2HEX([.A89]+[.K89]))" office:value-type="string" office:string-value="\uEE16" calcext:value-type="string">
            <text:p>\uEE1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9]&amp;&quot;,&quot;&quot;screencode&quot;&quot;:&quot;&amp;[.C89]&amp;&quot;,&quot;&quot;unicode&quot;&quot;:&quot;&quot;&quot;&amp;[.D89]&amp;&quot;&quot;&quot;,&quot;&quot;altUnicode&quot;&quot;:&quot;&quot;&quot;&amp;[.E89]&amp;&quot;&quot;&quot;,&quot;&quot;name&quot;&quot;:&quot;&quot;&quot;&amp;[.F89]&amp;&quot;&quot;&quot;,&quot;&quot;color&quot;&quot;:&quot;&amp;[.H89]&amp;&quot;,&quot;&quot;control&quot;&quot;:&quot;&amp;[.I89]&amp;&quot;,&quot;&quot;customValue&quot;&quot;:&quot;&quot;&quot;&amp;[.G89]&amp;&quot;&quot;&quot;,&quot;&quot;upper&quot;&quot;:&quot;&amp;[.J89]&amp;&quot;},&quot;" office:value-type="string" office:string-value="{&quot;id&quot;:86,&quot;screencode&quot;:22,&quot;unicode&quot;:&quot;\uEE16&quot;,&quot;altUnicode&quot;:&quot;&quot;,&quot;name&quot;:&quot;&quot;,&quot;color&quot;:false,&quot;control&quot;:false,&quot;customValue&quot;:&quot;&quot;,&quot;upper&quot;:true}," calcext:value-type="string">
            <text:p>{"id":86,"screencode":22,"unicode":"\uEE1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9]+1" office:value-type="float" office:value="87" calcext:value-type="float">
            <text:p>87</text:p>
          </table:table-cell>
          <table:table-cell table:formula="of:=[.B89]+1" office:value-type="float" office:value="87" calcext:value-type="float">
            <text:p>87</text:p>
          </table:table-cell>
          <table:table-cell table:formula="of:=[.C89]+1" office:value-type="float" office:value="23" calcext:value-type="float">
            <text:p>23</text:p>
          </table:table-cell>
          <table:table-cell table:formula="of:=&quot;\uEE&quot;&amp;IF(LEN(DEC2HEX([.A90]+[.K90]))=1;&quot;0&quot;&amp;DEC2HEX([.A90]+[.K90]);DEC2HEX([.A90]+[.K90]))" office:value-type="string" office:string-value="\uEE17" calcext:value-type="string">
            <text:p>\uEE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0]&amp;&quot;,&quot;&quot;screencode&quot;&quot;:&quot;&amp;[.C90]&amp;&quot;,&quot;&quot;unicode&quot;&quot;:&quot;&quot;&quot;&amp;[.D90]&amp;&quot;&quot;&quot;,&quot;&quot;altUnicode&quot;&quot;:&quot;&quot;&quot;&amp;[.E90]&amp;&quot;&quot;&quot;,&quot;&quot;name&quot;&quot;:&quot;&quot;&quot;&amp;[.F90]&amp;&quot;&quot;&quot;,&quot;&quot;color&quot;&quot;:&quot;&amp;[.H90]&amp;&quot;,&quot;&quot;control&quot;&quot;:&quot;&amp;[.I90]&amp;&quot;,&quot;&quot;customValue&quot;&quot;:&quot;&quot;&quot;&amp;[.G90]&amp;&quot;&quot;&quot;,&quot;&quot;upper&quot;&quot;:&quot;&amp;[.J90]&amp;&quot;},&quot;" office:value-type="string" office:string-value="{&quot;id&quot;:87,&quot;screencode&quot;:23,&quot;unicode&quot;:&quot;\uEE17&quot;,&quot;altUnicode&quot;:&quot;&quot;,&quot;name&quot;:&quot;&quot;,&quot;color&quot;:false,&quot;control&quot;:false,&quot;customValue&quot;:&quot;&quot;,&quot;upper&quot;:true}," calcext:value-type="string">
            <text:p>{"id":87,"screencode":23,"unicode":"\uEE1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0]+1" office:value-type="float" office:value="88" calcext:value-type="float">
            <text:p>88</text:p>
          </table:table-cell>
          <table:table-cell table:formula="of:=[.B90]+1" office:value-type="float" office:value="88" calcext:value-type="float">
            <text:p>88</text:p>
          </table:table-cell>
          <table:table-cell table:formula="of:=[.C90]+1" office:value-type="float" office:value="24" calcext:value-type="float">
            <text:p>24</text:p>
          </table:table-cell>
          <table:table-cell table:formula="of:=&quot;\uEE&quot;&amp;IF(LEN(DEC2HEX([.A91]+[.K91]))=1;&quot;0&quot;&amp;DEC2HEX([.A91]+[.K91]);DEC2HEX([.A91]+[.K91]))" office:value-type="string" office:string-value="\uEE18" calcext:value-type="string">
            <text:p>\uEE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1]&amp;&quot;,&quot;&quot;screencode&quot;&quot;:&quot;&amp;[.C91]&amp;&quot;,&quot;&quot;unicode&quot;&quot;:&quot;&quot;&quot;&amp;[.D91]&amp;&quot;&quot;&quot;,&quot;&quot;altUnicode&quot;&quot;:&quot;&quot;&quot;&amp;[.E91]&amp;&quot;&quot;&quot;,&quot;&quot;name&quot;&quot;:&quot;&quot;&quot;&amp;[.F91]&amp;&quot;&quot;&quot;,&quot;&quot;color&quot;&quot;:&quot;&amp;[.H91]&amp;&quot;,&quot;&quot;control&quot;&quot;:&quot;&amp;[.I91]&amp;&quot;,&quot;&quot;customValue&quot;&quot;:&quot;&quot;&quot;&amp;[.G91]&amp;&quot;&quot;&quot;,&quot;&quot;upper&quot;&quot;:&quot;&amp;[.J91]&amp;&quot;},&quot;" office:value-type="string" office:string-value="{&quot;id&quot;:88,&quot;screencode&quot;:24,&quot;unicode&quot;:&quot;\uEE18&quot;,&quot;altUnicode&quot;:&quot;&quot;,&quot;name&quot;:&quot;&quot;,&quot;color&quot;:false,&quot;control&quot;:false,&quot;customValue&quot;:&quot;&quot;,&quot;upper&quot;:true}," calcext:value-type="string">
            <text:p>{"id":88,"screencode":24,"unicode":"\uEE1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1]+1" office:value-type="float" office:value="89" calcext:value-type="float">
            <text:p>89</text:p>
          </table:table-cell>
          <table:table-cell table:formula="of:=[.B91]+1" office:value-type="float" office:value="89" calcext:value-type="float">
            <text:p>89</text:p>
          </table:table-cell>
          <table:table-cell table:formula="of:=[.C91]+1" office:value-type="float" office:value="25" calcext:value-type="float">
            <text:p>25</text:p>
          </table:table-cell>
          <table:table-cell table:formula="of:=&quot;\uEE&quot;&amp;IF(LEN(DEC2HEX([.A92]+[.K92]))=1;&quot;0&quot;&amp;DEC2HEX([.A92]+[.K92]);DEC2HEX([.A92]+[.K92]))" office:value-type="string" office:string-value="\uEE19" calcext:value-type="string">
            <text:p>\uEE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2]&amp;&quot;,&quot;&quot;screencode&quot;&quot;:&quot;&amp;[.C92]&amp;&quot;,&quot;&quot;unicode&quot;&quot;:&quot;&quot;&quot;&amp;[.D92]&amp;&quot;&quot;&quot;,&quot;&quot;altUnicode&quot;&quot;:&quot;&quot;&quot;&amp;[.E92]&amp;&quot;&quot;&quot;,&quot;&quot;name&quot;&quot;:&quot;&quot;&quot;&amp;[.F92]&amp;&quot;&quot;&quot;,&quot;&quot;color&quot;&quot;:&quot;&amp;[.H92]&amp;&quot;,&quot;&quot;control&quot;&quot;:&quot;&amp;[.I92]&amp;&quot;,&quot;&quot;customValue&quot;&quot;:&quot;&quot;&quot;&amp;[.G92]&amp;&quot;&quot;&quot;,&quot;&quot;upper&quot;&quot;:&quot;&amp;[.J92]&amp;&quot;},&quot;" office:value-type="string" office:string-value="{&quot;id&quot;:89,&quot;screencode&quot;:25,&quot;unicode&quot;:&quot;\uEE19&quot;,&quot;altUnicode&quot;:&quot;&quot;,&quot;name&quot;:&quot;&quot;,&quot;color&quot;:false,&quot;control&quot;:false,&quot;customValue&quot;:&quot;&quot;,&quot;upper&quot;:true}," calcext:value-type="string">
            <text:p>{"id":89,"screencode":25,"unicode":"\uEE1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2]+1" office:value-type="float" office:value="90" calcext:value-type="float">
            <text:p>90</text:p>
          </table:table-cell>
          <table:table-cell table:formula="of:=[.B92]+1" office:value-type="float" office:value="90" calcext:value-type="float">
            <text:p>90</text:p>
          </table:table-cell>
          <table:table-cell table:formula="of:=[.C92]+1" office:value-type="float" office:value="26" calcext:value-type="float">
            <text:p>26</text:p>
          </table:table-cell>
          <table:table-cell table:formula="of:=&quot;\uEE&quot;&amp;IF(LEN(DEC2HEX([.A93]+[.K93]))=1;&quot;0&quot;&amp;DEC2HEX([.A93]+[.K93]);DEC2HEX([.A93]+[.K93]))" office:value-type="string" office:string-value="\uEE1A" calcext:value-type="string">
            <text:p>\uEE1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3]&amp;&quot;,&quot;&quot;screencode&quot;&quot;:&quot;&amp;[.C93]&amp;&quot;,&quot;&quot;unicode&quot;&quot;:&quot;&quot;&quot;&amp;[.D93]&amp;&quot;&quot;&quot;,&quot;&quot;altUnicode&quot;&quot;:&quot;&quot;&quot;&amp;[.E93]&amp;&quot;&quot;&quot;,&quot;&quot;name&quot;&quot;:&quot;&quot;&quot;&amp;[.F93]&amp;&quot;&quot;&quot;,&quot;&quot;color&quot;&quot;:&quot;&amp;[.H93]&amp;&quot;,&quot;&quot;control&quot;&quot;:&quot;&amp;[.I93]&amp;&quot;,&quot;&quot;customValue&quot;&quot;:&quot;&quot;&quot;&amp;[.G93]&amp;&quot;&quot;&quot;,&quot;&quot;upper&quot;&quot;:&quot;&amp;[.J93]&amp;&quot;},&quot;" office:value-type="string" office:string-value="{&quot;id&quot;:90,&quot;screencode&quot;:26,&quot;unicode&quot;:&quot;\uEE1A&quot;,&quot;altUnicode&quot;:&quot;&quot;,&quot;name&quot;:&quot;&quot;,&quot;color&quot;:false,&quot;control&quot;:false,&quot;customValue&quot;:&quot;&quot;,&quot;upper&quot;:true}," calcext:value-type="string">
            <text:p>{"id":90,"screencode":26,"unicode":"\uEE1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3]+1" office:value-type="float" office:value="91" calcext:value-type="float">
            <text:p>91</text:p>
          </table:table-cell>
          <table:table-cell table:formula="of:=[.B93]+1" office:value-type="float" office:value="91" calcext:value-type="float">
            <text:p>91</text:p>
          </table:table-cell>
          <table:table-cell table:formula="of:=[.C93]+1" office:value-type="float" office:value="27" calcext:value-type="float">
            <text:p>27</text:p>
          </table:table-cell>
          <table:table-cell table:formula="of:=&quot;\uEE&quot;&amp;IF(LEN(DEC2HEX([.A94]+[.K94]))=1;&quot;0&quot;&amp;DEC2HEX([.A94]+[.K94]);DEC2HEX([.A94]+[.K94]))" office:value-type="string" office:string-value="\uEE1B" calcext:value-type="string">
            <text:p>\uEE1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4]&amp;&quot;,&quot;&quot;screencode&quot;&quot;:&quot;&amp;[.C94]&amp;&quot;,&quot;&quot;unicode&quot;&quot;:&quot;&quot;&quot;&amp;[.D94]&amp;&quot;&quot;&quot;,&quot;&quot;altUnicode&quot;&quot;:&quot;&quot;&quot;&amp;[.E94]&amp;&quot;&quot;&quot;,&quot;&quot;name&quot;&quot;:&quot;&quot;&quot;&amp;[.F94]&amp;&quot;&quot;&quot;,&quot;&quot;color&quot;&quot;:&quot;&amp;[.H94]&amp;&quot;,&quot;&quot;control&quot;&quot;:&quot;&amp;[.I94]&amp;&quot;,&quot;&quot;customValue&quot;&quot;:&quot;&quot;&quot;&amp;[.G94]&amp;&quot;&quot;&quot;,&quot;&quot;upper&quot;&quot;:&quot;&amp;[.J94]&amp;&quot;},&quot;" office:value-type="string" office:string-value="{&quot;id&quot;:91,&quot;screencode&quot;:27,&quot;unicode&quot;:&quot;\uEE1B&quot;,&quot;altUnicode&quot;:&quot;&quot;,&quot;name&quot;:&quot;&quot;,&quot;color&quot;:false,&quot;control&quot;:false,&quot;customValue&quot;:&quot;&quot;,&quot;upper&quot;:true}," calcext:value-type="string">
            <text:p>{"id":91,"screencode":27,"unicode":"\uEE1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4]+1" office:value-type="float" office:value="92" calcext:value-type="float">
            <text:p>92</text:p>
          </table:table-cell>
          <table:table-cell table:formula="of:=[.B94]+1" office:value-type="float" office:value="92" calcext:value-type="float">
            <text:p>92</text:p>
          </table:table-cell>
          <table:table-cell table:formula="of:=[.C94]+1" office:value-type="float" office:value="28" calcext:value-type="float">
            <text:p>28</text:p>
          </table:table-cell>
          <table:table-cell table:formula="of:=&quot;\uEE&quot;&amp;IF(LEN(DEC2HEX([.A95]+[.K95]))=1;&quot;0&quot;&amp;DEC2HEX([.A95]+[.K95]);DEC2HEX([.A95]+[.K95]))" office:value-type="string" office:string-value="\uEE1C" calcext:value-type="string">
            <text:p>\uEE1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5]&amp;&quot;,&quot;&quot;screencode&quot;&quot;:&quot;&amp;[.C95]&amp;&quot;,&quot;&quot;unicode&quot;&quot;:&quot;&quot;&quot;&amp;[.D95]&amp;&quot;&quot;&quot;,&quot;&quot;altUnicode&quot;&quot;:&quot;&quot;&quot;&amp;[.E95]&amp;&quot;&quot;&quot;,&quot;&quot;name&quot;&quot;:&quot;&quot;&quot;&amp;[.F95]&amp;&quot;&quot;&quot;,&quot;&quot;color&quot;&quot;:&quot;&amp;[.H95]&amp;&quot;,&quot;&quot;control&quot;&quot;:&quot;&amp;[.I95]&amp;&quot;,&quot;&quot;customValue&quot;&quot;:&quot;&quot;&quot;&amp;[.G95]&amp;&quot;&quot;&quot;,&quot;&quot;upper&quot;&quot;:&quot;&amp;[.J95]&amp;&quot;},&quot;" office:value-type="string" office:string-value="{&quot;id&quot;:92,&quot;screencode&quot;:28,&quot;unicode&quot;:&quot;\uEE1C&quot;,&quot;altUnicode&quot;:&quot;&quot;,&quot;name&quot;:&quot;&quot;,&quot;color&quot;:false,&quot;control&quot;:false,&quot;customValue&quot;:&quot;&quot;,&quot;upper&quot;:true}," calcext:value-type="string">
            <text:p>{"id":92,"screencode":28,"unicode":"\uEE1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5]+1" office:value-type="float" office:value="93" calcext:value-type="float">
            <text:p>93</text:p>
          </table:table-cell>
          <table:table-cell table:formula="of:=[.B95]+1" office:value-type="float" office:value="93" calcext:value-type="float">
            <text:p>93</text:p>
          </table:table-cell>
          <table:table-cell table:formula="of:=[.C95]+1" office:value-type="float" office:value="29" calcext:value-type="float">
            <text:p>29</text:p>
          </table:table-cell>
          <table:table-cell table:formula="of:=&quot;\uEE&quot;&amp;IF(LEN(DEC2HEX([.A96]+[.K96]))=1;&quot;0&quot;&amp;DEC2HEX([.A96]+[.K96]);DEC2HEX([.A96]+[.K96]))" office:value-type="string" office:string-value="\uEE1D" calcext:value-type="string">
            <text:p>\uEE1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6]&amp;&quot;,&quot;&quot;screencode&quot;&quot;:&quot;&amp;[.C96]&amp;&quot;,&quot;&quot;unicode&quot;&quot;:&quot;&quot;&quot;&amp;[.D96]&amp;&quot;&quot;&quot;,&quot;&quot;altUnicode&quot;&quot;:&quot;&quot;&quot;&amp;[.E96]&amp;&quot;&quot;&quot;,&quot;&quot;name&quot;&quot;:&quot;&quot;&quot;&amp;[.F96]&amp;&quot;&quot;&quot;,&quot;&quot;color&quot;&quot;:&quot;&amp;[.H96]&amp;&quot;,&quot;&quot;control&quot;&quot;:&quot;&amp;[.I96]&amp;&quot;,&quot;&quot;customValue&quot;&quot;:&quot;&quot;&quot;&amp;[.G96]&amp;&quot;&quot;&quot;,&quot;&quot;upper&quot;&quot;:&quot;&amp;[.J96]&amp;&quot;},&quot;" office:value-type="string" office:string-value="{&quot;id&quot;:93,&quot;screencode&quot;:29,&quot;unicode&quot;:&quot;\uEE1D&quot;,&quot;altUnicode&quot;:&quot;&quot;,&quot;name&quot;:&quot;&quot;,&quot;color&quot;:false,&quot;control&quot;:false,&quot;customValue&quot;:&quot;&quot;,&quot;upper&quot;:true}," calcext:value-type="string">
            <text:p>{"id":93,"screencode":29,"unicode":"\uEE1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6]+1" office:value-type="float" office:value="94" calcext:value-type="float">
            <text:p>94</text:p>
          </table:table-cell>
          <table:table-cell table:formula="of:=[.B96]+1" office:value-type="float" office:value="94" calcext:value-type="float">
            <text:p>94</text:p>
          </table:table-cell>
          <table:table-cell table:formula="of:=[.C96]+1" office:value-type="float" office:value="30" calcext:value-type="float">
            <text:p>30</text:p>
          </table:table-cell>
          <table:table-cell table:formula="of:=&quot;\uEE&quot;&amp;IF(LEN(DEC2HEX([.A97]+[.K97]))=1;&quot;0&quot;&amp;DEC2HEX([.A97]+[.K97]);DEC2HEX([.A97]+[.K97]))" office:value-type="string" office:string-value="\uEE1E" calcext:value-type="string">
            <text:p>\uEE1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7]&amp;&quot;,&quot;&quot;screencode&quot;&quot;:&quot;&amp;[.C97]&amp;&quot;,&quot;&quot;unicode&quot;&quot;:&quot;&quot;&quot;&amp;[.D97]&amp;&quot;&quot;&quot;,&quot;&quot;altUnicode&quot;&quot;:&quot;&quot;&quot;&amp;[.E97]&amp;&quot;&quot;&quot;,&quot;&quot;name&quot;&quot;:&quot;&quot;&quot;&amp;[.F97]&amp;&quot;&quot;&quot;,&quot;&quot;color&quot;&quot;:&quot;&amp;[.H97]&amp;&quot;,&quot;&quot;control&quot;&quot;:&quot;&amp;[.I97]&amp;&quot;,&quot;&quot;customValue&quot;&quot;:&quot;&quot;&quot;&amp;[.G97]&amp;&quot;&quot;&quot;,&quot;&quot;upper&quot;&quot;:&quot;&amp;[.J97]&amp;&quot;},&quot;" office:value-type="string" office:string-value="{&quot;id&quot;:94,&quot;screencode&quot;:30,&quot;unicode&quot;:&quot;\uEE1E&quot;,&quot;altUnicode&quot;:&quot;&quot;,&quot;name&quot;:&quot;&quot;,&quot;color&quot;:false,&quot;control&quot;:false,&quot;customValue&quot;:&quot;&quot;,&quot;upper&quot;:true}," calcext:value-type="string">
            <text:p>{"id":94,"screencode":30,"unicode":"\uEE1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7]+1" office:value-type="float" office:value="95" calcext:value-type="float">
            <text:p>95</text:p>
          </table:table-cell>
          <table:table-cell table:formula="of:=[.B97]+1" office:value-type="float" office:value="95" calcext:value-type="float">
            <text:p>95</text:p>
          </table:table-cell>
          <table:table-cell table:formula="of:=[.C97]+1" office:value-type="float" office:value="31" calcext:value-type="float">
            <text:p>31</text:p>
          </table:table-cell>
          <table:table-cell table:formula="of:=&quot;\uEE&quot;&amp;IF(LEN(DEC2HEX([.A98]+[.K98]))=1;&quot;0&quot;&amp;DEC2HEX([.A98]+[.K98]);DEC2HEX([.A98]+[.K98]))" office:value-type="string" office:string-value="\uEE1F" calcext:value-type="string">
            <text:p>\uEE1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8]&amp;&quot;,&quot;&quot;screencode&quot;&quot;:&quot;&amp;[.C98]&amp;&quot;,&quot;&quot;unicode&quot;&quot;:&quot;&quot;&quot;&amp;[.D98]&amp;&quot;&quot;&quot;,&quot;&quot;altUnicode&quot;&quot;:&quot;&quot;&quot;&amp;[.E98]&amp;&quot;&quot;&quot;,&quot;&quot;name&quot;&quot;:&quot;&quot;&quot;&amp;[.F98]&amp;&quot;&quot;&quot;,&quot;&quot;color&quot;&quot;:&quot;&amp;[.H98]&amp;&quot;,&quot;&quot;control&quot;&quot;:&quot;&amp;[.I98]&amp;&quot;,&quot;&quot;customValue&quot;&quot;:&quot;&quot;&quot;&amp;[.G98]&amp;&quot;&quot;&quot;,&quot;&quot;upper&quot;&quot;:&quot;&amp;[.J98]&amp;&quot;},&quot;" office:value-type="string" office:string-value="{&quot;id&quot;:95,&quot;screencode&quot;:31,&quot;unicode&quot;:&quot;\uEE1F&quot;,&quot;altUnicode&quot;:&quot;&quot;,&quot;name&quot;:&quot;&quot;,&quot;color&quot;:false,&quot;control&quot;:false,&quot;customValue&quot;:&quot;&quot;,&quot;upper&quot;:true}," calcext:value-type="string">
            <text:p>{"id":95,"screencode":31,"unicode":"\uEE1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8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8]+1" office:value-type="float" office:value="32" calcext:value-type="float">
            <text:p>32</text:p>
          </table:table-cell>
          <table:table-cell table:formula="of:=&quot;\uEE&quot;&amp;IF(LEN(DEC2HEX([.A99]+[.K99]))=1;&quot;0&quot;&amp;DEC2HEX([.A99]+[.K99]);DEC2HEX([.A99]+[.K99]))" office:value-type="string" office:string-value="\uEE40" calcext:value-type="string">
            <text:p>\uEE4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99]&amp;&quot;,&quot;&quot;screencode&quot;&quot;:&quot;&amp;[.C99]&amp;&quot;,&quot;&quot;unicode&quot;&quot;:&quot;&quot;&quot;&amp;[.D99]&amp;&quot;&quot;&quot;,&quot;&quot;altUnicode&quot;&quot;:&quot;&quot;&quot;&amp;[.E99]&amp;&quot;&quot;&quot;,&quot;&quot;name&quot;&quot;:&quot;&quot;&quot;&amp;[.F99]&amp;&quot;&quot;&quot;,&quot;&quot;color&quot;&quot;:&quot;&amp;[.H99]&amp;&quot;,&quot;&quot;control&quot;&quot;:&quot;&amp;[.I99]&amp;&quot;,&quot;&quot;customValue&quot;&quot;:&quot;&quot;&quot;&amp;[.G99]&amp;&quot;&quot;&quot;,&quot;&quot;upper&quot;&quot;:&quot;&amp;[.J99]&amp;&quot;},&quot;" office:value-type="string" office:string-value="{&quot;id&quot;:96,&quot;screencode&quot;:32,&quot;unicode&quot;:&quot;\uEE40&quot;,&quot;altUnicode&quot;:&quot;&quot;,&quot;name&quot;:&quot;&quot;,&quot;color&quot;:false,&quot;control&quot;:false,&quot;customValue&quot;:&quot;&quot;,&quot;upper&quot;:true}," calcext:value-type="string">
            <text:p>{"id":96,"screencode":32,"unicode":"\uEE4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9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9]+1" office:value-type="float" office:value="33" calcext:value-type="float">
            <text:p>33</text:p>
          </table:table-cell>
          <table:table-cell table:formula="of:=&quot;\uEE&quot;&amp;IF(LEN(DEC2HEX([.A100]+[.K100]))=1;&quot;0&quot;&amp;DEC2HEX([.A100]+[.K100]);DEC2HEX([.A100]+[.K100]))" office:value-type="string" office:string-value="\uEE41" calcext:value-type="string">
            <text:p>\uEE41</text:p>
          </table:table-cell>
          <table:table-cell/>
          <table:table-cell table:formula="of:=&quot;Shift+&quot;&amp;CHAR([.L100])" office:value-type="string" office:string-value="Shift+A" calcext:value-type="string">
            <text:p>Shift+A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office:value-type="float" office:value="65" calcext:value-type="float">
            <text:p>65</text:p>
          </table:table-cell>
          <table:table-cell table:formula="of:=&quot;{&quot;&quot;id&quot;&quot;:&quot;&amp;[.A100]&amp;&quot;,&quot;&quot;screencode&quot;&quot;:&quot;&amp;[.C100]&amp;&quot;,&quot;&quot;unicode&quot;&quot;:&quot;&quot;&quot;&amp;[.D100]&amp;&quot;&quot;&quot;,&quot;&quot;altUnicode&quot;&quot;:&quot;&quot;&quot;&amp;[.E100]&amp;&quot;&quot;&quot;,&quot;&quot;name&quot;&quot;:&quot;&quot;&quot;&amp;[.F100]&amp;&quot;&quot;&quot;,&quot;&quot;color&quot;&quot;:&quot;&amp;[.H100]&amp;&quot;,&quot;&quot;control&quot;&quot;:&quot;&amp;[.I100]&amp;&quot;,&quot;&quot;customValue&quot;&quot;:&quot;&quot;&quot;&amp;[.G100]&amp;&quot;&quot;&quot;,&quot;&quot;upper&quot;&quot;:&quot;&amp;[.J100]&amp;&quot;},&quot;" office:value-type="string" office:string-value="{&quot;id&quot;:97,&quot;screencode&quot;:33,&quot;unicode&quot;:&quot;\uEE41&quot;,&quot;altUnicode&quot;:&quot;&quot;,&quot;name&quot;:&quot;Shift+A&quot;,&quot;color&quot;:false,&quot;control&quot;:false,&quot;customValue&quot;:&quot;&quot;,&quot;upper&quot;:true}," calcext:value-type="string">
            <text:p>{"id":97,"screencode":33,"unicode":"\uEE41","altUnicode":"","name":"Shift+A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0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100]+1" office:value-type="float" office:value="34" calcext:value-type="float">
            <text:p>34</text:p>
          </table:table-cell>
          <table:table-cell table:formula="of:=&quot;\uEE&quot;&amp;IF(LEN(DEC2HEX([.A101]+[.K101]))=1;&quot;0&quot;&amp;DEC2HEX([.A101]+[.K101]);DEC2HEX([.A101]+[.K101]))" office:value-type="string" office:string-value="\uEE42" calcext:value-type="string">
            <text:p>\uEE42</text:p>
          </table:table-cell>
          <table:table-cell/>
          <table:table-cell table:formula="of:=&quot;Shift+&quot;&amp;CHAR([.L101])" office:value-type="string" office:string-value="Shift+B" calcext:value-type="string">
            <text:p>Shift+B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0]+1" office:value-type="float" office:value="66" calcext:value-type="float">
            <text:p>66</text:p>
          </table:table-cell>
          <table:table-cell table:formula="of:=&quot;{&quot;&quot;id&quot;&quot;:&quot;&amp;[.A101]&amp;&quot;,&quot;&quot;screencode&quot;&quot;:&quot;&amp;[.C101]&amp;&quot;,&quot;&quot;unicode&quot;&quot;:&quot;&quot;&quot;&amp;[.D101]&amp;&quot;&quot;&quot;,&quot;&quot;altUnicode&quot;&quot;:&quot;&quot;&quot;&amp;[.E101]&amp;&quot;&quot;&quot;,&quot;&quot;name&quot;&quot;:&quot;&quot;&quot;&amp;[.F101]&amp;&quot;&quot;&quot;,&quot;&quot;color&quot;&quot;:&quot;&amp;[.H101]&amp;&quot;,&quot;&quot;control&quot;&quot;:&quot;&amp;[.I101]&amp;&quot;,&quot;&quot;customValue&quot;&quot;:&quot;&quot;&quot;&amp;[.G101]&amp;&quot;&quot;&quot;,&quot;&quot;upper&quot;&quot;:&quot;&amp;[.J101]&amp;&quot;},&quot;" office:value-type="string" office:string-value="{&quot;id&quot;:98,&quot;screencode&quot;:34,&quot;unicode&quot;:&quot;\uEE42&quot;,&quot;altUnicode&quot;:&quot;&quot;,&quot;name&quot;:&quot;Shift+B&quot;,&quot;color&quot;:false,&quot;control&quot;:false,&quot;customValue&quot;:&quot;&quot;,&quot;upper&quot;:true}," calcext:value-type="string">
            <text:p>{"id":98,"screencode":34,"unicode":"\uEE42","altUnicode":"","name":"Shift+B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1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1]+1" office:value-type="float" office:value="35" calcext:value-type="float">
            <text:p>35</text:p>
          </table:table-cell>
          <table:table-cell table:formula="of:=&quot;\uEE&quot;&amp;IF(LEN(DEC2HEX([.A102]+[.K102]))=1;&quot;0&quot;&amp;DEC2HEX([.A102]+[.K102]);DEC2HEX([.A102]+[.K102]))" office:value-type="string" office:string-value="\uEE43" calcext:value-type="string">
            <text:p>\uEE43</text:p>
          </table:table-cell>
          <table:table-cell/>
          <table:table-cell table:formula="of:=&quot;Shift+&quot;&amp;CHAR([.L102])" office:value-type="string" office:string-value="Shift+C" calcext:value-type="string">
            <text:p>Shift+C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1]+1" office:value-type="float" office:value="67" calcext:value-type="float">
            <text:p>67</text:p>
          </table:table-cell>
          <table:table-cell table:formula="of:=&quot;{&quot;&quot;id&quot;&quot;:&quot;&amp;[.A102]&amp;&quot;,&quot;&quot;screencode&quot;&quot;:&quot;&amp;[.C102]&amp;&quot;,&quot;&quot;unicode&quot;&quot;:&quot;&quot;&quot;&amp;[.D102]&amp;&quot;&quot;&quot;,&quot;&quot;altUnicode&quot;&quot;:&quot;&quot;&quot;&amp;[.E102]&amp;&quot;&quot;&quot;,&quot;&quot;name&quot;&quot;:&quot;&quot;&quot;&amp;[.F102]&amp;&quot;&quot;&quot;,&quot;&quot;color&quot;&quot;:&quot;&amp;[.H102]&amp;&quot;,&quot;&quot;control&quot;&quot;:&quot;&amp;[.I102]&amp;&quot;,&quot;&quot;customValue&quot;&quot;:&quot;&quot;&quot;&amp;[.G102]&amp;&quot;&quot;&quot;,&quot;&quot;upper&quot;&quot;:&quot;&amp;[.J102]&amp;&quot;},&quot;" office:value-type="string" office:string-value="{&quot;id&quot;:99,&quot;screencode&quot;:35,&quot;unicode&quot;:&quot;\uEE43&quot;,&quot;altUnicode&quot;:&quot;&quot;,&quot;name&quot;:&quot;Shift+C&quot;,&quot;color&quot;:false,&quot;control&quot;:false,&quot;customValue&quot;:&quot;&quot;,&quot;upper&quot;:true}," calcext:value-type="string">
            <text:p>{"id":99,"screencode":35,"unicode":"\uEE43","altUnicode":"","name":"Shift+C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2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2]+1" office:value-type="float" office:value="36" calcext:value-type="float">
            <text:p>36</text:p>
          </table:table-cell>
          <table:table-cell table:formula="of:=&quot;\uEE&quot;&amp;IF(LEN(DEC2HEX([.A103]+[.K103]))=1;&quot;0&quot;&amp;DEC2HEX([.A103]+[.K103]);DEC2HEX([.A103]+[.K103]))" office:value-type="string" office:string-value="\uEE44" calcext:value-type="string">
            <text:p>\uEE44</text:p>
          </table:table-cell>
          <table:table-cell/>
          <table:table-cell table:formula="of:=&quot;Shift+&quot;&amp;CHAR([.L103])" office:value-type="string" office:string-value="Shift+D" calcext:value-type="string">
            <text:p>Shift+D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2]+1" office:value-type="float" office:value="68" calcext:value-type="float">
            <text:p>68</text:p>
          </table:table-cell>
          <table:table-cell table:formula="of:=&quot;{&quot;&quot;id&quot;&quot;:&quot;&amp;[.A103]&amp;&quot;,&quot;&quot;screencode&quot;&quot;:&quot;&amp;[.C103]&amp;&quot;,&quot;&quot;unicode&quot;&quot;:&quot;&quot;&quot;&amp;[.D103]&amp;&quot;&quot;&quot;,&quot;&quot;altUnicode&quot;&quot;:&quot;&quot;&quot;&amp;[.E103]&amp;&quot;&quot;&quot;,&quot;&quot;name&quot;&quot;:&quot;&quot;&quot;&amp;[.F103]&amp;&quot;&quot;&quot;,&quot;&quot;color&quot;&quot;:&quot;&amp;[.H103]&amp;&quot;,&quot;&quot;control&quot;&quot;:&quot;&amp;[.I103]&amp;&quot;,&quot;&quot;customValue&quot;&quot;:&quot;&quot;&quot;&amp;[.G103]&amp;&quot;&quot;&quot;,&quot;&quot;upper&quot;&quot;:&quot;&amp;[.J103]&amp;&quot;},&quot;" office:value-type="string" office:string-value="{&quot;id&quot;:100,&quot;screencode&quot;:36,&quot;unicode&quot;:&quot;\uEE44&quot;,&quot;altUnicode&quot;:&quot;&quot;,&quot;name&quot;:&quot;Shift+D&quot;,&quot;color&quot;:false,&quot;control&quot;:false,&quot;customValue&quot;:&quot;&quot;,&quot;upper&quot;:true}," calcext:value-type="string">
            <text:p>{"id":100,"screencode":36,"unicode":"\uEE44","altUnicode":"","name":"Shift+D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3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03]+1" office:value-type="float" office:value="37" calcext:value-type="float">
            <text:p>37</text:p>
          </table:table-cell>
          <table:table-cell table:formula="of:=&quot;\uEE&quot;&amp;IF(LEN(DEC2HEX([.A104]+[.K104]))=1;&quot;0&quot;&amp;DEC2HEX([.A104]+[.K104]);DEC2HEX([.A104]+[.K104]))" office:value-type="string" office:string-value="\uEE45" calcext:value-type="string">
            <text:p>\uEE45</text:p>
          </table:table-cell>
          <table:table-cell/>
          <table:table-cell table:formula="of:=&quot;Shift+&quot;&amp;CHAR([.L104])" office:value-type="string" office:string-value="Shift+E" calcext:value-type="string">
            <text:p>Shift+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3]+1" office:value-type="float" office:value="69" calcext:value-type="float">
            <text:p>69</text:p>
          </table:table-cell>
          <table:table-cell table:formula="of:=&quot;{&quot;&quot;id&quot;&quot;:&quot;&amp;[.A104]&amp;&quot;,&quot;&quot;screencode&quot;&quot;:&quot;&amp;[.C104]&amp;&quot;,&quot;&quot;unicode&quot;&quot;:&quot;&quot;&quot;&amp;[.D104]&amp;&quot;&quot;&quot;,&quot;&quot;altUnicode&quot;&quot;:&quot;&quot;&quot;&amp;[.E104]&amp;&quot;&quot;&quot;,&quot;&quot;name&quot;&quot;:&quot;&quot;&quot;&amp;[.F104]&amp;&quot;&quot;&quot;,&quot;&quot;color&quot;&quot;:&quot;&amp;[.H104]&amp;&quot;,&quot;&quot;control&quot;&quot;:&quot;&amp;[.I104]&amp;&quot;,&quot;&quot;customValue&quot;&quot;:&quot;&quot;&quot;&amp;[.G104]&amp;&quot;&quot;&quot;,&quot;&quot;upper&quot;&quot;:&quot;&amp;[.J104]&amp;&quot;},&quot;" office:value-type="string" office:string-value="{&quot;id&quot;:101,&quot;screencode&quot;:37,&quot;unicode&quot;:&quot;\uEE45&quot;,&quot;altUnicode&quot;:&quot;&quot;,&quot;name&quot;:&quot;Shift+E&quot;,&quot;color&quot;:false,&quot;control&quot;:false,&quot;customValue&quot;:&quot;&quot;,&quot;upper&quot;:true}," calcext:value-type="string">
            <text:p>{"id":101,"screencode":37,"unicode":"\uEE45","altUnicode":"","name":"Shift+E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4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104]+1" office:value-type="float" office:value="38" calcext:value-type="float">
            <text:p>38</text:p>
          </table:table-cell>
          <table:table-cell table:formula="of:=&quot;\uEE&quot;&amp;IF(LEN(DEC2HEX([.A105]+[.K105]))=1;&quot;0&quot;&amp;DEC2HEX([.A105]+[.K105]);DEC2HEX([.A105]+[.K105]))" office:value-type="string" office:string-value="\uEE46" calcext:value-type="string">
            <text:p>\uEE46</text:p>
          </table:table-cell>
          <table:table-cell/>
          <table:table-cell table:formula="of:=&quot;Shift+&quot;&amp;CHAR([.L105])" office:value-type="string" office:string-value="Shift+F" calcext:value-type="string">
            <text:p>Shift+F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4]+1" office:value-type="float" office:value="70" calcext:value-type="float">
            <text:p>70</text:p>
          </table:table-cell>
          <table:table-cell table:formula="of:=&quot;{&quot;&quot;id&quot;&quot;:&quot;&amp;[.A105]&amp;&quot;,&quot;&quot;screencode&quot;&quot;:&quot;&amp;[.C105]&amp;&quot;,&quot;&quot;unicode&quot;&quot;:&quot;&quot;&quot;&amp;[.D105]&amp;&quot;&quot;&quot;,&quot;&quot;altUnicode&quot;&quot;:&quot;&quot;&quot;&amp;[.E105]&amp;&quot;&quot;&quot;,&quot;&quot;name&quot;&quot;:&quot;&quot;&quot;&amp;[.F105]&amp;&quot;&quot;&quot;,&quot;&quot;color&quot;&quot;:&quot;&amp;[.H105]&amp;&quot;,&quot;&quot;control&quot;&quot;:&quot;&amp;[.I105]&amp;&quot;,&quot;&quot;customValue&quot;&quot;:&quot;&quot;&quot;&amp;[.G105]&amp;&quot;&quot;&quot;,&quot;&quot;upper&quot;&quot;:&quot;&amp;[.J105]&amp;&quot;},&quot;" office:value-type="string" office:string-value="{&quot;id&quot;:102,&quot;screencode&quot;:38,&quot;unicode&quot;:&quot;\uEE46&quot;,&quot;altUnicode&quot;:&quot;&quot;,&quot;name&quot;:&quot;Shift+F&quot;,&quot;color&quot;:false,&quot;control&quot;:false,&quot;customValue&quot;:&quot;&quot;,&quot;upper&quot;:true}," calcext:value-type="string">
            <text:p>{"id":102,"screencode":38,"unicode":"\uEE46","altUnicode":"","name":"Shift+F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5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105]+1" office:value-type="float" office:value="39" calcext:value-type="float">
            <text:p>39</text:p>
          </table:table-cell>
          <table:table-cell table:formula="of:=&quot;\uEE&quot;&amp;IF(LEN(DEC2HEX([.A106]+[.K106]))=1;&quot;0&quot;&amp;DEC2HEX([.A106]+[.K106]);DEC2HEX([.A106]+[.K106]))" office:value-type="string" office:string-value="\uEE47" calcext:value-type="string">
            <text:p>\uEE47</text:p>
          </table:table-cell>
          <table:table-cell/>
          <table:table-cell table:formula="of:=&quot;Shift+&quot;&amp;CHAR([.L106])" office:value-type="string" office:string-value="Shift+G" calcext:value-type="string">
            <text:p>Shift+G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5]+1" office:value-type="float" office:value="71" calcext:value-type="float">
            <text:p>71</text:p>
          </table:table-cell>
          <table:table-cell table:formula="of:=&quot;{&quot;&quot;id&quot;&quot;:&quot;&amp;[.A106]&amp;&quot;,&quot;&quot;screencode&quot;&quot;:&quot;&amp;[.C106]&amp;&quot;,&quot;&quot;unicode&quot;&quot;:&quot;&quot;&quot;&amp;[.D106]&amp;&quot;&quot;&quot;,&quot;&quot;altUnicode&quot;&quot;:&quot;&quot;&quot;&amp;[.E106]&amp;&quot;&quot;&quot;,&quot;&quot;name&quot;&quot;:&quot;&quot;&quot;&amp;[.F106]&amp;&quot;&quot;&quot;,&quot;&quot;color&quot;&quot;:&quot;&amp;[.H106]&amp;&quot;,&quot;&quot;control&quot;&quot;:&quot;&amp;[.I106]&amp;&quot;,&quot;&quot;customValue&quot;&quot;:&quot;&quot;&quot;&amp;[.G106]&amp;&quot;&quot;&quot;,&quot;&quot;upper&quot;&quot;:&quot;&amp;[.J106]&amp;&quot;},&quot;" office:value-type="string" office:string-value="{&quot;id&quot;:103,&quot;screencode&quot;:39,&quot;unicode&quot;:&quot;\uEE47&quot;,&quot;altUnicode&quot;:&quot;&quot;,&quot;name&quot;:&quot;Shift+G&quot;,&quot;color&quot;:false,&quot;control&quot;:false,&quot;customValue&quot;:&quot;&quot;,&quot;upper&quot;:true}," calcext:value-type="string">
            <text:p>{"id":103,"screencode":39,"unicode":"\uEE47","altUnicode":"","name":"Shift+G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6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06]+1" office:value-type="float" office:value="40" calcext:value-type="float">
            <text:p>40</text:p>
          </table:table-cell>
          <table:table-cell table:formula="of:=&quot;\uEE&quot;&amp;IF(LEN(DEC2HEX([.A107]+[.K107]))=1;&quot;0&quot;&amp;DEC2HEX([.A107]+[.K107]);DEC2HEX([.A107]+[.K107]))" office:value-type="string" office:string-value="\uEE48" calcext:value-type="string">
            <text:p>\uEE48</text:p>
          </table:table-cell>
          <table:table-cell/>
          <table:table-cell table:formula="of:=&quot;Shift+&quot;&amp;CHAR([.L107])" office:value-type="string" office:string-value="Shift+H" calcext:value-type="string">
            <text:p>Shift+H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6]+1" office:value-type="float" office:value="72" calcext:value-type="float">
            <text:p>72</text:p>
          </table:table-cell>
          <table:table-cell table:formula="of:=&quot;{&quot;&quot;id&quot;&quot;:&quot;&amp;[.A107]&amp;&quot;,&quot;&quot;screencode&quot;&quot;:&quot;&amp;[.C107]&amp;&quot;,&quot;&quot;unicode&quot;&quot;:&quot;&quot;&quot;&amp;[.D107]&amp;&quot;&quot;&quot;,&quot;&quot;altUnicode&quot;&quot;:&quot;&quot;&quot;&amp;[.E107]&amp;&quot;&quot;&quot;,&quot;&quot;name&quot;&quot;:&quot;&quot;&quot;&amp;[.F107]&amp;&quot;&quot;&quot;,&quot;&quot;color&quot;&quot;:&quot;&amp;[.H107]&amp;&quot;,&quot;&quot;control&quot;&quot;:&quot;&amp;[.I107]&amp;&quot;,&quot;&quot;customValue&quot;&quot;:&quot;&quot;&quot;&amp;[.G107]&amp;&quot;&quot;&quot;,&quot;&quot;upper&quot;&quot;:&quot;&amp;[.J107]&amp;&quot;},&quot;" office:value-type="string" office:string-value="{&quot;id&quot;:104,&quot;screencode&quot;:40,&quot;unicode&quot;:&quot;\uEE48&quot;,&quot;altUnicode&quot;:&quot;&quot;,&quot;name&quot;:&quot;Shift+H&quot;,&quot;color&quot;:false,&quot;control&quot;:false,&quot;customValue&quot;:&quot;&quot;,&quot;upper&quot;:true}," calcext:value-type="string">
            <text:p>{"id":104,"screencode":40,"unicode":"\uEE48","altUnicode":"","name":"Shift+H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7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107]+1" office:value-type="float" office:value="41" calcext:value-type="float">
            <text:p>41</text:p>
          </table:table-cell>
          <table:table-cell table:formula="of:=&quot;\uEE&quot;&amp;IF(LEN(DEC2HEX([.A108]+[.K108]))=1;&quot;0&quot;&amp;DEC2HEX([.A108]+[.K108]);DEC2HEX([.A108]+[.K108]))" office:value-type="string" office:string-value="\uEE49" calcext:value-type="string">
            <text:p>\uEE49</text:p>
          </table:table-cell>
          <table:table-cell/>
          <table:table-cell table:formula="of:=&quot;Shift+&quot;&amp;CHAR([.L108])" office:value-type="string" office:string-value="Shift+I" calcext:value-type="string">
            <text:p>Shift+I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7]+1" office:value-type="float" office:value="73" calcext:value-type="float">
            <text:p>73</text:p>
          </table:table-cell>
          <table:table-cell table:formula="of:=&quot;{&quot;&quot;id&quot;&quot;:&quot;&amp;[.A108]&amp;&quot;,&quot;&quot;screencode&quot;&quot;:&quot;&amp;[.C108]&amp;&quot;,&quot;&quot;unicode&quot;&quot;:&quot;&quot;&quot;&amp;[.D108]&amp;&quot;&quot;&quot;,&quot;&quot;altUnicode&quot;&quot;:&quot;&quot;&quot;&amp;[.E108]&amp;&quot;&quot;&quot;,&quot;&quot;name&quot;&quot;:&quot;&quot;&quot;&amp;[.F108]&amp;&quot;&quot;&quot;,&quot;&quot;color&quot;&quot;:&quot;&amp;[.H108]&amp;&quot;,&quot;&quot;control&quot;&quot;:&quot;&amp;[.I108]&amp;&quot;,&quot;&quot;customValue&quot;&quot;:&quot;&quot;&quot;&amp;[.G108]&amp;&quot;&quot;&quot;,&quot;&quot;upper&quot;&quot;:&quot;&amp;[.J108]&amp;&quot;},&quot;" office:value-type="string" office:string-value="{&quot;id&quot;:105,&quot;screencode&quot;:41,&quot;unicode&quot;:&quot;\uEE49&quot;,&quot;altUnicode&quot;:&quot;&quot;,&quot;name&quot;:&quot;Shift+I&quot;,&quot;color&quot;:false,&quot;control&quot;:false,&quot;customValue&quot;:&quot;&quot;,&quot;upper&quot;:true}," calcext:value-type="string">
            <text:p>{"id":105,"screencode":41,"unicode":"\uEE49","altUnicode":"","name":"Shift+I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8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108]+1" office:value-type="float" office:value="42" calcext:value-type="float">
            <text:p>42</text:p>
          </table:table-cell>
          <table:table-cell table:formula="of:=&quot;\uEE&quot;&amp;IF(LEN(DEC2HEX([.A109]+[.K109]))=1;&quot;0&quot;&amp;DEC2HEX([.A109]+[.K109]);DEC2HEX([.A109]+[.K109]))" office:value-type="string" office:string-value="\uEE4A" calcext:value-type="string">
            <text:p>\uEE4A</text:p>
          </table:table-cell>
          <table:table-cell/>
          <table:table-cell table:formula="of:=&quot;Shift+&quot;&amp;CHAR([.L109])" office:value-type="string" office:string-value="Shift+J" calcext:value-type="string">
            <text:p>Shift+J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8]+1" office:value-type="float" office:value="74" calcext:value-type="float">
            <text:p>74</text:p>
          </table:table-cell>
          <table:table-cell table:formula="of:=&quot;{&quot;&quot;id&quot;&quot;:&quot;&amp;[.A109]&amp;&quot;,&quot;&quot;screencode&quot;&quot;:&quot;&amp;[.C109]&amp;&quot;,&quot;&quot;unicode&quot;&quot;:&quot;&quot;&quot;&amp;[.D109]&amp;&quot;&quot;&quot;,&quot;&quot;altUnicode&quot;&quot;:&quot;&quot;&quot;&amp;[.E109]&amp;&quot;&quot;&quot;,&quot;&quot;name&quot;&quot;:&quot;&quot;&quot;&amp;[.F109]&amp;&quot;&quot;&quot;,&quot;&quot;color&quot;&quot;:&quot;&amp;[.H109]&amp;&quot;,&quot;&quot;control&quot;&quot;:&quot;&amp;[.I109]&amp;&quot;,&quot;&quot;customValue&quot;&quot;:&quot;&quot;&quot;&amp;[.G109]&amp;&quot;&quot;&quot;,&quot;&quot;upper&quot;&quot;:&quot;&amp;[.J109]&amp;&quot;},&quot;" office:value-type="string" office:string-value="{&quot;id&quot;:106,&quot;screencode&quot;:42,&quot;unicode&quot;:&quot;\uEE4A&quot;,&quot;altUnicode&quot;:&quot;&quot;,&quot;name&quot;:&quot;Shift+J&quot;,&quot;color&quot;:false,&quot;control&quot;:false,&quot;customValue&quot;:&quot;&quot;,&quot;upper&quot;:true}," calcext:value-type="string">
            <text:p>{"id":106,"screencode":42,"unicode":"\uEE4A","altUnicode":"","name":"Shift+J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9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09]+1" office:value-type="float" office:value="43" calcext:value-type="float">
            <text:p>43</text:p>
          </table:table-cell>
          <table:table-cell table:formula="of:=&quot;\uEE&quot;&amp;IF(LEN(DEC2HEX([.A110]+[.K110]))=1;&quot;0&quot;&amp;DEC2HEX([.A110]+[.K110]);DEC2HEX([.A110]+[.K110]))" office:value-type="string" office:string-value="\uEE4B" calcext:value-type="string">
            <text:p>\uEE4B</text:p>
          </table:table-cell>
          <table:table-cell/>
          <table:table-cell table:formula="of:=&quot;Shift+&quot;&amp;CHAR([.L110])" office:value-type="string" office:string-value="Shift+K" calcext:value-type="string">
            <text:p>Shift+K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9]+1" office:value-type="float" office:value="75" calcext:value-type="float">
            <text:p>75</text:p>
          </table:table-cell>
          <table:table-cell table:formula="of:=&quot;{&quot;&quot;id&quot;&quot;:&quot;&amp;[.A110]&amp;&quot;,&quot;&quot;screencode&quot;&quot;:&quot;&amp;[.C110]&amp;&quot;,&quot;&quot;unicode&quot;&quot;:&quot;&quot;&quot;&amp;[.D110]&amp;&quot;&quot;&quot;,&quot;&quot;altUnicode&quot;&quot;:&quot;&quot;&quot;&amp;[.E110]&amp;&quot;&quot;&quot;,&quot;&quot;name&quot;&quot;:&quot;&quot;&quot;&amp;[.F110]&amp;&quot;&quot;&quot;,&quot;&quot;color&quot;&quot;:&quot;&amp;[.H110]&amp;&quot;,&quot;&quot;control&quot;&quot;:&quot;&amp;[.I110]&amp;&quot;,&quot;&quot;customValue&quot;&quot;:&quot;&quot;&quot;&amp;[.G110]&amp;&quot;&quot;&quot;,&quot;&quot;upper&quot;&quot;:&quot;&amp;[.J110]&amp;&quot;},&quot;" office:value-type="string" office:string-value="{&quot;id&quot;:107,&quot;screencode&quot;:43,&quot;unicode&quot;:&quot;\uEE4B&quot;,&quot;altUnicode&quot;:&quot;&quot;,&quot;name&quot;:&quot;Shift+K&quot;,&quot;color&quot;:false,&quot;control&quot;:false,&quot;customValue&quot;:&quot;&quot;,&quot;upper&quot;:true}," calcext:value-type="string">
            <text:p>{"id":107,"screencode":43,"unicode":"\uEE4B","altUnicode":"","name":"Shift+K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0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C110]+1" office:value-type="float" office:value="44" calcext:value-type="float">
            <text:p>44</text:p>
          </table:table-cell>
          <table:table-cell table:formula="of:=&quot;\uEE&quot;&amp;IF(LEN(DEC2HEX([.A111]+[.K111]))=1;&quot;0&quot;&amp;DEC2HEX([.A111]+[.K111]);DEC2HEX([.A111]+[.K111]))" office:value-type="string" office:string-value="\uEE4C" calcext:value-type="string">
            <text:p>\uEE4C</text:p>
          </table:table-cell>
          <table:table-cell/>
          <table:table-cell table:formula="of:=&quot;Shift+&quot;&amp;CHAR([.L111])" office:value-type="string" office:string-value="Shift+L" calcext:value-type="string">
            <text:p>Shift+L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0]+1" office:value-type="float" office:value="76" calcext:value-type="float">
            <text:p>76</text:p>
          </table:table-cell>
          <table:table-cell table:formula="of:=&quot;{&quot;&quot;id&quot;&quot;:&quot;&amp;[.A111]&amp;&quot;,&quot;&quot;screencode&quot;&quot;:&quot;&amp;[.C111]&amp;&quot;,&quot;&quot;unicode&quot;&quot;:&quot;&quot;&quot;&amp;[.D111]&amp;&quot;&quot;&quot;,&quot;&quot;altUnicode&quot;&quot;:&quot;&quot;&quot;&amp;[.E111]&amp;&quot;&quot;&quot;,&quot;&quot;name&quot;&quot;:&quot;&quot;&quot;&amp;[.F111]&amp;&quot;&quot;&quot;,&quot;&quot;color&quot;&quot;:&quot;&amp;[.H111]&amp;&quot;,&quot;&quot;control&quot;&quot;:&quot;&amp;[.I111]&amp;&quot;,&quot;&quot;customValue&quot;&quot;:&quot;&quot;&quot;&amp;[.G111]&amp;&quot;&quot;&quot;,&quot;&quot;upper&quot;&quot;:&quot;&amp;[.J111]&amp;&quot;},&quot;" office:value-type="string" office:string-value="{&quot;id&quot;:108,&quot;screencode&quot;:44,&quot;unicode&quot;:&quot;\uEE4C&quot;,&quot;altUnicode&quot;:&quot;&quot;,&quot;name&quot;:&quot;Shift+L&quot;,&quot;color&quot;:false,&quot;control&quot;:false,&quot;customValue&quot;:&quot;&quot;,&quot;upper&quot;:true}," calcext:value-type="string">
            <text:p>{"id":108,"screencode":44,"unicode":"\uEE4C","altUnicode":"","name":"Shift+L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1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11]+1" office:value-type="float" office:value="45" calcext:value-type="float">
            <text:p>45</text:p>
          </table:table-cell>
          <table:table-cell table:formula="of:=&quot;\uEE&quot;&amp;IF(LEN(DEC2HEX([.A112]+[.K112]))=1;&quot;0&quot;&amp;DEC2HEX([.A112]+[.K112]);DEC2HEX([.A112]+[.K112]))" office:value-type="string" office:string-value="\uEE4D" calcext:value-type="string">
            <text:p>\uEE4D</text:p>
          </table:table-cell>
          <table:table-cell/>
          <table:table-cell table:formula="of:=&quot;Shift+&quot;&amp;CHAR([.L112])" office:value-type="string" office:string-value="Shift+M" calcext:value-type="string">
            <text:p>Shift+M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1]+1" office:value-type="float" office:value="77" calcext:value-type="float">
            <text:p>77</text:p>
          </table:table-cell>
          <table:table-cell table:formula="of:=&quot;{&quot;&quot;id&quot;&quot;:&quot;&amp;[.A112]&amp;&quot;,&quot;&quot;screencode&quot;&quot;:&quot;&amp;[.C112]&amp;&quot;,&quot;&quot;unicode&quot;&quot;:&quot;&quot;&quot;&amp;[.D112]&amp;&quot;&quot;&quot;,&quot;&quot;altUnicode&quot;&quot;:&quot;&quot;&quot;&amp;[.E112]&amp;&quot;&quot;&quot;,&quot;&quot;name&quot;&quot;:&quot;&quot;&quot;&amp;[.F112]&amp;&quot;&quot;&quot;,&quot;&quot;color&quot;&quot;:&quot;&amp;[.H112]&amp;&quot;,&quot;&quot;control&quot;&quot;:&quot;&amp;[.I112]&amp;&quot;,&quot;&quot;customValue&quot;&quot;:&quot;&quot;&quot;&amp;[.G112]&amp;&quot;&quot;&quot;,&quot;&quot;upper&quot;&quot;:&quot;&amp;[.J112]&amp;&quot;},&quot;" office:value-type="string" office:string-value="{&quot;id&quot;:109,&quot;screencode&quot;:45,&quot;unicode&quot;:&quot;\uEE4D&quot;,&quot;altUnicode&quot;:&quot;&quot;,&quot;name&quot;:&quot;Shift+M&quot;,&quot;color&quot;:false,&quot;control&quot;:false,&quot;customValue&quot;:&quot;&quot;,&quot;upper&quot;:true}," calcext:value-type="string">
            <text:p>{"id":109,"screencode":45,"unicode":"\uEE4D","altUnicode":"","name":"Shift+M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2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112]+1" office:value-type="float" office:value="46" calcext:value-type="float">
            <text:p>46</text:p>
          </table:table-cell>
          <table:table-cell table:formula="of:=&quot;\uEE&quot;&amp;IF(LEN(DEC2HEX([.A113]+[.K113]))=1;&quot;0&quot;&amp;DEC2HEX([.A113]+[.K113]);DEC2HEX([.A113]+[.K113]))" office:value-type="string" office:string-value="\uEE4E" calcext:value-type="string">
            <text:p>\uEE4E</text:p>
          </table:table-cell>
          <table:table-cell/>
          <table:table-cell table:formula="of:=&quot;Shift+&quot;&amp;CHAR([.L113])" office:value-type="string" office:string-value="Shift+N" calcext:value-type="string">
            <text:p>Shift+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2]+1" office:value-type="float" office:value="78" calcext:value-type="float">
            <text:p>78</text:p>
          </table:table-cell>
          <table:table-cell table:formula="of:=&quot;{&quot;&quot;id&quot;&quot;:&quot;&amp;[.A113]&amp;&quot;,&quot;&quot;screencode&quot;&quot;:&quot;&amp;[.C113]&amp;&quot;,&quot;&quot;unicode&quot;&quot;:&quot;&quot;&quot;&amp;[.D113]&amp;&quot;&quot;&quot;,&quot;&quot;altUnicode&quot;&quot;:&quot;&quot;&quot;&amp;[.E113]&amp;&quot;&quot;&quot;,&quot;&quot;name&quot;&quot;:&quot;&quot;&quot;&amp;[.F113]&amp;&quot;&quot;&quot;,&quot;&quot;color&quot;&quot;:&quot;&amp;[.H113]&amp;&quot;,&quot;&quot;control&quot;&quot;:&quot;&amp;[.I113]&amp;&quot;,&quot;&quot;customValue&quot;&quot;:&quot;&quot;&quot;&amp;[.G113]&amp;&quot;&quot;&quot;,&quot;&quot;upper&quot;&quot;:&quot;&amp;[.J113]&amp;&quot;},&quot;" office:value-type="string" office:string-value="{&quot;id&quot;:110,&quot;screencode&quot;:46,&quot;unicode&quot;:&quot;\uEE4E&quot;,&quot;altUnicode&quot;:&quot;&quot;,&quot;name&quot;:&quot;Shift+N&quot;,&quot;color&quot;:false,&quot;control&quot;:false,&quot;customValue&quot;:&quot;&quot;,&quot;upper&quot;:true}," calcext:value-type="string">
            <text:p>{"id":110,"screencode":46,"unicode":"\uEE4E","altUnicode":"","name":"Shift+N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3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113]+1" office:value-type="float" office:value="47" calcext:value-type="float">
            <text:p>47</text:p>
          </table:table-cell>
          <table:table-cell table:formula="of:=&quot;\uEE&quot;&amp;IF(LEN(DEC2HEX([.A114]+[.K114]))=1;&quot;0&quot;&amp;DEC2HEX([.A114]+[.K114]);DEC2HEX([.A114]+[.K114]))" office:value-type="string" office:string-value="\uEE4F" calcext:value-type="string">
            <text:p>\uEE4F</text:p>
          </table:table-cell>
          <table:table-cell/>
          <table:table-cell table:formula="of:=&quot;Shift+&quot;&amp;CHAR([.L114])" office:value-type="string" office:string-value="Shift+O" calcext:value-type="string">
            <text:p>Shift+O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3]+1" office:value-type="float" office:value="79" calcext:value-type="float">
            <text:p>79</text:p>
          </table:table-cell>
          <table:table-cell table:formula="of:=&quot;{&quot;&quot;id&quot;&quot;:&quot;&amp;[.A114]&amp;&quot;,&quot;&quot;screencode&quot;&quot;:&quot;&amp;[.C114]&amp;&quot;,&quot;&quot;unicode&quot;&quot;:&quot;&quot;&quot;&amp;[.D114]&amp;&quot;&quot;&quot;,&quot;&quot;altUnicode&quot;&quot;:&quot;&quot;&quot;&amp;[.E114]&amp;&quot;&quot;&quot;,&quot;&quot;name&quot;&quot;:&quot;&quot;&quot;&amp;[.F114]&amp;&quot;&quot;&quot;,&quot;&quot;color&quot;&quot;:&quot;&amp;[.H114]&amp;&quot;,&quot;&quot;control&quot;&quot;:&quot;&amp;[.I114]&amp;&quot;,&quot;&quot;customValue&quot;&quot;:&quot;&quot;&quot;&amp;[.G114]&amp;&quot;&quot;&quot;,&quot;&quot;upper&quot;&quot;:&quot;&amp;[.J114]&amp;&quot;},&quot;" office:value-type="string" office:string-value="{&quot;id&quot;:111,&quot;screencode&quot;:47,&quot;unicode&quot;:&quot;\uEE4F&quot;,&quot;altUnicode&quot;:&quot;&quot;,&quot;name&quot;:&quot;Shift+O&quot;,&quot;color&quot;:false,&quot;control&quot;:false,&quot;customValue&quot;:&quot;&quot;,&quot;upper&quot;:true}," calcext:value-type="string">
            <text:p>{"id":111,"screencode":47,"unicode":"\uEE4F","altUnicode":"","name":"Shift+O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4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114]+1" office:value-type="float" office:value="48" calcext:value-type="float">
            <text:p>48</text:p>
          </table:table-cell>
          <table:table-cell table:formula="of:=&quot;\uEE&quot;&amp;IF(LEN(DEC2HEX([.A115]+[.K115]))=1;&quot;0&quot;&amp;DEC2HEX([.A115]+[.K115]);DEC2HEX([.A115]+[.K115]))" office:value-type="string" office:string-value="\uEE50" calcext:value-type="string">
            <text:p>\uEE50</text:p>
          </table:table-cell>
          <table:table-cell/>
          <table:table-cell table:formula="of:=&quot;Shift+&quot;&amp;CHAR([.L115])" office:value-type="string" office:string-value="Shift+P" calcext:value-type="string">
            <text:p>Shift+P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4]+1" office:value-type="float" office:value="80" calcext:value-type="float">
            <text:p>80</text:p>
          </table:table-cell>
          <table:table-cell table:formula="of:=&quot;{&quot;&quot;id&quot;&quot;:&quot;&amp;[.A115]&amp;&quot;,&quot;&quot;screencode&quot;&quot;:&quot;&amp;[.C115]&amp;&quot;,&quot;&quot;unicode&quot;&quot;:&quot;&quot;&quot;&amp;[.D115]&amp;&quot;&quot;&quot;,&quot;&quot;altUnicode&quot;&quot;:&quot;&quot;&quot;&amp;[.E115]&amp;&quot;&quot;&quot;,&quot;&quot;name&quot;&quot;:&quot;&quot;&quot;&amp;[.F115]&amp;&quot;&quot;&quot;,&quot;&quot;color&quot;&quot;:&quot;&amp;[.H115]&amp;&quot;,&quot;&quot;control&quot;&quot;:&quot;&amp;[.I115]&amp;&quot;,&quot;&quot;customValue&quot;&quot;:&quot;&quot;&quot;&amp;[.G115]&amp;&quot;&quot;&quot;,&quot;&quot;upper&quot;&quot;:&quot;&amp;[.J115]&amp;&quot;},&quot;" office:value-type="string" office:string-value="{&quot;id&quot;:112,&quot;screencode&quot;:48,&quot;unicode&quot;:&quot;\uEE50&quot;,&quot;altUnicode&quot;:&quot;&quot;,&quot;name&quot;:&quot;Shift+P&quot;,&quot;color&quot;:false,&quot;control&quot;:false,&quot;customValue&quot;:&quot;&quot;,&quot;upper&quot;:true}," calcext:value-type="string">
            <text:p>{"id":112,"screencode":48,"unicode":"\uEE50","altUnicode":"","name":"Shift+P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5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15]+1" office:value-type="float" office:value="49" calcext:value-type="float">
            <text:p>49</text:p>
          </table:table-cell>
          <table:table-cell table:formula="of:=&quot;\uEE&quot;&amp;IF(LEN(DEC2HEX([.A116]+[.K116]))=1;&quot;0&quot;&amp;DEC2HEX([.A116]+[.K116]);DEC2HEX([.A116]+[.K116]))" office:value-type="string" office:string-value="\uEE51" calcext:value-type="string">
            <text:p>\uEE51</text:p>
          </table:table-cell>
          <table:table-cell/>
          <table:table-cell table:formula="of:=&quot;Shift+&quot;&amp;CHAR([.L116])" office:value-type="string" office:string-value="Shift+Q" calcext:value-type="string">
            <text:p>Shift+Q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5]+1" office:value-type="float" office:value="81" calcext:value-type="float">
            <text:p>81</text:p>
          </table:table-cell>
          <table:table-cell table:formula="of:=&quot;{&quot;&quot;id&quot;&quot;:&quot;&amp;[.A116]&amp;&quot;,&quot;&quot;screencode&quot;&quot;:&quot;&amp;[.C116]&amp;&quot;,&quot;&quot;unicode&quot;&quot;:&quot;&quot;&quot;&amp;[.D116]&amp;&quot;&quot;&quot;,&quot;&quot;altUnicode&quot;&quot;:&quot;&quot;&quot;&amp;[.E116]&amp;&quot;&quot;&quot;,&quot;&quot;name&quot;&quot;:&quot;&quot;&quot;&amp;[.F116]&amp;&quot;&quot;&quot;,&quot;&quot;color&quot;&quot;:&quot;&amp;[.H116]&amp;&quot;,&quot;&quot;control&quot;&quot;:&quot;&amp;[.I116]&amp;&quot;,&quot;&quot;customValue&quot;&quot;:&quot;&quot;&quot;&amp;[.G116]&amp;&quot;&quot;&quot;,&quot;&quot;upper&quot;&quot;:&quot;&amp;[.J116]&amp;&quot;},&quot;" office:value-type="string" office:string-value="{&quot;id&quot;:113,&quot;screencode&quot;:49,&quot;unicode&quot;:&quot;\uEE51&quot;,&quot;altUnicode&quot;:&quot;&quot;,&quot;name&quot;:&quot;Shift+Q&quot;,&quot;color&quot;:false,&quot;control&quot;:false,&quot;customValue&quot;:&quot;&quot;,&quot;upper&quot;:true}," calcext:value-type="string">
            <text:p>{"id":113,"screencode":49,"unicode":"\uEE51","altUnicode":"","name":"Shift+Q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6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116]+1" office:value-type="float" office:value="50" calcext:value-type="float">
            <text:p>50</text:p>
          </table:table-cell>
          <table:table-cell table:formula="of:=&quot;\uEE&quot;&amp;IF(LEN(DEC2HEX([.A117]+[.K117]))=1;&quot;0&quot;&amp;DEC2HEX([.A117]+[.K117]);DEC2HEX([.A117]+[.K117]))" office:value-type="string" office:string-value="\uEE52" calcext:value-type="string">
            <text:p>\uEE52</text:p>
          </table:table-cell>
          <table:table-cell/>
          <table:table-cell table:formula="of:=&quot;Shift+&quot;&amp;CHAR([.L117])" office:value-type="string" office:string-value="Shift+R" calcext:value-type="string">
            <text:p>Shift+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6]+1" office:value-type="float" office:value="82" calcext:value-type="float">
            <text:p>82</text:p>
          </table:table-cell>
          <table:table-cell table:formula="of:=&quot;{&quot;&quot;id&quot;&quot;:&quot;&amp;[.A117]&amp;&quot;,&quot;&quot;screencode&quot;&quot;:&quot;&amp;[.C117]&amp;&quot;,&quot;&quot;unicode&quot;&quot;:&quot;&quot;&quot;&amp;[.D117]&amp;&quot;&quot;&quot;,&quot;&quot;altUnicode&quot;&quot;:&quot;&quot;&quot;&amp;[.E117]&amp;&quot;&quot;&quot;,&quot;&quot;name&quot;&quot;:&quot;&quot;&quot;&amp;[.F117]&amp;&quot;&quot;&quot;,&quot;&quot;color&quot;&quot;:&quot;&amp;[.H117]&amp;&quot;,&quot;&quot;control&quot;&quot;:&quot;&amp;[.I117]&amp;&quot;,&quot;&quot;customValue&quot;&quot;:&quot;&quot;&quot;&amp;[.G117]&amp;&quot;&quot;&quot;,&quot;&quot;upper&quot;&quot;:&quot;&amp;[.J117]&amp;&quot;},&quot;" office:value-type="string" office:string-value="{&quot;id&quot;:114,&quot;screencode&quot;:50,&quot;unicode&quot;:&quot;\uEE52&quot;,&quot;altUnicode&quot;:&quot;&quot;,&quot;name&quot;:&quot;Shift+R&quot;,&quot;color&quot;:false,&quot;control&quot;:false,&quot;customValue&quot;:&quot;&quot;,&quot;upper&quot;:true}," calcext:value-type="string">
            <text:p>{"id":114,"screencode":50,"unicode":"\uEE52","altUnicode":"","name":"Shift+R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7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117]+1" office:value-type="float" office:value="51" calcext:value-type="float">
            <text:p>51</text:p>
          </table:table-cell>
          <table:table-cell table:formula="of:=&quot;\uEE&quot;&amp;IF(LEN(DEC2HEX([.A118]+[.K118]))=1;&quot;0&quot;&amp;DEC2HEX([.A118]+[.K118]);DEC2HEX([.A118]+[.K118]))" office:value-type="string" office:string-value="\uEE53" calcext:value-type="string">
            <text:p>\uEE53</text:p>
          </table:table-cell>
          <table:table-cell/>
          <table:table-cell table:formula="of:=&quot;Shift+&quot;&amp;CHAR([.L118])" office:value-type="string" office:string-value="Shift+S" calcext:value-type="string">
            <text:p>Shift+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7]+1" office:value-type="float" office:value="83" calcext:value-type="float">
            <text:p>83</text:p>
          </table:table-cell>
          <table:table-cell table:formula="of:=&quot;{&quot;&quot;id&quot;&quot;:&quot;&amp;[.A118]&amp;&quot;,&quot;&quot;screencode&quot;&quot;:&quot;&amp;[.C118]&amp;&quot;,&quot;&quot;unicode&quot;&quot;:&quot;&quot;&quot;&amp;[.D118]&amp;&quot;&quot;&quot;,&quot;&quot;altUnicode&quot;&quot;:&quot;&quot;&quot;&amp;[.E118]&amp;&quot;&quot;&quot;,&quot;&quot;name&quot;&quot;:&quot;&quot;&quot;&amp;[.F118]&amp;&quot;&quot;&quot;,&quot;&quot;color&quot;&quot;:&quot;&amp;[.H118]&amp;&quot;,&quot;&quot;control&quot;&quot;:&quot;&amp;[.I118]&amp;&quot;,&quot;&quot;customValue&quot;&quot;:&quot;&quot;&quot;&amp;[.G118]&amp;&quot;&quot;&quot;,&quot;&quot;upper&quot;&quot;:&quot;&amp;[.J118]&amp;&quot;},&quot;" office:value-type="string" office:string-value="{&quot;id&quot;:115,&quot;screencode&quot;:51,&quot;unicode&quot;:&quot;\uEE53&quot;,&quot;altUnicode&quot;:&quot;&quot;,&quot;name&quot;:&quot;Shift+S&quot;,&quot;color&quot;:false,&quot;control&quot;:false,&quot;customValue&quot;:&quot;&quot;,&quot;upper&quot;:true}," calcext:value-type="string">
            <text:p>{"id":115,"screencode":51,"unicode":"\uEE53","altUnicode":"","name":"Shift+S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8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118]+1" office:value-type="float" office:value="52" calcext:value-type="float">
            <text:p>52</text:p>
          </table:table-cell>
          <table:table-cell table:formula="of:=&quot;\uEE&quot;&amp;IF(LEN(DEC2HEX([.A119]+[.K119]))=1;&quot;0&quot;&amp;DEC2HEX([.A119]+[.K119]);DEC2HEX([.A119]+[.K119]))" office:value-type="string" office:string-value="\uEE54" calcext:value-type="string">
            <text:p>\uEE54</text:p>
          </table:table-cell>
          <table:table-cell/>
          <table:table-cell table:formula="of:=&quot;Shift+&quot;&amp;CHAR([.L119])" office:value-type="string" office:string-value="Shift+T" calcext:value-type="string">
            <text:p>Shift+T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8]+1" office:value-type="float" office:value="84" calcext:value-type="float">
            <text:p>84</text:p>
          </table:table-cell>
          <table:table-cell table:formula="of:=&quot;{&quot;&quot;id&quot;&quot;:&quot;&amp;[.A119]&amp;&quot;,&quot;&quot;screencode&quot;&quot;:&quot;&amp;[.C119]&amp;&quot;,&quot;&quot;unicode&quot;&quot;:&quot;&quot;&quot;&amp;[.D119]&amp;&quot;&quot;&quot;,&quot;&quot;altUnicode&quot;&quot;:&quot;&quot;&quot;&amp;[.E119]&amp;&quot;&quot;&quot;,&quot;&quot;name&quot;&quot;:&quot;&quot;&quot;&amp;[.F119]&amp;&quot;&quot;&quot;,&quot;&quot;color&quot;&quot;:&quot;&amp;[.H119]&amp;&quot;,&quot;&quot;control&quot;&quot;:&quot;&amp;[.I119]&amp;&quot;,&quot;&quot;customValue&quot;&quot;:&quot;&quot;&quot;&amp;[.G119]&amp;&quot;&quot;&quot;,&quot;&quot;upper&quot;&quot;:&quot;&amp;[.J119]&amp;&quot;},&quot;" office:value-type="string" office:string-value="{&quot;id&quot;:116,&quot;screencode&quot;:52,&quot;unicode&quot;:&quot;\uEE54&quot;,&quot;altUnicode&quot;:&quot;&quot;,&quot;name&quot;:&quot;Shift+T&quot;,&quot;color&quot;:false,&quot;control&quot;:false,&quot;customValue&quot;:&quot;&quot;,&quot;upper&quot;:true}," calcext:value-type="string">
            <text:p>{"id":116,"screencode":52,"unicode":"\uEE54","altUnicode":"","name":"Shift+T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9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119]+1" office:value-type="float" office:value="53" calcext:value-type="float">
            <text:p>53</text:p>
          </table:table-cell>
          <table:table-cell table:formula="of:=&quot;\uEE&quot;&amp;IF(LEN(DEC2HEX([.A120]+[.K120]))=1;&quot;0&quot;&amp;DEC2HEX([.A120]+[.K120]);DEC2HEX([.A120]+[.K120]))" office:value-type="string" office:string-value="\uEE55" calcext:value-type="string">
            <text:p>\uEE55</text:p>
          </table:table-cell>
          <table:table-cell/>
          <table:table-cell table:formula="of:=&quot;Shift+&quot;&amp;CHAR([.L120])" office:value-type="string" office:string-value="Shift+U" calcext:value-type="string">
            <text:p>Shift+U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9]+1" office:value-type="float" office:value="85" calcext:value-type="float">
            <text:p>85</text:p>
          </table:table-cell>
          <table:table-cell table:formula="of:=&quot;{&quot;&quot;id&quot;&quot;:&quot;&amp;[.A120]&amp;&quot;,&quot;&quot;screencode&quot;&quot;:&quot;&amp;[.C120]&amp;&quot;,&quot;&quot;unicode&quot;&quot;:&quot;&quot;&quot;&amp;[.D120]&amp;&quot;&quot;&quot;,&quot;&quot;altUnicode&quot;&quot;:&quot;&quot;&quot;&amp;[.E120]&amp;&quot;&quot;&quot;,&quot;&quot;name&quot;&quot;:&quot;&quot;&quot;&amp;[.F120]&amp;&quot;&quot;&quot;,&quot;&quot;color&quot;&quot;:&quot;&amp;[.H120]&amp;&quot;,&quot;&quot;control&quot;&quot;:&quot;&amp;[.I120]&amp;&quot;,&quot;&quot;customValue&quot;&quot;:&quot;&quot;&quot;&amp;[.G120]&amp;&quot;&quot;&quot;,&quot;&quot;upper&quot;&quot;:&quot;&amp;[.J120]&amp;&quot;},&quot;" office:value-type="string" office:string-value="{&quot;id&quot;:117,&quot;screencode&quot;:53,&quot;unicode&quot;:&quot;\uEE55&quot;,&quot;altUnicode&quot;:&quot;&quot;,&quot;name&quot;:&quot;Shift+U&quot;,&quot;color&quot;:false,&quot;control&quot;:false,&quot;customValue&quot;:&quot;&quot;,&quot;upper&quot;:true}," calcext:value-type="string">
            <text:p>{"id":117,"screencode":53,"unicode":"\uEE55","altUnicode":"","name":"Shift+U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0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120]+1" office:value-type="float" office:value="54" calcext:value-type="float">
            <text:p>54</text:p>
          </table:table-cell>
          <table:table-cell table:formula="of:=&quot;\uEE&quot;&amp;IF(LEN(DEC2HEX([.A121]+[.K121]))=1;&quot;0&quot;&amp;DEC2HEX([.A121]+[.K121]);DEC2HEX([.A121]+[.K121]))" office:value-type="string" office:string-value="\uEE56" calcext:value-type="string">
            <text:p>\uEE56</text:p>
          </table:table-cell>
          <table:table-cell/>
          <table:table-cell table:formula="of:=&quot;Shift+&quot;&amp;CHAR([.L121])" office:value-type="string" office:string-value="Shift+V" calcext:value-type="string">
            <text:p>Shift+V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0]+1" office:value-type="float" office:value="86" calcext:value-type="float">
            <text:p>86</text:p>
          </table:table-cell>
          <table:table-cell table:formula="of:=&quot;{&quot;&quot;id&quot;&quot;:&quot;&amp;[.A121]&amp;&quot;,&quot;&quot;screencode&quot;&quot;:&quot;&amp;[.C121]&amp;&quot;,&quot;&quot;unicode&quot;&quot;:&quot;&quot;&quot;&amp;[.D121]&amp;&quot;&quot;&quot;,&quot;&quot;altUnicode&quot;&quot;:&quot;&quot;&quot;&amp;[.E121]&amp;&quot;&quot;&quot;,&quot;&quot;name&quot;&quot;:&quot;&quot;&quot;&amp;[.F121]&amp;&quot;&quot;&quot;,&quot;&quot;color&quot;&quot;:&quot;&amp;[.H121]&amp;&quot;,&quot;&quot;control&quot;&quot;:&quot;&amp;[.I121]&amp;&quot;,&quot;&quot;customValue&quot;&quot;:&quot;&quot;&quot;&amp;[.G121]&amp;&quot;&quot;&quot;,&quot;&quot;upper&quot;&quot;:&quot;&amp;[.J121]&amp;&quot;},&quot;" office:value-type="string" office:string-value="{&quot;id&quot;:118,&quot;screencode&quot;:54,&quot;unicode&quot;:&quot;\uEE56&quot;,&quot;altUnicode&quot;:&quot;&quot;,&quot;name&quot;:&quot;Shift+V&quot;,&quot;color&quot;:false,&quot;control&quot;:false,&quot;customValue&quot;:&quot;&quot;,&quot;upper&quot;:true}," calcext:value-type="string">
            <text:p>{"id":118,"screencode":54,"unicode":"\uEE56","altUnicode":"","name":"Shift+V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1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21]+1" office:value-type="float" office:value="55" calcext:value-type="float">
            <text:p>55</text:p>
          </table:table-cell>
          <table:table-cell table:formula="of:=&quot;\uEE&quot;&amp;IF(LEN(DEC2HEX([.A122]+[.K122]))=1;&quot;0&quot;&amp;DEC2HEX([.A122]+[.K122]);DEC2HEX([.A122]+[.K122]))" office:value-type="string" office:string-value="\uEE57" calcext:value-type="string">
            <text:p>\uEE57</text:p>
          </table:table-cell>
          <table:table-cell/>
          <table:table-cell table:formula="of:=&quot;Shift+&quot;&amp;CHAR([.L122])" office:value-type="string" office:string-value="Shift+W" calcext:value-type="string">
            <text:p>Shift+W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1]+1" office:value-type="float" office:value="87" calcext:value-type="float">
            <text:p>87</text:p>
          </table:table-cell>
          <table:table-cell table:formula="of:=&quot;{&quot;&quot;id&quot;&quot;:&quot;&amp;[.A122]&amp;&quot;,&quot;&quot;screencode&quot;&quot;:&quot;&amp;[.C122]&amp;&quot;,&quot;&quot;unicode&quot;&quot;:&quot;&quot;&quot;&amp;[.D122]&amp;&quot;&quot;&quot;,&quot;&quot;altUnicode&quot;&quot;:&quot;&quot;&quot;&amp;[.E122]&amp;&quot;&quot;&quot;,&quot;&quot;name&quot;&quot;:&quot;&quot;&quot;&amp;[.F122]&amp;&quot;&quot;&quot;,&quot;&quot;color&quot;&quot;:&quot;&amp;[.H122]&amp;&quot;,&quot;&quot;control&quot;&quot;:&quot;&amp;[.I122]&amp;&quot;,&quot;&quot;customValue&quot;&quot;:&quot;&quot;&quot;&amp;[.G122]&amp;&quot;&quot;&quot;,&quot;&quot;upper&quot;&quot;:&quot;&amp;[.J122]&amp;&quot;},&quot;" office:value-type="string" office:string-value="{&quot;id&quot;:119,&quot;screencode&quot;:55,&quot;unicode&quot;:&quot;\uEE57&quot;,&quot;altUnicode&quot;:&quot;&quot;,&quot;name&quot;:&quot;Shift+W&quot;,&quot;color&quot;:false,&quot;control&quot;:false,&quot;customValue&quot;:&quot;&quot;,&quot;upper&quot;:true}," calcext:value-type="string">
            <text:p>{"id":119,"screencode":55,"unicode":"\uEE57","altUnicode":"","name":"Shift+W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2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122]+1" office:value-type="float" office:value="56" calcext:value-type="float">
            <text:p>56</text:p>
          </table:table-cell>
          <table:table-cell table:formula="of:=&quot;\uEE&quot;&amp;IF(LEN(DEC2HEX([.A123]+[.K123]))=1;&quot;0&quot;&amp;DEC2HEX([.A123]+[.K123]);DEC2HEX([.A123]+[.K123]))" office:value-type="string" office:string-value="\uEE58" calcext:value-type="string">
            <text:p>\uEE58</text:p>
          </table:table-cell>
          <table:table-cell/>
          <table:table-cell table:formula="of:=&quot;Shift+&quot;&amp;CHAR([.L123])" office:value-type="string" office:string-value="Shift+X" calcext:value-type="string">
            <text:p>Shift+X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2]+1" office:value-type="float" office:value="88" calcext:value-type="float">
            <text:p>88</text:p>
          </table:table-cell>
          <table:table-cell table:formula="of:=&quot;{&quot;&quot;id&quot;&quot;:&quot;&amp;[.A123]&amp;&quot;,&quot;&quot;screencode&quot;&quot;:&quot;&amp;[.C123]&amp;&quot;,&quot;&quot;unicode&quot;&quot;:&quot;&quot;&quot;&amp;[.D123]&amp;&quot;&quot;&quot;,&quot;&quot;altUnicode&quot;&quot;:&quot;&quot;&quot;&amp;[.E123]&amp;&quot;&quot;&quot;,&quot;&quot;name&quot;&quot;:&quot;&quot;&quot;&amp;[.F123]&amp;&quot;&quot;&quot;,&quot;&quot;color&quot;&quot;:&quot;&amp;[.H123]&amp;&quot;,&quot;&quot;control&quot;&quot;:&quot;&amp;[.I123]&amp;&quot;,&quot;&quot;customValue&quot;&quot;:&quot;&quot;&quot;&amp;[.G123]&amp;&quot;&quot;&quot;,&quot;&quot;upper&quot;&quot;:&quot;&amp;[.J123]&amp;&quot;},&quot;" office:value-type="string" office:string-value="{&quot;id&quot;:120,&quot;screencode&quot;:56,&quot;unicode&quot;:&quot;\uEE58&quot;,&quot;altUnicode&quot;:&quot;&quot;,&quot;name&quot;:&quot;Shift+X&quot;,&quot;color&quot;:false,&quot;control&quot;:false,&quot;customValue&quot;:&quot;&quot;,&quot;upper&quot;:true}," calcext:value-type="string">
            <text:p>{"id":120,"screencode":56,"unicode":"\uEE58","altUnicode":"","name":"Shift+X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3]+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123]+1" office:value-type="float" office:value="57" calcext:value-type="float">
            <text:p>57</text:p>
          </table:table-cell>
          <table:table-cell table:formula="of:=&quot;\uEE&quot;&amp;IF(LEN(DEC2HEX([.A124]+[.K124]))=1;&quot;0&quot;&amp;DEC2HEX([.A124]+[.K124]);DEC2HEX([.A124]+[.K124]))" office:value-type="string" office:string-value="\uEE59" calcext:value-type="string">
            <text:p>\uEE59</text:p>
          </table:table-cell>
          <table:table-cell/>
          <table:table-cell table:formula="of:=&quot;Shift+&quot;&amp;CHAR([.L124])" office:value-type="string" office:string-value="Shift+Y" calcext:value-type="string">
            <text:p>Shift+Y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3]+1" office:value-type="float" office:value="89" calcext:value-type="float">
            <text:p>89</text:p>
          </table:table-cell>
          <table:table-cell table:formula="of:=&quot;{&quot;&quot;id&quot;&quot;:&quot;&amp;[.A124]&amp;&quot;,&quot;&quot;screencode&quot;&quot;:&quot;&amp;[.C124]&amp;&quot;,&quot;&quot;unicode&quot;&quot;:&quot;&quot;&quot;&amp;[.D124]&amp;&quot;&quot;&quot;,&quot;&quot;altUnicode&quot;&quot;:&quot;&quot;&quot;&amp;[.E124]&amp;&quot;&quot;&quot;,&quot;&quot;name&quot;&quot;:&quot;&quot;&quot;&amp;[.F124]&amp;&quot;&quot;&quot;,&quot;&quot;color&quot;&quot;:&quot;&amp;[.H124]&amp;&quot;,&quot;&quot;control&quot;&quot;:&quot;&amp;[.I124]&amp;&quot;,&quot;&quot;customValue&quot;&quot;:&quot;&quot;&quot;&amp;[.G124]&amp;&quot;&quot;&quot;,&quot;&quot;upper&quot;&quot;:&quot;&amp;[.J124]&amp;&quot;},&quot;" office:value-type="string" office:string-value="{&quot;id&quot;:121,&quot;screencode&quot;:57,&quot;unicode&quot;:&quot;\uEE59&quot;,&quot;altUnicode&quot;:&quot;&quot;,&quot;name&quot;:&quot;Shift+Y&quot;,&quot;color&quot;:false,&quot;control&quot;:false,&quot;customValue&quot;:&quot;&quot;,&quot;upper&quot;:true}," calcext:value-type="string">
            <text:p>{"id":121,"screencode":57,"unicode":"\uEE59","altUnicode":"","name":"Shift+Y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4]+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24]+1" office:value-type="float" office:value="58" calcext:value-type="float">
            <text:p>58</text:p>
          </table:table-cell>
          <table:table-cell table:formula="of:=&quot;\uEE&quot;&amp;IF(LEN(DEC2HEX([.A125]+[.K125]))=1;&quot;0&quot;&amp;DEC2HEX([.A125]+[.K125]);DEC2HEX([.A125]+[.K125]))" office:value-type="string" office:string-value="\uEE5A" calcext:value-type="string">
            <text:p>\uEE5A</text:p>
          </table:table-cell>
          <table:table-cell/>
          <table:table-cell table:formula="of:=&quot;Shift+&quot;&amp;CHAR([.L125])" office:value-type="string" office:string-value="Shift+Z" calcext:value-type="string">
            <text:p>Shift+Z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4]+1" office:value-type="float" office:value="90" calcext:value-type="float">
            <text:p>90</text:p>
          </table:table-cell>
          <table:table-cell table:formula="of:=&quot;{&quot;&quot;id&quot;&quot;:&quot;&amp;[.A125]&amp;&quot;,&quot;&quot;screencode&quot;&quot;:&quot;&amp;[.C125]&amp;&quot;,&quot;&quot;unicode&quot;&quot;:&quot;&quot;&quot;&amp;[.D125]&amp;&quot;&quot;&quot;,&quot;&quot;altUnicode&quot;&quot;:&quot;&quot;&quot;&amp;[.E125]&amp;&quot;&quot;&quot;,&quot;&quot;name&quot;&quot;:&quot;&quot;&quot;&amp;[.F125]&amp;&quot;&quot;&quot;,&quot;&quot;color&quot;&quot;:&quot;&amp;[.H125]&amp;&quot;,&quot;&quot;control&quot;&quot;:&quot;&amp;[.I125]&amp;&quot;,&quot;&quot;customValue&quot;&quot;:&quot;&quot;&quot;&amp;[.G125]&amp;&quot;&quot;&quot;,&quot;&quot;upper&quot;&quot;:&quot;&amp;[.J125]&amp;&quot;},&quot;" office:value-type="string" office:string-value="{&quot;id&quot;:122,&quot;screencode&quot;:58,&quot;unicode&quot;:&quot;\uEE5A&quot;,&quot;altUnicode&quot;:&quot;&quot;,&quot;name&quot;:&quot;Shift+Z&quot;,&quot;color&quot;:false,&quot;control&quot;:false,&quot;customValue&quot;:&quot;&quot;,&quot;upper&quot;:true}," calcext:value-type="string">
            <text:p>{"id":122,"screencode":58,"unicode":"\uEE5A","altUnicode":"","name":"Shift+Z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5]+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C125]+1" office:value-type="float" office:value="59" calcext:value-type="float">
            <text:p>59</text:p>
          </table:table-cell>
          <table:table-cell table:formula="of:=&quot;\uEE&quot;&amp;IF(LEN(DEC2HEX([.A126]+[.K126]))=1;&quot;0&quot;&amp;DEC2HEX([.A126]+[.K126]);DEC2HEX([.A126]+[.K126]))" office:value-type="string" office:string-value="\uEE5B" calcext:value-type="string">
            <text:p>\uEE5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5]+1" office:value-type="float" office:value="91" calcext:value-type="float">
            <text:p>91</text:p>
          </table:table-cell>
          <table:table-cell table:formula="of:=&quot;{&quot;&quot;id&quot;&quot;:&quot;&amp;[.A126]&amp;&quot;,&quot;&quot;screencode&quot;&quot;:&quot;&amp;[.C126]&amp;&quot;,&quot;&quot;unicode&quot;&quot;:&quot;&quot;&quot;&amp;[.D126]&amp;&quot;&quot;&quot;,&quot;&quot;altUnicode&quot;&quot;:&quot;&quot;&quot;&amp;[.E126]&amp;&quot;&quot;&quot;,&quot;&quot;name&quot;&quot;:&quot;&quot;&quot;&amp;[.F126]&amp;&quot;&quot;&quot;,&quot;&quot;color&quot;&quot;:&quot;&amp;[.H126]&amp;&quot;,&quot;&quot;control&quot;&quot;:&quot;&amp;[.I126]&amp;&quot;,&quot;&quot;customValue&quot;&quot;:&quot;&quot;&quot;&amp;[.G126]&amp;&quot;&quot;&quot;,&quot;&quot;upper&quot;&quot;:&quot;&amp;[.J126]&amp;&quot;},&quot;" office:value-type="string" office:string-value="{&quot;id&quot;:123,&quot;screencode&quot;:59,&quot;unicode&quot;:&quot;\uEE5B&quot;,&quot;altUnicode&quot;:&quot;&quot;,&quot;name&quot;:&quot;&quot;,&quot;color&quot;:false,&quot;control&quot;:false,&quot;customValue&quot;:&quot;&quot;,&quot;upper&quot;:true}," calcext:value-type="string">
            <text:p>{"id":123,"screencode":59,"unicode":"\uEE5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6]+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126]+1" office:value-type="float" office:value="60" calcext:value-type="float">
            <text:p>60</text:p>
          </table:table-cell>
          <table:table-cell table:formula="of:=&quot;\uEE&quot;&amp;IF(LEN(DEC2HEX([.A127]+[.K127]))=1;&quot;0&quot;&amp;DEC2HEX([.A127]+[.K127]);DEC2HEX([.A127]+[.K127]))" office:value-type="string" office:string-value="\uEE5C" calcext:value-type="string">
            <text:p>\uEE5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6]+1" office:value-type="float" office:value="92" calcext:value-type="float">
            <text:p>92</text:p>
          </table:table-cell>
          <table:table-cell table:formula="of:=&quot;{&quot;&quot;id&quot;&quot;:&quot;&amp;[.A127]&amp;&quot;,&quot;&quot;screencode&quot;&quot;:&quot;&amp;[.C127]&amp;&quot;,&quot;&quot;unicode&quot;&quot;:&quot;&quot;&quot;&amp;[.D127]&amp;&quot;&quot;&quot;,&quot;&quot;altUnicode&quot;&quot;:&quot;&quot;&quot;&amp;[.E127]&amp;&quot;&quot;&quot;,&quot;&quot;name&quot;&quot;:&quot;&quot;&quot;&amp;[.F127]&amp;&quot;&quot;&quot;,&quot;&quot;color&quot;&quot;:&quot;&amp;[.H127]&amp;&quot;,&quot;&quot;control&quot;&quot;:&quot;&amp;[.I127]&amp;&quot;,&quot;&quot;customValue&quot;&quot;:&quot;&quot;&quot;&amp;[.G127]&amp;&quot;&quot;&quot;,&quot;&quot;upper&quot;&quot;:&quot;&amp;[.J127]&amp;&quot;},&quot;" office:value-type="string" office:string-value="{&quot;id&quot;:124,&quot;screencode&quot;:60,&quot;unicode&quot;:&quot;\uEE5C&quot;,&quot;altUnicode&quot;:&quot;&quot;,&quot;name&quot;:&quot;&quot;,&quot;color&quot;:false,&quot;control&quot;:false,&quot;customValue&quot;:&quot;&quot;,&quot;upper&quot;:true}," calcext:value-type="string">
            <text:p>{"id":124,"screencode":60,"unicode":"\uEE5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7]+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127]+1" office:value-type="float" office:value="61" calcext:value-type="float">
            <text:p>61</text:p>
          </table:table-cell>
          <table:table-cell table:formula="of:=&quot;\uEE&quot;&amp;IF(LEN(DEC2HEX([.A128]+[.K128]))=1;&quot;0&quot;&amp;DEC2HEX([.A128]+[.K128]);DEC2HEX([.A128]+[.K128]))" office:value-type="string" office:string-value="\uEE5D" calcext:value-type="string">
            <text:p>\uEE5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7]+1" office:value-type="float" office:value="93" calcext:value-type="float">
            <text:p>93</text:p>
          </table:table-cell>
          <table:table-cell table:formula="of:=&quot;{&quot;&quot;id&quot;&quot;:&quot;&amp;[.A128]&amp;&quot;,&quot;&quot;screencode&quot;&quot;:&quot;&amp;[.C128]&amp;&quot;,&quot;&quot;unicode&quot;&quot;:&quot;&quot;&quot;&amp;[.D128]&amp;&quot;&quot;&quot;,&quot;&quot;altUnicode&quot;&quot;:&quot;&quot;&quot;&amp;[.E128]&amp;&quot;&quot;&quot;,&quot;&quot;name&quot;&quot;:&quot;&quot;&quot;&amp;[.F128]&amp;&quot;&quot;&quot;,&quot;&quot;color&quot;&quot;:&quot;&amp;[.H128]&amp;&quot;,&quot;&quot;control&quot;&quot;:&quot;&amp;[.I128]&amp;&quot;,&quot;&quot;customValue&quot;&quot;:&quot;&quot;&quot;&amp;[.G128]&amp;&quot;&quot;&quot;,&quot;&quot;upper&quot;&quot;:&quot;&amp;[.J128]&amp;&quot;},&quot;" office:value-type="string" office:string-value="{&quot;id&quot;:125,&quot;screencode&quot;:61,&quot;unicode&quot;:&quot;\uEE5D&quot;,&quot;altUnicode&quot;:&quot;&quot;,&quot;name&quot;:&quot;&quot;,&quot;color&quot;:false,&quot;control&quot;:false,&quot;customValue&quot;:&quot;&quot;,&quot;upper&quot;:true}," calcext:value-type="string">
            <text:p>{"id":125,"screencode":61,"unicode":"\uEE5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8]+1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29]+[.K129]))=1;&quot;0&quot;&amp;DEC2HEX([.A129]+[.K129]);DEC2HEX([.A129]+[.K129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8]+1" office:value-type="float" office:value="94" calcext:value-type="float">
            <text:p>94</text:p>
          </table:table-cell>
          <table:table-cell table:formula="of:=&quot;{&quot;&quot;id&quot;&quot;:&quot;&amp;[.A129]&amp;&quot;,&quot;&quot;screencode&quot;&quot;:&quot;&amp;[.C129]&amp;&quot;,&quot;&quot;unicode&quot;&quot;:&quot;&quot;&quot;&amp;[.D129]&amp;&quot;&quot;&quot;,&quot;&quot;altUnicode&quot;&quot;:&quot;&quot;&quot;&amp;[.E129]&amp;&quot;&quot;&quot;,&quot;&quot;name&quot;&quot;:&quot;&quot;&quot;&amp;[.F129]&amp;&quot;&quot;&quot;,&quot;&quot;color&quot;&quot;:&quot;&amp;[.H129]&amp;&quot;,&quot;&quot;control&quot;&quot;:&quot;&amp;[.I129]&amp;&quot;,&quot;&quot;customValue&quot;&quot;:&quot;&quot;&quot;&amp;[.G129]&amp;&quot;&quot;&quot;,&quot;&quot;upper&quot;&quot;:&quot;&amp;[.J129]&amp;&quot;},&quot;" office:value-type="string" office:string-value="{&quot;id&quot;:126,&quot;screencode&quot;:0,&quot;unicode&quot;:&quot;\uEE5E&quot;,&quot;altUnicode&quot;:&quot;&quot;,&quot;name&quot;:&quot;&quot;,&quot;color&quot;:false,&quot;control&quot;:false,&quot;customValue&quot;:&quot;&quot;,&quot;upper&quot;:true}," calcext:value-type="string">
            <text:p>{"id":126,"screencode":0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9]+1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0]+[.K130]))=1;&quot;0&quot;&amp;DEC2HEX([.A130]+[.K130]);DEC2HEX([.A130]+[.K130]))" office:value-type="string" office:string-value="\uEE5F" calcext:value-type="string">
            <text:p>\uEE5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9]+1" office:value-type="float" office:value="95" calcext:value-type="float">
            <text:p>95</text:p>
          </table:table-cell>
          <table:table-cell table:formula="of:=&quot;{&quot;&quot;id&quot;&quot;:&quot;&amp;[.A130]&amp;&quot;,&quot;&quot;screencode&quot;&quot;:&quot;&amp;[.C130]&amp;&quot;,&quot;&quot;unicode&quot;&quot;:&quot;&quot;&quot;&amp;[.D130]&amp;&quot;&quot;&quot;,&quot;&quot;altUnicode&quot;&quot;:&quot;&quot;&quot;&amp;[.E130]&amp;&quot;&quot;&quot;,&quot;&quot;name&quot;&quot;:&quot;&quot;&quot;&amp;[.F130]&amp;&quot;&quot;&quot;,&quot;&quot;color&quot;&quot;:&quot;&amp;[.H130]&amp;&quot;,&quot;&quot;control&quot;&quot;:&quot;&amp;[.I130]&amp;&quot;,&quot;&quot;customValue&quot;&quot;:&quot;&quot;&quot;&amp;[.G130]&amp;&quot;&quot;&quot;,&quot;&quot;upper&quot;&quot;:&quot;&amp;[.J130]&amp;&quot;},&quot;" office:value-type="string" office:string-value="{&quot;id&quot;:127,&quot;screencode&quot;:0,&quot;unicode&quot;:&quot;\uEE5F&quot;,&quot;altUnicode&quot;:&quot;&quot;,&quot;name&quot;:&quot;&quot;,&quot;color&quot;:false,&quot;control&quot;:false,&quot;customValue&quot;:&quot;&quot;,&quot;upper&quot;:true}," calcext:value-type="string">
            <text:p>{"id":127,"screencode":0,"unicode":"\uEE5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0]+1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1]+[.K131]))=1;&quot;0&quot;&amp;DEC2HEX([.A131]+[.K131]);DEC2HEX([.A131]+[.K131]))" office:value-type="string" office:string-value="\uEEC0" calcext:value-type="string">
            <text:p>\uEEC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1]&amp;&quot;,&quot;&quot;screencode&quot;&quot;:&quot;&amp;[.C131]&amp;&quot;,&quot;&quot;unicode&quot;&quot;:&quot;&quot;&quot;&amp;[.D131]&amp;&quot;&quot;&quot;,&quot;&quot;altUnicode&quot;&quot;:&quot;&quot;&quot;&amp;[.E131]&amp;&quot;&quot;&quot;,&quot;&quot;name&quot;&quot;:&quot;&quot;&quot;&amp;[.F131]&amp;&quot;&quot;&quot;,&quot;&quot;color&quot;&quot;:&quot;&amp;[.H131]&amp;&quot;,&quot;&quot;control&quot;&quot;:&quot;&amp;[.I131]&amp;&quot;,&quot;&quot;customValue&quot;&quot;:&quot;&quot;&quot;&amp;[.G131]&amp;&quot;&quot;&quot;,&quot;&quot;upper&quot;&quot;:&quot;&amp;[.J131]&amp;&quot;},&quot;" office:value-type="string" office:string-value="{&quot;id&quot;:128,&quot;screencode&quot;:0,&quot;unicode&quot;:&quot;\uEEC0&quot;,&quot;altUnicode&quot;:&quot;&quot;,&quot;name&quot;:&quot;&quot;,&quot;color&quot;:false,&quot;control&quot;:false,&quot;customValue&quot;:&quot;&quot;,&quot;upper&quot;:true}," calcext:value-type="string">
            <text:p>{"id":128,"screencode":0,"unicode":"\uEEC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1]+1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2]+[.K132]))=1;&quot;0&quot;&amp;DEC2HEX([.A132]+[.K132]);DEC2HEX([.A132]+[.K132]))" office:value-type="string" office:string-value="\uEEC1" calcext:value-type="string">
            <text:p>\uEEC1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2]&amp;&quot;,&quot;&quot;screencode&quot;&quot;:&quot;&amp;[.C132]&amp;&quot;,&quot;&quot;unicode&quot;&quot;:&quot;&quot;&quot;&amp;[.D132]&amp;&quot;&quot;&quot;,&quot;&quot;altUnicode&quot;&quot;:&quot;&quot;&quot;&amp;[.E132]&amp;&quot;&quot;&quot;,&quot;&quot;name&quot;&quot;:&quot;&quot;&quot;&amp;[.F132]&amp;&quot;&quot;&quot;,&quot;&quot;color&quot;&quot;:&quot;&amp;[.H132]&amp;&quot;,&quot;&quot;control&quot;&quot;:&quot;&amp;[.I132]&amp;&quot;,&quot;&quot;customValue&quot;&quot;:&quot;&quot;&quot;&amp;[.G132]&amp;&quot;&quot;&quot;,&quot;&quot;upper&quot;&quot;:&quot;&amp;[.J132]&amp;&quot;},&quot;" office:value-type="string" office:string-value="{&quot;id&quot;:129,&quot;screencode&quot;:0,&quot;unicode&quot;:&quot;\uEEC1&quot;,&quot;altUnicode&quot;:&quot;&quot;,&quot;name&quot;:&quot;orange&quot;,&quot;color&quot;:true,&quot;control&quot;:false,&quot;customValue&quot;:&quot;8&quot;,&quot;upper&quot;:true}," calcext:value-type="string">
            <text:p>{"id":129,"screencode":0,"unicode":"\uEEC1","altUnicode":"","name":"orange","color":true,"control":false,"customValue":"8","upper":true},</text:p>
          </table:table-cell>
          <table:table-cell table:number-columns-repeated="7"/>
        </table:table-row>
        <table:table-row table:style-name="ro2">
          <table:table-cell table:formula="of:=[.A132]+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3]+[.K133]))=1;&quot;0&quot;&amp;DEC2HEX([.A133]+[.K133]);DEC2HEX([.A133]+[.K133]))" office:value-type="string" office:string-value="\uEEC2" calcext:value-type="string">
            <text:p>\uEEC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3]&amp;&quot;,&quot;&quot;screencode&quot;&quot;:&quot;&amp;[.C133]&amp;&quot;,&quot;&quot;unicode&quot;&quot;:&quot;&quot;&quot;&amp;[.D133]&amp;&quot;&quot;&quot;,&quot;&quot;altUnicode&quot;&quot;:&quot;&quot;&quot;&amp;[.E133]&amp;&quot;&quot;&quot;,&quot;&quot;name&quot;&quot;:&quot;&quot;&quot;&amp;[.F133]&amp;&quot;&quot;&quot;,&quot;&quot;color&quot;&quot;:&quot;&amp;[.H133]&amp;&quot;,&quot;&quot;control&quot;&quot;:&quot;&amp;[.I133]&amp;&quot;,&quot;&quot;customValue&quot;&quot;:&quot;&quot;&quot;&amp;[.G133]&amp;&quot;&quot;&quot;,&quot;&quot;upper&quot;&quot;:&quot;&amp;[.J133]&amp;&quot;},&quot;" office:value-type="string" office:string-value="{&quot;id&quot;:130,&quot;screencode&quot;:0,&quot;unicode&quot;:&quot;\uEEC2&quot;,&quot;altUnicode&quot;:&quot;&quot;,&quot;name&quot;:&quot;&quot;,&quot;color&quot;:false,&quot;control&quot;:false,&quot;customValue&quot;:&quot;&quot;,&quot;upper&quot;:true}," calcext:value-type="string">
            <text:p>{"id":130,"screencode":0,"unicode":"\uEEC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3]+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4]+[.K134]))=1;&quot;0&quot;&amp;DEC2HEX([.A134]+[.K134]);DEC2HEX([.A134]+[.K134]))" office:value-type="string" office:string-value="\uEEC3" calcext:value-type="string">
            <text:p>\uEEC3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4]&amp;&quot;,&quot;&quot;screencode&quot;&quot;:&quot;&amp;[.C134]&amp;&quot;,&quot;&quot;unicode&quot;&quot;:&quot;&quot;&quot;&amp;[.D134]&amp;&quot;&quot;&quot;,&quot;&quot;altUnicode&quot;&quot;:&quot;&quot;&quot;&amp;[.E134]&amp;&quot;&quot;&quot;,&quot;&quot;name&quot;&quot;:&quot;&quot;&quot;&amp;[.F134]&amp;&quot;&quot;&quot;,&quot;&quot;color&quot;&quot;:&quot;&amp;[.H134]&amp;&quot;,&quot;&quot;control&quot;&quot;:&quot;&amp;[.I134]&amp;&quot;,&quot;&quot;customValue&quot;&quot;:&quot;&quot;&quot;&amp;[.G134]&amp;&quot;&quot;&quot;,&quot;&quot;upper&quot;&quot;:&quot;&amp;[.J134]&amp;&quot;},&quot;" office:value-type="string" office:string-value="{&quot;id&quot;:131,&quot;screencode&quot;:0,&quot;unicode&quot;:&quot;\uEEC3&quot;,&quot;altUnicode&quot;:&quot;&quot;,&quot;name&quot;:&quot;run&quot;,&quot;color&quot;:false,&quot;control&quot;:true,&quot;customValue&quot;:&quot;&quot;,&quot;upper&quot;:true}," calcext:value-type="string">
            <text:p>{"id":131,"screencode":0,"unicode":"\uEEC3","altUnicode":"","name":"ru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4]+1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5]+[.K135]))=1;&quot;0&quot;&amp;DEC2HEX([.A135]+[.K135]);DEC2HEX([.A135]+[.K135]))" office:value-type="string" office:string-value="\uEEC4" calcext:value-type="string">
            <text:p>\uEEC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5]&amp;&quot;,&quot;&quot;screencode&quot;&quot;:&quot;&amp;[.C135]&amp;&quot;,&quot;&quot;unicode&quot;&quot;:&quot;&quot;&quot;&amp;[.D135]&amp;&quot;&quot;&quot;,&quot;&quot;altUnicode&quot;&quot;:&quot;&quot;&quot;&amp;[.E135]&amp;&quot;&quot;&quot;,&quot;&quot;name&quot;&quot;:&quot;&quot;&quot;&amp;[.F135]&amp;&quot;&quot;&quot;,&quot;&quot;color&quot;&quot;:&quot;&amp;[.H135]&amp;&quot;,&quot;&quot;control&quot;&quot;:&quot;&amp;[.I135]&amp;&quot;,&quot;&quot;customValue&quot;&quot;:&quot;&quot;&quot;&amp;[.G135]&amp;&quot;&quot;&quot;,&quot;&quot;upper&quot;&quot;:&quot;&amp;[.J135]&amp;&quot;},&quot;" office:value-type="string" office:string-value="{&quot;id&quot;:132,&quot;screencode&quot;:0,&quot;unicode&quot;:&quot;\uEEC4&quot;,&quot;altUnicode&quot;:&quot;&quot;,&quot;name&quot;:&quot;&quot;,&quot;color&quot;:false,&quot;control&quot;:false,&quot;customValue&quot;:&quot;&quot;,&quot;upper&quot;:true}," calcext:value-type="string">
            <text:p>{"id":132,"screencode":0,"unicode":"\uEEC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5]+1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6]+[.K136]))=1;&quot;0&quot;&amp;DEC2HEX([.A136]+[.K136]);DEC2HEX([.A136]+[.K136]))" office:value-type="string" office:string-value="\uEEC5" calcext:value-type="string">
            <text:p>\uEEC5</text:p>
          </table:table-cell>
          <table:table-cell office:value-type="string" calcext:value-type="string">
            <text:p>\uE3D0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6]&amp;&quot;,&quot;&quot;screencode&quot;&quot;:&quot;&amp;[.C136]&amp;&quot;,&quot;&quot;unicode&quot;&quot;:&quot;&quot;&quot;&amp;[.D136]&amp;&quot;&quot;&quot;,&quot;&quot;altUnicode&quot;&quot;:&quot;&quot;&quot;&amp;[.E136]&amp;&quot;&quot;&quot;,&quot;&quot;name&quot;&quot;:&quot;&quot;&quot;&amp;[.F136]&amp;&quot;&quot;&quot;,&quot;&quot;color&quot;&quot;:&quot;&amp;[.H136]&amp;&quot;,&quot;&quot;control&quot;&quot;:&quot;&amp;[.I136]&amp;&quot;,&quot;&quot;customValue&quot;&quot;:&quot;&quot;&quot;&amp;[.G136]&amp;&quot;&quot;&quot;,&quot;&quot;upper&quot;&quot;:&quot;&amp;[.J136]&amp;&quot;},&quot;" office:value-type="string" office:string-value="{&quot;id&quot;:133,&quot;screencode&quot;:0,&quot;unicode&quot;:&quot;\uEEC5&quot;,&quot;altUnicode&quot;:&quot;\uE3D0&quot;,&quot;name&quot;:&quot;f1&quot;,&quot;color&quot;:false,&quot;control&quot;:true,&quot;customValue&quot;:&quot;&quot;,&quot;upper&quot;:true}," calcext:value-type="string">
            <text:p>{"id":133,"screencode":0,"unicode":"\uEEC5","altUnicode":"\uE3D0","name":"f1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6]+1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7]+[.K137]))=1;&quot;0&quot;&amp;DEC2HEX([.A137]+[.K137]);DEC2HEX([.A137]+[.K137]))" office:value-type="string" office:string-value="\uEEC6" calcext:value-type="string">
            <text:p>\uEEC6</text:p>
          </table:table-cell>
          <table:table-cell office:value-type="string" calcext:value-type="string">
            <text:p>\uE3D1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7]&amp;&quot;,&quot;&quot;screencode&quot;&quot;:&quot;&amp;[.C137]&amp;&quot;,&quot;&quot;unicode&quot;&quot;:&quot;&quot;&quot;&amp;[.D137]&amp;&quot;&quot;&quot;,&quot;&quot;altUnicode&quot;&quot;:&quot;&quot;&quot;&amp;[.E137]&amp;&quot;&quot;&quot;,&quot;&quot;name&quot;&quot;:&quot;&quot;&quot;&amp;[.F137]&amp;&quot;&quot;&quot;,&quot;&quot;color&quot;&quot;:&quot;&amp;[.H137]&amp;&quot;,&quot;&quot;control&quot;&quot;:&quot;&amp;[.I137]&amp;&quot;,&quot;&quot;customValue&quot;&quot;:&quot;&quot;&quot;&amp;[.G137]&amp;&quot;&quot;&quot;,&quot;&quot;upper&quot;&quot;:&quot;&amp;[.J137]&amp;&quot;},&quot;" office:value-type="string" office:string-value="{&quot;id&quot;:134,&quot;screencode&quot;:0,&quot;unicode&quot;:&quot;\uEEC6&quot;,&quot;altUnicode&quot;:&quot;\uE3D1&quot;,&quot;name&quot;:&quot;f2&quot;,&quot;color&quot;:false,&quot;control&quot;:true,&quot;customValue&quot;:&quot;&quot;,&quot;upper&quot;:true}," calcext:value-type="string">
            <text:p>{"id":134,"screencode":0,"unicode":"\uEEC6","altUnicode":"\uE3D1","name":"f2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7]+1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8]+[.K138]))=1;&quot;0&quot;&amp;DEC2HEX([.A138]+[.K138]);DEC2HEX([.A138]+[.K138]))" office:value-type="string" office:string-value="\uEEC7" calcext:value-type="string">
            <text:p>\uEEC7</text:p>
          </table:table-cell>
          <table:table-cell office:value-type="string" calcext:value-type="string">
            <text:p>\uE3D2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8]&amp;&quot;,&quot;&quot;screencode&quot;&quot;:&quot;&amp;[.C138]&amp;&quot;,&quot;&quot;unicode&quot;&quot;:&quot;&quot;&quot;&amp;[.D138]&amp;&quot;&quot;&quot;,&quot;&quot;altUnicode&quot;&quot;:&quot;&quot;&quot;&amp;[.E138]&amp;&quot;&quot;&quot;,&quot;&quot;name&quot;&quot;:&quot;&quot;&quot;&amp;[.F138]&amp;&quot;&quot;&quot;,&quot;&quot;color&quot;&quot;:&quot;&amp;[.H138]&amp;&quot;,&quot;&quot;control&quot;&quot;:&quot;&amp;[.I138]&amp;&quot;,&quot;&quot;customValue&quot;&quot;:&quot;&quot;&quot;&amp;[.G138]&amp;&quot;&quot;&quot;,&quot;&quot;upper&quot;&quot;:&quot;&amp;[.J138]&amp;&quot;},&quot;" office:value-type="string" office:string-value="{&quot;id&quot;:135,&quot;screencode&quot;:0,&quot;unicode&quot;:&quot;\uEEC7&quot;,&quot;altUnicode&quot;:&quot;\uE3D2&quot;,&quot;name&quot;:&quot;f3&quot;,&quot;color&quot;:false,&quot;control&quot;:true,&quot;customValue&quot;:&quot;&quot;,&quot;upper&quot;:true}," calcext:value-type="string">
            <text:p>{"id":135,"screencode":0,"unicode":"\uEEC7","altUnicode":"\uE3D2","name":"f3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8]+1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9]+[.K139]))=1;&quot;0&quot;&amp;DEC2HEX([.A139]+[.K139]);DEC2HEX([.A139]+[.K139]))" office:value-type="string" office:string-value="\uEEC8" calcext:value-type="string">
            <text:p>\uEEC8</text:p>
          </table:table-cell>
          <table:table-cell office:value-type="string" calcext:value-type="string">
            <text:p>\uE3D4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9]&amp;&quot;,&quot;&quot;screencode&quot;&quot;:&quot;&amp;[.C139]&amp;&quot;,&quot;&quot;unicode&quot;&quot;:&quot;&quot;&quot;&amp;[.D139]&amp;&quot;&quot;&quot;,&quot;&quot;altUnicode&quot;&quot;:&quot;&quot;&quot;&amp;[.E139]&amp;&quot;&quot;&quot;,&quot;&quot;name&quot;&quot;:&quot;&quot;&quot;&amp;[.F139]&amp;&quot;&quot;&quot;,&quot;&quot;color&quot;&quot;:&quot;&amp;[.H139]&amp;&quot;,&quot;&quot;control&quot;&quot;:&quot;&amp;[.I139]&amp;&quot;,&quot;&quot;customValue&quot;&quot;:&quot;&quot;&quot;&amp;[.G139]&amp;&quot;&quot;&quot;,&quot;&quot;upper&quot;&quot;:&quot;&amp;[.J139]&amp;&quot;},&quot;" office:value-type="string" office:string-value="{&quot;id&quot;:136,&quot;screencode&quot;:0,&quot;unicode&quot;:&quot;\uEEC8&quot;,&quot;altUnicode&quot;:&quot;\uE3D4&quot;,&quot;name&quot;:&quot;f4&quot;,&quot;color&quot;:false,&quot;control&quot;:true,&quot;customValue&quot;:&quot;&quot;,&quot;upper&quot;:true}," calcext:value-type="string">
            <text:p>{"id":136,"screencode":0,"unicode":"\uEEC8","altUnicode":"\uE3D4","name":"f4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9]+1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0]+[.K140]))=1;&quot;0&quot;&amp;DEC2HEX([.A140]+[.K140]);DEC2HEX([.A140]+[.K140]))" office:value-type="string" office:string-value="\uEEC9" calcext:value-type="string">
            <text:p>\uEEC9</text:p>
          </table:table-cell>
          <table:table-cell office:value-type="string" calcext:value-type="string">
            <text:p>\uE3D5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0]&amp;&quot;,&quot;&quot;screencode&quot;&quot;:&quot;&amp;[.C140]&amp;&quot;,&quot;&quot;unicode&quot;&quot;:&quot;&quot;&quot;&amp;[.D140]&amp;&quot;&quot;&quot;,&quot;&quot;altUnicode&quot;&quot;:&quot;&quot;&quot;&amp;[.E140]&amp;&quot;&quot;&quot;,&quot;&quot;name&quot;&quot;:&quot;&quot;&quot;&amp;[.F140]&amp;&quot;&quot;&quot;,&quot;&quot;color&quot;&quot;:&quot;&amp;[.H140]&amp;&quot;,&quot;&quot;control&quot;&quot;:&quot;&amp;[.I140]&amp;&quot;,&quot;&quot;customValue&quot;&quot;:&quot;&quot;&quot;&amp;[.G140]&amp;&quot;&quot;&quot;,&quot;&quot;upper&quot;&quot;:&quot;&amp;[.J140]&amp;&quot;},&quot;" office:value-type="string" office:string-value="{&quot;id&quot;:137,&quot;screencode&quot;:0,&quot;unicode&quot;:&quot;\uEEC9&quot;,&quot;altUnicode&quot;:&quot;\uE3D5&quot;,&quot;name&quot;:&quot;f5&quot;,&quot;color&quot;:false,&quot;control&quot;:true,&quot;customValue&quot;:&quot;&quot;,&quot;upper&quot;:true}," calcext:value-type="string">
            <text:p>{"id":137,"screencode":0,"unicode":"\uEEC9","altUnicode":"\uE3D5","name":"f5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0]+1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1]+[.K141]))=1;&quot;0&quot;&amp;DEC2HEX([.A141]+[.K141]);DEC2HEX([.A141]+[.K141]))" office:value-type="string" office:string-value="\uEECA" calcext:value-type="string">
            <text:p>\uEECA</text:p>
          </table:table-cell>
          <table:table-cell office:value-type="string" calcext:value-type="string">
            <text:p>\uE3D6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1]&amp;&quot;,&quot;&quot;screencode&quot;&quot;:&quot;&amp;[.C141]&amp;&quot;,&quot;&quot;unicode&quot;&quot;:&quot;&quot;&quot;&amp;[.D141]&amp;&quot;&quot;&quot;,&quot;&quot;altUnicode&quot;&quot;:&quot;&quot;&quot;&amp;[.E141]&amp;&quot;&quot;&quot;,&quot;&quot;name&quot;&quot;:&quot;&quot;&quot;&amp;[.F141]&amp;&quot;&quot;&quot;,&quot;&quot;color&quot;&quot;:&quot;&amp;[.H141]&amp;&quot;,&quot;&quot;control&quot;&quot;:&quot;&amp;[.I141]&amp;&quot;,&quot;&quot;customValue&quot;&quot;:&quot;&quot;&quot;&amp;[.G141]&amp;&quot;&quot;&quot;,&quot;&quot;upper&quot;&quot;:&quot;&amp;[.J141]&amp;&quot;},&quot;" office:value-type="string" office:string-value="{&quot;id&quot;:138,&quot;screencode&quot;:0,&quot;unicode&quot;:&quot;\uEECA&quot;,&quot;altUnicode&quot;:&quot;\uE3D6&quot;,&quot;name&quot;:&quot;f6&quot;,&quot;color&quot;:false,&quot;control&quot;:true,&quot;customValue&quot;:&quot;&quot;,&quot;upper&quot;:true}," calcext:value-type="string">
            <text:p>{"id":138,"screencode":0,"unicode":"\uEECA","altUnicode":"\uE3D6","name":"f6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1]+1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2]+[.K142]))=1;&quot;0&quot;&amp;DEC2HEX([.A142]+[.K142]);DEC2HEX([.A142]+[.K142]))" office:value-type="string" office:string-value="\uEECB" calcext:value-type="string">
            <text:p>\uEECB</text:p>
          </table:table-cell>
          <table:table-cell office:value-type="string" calcext:value-type="string">
            <text:p>\uE3D7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2]&amp;&quot;,&quot;&quot;screencode&quot;&quot;:&quot;&amp;[.C142]&amp;&quot;,&quot;&quot;unicode&quot;&quot;:&quot;&quot;&quot;&amp;[.D142]&amp;&quot;&quot;&quot;,&quot;&quot;altUnicode&quot;&quot;:&quot;&quot;&quot;&amp;[.E142]&amp;&quot;&quot;&quot;,&quot;&quot;name&quot;&quot;:&quot;&quot;&quot;&amp;[.F142]&amp;&quot;&quot;&quot;,&quot;&quot;color&quot;&quot;:&quot;&amp;[.H142]&amp;&quot;,&quot;&quot;control&quot;&quot;:&quot;&amp;[.I142]&amp;&quot;,&quot;&quot;customValue&quot;&quot;:&quot;&quot;&quot;&amp;[.G142]&amp;&quot;&quot;&quot;,&quot;&quot;upper&quot;&quot;:&quot;&amp;[.J142]&amp;&quot;},&quot;" office:value-type="string" office:string-value="{&quot;id&quot;:139,&quot;screencode&quot;:0,&quot;unicode&quot;:&quot;\uEECB&quot;,&quot;altUnicode&quot;:&quot;\uE3D7&quot;,&quot;name&quot;:&quot;f7&quot;,&quot;color&quot;:false,&quot;control&quot;:true,&quot;customValue&quot;:&quot;&quot;,&quot;upper&quot;:true}," calcext:value-type="string">
            <text:p>{"id":139,"screencode":0,"unicode":"\uEECB","altUnicode":"\uE3D7","name":"f7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2]+1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3]+[.K143]))=1;&quot;0&quot;&amp;DEC2HEX([.A143]+[.K143]);DEC2HEX([.A143]+[.K143]))" office:value-type="string" office:string-value="\uEECC" calcext:value-type="string">
            <text:p>\uEECC</text:p>
          </table:table-cell>
          <table:table-cell office:value-type="string" calcext:value-type="string">
            <text:p>\uE3D8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3]&amp;&quot;,&quot;&quot;screencode&quot;&quot;:&quot;&amp;[.C143]&amp;&quot;,&quot;&quot;unicode&quot;&quot;:&quot;&quot;&quot;&amp;[.D143]&amp;&quot;&quot;&quot;,&quot;&quot;altUnicode&quot;&quot;:&quot;&quot;&quot;&amp;[.E143]&amp;&quot;&quot;&quot;,&quot;&quot;name&quot;&quot;:&quot;&quot;&quot;&amp;[.F143]&amp;&quot;&quot;&quot;,&quot;&quot;color&quot;&quot;:&quot;&amp;[.H143]&amp;&quot;,&quot;&quot;control&quot;&quot;:&quot;&amp;[.I143]&amp;&quot;,&quot;&quot;customValue&quot;&quot;:&quot;&quot;&quot;&amp;[.G143]&amp;&quot;&quot;&quot;,&quot;&quot;upper&quot;&quot;:&quot;&amp;[.J143]&amp;&quot;},&quot;" office:value-type="string" office:string-value="{&quot;id&quot;:140,&quot;screencode&quot;:0,&quot;unicode&quot;:&quot;\uEECC&quot;,&quot;altUnicode&quot;:&quot;\uE3D8&quot;,&quot;name&quot;:&quot;f8&quot;,&quot;color&quot;:false,&quot;control&quot;:true,&quot;customValue&quot;:&quot;&quot;,&quot;upper&quot;:true}," calcext:value-type="string">
            <text:p>{"id":140,"screencode":0,"unicode":"\uEECC","altUnicode":"\uE3D8","name":"f8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3]+1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4]+[.K144]))=1;&quot;0&quot;&amp;DEC2HEX([.A144]+[.K144]);DEC2HEX([.A144]+[.K144]))" office:value-type="string" office:string-value="\uEECD" calcext:value-type="string">
            <text:p>\uEECD</text:p>
          </table:table-cell>
          <table:table-cell/>
          <table:table-cell office:value-type="string" calcext:value-type="string">
            <text:p>shift/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4]&amp;&quot;,&quot;&quot;screencode&quot;&quot;:&quot;&amp;[.C144]&amp;&quot;,&quot;&quot;unicode&quot;&quot;:&quot;&quot;&quot;&amp;[.D144]&amp;&quot;&quot;&quot;,&quot;&quot;altUnicode&quot;&quot;:&quot;&quot;&quot;&amp;[.E144]&amp;&quot;&quot;&quot;,&quot;&quot;name&quot;&quot;:&quot;&quot;&quot;&amp;[.F144]&amp;&quot;&quot;&quot;,&quot;&quot;color&quot;&quot;:&quot;&amp;[.H144]&amp;&quot;,&quot;&quot;control&quot;&quot;:&quot;&amp;[.I144]&amp;&quot;,&quot;&quot;customValue&quot;&quot;:&quot;&quot;&quot;&amp;[.G144]&amp;&quot;&quot;&quot;,&quot;&quot;upper&quot;&quot;:&quot;&amp;[.J144]&amp;&quot;},&quot;" office:value-type="string" office:string-value="{&quot;id&quot;:141,&quot;screencode&quot;:0,&quot;unicode&quot;:&quot;\uEECD&quot;,&quot;altUnicode&quot;:&quot;&quot;,&quot;name&quot;:&quot;shift/return&quot;,&quot;color&quot;:false,&quot;control&quot;:true,&quot;customValue&quot;:&quot;&quot;,&quot;upper&quot;:true}," calcext:value-type="string">
            <text:p>{"id":141,"screencode":0,"unicode":"\uEECD","altUnicode":"","name":"shift/retur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4]+1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5]+[.K145]))=1;&quot;0&quot;&amp;DEC2HEX([.A145]+[.K145]);DEC2HEX([.A145]+[.K145]))" office:value-type="string" office:string-value="\uEECE" calcext:value-type="string">
            <text:p>\uEECE</text:p>
          </table:table-cell>
          <table:table-cell table:style-name="ce4" office:value-type="string" calcext:value-type="string">
            <text:p>\ueacf</text:p>
          </table:table-cell>
          <table:table-cell office:value-type="string" calcext:value-type="string">
            <text:p>upp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5]&amp;&quot;,&quot;&quot;screencode&quot;&quot;:&quot;&amp;[.C145]&amp;&quot;,&quot;&quot;unicode&quot;&quot;:&quot;&quot;&quot;&amp;[.D145]&amp;&quot;&quot;&quot;,&quot;&quot;altUnicode&quot;&quot;:&quot;&quot;&quot;&amp;[.E145]&amp;&quot;&quot;&quot;,&quot;&quot;name&quot;&quot;:&quot;&quot;&quot;&amp;[.F145]&amp;&quot;&quot;&quot;,&quot;&quot;color&quot;&quot;:&quot;&amp;[.H145]&amp;&quot;,&quot;&quot;control&quot;&quot;:&quot;&amp;[.I145]&amp;&quot;,&quot;&quot;customValue&quot;&quot;:&quot;&quot;&quot;&amp;[.G145]&amp;&quot;&quot;&quot;,&quot;&quot;upper&quot;&quot;:&quot;&amp;[.J145]&amp;&quot;},&quot;" office:value-type="string" office:string-value="{&quot;id&quot;:142,&quot;screencode&quot;:0,&quot;unicode&quot;:&quot;\uEECE&quot;,&quot;altUnicode&quot;:&quot;\ueacf&quot;,&quot;name&quot;:&quot;upper case&quot;,&quot;color&quot;:false,&quot;control&quot;:true,&quot;customValue&quot;:&quot;&quot;,&quot;upper&quot;:true}," calcext:value-type="string">
            <text:p>{"id":142,"screencode":0,"unicode":"\uEECE","altUnicode":"\ueacf","name":"upper cas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5]+1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6]+[.K146]))=1;&quot;0&quot;&amp;DEC2HEX([.A146]+[.K146]);DEC2HEX([.A146]+[.K146]))" office:value-type="string" office:string-value="\uEECF" calcext:value-type="string">
            <text:p>\uEEC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6]&amp;&quot;,&quot;&quot;screencode&quot;&quot;:&quot;&amp;[.C146]&amp;&quot;,&quot;&quot;unicode&quot;&quot;:&quot;&quot;&quot;&amp;[.D146]&amp;&quot;&quot;&quot;,&quot;&quot;altUnicode&quot;&quot;:&quot;&quot;&quot;&amp;[.E146]&amp;&quot;&quot;&quot;,&quot;&quot;name&quot;&quot;:&quot;&quot;&quot;&amp;[.F146]&amp;&quot;&quot;&quot;,&quot;&quot;color&quot;&quot;:&quot;&amp;[.H146]&amp;&quot;,&quot;&quot;control&quot;&quot;:&quot;&amp;[.I146]&amp;&quot;,&quot;&quot;customValue&quot;&quot;:&quot;&quot;&quot;&amp;[.G146]&amp;&quot;&quot;&quot;,&quot;&quot;upper&quot;&quot;:&quot;&amp;[.J146]&amp;&quot;},&quot;" office:value-type="string" office:string-value="{&quot;id&quot;:143,&quot;screencode&quot;:0,&quot;unicode&quot;:&quot;\uEECF&quot;,&quot;altUnicode&quot;:&quot;&quot;,&quot;name&quot;:&quot;&quot;,&quot;color&quot;:false,&quot;control&quot;:false,&quot;customValue&quot;:&quot;&quot;,&quot;upper&quot;:true}," calcext:value-type="string">
            <text:p>{"id":143,"screencode":0,"unicode":"\uEEC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46]+1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7]+[.K147]))=1;&quot;0&quot;&amp;DEC2HEX([.A147]+[.K147]);DEC2HEX([.A147]+[.K147]))" office:value-type="string" office:string-value="\uEED0" calcext:value-type="string">
            <text:p>\uEED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7]&amp;&quot;,&quot;&quot;screencode&quot;&quot;:&quot;&amp;[.C147]&amp;&quot;,&quot;&quot;unicode&quot;&quot;:&quot;&quot;&quot;&amp;[.D147]&amp;&quot;&quot;&quot;,&quot;&quot;altUnicode&quot;&quot;:&quot;&quot;&quot;&amp;[.E147]&amp;&quot;&quot;&quot;,&quot;&quot;name&quot;&quot;:&quot;&quot;&quot;&amp;[.F147]&amp;&quot;&quot;&quot;,&quot;&quot;color&quot;&quot;:&quot;&amp;[.H147]&amp;&quot;,&quot;&quot;control&quot;&quot;:&quot;&amp;[.I147]&amp;&quot;,&quot;&quot;customValue&quot;&quot;:&quot;&quot;&quot;&amp;[.G147]&amp;&quot;&quot;&quot;,&quot;&quot;upper&quot;&quot;:&quot;&amp;[.J147]&amp;&quot;},&quot;" office:value-type="string" office:string-value="{&quot;id&quot;:144,&quot;screencode&quot;:0,&quot;unicode&quot;:&quot;\uEED0&quot;,&quot;altUnicode&quot;:&quot;&quot;,&quot;name&quot;:&quot;black&quot;,&quot;color&quot;:true,&quot;control&quot;:false,&quot;customValue&quot;:&quot;0&quot;,&quot;upper&quot;:true}," calcext:value-type="string">
            <text:p>{"id":144,"screencode":0,"unicode":"\uEED0","altUnicode":"","name":"black","color":true,"control":false,"customValue":"0","upper":true},</text:p>
          </table:table-cell>
          <table:table-cell table:number-columns-repeated="7"/>
        </table:table-row>
        <table:table-row table:style-name="ro2">
          <table:table-cell table:formula="of:=[.A147]+1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8]+[.K148]))=1;&quot;0&quot;&amp;DEC2HEX([.A148]+[.K148]);DEC2HEX([.A148]+[.K148]))" office:value-type="string" office:string-value="\uEED1" calcext:value-type="string">
            <text:p>\uEED1</text:p>
          </table:table-cell>
          <table:table-cell table:style-name="ce4" office:value-type="string" calcext:value-type="string">
            <text:p>\ue5d8</text:p>
          </table:table-cell>
          <table:table-cell office:value-type="string" calcext:value-type="string">
            <text:p>cursor u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8]&amp;&quot;,&quot;&quot;screencode&quot;&quot;:&quot;&amp;[.C148]&amp;&quot;,&quot;&quot;unicode&quot;&quot;:&quot;&quot;&quot;&amp;[.D148]&amp;&quot;&quot;&quot;,&quot;&quot;altUnicode&quot;&quot;:&quot;&quot;&quot;&amp;[.E148]&amp;&quot;&quot;&quot;,&quot;&quot;name&quot;&quot;:&quot;&quot;&quot;&amp;[.F148]&amp;&quot;&quot;&quot;,&quot;&quot;color&quot;&quot;:&quot;&amp;[.H148]&amp;&quot;,&quot;&quot;control&quot;&quot;:&quot;&amp;[.I148]&amp;&quot;,&quot;&quot;customValue&quot;&quot;:&quot;&quot;&quot;&amp;[.G148]&amp;&quot;&quot;&quot;,&quot;&quot;upper&quot;&quot;:&quot;&amp;[.J148]&amp;&quot;},&quot;" office:value-type="string" office:string-value="{&quot;id&quot;:145,&quot;screencode&quot;:0,&quot;unicode&quot;:&quot;\uEED1&quot;,&quot;altUnicode&quot;:&quot;\ue5d8&quot;,&quot;name&quot;:&quot;cursor up&quot;,&quot;color&quot;:false,&quot;control&quot;:true,&quot;customValue&quot;:&quot;&quot;,&quot;upper&quot;:true}," calcext:value-type="string">
            <text:p>{"id":145,"screencode":0,"unicode":"\uEED1","altUnicode":"\ue5d8","name":"cursor up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8]+1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9]+[.K149]))=1;&quot;0&quot;&amp;DEC2HEX([.A149]+[.K149]);DEC2HEX([.A149]+[.K149]))" office:value-type="string" office:string-value="\uEED2" calcext:value-type="string">
            <text:p>\uEED2</text:p>
          </table:table-cell>
          <table:table-cell table:style-name="ce4" office:value-type="string" calcext:value-type="string">
            <text:p>\ue0c4</text:p>
          </table:table-cell>
          <table:table-cell office:value-type="string" calcext:value-type="string">
            <text:p>reverse off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9]&amp;&quot;,&quot;&quot;screencode&quot;&quot;:&quot;&amp;[.C149]&amp;&quot;,&quot;&quot;unicode&quot;&quot;:&quot;&quot;&quot;&amp;[.D149]&amp;&quot;&quot;&quot;,&quot;&quot;altUnicode&quot;&quot;:&quot;&quot;&quot;&amp;[.E149]&amp;&quot;&quot;&quot;,&quot;&quot;name&quot;&quot;:&quot;&quot;&quot;&amp;[.F149]&amp;&quot;&quot;&quot;,&quot;&quot;color&quot;&quot;:&quot;&amp;[.H149]&amp;&quot;,&quot;&quot;control&quot;&quot;:&quot;&amp;[.I149]&amp;&quot;,&quot;&quot;customValue&quot;&quot;:&quot;&quot;&quot;&amp;[.G149]&amp;&quot;&quot;&quot;,&quot;&quot;upper&quot;&quot;:&quot;&amp;[.J149]&amp;&quot;},&quot;" office:value-type="string" office:string-value="{&quot;id&quot;:146,&quot;screencode&quot;:0,&quot;unicode&quot;:&quot;\uEED2&quot;,&quot;altUnicode&quot;:&quot;\ue0c4&quot;,&quot;name&quot;:&quot;reverse off&quot;,&quot;color&quot;:false,&quot;control&quot;:true,&quot;customValue&quot;:&quot;&quot;,&quot;upper&quot;:true}," calcext:value-type="string">
            <text:p>{"id":146,"screencode":0,"unicode":"\uEED2","altUnicode":"\ue0c4","name":"reverse off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9]+1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0]+[.K150]))=1;&quot;0&quot;&amp;DEC2HEX([.A150]+[.K150]);DEC2HEX([.A150]+[.K150]))" office:value-type="string" office:string-value="\uEED3" calcext:value-type="string">
            <text:p>\uEED3</text:p>
          </table:table-cell>
          <table:table-cell table:style-name="ce3" office:value-type="string" calcext:value-type="string">
            <text:p>\ue3c1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0]&amp;&quot;,&quot;&quot;screencode&quot;&quot;:&quot;&amp;[.C150]&amp;&quot;,&quot;&quot;unicode&quot;&quot;:&quot;&quot;&quot;&amp;[.D150]&amp;&quot;&quot;&quot;,&quot;&quot;altUnicode&quot;&quot;:&quot;&quot;&quot;&amp;[.E150]&amp;&quot;&quot;&quot;,&quot;&quot;name&quot;&quot;:&quot;&quot;&quot;&amp;[.F150]&amp;&quot;&quot;&quot;,&quot;&quot;color&quot;&quot;:&quot;&amp;[.H150]&amp;&quot;,&quot;&quot;control&quot;&quot;:&quot;&amp;[.I150]&amp;&quot;,&quot;&quot;customValue&quot;&quot;:&quot;&quot;&quot;&amp;[.G150]&amp;&quot;&quot;&quot;,&quot;&quot;upper&quot;&quot;:&quot;&amp;[.J150]&amp;&quot;},&quot;" office:value-type="string" office:string-value="{&quot;id&quot;:147,&quot;screencode&quot;:0,&quot;unicode&quot;:&quot;\uEED3&quot;,&quot;altUnicode&quot;:&quot;\ue3c1&quot;,&quot;name&quot;:&quot;clear&quot;,&quot;color&quot;:false,&quot;control&quot;:true,&quot;customValue&quot;:&quot;&quot;,&quot;upper&quot;:true}," calcext:value-type="string">
            <text:p>{"id":147,"screencode":0,"unicode":"\uEED3","altUnicode":"\ue3c1","name":"clear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50]+1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1]+[.K151]))=1;&quot;0&quot;&amp;DEC2HEX([.A151]+[.K151]);DEC2HEX([.A151]+[.K151]))" office:value-type="string" office:string-value="\uEED4" calcext:value-type="string">
            <text:p>\uEED4</text:p>
          </table:table-cell>
          <table:table-cell table:style-name="ce5" office:value-type="string" calcext:value-type="string">
            <text:p>\ue163</text:p>
          </table:table-cell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1]&amp;&quot;,&quot;&quot;screencode&quot;&quot;:&quot;&amp;[.C151]&amp;&quot;,&quot;&quot;unicode&quot;&quot;:&quot;&quot;&quot;&amp;[.D151]&amp;&quot;&quot;&quot;,&quot;&quot;altUnicode&quot;&quot;:&quot;&quot;&quot;&amp;[.E151]&amp;&quot;&quot;&quot;,&quot;&quot;name&quot;&quot;:&quot;&quot;&quot;&amp;[.F151]&amp;&quot;&quot;&quot;,&quot;&quot;color&quot;&quot;:&quot;&amp;[.H151]&amp;&quot;,&quot;&quot;control&quot;&quot;:&quot;&amp;[.I151]&amp;&quot;,&quot;&quot;customValue&quot;&quot;:&quot;&quot;&quot;&amp;[.G151]&amp;&quot;&quot;&quot;,&quot;&quot;upper&quot;&quot;:&quot;&amp;[.J151]&amp;&quot;},&quot;" office:value-type="string" office:string-value="{&quot;id&quot;:148,&quot;screencode&quot;:0,&quot;unicode&quot;:&quot;\uEED4&quot;,&quot;altUnicode&quot;:&quot;\ue163&quot;,&quot;name&quot;:&quot;insert&quot;,&quot;color&quot;:false,&quot;control&quot;:true,&quot;customValue&quot;:&quot;&quot;,&quot;upper&quot;:true}," calcext:value-type="string">
            <text:p>{"id":148,"screencode":0,"unicode":"\uEED4","altUnicode":"\ue163","name":"inser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51]+1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2]+[.K152]))=1;&quot;0&quot;&amp;DEC2HEX([.A152]+[.K152]);DEC2HEX([.A152]+[.K152]))" office:value-type="string" office:string-value="\uEED5" calcext:value-type="string">
            <text:p>\uEED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2]&amp;&quot;,&quot;&quot;screencode&quot;&quot;:&quot;&amp;[.C152]&amp;&quot;,&quot;&quot;unicode&quot;&quot;:&quot;&quot;&quot;&amp;[.D152]&amp;&quot;&quot;&quot;,&quot;&quot;altUnicode&quot;&quot;:&quot;&quot;&quot;&amp;[.E152]&amp;&quot;&quot;&quot;,&quot;&quot;name&quot;&quot;:&quot;&quot;&quot;&amp;[.F152]&amp;&quot;&quot;&quot;,&quot;&quot;color&quot;&quot;:&quot;&amp;[.H152]&amp;&quot;,&quot;&quot;control&quot;&quot;:&quot;&amp;[.I152]&amp;&quot;,&quot;&quot;customValue&quot;&quot;:&quot;&quot;&quot;&amp;[.G152]&amp;&quot;&quot;&quot;,&quot;&quot;upper&quot;&quot;:&quot;&amp;[.J152]&amp;&quot;},&quot;" office:value-type="string" office:string-value="{&quot;id&quot;:149,&quot;screencode&quot;:0,&quot;unicode&quot;:&quot;\uEED5&quot;,&quot;altUnicode&quot;:&quot;S&quot;,&quot;name&quot;:&quot;brown&quot;,&quot;color&quot;:true,&quot;control&quot;:false,&quot;customValue&quot;:&quot;9&quot;,&quot;upper&quot;:true}," calcext:value-type="string">
            <text:p>{"id":149,"screencode":0,"unicode":"\uEED5","altUnicode":"S","name":"brown","color":true,"control":false,"customValue":"9","upper":true},</text:p>
          </table:table-cell>
          <table:table-cell table:number-columns-repeated="7"/>
        </table:table-row>
        <table:table-row table:style-name="ro2">
          <table:table-cell table:formula="of:=[.A152]+1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3]+[.K153]))=1;&quot;0&quot;&amp;DEC2HEX([.A153]+[.K153]);DEC2HEX([.A153]+[.K153]))" office:value-type="string" office:string-value="\uEED6" calcext:value-type="string">
            <text:p>\uEED6</text:p>
          </table:table-cell>
          <table:table-cell/>
          <table:table-cell office:value-type="string" calcext:value-type="string">
            <text:p>light r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3]&amp;&quot;,&quot;&quot;screencode&quot;&quot;:&quot;&amp;[.C153]&amp;&quot;,&quot;&quot;unicode&quot;&quot;:&quot;&quot;&quot;&amp;[.D153]&amp;&quot;&quot;&quot;,&quot;&quot;altUnicode&quot;&quot;:&quot;&quot;&quot;&amp;[.E153]&amp;&quot;&quot;&quot;,&quot;&quot;name&quot;&quot;:&quot;&quot;&quot;&amp;[.F153]&amp;&quot;&quot;&quot;,&quot;&quot;color&quot;&quot;:&quot;&amp;[.H153]&amp;&quot;,&quot;&quot;control&quot;&quot;:&quot;&amp;[.I153]&amp;&quot;,&quot;&quot;customValue&quot;&quot;:&quot;&quot;&quot;&amp;[.G153]&amp;&quot;&quot;&quot;,&quot;&quot;upper&quot;&quot;:&quot;&amp;[.J153]&amp;&quot;},&quot;" office:value-type="string" office:string-value="{&quot;id&quot;:150,&quot;screencode&quot;:0,&quot;unicode&quot;:&quot;\uEED6&quot;,&quot;altUnicode&quot;:&quot;&quot;,&quot;name&quot;:&quot;light red&quot;,&quot;color&quot;:true,&quot;control&quot;:false,&quot;customValue&quot;:&quot;10&quot;,&quot;upper&quot;:true}," calcext:value-type="string">
            <text:p>{"id":150,"screencode":0,"unicode":"\uEED6","altUnicode":"","name":"light red","color":true,"control":false,"customValue":"10","upper":true},</text:p>
          </table:table-cell>
          <table:table-cell table:number-columns-repeated="7"/>
        </table:table-row>
        <table:table-row table:style-name="ro2">
          <table:table-cell table:formula="of:=[.A153]+1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4]+[.K154]))=1;&quot;0&quot;&amp;DEC2HEX([.A154]+[.K154]);DEC2HEX([.A154]+[.K154]))" office:value-type="string" office:string-value="\uEED7" calcext:value-type="string">
            <text:p>\uEED7</text:p>
          </table:table-cell>
          <table:table-cell/>
          <table:table-cell office:value-type="string" calcext:value-type="string">
            <text:p>dark grey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4]&amp;&quot;,&quot;&quot;screencode&quot;&quot;:&quot;&amp;[.C154]&amp;&quot;,&quot;&quot;unicode&quot;&quot;:&quot;&quot;&quot;&amp;[.D154]&amp;&quot;&quot;&quot;,&quot;&quot;altUnicode&quot;&quot;:&quot;&quot;&quot;&amp;[.E154]&amp;&quot;&quot;&quot;,&quot;&quot;name&quot;&quot;:&quot;&quot;&quot;&amp;[.F154]&amp;&quot;&quot;&quot;,&quot;&quot;color&quot;&quot;:&quot;&amp;[.H154]&amp;&quot;,&quot;&quot;control&quot;&quot;:&quot;&amp;[.I154]&amp;&quot;,&quot;&quot;customValue&quot;&quot;:&quot;&quot;&quot;&amp;[.G154]&amp;&quot;&quot;&quot;,&quot;&quot;upper&quot;&quot;:&quot;&amp;[.J154]&amp;&quot;},&quot;" office:value-type="string" office:string-value="{&quot;id&quot;:151,&quot;screencode&quot;:0,&quot;unicode&quot;:&quot;\uEED7&quot;,&quot;altUnicode&quot;:&quot;&quot;,&quot;name&quot;:&quot;dark grey&quot;,&quot;color&quot;:true,&quot;control&quot;:false,&quot;customValue&quot;:&quot;11&quot;,&quot;upper&quot;:true}," calcext:value-type="string">
            <text:p>{"id":151,"screencode":0,"unicode":"\uEED7","altUnicode":"","name":"dark grey","color":true,"control":false,"customValue":"11","upper":true},</text:p>
          </table:table-cell>
          <table:table-cell table:number-columns-repeated="7"/>
        </table:table-row>
        <table:table-row table:style-name="ro2">
          <table:table-cell table:formula="of:=[.A154]+1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5]+[.K155]))=1;&quot;0&quot;&amp;DEC2HEX([.A155]+[.K155]);DEC2HEX([.A155]+[.K155]))" office:value-type="string" office:string-value="\uEED8" calcext:value-type="string">
            <text:p>\uEED8</text:p>
          </table:table-cell>
          <table:table-cell/>
          <table:table-cell office:value-type="string" calcext:value-type="string">
            <text:p>mid grey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5]&amp;&quot;,&quot;&quot;screencode&quot;&quot;:&quot;&amp;[.C155]&amp;&quot;,&quot;&quot;unicode&quot;&quot;:&quot;&quot;&quot;&amp;[.D155]&amp;&quot;&quot;&quot;,&quot;&quot;altUnicode&quot;&quot;:&quot;&quot;&quot;&amp;[.E155]&amp;&quot;&quot;&quot;,&quot;&quot;name&quot;&quot;:&quot;&quot;&quot;&amp;[.F155]&amp;&quot;&quot;&quot;,&quot;&quot;color&quot;&quot;:&quot;&amp;[.H155]&amp;&quot;,&quot;&quot;control&quot;&quot;:&quot;&amp;[.I155]&amp;&quot;,&quot;&quot;customValue&quot;&quot;:&quot;&quot;&quot;&amp;[.G155]&amp;&quot;&quot;&quot;,&quot;&quot;upper&quot;&quot;:&quot;&amp;[.J155]&amp;&quot;},&quot;" office:value-type="string" office:string-value="{&quot;id&quot;:152,&quot;screencode&quot;:0,&quot;unicode&quot;:&quot;\uEED8&quot;,&quot;altUnicode&quot;:&quot;&quot;,&quot;name&quot;:&quot;mid grey&quot;,&quot;color&quot;:true,&quot;control&quot;:false,&quot;customValue&quot;:&quot;12&quot;,&quot;upper&quot;:true}," calcext:value-type="string">
            <text:p>{"id":152,"screencode":0,"unicode":"\uEED8","altUnicode":"","name":"mid grey","color":true,"control":false,"customValue":"12","upper":true},</text:p>
          </table:table-cell>
          <table:table-cell table:number-columns-repeated="7"/>
        </table:table-row>
        <table:table-row table:style-name="ro2">
          <table:table-cell table:formula="of:=[.A155]+1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6]+[.K156]))=1;&quot;0&quot;&amp;DEC2HEX([.A156]+[.K156]);DEC2HEX([.A156]+[.K156]))" office:value-type="string" office:string-value="\uEED9" calcext:value-type="string">
            <text:p>\uEED9</text:p>
          </table:table-cell>
          <table:table-cell/>
          <table:table-cell office:value-type="string" calcext:value-type="string">
            <text:p>light gree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6]&amp;&quot;,&quot;&quot;screencode&quot;&quot;:&quot;&amp;[.C156]&amp;&quot;,&quot;&quot;unicode&quot;&quot;:&quot;&quot;&quot;&amp;[.D156]&amp;&quot;&quot;&quot;,&quot;&quot;altUnicode&quot;&quot;:&quot;&quot;&quot;&amp;[.E156]&amp;&quot;&quot;&quot;,&quot;&quot;name&quot;&quot;:&quot;&quot;&quot;&amp;[.F156]&amp;&quot;&quot;&quot;,&quot;&quot;color&quot;&quot;:&quot;&amp;[.H156]&amp;&quot;,&quot;&quot;control&quot;&quot;:&quot;&amp;[.I156]&amp;&quot;,&quot;&quot;customValue&quot;&quot;:&quot;&quot;&quot;&amp;[.G156]&amp;&quot;&quot;&quot;,&quot;&quot;upper&quot;&quot;:&quot;&amp;[.J156]&amp;&quot;},&quot;" office:value-type="string" office:string-value="{&quot;id&quot;:153,&quot;screencode&quot;:0,&quot;unicode&quot;:&quot;\uEED9&quot;,&quot;altUnicode&quot;:&quot;&quot;,&quot;name&quot;:&quot;light green&quot;,&quot;color&quot;:true,&quot;control&quot;:false,&quot;customValue&quot;:&quot;13&quot;,&quot;upper&quot;:true}," calcext:value-type="string">
            <text:p>{"id":153,"screencode":0,"unicode":"\uEED9","altUnicode":"","name":"light green","color":true,"control":false,"customValue":"13","upper":true},</text:p>
          </table:table-cell>
          <table:table-cell table:number-columns-repeated="7"/>
        </table:table-row>
        <table:table-row table:style-name="ro2">
          <table:table-cell table:formula="of:=[.A156]+1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7]+[.K157]))=1;&quot;0&quot;&amp;DEC2HEX([.A157]+[.K157]);DEC2HEX([.A157]+[.K157]))" office:value-type="string" office:string-value="\uEEDA" calcext:value-type="string">
            <text:p>\uEEDA</text:p>
          </table:table-cell>
          <table:table-cell/>
          <table:table-cell office:value-type="string" calcext:value-type="string">
            <text:p>light blu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7]&amp;&quot;,&quot;&quot;screencode&quot;&quot;:&quot;&amp;[.C157]&amp;&quot;,&quot;&quot;unicode&quot;&quot;:&quot;&quot;&quot;&amp;[.D157]&amp;&quot;&quot;&quot;,&quot;&quot;altUnicode&quot;&quot;:&quot;&quot;&quot;&amp;[.E157]&amp;&quot;&quot;&quot;,&quot;&quot;name&quot;&quot;:&quot;&quot;&quot;&amp;[.F157]&amp;&quot;&quot;&quot;,&quot;&quot;color&quot;&quot;:&quot;&amp;[.H157]&amp;&quot;,&quot;&quot;control&quot;&quot;:&quot;&amp;[.I157]&amp;&quot;,&quot;&quot;customValue&quot;&quot;:&quot;&quot;&quot;&amp;[.G157]&amp;&quot;&quot;&quot;,&quot;&quot;upper&quot;&quot;:&quot;&amp;[.J157]&amp;&quot;},&quot;" office:value-type="string" office:string-value="{&quot;id&quot;:154,&quot;screencode&quot;:0,&quot;unicode&quot;:&quot;\uEEDA&quot;,&quot;altUnicode&quot;:&quot;&quot;,&quot;name&quot;:&quot;light blue&quot;,&quot;color&quot;:true,&quot;control&quot;:false,&quot;customValue&quot;:&quot;14&quot;,&quot;upper&quot;:true}," calcext:value-type="string">
            <text:p>{"id":154,"screencode":0,"unicode":"\uEEDA","altUnicode":"","name":"light blue","color":true,"control":false,"customValue":"14","upper":true},</text:p>
          </table:table-cell>
          <table:table-cell table:number-columns-repeated="7"/>
        </table:table-row>
        <table:table-row table:style-name="ro2">
          <table:table-cell table:formula="of:=[.A157]+1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8]+[.K158]))=1;&quot;0&quot;&amp;DEC2HEX([.A158]+[.K158]);DEC2HEX([.A158]+[.K158]))" office:value-type="string" office:string-value="\uEEDB" calcext:value-type="string">
            <text:p>\uEEDB</text:p>
          </table:table-cell>
          <table:table-cell/>
          <table:table-cell office:value-type="string" calcext:value-type="string">
            <text:p>light grey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8]&amp;&quot;,&quot;&quot;screencode&quot;&quot;:&quot;&amp;[.C158]&amp;&quot;,&quot;&quot;unicode&quot;&quot;:&quot;&quot;&quot;&amp;[.D158]&amp;&quot;&quot;&quot;,&quot;&quot;altUnicode&quot;&quot;:&quot;&quot;&quot;&amp;[.E158]&amp;&quot;&quot;&quot;,&quot;&quot;name&quot;&quot;:&quot;&quot;&quot;&amp;[.F158]&amp;&quot;&quot;&quot;,&quot;&quot;color&quot;&quot;:&quot;&amp;[.H158]&amp;&quot;,&quot;&quot;control&quot;&quot;:&quot;&amp;[.I158]&amp;&quot;,&quot;&quot;customValue&quot;&quot;:&quot;&quot;&quot;&amp;[.G158]&amp;&quot;&quot;&quot;,&quot;&quot;upper&quot;&quot;:&quot;&amp;[.J158]&amp;&quot;},&quot;" office:value-type="string" office:string-value="{&quot;id&quot;:155,&quot;screencode&quot;:0,&quot;unicode&quot;:&quot;\uEEDB&quot;,&quot;altUnicode&quot;:&quot;&quot;,&quot;name&quot;:&quot;light grey&quot;,&quot;color&quot;:true,&quot;control&quot;:false,&quot;customValue&quot;:&quot;15&quot;,&quot;upper&quot;:true}," calcext:value-type="string">
            <text:p>{"id":155,"screencode":0,"unicode":"\uEEDB","altUnicode":"","name":"light grey","color":true,"control":false,"customValue":"15","upper":true},</text:p>
          </table:table-cell>
          <table:table-cell table:number-columns-repeated="7"/>
        </table:table-row>
        <table:table-row table:style-name="ro2">
          <table:table-cell table:formula="of:=[.A158]+1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9]+[.K159]))=1;&quot;0&quot;&amp;DEC2HEX([.A159]+[.K159]);DEC2HEX([.A159]+[.K159]))" office:value-type="string" office:string-value="\uEEDC" calcext:value-type="string">
            <text:p>\uEEDC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9]&amp;&quot;,&quot;&quot;screencode&quot;&quot;:&quot;&amp;[.C159]&amp;&quot;,&quot;&quot;unicode&quot;&quot;:&quot;&quot;&quot;&amp;[.D159]&amp;&quot;&quot;&quot;,&quot;&quot;altUnicode&quot;&quot;:&quot;&quot;&quot;&amp;[.E159]&amp;&quot;&quot;&quot;,&quot;&quot;name&quot;&quot;:&quot;&quot;&quot;&amp;[.F159]&amp;&quot;&quot;&quot;,&quot;&quot;color&quot;&quot;:&quot;&amp;[.H159]&amp;&quot;,&quot;&quot;control&quot;&quot;:&quot;&amp;[.I159]&amp;&quot;,&quot;&quot;customValue&quot;&quot;:&quot;&quot;&quot;&amp;[.G159]&amp;&quot;&quot;&quot;,&quot;&quot;upper&quot;&quot;:&quot;&amp;[.J159]&amp;&quot;},&quot;" office:value-type="string" office:string-value="{&quot;id&quot;:156,&quot;screencode&quot;:0,&quot;unicode&quot;:&quot;\uEEDC&quot;,&quot;altUnicode&quot;:&quot;&quot;,&quot;name&quot;:&quot;purple&quot;,&quot;color&quot;:true,&quot;control&quot;:false,&quot;customValue&quot;:&quot;4&quot;,&quot;upper&quot;:true}," calcext:value-type="string">
            <text:p>{"id":156,"screencode":0,"unicode":"\uEEDC","altUnicode":"","name":"purple","color":true,"control":false,"customValue":"4","upper":true},</text:p>
          </table:table-cell>
          <table:table-cell table:number-columns-repeated="7"/>
        </table:table-row>
        <table:table-row table:style-name="ro2">
          <table:table-cell table:formula="of:=[.A159]+1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0]+[.K160]))=1;&quot;0&quot;&amp;DEC2HEX([.A160]+[.K160]);DEC2HEX([.A160]+[.K160]))" office:value-type="string" office:string-value="\uEEDD" calcext:value-type="string">
            <text:p>\uEEDD</text:p>
          </table:table-cell>
          <table:table-cell table:style-name="ce3" office:value-type="string" calcext:value-type="string">
            <text:p>\ue5c4</text:p>
          </table:table-cell>
          <table:table-cell office:value-type="string" calcext:value-type="string">
            <text:p>cursor lef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0]&amp;&quot;,&quot;&quot;screencode&quot;&quot;:&quot;&amp;[.C160]&amp;&quot;,&quot;&quot;unicode&quot;&quot;:&quot;&quot;&quot;&amp;[.D160]&amp;&quot;&quot;&quot;,&quot;&quot;altUnicode&quot;&quot;:&quot;&quot;&quot;&amp;[.E160]&amp;&quot;&quot;&quot;,&quot;&quot;name&quot;&quot;:&quot;&quot;&quot;&amp;[.F160]&amp;&quot;&quot;&quot;,&quot;&quot;color&quot;&quot;:&quot;&amp;[.H160]&amp;&quot;,&quot;&quot;control&quot;&quot;:&quot;&amp;[.I160]&amp;&quot;,&quot;&quot;customValue&quot;&quot;:&quot;&quot;&quot;&amp;[.G160]&amp;&quot;&quot;&quot;,&quot;&quot;upper&quot;&quot;:&quot;&amp;[.J160]&amp;&quot;},&quot;" office:value-type="string" office:string-value="{&quot;id&quot;:157,&quot;screencode&quot;:0,&quot;unicode&quot;:&quot;\uEEDD&quot;,&quot;altUnicode&quot;:&quot;\ue5c4&quot;,&quot;name&quot;:&quot;cursor left&quot;,&quot;color&quot;:false,&quot;control&quot;:true,&quot;customValue&quot;:&quot;&quot;,&quot;upper&quot;:true}," calcext:value-type="string">
            <text:p>{"id":157,"screencode":0,"unicode":"\uEEDD","altUnicode":"\ue5c4","name":"cursor lef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60]+1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1]+[.K161]))=1;&quot;0&quot;&amp;DEC2HEX([.A161]+[.K161]);DEC2HEX([.A161]+[.K161]))" office:value-type="string" office:string-value="\uEEDE" calcext:value-type="string">
            <text:p>\uEEDE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1]&amp;&quot;,&quot;&quot;screencode&quot;&quot;:&quot;&amp;[.C161]&amp;&quot;,&quot;&quot;unicode&quot;&quot;:&quot;&quot;&quot;&amp;[.D161]&amp;&quot;&quot;&quot;,&quot;&quot;altUnicode&quot;&quot;:&quot;&quot;&quot;&amp;[.E161]&amp;&quot;&quot;&quot;,&quot;&quot;name&quot;&quot;:&quot;&quot;&quot;&amp;[.F161]&amp;&quot;&quot;&quot;,&quot;&quot;color&quot;&quot;:&quot;&amp;[.H161]&amp;&quot;,&quot;&quot;control&quot;&quot;:&quot;&amp;[.I161]&amp;&quot;,&quot;&quot;customValue&quot;&quot;:&quot;&quot;&quot;&amp;[.G161]&amp;&quot;&quot;&quot;,&quot;&quot;upper&quot;&quot;:&quot;&amp;[.J161]&amp;&quot;},&quot;" office:value-type="string" office:string-value="{&quot;id&quot;:158,&quot;screencode&quot;:0,&quot;unicode&quot;:&quot;\uEEDE&quot;,&quot;altUnicode&quot;:&quot;&quot;,&quot;name&quot;:&quot;yellow&quot;,&quot;color&quot;:true,&quot;control&quot;:false,&quot;customValue&quot;:&quot;7&quot;,&quot;upper&quot;:true}," calcext:value-type="string">
            <text:p>{"id":158,"screencode":0,"unicode":"\uEEDE","altUnicode":"","name":"yellow","color":true,"control":false,"customValue":"7","upper":true},</text:p>
          </table:table-cell>
          <table:table-cell table:number-columns-repeated="7"/>
        </table:table-row>
        <table:table-row table:style-name="ro2">
          <table:table-cell table:formula="of:=[.A161]+1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2]+[.K162]))=1;&quot;0&quot;&amp;DEC2HEX([.A162]+[.K162]);DEC2HEX([.A162]+[.K162]))" office:value-type="string" office:string-value="\uEEDF" calcext:value-type="string">
            <text:p>\uEEDF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2]&amp;&quot;,&quot;&quot;screencode&quot;&quot;:&quot;&amp;[.C162]&amp;&quot;,&quot;&quot;unicode&quot;&quot;:&quot;&quot;&quot;&amp;[.D162]&amp;&quot;&quot;&quot;,&quot;&quot;altUnicode&quot;&quot;:&quot;&quot;&quot;&amp;[.E162]&amp;&quot;&quot;&quot;,&quot;&quot;name&quot;&quot;:&quot;&quot;&quot;&amp;[.F162]&amp;&quot;&quot;&quot;,&quot;&quot;color&quot;&quot;:&quot;&amp;[.H162]&amp;&quot;,&quot;&quot;control&quot;&quot;:&quot;&amp;[.I162]&amp;&quot;,&quot;&quot;customValue&quot;&quot;:&quot;&quot;&quot;&amp;[.G162]&amp;&quot;&quot;&quot;,&quot;&quot;upper&quot;&quot;:&quot;&amp;[.J162]&amp;&quot;},&quot;" office:value-type="string" office:string-value="{&quot;id&quot;:159,&quot;screencode&quot;:0,&quot;unicode&quot;:&quot;\uEEDF&quot;,&quot;altUnicode&quot;:&quot;&quot;,&quot;name&quot;:&quot;cyan&quot;,&quot;color&quot;:true,&quot;control&quot;:false,&quot;customValue&quot;:&quot;3&quot;,&quot;upper&quot;:true}," calcext:value-type="string">
            <text:p>{"id":159,"screencode":0,"unicode":"\uEEDF","altUnicode":"","name":"cyan","color":true,"control":false,"customValue":"3","upper":true},</text:p>
          </table:table-cell>
          <table:table-cell table:number-columns-repeated="7"/>
        </table:table-row>
        <table:table-row table:style-name="ro2">
          <table:table-cell table:formula="of:=[.A162]+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&quot;\uEE&quot;&amp;IF(LEN(DEC2HEX([.A163]+[.K163]))=1;&quot;0&quot;&amp;DEC2HEX([.A163]+[.K163]);DEC2HEX([.A163]+[.K163]))" office:value-type="string" office:string-value="\uEE60" calcext:value-type="string">
            <text:p>\uEE6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63]&amp;&quot;,&quot;&quot;screencode&quot;&quot;:&quot;&amp;[.C163]&amp;&quot;,&quot;&quot;unicode&quot;&quot;:&quot;&quot;&quot;&amp;[.D163]&amp;&quot;&quot;&quot;,&quot;&quot;altUnicode&quot;&quot;:&quot;&quot;&quot;&amp;[.E163]&amp;&quot;&quot;&quot;,&quot;&quot;name&quot;&quot;:&quot;&quot;&quot;&amp;[.F163]&amp;&quot;&quot;&quot;,&quot;&quot;color&quot;&quot;:&quot;&amp;[.H163]&amp;&quot;,&quot;&quot;control&quot;&quot;:&quot;&amp;[.I163]&amp;&quot;,&quot;&quot;customValue&quot;&quot;:&quot;&quot;&quot;&amp;[.G163]&amp;&quot;&quot;&quot;,&quot;&quot;upper&quot;&quot;:&quot;&amp;[.J163]&amp;&quot;},&quot;" office:value-type="string" office:string-value="{&quot;id&quot;:160,&quot;screencode&quot;:96,&quot;unicode&quot;:&quot;\uEE60&quot;,&quot;altUnicode&quot;:&quot;&quot;,&quot;name&quot;:&quot;&quot;,&quot;color&quot;:false,&quot;control&quot;:false,&quot;customValue&quot;:&quot;&quot;,&quot;upper&quot;:true}," calcext:value-type="string">
            <text:p>{"id":160,"screencode":96,"unicode":"\uEE6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3]+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C163]+1" office:value-type="float" office:value="97" calcext:value-type="float">
            <text:p>97</text:p>
          </table:table-cell>
          <table:table-cell table:formula="of:=&quot;\uEE&quot;&amp;IF(LEN(DEC2HEX([.A164]+[.K164]))=1;&quot;0&quot;&amp;DEC2HEX([.A164]+[.K164]);DEC2HEX([.A164]+[.K164]))" office:value-type="string" office:string-value="\uEE61" calcext:value-type="string">
            <text:p>\uEE61</text:p>
          </table:table-cell>
          <table:table-cell/>
          <table:table-cell table:formula="of:=&quot;CBM+&quot;&amp;CHAR([.L164])" office:value-type="string" office:string-value="CBM+A" calcext:value-type="string">
            <text:p>CBM+A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office:value-type="float" office:value="65" calcext:value-type="float">
            <text:p>65</text:p>
          </table:table-cell>
          <table:table-cell table:formula="of:=&quot;{&quot;&quot;id&quot;&quot;:&quot;&amp;[.A164]&amp;&quot;,&quot;&quot;screencode&quot;&quot;:&quot;&amp;[.C164]&amp;&quot;,&quot;&quot;unicode&quot;&quot;:&quot;&quot;&quot;&amp;[.D164]&amp;&quot;&quot;&quot;,&quot;&quot;altUnicode&quot;&quot;:&quot;&quot;&quot;&amp;[.E164]&amp;&quot;&quot;&quot;,&quot;&quot;name&quot;&quot;:&quot;&quot;&quot;&amp;[.F164]&amp;&quot;&quot;&quot;,&quot;&quot;color&quot;&quot;:&quot;&amp;[.H164]&amp;&quot;,&quot;&quot;control&quot;&quot;:&quot;&amp;[.I164]&amp;&quot;,&quot;&quot;customValue&quot;&quot;:&quot;&quot;&quot;&amp;[.G164]&amp;&quot;&quot;&quot;,&quot;&quot;upper&quot;&quot;:&quot;&amp;[.J164]&amp;&quot;},&quot;" office:value-type="string" office:string-value="{&quot;id&quot;:161,&quot;screencode&quot;:97,&quot;unicode&quot;:&quot;\uEE61&quot;,&quot;altUnicode&quot;:&quot;&quot;,&quot;name&quot;:&quot;CBM+A&quot;,&quot;color&quot;:false,&quot;control&quot;:false,&quot;customValue&quot;:&quot;&quot;,&quot;upper&quot;:true}," calcext:value-type="string">
            <text:p>{"id":161,"screencode":97,"unicode":"\uEE61","altUnicode":"","name":"CBM+A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4]+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164]+1" office:value-type="float" office:value="98" calcext:value-type="float">
            <text:p>98</text:p>
          </table:table-cell>
          <table:table-cell table:formula="of:=&quot;\uEE&quot;&amp;IF(LEN(DEC2HEX([.A165]+[.K165]))=1;&quot;0&quot;&amp;DEC2HEX([.A165]+[.K165]);DEC2HEX([.A165]+[.K165]))" office:value-type="string" office:string-value="\uEE62" calcext:value-type="string">
            <text:p>\uEE62</text:p>
          </table:table-cell>
          <table:table-cell/>
          <table:table-cell table:formula="of:=&quot;CBM+&quot;&amp;CHAR([.L165])" office:value-type="string" office:string-value="CBM+B" calcext:value-type="string">
            <text:p>CBM+B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4]+1" office:value-type="float" office:value="66" calcext:value-type="float">
            <text:p>66</text:p>
          </table:table-cell>
          <table:table-cell table:formula="of:=&quot;{&quot;&quot;id&quot;&quot;:&quot;&amp;[.A165]&amp;&quot;,&quot;&quot;screencode&quot;&quot;:&quot;&amp;[.C165]&amp;&quot;,&quot;&quot;unicode&quot;&quot;:&quot;&quot;&quot;&amp;[.D165]&amp;&quot;&quot;&quot;,&quot;&quot;altUnicode&quot;&quot;:&quot;&quot;&quot;&amp;[.E165]&amp;&quot;&quot;&quot;,&quot;&quot;name&quot;&quot;:&quot;&quot;&quot;&amp;[.F165]&amp;&quot;&quot;&quot;,&quot;&quot;color&quot;&quot;:&quot;&amp;[.H165]&amp;&quot;,&quot;&quot;control&quot;&quot;:&quot;&amp;[.I165]&amp;&quot;,&quot;&quot;customValue&quot;&quot;:&quot;&quot;&quot;&amp;[.G165]&amp;&quot;&quot;&quot;,&quot;&quot;upper&quot;&quot;:&quot;&amp;[.J165]&amp;&quot;},&quot;" office:value-type="string" office:string-value="{&quot;id&quot;:162,&quot;screencode&quot;:98,&quot;unicode&quot;:&quot;\uEE62&quot;,&quot;altUnicode&quot;:&quot;&quot;,&quot;name&quot;:&quot;CBM+B&quot;,&quot;color&quot;:false,&quot;control&quot;:false,&quot;customValue&quot;:&quot;&quot;,&quot;upper&quot;:true}," calcext:value-type="string">
            <text:p>{"id":162,"screencode":98,"unicode":"\uEE62","altUnicode":"","name":"CBM+B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5]+1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C165]+1" office:value-type="float" office:value="99" calcext:value-type="float">
            <text:p>99</text:p>
          </table:table-cell>
          <table:table-cell table:formula="of:=&quot;\uEE&quot;&amp;IF(LEN(DEC2HEX([.A166]+[.K166]))=1;&quot;0&quot;&amp;DEC2HEX([.A166]+[.K166]);DEC2HEX([.A166]+[.K166]))" office:value-type="string" office:string-value="\uEE63" calcext:value-type="string">
            <text:p>\uEE63</text:p>
          </table:table-cell>
          <table:table-cell/>
          <table:table-cell table:formula="of:=&quot;CBM+&quot;&amp;CHAR([.L166])" office:value-type="string" office:string-value="CBM+C" calcext:value-type="string">
            <text:p>CBM+C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5]+1" office:value-type="float" office:value="67" calcext:value-type="float">
            <text:p>67</text:p>
          </table:table-cell>
          <table:table-cell table:formula="of:=&quot;{&quot;&quot;id&quot;&quot;:&quot;&amp;[.A166]&amp;&quot;,&quot;&quot;screencode&quot;&quot;:&quot;&amp;[.C166]&amp;&quot;,&quot;&quot;unicode&quot;&quot;:&quot;&quot;&quot;&amp;[.D166]&amp;&quot;&quot;&quot;,&quot;&quot;altUnicode&quot;&quot;:&quot;&quot;&quot;&amp;[.E166]&amp;&quot;&quot;&quot;,&quot;&quot;name&quot;&quot;:&quot;&quot;&quot;&amp;[.F166]&amp;&quot;&quot;&quot;,&quot;&quot;color&quot;&quot;:&quot;&amp;[.H166]&amp;&quot;,&quot;&quot;control&quot;&quot;:&quot;&amp;[.I166]&amp;&quot;,&quot;&quot;customValue&quot;&quot;:&quot;&quot;&quot;&amp;[.G166]&amp;&quot;&quot;&quot;,&quot;&quot;upper&quot;&quot;:&quot;&amp;[.J166]&amp;&quot;},&quot;" office:value-type="string" office:string-value="{&quot;id&quot;:163,&quot;screencode&quot;:99,&quot;unicode&quot;:&quot;\uEE63&quot;,&quot;altUnicode&quot;:&quot;&quot;,&quot;name&quot;:&quot;CBM+C&quot;,&quot;color&quot;:false,&quot;control&quot;:false,&quot;customValue&quot;:&quot;&quot;,&quot;upper&quot;:true}," calcext:value-type="string">
            <text:p>{"id":163,"screencode":99,"unicode":"\uEE63","altUnicode":"","name":"CBM+C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6]+1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C166]+1" office:value-type="float" office:value="100" calcext:value-type="float">
            <text:p>100</text:p>
          </table:table-cell>
          <table:table-cell table:formula="of:=&quot;\uEE&quot;&amp;IF(LEN(DEC2HEX([.A167]+[.K167]))=1;&quot;0&quot;&amp;DEC2HEX([.A167]+[.K167]);DEC2HEX([.A167]+[.K167]))" office:value-type="string" office:string-value="\uEE64" calcext:value-type="string">
            <text:p>\uEE64</text:p>
          </table:table-cell>
          <table:table-cell/>
          <table:table-cell table:formula="of:=&quot;CBM+&quot;&amp;CHAR([.L167])" office:value-type="string" office:string-value="CBM+D" calcext:value-type="string">
            <text:p>CBM+D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6]+1" office:value-type="float" office:value="68" calcext:value-type="float">
            <text:p>68</text:p>
          </table:table-cell>
          <table:table-cell table:formula="of:=&quot;{&quot;&quot;id&quot;&quot;:&quot;&amp;[.A167]&amp;&quot;,&quot;&quot;screencode&quot;&quot;:&quot;&amp;[.C167]&amp;&quot;,&quot;&quot;unicode&quot;&quot;:&quot;&quot;&quot;&amp;[.D167]&amp;&quot;&quot;&quot;,&quot;&quot;altUnicode&quot;&quot;:&quot;&quot;&quot;&amp;[.E167]&amp;&quot;&quot;&quot;,&quot;&quot;name&quot;&quot;:&quot;&quot;&quot;&amp;[.F167]&amp;&quot;&quot;&quot;,&quot;&quot;color&quot;&quot;:&quot;&amp;[.H167]&amp;&quot;,&quot;&quot;control&quot;&quot;:&quot;&amp;[.I167]&amp;&quot;,&quot;&quot;customValue&quot;&quot;:&quot;&quot;&quot;&amp;[.G167]&amp;&quot;&quot;&quot;,&quot;&quot;upper&quot;&quot;:&quot;&amp;[.J167]&amp;&quot;},&quot;" office:value-type="string" office:string-value="{&quot;id&quot;:164,&quot;screencode&quot;:100,&quot;unicode&quot;:&quot;\uEE64&quot;,&quot;altUnicode&quot;:&quot;&quot;,&quot;name&quot;:&quot;CBM+D&quot;,&quot;color&quot;:false,&quot;control&quot;:false,&quot;customValue&quot;:&quot;&quot;,&quot;upper&quot;:true}," calcext:value-type="string">
            <text:p>{"id":164,"screencode":100,"unicode":"\uEE64","altUnicode":"","name":"CBM+D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7]+1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167]+1" office:value-type="float" office:value="101" calcext:value-type="float">
            <text:p>101</text:p>
          </table:table-cell>
          <table:table-cell table:formula="of:=&quot;\uEE&quot;&amp;IF(LEN(DEC2HEX([.A168]+[.K168]))=1;&quot;0&quot;&amp;DEC2HEX([.A168]+[.K168]);DEC2HEX([.A168]+[.K168]))" office:value-type="string" office:string-value="\uEE65" calcext:value-type="string">
            <text:p>\uEE65</text:p>
          </table:table-cell>
          <table:table-cell/>
          <table:table-cell table:formula="of:=&quot;CBM+&quot;&amp;CHAR([.L168])" office:value-type="string" office:string-value="CBM+E" calcext:value-type="string">
            <text:p>CBM+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7]+1" office:value-type="float" office:value="69" calcext:value-type="float">
            <text:p>69</text:p>
          </table:table-cell>
          <table:table-cell table:formula="of:=&quot;{&quot;&quot;id&quot;&quot;:&quot;&amp;[.A168]&amp;&quot;,&quot;&quot;screencode&quot;&quot;:&quot;&amp;[.C168]&amp;&quot;,&quot;&quot;unicode&quot;&quot;:&quot;&quot;&quot;&amp;[.D168]&amp;&quot;&quot;&quot;,&quot;&quot;altUnicode&quot;&quot;:&quot;&quot;&quot;&amp;[.E168]&amp;&quot;&quot;&quot;,&quot;&quot;name&quot;&quot;:&quot;&quot;&quot;&amp;[.F168]&amp;&quot;&quot;&quot;,&quot;&quot;color&quot;&quot;:&quot;&amp;[.H168]&amp;&quot;,&quot;&quot;control&quot;&quot;:&quot;&amp;[.I168]&amp;&quot;,&quot;&quot;customValue&quot;&quot;:&quot;&quot;&quot;&amp;[.G168]&amp;&quot;&quot;&quot;,&quot;&quot;upper&quot;&quot;:&quot;&amp;[.J168]&amp;&quot;},&quot;" office:value-type="string" office:string-value="{&quot;id&quot;:165,&quot;screencode&quot;:101,&quot;unicode&quot;:&quot;\uEE65&quot;,&quot;altUnicode&quot;:&quot;&quot;,&quot;name&quot;:&quot;CBM+E&quot;,&quot;color&quot;:false,&quot;control&quot;:false,&quot;customValue&quot;:&quot;&quot;,&quot;upper&quot;:true}," calcext:value-type="string">
            <text:p>{"id":165,"screencode":101,"unicode":"\uEE65","altUnicode":"","name":"CBM+E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8]+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C168]+1" office:value-type="float" office:value="102" calcext:value-type="float">
            <text:p>102</text:p>
          </table:table-cell>
          <table:table-cell table:formula="of:=&quot;\uEE&quot;&amp;IF(LEN(DEC2HEX([.A169]+[.K169]))=1;&quot;0&quot;&amp;DEC2HEX([.A169]+[.K169]);DEC2HEX([.A169]+[.K169]))" office:value-type="string" office:string-value="\uEE66" calcext:value-type="string">
            <text:p>\uEE66</text:p>
          </table:table-cell>
          <table:table-cell/>
          <table:table-cell table:formula="of:=&quot;CBM+&quot;&amp;CHAR([.L169])" office:value-type="string" office:string-value="CBM+F" calcext:value-type="string">
            <text:p>CBM+F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8]+1" office:value-type="float" office:value="70" calcext:value-type="float">
            <text:p>70</text:p>
          </table:table-cell>
          <table:table-cell table:formula="of:=&quot;{&quot;&quot;id&quot;&quot;:&quot;&amp;[.A169]&amp;&quot;,&quot;&quot;screencode&quot;&quot;:&quot;&amp;[.C169]&amp;&quot;,&quot;&quot;unicode&quot;&quot;:&quot;&quot;&quot;&amp;[.D169]&amp;&quot;&quot;&quot;,&quot;&quot;altUnicode&quot;&quot;:&quot;&quot;&quot;&amp;[.E169]&amp;&quot;&quot;&quot;,&quot;&quot;name&quot;&quot;:&quot;&quot;&quot;&amp;[.F169]&amp;&quot;&quot;&quot;,&quot;&quot;color&quot;&quot;:&quot;&amp;[.H169]&amp;&quot;,&quot;&quot;control&quot;&quot;:&quot;&amp;[.I169]&amp;&quot;,&quot;&quot;customValue&quot;&quot;:&quot;&quot;&quot;&amp;[.G169]&amp;&quot;&quot;&quot;,&quot;&quot;upper&quot;&quot;:&quot;&amp;[.J169]&amp;&quot;},&quot;" office:value-type="string" office:string-value="{&quot;id&quot;:166,&quot;screencode&quot;:102,&quot;unicode&quot;:&quot;\uEE66&quot;,&quot;altUnicode&quot;:&quot;&quot;,&quot;name&quot;:&quot;CBM+F&quot;,&quot;color&quot;:false,&quot;control&quot;:false,&quot;customValue&quot;:&quot;&quot;,&quot;upper&quot;:true}," calcext:value-type="string">
            <text:p>{"id":166,"screencode":102,"unicode":"\uEE66","altUnicode":"","name":"CBM+F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9]+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169]+1" office:value-type="float" office:value="103" calcext:value-type="float">
            <text:p>103</text:p>
          </table:table-cell>
          <table:table-cell table:formula="of:=&quot;\uEE&quot;&amp;IF(LEN(DEC2HEX([.A170]+[.K170]))=1;&quot;0&quot;&amp;DEC2HEX([.A170]+[.K170]);DEC2HEX([.A170]+[.K170]))" office:value-type="string" office:string-value="\uEE67" calcext:value-type="string">
            <text:p>\uEE67</text:p>
          </table:table-cell>
          <table:table-cell/>
          <table:table-cell table:formula="of:=&quot;CBM+&quot;&amp;CHAR([.L170])" office:value-type="string" office:string-value="CBM+G" calcext:value-type="string">
            <text:p>CBM+G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9]+1" office:value-type="float" office:value="71" calcext:value-type="float">
            <text:p>71</text:p>
          </table:table-cell>
          <table:table-cell table:formula="of:=&quot;{&quot;&quot;id&quot;&quot;:&quot;&amp;[.A170]&amp;&quot;,&quot;&quot;screencode&quot;&quot;:&quot;&amp;[.C170]&amp;&quot;,&quot;&quot;unicode&quot;&quot;:&quot;&quot;&quot;&amp;[.D170]&amp;&quot;&quot;&quot;,&quot;&quot;altUnicode&quot;&quot;:&quot;&quot;&quot;&amp;[.E170]&amp;&quot;&quot;&quot;,&quot;&quot;name&quot;&quot;:&quot;&quot;&quot;&amp;[.F170]&amp;&quot;&quot;&quot;,&quot;&quot;color&quot;&quot;:&quot;&amp;[.H170]&amp;&quot;,&quot;&quot;control&quot;&quot;:&quot;&amp;[.I170]&amp;&quot;,&quot;&quot;customValue&quot;&quot;:&quot;&quot;&quot;&amp;[.G170]&amp;&quot;&quot;&quot;,&quot;&quot;upper&quot;&quot;:&quot;&amp;[.J170]&amp;&quot;},&quot;" office:value-type="string" office:string-value="{&quot;id&quot;:167,&quot;screencode&quot;:103,&quot;unicode&quot;:&quot;\uEE67&quot;,&quot;altUnicode&quot;:&quot;&quot;,&quot;name&quot;:&quot;CBM+G&quot;,&quot;color&quot;:false,&quot;control&quot;:false,&quot;customValue&quot;:&quot;&quot;,&quot;upper&quot;:true}," calcext:value-type="string">
            <text:p>{"id":167,"screencode":103,"unicode":"\uEE67","altUnicode":"","name":"CBM+G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0]+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C170]+1" office:value-type="float" office:value="104" calcext:value-type="float">
            <text:p>104</text:p>
          </table:table-cell>
          <table:table-cell table:formula="of:=&quot;\uEE&quot;&amp;IF(LEN(DEC2HEX([.A171]+[.K171]))=1;&quot;0&quot;&amp;DEC2HEX([.A171]+[.K171]);DEC2HEX([.A171]+[.K171]))" office:value-type="string" office:string-value="\uEE68" calcext:value-type="string">
            <text:p>\uEE68</text:p>
          </table:table-cell>
          <table:table-cell/>
          <table:table-cell table:formula="of:=&quot;CBM+&quot;&amp;CHAR([.L171])" office:value-type="string" office:string-value="CBM+H" calcext:value-type="string">
            <text:p>CBM+H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0]+1" office:value-type="float" office:value="72" calcext:value-type="float">
            <text:p>72</text:p>
          </table:table-cell>
          <table:table-cell table:formula="of:=&quot;{&quot;&quot;id&quot;&quot;:&quot;&amp;[.A171]&amp;&quot;,&quot;&quot;screencode&quot;&quot;:&quot;&amp;[.C171]&amp;&quot;,&quot;&quot;unicode&quot;&quot;:&quot;&quot;&quot;&amp;[.D171]&amp;&quot;&quot;&quot;,&quot;&quot;altUnicode&quot;&quot;:&quot;&quot;&quot;&amp;[.E171]&amp;&quot;&quot;&quot;,&quot;&quot;name&quot;&quot;:&quot;&quot;&quot;&amp;[.F171]&amp;&quot;&quot;&quot;,&quot;&quot;color&quot;&quot;:&quot;&amp;[.H171]&amp;&quot;,&quot;&quot;control&quot;&quot;:&quot;&amp;[.I171]&amp;&quot;,&quot;&quot;customValue&quot;&quot;:&quot;&quot;&quot;&amp;[.G171]&amp;&quot;&quot;&quot;,&quot;&quot;upper&quot;&quot;:&quot;&amp;[.J171]&amp;&quot;},&quot;" office:value-type="string" office:string-value="{&quot;id&quot;:168,&quot;screencode&quot;:104,&quot;unicode&quot;:&quot;\uEE68&quot;,&quot;altUnicode&quot;:&quot;&quot;,&quot;name&quot;:&quot;CBM+H&quot;,&quot;color&quot;:false,&quot;control&quot;:false,&quot;customValue&quot;:&quot;&quot;,&quot;upper&quot;:true}," calcext:value-type="string">
            <text:p>{"id":168,"screencode":104,"unicode":"\uEE68","altUnicode":"","name":"CBM+H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1]+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171]+1" office:value-type="float" office:value="105" calcext:value-type="float">
            <text:p>105</text:p>
          </table:table-cell>
          <table:table-cell table:formula="of:=&quot;\uEE&quot;&amp;IF(LEN(DEC2HEX([.A172]+[.K172]))=1;&quot;0&quot;&amp;DEC2HEX([.A172]+[.K172]);DEC2HEX([.A172]+[.K172]))" office:value-type="string" office:string-value="\uEE69" calcext:value-type="string">
            <text:p>\uEE69</text:p>
          </table:table-cell>
          <table:table-cell/>
          <table:table-cell table:formula="of:=&quot;CBM+&quot;&amp;CHAR([.L172])" office:value-type="string" office:string-value="CBM+I" calcext:value-type="string">
            <text:p>CBM+I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1]+1" office:value-type="float" office:value="73" calcext:value-type="float">
            <text:p>73</text:p>
          </table:table-cell>
          <table:table-cell table:formula="of:=&quot;{&quot;&quot;id&quot;&quot;:&quot;&amp;[.A172]&amp;&quot;,&quot;&quot;screencode&quot;&quot;:&quot;&amp;[.C172]&amp;&quot;,&quot;&quot;unicode&quot;&quot;:&quot;&quot;&quot;&amp;[.D172]&amp;&quot;&quot;&quot;,&quot;&quot;altUnicode&quot;&quot;:&quot;&quot;&quot;&amp;[.E172]&amp;&quot;&quot;&quot;,&quot;&quot;name&quot;&quot;:&quot;&quot;&quot;&amp;[.F172]&amp;&quot;&quot;&quot;,&quot;&quot;color&quot;&quot;:&quot;&amp;[.H172]&amp;&quot;,&quot;&quot;control&quot;&quot;:&quot;&amp;[.I172]&amp;&quot;,&quot;&quot;customValue&quot;&quot;:&quot;&quot;&quot;&amp;[.G172]&amp;&quot;&quot;&quot;,&quot;&quot;upper&quot;&quot;:&quot;&amp;[.J172]&amp;&quot;},&quot;" office:value-type="string" office:string-value="{&quot;id&quot;:169,&quot;screencode&quot;:105,&quot;unicode&quot;:&quot;\uEE69&quot;,&quot;altUnicode&quot;:&quot;&quot;,&quot;name&quot;:&quot;CBM+I&quot;,&quot;color&quot;:false,&quot;control&quot;:false,&quot;customValue&quot;:&quot;&quot;,&quot;upper&quot;:true}," calcext:value-type="string">
            <text:p>{"id":169,"screencode":105,"unicode":"\uEE69","altUnicode":"","name":"CBM+I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2]+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C172]+1" office:value-type="float" office:value="106" calcext:value-type="float">
            <text:p>106</text:p>
          </table:table-cell>
          <table:table-cell table:formula="of:=&quot;\uEE&quot;&amp;IF(LEN(DEC2HEX([.A173]+[.K173]))=1;&quot;0&quot;&amp;DEC2HEX([.A173]+[.K173]);DEC2HEX([.A173]+[.K173]))" office:value-type="string" office:string-value="\uEE6A" calcext:value-type="string">
            <text:p>\uEE6A</text:p>
          </table:table-cell>
          <table:table-cell/>
          <table:table-cell table:formula="of:=&quot;CBM+&quot;&amp;CHAR([.L173])" office:value-type="string" office:string-value="CBM+J" calcext:value-type="string">
            <text:p>CBM+J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2]+1" office:value-type="float" office:value="74" calcext:value-type="float">
            <text:p>74</text:p>
          </table:table-cell>
          <table:table-cell table:formula="of:=&quot;{&quot;&quot;id&quot;&quot;:&quot;&amp;[.A173]&amp;&quot;,&quot;&quot;screencode&quot;&quot;:&quot;&amp;[.C173]&amp;&quot;,&quot;&quot;unicode&quot;&quot;:&quot;&quot;&quot;&amp;[.D173]&amp;&quot;&quot;&quot;,&quot;&quot;altUnicode&quot;&quot;:&quot;&quot;&quot;&amp;[.E173]&amp;&quot;&quot;&quot;,&quot;&quot;name&quot;&quot;:&quot;&quot;&quot;&amp;[.F173]&amp;&quot;&quot;&quot;,&quot;&quot;color&quot;&quot;:&quot;&amp;[.H173]&amp;&quot;,&quot;&quot;control&quot;&quot;:&quot;&amp;[.I173]&amp;&quot;,&quot;&quot;customValue&quot;&quot;:&quot;&quot;&quot;&amp;[.G173]&amp;&quot;&quot;&quot;,&quot;&quot;upper&quot;&quot;:&quot;&amp;[.J173]&amp;&quot;},&quot;" office:value-type="string" office:string-value="{&quot;id&quot;:170,&quot;screencode&quot;:106,&quot;unicode&quot;:&quot;\uEE6A&quot;,&quot;altUnicode&quot;:&quot;&quot;,&quot;name&quot;:&quot;CBM+J&quot;,&quot;color&quot;:false,&quot;control&quot;:false,&quot;customValue&quot;:&quot;&quot;,&quot;upper&quot;:true}," calcext:value-type="string">
            <text:p>{"id":170,"screencode":106,"unicode":"\uEE6A","altUnicode":"","name":"CBM+J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3]+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C173]+1" office:value-type="float" office:value="107" calcext:value-type="float">
            <text:p>107</text:p>
          </table:table-cell>
          <table:table-cell table:formula="of:=&quot;\uEE&quot;&amp;IF(LEN(DEC2HEX([.A174]+[.K174]))=1;&quot;0&quot;&amp;DEC2HEX([.A174]+[.K174]);DEC2HEX([.A174]+[.K174]))" office:value-type="string" office:string-value="\uEE6B" calcext:value-type="string">
            <text:p>\uEE6B</text:p>
          </table:table-cell>
          <table:table-cell/>
          <table:table-cell table:formula="of:=&quot;CBM+&quot;&amp;CHAR([.L174])" office:value-type="string" office:string-value="CBM+K" calcext:value-type="string">
            <text:p>CBM+K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3]+1" office:value-type="float" office:value="75" calcext:value-type="float">
            <text:p>75</text:p>
          </table:table-cell>
          <table:table-cell table:formula="of:=&quot;{&quot;&quot;id&quot;&quot;:&quot;&amp;[.A174]&amp;&quot;,&quot;&quot;screencode&quot;&quot;:&quot;&amp;[.C174]&amp;&quot;,&quot;&quot;unicode&quot;&quot;:&quot;&quot;&quot;&amp;[.D174]&amp;&quot;&quot;&quot;,&quot;&quot;altUnicode&quot;&quot;:&quot;&quot;&quot;&amp;[.E174]&amp;&quot;&quot;&quot;,&quot;&quot;name&quot;&quot;:&quot;&quot;&quot;&amp;[.F174]&amp;&quot;&quot;&quot;,&quot;&quot;color&quot;&quot;:&quot;&amp;[.H174]&amp;&quot;,&quot;&quot;control&quot;&quot;:&quot;&amp;[.I174]&amp;&quot;,&quot;&quot;customValue&quot;&quot;:&quot;&quot;&quot;&amp;[.G174]&amp;&quot;&quot;&quot;,&quot;&quot;upper&quot;&quot;:&quot;&amp;[.J174]&amp;&quot;},&quot;" office:value-type="string" office:string-value="{&quot;id&quot;:171,&quot;screencode&quot;:107,&quot;unicode&quot;:&quot;\uEE6B&quot;,&quot;altUnicode&quot;:&quot;&quot;,&quot;name&quot;:&quot;CBM+K&quot;,&quot;color&quot;:false,&quot;control&quot;:false,&quot;customValue&quot;:&quot;&quot;,&quot;upper&quot;:true}," calcext:value-type="string">
            <text:p>{"id":171,"screencode":107,"unicode":"\uEE6B","altUnicode":"","name":"CBM+K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4]+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174]+1" office:value-type="float" office:value="108" calcext:value-type="float">
            <text:p>108</text:p>
          </table:table-cell>
          <table:table-cell table:formula="of:=&quot;\uEE&quot;&amp;IF(LEN(DEC2HEX([.A175]+[.K175]))=1;&quot;0&quot;&amp;DEC2HEX([.A175]+[.K175]);DEC2HEX([.A175]+[.K175]))" office:value-type="string" office:string-value="\uEE6C" calcext:value-type="string">
            <text:p>\uEE6C</text:p>
          </table:table-cell>
          <table:table-cell/>
          <table:table-cell table:formula="of:=&quot;CBM+&quot;&amp;CHAR([.L175])" office:value-type="string" office:string-value="CBM+L" calcext:value-type="string">
            <text:p>CBM+L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4]+1" office:value-type="float" office:value="76" calcext:value-type="float">
            <text:p>76</text:p>
          </table:table-cell>
          <table:table-cell table:formula="of:=&quot;{&quot;&quot;id&quot;&quot;:&quot;&amp;[.A175]&amp;&quot;,&quot;&quot;screencode&quot;&quot;:&quot;&amp;[.C175]&amp;&quot;,&quot;&quot;unicode&quot;&quot;:&quot;&quot;&quot;&amp;[.D175]&amp;&quot;&quot;&quot;,&quot;&quot;altUnicode&quot;&quot;:&quot;&quot;&quot;&amp;[.E175]&amp;&quot;&quot;&quot;,&quot;&quot;name&quot;&quot;:&quot;&quot;&quot;&amp;[.F175]&amp;&quot;&quot;&quot;,&quot;&quot;color&quot;&quot;:&quot;&amp;[.H175]&amp;&quot;,&quot;&quot;control&quot;&quot;:&quot;&amp;[.I175]&amp;&quot;,&quot;&quot;customValue&quot;&quot;:&quot;&quot;&quot;&amp;[.G175]&amp;&quot;&quot;&quot;,&quot;&quot;upper&quot;&quot;:&quot;&amp;[.J175]&amp;&quot;},&quot;" office:value-type="string" office:string-value="{&quot;id&quot;:172,&quot;screencode&quot;:108,&quot;unicode&quot;:&quot;\uEE6C&quot;,&quot;altUnicode&quot;:&quot;&quot;,&quot;name&quot;:&quot;CBM+L&quot;,&quot;color&quot;:false,&quot;control&quot;:false,&quot;customValue&quot;:&quot;&quot;,&quot;upper&quot;:true}," calcext:value-type="string">
            <text:p>{"id":172,"screencode":108,"unicode":"\uEE6C","altUnicode":"","name":"CBM+L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5]+1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175]+1" office:value-type="float" office:value="109" calcext:value-type="float">
            <text:p>109</text:p>
          </table:table-cell>
          <table:table-cell table:formula="of:=&quot;\uEE&quot;&amp;IF(LEN(DEC2HEX([.A176]+[.K176]))=1;&quot;0&quot;&amp;DEC2HEX([.A176]+[.K176]);DEC2HEX([.A176]+[.K176]))" office:value-type="string" office:string-value="\uEE6D" calcext:value-type="string">
            <text:p>\uEE6D</text:p>
          </table:table-cell>
          <table:table-cell/>
          <table:table-cell table:formula="of:=&quot;CBM+&quot;&amp;CHAR([.L176])" office:value-type="string" office:string-value="CBM+M" calcext:value-type="string">
            <text:p>CBM+M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5]+1" office:value-type="float" office:value="77" calcext:value-type="float">
            <text:p>77</text:p>
          </table:table-cell>
          <table:table-cell table:formula="of:=&quot;{&quot;&quot;id&quot;&quot;:&quot;&amp;[.A176]&amp;&quot;,&quot;&quot;screencode&quot;&quot;:&quot;&amp;[.C176]&amp;&quot;,&quot;&quot;unicode&quot;&quot;:&quot;&quot;&quot;&amp;[.D176]&amp;&quot;&quot;&quot;,&quot;&quot;altUnicode&quot;&quot;:&quot;&quot;&quot;&amp;[.E176]&amp;&quot;&quot;&quot;,&quot;&quot;name&quot;&quot;:&quot;&quot;&quot;&amp;[.F176]&amp;&quot;&quot;&quot;,&quot;&quot;color&quot;&quot;:&quot;&amp;[.H176]&amp;&quot;,&quot;&quot;control&quot;&quot;:&quot;&amp;[.I176]&amp;&quot;,&quot;&quot;customValue&quot;&quot;:&quot;&quot;&quot;&amp;[.G176]&amp;&quot;&quot;&quot;,&quot;&quot;upper&quot;&quot;:&quot;&amp;[.J176]&amp;&quot;},&quot;" office:value-type="string" office:string-value="{&quot;id&quot;:173,&quot;screencode&quot;:109,&quot;unicode&quot;:&quot;\uEE6D&quot;,&quot;altUnicode&quot;:&quot;&quot;,&quot;name&quot;:&quot;CBM+M&quot;,&quot;color&quot;:false,&quot;control&quot;:false,&quot;customValue&quot;:&quot;&quot;,&quot;upper&quot;:true}," calcext:value-type="string">
            <text:p>{"id":173,"screencode":109,"unicode":"\uEE6D","altUnicode":"","name":"CBM+M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6]+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C176]+1" office:value-type="float" office:value="110" calcext:value-type="float">
            <text:p>110</text:p>
          </table:table-cell>
          <table:table-cell table:formula="of:=&quot;\uEE&quot;&amp;IF(LEN(DEC2HEX([.A177]+[.K177]))=1;&quot;0&quot;&amp;DEC2HEX([.A177]+[.K177]);DEC2HEX([.A177]+[.K177]))" office:value-type="string" office:string-value="\uEE6E" calcext:value-type="string">
            <text:p>\uEE6E</text:p>
          </table:table-cell>
          <table:table-cell/>
          <table:table-cell table:formula="of:=&quot;CBM+&quot;&amp;CHAR([.L177])" office:value-type="string" office:string-value="CBM+N" calcext:value-type="string">
            <text:p>CBM+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6]+1" office:value-type="float" office:value="78" calcext:value-type="float">
            <text:p>78</text:p>
          </table:table-cell>
          <table:table-cell table:formula="of:=&quot;{&quot;&quot;id&quot;&quot;:&quot;&amp;[.A177]&amp;&quot;,&quot;&quot;screencode&quot;&quot;:&quot;&amp;[.C177]&amp;&quot;,&quot;&quot;unicode&quot;&quot;:&quot;&quot;&quot;&amp;[.D177]&amp;&quot;&quot;&quot;,&quot;&quot;altUnicode&quot;&quot;:&quot;&quot;&quot;&amp;[.E177]&amp;&quot;&quot;&quot;,&quot;&quot;name&quot;&quot;:&quot;&quot;&quot;&amp;[.F177]&amp;&quot;&quot;&quot;,&quot;&quot;color&quot;&quot;:&quot;&amp;[.H177]&amp;&quot;,&quot;&quot;control&quot;&quot;:&quot;&amp;[.I177]&amp;&quot;,&quot;&quot;customValue&quot;&quot;:&quot;&quot;&quot;&amp;[.G177]&amp;&quot;&quot;&quot;,&quot;&quot;upper&quot;&quot;:&quot;&amp;[.J177]&amp;&quot;},&quot;" office:value-type="string" office:string-value="{&quot;id&quot;:174,&quot;screencode&quot;:110,&quot;unicode&quot;:&quot;\uEE6E&quot;,&quot;altUnicode&quot;:&quot;&quot;,&quot;name&quot;:&quot;CBM+N&quot;,&quot;color&quot;:false,&quot;control&quot;:false,&quot;customValue&quot;:&quot;&quot;,&quot;upper&quot;:true}," calcext:value-type="string">
            <text:p>{"id":174,"screencode":110,"unicode":"\uEE6E","altUnicode":"","name":"CBM+N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7]+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C177]+1" office:value-type="float" office:value="111" calcext:value-type="float">
            <text:p>111</text:p>
          </table:table-cell>
          <table:table-cell table:formula="of:=&quot;\uEE&quot;&amp;IF(LEN(DEC2HEX([.A178]+[.K178]))=1;&quot;0&quot;&amp;DEC2HEX([.A178]+[.K178]);DEC2HEX([.A178]+[.K178]))" office:value-type="string" office:string-value="\uEE6F" calcext:value-type="string">
            <text:p>\uEE6F</text:p>
          </table:table-cell>
          <table:table-cell/>
          <table:table-cell table:formula="of:=&quot;CBM+&quot;&amp;CHAR([.L178])" office:value-type="string" office:string-value="CBM+O" calcext:value-type="string">
            <text:p>CBM+O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7]+1" office:value-type="float" office:value="79" calcext:value-type="float">
            <text:p>79</text:p>
          </table:table-cell>
          <table:table-cell table:formula="of:=&quot;{&quot;&quot;id&quot;&quot;:&quot;&amp;[.A178]&amp;&quot;,&quot;&quot;screencode&quot;&quot;:&quot;&amp;[.C178]&amp;&quot;,&quot;&quot;unicode&quot;&quot;:&quot;&quot;&quot;&amp;[.D178]&amp;&quot;&quot;&quot;,&quot;&quot;altUnicode&quot;&quot;:&quot;&quot;&quot;&amp;[.E178]&amp;&quot;&quot;&quot;,&quot;&quot;name&quot;&quot;:&quot;&quot;&quot;&amp;[.F178]&amp;&quot;&quot;&quot;,&quot;&quot;color&quot;&quot;:&quot;&amp;[.H178]&amp;&quot;,&quot;&quot;control&quot;&quot;:&quot;&amp;[.I178]&amp;&quot;,&quot;&quot;customValue&quot;&quot;:&quot;&quot;&quot;&amp;[.G178]&amp;&quot;&quot;&quot;,&quot;&quot;upper&quot;&quot;:&quot;&amp;[.J178]&amp;&quot;},&quot;" office:value-type="string" office:string-value="{&quot;id&quot;:175,&quot;screencode&quot;:111,&quot;unicode&quot;:&quot;\uEE6F&quot;,&quot;altUnicode&quot;:&quot;&quot;,&quot;name&quot;:&quot;CBM+O&quot;,&quot;color&quot;:false,&quot;control&quot;:false,&quot;customValue&quot;:&quot;&quot;,&quot;upper&quot;:true}," calcext:value-type="string">
            <text:p>{"id":175,"screencode":111,"unicode":"\uEE6F","altUnicode":"","name":"CBM+O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8]+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C178]+1" office:value-type="float" office:value="112" calcext:value-type="float">
            <text:p>112</text:p>
          </table:table-cell>
          <table:table-cell table:formula="of:=&quot;\uEE&quot;&amp;IF(LEN(DEC2HEX([.A179]+[.K179]))=1;&quot;0&quot;&amp;DEC2HEX([.A179]+[.K179]);DEC2HEX([.A179]+[.K179]))" office:value-type="string" office:string-value="\uEE70" calcext:value-type="string">
            <text:p>\uEE70</text:p>
          </table:table-cell>
          <table:table-cell/>
          <table:table-cell table:formula="of:=&quot;CBM+&quot;&amp;CHAR([.L179])" office:value-type="string" office:string-value="CBM+P" calcext:value-type="string">
            <text:p>CBM+P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8]+1" office:value-type="float" office:value="80" calcext:value-type="float">
            <text:p>80</text:p>
          </table:table-cell>
          <table:table-cell table:formula="of:=&quot;{&quot;&quot;id&quot;&quot;:&quot;&amp;[.A179]&amp;&quot;,&quot;&quot;screencode&quot;&quot;:&quot;&amp;[.C179]&amp;&quot;,&quot;&quot;unicode&quot;&quot;:&quot;&quot;&quot;&amp;[.D179]&amp;&quot;&quot;&quot;,&quot;&quot;altUnicode&quot;&quot;:&quot;&quot;&quot;&amp;[.E179]&amp;&quot;&quot;&quot;,&quot;&quot;name&quot;&quot;:&quot;&quot;&quot;&amp;[.F179]&amp;&quot;&quot;&quot;,&quot;&quot;color&quot;&quot;:&quot;&amp;[.H179]&amp;&quot;,&quot;&quot;control&quot;&quot;:&quot;&amp;[.I179]&amp;&quot;,&quot;&quot;customValue&quot;&quot;:&quot;&quot;&quot;&amp;[.G179]&amp;&quot;&quot;&quot;,&quot;&quot;upper&quot;&quot;:&quot;&amp;[.J179]&amp;&quot;},&quot;" office:value-type="string" office:string-value="{&quot;id&quot;:176,&quot;screencode&quot;:112,&quot;unicode&quot;:&quot;\uEE70&quot;,&quot;altUnicode&quot;:&quot;&quot;,&quot;name&quot;:&quot;CBM+P&quot;,&quot;color&quot;:false,&quot;control&quot;:false,&quot;customValue&quot;:&quot;&quot;,&quot;upper&quot;:true}," calcext:value-type="string">
            <text:p>{"id":176,"screencode":112,"unicode":"\uEE70","altUnicode":"","name":"CBM+P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9]+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C179]+1" office:value-type="float" office:value="113" calcext:value-type="float">
            <text:p>113</text:p>
          </table:table-cell>
          <table:table-cell table:formula="of:=&quot;\uEE&quot;&amp;IF(LEN(DEC2HEX([.A180]+[.K180]))=1;&quot;0&quot;&amp;DEC2HEX([.A180]+[.K180]);DEC2HEX([.A180]+[.K180]))" office:value-type="string" office:string-value="\uEE71" calcext:value-type="string">
            <text:p>\uEE71</text:p>
          </table:table-cell>
          <table:table-cell/>
          <table:table-cell table:formula="of:=&quot;CBM+&quot;&amp;CHAR([.L180])" office:value-type="string" office:string-value="CBM+Q" calcext:value-type="string">
            <text:p>CBM+Q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9]+1" office:value-type="float" office:value="81" calcext:value-type="float">
            <text:p>81</text:p>
          </table:table-cell>
          <table:table-cell table:formula="of:=&quot;{&quot;&quot;id&quot;&quot;:&quot;&amp;[.A180]&amp;&quot;,&quot;&quot;screencode&quot;&quot;:&quot;&amp;[.C180]&amp;&quot;,&quot;&quot;unicode&quot;&quot;:&quot;&quot;&quot;&amp;[.D180]&amp;&quot;&quot;&quot;,&quot;&quot;altUnicode&quot;&quot;:&quot;&quot;&quot;&amp;[.E180]&amp;&quot;&quot;&quot;,&quot;&quot;name&quot;&quot;:&quot;&quot;&quot;&amp;[.F180]&amp;&quot;&quot;&quot;,&quot;&quot;color&quot;&quot;:&quot;&amp;[.H180]&amp;&quot;,&quot;&quot;control&quot;&quot;:&quot;&amp;[.I180]&amp;&quot;,&quot;&quot;customValue&quot;&quot;:&quot;&quot;&quot;&amp;[.G180]&amp;&quot;&quot;&quot;,&quot;&quot;upper&quot;&quot;:&quot;&amp;[.J180]&amp;&quot;},&quot;" office:value-type="string" office:string-value="{&quot;id&quot;:177,&quot;screencode&quot;:113,&quot;unicode&quot;:&quot;\uEE71&quot;,&quot;altUnicode&quot;:&quot;&quot;,&quot;name&quot;:&quot;CBM+Q&quot;,&quot;color&quot;:false,&quot;control&quot;:false,&quot;customValue&quot;:&quot;&quot;,&quot;upper&quot;:true}," calcext:value-type="string">
            <text:p>{"id":177,"screencode":113,"unicode":"\uEE71","altUnicode":"","name":"CBM+Q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0]+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[.C180]+1" office:value-type="float" office:value="114" calcext:value-type="float">
            <text:p>114</text:p>
          </table:table-cell>
          <table:table-cell table:formula="of:=&quot;\uEE&quot;&amp;IF(LEN(DEC2HEX([.A181]+[.K181]))=1;&quot;0&quot;&amp;DEC2HEX([.A181]+[.K181]);DEC2HEX([.A181]+[.K181]))" office:value-type="string" office:string-value="\uEE72" calcext:value-type="string">
            <text:p>\uEE72</text:p>
          </table:table-cell>
          <table:table-cell/>
          <table:table-cell table:formula="of:=&quot;CBM+&quot;&amp;CHAR([.L181])" office:value-type="string" office:string-value="CBM+R" calcext:value-type="string">
            <text:p>CBM+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0]+1" office:value-type="float" office:value="82" calcext:value-type="float">
            <text:p>82</text:p>
          </table:table-cell>
          <table:table-cell table:formula="of:=&quot;{&quot;&quot;id&quot;&quot;:&quot;&amp;[.A181]&amp;&quot;,&quot;&quot;screencode&quot;&quot;:&quot;&amp;[.C181]&amp;&quot;,&quot;&quot;unicode&quot;&quot;:&quot;&quot;&quot;&amp;[.D181]&amp;&quot;&quot;&quot;,&quot;&quot;altUnicode&quot;&quot;:&quot;&quot;&quot;&amp;[.E181]&amp;&quot;&quot;&quot;,&quot;&quot;name&quot;&quot;:&quot;&quot;&quot;&amp;[.F181]&amp;&quot;&quot;&quot;,&quot;&quot;color&quot;&quot;:&quot;&amp;[.H181]&amp;&quot;,&quot;&quot;control&quot;&quot;:&quot;&amp;[.I181]&amp;&quot;,&quot;&quot;customValue&quot;&quot;:&quot;&quot;&quot;&amp;[.G181]&amp;&quot;&quot;&quot;,&quot;&quot;upper&quot;&quot;:&quot;&amp;[.J181]&amp;&quot;},&quot;" office:value-type="string" office:string-value="{&quot;id&quot;:178,&quot;screencode&quot;:114,&quot;unicode&quot;:&quot;\uEE72&quot;,&quot;altUnicode&quot;:&quot;&quot;,&quot;name&quot;:&quot;CBM+R&quot;,&quot;color&quot;:false,&quot;control&quot;:false,&quot;customValue&quot;:&quot;&quot;,&quot;upper&quot;:true}," calcext:value-type="string">
            <text:p>{"id":178,"screencode":114,"unicode":"\uEE72","altUnicode":"","name":"CBM+R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1]+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C181]+1" office:value-type="float" office:value="115" calcext:value-type="float">
            <text:p>115</text:p>
          </table:table-cell>
          <table:table-cell table:formula="of:=&quot;\uEE&quot;&amp;IF(LEN(DEC2HEX([.A182]+[.K182]))=1;&quot;0&quot;&amp;DEC2HEX([.A182]+[.K182]);DEC2HEX([.A182]+[.K182]))" office:value-type="string" office:string-value="\uEE73" calcext:value-type="string">
            <text:p>\uEE73</text:p>
          </table:table-cell>
          <table:table-cell/>
          <table:table-cell table:formula="of:=&quot;CBM+&quot;&amp;CHAR([.L182])" office:value-type="string" office:string-value="CBM+S" calcext:value-type="string">
            <text:p>CBM+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1]+1" office:value-type="float" office:value="83" calcext:value-type="float">
            <text:p>83</text:p>
          </table:table-cell>
          <table:table-cell table:formula="of:=&quot;{&quot;&quot;id&quot;&quot;:&quot;&amp;[.A182]&amp;&quot;,&quot;&quot;screencode&quot;&quot;:&quot;&amp;[.C182]&amp;&quot;,&quot;&quot;unicode&quot;&quot;:&quot;&quot;&quot;&amp;[.D182]&amp;&quot;&quot;&quot;,&quot;&quot;altUnicode&quot;&quot;:&quot;&quot;&quot;&amp;[.E182]&amp;&quot;&quot;&quot;,&quot;&quot;name&quot;&quot;:&quot;&quot;&quot;&amp;[.F182]&amp;&quot;&quot;&quot;,&quot;&quot;color&quot;&quot;:&quot;&amp;[.H182]&amp;&quot;,&quot;&quot;control&quot;&quot;:&quot;&amp;[.I182]&amp;&quot;,&quot;&quot;customValue&quot;&quot;:&quot;&quot;&quot;&amp;[.G182]&amp;&quot;&quot;&quot;,&quot;&quot;upper&quot;&quot;:&quot;&amp;[.J182]&amp;&quot;},&quot;" office:value-type="string" office:string-value="{&quot;id&quot;:179,&quot;screencode&quot;:115,&quot;unicode&quot;:&quot;\uEE73&quot;,&quot;altUnicode&quot;:&quot;&quot;,&quot;name&quot;:&quot;CBM+S&quot;,&quot;color&quot;:false,&quot;control&quot;:false,&quot;customValue&quot;:&quot;&quot;,&quot;upper&quot;:true}," calcext:value-type="string">
            <text:p>{"id":179,"screencode":115,"unicode":"\uEE73","altUnicode":"","name":"CBM+S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2]+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182]+1" office:value-type="float" office:value="116" calcext:value-type="float">
            <text:p>116</text:p>
          </table:table-cell>
          <table:table-cell table:formula="of:=&quot;\uEE&quot;&amp;IF(LEN(DEC2HEX([.A183]+[.K183]))=1;&quot;0&quot;&amp;DEC2HEX([.A183]+[.K183]);DEC2HEX([.A183]+[.K183]))" office:value-type="string" office:string-value="\uEE74" calcext:value-type="string">
            <text:p>\uEE74</text:p>
          </table:table-cell>
          <table:table-cell/>
          <table:table-cell table:formula="of:=&quot;CBM+&quot;&amp;CHAR([.L183])" office:value-type="string" office:string-value="CBM+T" calcext:value-type="string">
            <text:p>CBM+T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2]+1" office:value-type="float" office:value="84" calcext:value-type="float">
            <text:p>84</text:p>
          </table:table-cell>
          <table:table-cell table:formula="of:=&quot;{&quot;&quot;id&quot;&quot;:&quot;&amp;[.A183]&amp;&quot;,&quot;&quot;screencode&quot;&quot;:&quot;&amp;[.C183]&amp;&quot;,&quot;&quot;unicode&quot;&quot;:&quot;&quot;&quot;&amp;[.D183]&amp;&quot;&quot;&quot;,&quot;&quot;altUnicode&quot;&quot;:&quot;&quot;&quot;&amp;[.E183]&amp;&quot;&quot;&quot;,&quot;&quot;name&quot;&quot;:&quot;&quot;&quot;&amp;[.F183]&amp;&quot;&quot;&quot;,&quot;&quot;color&quot;&quot;:&quot;&amp;[.H183]&amp;&quot;,&quot;&quot;control&quot;&quot;:&quot;&amp;[.I183]&amp;&quot;,&quot;&quot;customValue&quot;&quot;:&quot;&quot;&quot;&amp;[.G183]&amp;&quot;&quot;&quot;,&quot;&quot;upper&quot;&quot;:&quot;&amp;[.J183]&amp;&quot;},&quot;" office:value-type="string" office:string-value="{&quot;id&quot;:180,&quot;screencode&quot;:116,&quot;unicode&quot;:&quot;\uEE74&quot;,&quot;altUnicode&quot;:&quot;&quot;,&quot;name&quot;:&quot;CBM+T&quot;,&quot;color&quot;:false,&quot;control&quot;:false,&quot;customValue&quot;:&quot;&quot;,&quot;upper&quot;:true}," calcext:value-type="string">
            <text:p>{"id":180,"screencode":116,"unicode":"\uEE74","altUnicode":"","name":"CBM+T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3]+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C183]+1" office:value-type="float" office:value="117" calcext:value-type="float">
            <text:p>117</text:p>
          </table:table-cell>
          <table:table-cell table:formula="of:=&quot;\uEE&quot;&amp;IF(LEN(DEC2HEX([.A184]+[.K184]))=1;&quot;0&quot;&amp;DEC2HEX([.A184]+[.K184]);DEC2HEX([.A184]+[.K184]))" office:value-type="string" office:string-value="\uEE75" calcext:value-type="string">
            <text:p>\uEE75</text:p>
          </table:table-cell>
          <table:table-cell/>
          <table:table-cell table:formula="of:=&quot;CBM+&quot;&amp;CHAR([.L184])" office:value-type="string" office:string-value="CBM+U" calcext:value-type="string">
            <text:p>CBM+U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3]+1" office:value-type="float" office:value="85" calcext:value-type="float">
            <text:p>85</text:p>
          </table:table-cell>
          <table:table-cell table:formula="of:=&quot;{&quot;&quot;id&quot;&quot;:&quot;&amp;[.A184]&amp;&quot;,&quot;&quot;screencode&quot;&quot;:&quot;&amp;[.C184]&amp;&quot;,&quot;&quot;unicode&quot;&quot;:&quot;&quot;&quot;&amp;[.D184]&amp;&quot;&quot;&quot;,&quot;&quot;altUnicode&quot;&quot;:&quot;&quot;&quot;&amp;[.E184]&amp;&quot;&quot;&quot;,&quot;&quot;name&quot;&quot;:&quot;&quot;&quot;&amp;[.F184]&amp;&quot;&quot;&quot;,&quot;&quot;color&quot;&quot;:&quot;&amp;[.H184]&amp;&quot;,&quot;&quot;control&quot;&quot;:&quot;&amp;[.I184]&amp;&quot;,&quot;&quot;customValue&quot;&quot;:&quot;&quot;&quot;&amp;[.G184]&amp;&quot;&quot;&quot;,&quot;&quot;upper&quot;&quot;:&quot;&amp;[.J184]&amp;&quot;},&quot;" office:value-type="string" office:string-value="{&quot;id&quot;:181,&quot;screencode&quot;:117,&quot;unicode&quot;:&quot;\uEE75&quot;,&quot;altUnicode&quot;:&quot;&quot;,&quot;name&quot;:&quot;CBM+U&quot;,&quot;color&quot;:false,&quot;control&quot;:false,&quot;customValue&quot;:&quot;&quot;,&quot;upper&quot;:true}," calcext:value-type="string">
            <text:p>{"id":181,"screencode":117,"unicode":"\uEE75","altUnicode":"","name":"CBM+U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4]+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C184]+1" office:value-type="float" office:value="118" calcext:value-type="float">
            <text:p>118</text:p>
          </table:table-cell>
          <table:table-cell table:formula="of:=&quot;\uEE&quot;&amp;IF(LEN(DEC2HEX([.A185]+[.K185]))=1;&quot;0&quot;&amp;DEC2HEX([.A185]+[.K185]);DEC2HEX([.A185]+[.K185]))" office:value-type="string" office:string-value="\uEE76" calcext:value-type="string">
            <text:p>\uEE76</text:p>
          </table:table-cell>
          <table:table-cell/>
          <table:table-cell table:formula="of:=&quot;CBM+&quot;&amp;CHAR([.L185])" office:value-type="string" office:string-value="CBM+V" calcext:value-type="string">
            <text:p>CBM+V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4]+1" office:value-type="float" office:value="86" calcext:value-type="float">
            <text:p>86</text:p>
          </table:table-cell>
          <table:table-cell table:formula="of:=&quot;{&quot;&quot;id&quot;&quot;:&quot;&amp;[.A185]&amp;&quot;,&quot;&quot;screencode&quot;&quot;:&quot;&amp;[.C185]&amp;&quot;,&quot;&quot;unicode&quot;&quot;:&quot;&quot;&quot;&amp;[.D185]&amp;&quot;&quot;&quot;,&quot;&quot;altUnicode&quot;&quot;:&quot;&quot;&quot;&amp;[.E185]&amp;&quot;&quot;&quot;,&quot;&quot;name&quot;&quot;:&quot;&quot;&quot;&amp;[.F185]&amp;&quot;&quot;&quot;,&quot;&quot;color&quot;&quot;:&quot;&amp;[.H185]&amp;&quot;,&quot;&quot;control&quot;&quot;:&quot;&amp;[.I185]&amp;&quot;,&quot;&quot;customValue&quot;&quot;:&quot;&quot;&quot;&amp;[.G185]&amp;&quot;&quot;&quot;,&quot;&quot;upper&quot;&quot;:&quot;&amp;[.J185]&amp;&quot;},&quot;" office:value-type="string" office:string-value="{&quot;id&quot;:182,&quot;screencode&quot;:118,&quot;unicode&quot;:&quot;\uEE76&quot;,&quot;altUnicode&quot;:&quot;&quot;,&quot;name&quot;:&quot;CBM+V&quot;,&quot;color&quot;:false,&quot;control&quot;:false,&quot;customValue&quot;:&quot;&quot;,&quot;upper&quot;:true}," calcext:value-type="string">
            <text:p>{"id":182,"screencode":118,"unicode":"\uEE76","altUnicode":"","name":"CBM+V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5]+1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C185]+1" office:value-type="float" office:value="119" calcext:value-type="float">
            <text:p>119</text:p>
          </table:table-cell>
          <table:table-cell table:formula="of:=&quot;\uEE&quot;&amp;IF(LEN(DEC2HEX([.A186]+[.K186]))=1;&quot;0&quot;&amp;DEC2HEX([.A186]+[.K186]);DEC2HEX([.A186]+[.K186]))" office:value-type="string" office:string-value="\uEE77" calcext:value-type="string">
            <text:p>\uEE77</text:p>
          </table:table-cell>
          <table:table-cell/>
          <table:table-cell table:formula="of:=&quot;CBM+&quot;&amp;CHAR([.L186])" office:value-type="string" office:string-value="CBM+W" calcext:value-type="string">
            <text:p>CBM+W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5]+1" office:value-type="float" office:value="87" calcext:value-type="float">
            <text:p>87</text:p>
          </table:table-cell>
          <table:table-cell table:formula="of:=&quot;{&quot;&quot;id&quot;&quot;:&quot;&amp;[.A186]&amp;&quot;,&quot;&quot;screencode&quot;&quot;:&quot;&amp;[.C186]&amp;&quot;,&quot;&quot;unicode&quot;&quot;:&quot;&quot;&quot;&amp;[.D186]&amp;&quot;&quot;&quot;,&quot;&quot;altUnicode&quot;&quot;:&quot;&quot;&quot;&amp;[.E186]&amp;&quot;&quot;&quot;,&quot;&quot;name&quot;&quot;:&quot;&quot;&quot;&amp;[.F186]&amp;&quot;&quot;&quot;,&quot;&quot;color&quot;&quot;:&quot;&amp;[.H186]&amp;&quot;,&quot;&quot;control&quot;&quot;:&quot;&amp;[.I186]&amp;&quot;,&quot;&quot;customValue&quot;&quot;:&quot;&quot;&quot;&amp;[.G186]&amp;&quot;&quot;&quot;,&quot;&quot;upper&quot;&quot;:&quot;&amp;[.J186]&amp;&quot;},&quot;" office:value-type="string" office:string-value="{&quot;id&quot;:183,&quot;screencode&quot;:119,&quot;unicode&quot;:&quot;\uEE77&quot;,&quot;altUnicode&quot;:&quot;&quot;,&quot;name&quot;:&quot;CBM+W&quot;,&quot;color&quot;:false,&quot;control&quot;:false,&quot;customValue&quot;:&quot;&quot;,&quot;upper&quot;:true}," calcext:value-type="string">
            <text:p>{"id":183,"screencode":119,"unicode":"\uEE77","altUnicode":"","name":"CBM+W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6]+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186]+1" office:value-type="float" office:value="120" calcext:value-type="float">
            <text:p>120</text:p>
          </table:table-cell>
          <table:table-cell table:formula="of:=&quot;\uEE&quot;&amp;IF(LEN(DEC2HEX([.A187]+[.K187]))=1;&quot;0&quot;&amp;DEC2HEX([.A187]+[.K187]);DEC2HEX([.A187]+[.K187]))" office:value-type="string" office:string-value="\uEE78" calcext:value-type="string">
            <text:p>\uEE78</text:p>
          </table:table-cell>
          <table:table-cell/>
          <table:table-cell table:formula="of:=&quot;CBM+&quot;&amp;CHAR([.L187])" office:value-type="string" office:string-value="CBM+X" calcext:value-type="string">
            <text:p>CBM+X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6]+1" office:value-type="float" office:value="88" calcext:value-type="float">
            <text:p>88</text:p>
          </table:table-cell>
          <table:table-cell table:formula="of:=&quot;{&quot;&quot;id&quot;&quot;:&quot;&amp;[.A187]&amp;&quot;,&quot;&quot;screencode&quot;&quot;:&quot;&amp;[.C187]&amp;&quot;,&quot;&quot;unicode&quot;&quot;:&quot;&quot;&quot;&amp;[.D187]&amp;&quot;&quot;&quot;,&quot;&quot;altUnicode&quot;&quot;:&quot;&quot;&quot;&amp;[.E187]&amp;&quot;&quot;&quot;,&quot;&quot;name&quot;&quot;:&quot;&quot;&quot;&amp;[.F187]&amp;&quot;&quot;&quot;,&quot;&quot;color&quot;&quot;:&quot;&amp;[.H187]&amp;&quot;,&quot;&quot;control&quot;&quot;:&quot;&amp;[.I187]&amp;&quot;,&quot;&quot;customValue&quot;&quot;:&quot;&quot;&quot;&amp;[.G187]&amp;&quot;&quot;&quot;,&quot;&quot;upper&quot;&quot;:&quot;&amp;[.J187]&amp;&quot;},&quot;" office:value-type="string" office:string-value="{&quot;id&quot;:184,&quot;screencode&quot;:120,&quot;unicode&quot;:&quot;\uEE78&quot;,&quot;altUnicode&quot;:&quot;&quot;,&quot;name&quot;:&quot;CBM+X&quot;,&quot;color&quot;:false,&quot;control&quot;:false,&quot;customValue&quot;:&quot;&quot;,&quot;upper&quot;:true}," calcext:value-type="string">
            <text:p>{"id":184,"screencode":120,"unicode":"\uEE78","altUnicode":"","name":"CBM+X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7]+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C187]+1" office:value-type="float" office:value="121" calcext:value-type="float">
            <text:p>121</text:p>
          </table:table-cell>
          <table:table-cell table:formula="of:=&quot;\uEE&quot;&amp;IF(LEN(DEC2HEX([.A188]+[.K188]))=1;&quot;0&quot;&amp;DEC2HEX([.A188]+[.K188]);DEC2HEX([.A188]+[.K188]))" office:value-type="string" office:string-value="\uEE79" calcext:value-type="string">
            <text:p>\uEE79</text:p>
          </table:table-cell>
          <table:table-cell/>
          <table:table-cell table:formula="of:=&quot;CBM+&quot;&amp;CHAR([.L188])" office:value-type="string" office:string-value="CBM+Y" calcext:value-type="string">
            <text:p>CBM+Y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7]+1" office:value-type="float" office:value="89" calcext:value-type="float">
            <text:p>89</text:p>
          </table:table-cell>
          <table:table-cell table:formula="of:=&quot;{&quot;&quot;id&quot;&quot;:&quot;&amp;[.A188]&amp;&quot;,&quot;&quot;screencode&quot;&quot;:&quot;&amp;[.C188]&amp;&quot;,&quot;&quot;unicode&quot;&quot;:&quot;&quot;&quot;&amp;[.D188]&amp;&quot;&quot;&quot;,&quot;&quot;altUnicode&quot;&quot;:&quot;&quot;&quot;&amp;[.E188]&amp;&quot;&quot;&quot;,&quot;&quot;name&quot;&quot;:&quot;&quot;&quot;&amp;[.F188]&amp;&quot;&quot;&quot;,&quot;&quot;color&quot;&quot;:&quot;&amp;[.H188]&amp;&quot;,&quot;&quot;control&quot;&quot;:&quot;&amp;[.I188]&amp;&quot;,&quot;&quot;customValue&quot;&quot;:&quot;&quot;&quot;&amp;[.G188]&amp;&quot;&quot;&quot;,&quot;&quot;upper&quot;&quot;:&quot;&amp;[.J188]&amp;&quot;},&quot;" office:value-type="string" office:string-value="{&quot;id&quot;:185,&quot;screencode&quot;:121,&quot;unicode&quot;:&quot;\uEE79&quot;,&quot;altUnicode&quot;:&quot;&quot;,&quot;name&quot;:&quot;CBM+Y&quot;,&quot;color&quot;:false,&quot;control&quot;:false,&quot;customValue&quot;:&quot;&quot;,&quot;upper&quot;:true}," calcext:value-type="string">
            <text:p>{"id":185,"screencode":121,"unicode":"\uEE79","altUnicode":"","name":"CBM+Y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8]+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C188]+1" office:value-type="float" office:value="122" calcext:value-type="float">
            <text:p>122</text:p>
          </table:table-cell>
          <table:table-cell table:formula="of:=&quot;\uEE&quot;&amp;IF(LEN(DEC2HEX([.A189]+[.K189]))=1;&quot;0&quot;&amp;DEC2HEX([.A189]+[.K189]);DEC2HEX([.A189]+[.K189]))" office:value-type="string" office:string-value="\uEE7A" calcext:value-type="string">
            <text:p>\uEE7A</text:p>
          </table:table-cell>
          <table:table-cell/>
          <table:table-cell table:formula="of:=&quot;CBM+&quot;&amp;CHAR([.L189])" office:value-type="string" office:string-value="CBM+Z" calcext:value-type="string">
            <text:p>CBM+Z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8]+1" office:value-type="float" office:value="90" calcext:value-type="float">
            <text:p>90</text:p>
          </table:table-cell>
          <table:table-cell table:formula="of:=&quot;{&quot;&quot;id&quot;&quot;:&quot;&amp;[.A189]&amp;&quot;,&quot;&quot;screencode&quot;&quot;:&quot;&amp;[.C189]&amp;&quot;,&quot;&quot;unicode&quot;&quot;:&quot;&quot;&quot;&amp;[.D189]&amp;&quot;&quot;&quot;,&quot;&quot;altUnicode&quot;&quot;:&quot;&quot;&quot;&amp;[.E189]&amp;&quot;&quot;&quot;,&quot;&quot;name&quot;&quot;:&quot;&quot;&quot;&amp;[.F189]&amp;&quot;&quot;&quot;,&quot;&quot;color&quot;&quot;:&quot;&amp;[.H189]&amp;&quot;,&quot;&quot;control&quot;&quot;:&quot;&amp;[.I189]&amp;&quot;,&quot;&quot;customValue&quot;&quot;:&quot;&quot;&quot;&amp;[.G189]&amp;&quot;&quot;&quot;,&quot;&quot;upper&quot;&quot;:&quot;&amp;[.J189]&amp;&quot;},&quot;" office:value-type="string" office:string-value="{&quot;id&quot;:186,&quot;screencode&quot;:122,&quot;unicode&quot;:&quot;\uEE7A&quot;,&quot;altUnicode&quot;:&quot;&quot;,&quot;name&quot;:&quot;CBM+Z&quot;,&quot;color&quot;:false,&quot;control&quot;:false,&quot;customValue&quot;:&quot;&quot;,&quot;upper&quot;:true}," calcext:value-type="string">
            <text:p>{"id":186,"screencode":122,"unicode":"\uEE7A","altUnicode":"","name":"CBM+Z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9]+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.C189]+1" office:value-type="float" office:value="123" calcext:value-type="float">
            <text:p>123</text:p>
          </table:table-cell>
          <table:table-cell table:formula="of:=&quot;\uEE&quot;&amp;IF(LEN(DEC2HEX([.A190]+[.K190]))=1;&quot;0&quot;&amp;DEC2HEX([.A190]+[.K190]);DEC2HEX([.A190]+[.K190]))" office:value-type="string" office:string-value="\uEE7B" calcext:value-type="string">
            <text:p>\uEE7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0]&amp;&quot;,&quot;&quot;screencode&quot;&quot;:&quot;&amp;[.C190]&amp;&quot;,&quot;&quot;unicode&quot;&quot;:&quot;&quot;&quot;&amp;[.D190]&amp;&quot;&quot;&quot;,&quot;&quot;altUnicode&quot;&quot;:&quot;&quot;&quot;&amp;[.E190]&amp;&quot;&quot;&quot;,&quot;&quot;name&quot;&quot;:&quot;&quot;&quot;&amp;[.F190]&amp;&quot;&quot;&quot;,&quot;&quot;color&quot;&quot;:&quot;&amp;[.H190]&amp;&quot;,&quot;&quot;control&quot;&quot;:&quot;&amp;[.I190]&amp;&quot;,&quot;&quot;customValue&quot;&quot;:&quot;&quot;&quot;&amp;[.G190]&amp;&quot;&quot;&quot;,&quot;&quot;upper&quot;&quot;:&quot;&amp;[.J190]&amp;&quot;},&quot;" office:value-type="string" office:string-value="{&quot;id&quot;:187,&quot;screencode&quot;:123,&quot;unicode&quot;:&quot;\uEE7B&quot;,&quot;altUnicode&quot;:&quot;&quot;,&quot;name&quot;:&quot;&quot;,&quot;color&quot;:false,&quot;control&quot;:false,&quot;customValue&quot;:&quot;&quot;,&quot;upper&quot;:true}," calcext:value-type="string">
            <text:p>{"id":187,"screencode":123,"unicode":"\uEE7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0]+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190]+1" office:value-type="float" office:value="124" calcext:value-type="float">
            <text:p>124</text:p>
          </table:table-cell>
          <table:table-cell table:formula="of:=&quot;\uEE&quot;&amp;IF(LEN(DEC2HEX([.A191]+[.K191]))=1;&quot;0&quot;&amp;DEC2HEX([.A191]+[.K191]);DEC2HEX([.A191]+[.K191]))" office:value-type="string" office:string-value="\uEE7C" calcext:value-type="string">
            <text:p>\uEE7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1]&amp;&quot;,&quot;&quot;screencode&quot;&quot;:&quot;&amp;[.C191]&amp;&quot;,&quot;&quot;unicode&quot;&quot;:&quot;&quot;&quot;&amp;[.D191]&amp;&quot;&quot;&quot;,&quot;&quot;altUnicode&quot;&quot;:&quot;&quot;&quot;&amp;[.E191]&amp;&quot;&quot;&quot;,&quot;&quot;name&quot;&quot;:&quot;&quot;&quot;&amp;[.F191]&amp;&quot;&quot;&quot;,&quot;&quot;color&quot;&quot;:&quot;&amp;[.H191]&amp;&quot;,&quot;&quot;control&quot;&quot;:&quot;&amp;[.I191]&amp;&quot;,&quot;&quot;customValue&quot;&quot;:&quot;&quot;&quot;&amp;[.G191]&amp;&quot;&quot;&quot;,&quot;&quot;upper&quot;&quot;:&quot;&amp;[.J191]&amp;&quot;},&quot;" office:value-type="string" office:string-value="{&quot;id&quot;:188,&quot;screencode&quot;:124,&quot;unicode&quot;:&quot;\uEE7C&quot;,&quot;altUnicode&quot;:&quot;&quot;,&quot;name&quot;:&quot;&quot;,&quot;color&quot;:false,&quot;control&quot;:false,&quot;customValue&quot;:&quot;&quot;,&quot;upper&quot;:true}," calcext:value-type="string">
            <text:p>{"id":188,"screencode":124,"unicode":"\uEE7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1]+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C191]+1" office:value-type="float" office:value="125" calcext:value-type="float">
            <text:p>125</text:p>
          </table:table-cell>
          <table:table-cell table:formula="of:=&quot;\uEE&quot;&amp;IF(LEN(DEC2HEX([.A192]+[.K192]))=1;&quot;0&quot;&amp;DEC2HEX([.A192]+[.K192]);DEC2HEX([.A192]+[.K192]))" office:value-type="string" office:string-value="\uEE7D" calcext:value-type="string">
            <text:p>\uEE7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2]&amp;&quot;,&quot;&quot;screencode&quot;&quot;:&quot;&amp;[.C192]&amp;&quot;,&quot;&quot;unicode&quot;&quot;:&quot;&quot;&quot;&amp;[.D192]&amp;&quot;&quot;&quot;,&quot;&quot;altUnicode&quot;&quot;:&quot;&quot;&quot;&amp;[.E192]&amp;&quot;&quot;&quot;,&quot;&quot;name&quot;&quot;:&quot;&quot;&quot;&amp;[.F192]&amp;&quot;&quot;&quot;,&quot;&quot;color&quot;&quot;:&quot;&amp;[.H192]&amp;&quot;,&quot;&quot;control&quot;&quot;:&quot;&amp;[.I192]&amp;&quot;,&quot;&quot;customValue&quot;&quot;:&quot;&quot;&quot;&amp;[.G192]&amp;&quot;&quot;&quot;,&quot;&quot;upper&quot;&quot;:&quot;&amp;[.J192]&amp;&quot;},&quot;" office:value-type="string" office:string-value="{&quot;id&quot;:189,&quot;screencode&quot;:125,&quot;unicode&quot;:&quot;\uEE7D&quot;,&quot;altUnicode&quot;:&quot;&quot;,&quot;name&quot;:&quot;&quot;,&quot;color&quot;:false,&quot;control&quot;:false,&quot;customValue&quot;:&quot;&quot;,&quot;upper&quot;:true}," calcext:value-type="string">
            <text:p>{"id":189,"screencode":125,"unicode":"\uEE7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2]+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C192]+1" office:value-type="float" office:value="126" calcext:value-type="float">
            <text:p>126</text:p>
          </table:table-cell>
          <table:table-cell table:formula="of:=&quot;\uEE&quot;&amp;IF(LEN(DEC2HEX([.A193]+[.K193]))=1;&quot;0&quot;&amp;DEC2HEX([.A193]+[.K193]);DEC2HEX([.A193]+[.K193]))" office:value-type="string" office:string-value="\uEE7E" calcext:value-type="string">
            <text:p>\uEE7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3]&amp;&quot;,&quot;&quot;screencode&quot;&quot;:&quot;&amp;[.C193]&amp;&quot;,&quot;&quot;unicode&quot;&quot;:&quot;&quot;&quot;&amp;[.D193]&amp;&quot;&quot;&quot;,&quot;&quot;altUnicode&quot;&quot;:&quot;&quot;&quot;&amp;[.E193]&amp;&quot;&quot;&quot;,&quot;&quot;name&quot;&quot;:&quot;&quot;&quot;&amp;[.F193]&amp;&quot;&quot;&quot;,&quot;&quot;color&quot;&quot;:&quot;&amp;[.H193]&amp;&quot;,&quot;&quot;control&quot;&quot;:&quot;&amp;[.I193]&amp;&quot;,&quot;&quot;customValue&quot;&quot;:&quot;&quot;&quot;&amp;[.G193]&amp;&quot;&quot;&quot;,&quot;&quot;upper&quot;&quot;:&quot;&amp;[.J193]&amp;&quot;},&quot;" office:value-type="string" office:string-value="{&quot;id&quot;:190,&quot;screencode&quot;:126,&quot;unicode&quot;:&quot;\uEE7E&quot;,&quot;altUnicode&quot;:&quot;&quot;,&quot;name&quot;:&quot;&quot;,&quot;color&quot;:false,&quot;control&quot;:false,&quot;customValue&quot;:&quot;&quot;,&quot;upper&quot;:true}," calcext:value-type="string">
            <text:p>{"id":190,"screencode":126,"unicode":"\uEE7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3]+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C193]+1" office:value-type="float" office:value="127" calcext:value-type="float">
            <text:p>127</text:p>
          </table:table-cell>
          <table:table-cell table:formula="of:=&quot;\uEE&quot;&amp;IF(LEN(DEC2HEX([.A194]+[.K194]))=1;&quot;0&quot;&amp;DEC2HEX([.A194]+[.K194]);DEC2HEX([.A194]+[.K194]))" office:value-type="string" office:string-value="\uEE7F" calcext:value-type="string">
            <text:p>\uEE7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4]&amp;&quot;,&quot;&quot;screencode&quot;&quot;:&quot;&amp;[.C194]&amp;&quot;,&quot;&quot;unicode&quot;&quot;:&quot;&quot;&quot;&amp;[.D194]&amp;&quot;&quot;&quot;,&quot;&quot;altUnicode&quot;&quot;:&quot;&quot;&quot;&amp;[.E194]&amp;&quot;&quot;&quot;,&quot;&quot;name&quot;&quot;:&quot;&quot;&quot;&amp;[.F194]&amp;&quot;&quot;&quot;,&quot;&quot;color&quot;&quot;:&quot;&amp;[.H194]&amp;&quot;,&quot;&quot;control&quot;&quot;:&quot;&amp;[.I194]&amp;&quot;,&quot;&quot;customValue&quot;&quot;:&quot;&quot;&quot;&amp;[.G194]&amp;&quot;&quot;&quot;,&quot;&quot;upper&quot;&quot;:&quot;&amp;[.J194]&amp;&quot;},&quot;" office:value-type="string" office:string-value="{&quot;id&quot;:191,&quot;screencode&quot;:127,&quot;unicode&quot;:&quot;\uEE7F&quot;,&quot;altUnicode&quot;:&quot;&quot;,&quot;name&quot;:&quot;&quot;,&quot;color&quot;:false,&quot;control&quot;:false,&quot;customValue&quot;:&quot;&quot;,&quot;upper&quot;:true}," calcext:value-type="string">
            <text:p>{"id":191,"screencode":127,"unicode":"\uEE7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4]+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&quot;\uEE&quot;&amp;IF(LEN(DEC2HEX([.A195]+[.K195]))=1;&quot;0&quot;&amp;DEC2HEX([.A195]+[.K195]);DEC2HEX([.A195]+[.K195]))" office:value-type="string" office:string-value="\uEEA0" calcext:value-type="string">
            <text:p>\uEEA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195]&amp;&quot;,&quot;&quot;screencode&quot;&quot;:&quot;&amp;[.C195]&amp;&quot;,&quot;&quot;unicode&quot;&quot;:&quot;&quot;&quot;&amp;[.D195]&amp;&quot;&quot;&quot;,&quot;&quot;altUnicode&quot;&quot;:&quot;&quot;&quot;&amp;[.E195]&amp;&quot;&quot;&quot;,&quot;&quot;name&quot;&quot;:&quot;&quot;&quot;&amp;[.F195]&amp;&quot;&quot;&quot;,&quot;&quot;color&quot;&quot;:&quot;&amp;[.H195]&amp;&quot;,&quot;&quot;control&quot;&quot;:&quot;&amp;[.I195]&amp;&quot;,&quot;&quot;customValue&quot;&quot;:&quot;&quot;&quot;&amp;[.G195]&amp;&quot;&quot;&quot;,&quot;&quot;upper&quot;&quot;:&quot;&amp;[.J195]&amp;&quot;},&quot;" office:value-type="string" office:string-value="{&quot;id&quot;:192,&quot;screencode&quot;:64,&quot;unicode&quot;:&quot;\uEEA0&quot;,&quot;altUnicode&quot;:&quot;&quot;,&quot;name&quot;:&quot;&quot;,&quot;color&quot;:false,&quot;control&quot;:false,&quot;customValue&quot;:&quot;&quot;,&quot;upper&quot;:true}," calcext:value-type="string">
            <text:p>{"id":192,"screencode":64,"unicode":"\uEEA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5]+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C195]+1" office:value-type="float" office:value="65" calcext:value-type="float">
            <text:p>65</text:p>
          </table:table-cell>
          <table:table-cell table:formula="of:=&quot;\uEE&quot;&amp;IF(LEN(DEC2HEX([.A196]+[.K196]))=1;&quot;0&quot;&amp;DEC2HEX([.A196]+[.K196]);DEC2HEX([.A196]+[.K196]))" office:value-type="string" office:string-value="\uEE41" calcext:value-type="string">
            <text:p>\uEE4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6]&amp;&quot;,&quot;&quot;screencode&quot;&quot;:&quot;&amp;[.C196]&amp;&quot;,&quot;&quot;unicode&quot;&quot;:&quot;&quot;&quot;&amp;[.D196]&amp;&quot;&quot;&quot;,&quot;&quot;altUnicode&quot;&quot;:&quot;&quot;&quot;&amp;[.E196]&amp;&quot;&quot;&quot;,&quot;&quot;name&quot;&quot;:&quot;&quot;&quot;&amp;[.F196]&amp;&quot;&quot;&quot;,&quot;&quot;color&quot;&quot;:&quot;&amp;[.H196]&amp;&quot;,&quot;&quot;control&quot;&quot;:&quot;&amp;[.I196]&amp;&quot;,&quot;&quot;customValue&quot;&quot;:&quot;&quot;&quot;&amp;[.G196]&amp;&quot;&quot;&quot;,&quot;&quot;upper&quot;&quot;:&quot;&amp;[.J196]&amp;&quot;},&quot;" office:value-type="string" office:string-value="{&quot;id&quot;:193,&quot;screencode&quot;:65,&quot;unicode&quot;:&quot;\uEE41&quot;,&quot;altUnicode&quot;:&quot;&quot;,&quot;name&quot;:&quot;&quot;,&quot;color&quot;:false,&quot;control&quot;:false,&quot;customValue&quot;:&quot;&quot;,&quot;upper&quot;:true}," calcext:value-type="string">
            <text:p>{"id":193,"screencode":65,"unicode":"\uEE4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6]+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C196]+1" office:value-type="float" office:value="66" calcext:value-type="float">
            <text:p>66</text:p>
          </table:table-cell>
          <table:table-cell table:formula="of:=&quot;\uEE&quot;&amp;IF(LEN(DEC2HEX([.A197]+[.K197]))=1;&quot;0&quot;&amp;DEC2HEX([.A197]+[.K197]);DEC2HEX([.A197]+[.K197]))" office:value-type="string" office:string-value="\uEE42" calcext:value-type="string">
            <text:p>\uEE4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7]&amp;&quot;,&quot;&quot;screencode&quot;&quot;:&quot;&amp;[.C197]&amp;&quot;,&quot;&quot;unicode&quot;&quot;:&quot;&quot;&quot;&amp;[.D197]&amp;&quot;&quot;&quot;,&quot;&quot;altUnicode&quot;&quot;:&quot;&quot;&quot;&amp;[.E197]&amp;&quot;&quot;&quot;,&quot;&quot;name&quot;&quot;:&quot;&quot;&quot;&amp;[.F197]&amp;&quot;&quot;&quot;,&quot;&quot;color&quot;&quot;:&quot;&amp;[.H197]&amp;&quot;,&quot;&quot;control&quot;&quot;:&quot;&amp;[.I197]&amp;&quot;,&quot;&quot;customValue&quot;&quot;:&quot;&quot;&quot;&amp;[.G197]&amp;&quot;&quot;&quot;,&quot;&quot;upper&quot;&quot;:&quot;&amp;[.J197]&amp;&quot;},&quot;" office:value-type="string" office:string-value="{&quot;id&quot;:194,&quot;screencode&quot;:66,&quot;unicode&quot;:&quot;\uEE42&quot;,&quot;altUnicode&quot;:&quot;&quot;,&quot;name&quot;:&quot;&quot;,&quot;color&quot;:false,&quot;control&quot;:false,&quot;customValue&quot;:&quot;&quot;,&quot;upper&quot;:true}," calcext:value-type="string">
            <text:p>{"id":194,"screencode":66,"unicode":"\uEE4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7]+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197]+1" office:value-type="float" office:value="67" calcext:value-type="float">
            <text:p>67</text:p>
          </table:table-cell>
          <table:table-cell table:formula="of:=&quot;\uEE&quot;&amp;IF(LEN(DEC2HEX([.A198]+[.K198]))=1;&quot;0&quot;&amp;DEC2HEX([.A198]+[.K198]);DEC2HEX([.A198]+[.K198]))" office:value-type="string" office:string-value="\uEE43" calcext:value-type="string">
            <text:p>\uEE4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8]&amp;&quot;,&quot;&quot;screencode&quot;&quot;:&quot;&amp;[.C198]&amp;&quot;,&quot;&quot;unicode&quot;&quot;:&quot;&quot;&quot;&amp;[.D198]&amp;&quot;&quot;&quot;,&quot;&quot;altUnicode&quot;&quot;:&quot;&quot;&quot;&amp;[.E198]&amp;&quot;&quot;&quot;,&quot;&quot;name&quot;&quot;:&quot;&quot;&quot;&amp;[.F198]&amp;&quot;&quot;&quot;,&quot;&quot;color&quot;&quot;:&quot;&amp;[.H198]&amp;&quot;,&quot;&quot;control&quot;&quot;:&quot;&amp;[.I198]&amp;&quot;,&quot;&quot;customValue&quot;&quot;:&quot;&quot;&quot;&amp;[.G198]&amp;&quot;&quot;&quot;,&quot;&quot;upper&quot;&quot;:&quot;&amp;[.J198]&amp;&quot;},&quot;" office:value-type="string" office:string-value="{&quot;id&quot;:195,&quot;screencode&quot;:67,&quot;unicode&quot;:&quot;\uEE43&quot;,&quot;altUnicode&quot;:&quot;&quot;,&quot;name&quot;:&quot;&quot;,&quot;color&quot;:false,&quot;control&quot;:false,&quot;customValue&quot;:&quot;&quot;,&quot;upper&quot;:true}," calcext:value-type="string">
            <text:p>{"id":195,"screencode":67,"unicode":"\uEE4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8]+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C198]+1" office:value-type="float" office:value="68" calcext:value-type="float">
            <text:p>68</text:p>
          </table:table-cell>
          <table:table-cell table:formula="of:=&quot;\uEE&quot;&amp;IF(LEN(DEC2HEX([.A199]+[.K199]))=1;&quot;0&quot;&amp;DEC2HEX([.A199]+[.K199]);DEC2HEX([.A199]+[.K199]))" office:value-type="string" office:string-value="\uEE44" calcext:value-type="string">
            <text:p>\uEE4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9]&amp;&quot;,&quot;&quot;screencode&quot;&quot;:&quot;&amp;[.C199]&amp;&quot;,&quot;&quot;unicode&quot;&quot;:&quot;&quot;&quot;&amp;[.D199]&amp;&quot;&quot;&quot;,&quot;&quot;altUnicode&quot;&quot;:&quot;&quot;&quot;&amp;[.E199]&amp;&quot;&quot;&quot;,&quot;&quot;name&quot;&quot;:&quot;&quot;&quot;&amp;[.F199]&amp;&quot;&quot;&quot;,&quot;&quot;color&quot;&quot;:&quot;&amp;[.H199]&amp;&quot;,&quot;&quot;control&quot;&quot;:&quot;&amp;[.I199]&amp;&quot;,&quot;&quot;customValue&quot;&quot;:&quot;&quot;&quot;&amp;[.G199]&amp;&quot;&quot;&quot;,&quot;&quot;upper&quot;&quot;:&quot;&amp;[.J199]&amp;&quot;},&quot;" office:value-type="string" office:string-value="{&quot;id&quot;:196,&quot;screencode&quot;:68,&quot;unicode&quot;:&quot;\uEE44&quot;,&quot;altUnicode&quot;:&quot;&quot;,&quot;name&quot;:&quot;&quot;,&quot;color&quot;:false,&quot;control&quot;:false,&quot;customValue&quot;:&quot;&quot;,&quot;upper&quot;:true}," calcext:value-type="string">
            <text:p>{"id":196,"screencode":68,"unicode":"\uEE4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9]+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C199]+1" office:value-type="float" office:value="69" calcext:value-type="float">
            <text:p>69</text:p>
          </table:table-cell>
          <table:table-cell table:formula="of:=&quot;\uEE&quot;&amp;IF(LEN(DEC2HEX([.A200]+[.K200]))=1;&quot;0&quot;&amp;DEC2HEX([.A200]+[.K200]);DEC2HEX([.A200]+[.K200]))" office:value-type="string" office:string-value="\uEE45" calcext:value-type="string">
            <text:p>\uEE4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0]&amp;&quot;,&quot;&quot;screencode&quot;&quot;:&quot;&amp;[.C200]&amp;&quot;,&quot;&quot;unicode&quot;&quot;:&quot;&quot;&quot;&amp;[.D200]&amp;&quot;&quot;&quot;,&quot;&quot;altUnicode&quot;&quot;:&quot;&quot;&quot;&amp;[.E200]&amp;&quot;&quot;&quot;,&quot;&quot;name&quot;&quot;:&quot;&quot;&quot;&amp;[.F200]&amp;&quot;&quot;&quot;,&quot;&quot;color&quot;&quot;:&quot;&amp;[.H200]&amp;&quot;,&quot;&quot;control&quot;&quot;:&quot;&amp;[.I200]&amp;&quot;,&quot;&quot;customValue&quot;&quot;:&quot;&quot;&quot;&amp;[.G200]&amp;&quot;&quot;&quot;,&quot;&quot;upper&quot;&quot;:&quot;&amp;[.J200]&amp;&quot;},&quot;" office:value-type="string" office:string-value="{&quot;id&quot;:197,&quot;screencode&quot;:69,&quot;unicode&quot;:&quot;\uEE45&quot;,&quot;altUnicode&quot;:&quot;&quot;,&quot;name&quot;:&quot;&quot;,&quot;color&quot;:false,&quot;control&quot;:false,&quot;customValue&quot;:&quot;&quot;,&quot;upper&quot;:true}," calcext:value-type="string">
            <text:p>{"id":197,"screencode":69,"unicode":"\uEE4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0]+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C200]+1" office:value-type="float" office:value="70" calcext:value-type="float">
            <text:p>70</text:p>
          </table:table-cell>
          <table:table-cell table:formula="of:=&quot;\uEE&quot;&amp;IF(LEN(DEC2HEX([.A201]+[.K201]))=1;&quot;0&quot;&amp;DEC2HEX([.A201]+[.K201]);DEC2HEX([.A201]+[.K201]))" office:value-type="string" office:string-value="\uEE46" calcext:value-type="string">
            <text:p>\uEE4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1]&amp;&quot;,&quot;&quot;screencode&quot;&quot;:&quot;&amp;[.C201]&amp;&quot;,&quot;&quot;unicode&quot;&quot;:&quot;&quot;&quot;&amp;[.D201]&amp;&quot;&quot;&quot;,&quot;&quot;altUnicode&quot;&quot;:&quot;&quot;&quot;&amp;[.E201]&amp;&quot;&quot;&quot;,&quot;&quot;name&quot;&quot;:&quot;&quot;&quot;&amp;[.F201]&amp;&quot;&quot;&quot;,&quot;&quot;color&quot;&quot;:&quot;&amp;[.H201]&amp;&quot;,&quot;&quot;control&quot;&quot;:&quot;&amp;[.I201]&amp;&quot;,&quot;&quot;customValue&quot;&quot;:&quot;&quot;&quot;&amp;[.G201]&amp;&quot;&quot;&quot;,&quot;&quot;upper&quot;&quot;:&quot;&amp;[.J201]&amp;&quot;},&quot;" office:value-type="string" office:string-value="{&quot;id&quot;:198,&quot;screencode&quot;:70,&quot;unicode&quot;:&quot;\uEE46&quot;,&quot;altUnicode&quot;:&quot;&quot;,&quot;name&quot;:&quot;&quot;,&quot;color&quot;:false,&quot;control&quot;:false,&quot;customValue&quot;:&quot;&quot;,&quot;upper&quot;:true}," calcext:value-type="string">
            <text:p>{"id":198,"screencode":70,"unicode":"\uEE4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1]+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C201]+1" office:value-type="float" office:value="71" calcext:value-type="float">
            <text:p>71</text:p>
          </table:table-cell>
          <table:table-cell table:formula="of:=&quot;\uEE&quot;&amp;IF(LEN(DEC2HEX([.A202]+[.K202]))=1;&quot;0&quot;&amp;DEC2HEX([.A202]+[.K202]);DEC2HEX([.A202]+[.K202]))" office:value-type="string" office:string-value="\uEE47" calcext:value-type="string">
            <text:p>\uEE4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2]&amp;&quot;,&quot;&quot;screencode&quot;&quot;:&quot;&amp;[.C202]&amp;&quot;,&quot;&quot;unicode&quot;&quot;:&quot;&quot;&quot;&amp;[.D202]&amp;&quot;&quot;&quot;,&quot;&quot;altUnicode&quot;&quot;:&quot;&quot;&quot;&amp;[.E202]&amp;&quot;&quot;&quot;,&quot;&quot;name&quot;&quot;:&quot;&quot;&quot;&amp;[.F202]&amp;&quot;&quot;&quot;,&quot;&quot;color&quot;&quot;:&quot;&amp;[.H202]&amp;&quot;,&quot;&quot;control&quot;&quot;:&quot;&amp;[.I202]&amp;&quot;,&quot;&quot;customValue&quot;&quot;:&quot;&quot;&quot;&amp;[.G202]&amp;&quot;&quot;&quot;,&quot;&quot;upper&quot;&quot;:&quot;&amp;[.J202]&amp;&quot;},&quot;" office:value-type="string" office:string-value="{&quot;id&quot;:199,&quot;screencode&quot;:71,&quot;unicode&quot;:&quot;\uEE47&quot;,&quot;altUnicode&quot;:&quot;&quot;,&quot;name&quot;:&quot;&quot;,&quot;color&quot;:false,&quot;control&quot;:false,&quot;customValue&quot;:&quot;&quot;,&quot;upper&quot;:true}," calcext:value-type="string">
            <text:p>{"id":199,"screencode":71,"unicode":"\uEE4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2]+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202]+1" office:value-type="float" office:value="72" calcext:value-type="float">
            <text:p>72</text:p>
          </table:table-cell>
          <table:table-cell table:formula="of:=&quot;\uEE&quot;&amp;IF(LEN(DEC2HEX([.A203]+[.K203]))=1;&quot;0&quot;&amp;DEC2HEX([.A203]+[.K203]);DEC2HEX([.A203]+[.K203]))" office:value-type="string" office:string-value="\uEE48" calcext:value-type="string">
            <text:p>\uEE4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3]&amp;&quot;,&quot;&quot;screencode&quot;&quot;:&quot;&amp;[.C203]&amp;&quot;,&quot;&quot;unicode&quot;&quot;:&quot;&quot;&quot;&amp;[.D203]&amp;&quot;&quot;&quot;,&quot;&quot;altUnicode&quot;&quot;:&quot;&quot;&quot;&amp;[.E203]&amp;&quot;&quot;&quot;,&quot;&quot;name&quot;&quot;:&quot;&quot;&quot;&amp;[.F203]&amp;&quot;&quot;&quot;,&quot;&quot;color&quot;&quot;:&quot;&amp;[.H203]&amp;&quot;,&quot;&quot;control&quot;&quot;:&quot;&amp;[.I203]&amp;&quot;,&quot;&quot;customValue&quot;&quot;:&quot;&quot;&quot;&amp;[.G203]&amp;&quot;&quot;&quot;,&quot;&quot;upper&quot;&quot;:&quot;&amp;[.J203]&amp;&quot;},&quot;" office:value-type="string" office:string-value="{&quot;id&quot;:200,&quot;screencode&quot;:72,&quot;unicode&quot;:&quot;\uEE48&quot;,&quot;altUnicode&quot;:&quot;&quot;,&quot;name&quot;:&quot;&quot;,&quot;color&quot;:false,&quot;control&quot;:false,&quot;customValue&quot;:&quot;&quot;,&quot;upper&quot;:true}," calcext:value-type="string">
            <text:p>{"id":200,"screencode":72,"unicode":"\uEE4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3]+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C203]+1" office:value-type="float" office:value="73" calcext:value-type="float">
            <text:p>73</text:p>
          </table:table-cell>
          <table:table-cell table:formula="of:=&quot;\uEE&quot;&amp;IF(LEN(DEC2HEX([.A204]+[.K204]))=1;&quot;0&quot;&amp;DEC2HEX([.A204]+[.K204]);DEC2HEX([.A204]+[.K204]))" office:value-type="string" office:string-value="\uEE49" calcext:value-type="string">
            <text:p>\uEE4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4]&amp;&quot;,&quot;&quot;screencode&quot;&quot;:&quot;&amp;[.C204]&amp;&quot;,&quot;&quot;unicode&quot;&quot;:&quot;&quot;&quot;&amp;[.D204]&amp;&quot;&quot;&quot;,&quot;&quot;altUnicode&quot;&quot;:&quot;&quot;&quot;&amp;[.E204]&amp;&quot;&quot;&quot;,&quot;&quot;name&quot;&quot;:&quot;&quot;&quot;&amp;[.F204]&amp;&quot;&quot;&quot;,&quot;&quot;color&quot;&quot;:&quot;&amp;[.H204]&amp;&quot;,&quot;&quot;control&quot;&quot;:&quot;&amp;[.I204]&amp;&quot;,&quot;&quot;customValue&quot;&quot;:&quot;&quot;&quot;&amp;[.G204]&amp;&quot;&quot;&quot;,&quot;&quot;upper&quot;&quot;:&quot;&amp;[.J204]&amp;&quot;},&quot;" office:value-type="string" office:string-value="{&quot;id&quot;:201,&quot;screencode&quot;:73,&quot;unicode&quot;:&quot;\uEE49&quot;,&quot;altUnicode&quot;:&quot;&quot;,&quot;name&quot;:&quot;&quot;,&quot;color&quot;:false,&quot;control&quot;:false,&quot;customValue&quot;:&quot;&quot;,&quot;upper&quot;:true}," calcext:value-type="string">
            <text:p>{"id":201,"screencode":73,"unicode":"\uEE4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4]+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204]+1" office:value-type="float" office:value="74" calcext:value-type="float">
            <text:p>74</text:p>
          </table:table-cell>
          <table:table-cell table:formula="of:=&quot;\uEE&quot;&amp;IF(LEN(DEC2HEX([.A205]+[.K205]))=1;&quot;0&quot;&amp;DEC2HEX([.A205]+[.K205]);DEC2HEX([.A205]+[.K205]))" office:value-type="string" office:string-value="\uEE4A" calcext:value-type="string">
            <text:p>\uEE4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5]&amp;&quot;,&quot;&quot;screencode&quot;&quot;:&quot;&amp;[.C205]&amp;&quot;,&quot;&quot;unicode&quot;&quot;:&quot;&quot;&quot;&amp;[.D205]&amp;&quot;&quot;&quot;,&quot;&quot;altUnicode&quot;&quot;:&quot;&quot;&quot;&amp;[.E205]&amp;&quot;&quot;&quot;,&quot;&quot;name&quot;&quot;:&quot;&quot;&quot;&amp;[.F205]&amp;&quot;&quot;&quot;,&quot;&quot;color&quot;&quot;:&quot;&amp;[.H205]&amp;&quot;,&quot;&quot;control&quot;&quot;:&quot;&amp;[.I205]&amp;&quot;,&quot;&quot;customValue&quot;&quot;:&quot;&quot;&quot;&amp;[.G205]&amp;&quot;&quot;&quot;,&quot;&quot;upper&quot;&quot;:&quot;&amp;[.J205]&amp;&quot;},&quot;" office:value-type="string" office:string-value="{&quot;id&quot;:202,&quot;screencode&quot;:74,&quot;unicode&quot;:&quot;\uEE4A&quot;,&quot;altUnicode&quot;:&quot;&quot;,&quot;name&quot;:&quot;&quot;,&quot;color&quot;:false,&quot;control&quot;:false,&quot;customValue&quot;:&quot;&quot;,&quot;upper&quot;:true}," calcext:value-type="string">
            <text:p>{"id":202,"screencode":74,"unicode":"\uEE4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5]+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[.C205]+1" office:value-type="float" office:value="75" calcext:value-type="float">
            <text:p>75</text:p>
          </table:table-cell>
          <table:table-cell table:formula="of:=&quot;\uEE&quot;&amp;IF(LEN(DEC2HEX([.A206]+[.K206]))=1;&quot;0&quot;&amp;DEC2HEX([.A206]+[.K206]);DEC2HEX([.A206]+[.K206]))" office:value-type="string" office:string-value="\uEE4B" calcext:value-type="string">
            <text:p>\uEE4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6]&amp;&quot;,&quot;&quot;screencode&quot;&quot;:&quot;&amp;[.C206]&amp;&quot;,&quot;&quot;unicode&quot;&quot;:&quot;&quot;&quot;&amp;[.D206]&amp;&quot;&quot;&quot;,&quot;&quot;altUnicode&quot;&quot;:&quot;&quot;&quot;&amp;[.E206]&amp;&quot;&quot;&quot;,&quot;&quot;name&quot;&quot;:&quot;&quot;&quot;&amp;[.F206]&amp;&quot;&quot;&quot;,&quot;&quot;color&quot;&quot;:&quot;&amp;[.H206]&amp;&quot;,&quot;&quot;control&quot;&quot;:&quot;&amp;[.I206]&amp;&quot;,&quot;&quot;customValue&quot;&quot;:&quot;&quot;&quot;&amp;[.G206]&amp;&quot;&quot;&quot;,&quot;&quot;upper&quot;&quot;:&quot;&amp;[.J206]&amp;&quot;},&quot;" office:value-type="string" office:string-value="{&quot;id&quot;:203,&quot;screencode&quot;:75,&quot;unicode&quot;:&quot;\uEE4B&quot;,&quot;altUnicode&quot;:&quot;&quot;,&quot;name&quot;:&quot;&quot;,&quot;color&quot;:false,&quot;control&quot;:false,&quot;customValue&quot;:&quot;&quot;,&quot;upper&quot;:true}," calcext:value-type="string">
            <text:p>{"id":203,"screencode":75,"unicode":"\uEE4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6]+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[.C206]+1" office:value-type="float" office:value="76" calcext:value-type="float">
            <text:p>76</text:p>
          </table:table-cell>
          <table:table-cell table:formula="of:=&quot;\uEE&quot;&amp;IF(LEN(DEC2HEX([.A207]+[.K207]))=1;&quot;0&quot;&amp;DEC2HEX([.A207]+[.K207]);DEC2HEX([.A207]+[.K207]))" office:value-type="string" office:string-value="\uEE4C" calcext:value-type="string">
            <text:p>\uEE4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7]&amp;&quot;,&quot;&quot;screencode&quot;&quot;:&quot;&amp;[.C207]&amp;&quot;,&quot;&quot;unicode&quot;&quot;:&quot;&quot;&quot;&amp;[.D207]&amp;&quot;&quot;&quot;,&quot;&quot;altUnicode&quot;&quot;:&quot;&quot;&quot;&amp;[.E207]&amp;&quot;&quot;&quot;,&quot;&quot;name&quot;&quot;:&quot;&quot;&quot;&amp;[.F207]&amp;&quot;&quot;&quot;,&quot;&quot;color&quot;&quot;:&quot;&amp;[.H207]&amp;&quot;,&quot;&quot;control&quot;&quot;:&quot;&amp;[.I207]&amp;&quot;,&quot;&quot;customValue&quot;&quot;:&quot;&quot;&quot;&amp;[.G207]&amp;&quot;&quot;&quot;,&quot;&quot;upper&quot;&quot;:&quot;&amp;[.J207]&amp;&quot;},&quot;" office:value-type="string" office:string-value="{&quot;id&quot;:204,&quot;screencode&quot;:76,&quot;unicode&quot;:&quot;\uEE4C&quot;,&quot;altUnicode&quot;:&quot;&quot;,&quot;name&quot;:&quot;&quot;,&quot;color&quot;:false,&quot;control&quot;:false,&quot;customValue&quot;:&quot;&quot;,&quot;upper&quot;:true}," calcext:value-type="string">
            <text:p>{"id":204,"screencode":76,"unicode":"\uEE4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7]+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[.C207]+1" office:value-type="float" office:value="77" calcext:value-type="float">
            <text:p>77</text:p>
          </table:table-cell>
          <table:table-cell table:formula="of:=&quot;\uEE&quot;&amp;IF(LEN(DEC2HEX([.A208]+[.K208]))=1;&quot;0&quot;&amp;DEC2HEX([.A208]+[.K208]);DEC2HEX([.A208]+[.K208]))" office:value-type="string" office:string-value="\uEE4D" calcext:value-type="string">
            <text:p>\uEE4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8]&amp;&quot;,&quot;&quot;screencode&quot;&quot;:&quot;&amp;[.C208]&amp;&quot;,&quot;&quot;unicode&quot;&quot;:&quot;&quot;&quot;&amp;[.D208]&amp;&quot;&quot;&quot;,&quot;&quot;altUnicode&quot;&quot;:&quot;&quot;&quot;&amp;[.E208]&amp;&quot;&quot;&quot;,&quot;&quot;name&quot;&quot;:&quot;&quot;&quot;&amp;[.F208]&amp;&quot;&quot;&quot;,&quot;&quot;color&quot;&quot;:&quot;&amp;[.H208]&amp;&quot;,&quot;&quot;control&quot;&quot;:&quot;&amp;[.I208]&amp;&quot;,&quot;&quot;customValue&quot;&quot;:&quot;&quot;&quot;&amp;[.G208]&amp;&quot;&quot;&quot;,&quot;&quot;upper&quot;&quot;:&quot;&amp;[.J208]&amp;&quot;},&quot;" office:value-type="string" office:string-value="{&quot;id&quot;:205,&quot;screencode&quot;:77,&quot;unicode&quot;:&quot;\uEE4D&quot;,&quot;altUnicode&quot;:&quot;&quot;,&quot;name&quot;:&quot;&quot;,&quot;color&quot;:false,&quot;control&quot;:false,&quot;customValue&quot;:&quot;&quot;,&quot;upper&quot;:true}," calcext:value-type="string">
            <text:p>{"id":205,"screencode":77,"unicode":"\uEE4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8]+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208]+1" office:value-type="float" office:value="78" calcext:value-type="float">
            <text:p>78</text:p>
          </table:table-cell>
          <table:table-cell table:formula="of:=&quot;\uEE&quot;&amp;IF(LEN(DEC2HEX([.A209]+[.K209]))=1;&quot;0&quot;&amp;DEC2HEX([.A209]+[.K209]);DEC2HEX([.A209]+[.K209]))" office:value-type="string" office:string-value="\uEE4E" calcext:value-type="string">
            <text:p>\uEE4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9]&amp;&quot;,&quot;&quot;screencode&quot;&quot;:&quot;&amp;[.C209]&amp;&quot;,&quot;&quot;unicode&quot;&quot;:&quot;&quot;&quot;&amp;[.D209]&amp;&quot;&quot;&quot;,&quot;&quot;altUnicode&quot;&quot;:&quot;&quot;&quot;&amp;[.E209]&amp;&quot;&quot;&quot;,&quot;&quot;name&quot;&quot;:&quot;&quot;&quot;&amp;[.F209]&amp;&quot;&quot;&quot;,&quot;&quot;color&quot;&quot;:&quot;&amp;[.H209]&amp;&quot;,&quot;&quot;control&quot;&quot;:&quot;&amp;[.I209]&amp;&quot;,&quot;&quot;customValue&quot;&quot;:&quot;&quot;&quot;&amp;[.G209]&amp;&quot;&quot;&quot;,&quot;&quot;upper&quot;&quot;:&quot;&amp;[.J209]&amp;&quot;},&quot;" office:value-type="string" office:string-value="{&quot;id&quot;:206,&quot;screencode&quot;:78,&quot;unicode&quot;:&quot;\uEE4E&quot;,&quot;altUnicode&quot;:&quot;&quot;,&quot;name&quot;:&quot;&quot;,&quot;color&quot;:false,&quot;control&quot;:false,&quot;customValue&quot;:&quot;&quot;,&quot;upper&quot;:true}," calcext:value-type="string">
            <text:p>{"id":206,"screencode":78,"unicode":"\uEE4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9]+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[.C209]+1" office:value-type="float" office:value="79" calcext:value-type="float">
            <text:p>79</text:p>
          </table:table-cell>
          <table:table-cell table:formula="of:=&quot;\uEE&quot;&amp;IF(LEN(DEC2HEX([.A210]+[.K210]))=1;&quot;0&quot;&amp;DEC2HEX([.A210]+[.K210]);DEC2HEX([.A210]+[.K210]))" office:value-type="string" office:string-value="\uEE4F" calcext:value-type="string">
            <text:p>\uEE4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0]&amp;&quot;,&quot;&quot;screencode&quot;&quot;:&quot;&amp;[.C210]&amp;&quot;,&quot;&quot;unicode&quot;&quot;:&quot;&quot;&quot;&amp;[.D210]&amp;&quot;&quot;&quot;,&quot;&quot;altUnicode&quot;&quot;:&quot;&quot;&quot;&amp;[.E210]&amp;&quot;&quot;&quot;,&quot;&quot;name&quot;&quot;:&quot;&quot;&quot;&amp;[.F210]&amp;&quot;&quot;&quot;,&quot;&quot;color&quot;&quot;:&quot;&amp;[.H210]&amp;&quot;,&quot;&quot;control&quot;&quot;:&quot;&amp;[.I210]&amp;&quot;,&quot;&quot;customValue&quot;&quot;:&quot;&quot;&quot;&amp;[.G210]&amp;&quot;&quot;&quot;,&quot;&quot;upper&quot;&quot;:&quot;&amp;[.J210]&amp;&quot;},&quot;" office:value-type="string" office:string-value="{&quot;id&quot;:207,&quot;screencode&quot;:79,&quot;unicode&quot;:&quot;\uEE4F&quot;,&quot;altUnicode&quot;:&quot;&quot;,&quot;name&quot;:&quot;&quot;,&quot;color&quot;:false,&quot;control&quot;:false,&quot;customValue&quot;:&quot;&quot;,&quot;upper&quot;:true}," calcext:value-type="string">
            <text:p>{"id":207,"screencode":79,"unicode":"\uEE4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0]+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210]+1" office:value-type="float" office:value="80" calcext:value-type="float">
            <text:p>80</text:p>
          </table:table-cell>
          <table:table-cell table:formula="of:=&quot;\uEE&quot;&amp;IF(LEN(DEC2HEX([.A211]+[.K211]))=1;&quot;0&quot;&amp;DEC2HEX([.A211]+[.K211]);DEC2HEX([.A211]+[.K211]))" office:value-type="string" office:string-value="\uEE50" calcext:value-type="string">
            <text:p>\uEE5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1]&amp;&quot;,&quot;&quot;screencode&quot;&quot;:&quot;&amp;[.C211]&amp;&quot;,&quot;&quot;unicode&quot;&quot;:&quot;&quot;&quot;&amp;[.D211]&amp;&quot;&quot;&quot;,&quot;&quot;altUnicode&quot;&quot;:&quot;&quot;&quot;&amp;[.E211]&amp;&quot;&quot;&quot;,&quot;&quot;name&quot;&quot;:&quot;&quot;&quot;&amp;[.F211]&amp;&quot;&quot;&quot;,&quot;&quot;color&quot;&quot;:&quot;&amp;[.H211]&amp;&quot;,&quot;&quot;control&quot;&quot;:&quot;&amp;[.I211]&amp;&quot;,&quot;&quot;customValue&quot;&quot;:&quot;&quot;&quot;&amp;[.G211]&amp;&quot;&quot;&quot;,&quot;&quot;upper&quot;&quot;:&quot;&amp;[.J211]&amp;&quot;},&quot;" office:value-type="string" office:string-value="{&quot;id&quot;:208,&quot;screencode&quot;:80,&quot;unicode&quot;:&quot;\uEE50&quot;,&quot;altUnicode&quot;:&quot;&quot;,&quot;name&quot;:&quot;&quot;,&quot;color&quot;:false,&quot;control&quot;:false,&quot;customValue&quot;:&quot;&quot;,&quot;upper&quot;:true}," calcext:value-type="string">
            <text:p>{"id":208,"screencode":80,"unicode":"\uEE5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1]+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C211]+1" office:value-type="float" office:value="81" calcext:value-type="float">
            <text:p>81</text:p>
          </table:table-cell>
          <table:table-cell table:formula="of:=&quot;\uEE&quot;&amp;IF(LEN(DEC2HEX([.A212]+[.K212]))=1;&quot;0&quot;&amp;DEC2HEX([.A212]+[.K212]);DEC2HEX([.A212]+[.K212]))" office:value-type="string" office:string-value="\uEE51" calcext:value-type="string">
            <text:p>\uEE5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2]&amp;&quot;,&quot;&quot;screencode&quot;&quot;:&quot;&amp;[.C212]&amp;&quot;,&quot;&quot;unicode&quot;&quot;:&quot;&quot;&quot;&amp;[.D212]&amp;&quot;&quot;&quot;,&quot;&quot;altUnicode&quot;&quot;:&quot;&quot;&quot;&amp;[.E212]&amp;&quot;&quot;&quot;,&quot;&quot;name&quot;&quot;:&quot;&quot;&quot;&amp;[.F212]&amp;&quot;&quot;&quot;,&quot;&quot;color&quot;&quot;:&quot;&amp;[.H212]&amp;&quot;,&quot;&quot;control&quot;&quot;:&quot;&amp;[.I212]&amp;&quot;,&quot;&quot;customValue&quot;&quot;:&quot;&quot;&quot;&amp;[.G212]&amp;&quot;&quot;&quot;,&quot;&quot;upper&quot;&quot;:&quot;&amp;[.J212]&amp;&quot;},&quot;" office:value-type="string" office:string-value="{&quot;id&quot;:209,&quot;screencode&quot;:81,&quot;unicode&quot;:&quot;\uEE51&quot;,&quot;altUnicode&quot;:&quot;&quot;,&quot;name&quot;:&quot;&quot;,&quot;color&quot;:false,&quot;control&quot;:false,&quot;customValue&quot;:&quot;&quot;,&quot;upper&quot;:true}," calcext:value-type="string">
            <text:p>{"id":209,"screencode":81,"unicode":"\uEE5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2]+1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212]+1" office:value-type="float" office:value="82" calcext:value-type="float">
            <text:p>82</text:p>
          </table:table-cell>
          <table:table-cell table:formula="of:=&quot;\uEE&quot;&amp;IF(LEN(DEC2HEX([.A213]+[.K213]))=1;&quot;0&quot;&amp;DEC2HEX([.A213]+[.K213]);DEC2HEX([.A213]+[.K213]))" office:value-type="string" office:string-value="\uEE52" calcext:value-type="string">
            <text:p>\uEE5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3]&amp;&quot;,&quot;&quot;screencode&quot;&quot;:&quot;&amp;[.C213]&amp;&quot;,&quot;&quot;unicode&quot;&quot;:&quot;&quot;&quot;&amp;[.D213]&amp;&quot;&quot;&quot;,&quot;&quot;altUnicode&quot;&quot;:&quot;&quot;&quot;&amp;[.E213]&amp;&quot;&quot;&quot;,&quot;&quot;name&quot;&quot;:&quot;&quot;&quot;&amp;[.F213]&amp;&quot;&quot;&quot;,&quot;&quot;color&quot;&quot;:&quot;&amp;[.H213]&amp;&quot;,&quot;&quot;control&quot;&quot;:&quot;&amp;[.I213]&amp;&quot;,&quot;&quot;customValue&quot;&quot;:&quot;&quot;&quot;&amp;[.G213]&amp;&quot;&quot;&quot;,&quot;&quot;upper&quot;&quot;:&quot;&amp;[.J213]&amp;&quot;},&quot;" office:value-type="string" office:string-value="{&quot;id&quot;:210,&quot;screencode&quot;:82,&quot;unicode&quot;:&quot;\uEE52&quot;,&quot;altUnicode&quot;:&quot;&quot;,&quot;name&quot;:&quot;&quot;,&quot;color&quot;:false,&quot;control&quot;:false,&quot;customValue&quot;:&quot;&quot;,&quot;upper&quot;:true}," calcext:value-type="string">
            <text:p>{"id":210,"screencode":82,"unicode":"\uEE5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3]+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C213]+1" office:value-type="float" office:value="83" calcext:value-type="float">
            <text:p>83</text:p>
          </table:table-cell>
          <table:table-cell table:formula="of:=&quot;\uEE&quot;&amp;IF(LEN(DEC2HEX([.A214]+[.K214]))=1;&quot;0&quot;&amp;DEC2HEX([.A214]+[.K214]);DEC2HEX([.A214]+[.K214]))" office:value-type="string" office:string-value="\uEE53" calcext:value-type="string">
            <text:p>\uEE5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4]&amp;&quot;,&quot;&quot;screencode&quot;&quot;:&quot;&amp;[.C214]&amp;&quot;,&quot;&quot;unicode&quot;&quot;:&quot;&quot;&quot;&amp;[.D214]&amp;&quot;&quot;&quot;,&quot;&quot;altUnicode&quot;&quot;:&quot;&quot;&quot;&amp;[.E214]&amp;&quot;&quot;&quot;,&quot;&quot;name&quot;&quot;:&quot;&quot;&quot;&amp;[.F214]&amp;&quot;&quot;&quot;,&quot;&quot;color&quot;&quot;:&quot;&amp;[.H214]&amp;&quot;,&quot;&quot;control&quot;&quot;:&quot;&amp;[.I214]&amp;&quot;,&quot;&quot;customValue&quot;&quot;:&quot;&quot;&quot;&amp;[.G214]&amp;&quot;&quot;&quot;,&quot;&quot;upper&quot;&quot;:&quot;&amp;[.J214]&amp;&quot;},&quot;" office:value-type="string" office:string-value="{&quot;id&quot;:211,&quot;screencode&quot;:83,&quot;unicode&quot;:&quot;\uEE53&quot;,&quot;altUnicode&quot;:&quot;&quot;,&quot;name&quot;:&quot;&quot;,&quot;color&quot;:false,&quot;control&quot;:false,&quot;customValue&quot;:&quot;&quot;,&quot;upper&quot;:true}," calcext:value-type="string">
            <text:p>{"id":211,"screencode":83,"unicode":"\uEE5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4]+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[.C214]+1" office:value-type="float" office:value="84" calcext:value-type="float">
            <text:p>84</text:p>
          </table:table-cell>
          <table:table-cell table:formula="of:=&quot;\uEE&quot;&amp;IF(LEN(DEC2HEX([.A215]+[.K215]))=1;&quot;0&quot;&amp;DEC2HEX([.A215]+[.K215]);DEC2HEX([.A215]+[.K215]))" office:value-type="string" office:string-value="\uEE54" calcext:value-type="string">
            <text:p>\uEE5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5]&amp;&quot;,&quot;&quot;screencode&quot;&quot;:&quot;&amp;[.C215]&amp;&quot;,&quot;&quot;unicode&quot;&quot;:&quot;&quot;&quot;&amp;[.D215]&amp;&quot;&quot;&quot;,&quot;&quot;altUnicode&quot;&quot;:&quot;&quot;&quot;&amp;[.E215]&amp;&quot;&quot;&quot;,&quot;&quot;name&quot;&quot;:&quot;&quot;&quot;&amp;[.F215]&amp;&quot;&quot;&quot;,&quot;&quot;color&quot;&quot;:&quot;&amp;[.H215]&amp;&quot;,&quot;&quot;control&quot;&quot;:&quot;&amp;[.I215]&amp;&quot;,&quot;&quot;customValue&quot;&quot;:&quot;&quot;&quot;&amp;[.G215]&amp;&quot;&quot;&quot;,&quot;&quot;upper&quot;&quot;:&quot;&amp;[.J215]&amp;&quot;},&quot;" office:value-type="string" office:string-value="{&quot;id&quot;:212,&quot;screencode&quot;:84,&quot;unicode&quot;:&quot;\uEE54&quot;,&quot;altUnicode&quot;:&quot;&quot;,&quot;name&quot;:&quot;&quot;,&quot;color&quot;:false,&quot;control&quot;:false,&quot;customValue&quot;:&quot;&quot;,&quot;upper&quot;:true}," calcext:value-type="string">
            <text:p>{"id":212,"screencode":84,"unicode":"\uEE5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5]+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C215]+1" office:value-type="float" office:value="85" calcext:value-type="float">
            <text:p>85</text:p>
          </table:table-cell>
          <table:table-cell table:formula="of:=&quot;\uEE&quot;&amp;IF(LEN(DEC2HEX([.A216]+[.K216]))=1;&quot;0&quot;&amp;DEC2HEX([.A216]+[.K216]);DEC2HEX([.A216]+[.K216]))" office:value-type="string" office:string-value="\uEE55" calcext:value-type="string">
            <text:p>\uEE5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6]&amp;&quot;,&quot;&quot;screencode&quot;&quot;:&quot;&amp;[.C216]&amp;&quot;,&quot;&quot;unicode&quot;&quot;:&quot;&quot;&quot;&amp;[.D216]&amp;&quot;&quot;&quot;,&quot;&quot;altUnicode&quot;&quot;:&quot;&quot;&quot;&amp;[.E216]&amp;&quot;&quot;&quot;,&quot;&quot;name&quot;&quot;:&quot;&quot;&quot;&amp;[.F216]&amp;&quot;&quot;&quot;,&quot;&quot;color&quot;&quot;:&quot;&amp;[.H216]&amp;&quot;,&quot;&quot;control&quot;&quot;:&quot;&amp;[.I216]&amp;&quot;,&quot;&quot;customValue&quot;&quot;:&quot;&quot;&quot;&amp;[.G216]&amp;&quot;&quot;&quot;,&quot;&quot;upper&quot;&quot;:&quot;&amp;[.J216]&amp;&quot;},&quot;" office:value-type="string" office:string-value="{&quot;id&quot;:213,&quot;screencode&quot;:85,&quot;unicode&quot;:&quot;\uEE55&quot;,&quot;altUnicode&quot;:&quot;&quot;,&quot;name&quot;:&quot;&quot;,&quot;color&quot;:false,&quot;control&quot;:false,&quot;customValue&quot;:&quot;&quot;,&quot;upper&quot;:true}," calcext:value-type="string">
            <text:p>{"id":213,"screencode":85,"unicode":"\uEE5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6]+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C216]+1" office:value-type="float" office:value="86" calcext:value-type="float">
            <text:p>86</text:p>
          </table:table-cell>
          <table:table-cell table:formula="of:=&quot;\uEE&quot;&amp;IF(LEN(DEC2HEX([.A217]+[.K217]))=1;&quot;0&quot;&amp;DEC2HEX([.A217]+[.K217]);DEC2HEX([.A217]+[.K217]))" office:value-type="string" office:string-value="\uEE56" calcext:value-type="string">
            <text:p>\uEE5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7]&amp;&quot;,&quot;&quot;screencode&quot;&quot;:&quot;&amp;[.C217]&amp;&quot;,&quot;&quot;unicode&quot;&quot;:&quot;&quot;&quot;&amp;[.D217]&amp;&quot;&quot;&quot;,&quot;&quot;altUnicode&quot;&quot;:&quot;&quot;&quot;&amp;[.E217]&amp;&quot;&quot;&quot;,&quot;&quot;name&quot;&quot;:&quot;&quot;&quot;&amp;[.F217]&amp;&quot;&quot;&quot;,&quot;&quot;color&quot;&quot;:&quot;&amp;[.H217]&amp;&quot;,&quot;&quot;control&quot;&quot;:&quot;&amp;[.I217]&amp;&quot;,&quot;&quot;customValue&quot;&quot;:&quot;&quot;&quot;&amp;[.G217]&amp;&quot;&quot;&quot;,&quot;&quot;upper&quot;&quot;:&quot;&amp;[.J217]&amp;&quot;},&quot;" office:value-type="string" office:string-value="{&quot;id&quot;:214,&quot;screencode&quot;:86,&quot;unicode&quot;:&quot;\uEE56&quot;,&quot;altUnicode&quot;:&quot;&quot;,&quot;name&quot;:&quot;&quot;,&quot;color&quot;:false,&quot;control&quot;:false,&quot;customValue&quot;:&quot;&quot;,&quot;upper&quot;:true}," calcext:value-type="string">
            <text:p>{"id":214,"screencode":86,"unicode":"\uEE5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7]+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217]+1" office:value-type="float" office:value="87" calcext:value-type="float">
            <text:p>87</text:p>
          </table:table-cell>
          <table:table-cell table:formula="of:=&quot;\uEE&quot;&amp;IF(LEN(DEC2HEX([.A218]+[.K218]))=1;&quot;0&quot;&amp;DEC2HEX([.A218]+[.K218]);DEC2HEX([.A218]+[.K218]))" office:value-type="string" office:string-value="\uEE57" calcext:value-type="string">
            <text:p>\uEE5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8]&amp;&quot;,&quot;&quot;screencode&quot;&quot;:&quot;&amp;[.C218]&amp;&quot;,&quot;&quot;unicode&quot;&quot;:&quot;&quot;&quot;&amp;[.D218]&amp;&quot;&quot;&quot;,&quot;&quot;altUnicode&quot;&quot;:&quot;&quot;&quot;&amp;[.E218]&amp;&quot;&quot;&quot;,&quot;&quot;name&quot;&quot;:&quot;&quot;&quot;&amp;[.F218]&amp;&quot;&quot;&quot;,&quot;&quot;color&quot;&quot;:&quot;&amp;[.H218]&amp;&quot;,&quot;&quot;control&quot;&quot;:&quot;&amp;[.I218]&amp;&quot;,&quot;&quot;customValue&quot;&quot;:&quot;&quot;&quot;&amp;[.G218]&amp;&quot;&quot;&quot;,&quot;&quot;upper&quot;&quot;:&quot;&amp;[.J218]&amp;&quot;},&quot;" office:value-type="string" office:string-value="{&quot;id&quot;:215,&quot;screencode&quot;:87,&quot;unicode&quot;:&quot;\uEE57&quot;,&quot;altUnicode&quot;:&quot;&quot;,&quot;name&quot;:&quot;&quot;,&quot;color&quot;:false,&quot;control&quot;:false,&quot;customValue&quot;:&quot;&quot;,&quot;upper&quot;:true}," calcext:value-type="string">
            <text:p>{"id":215,"screencode":87,"unicode":"\uEE5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8]+1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[.C218]+1" office:value-type="float" office:value="88" calcext:value-type="float">
            <text:p>88</text:p>
          </table:table-cell>
          <table:table-cell table:formula="of:=&quot;\uEE&quot;&amp;IF(LEN(DEC2HEX([.A219]+[.K219]))=1;&quot;0&quot;&amp;DEC2HEX([.A219]+[.K219]);DEC2HEX([.A219]+[.K219]))" office:value-type="string" office:string-value="\uEE58" calcext:value-type="string">
            <text:p>\uEE5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9]&amp;&quot;,&quot;&quot;screencode&quot;&quot;:&quot;&amp;[.C219]&amp;&quot;,&quot;&quot;unicode&quot;&quot;:&quot;&quot;&quot;&amp;[.D219]&amp;&quot;&quot;&quot;,&quot;&quot;altUnicode&quot;&quot;:&quot;&quot;&quot;&amp;[.E219]&amp;&quot;&quot;&quot;,&quot;&quot;name&quot;&quot;:&quot;&quot;&quot;&amp;[.F219]&amp;&quot;&quot;&quot;,&quot;&quot;color&quot;&quot;:&quot;&amp;[.H219]&amp;&quot;,&quot;&quot;control&quot;&quot;:&quot;&amp;[.I219]&amp;&quot;,&quot;&quot;customValue&quot;&quot;:&quot;&quot;&quot;&amp;[.G219]&amp;&quot;&quot;&quot;,&quot;&quot;upper&quot;&quot;:&quot;&amp;[.J219]&amp;&quot;},&quot;" office:value-type="string" office:string-value="{&quot;id&quot;:216,&quot;screencode&quot;:88,&quot;unicode&quot;:&quot;\uEE58&quot;,&quot;altUnicode&quot;:&quot;&quot;,&quot;name&quot;:&quot;&quot;,&quot;color&quot;:false,&quot;control&quot;:false,&quot;customValue&quot;:&quot;&quot;,&quot;upper&quot;:true}," calcext:value-type="string">
            <text:p>{"id":216,"screencode":88,"unicode":"\uEE5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9]+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[.C219]+1" office:value-type="float" office:value="89" calcext:value-type="float">
            <text:p>89</text:p>
          </table:table-cell>
          <table:table-cell table:formula="of:=&quot;\uEE&quot;&amp;IF(LEN(DEC2HEX([.A220]+[.K220]))=1;&quot;0&quot;&amp;DEC2HEX([.A220]+[.K220]);DEC2HEX([.A220]+[.K220]))" office:value-type="string" office:string-value="\uEE59" calcext:value-type="string">
            <text:p>\uEE5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0]&amp;&quot;,&quot;&quot;screencode&quot;&quot;:&quot;&amp;[.C220]&amp;&quot;,&quot;&quot;unicode&quot;&quot;:&quot;&quot;&quot;&amp;[.D220]&amp;&quot;&quot;&quot;,&quot;&quot;altUnicode&quot;&quot;:&quot;&quot;&quot;&amp;[.E220]&amp;&quot;&quot;&quot;,&quot;&quot;name&quot;&quot;:&quot;&quot;&quot;&amp;[.F220]&amp;&quot;&quot;&quot;,&quot;&quot;color&quot;&quot;:&quot;&amp;[.H220]&amp;&quot;,&quot;&quot;control&quot;&quot;:&quot;&amp;[.I220]&amp;&quot;,&quot;&quot;customValue&quot;&quot;:&quot;&quot;&quot;&amp;[.G220]&amp;&quot;&quot;&quot;,&quot;&quot;upper&quot;&quot;:&quot;&amp;[.J220]&amp;&quot;},&quot;" office:value-type="string" office:string-value="{&quot;id&quot;:217,&quot;screencode&quot;:89,&quot;unicode&quot;:&quot;\uEE59&quot;,&quot;altUnicode&quot;:&quot;&quot;,&quot;name&quot;:&quot;&quot;,&quot;color&quot;:false,&quot;control&quot;:false,&quot;customValue&quot;:&quot;&quot;,&quot;upper&quot;:true}," calcext:value-type="string">
            <text:p>{"id":217,"screencode":89,"unicode":"\uEE5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0]+1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C220]+1" office:value-type="float" office:value="90" calcext:value-type="float">
            <text:p>90</text:p>
          </table:table-cell>
          <table:table-cell table:formula="of:=&quot;\uEE&quot;&amp;IF(LEN(DEC2HEX([.A221]+[.K221]))=1;&quot;0&quot;&amp;DEC2HEX([.A221]+[.K221]);DEC2HEX([.A221]+[.K221]))" office:value-type="string" office:string-value="\uEE5A" calcext:value-type="string">
            <text:p>\uEE5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1]&amp;&quot;,&quot;&quot;screencode&quot;&quot;:&quot;&amp;[.C221]&amp;&quot;,&quot;&quot;unicode&quot;&quot;:&quot;&quot;&quot;&amp;[.D221]&amp;&quot;&quot;&quot;,&quot;&quot;altUnicode&quot;&quot;:&quot;&quot;&quot;&amp;[.E221]&amp;&quot;&quot;&quot;,&quot;&quot;name&quot;&quot;:&quot;&quot;&quot;&amp;[.F221]&amp;&quot;&quot;&quot;,&quot;&quot;color&quot;&quot;:&quot;&amp;[.H221]&amp;&quot;,&quot;&quot;control&quot;&quot;:&quot;&amp;[.I221]&amp;&quot;,&quot;&quot;customValue&quot;&quot;:&quot;&quot;&quot;&amp;[.G221]&amp;&quot;&quot;&quot;,&quot;&quot;upper&quot;&quot;:&quot;&amp;[.J221]&amp;&quot;},&quot;" office:value-type="string" office:string-value="{&quot;id&quot;:218,&quot;screencode&quot;:90,&quot;unicode&quot;:&quot;\uEE5A&quot;,&quot;altUnicode&quot;:&quot;&quot;,&quot;name&quot;:&quot;&quot;,&quot;color&quot;:false,&quot;control&quot;:false,&quot;customValue&quot;:&quot;&quot;,&quot;upper&quot;:true}," calcext:value-type="string">
            <text:p>{"id":218,"screencode":90,"unicode":"\uEE5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1]+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[.C221]+1" office:value-type="float" office:value="91" calcext:value-type="float">
            <text:p>91</text:p>
          </table:table-cell>
          <table:table-cell table:formula="of:=&quot;\uEE&quot;&amp;IF(LEN(DEC2HEX([.A222]+[.K222]))=1;&quot;0&quot;&amp;DEC2HEX([.A222]+[.K222]);DEC2HEX([.A222]+[.K222]))" office:value-type="string" office:string-value="\uEE5B" calcext:value-type="string">
            <text:p>\uEE5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2]&amp;&quot;,&quot;&quot;screencode&quot;&quot;:&quot;&amp;[.C222]&amp;&quot;,&quot;&quot;unicode&quot;&quot;:&quot;&quot;&quot;&amp;[.D222]&amp;&quot;&quot;&quot;,&quot;&quot;altUnicode&quot;&quot;:&quot;&quot;&quot;&amp;[.E222]&amp;&quot;&quot;&quot;,&quot;&quot;name&quot;&quot;:&quot;&quot;&quot;&amp;[.F222]&amp;&quot;&quot;&quot;,&quot;&quot;color&quot;&quot;:&quot;&amp;[.H222]&amp;&quot;,&quot;&quot;control&quot;&quot;:&quot;&amp;[.I222]&amp;&quot;,&quot;&quot;customValue&quot;&quot;:&quot;&quot;&quot;&amp;[.G222]&amp;&quot;&quot;&quot;,&quot;&quot;upper&quot;&quot;:&quot;&amp;[.J222]&amp;&quot;},&quot;" office:value-type="string" office:string-value="{&quot;id&quot;:219,&quot;screencode&quot;:91,&quot;unicode&quot;:&quot;\uEE5B&quot;,&quot;altUnicode&quot;:&quot;&quot;,&quot;name&quot;:&quot;&quot;,&quot;color&quot;:false,&quot;control&quot;:false,&quot;customValue&quot;:&quot;&quot;,&quot;upper&quot;:true}," calcext:value-type="string">
            <text:p>{"id":219,"screencode":91,"unicode":"\uEE5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2]+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C222]+1" office:value-type="float" office:value="92" calcext:value-type="float">
            <text:p>92</text:p>
          </table:table-cell>
          <table:table-cell table:formula="of:=&quot;\uEE&quot;&amp;IF(LEN(DEC2HEX([.A223]+[.K223]))=1;&quot;0&quot;&amp;DEC2HEX([.A223]+[.K223]);DEC2HEX([.A223]+[.K223]))" office:value-type="string" office:string-value="\uEE5C" calcext:value-type="string">
            <text:p>\uEE5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3]&amp;&quot;,&quot;&quot;screencode&quot;&quot;:&quot;&amp;[.C223]&amp;&quot;,&quot;&quot;unicode&quot;&quot;:&quot;&quot;&quot;&amp;[.D223]&amp;&quot;&quot;&quot;,&quot;&quot;altUnicode&quot;&quot;:&quot;&quot;&quot;&amp;[.E223]&amp;&quot;&quot;&quot;,&quot;&quot;name&quot;&quot;:&quot;&quot;&quot;&amp;[.F223]&amp;&quot;&quot;&quot;,&quot;&quot;color&quot;&quot;:&quot;&amp;[.H223]&amp;&quot;,&quot;&quot;control&quot;&quot;:&quot;&amp;[.I223]&amp;&quot;,&quot;&quot;customValue&quot;&quot;:&quot;&quot;&quot;&amp;[.G223]&amp;&quot;&quot;&quot;,&quot;&quot;upper&quot;&quot;:&quot;&amp;[.J223]&amp;&quot;},&quot;" office:value-type="string" office:string-value="{&quot;id&quot;:220,&quot;screencode&quot;:92,&quot;unicode&quot;:&quot;\uEE5C&quot;,&quot;altUnicode&quot;:&quot;&quot;,&quot;name&quot;:&quot;&quot;,&quot;color&quot;:false,&quot;control&quot;:false,&quot;customValue&quot;:&quot;&quot;,&quot;upper&quot;:true}," calcext:value-type="string">
            <text:p>{"id":220,"screencode":92,"unicode":"\uEE5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3]+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[.C223]+1" office:value-type="float" office:value="93" calcext:value-type="float">
            <text:p>93</text:p>
          </table:table-cell>
          <table:table-cell table:formula="of:=&quot;\uEE&quot;&amp;IF(LEN(DEC2HEX([.A224]+[.K224]))=1;&quot;0&quot;&amp;DEC2HEX([.A224]+[.K224]);DEC2HEX([.A224]+[.K224]))" office:value-type="string" office:string-value="\uEE5D" calcext:value-type="string">
            <text:p>\uEE5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4]&amp;&quot;,&quot;&quot;screencode&quot;&quot;:&quot;&amp;[.C224]&amp;&quot;,&quot;&quot;unicode&quot;&quot;:&quot;&quot;&quot;&amp;[.D224]&amp;&quot;&quot;&quot;,&quot;&quot;altUnicode&quot;&quot;:&quot;&quot;&quot;&amp;[.E224]&amp;&quot;&quot;&quot;,&quot;&quot;name&quot;&quot;:&quot;&quot;&quot;&amp;[.F224]&amp;&quot;&quot;&quot;,&quot;&quot;color&quot;&quot;:&quot;&amp;[.H224]&amp;&quot;,&quot;&quot;control&quot;&quot;:&quot;&amp;[.I224]&amp;&quot;,&quot;&quot;customValue&quot;&quot;:&quot;&quot;&quot;&amp;[.G224]&amp;&quot;&quot;&quot;,&quot;&quot;upper&quot;&quot;:&quot;&amp;[.J224]&amp;&quot;},&quot;" office:value-type="string" office:string-value="{&quot;id&quot;:221,&quot;screencode&quot;:93,&quot;unicode&quot;:&quot;\uEE5D&quot;,&quot;altUnicode&quot;:&quot;&quot;,&quot;name&quot;:&quot;&quot;,&quot;color&quot;:false,&quot;control&quot;:false,&quot;customValue&quot;:&quot;&quot;,&quot;upper&quot;:true}," calcext:value-type="string">
            <text:p>{"id":221,"screencode":93,"unicode":"\uEE5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4]+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[.C224]+1" office:value-type="float" office:value="94" calcext:value-type="float">
            <text:p>94</text:p>
          </table:table-cell>
          <table:table-cell table:formula="of:=&quot;\uEE&quot;&amp;IF(LEN(DEC2HEX([.A225]+[.K225]))=1;&quot;0&quot;&amp;DEC2HEX([.A225]+[.K225]);DEC2HEX([.A225]+[.K225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5]&amp;&quot;,&quot;&quot;screencode&quot;&quot;:&quot;&amp;[.C225]&amp;&quot;,&quot;&quot;unicode&quot;&quot;:&quot;&quot;&quot;&amp;[.D225]&amp;&quot;&quot;&quot;,&quot;&quot;altUnicode&quot;&quot;:&quot;&quot;&quot;&amp;[.E225]&amp;&quot;&quot;&quot;,&quot;&quot;name&quot;&quot;:&quot;&quot;&quot;&amp;[.F225]&amp;&quot;&quot;&quot;,&quot;&quot;color&quot;&quot;:&quot;&amp;[.H225]&amp;&quot;,&quot;&quot;control&quot;&quot;:&quot;&amp;[.I225]&amp;&quot;,&quot;&quot;customValue&quot;&quot;:&quot;&quot;&quot;&amp;[.G225]&amp;&quot;&quot;&quot;,&quot;&quot;upper&quot;&quot;:&quot;&amp;[.J225]&amp;&quot;},&quot;" office:value-type="string" office:string-value="{&quot;id&quot;:222,&quot;screencode&quot;:94,&quot;unicode&quot;:&quot;\uEE5E&quot;,&quot;altUnicode&quot;:&quot;&quot;,&quot;name&quot;:&quot;&quot;,&quot;color&quot;:false,&quot;control&quot;:false,&quot;customValue&quot;:&quot;&quot;,&quot;upper&quot;:true}," calcext:value-type="string">
            <text:p>{"id":222,"screencode":94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5]+1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C225]+1" office:value-type="float" office:value="95" calcext:value-type="float">
            <text:p>95</text:p>
          </table:table-cell>
          <table:table-cell table:formula="of:=&quot;\uEE&quot;&amp;IF(LEN(DEC2HEX([.A226]+[.K226]))=1;&quot;0&quot;&amp;DEC2HEX([.A226]+[.K226]);DEC2HEX([.A226]+[.K226]))" office:value-type="string" office:string-value="\uEE5F" calcext:value-type="string">
            <text:p>\uEE5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6]&amp;&quot;,&quot;&quot;screencode&quot;&quot;:&quot;&amp;[.C226]&amp;&quot;,&quot;&quot;unicode&quot;&quot;:&quot;&quot;&quot;&amp;[.D226]&amp;&quot;&quot;&quot;,&quot;&quot;altUnicode&quot;&quot;:&quot;&quot;&quot;&amp;[.E226]&amp;&quot;&quot;&quot;,&quot;&quot;name&quot;&quot;:&quot;&quot;&quot;&amp;[.F226]&amp;&quot;&quot;&quot;,&quot;&quot;color&quot;&quot;:&quot;&amp;[.H226]&amp;&quot;,&quot;&quot;control&quot;&quot;:&quot;&amp;[.I226]&amp;&quot;,&quot;&quot;customValue&quot;&quot;:&quot;&quot;&quot;&amp;[.G226]&amp;&quot;&quot;&quot;,&quot;&quot;upper&quot;&quot;:&quot;&amp;[.J226]&amp;&quot;},&quot;" office:value-type="string" office:string-value="{&quot;id&quot;:223,&quot;screencode&quot;:95,&quot;unicode&quot;:&quot;\uEE5F&quot;,&quot;altUnicode&quot;:&quot;&quot;,&quot;name&quot;:&quot;&quot;,&quot;color&quot;:false,&quot;control&quot;:false,&quot;customValue&quot;:&quot;&quot;,&quot;upper&quot;:true}," calcext:value-type="string">
            <text:p>{"id":223,"screencode":95,"unicode":"\uEE5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6]+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226]+1" office:value-type="float" office:value="96" calcext:value-type="float">
            <text:p>96</text:p>
          </table:table-cell>
          <table:table-cell table:formula="of:=&quot;\uEE&quot;&amp;IF(LEN(DEC2HEX([.A227]+[.K227]))=1;&quot;0&quot;&amp;DEC2HEX([.A227]+[.K227]);DEC2HEX([.A227]+[.K227]))" office:value-type="string" office:string-value="\uEE60" calcext:value-type="string">
            <text:p>\uEE6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7]&amp;&quot;,&quot;&quot;screencode&quot;&quot;:&quot;&amp;[.C227]&amp;&quot;,&quot;&quot;unicode&quot;&quot;:&quot;&quot;&quot;&amp;[.D227]&amp;&quot;&quot;&quot;,&quot;&quot;altUnicode&quot;&quot;:&quot;&quot;&quot;&amp;[.E227]&amp;&quot;&quot;&quot;,&quot;&quot;name&quot;&quot;:&quot;&quot;&quot;&amp;[.F227]&amp;&quot;&quot;&quot;,&quot;&quot;color&quot;&quot;:&quot;&amp;[.H227]&amp;&quot;,&quot;&quot;control&quot;&quot;:&quot;&amp;[.I227]&amp;&quot;,&quot;&quot;customValue&quot;&quot;:&quot;&quot;&quot;&amp;[.G227]&amp;&quot;&quot;&quot;,&quot;&quot;upper&quot;&quot;:&quot;&amp;[.J227]&amp;&quot;},&quot;" office:value-type="string" office:string-value="{&quot;id&quot;:224,&quot;screencode&quot;:96,&quot;unicode&quot;:&quot;\uEE60&quot;,&quot;altUnicode&quot;:&quot;&quot;,&quot;name&quot;:&quot;&quot;,&quot;color&quot;:false,&quot;control&quot;:false,&quot;customValue&quot;:&quot;&quot;,&quot;upper&quot;:true}," calcext:value-type="string">
            <text:p>{"id":224,"screencode":96,"unicode":"\uEE6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7]+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C227]+1" office:value-type="float" office:value="97" calcext:value-type="float">
            <text:p>97</text:p>
          </table:table-cell>
          <table:table-cell table:formula="of:=&quot;\uEE&quot;&amp;IF(LEN(DEC2HEX([.A228]+[.K228]))=1;&quot;0&quot;&amp;DEC2HEX([.A228]+[.K228]);DEC2HEX([.A228]+[.K228]))" office:value-type="string" office:string-value="\uEE61" calcext:value-type="string">
            <text:p>\uEE6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8]&amp;&quot;,&quot;&quot;screencode&quot;&quot;:&quot;&amp;[.C228]&amp;&quot;,&quot;&quot;unicode&quot;&quot;:&quot;&quot;&quot;&amp;[.D228]&amp;&quot;&quot;&quot;,&quot;&quot;altUnicode&quot;&quot;:&quot;&quot;&quot;&amp;[.E228]&amp;&quot;&quot;&quot;,&quot;&quot;name&quot;&quot;:&quot;&quot;&quot;&amp;[.F228]&amp;&quot;&quot;&quot;,&quot;&quot;color&quot;&quot;:&quot;&amp;[.H228]&amp;&quot;,&quot;&quot;control&quot;&quot;:&quot;&amp;[.I228]&amp;&quot;,&quot;&quot;customValue&quot;&quot;:&quot;&quot;&quot;&amp;[.G228]&amp;&quot;&quot;&quot;,&quot;&quot;upper&quot;&quot;:&quot;&amp;[.J228]&amp;&quot;},&quot;" office:value-type="string" office:string-value="{&quot;id&quot;:225,&quot;screencode&quot;:97,&quot;unicode&quot;:&quot;\uEE61&quot;,&quot;altUnicode&quot;:&quot;&quot;,&quot;name&quot;:&quot;&quot;,&quot;color&quot;:false,&quot;control&quot;:false,&quot;customValue&quot;:&quot;&quot;,&quot;upper&quot;:true}," calcext:value-type="string">
            <text:p>{"id":225,"screencode":97,"unicode":"\uEE6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8]+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C228]+1" office:value-type="float" office:value="98" calcext:value-type="float">
            <text:p>98</text:p>
          </table:table-cell>
          <table:table-cell table:formula="of:=&quot;\uEE&quot;&amp;IF(LEN(DEC2HEX([.A229]+[.K229]))=1;&quot;0&quot;&amp;DEC2HEX([.A229]+[.K229]);DEC2HEX([.A229]+[.K229]))" office:value-type="string" office:string-value="\uEE62" calcext:value-type="string">
            <text:p>\uEE6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9]&amp;&quot;,&quot;&quot;screencode&quot;&quot;:&quot;&amp;[.C229]&amp;&quot;,&quot;&quot;unicode&quot;&quot;:&quot;&quot;&quot;&amp;[.D229]&amp;&quot;&quot;&quot;,&quot;&quot;altUnicode&quot;&quot;:&quot;&quot;&quot;&amp;[.E229]&amp;&quot;&quot;&quot;,&quot;&quot;name&quot;&quot;:&quot;&quot;&quot;&amp;[.F229]&amp;&quot;&quot;&quot;,&quot;&quot;color&quot;&quot;:&quot;&amp;[.H229]&amp;&quot;,&quot;&quot;control&quot;&quot;:&quot;&amp;[.I229]&amp;&quot;,&quot;&quot;customValue&quot;&quot;:&quot;&quot;&quot;&amp;[.G229]&amp;&quot;&quot;&quot;,&quot;&quot;upper&quot;&quot;:&quot;&amp;[.J229]&amp;&quot;},&quot;" office:value-type="string" office:string-value="{&quot;id&quot;:226,&quot;screencode&quot;:98,&quot;unicode&quot;:&quot;\uEE62&quot;,&quot;altUnicode&quot;:&quot;&quot;,&quot;name&quot;:&quot;&quot;,&quot;color&quot;:false,&quot;control&quot;:false,&quot;customValue&quot;:&quot;&quot;,&quot;upper&quot;:true}," calcext:value-type="string">
            <text:p>{"id":226,"screencode":98,"unicode":"\uEE6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9]+1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C229]+1" office:value-type="float" office:value="99" calcext:value-type="float">
            <text:p>99</text:p>
          </table:table-cell>
          <table:table-cell table:formula="of:=&quot;\uEE&quot;&amp;IF(LEN(DEC2HEX([.A230]+[.K230]))=1;&quot;0&quot;&amp;DEC2HEX([.A230]+[.K230]);DEC2HEX([.A230]+[.K230]))" office:value-type="string" office:string-value="\uEE63" calcext:value-type="string">
            <text:p>\uEE6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0]&amp;&quot;,&quot;&quot;screencode&quot;&quot;:&quot;&amp;[.C230]&amp;&quot;,&quot;&quot;unicode&quot;&quot;:&quot;&quot;&quot;&amp;[.D230]&amp;&quot;&quot;&quot;,&quot;&quot;altUnicode&quot;&quot;:&quot;&quot;&quot;&amp;[.E230]&amp;&quot;&quot;&quot;,&quot;&quot;name&quot;&quot;:&quot;&quot;&quot;&amp;[.F230]&amp;&quot;&quot;&quot;,&quot;&quot;color&quot;&quot;:&quot;&amp;[.H230]&amp;&quot;,&quot;&quot;control&quot;&quot;:&quot;&amp;[.I230]&amp;&quot;,&quot;&quot;customValue&quot;&quot;:&quot;&quot;&quot;&amp;[.G230]&amp;&quot;&quot;&quot;,&quot;&quot;upper&quot;&quot;:&quot;&amp;[.J230]&amp;&quot;},&quot;" office:value-type="string" office:string-value="{&quot;id&quot;:227,&quot;screencode&quot;:99,&quot;unicode&quot;:&quot;\uEE63&quot;,&quot;altUnicode&quot;:&quot;&quot;,&quot;name&quot;:&quot;&quot;,&quot;color&quot;:false,&quot;control&quot;:false,&quot;customValue&quot;:&quot;&quot;,&quot;upper&quot;:true}," calcext:value-type="string">
            <text:p>{"id":227,"screencode":99,"unicode":"\uEE6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0]+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[.C230]+1" office:value-type="float" office:value="100" calcext:value-type="float">
            <text:p>100</text:p>
          </table:table-cell>
          <table:table-cell table:formula="of:=&quot;\uEE&quot;&amp;IF(LEN(DEC2HEX([.A231]+[.K231]))=1;&quot;0&quot;&amp;DEC2HEX([.A231]+[.K231]);DEC2HEX([.A231]+[.K231]))" office:value-type="string" office:string-value="\uEE64" calcext:value-type="string">
            <text:p>\uEE6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1]&amp;&quot;,&quot;&quot;screencode&quot;&quot;:&quot;&amp;[.C231]&amp;&quot;,&quot;&quot;unicode&quot;&quot;:&quot;&quot;&quot;&amp;[.D231]&amp;&quot;&quot;&quot;,&quot;&quot;altUnicode&quot;&quot;:&quot;&quot;&quot;&amp;[.E231]&amp;&quot;&quot;&quot;,&quot;&quot;name&quot;&quot;:&quot;&quot;&quot;&amp;[.F231]&amp;&quot;&quot;&quot;,&quot;&quot;color&quot;&quot;:&quot;&amp;[.H231]&amp;&quot;,&quot;&quot;control&quot;&quot;:&quot;&amp;[.I231]&amp;&quot;,&quot;&quot;customValue&quot;&quot;:&quot;&quot;&quot;&amp;[.G231]&amp;&quot;&quot;&quot;,&quot;&quot;upper&quot;&quot;:&quot;&amp;[.J231]&amp;&quot;},&quot;" office:value-type="string" office:string-value="{&quot;id&quot;:228,&quot;screencode&quot;:100,&quot;unicode&quot;:&quot;\uEE64&quot;,&quot;altUnicode&quot;:&quot;&quot;,&quot;name&quot;:&quot;&quot;,&quot;color&quot;:false,&quot;control&quot;:false,&quot;customValue&quot;:&quot;&quot;,&quot;upper&quot;:true}," calcext:value-type="string">
            <text:p>{"id":228,"screencode":100,"unicode":"\uEE6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1]+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C231]+1" office:value-type="float" office:value="101" calcext:value-type="float">
            <text:p>101</text:p>
          </table:table-cell>
          <table:table-cell table:formula="of:=&quot;\uEE&quot;&amp;IF(LEN(DEC2HEX([.A232]+[.K232]))=1;&quot;0&quot;&amp;DEC2HEX([.A232]+[.K232]);DEC2HEX([.A232]+[.K232]))" office:value-type="string" office:string-value="\uEE65" calcext:value-type="string">
            <text:p>\uEE6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2]&amp;&quot;,&quot;&quot;screencode&quot;&quot;:&quot;&amp;[.C232]&amp;&quot;,&quot;&quot;unicode&quot;&quot;:&quot;&quot;&quot;&amp;[.D232]&amp;&quot;&quot;&quot;,&quot;&quot;altUnicode&quot;&quot;:&quot;&quot;&quot;&amp;[.E232]&amp;&quot;&quot;&quot;,&quot;&quot;name&quot;&quot;:&quot;&quot;&quot;&amp;[.F232]&amp;&quot;&quot;&quot;,&quot;&quot;color&quot;&quot;:&quot;&amp;[.H232]&amp;&quot;,&quot;&quot;control&quot;&quot;:&quot;&amp;[.I232]&amp;&quot;,&quot;&quot;customValue&quot;&quot;:&quot;&quot;&quot;&amp;[.G232]&amp;&quot;&quot;&quot;,&quot;&quot;upper&quot;&quot;:&quot;&amp;[.J232]&amp;&quot;},&quot;" office:value-type="string" office:string-value="{&quot;id&quot;:229,&quot;screencode&quot;:101,&quot;unicode&quot;:&quot;\uEE65&quot;,&quot;altUnicode&quot;:&quot;&quot;,&quot;name&quot;:&quot;&quot;,&quot;color&quot;:false,&quot;control&quot;:false,&quot;customValue&quot;:&quot;&quot;,&quot;upper&quot;:true}," calcext:value-type="string">
            <text:p>{"id":229,"screencode":101,"unicode":"\uEE6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2]+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232]+1" office:value-type="float" office:value="102" calcext:value-type="float">
            <text:p>102</text:p>
          </table:table-cell>
          <table:table-cell table:formula="of:=&quot;\uEE&quot;&amp;IF(LEN(DEC2HEX([.A233]+[.K233]))=1;&quot;0&quot;&amp;DEC2HEX([.A233]+[.K233]);DEC2HEX([.A233]+[.K233]))" office:value-type="string" office:string-value="\uEE66" calcext:value-type="string">
            <text:p>\uEE6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3]&amp;&quot;,&quot;&quot;screencode&quot;&quot;:&quot;&amp;[.C233]&amp;&quot;,&quot;&quot;unicode&quot;&quot;:&quot;&quot;&quot;&amp;[.D233]&amp;&quot;&quot;&quot;,&quot;&quot;altUnicode&quot;&quot;:&quot;&quot;&quot;&amp;[.E233]&amp;&quot;&quot;&quot;,&quot;&quot;name&quot;&quot;:&quot;&quot;&quot;&amp;[.F233]&amp;&quot;&quot;&quot;,&quot;&quot;color&quot;&quot;:&quot;&amp;[.H233]&amp;&quot;,&quot;&quot;control&quot;&quot;:&quot;&amp;[.I233]&amp;&quot;,&quot;&quot;customValue&quot;&quot;:&quot;&quot;&quot;&amp;[.G233]&amp;&quot;&quot;&quot;,&quot;&quot;upper&quot;&quot;:&quot;&amp;[.J233]&amp;&quot;},&quot;" office:value-type="string" office:string-value="{&quot;id&quot;:230,&quot;screencode&quot;:102,&quot;unicode&quot;:&quot;\uEE66&quot;,&quot;altUnicode&quot;:&quot;&quot;,&quot;name&quot;:&quot;&quot;,&quot;color&quot;:false,&quot;control&quot;:false,&quot;customValue&quot;:&quot;&quot;,&quot;upper&quot;:true}," calcext:value-type="string">
            <text:p>{"id":230,"screencode":102,"unicode":"\uEE6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3]+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[.C233]+1" office:value-type="float" office:value="103" calcext:value-type="float">
            <text:p>103</text:p>
          </table:table-cell>
          <table:table-cell table:formula="of:=&quot;\uEE&quot;&amp;IF(LEN(DEC2HEX([.A234]+[.K234]))=1;&quot;0&quot;&amp;DEC2HEX([.A234]+[.K234]);DEC2HEX([.A234]+[.K234]))" office:value-type="string" office:string-value="\uEE67" calcext:value-type="string">
            <text:p>\uEE6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4]&amp;&quot;,&quot;&quot;screencode&quot;&quot;:&quot;&amp;[.C234]&amp;&quot;,&quot;&quot;unicode&quot;&quot;:&quot;&quot;&quot;&amp;[.D234]&amp;&quot;&quot;&quot;,&quot;&quot;altUnicode&quot;&quot;:&quot;&quot;&quot;&amp;[.E234]&amp;&quot;&quot;&quot;,&quot;&quot;name&quot;&quot;:&quot;&quot;&quot;&amp;[.F234]&amp;&quot;&quot;&quot;,&quot;&quot;color&quot;&quot;:&quot;&amp;[.H234]&amp;&quot;,&quot;&quot;control&quot;&quot;:&quot;&amp;[.I234]&amp;&quot;,&quot;&quot;customValue&quot;&quot;:&quot;&quot;&quot;&amp;[.G234]&amp;&quot;&quot;&quot;,&quot;&quot;upper&quot;&quot;:&quot;&amp;[.J234]&amp;&quot;},&quot;" office:value-type="string" office:string-value="{&quot;id&quot;:231,&quot;screencode&quot;:103,&quot;unicode&quot;:&quot;\uEE67&quot;,&quot;altUnicode&quot;:&quot;&quot;,&quot;name&quot;:&quot;&quot;,&quot;color&quot;:false,&quot;control&quot;:false,&quot;customValue&quot;:&quot;&quot;,&quot;upper&quot;:true}," calcext:value-type="string">
            <text:p>{"id":231,"screencode":103,"unicode":"\uEE6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4]+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C234]+1" office:value-type="float" office:value="104" calcext:value-type="float">
            <text:p>104</text:p>
          </table:table-cell>
          <table:table-cell table:formula="of:=&quot;\uEE&quot;&amp;IF(LEN(DEC2HEX([.A235]+[.K235]))=1;&quot;0&quot;&amp;DEC2HEX([.A235]+[.K235]);DEC2HEX([.A235]+[.K235]))" office:value-type="string" office:string-value="\uEE68" calcext:value-type="string">
            <text:p>\uEE6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5]&amp;&quot;,&quot;&quot;screencode&quot;&quot;:&quot;&amp;[.C235]&amp;&quot;,&quot;&quot;unicode&quot;&quot;:&quot;&quot;&quot;&amp;[.D235]&amp;&quot;&quot;&quot;,&quot;&quot;altUnicode&quot;&quot;:&quot;&quot;&quot;&amp;[.E235]&amp;&quot;&quot;&quot;,&quot;&quot;name&quot;&quot;:&quot;&quot;&quot;&amp;[.F235]&amp;&quot;&quot;&quot;,&quot;&quot;color&quot;&quot;:&quot;&amp;[.H235]&amp;&quot;,&quot;&quot;control&quot;&quot;:&quot;&amp;[.I235]&amp;&quot;,&quot;&quot;customValue&quot;&quot;:&quot;&quot;&quot;&amp;[.G235]&amp;&quot;&quot;&quot;,&quot;&quot;upper&quot;&quot;:&quot;&amp;[.J235]&amp;&quot;},&quot;" office:value-type="string" office:string-value="{&quot;id&quot;:232,&quot;screencode&quot;:104,&quot;unicode&quot;:&quot;\uEE68&quot;,&quot;altUnicode&quot;:&quot;&quot;,&quot;name&quot;:&quot;&quot;,&quot;color&quot;:false,&quot;control&quot;:false,&quot;customValue&quot;:&quot;&quot;,&quot;upper&quot;:true}," calcext:value-type="string">
            <text:p>{"id":232,"screencode":104,"unicode":"\uEE6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5]+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[.C235]+1" office:value-type="float" office:value="105" calcext:value-type="float">
            <text:p>105</text:p>
          </table:table-cell>
          <table:table-cell table:formula="of:=&quot;\uEE&quot;&amp;IF(LEN(DEC2HEX([.A236]+[.K236]))=1;&quot;0&quot;&amp;DEC2HEX([.A236]+[.K236]);DEC2HEX([.A236]+[.K236]))" office:value-type="string" office:string-value="\uEE69" calcext:value-type="string">
            <text:p>\uEE6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6]&amp;&quot;,&quot;&quot;screencode&quot;&quot;:&quot;&amp;[.C236]&amp;&quot;,&quot;&quot;unicode&quot;&quot;:&quot;&quot;&quot;&amp;[.D236]&amp;&quot;&quot;&quot;,&quot;&quot;altUnicode&quot;&quot;:&quot;&quot;&quot;&amp;[.E236]&amp;&quot;&quot;&quot;,&quot;&quot;name&quot;&quot;:&quot;&quot;&quot;&amp;[.F236]&amp;&quot;&quot;&quot;,&quot;&quot;color&quot;&quot;:&quot;&amp;[.H236]&amp;&quot;,&quot;&quot;control&quot;&quot;:&quot;&amp;[.I236]&amp;&quot;,&quot;&quot;customValue&quot;&quot;:&quot;&quot;&quot;&amp;[.G236]&amp;&quot;&quot;&quot;,&quot;&quot;upper&quot;&quot;:&quot;&amp;[.J236]&amp;&quot;},&quot;" office:value-type="string" office:string-value="{&quot;id&quot;:233,&quot;screencode&quot;:105,&quot;unicode&quot;:&quot;\uEE69&quot;,&quot;altUnicode&quot;:&quot;&quot;,&quot;name&quot;:&quot;&quot;,&quot;color&quot;:false,&quot;control&quot;:false,&quot;customValue&quot;:&quot;&quot;,&quot;upper&quot;:true}," calcext:value-type="string">
            <text:p>{"id":233,"screencode":105,"unicode":"\uEE6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6]+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C236]+1" office:value-type="float" office:value="106" calcext:value-type="float">
            <text:p>106</text:p>
          </table:table-cell>
          <table:table-cell table:formula="of:=&quot;\uEE&quot;&amp;IF(LEN(DEC2HEX([.A237]+[.K237]))=1;&quot;0&quot;&amp;DEC2HEX([.A237]+[.K237]);DEC2HEX([.A237]+[.K237]))" office:value-type="string" office:string-value="\uEE6A" calcext:value-type="string">
            <text:p>\uEE6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7]&amp;&quot;,&quot;&quot;screencode&quot;&quot;:&quot;&amp;[.C237]&amp;&quot;,&quot;&quot;unicode&quot;&quot;:&quot;&quot;&quot;&amp;[.D237]&amp;&quot;&quot;&quot;,&quot;&quot;altUnicode&quot;&quot;:&quot;&quot;&quot;&amp;[.E237]&amp;&quot;&quot;&quot;,&quot;&quot;name&quot;&quot;:&quot;&quot;&quot;&amp;[.F237]&amp;&quot;&quot;&quot;,&quot;&quot;color&quot;&quot;:&quot;&amp;[.H237]&amp;&quot;,&quot;&quot;control&quot;&quot;:&quot;&amp;[.I237]&amp;&quot;,&quot;&quot;customValue&quot;&quot;:&quot;&quot;&quot;&amp;[.G237]&amp;&quot;&quot;&quot;,&quot;&quot;upper&quot;&quot;:&quot;&amp;[.J237]&amp;&quot;},&quot;" office:value-type="string" office:string-value="{&quot;id&quot;:234,&quot;screencode&quot;:106,&quot;unicode&quot;:&quot;\uEE6A&quot;,&quot;altUnicode&quot;:&quot;&quot;,&quot;name&quot;:&quot;&quot;,&quot;color&quot;:false,&quot;control&quot;:false,&quot;customValue&quot;:&quot;&quot;,&quot;upper&quot;:true}," calcext:value-type="string">
            <text:p>{"id":234,"screencode":106,"unicode":"\uEE6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7]+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[.C237]+1" office:value-type="float" office:value="107" calcext:value-type="float">
            <text:p>107</text:p>
          </table:table-cell>
          <table:table-cell table:formula="of:=&quot;\uEE&quot;&amp;IF(LEN(DEC2HEX([.A238]+[.K238]))=1;&quot;0&quot;&amp;DEC2HEX([.A238]+[.K238]);DEC2HEX([.A238]+[.K238]))" office:value-type="string" office:string-value="\uEE6B" calcext:value-type="string">
            <text:p>\uEE6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8]&amp;&quot;,&quot;&quot;screencode&quot;&quot;:&quot;&amp;[.C238]&amp;&quot;,&quot;&quot;unicode&quot;&quot;:&quot;&quot;&quot;&amp;[.D238]&amp;&quot;&quot;&quot;,&quot;&quot;altUnicode&quot;&quot;:&quot;&quot;&quot;&amp;[.E238]&amp;&quot;&quot;&quot;,&quot;&quot;name&quot;&quot;:&quot;&quot;&quot;&amp;[.F238]&amp;&quot;&quot;&quot;,&quot;&quot;color&quot;&quot;:&quot;&amp;[.H238]&amp;&quot;,&quot;&quot;control&quot;&quot;:&quot;&amp;[.I238]&amp;&quot;,&quot;&quot;customValue&quot;&quot;:&quot;&quot;&quot;&amp;[.G238]&amp;&quot;&quot;&quot;,&quot;&quot;upper&quot;&quot;:&quot;&amp;[.J238]&amp;&quot;},&quot;" office:value-type="string" office:string-value="{&quot;id&quot;:235,&quot;screencode&quot;:107,&quot;unicode&quot;:&quot;\uEE6B&quot;,&quot;altUnicode&quot;:&quot;&quot;,&quot;name&quot;:&quot;&quot;,&quot;color&quot;:false,&quot;control&quot;:false,&quot;customValue&quot;:&quot;&quot;,&quot;upper&quot;:true}," calcext:value-type="string">
            <text:p>{"id":235,"screencode":107,"unicode":"\uEE6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8]+1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[.C238]+1" office:value-type="float" office:value="108" calcext:value-type="float">
            <text:p>108</text:p>
          </table:table-cell>
          <table:table-cell table:formula="of:=&quot;\uEE&quot;&amp;IF(LEN(DEC2HEX([.A239]+[.K239]))=1;&quot;0&quot;&amp;DEC2HEX([.A239]+[.K239]);DEC2HEX([.A239]+[.K239]))" office:value-type="string" office:string-value="\uEE6C" calcext:value-type="string">
            <text:p>\uEE6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9]&amp;&quot;,&quot;&quot;screencode&quot;&quot;:&quot;&amp;[.C239]&amp;&quot;,&quot;&quot;unicode&quot;&quot;:&quot;&quot;&quot;&amp;[.D239]&amp;&quot;&quot;&quot;,&quot;&quot;altUnicode&quot;&quot;:&quot;&quot;&quot;&amp;[.E239]&amp;&quot;&quot;&quot;,&quot;&quot;name&quot;&quot;:&quot;&quot;&quot;&amp;[.F239]&amp;&quot;&quot;&quot;,&quot;&quot;color&quot;&quot;:&quot;&amp;[.H239]&amp;&quot;,&quot;&quot;control&quot;&quot;:&quot;&amp;[.I239]&amp;&quot;,&quot;&quot;customValue&quot;&quot;:&quot;&quot;&quot;&amp;[.G239]&amp;&quot;&quot;&quot;,&quot;&quot;upper&quot;&quot;:&quot;&amp;[.J239]&amp;&quot;},&quot;" office:value-type="string" office:string-value="{&quot;id&quot;:236,&quot;screencode&quot;:108,&quot;unicode&quot;:&quot;\uEE6C&quot;,&quot;altUnicode&quot;:&quot;&quot;,&quot;name&quot;:&quot;&quot;,&quot;color&quot;:false,&quot;control&quot;:false,&quot;customValue&quot;:&quot;&quot;,&quot;upper&quot;:true}," calcext:value-type="string">
            <text:p>{"id":236,"screencode":108,"unicode":"\uEE6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9]+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[.C239]+1" office:value-type="float" office:value="109" calcext:value-type="float">
            <text:p>109</text:p>
          </table:table-cell>
          <table:table-cell table:formula="of:=&quot;\uEE&quot;&amp;IF(LEN(DEC2HEX([.A240]+[.K240]))=1;&quot;0&quot;&amp;DEC2HEX([.A240]+[.K240]);DEC2HEX([.A240]+[.K240]))" office:value-type="string" office:string-value="\uEE6D" calcext:value-type="string">
            <text:p>\uEE6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0]&amp;&quot;,&quot;&quot;screencode&quot;&quot;:&quot;&amp;[.C240]&amp;&quot;,&quot;&quot;unicode&quot;&quot;:&quot;&quot;&quot;&amp;[.D240]&amp;&quot;&quot;&quot;,&quot;&quot;altUnicode&quot;&quot;:&quot;&quot;&quot;&amp;[.E240]&amp;&quot;&quot;&quot;,&quot;&quot;name&quot;&quot;:&quot;&quot;&quot;&amp;[.F240]&amp;&quot;&quot;&quot;,&quot;&quot;color&quot;&quot;:&quot;&amp;[.H240]&amp;&quot;,&quot;&quot;control&quot;&quot;:&quot;&amp;[.I240]&amp;&quot;,&quot;&quot;customValue&quot;&quot;:&quot;&quot;&quot;&amp;[.G240]&amp;&quot;&quot;&quot;,&quot;&quot;upper&quot;&quot;:&quot;&amp;[.J240]&amp;&quot;},&quot;" office:value-type="string" office:string-value="{&quot;id&quot;:237,&quot;screencode&quot;:109,&quot;unicode&quot;:&quot;\uEE6D&quot;,&quot;altUnicode&quot;:&quot;&quot;,&quot;name&quot;:&quot;&quot;,&quot;color&quot;:false,&quot;control&quot;:false,&quot;customValue&quot;:&quot;&quot;,&quot;upper&quot;:true}," calcext:value-type="string">
            <text:p>{"id":237,"screencode":109,"unicode":"\uEE6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0]+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240]+1" office:value-type="float" office:value="110" calcext:value-type="float">
            <text:p>110</text:p>
          </table:table-cell>
          <table:table-cell table:formula="of:=&quot;\uEE&quot;&amp;IF(LEN(DEC2HEX([.A241]+[.K241]))=1;&quot;0&quot;&amp;DEC2HEX([.A241]+[.K241]);DEC2HEX([.A241]+[.K241]))" office:value-type="string" office:string-value="\uEE6E" calcext:value-type="string">
            <text:p>\uEE6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1]&amp;&quot;,&quot;&quot;screencode&quot;&quot;:&quot;&amp;[.C241]&amp;&quot;,&quot;&quot;unicode&quot;&quot;:&quot;&quot;&quot;&amp;[.D241]&amp;&quot;&quot;&quot;,&quot;&quot;altUnicode&quot;&quot;:&quot;&quot;&quot;&amp;[.E241]&amp;&quot;&quot;&quot;,&quot;&quot;name&quot;&quot;:&quot;&quot;&quot;&amp;[.F241]&amp;&quot;&quot;&quot;,&quot;&quot;color&quot;&quot;:&quot;&amp;[.H241]&amp;&quot;,&quot;&quot;control&quot;&quot;:&quot;&amp;[.I241]&amp;&quot;,&quot;&quot;customValue&quot;&quot;:&quot;&quot;&quot;&amp;[.G241]&amp;&quot;&quot;&quot;,&quot;&quot;upper&quot;&quot;:&quot;&amp;[.J241]&amp;&quot;},&quot;" office:value-type="string" office:string-value="{&quot;id&quot;:238,&quot;screencode&quot;:110,&quot;unicode&quot;:&quot;\uEE6E&quot;,&quot;altUnicode&quot;:&quot;&quot;,&quot;name&quot;:&quot;&quot;,&quot;color&quot;:false,&quot;control&quot;:false,&quot;customValue&quot;:&quot;&quot;,&quot;upper&quot;:true}," calcext:value-type="string">
            <text:p>{"id":238,"screencode":110,"unicode":"\uEE6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1]+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241]+1" office:value-type="float" office:value="111" calcext:value-type="float">
            <text:p>111</text:p>
          </table:table-cell>
          <table:table-cell table:formula="of:=&quot;\uEE&quot;&amp;IF(LEN(DEC2HEX([.A242]+[.K242]))=1;&quot;0&quot;&amp;DEC2HEX([.A242]+[.K242]);DEC2HEX([.A242]+[.K242]))" office:value-type="string" office:string-value="\uEE6F" calcext:value-type="string">
            <text:p>\uEE6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2]&amp;&quot;,&quot;&quot;screencode&quot;&quot;:&quot;&amp;[.C242]&amp;&quot;,&quot;&quot;unicode&quot;&quot;:&quot;&quot;&quot;&amp;[.D242]&amp;&quot;&quot;&quot;,&quot;&quot;altUnicode&quot;&quot;:&quot;&quot;&quot;&amp;[.E242]&amp;&quot;&quot;&quot;,&quot;&quot;name&quot;&quot;:&quot;&quot;&quot;&amp;[.F242]&amp;&quot;&quot;&quot;,&quot;&quot;color&quot;&quot;:&quot;&amp;[.H242]&amp;&quot;,&quot;&quot;control&quot;&quot;:&quot;&amp;[.I242]&amp;&quot;,&quot;&quot;customValue&quot;&quot;:&quot;&quot;&quot;&amp;[.G242]&amp;&quot;&quot;&quot;,&quot;&quot;upper&quot;&quot;:&quot;&amp;[.J242]&amp;&quot;},&quot;" office:value-type="string" office:string-value="{&quot;id&quot;:239,&quot;screencode&quot;:111,&quot;unicode&quot;:&quot;\uEE6F&quot;,&quot;altUnicode&quot;:&quot;&quot;,&quot;name&quot;:&quot;&quot;,&quot;color&quot;:false,&quot;control&quot;:false,&quot;customValue&quot;:&quot;&quot;,&quot;upper&quot;:true}," calcext:value-type="string">
            <text:p>{"id":239,"screencode":111,"unicode":"\uEE6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2]+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242]+1" office:value-type="float" office:value="112" calcext:value-type="float">
            <text:p>112</text:p>
          </table:table-cell>
          <table:table-cell table:formula="of:=&quot;\uEE&quot;&amp;IF(LEN(DEC2HEX([.A243]+[.K243]))=1;&quot;0&quot;&amp;DEC2HEX([.A243]+[.K243]);DEC2HEX([.A243]+[.K243]))" office:value-type="string" office:string-value="\uEE70" calcext:value-type="string">
            <text:p>\uEE7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3]&amp;&quot;,&quot;&quot;screencode&quot;&quot;:&quot;&amp;[.C243]&amp;&quot;,&quot;&quot;unicode&quot;&quot;:&quot;&quot;&quot;&amp;[.D243]&amp;&quot;&quot;&quot;,&quot;&quot;altUnicode&quot;&quot;:&quot;&quot;&quot;&amp;[.E243]&amp;&quot;&quot;&quot;,&quot;&quot;name&quot;&quot;:&quot;&quot;&quot;&amp;[.F243]&amp;&quot;&quot;&quot;,&quot;&quot;color&quot;&quot;:&quot;&amp;[.H243]&amp;&quot;,&quot;&quot;control&quot;&quot;:&quot;&amp;[.I243]&amp;&quot;,&quot;&quot;customValue&quot;&quot;:&quot;&quot;&quot;&amp;[.G243]&amp;&quot;&quot;&quot;,&quot;&quot;upper&quot;&quot;:&quot;&amp;[.J243]&amp;&quot;},&quot;" office:value-type="string" office:string-value="{&quot;id&quot;:240,&quot;screencode&quot;:112,&quot;unicode&quot;:&quot;\uEE70&quot;,&quot;altUnicode&quot;:&quot;&quot;,&quot;name&quot;:&quot;&quot;,&quot;color&quot;:false,&quot;control&quot;:false,&quot;customValue&quot;:&quot;&quot;,&quot;upper&quot;:true}," calcext:value-type="string">
            <text:p>{"id":240,"screencode":112,"unicode":"\uEE7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3]+1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[.C243]+1" office:value-type="float" office:value="113" calcext:value-type="float">
            <text:p>113</text:p>
          </table:table-cell>
          <table:table-cell table:formula="of:=&quot;\uEE&quot;&amp;IF(LEN(DEC2HEX([.A244]+[.K244]))=1;&quot;0&quot;&amp;DEC2HEX([.A244]+[.K244]);DEC2HEX([.A244]+[.K244]))" office:value-type="string" office:string-value="\uEE71" calcext:value-type="string">
            <text:p>\uEE7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4]&amp;&quot;,&quot;&quot;screencode&quot;&quot;:&quot;&amp;[.C244]&amp;&quot;,&quot;&quot;unicode&quot;&quot;:&quot;&quot;&quot;&amp;[.D244]&amp;&quot;&quot;&quot;,&quot;&quot;altUnicode&quot;&quot;:&quot;&quot;&quot;&amp;[.E244]&amp;&quot;&quot;&quot;,&quot;&quot;name&quot;&quot;:&quot;&quot;&quot;&amp;[.F244]&amp;&quot;&quot;&quot;,&quot;&quot;color&quot;&quot;:&quot;&amp;[.H244]&amp;&quot;,&quot;&quot;control&quot;&quot;:&quot;&amp;[.I244]&amp;&quot;,&quot;&quot;customValue&quot;&quot;:&quot;&quot;&quot;&amp;[.G244]&amp;&quot;&quot;&quot;,&quot;&quot;upper&quot;&quot;:&quot;&amp;[.J244]&amp;&quot;},&quot;" office:value-type="string" office:string-value="{&quot;id&quot;:241,&quot;screencode&quot;:113,&quot;unicode&quot;:&quot;\uEE71&quot;,&quot;altUnicode&quot;:&quot;&quot;,&quot;name&quot;:&quot;&quot;,&quot;color&quot;:false,&quot;control&quot;:false,&quot;customValue&quot;:&quot;&quot;,&quot;upper&quot;:true}," calcext:value-type="string">
            <text:p>{"id":241,"screencode":113,"unicode":"\uEE7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4]+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244]+1" office:value-type="float" office:value="114" calcext:value-type="float">
            <text:p>114</text:p>
          </table:table-cell>
          <table:table-cell table:formula="of:=&quot;\uEE&quot;&amp;IF(LEN(DEC2HEX([.A245]+[.K245]))=1;&quot;0&quot;&amp;DEC2HEX([.A245]+[.K245]);DEC2HEX([.A245]+[.K245]))" office:value-type="string" office:string-value="\uEE72" calcext:value-type="string">
            <text:p>\uEE7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5]&amp;&quot;,&quot;&quot;screencode&quot;&quot;:&quot;&amp;[.C245]&amp;&quot;,&quot;&quot;unicode&quot;&quot;:&quot;&quot;&quot;&amp;[.D245]&amp;&quot;&quot;&quot;,&quot;&quot;altUnicode&quot;&quot;:&quot;&quot;&quot;&amp;[.E245]&amp;&quot;&quot;&quot;,&quot;&quot;name&quot;&quot;:&quot;&quot;&quot;&amp;[.F245]&amp;&quot;&quot;&quot;,&quot;&quot;color&quot;&quot;:&quot;&amp;[.H245]&amp;&quot;,&quot;&quot;control&quot;&quot;:&quot;&amp;[.I245]&amp;&quot;,&quot;&quot;customValue&quot;&quot;:&quot;&quot;&quot;&amp;[.G245]&amp;&quot;&quot;&quot;,&quot;&quot;upper&quot;&quot;:&quot;&amp;[.J245]&amp;&quot;},&quot;" office:value-type="string" office:string-value="{&quot;id&quot;:242,&quot;screencode&quot;:114,&quot;unicode&quot;:&quot;\uEE72&quot;,&quot;altUnicode&quot;:&quot;&quot;,&quot;name&quot;:&quot;&quot;,&quot;color&quot;:false,&quot;control&quot;:false,&quot;customValue&quot;:&quot;&quot;,&quot;upper&quot;:true}," calcext:value-type="string">
            <text:p>{"id":242,"screencode":114,"unicode":"\uEE7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5]+1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245]+1" office:value-type="float" office:value="115" calcext:value-type="float">
            <text:p>115</text:p>
          </table:table-cell>
          <table:table-cell table:formula="of:=&quot;\uEE&quot;&amp;IF(LEN(DEC2HEX([.A246]+[.K246]))=1;&quot;0&quot;&amp;DEC2HEX([.A246]+[.K246]);DEC2HEX([.A246]+[.K246]))" office:value-type="string" office:string-value="\uEE73" calcext:value-type="string">
            <text:p>\uEE7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6]&amp;&quot;,&quot;&quot;screencode&quot;&quot;:&quot;&amp;[.C246]&amp;&quot;,&quot;&quot;unicode&quot;&quot;:&quot;&quot;&quot;&amp;[.D246]&amp;&quot;&quot;&quot;,&quot;&quot;altUnicode&quot;&quot;:&quot;&quot;&quot;&amp;[.E246]&amp;&quot;&quot;&quot;,&quot;&quot;name&quot;&quot;:&quot;&quot;&quot;&amp;[.F246]&amp;&quot;&quot;&quot;,&quot;&quot;color&quot;&quot;:&quot;&amp;[.H246]&amp;&quot;,&quot;&quot;control&quot;&quot;:&quot;&amp;[.I246]&amp;&quot;,&quot;&quot;customValue&quot;&quot;:&quot;&quot;&quot;&amp;[.G246]&amp;&quot;&quot;&quot;,&quot;&quot;upper&quot;&quot;:&quot;&amp;[.J246]&amp;&quot;},&quot;" office:value-type="string" office:string-value="{&quot;id&quot;:243,&quot;screencode&quot;:115,&quot;unicode&quot;:&quot;\uEE73&quot;,&quot;altUnicode&quot;:&quot;&quot;,&quot;name&quot;:&quot;&quot;,&quot;color&quot;:false,&quot;control&quot;:false,&quot;customValue&quot;:&quot;&quot;,&quot;upper&quot;:true}," calcext:value-type="string">
            <text:p>{"id":243,"screencode":115,"unicode":"\uEE7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6]+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[.C246]+1" office:value-type="float" office:value="116" calcext:value-type="float">
            <text:p>116</text:p>
          </table:table-cell>
          <table:table-cell table:formula="of:=&quot;\uEE&quot;&amp;IF(LEN(DEC2HEX([.A247]+[.K247]))=1;&quot;0&quot;&amp;DEC2HEX([.A247]+[.K247]);DEC2HEX([.A247]+[.K247]))" office:value-type="string" office:string-value="\uEE74" calcext:value-type="string">
            <text:p>\uEE7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7]&amp;&quot;,&quot;&quot;screencode&quot;&quot;:&quot;&amp;[.C247]&amp;&quot;,&quot;&quot;unicode&quot;&quot;:&quot;&quot;&quot;&amp;[.D247]&amp;&quot;&quot;&quot;,&quot;&quot;altUnicode&quot;&quot;:&quot;&quot;&quot;&amp;[.E247]&amp;&quot;&quot;&quot;,&quot;&quot;name&quot;&quot;:&quot;&quot;&quot;&amp;[.F247]&amp;&quot;&quot;&quot;,&quot;&quot;color&quot;&quot;:&quot;&amp;[.H247]&amp;&quot;,&quot;&quot;control&quot;&quot;:&quot;&amp;[.I247]&amp;&quot;,&quot;&quot;customValue&quot;&quot;:&quot;&quot;&quot;&amp;[.G247]&amp;&quot;&quot;&quot;,&quot;&quot;upper&quot;&quot;:&quot;&amp;[.J247]&amp;&quot;},&quot;" office:value-type="string" office:string-value="{&quot;id&quot;:244,&quot;screencode&quot;:116,&quot;unicode&quot;:&quot;\uEE74&quot;,&quot;altUnicode&quot;:&quot;&quot;,&quot;name&quot;:&quot;&quot;,&quot;color&quot;:false,&quot;control&quot;:false,&quot;customValue&quot;:&quot;&quot;,&quot;upper&quot;:true}," calcext:value-type="string">
            <text:p>{"id":244,"screencode":116,"unicode":"\uEE7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7]+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C247]+1" office:value-type="float" office:value="117" calcext:value-type="float">
            <text:p>117</text:p>
          </table:table-cell>
          <table:table-cell table:formula="of:=&quot;\uEE&quot;&amp;IF(LEN(DEC2HEX([.A248]+[.K248]))=1;&quot;0&quot;&amp;DEC2HEX([.A248]+[.K248]);DEC2HEX([.A248]+[.K248]))" office:value-type="string" office:string-value="\uEE75" calcext:value-type="string">
            <text:p>\uEE7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8]&amp;&quot;,&quot;&quot;screencode&quot;&quot;:&quot;&amp;[.C248]&amp;&quot;,&quot;&quot;unicode&quot;&quot;:&quot;&quot;&quot;&amp;[.D248]&amp;&quot;&quot;&quot;,&quot;&quot;altUnicode&quot;&quot;:&quot;&quot;&quot;&amp;[.E248]&amp;&quot;&quot;&quot;,&quot;&quot;name&quot;&quot;:&quot;&quot;&quot;&amp;[.F248]&amp;&quot;&quot;&quot;,&quot;&quot;color&quot;&quot;:&quot;&amp;[.H248]&amp;&quot;,&quot;&quot;control&quot;&quot;:&quot;&amp;[.I248]&amp;&quot;,&quot;&quot;customValue&quot;&quot;:&quot;&quot;&quot;&amp;[.G248]&amp;&quot;&quot;&quot;,&quot;&quot;upper&quot;&quot;:&quot;&amp;[.J248]&amp;&quot;},&quot;" office:value-type="string" office:string-value="{&quot;id&quot;:245,&quot;screencode&quot;:117,&quot;unicode&quot;:&quot;\uEE75&quot;,&quot;altUnicode&quot;:&quot;&quot;,&quot;name&quot;:&quot;&quot;,&quot;color&quot;:false,&quot;control&quot;:false,&quot;customValue&quot;:&quot;&quot;,&quot;upper&quot;:true}," calcext:value-type="string">
            <text:p>{"id":245,"screencode":117,"unicode":"\uEE7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8]+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[.C248]+1" office:value-type="float" office:value="118" calcext:value-type="float">
            <text:p>118</text:p>
          </table:table-cell>
          <table:table-cell table:formula="of:=&quot;\uEE&quot;&amp;IF(LEN(DEC2HEX([.A249]+[.K249]))=1;&quot;0&quot;&amp;DEC2HEX([.A249]+[.K249]);DEC2HEX([.A249]+[.K249]))" office:value-type="string" office:string-value="\uEE76" calcext:value-type="string">
            <text:p>\uEE7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9]&amp;&quot;,&quot;&quot;screencode&quot;&quot;:&quot;&amp;[.C249]&amp;&quot;,&quot;&quot;unicode&quot;&quot;:&quot;&quot;&quot;&amp;[.D249]&amp;&quot;&quot;&quot;,&quot;&quot;altUnicode&quot;&quot;:&quot;&quot;&quot;&amp;[.E249]&amp;&quot;&quot;&quot;,&quot;&quot;name&quot;&quot;:&quot;&quot;&quot;&amp;[.F249]&amp;&quot;&quot;&quot;,&quot;&quot;color&quot;&quot;:&quot;&amp;[.H249]&amp;&quot;,&quot;&quot;control&quot;&quot;:&quot;&amp;[.I249]&amp;&quot;,&quot;&quot;customValue&quot;&quot;:&quot;&quot;&quot;&amp;[.G249]&amp;&quot;&quot;&quot;,&quot;&quot;upper&quot;&quot;:&quot;&amp;[.J249]&amp;&quot;},&quot;" office:value-type="string" office:string-value="{&quot;id&quot;:246,&quot;screencode&quot;:118,&quot;unicode&quot;:&quot;\uEE76&quot;,&quot;altUnicode&quot;:&quot;&quot;,&quot;name&quot;:&quot;&quot;,&quot;color&quot;:false,&quot;control&quot;:false,&quot;customValue&quot;:&quot;&quot;,&quot;upper&quot;:true}," calcext:value-type="string">
            <text:p>{"id":246,"screencode":118,"unicode":"\uEE7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9]+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[.C249]+1" office:value-type="float" office:value="119" calcext:value-type="float">
            <text:p>119</text:p>
          </table:table-cell>
          <table:table-cell table:formula="of:=&quot;\uEE&quot;&amp;IF(LEN(DEC2HEX([.A250]+[.K250]))=1;&quot;0&quot;&amp;DEC2HEX([.A250]+[.K250]);DEC2HEX([.A250]+[.K250]))" office:value-type="string" office:string-value="\uEE77" calcext:value-type="string">
            <text:p>\uEE7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0]&amp;&quot;,&quot;&quot;screencode&quot;&quot;:&quot;&amp;[.C250]&amp;&quot;,&quot;&quot;unicode&quot;&quot;:&quot;&quot;&quot;&amp;[.D250]&amp;&quot;&quot;&quot;,&quot;&quot;altUnicode&quot;&quot;:&quot;&quot;&quot;&amp;[.E250]&amp;&quot;&quot;&quot;,&quot;&quot;name&quot;&quot;:&quot;&quot;&quot;&amp;[.F250]&amp;&quot;&quot;&quot;,&quot;&quot;color&quot;&quot;:&quot;&amp;[.H250]&amp;&quot;,&quot;&quot;control&quot;&quot;:&quot;&amp;[.I250]&amp;&quot;,&quot;&quot;customValue&quot;&quot;:&quot;&quot;&quot;&amp;[.G250]&amp;&quot;&quot;&quot;,&quot;&quot;upper&quot;&quot;:&quot;&amp;[.J250]&amp;&quot;},&quot;" office:value-type="string" office:string-value="{&quot;id&quot;:247,&quot;screencode&quot;:119,&quot;unicode&quot;:&quot;\uEE77&quot;,&quot;altUnicode&quot;:&quot;&quot;,&quot;name&quot;:&quot;&quot;,&quot;color&quot;:false,&quot;control&quot;:false,&quot;customValue&quot;:&quot;&quot;,&quot;upper&quot;:true}," calcext:value-type="string">
            <text:p>{"id":247,"screencode":119,"unicode":"\uEE7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0]+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C250]+1" office:value-type="float" office:value="120" calcext:value-type="float">
            <text:p>120</text:p>
          </table:table-cell>
          <table:table-cell table:formula="of:=&quot;\uEE&quot;&amp;IF(LEN(DEC2HEX([.A251]+[.K251]))=1;&quot;0&quot;&amp;DEC2HEX([.A251]+[.K251]);DEC2HEX([.A251]+[.K251]))" office:value-type="string" office:string-value="\uEE78" calcext:value-type="string">
            <text:p>\uEE7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1]&amp;&quot;,&quot;&quot;screencode&quot;&quot;:&quot;&amp;[.C251]&amp;&quot;,&quot;&quot;unicode&quot;&quot;:&quot;&quot;&quot;&amp;[.D251]&amp;&quot;&quot;&quot;,&quot;&quot;altUnicode&quot;&quot;:&quot;&quot;&quot;&amp;[.E251]&amp;&quot;&quot;&quot;,&quot;&quot;name&quot;&quot;:&quot;&quot;&quot;&amp;[.F251]&amp;&quot;&quot;&quot;,&quot;&quot;color&quot;&quot;:&quot;&amp;[.H251]&amp;&quot;,&quot;&quot;control&quot;&quot;:&quot;&amp;[.I251]&amp;&quot;,&quot;&quot;customValue&quot;&quot;:&quot;&quot;&quot;&amp;[.G251]&amp;&quot;&quot;&quot;,&quot;&quot;upper&quot;&quot;:&quot;&amp;[.J251]&amp;&quot;},&quot;" office:value-type="string" office:string-value="{&quot;id&quot;:248,&quot;screencode&quot;:120,&quot;unicode&quot;:&quot;\uEE78&quot;,&quot;altUnicode&quot;:&quot;&quot;,&quot;name&quot;:&quot;&quot;,&quot;color&quot;:false,&quot;control&quot;:false,&quot;customValue&quot;:&quot;&quot;,&quot;upper&quot;:true}," calcext:value-type="string">
            <text:p>{"id":248,"screencode":120,"unicode":"\uEE7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1]+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251]+1" office:value-type="float" office:value="121" calcext:value-type="float">
            <text:p>121</text:p>
          </table:table-cell>
          <table:table-cell table:formula="of:=&quot;\uEE&quot;&amp;IF(LEN(DEC2HEX([.A252]+[.K252]))=1;&quot;0&quot;&amp;DEC2HEX([.A252]+[.K252]);DEC2HEX([.A252]+[.K252]))" office:value-type="string" office:string-value="\uEE79" calcext:value-type="string">
            <text:p>\uEE7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2]&amp;&quot;,&quot;&quot;screencode&quot;&quot;:&quot;&amp;[.C252]&amp;&quot;,&quot;&quot;unicode&quot;&quot;:&quot;&quot;&quot;&amp;[.D252]&amp;&quot;&quot;&quot;,&quot;&quot;altUnicode&quot;&quot;:&quot;&quot;&quot;&amp;[.E252]&amp;&quot;&quot;&quot;,&quot;&quot;name&quot;&quot;:&quot;&quot;&quot;&amp;[.F252]&amp;&quot;&quot;&quot;,&quot;&quot;color&quot;&quot;:&quot;&amp;[.H252]&amp;&quot;,&quot;&quot;control&quot;&quot;:&quot;&amp;[.I252]&amp;&quot;,&quot;&quot;customValue&quot;&quot;:&quot;&quot;&quot;&amp;[.G252]&amp;&quot;&quot;&quot;,&quot;&quot;upper&quot;&quot;:&quot;&amp;[.J252]&amp;&quot;},&quot;" office:value-type="string" office:string-value="{&quot;id&quot;:249,&quot;screencode&quot;:121,&quot;unicode&quot;:&quot;\uEE79&quot;,&quot;altUnicode&quot;:&quot;&quot;,&quot;name&quot;:&quot;&quot;,&quot;color&quot;:false,&quot;control&quot;:false,&quot;customValue&quot;:&quot;&quot;,&quot;upper&quot;:true}," calcext:value-type="string">
            <text:p>{"id":249,"screencode":121,"unicode":"\uEE7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2]+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52]+1" office:value-type="float" office:value="122" calcext:value-type="float">
            <text:p>122</text:p>
          </table:table-cell>
          <table:table-cell table:formula="of:=&quot;\uEE&quot;&amp;IF(LEN(DEC2HEX([.A253]+[.K253]))=1;&quot;0&quot;&amp;DEC2HEX([.A253]+[.K253]);DEC2HEX([.A253]+[.K253]))" office:value-type="string" office:string-value="\uEE7A" calcext:value-type="string">
            <text:p>\uEE7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3]&amp;&quot;,&quot;&quot;screencode&quot;&quot;:&quot;&amp;[.C253]&amp;&quot;,&quot;&quot;unicode&quot;&quot;:&quot;&quot;&quot;&amp;[.D253]&amp;&quot;&quot;&quot;,&quot;&quot;altUnicode&quot;&quot;:&quot;&quot;&quot;&amp;[.E253]&amp;&quot;&quot;&quot;,&quot;&quot;name&quot;&quot;:&quot;&quot;&quot;&amp;[.F253]&amp;&quot;&quot;&quot;,&quot;&quot;color&quot;&quot;:&quot;&amp;[.H253]&amp;&quot;,&quot;&quot;control&quot;&quot;:&quot;&amp;[.I253]&amp;&quot;,&quot;&quot;customValue&quot;&quot;:&quot;&quot;&quot;&amp;[.G253]&amp;&quot;&quot;&quot;,&quot;&quot;upper&quot;&quot;:&quot;&amp;[.J253]&amp;&quot;},&quot;" office:value-type="string" office:string-value="{&quot;id&quot;:250,&quot;screencode&quot;:122,&quot;unicode&quot;:&quot;\uEE7A&quot;,&quot;altUnicode&quot;:&quot;&quot;,&quot;name&quot;:&quot;&quot;,&quot;color&quot;:false,&quot;control&quot;:false,&quot;customValue&quot;:&quot;&quot;,&quot;upper&quot;:true}," calcext:value-type="string">
            <text:p>{"id":250,"screencode":122,"unicode":"\uEE7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3]+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[.C253]+1" office:value-type="float" office:value="123" calcext:value-type="float">
            <text:p>123</text:p>
          </table:table-cell>
          <table:table-cell table:formula="of:=&quot;\uEE&quot;&amp;IF(LEN(DEC2HEX([.A254]+[.K254]))=1;&quot;0&quot;&amp;DEC2HEX([.A254]+[.K254]);DEC2HEX([.A254]+[.K254]))" office:value-type="string" office:string-value="\uEE7B" calcext:value-type="string">
            <text:p>\uEE7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4]&amp;&quot;,&quot;&quot;screencode&quot;&quot;:&quot;&amp;[.C254]&amp;&quot;,&quot;&quot;unicode&quot;&quot;:&quot;&quot;&quot;&amp;[.D254]&amp;&quot;&quot;&quot;,&quot;&quot;altUnicode&quot;&quot;:&quot;&quot;&quot;&amp;[.E254]&amp;&quot;&quot;&quot;,&quot;&quot;name&quot;&quot;:&quot;&quot;&quot;&amp;[.F254]&amp;&quot;&quot;&quot;,&quot;&quot;color&quot;&quot;:&quot;&amp;[.H254]&amp;&quot;,&quot;&quot;control&quot;&quot;:&quot;&amp;[.I254]&amp;&quot;,&quot;&quot;customValue&quot;&quot;:&quot;&quot;&quot;&amp;[.G254]&amp;&quot;&quot;&quot;,&quot;&quot;upper&quot;&quot;:&quot;&amp;[.J254]&amp;&quot;},&quot;" office:value-type="string" office:string-value="{&quot;id&quot;:251,&quot;screencode&quot;:123,&quot;unicode&quot;:&quot;\uEE7B&quot;,&quot;altUnicode&quot;:&quot;&quot;,&quot;name&quot;:&quot;&quot;,&quot;color&quot;:false,&quot;control&quot;:false,&quot;customValue&quot;:&quot;&quot;,&quot;upper&quot;:true}," calcext:value-type="string">
            <text:p>{"id":251,"screencode":123,"unicode":"\uEE7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4]+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C254]+1" office:value-type="float" office:value="124" calcext:value-type="float">
            <text:p>124</text:p>
          </table:table-cell>
          <table:table-cell table:formula="of:=&quot;\uEE&quot;&amp;IF(LEN(DEC2HEX([.A255]+[.K255]))=1;&quot;0&quot;&amp;DEC2HEX([.A255]+[.K255]);DEC2HEX([.A255]+[.K255]))" office:value-type="string" office:string-value="\uEE7C" calcext:value-type="string">
            <text:p>\uEE7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5]&amp;&quot;,&quot;&quot;screencode&quot;&quot;:&quot;&amp;[.C255]&amp;&quot;,&quot;&quot;unicode&quot;&quot;:&quot;&quot;&quot;&amp;[.D255]&amp;&quot;&quot;&quot;,&quot;&quot;altUnicode&quot;&quot;:&quot;&quot;&quot;&amp;[.E255]&amp;&quot;&quot;&quot;,&quot;&quot;name&quot;&quot;:&quot;&quot;&quot;&amp;[.F255]&amp;&quot;&quot;&quot;,&quot;&quot;color&quot;&quot;:&quot;&amp;[.H255]&amp;&quot;,&quot;&quot;control&quot;&quot;:&quot;&amp;[.I255]&amp;&quot;,&quot;&quot;customValue&quot;&quot;:&quot;&quot;&quot;&amp;[.G255]&amp;&quot;&quot;&quot;,&quot;&quot;upper&quot;&quot;:&quot;&amp;[.J255]&amp;&quot;},&quot;" office:value-type="string" office:string-value="{&quot;id&quot;:252,&quot;screencode&quot;:124,&quot;unicode&quot;:&quot;\uEE7C&quot;,&quot;altUnicode&quot;:&quot;&quot;,&quot;name&quot;:&quot;&quot;,&quot;color&quot;:false,&quot;control&quot;:false,&quot;customValue&quot;:&quot;&quot;,&quot;upper&quot;:true}," calcext:value-type="string">
            <text:p>{"id":252,"screencode":124,"unicode":"\uEE7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5]+1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[.C255]+1" office:value-type="float" office:value="125" calcext:value-type="float">
            <text:p>125</text:p>
          </table:table-cell>
          <table:table-cell table:formula="of:=&quot;\uEE&quot;&amp;IF(LEN(DEC2HEX([.A256]+[.K256]))=1;&quot;0&quot;&amp;DEC2HEX([.A256]+[.K256]);DEC2HEX([.A256]+[.K256]))" office:value-type="string" office:string-value="\uEE7D" calcext:value-type="string">
            <text:p>\uEE7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6]&amp;&quot;,&quot;&quot;screencode&quot;&quot;:&quot;&amp;[.C256]&amp;&quot;,&quot;&quot;unicode&quot;&quot;:&quot;&quot;&quot;&amp;[.D256]&amp;&quot;&quot;&quot;,&quot;&quot;altUnicode&quot;&quot;:&quot;&quot;&quot;&amp;[.E256]&amp;&quot;&quot;&quot;,&quot;&quot;name&quot;&quot;:&quot;&quot;&quot;&amp;[.F256]&amp;&quot;&quot;&quot;,&quot;&quot;color&quot;&quot;:&quot;&amp;[.H256]&amp;&quot;,&quot;&quot;control&quot;&quot;:&quot;&amp;[.I256]&amp;&quot;,&quot;&quot;customValue&quot;&quot;:&quot;&quot;&quot;&amp;[.G256]&amp;&quot;&quot;&quot;,&quot;&quot;upper&quot;&quot;:&quot;&amp;[.J256]&amp;&quot;},&quot;" office:value-type="string" office:string-value="{&quot;id&quot;:253,&quot;screencode&quot;:125,&quot;unicode&quot;:&quot;\uEE7D&quot;,&quot;altUnicode&quot;:&quot;&quot;,&quot;name&quot;:&quot;&quot;,&quot;color&quot;:false,&quot;control&quot;:false,&quot;customValue&quot;:&quot;&quot;,&quot;upper&quot;:true}," calcext:value-type="string">
            <text:p>{"id":253,"screencode":125,"unicode":"\uEE7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6]+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C256]+1" office:value-type="float" office:value="126" calcext:value-type="float">
            <text:p>126</text:p>
          </table:table-cell>
          <table:table-cell table:formula="of:=&quot;\uEE&quot;&amp;IF(LEN(DEC2HEX([.A257]+[.K257]))=1;&quot;0&quot;&amp;DEC2HEX([.A257]+[.K257]);DEC2HEX([.A257]+[.K257]))" office:value-type="string" office:string-value="\uEE7E" calcext:value-type="string">
            <text:p>\uEE7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7]&amp;&quot;,&quot;&quot;screencode&quot;&quot;:&quot;&amp;[.C257]&amp;&quot;,&quot;&quot;unicode&quot;&quot;:&quot;&quot;&quot;&amp;[.D257]&amp;&quot;&quot;&quot;,&quot;&quot;altUnicode&quot;&quot;:&quot;&quot;&quot;&amp;[.E257]&amp;&quot;&quot;&quot;,&quot;&quot;name&quot;&quot;:&quot;&quot;&quot;&amp;[.F257]&amp;&quot;&quot;&quot;,&quot;&quot;color&quot;&quot;:&quot;&amp;[.H257]&amp;&quot;,&quot;&quot;control&quot;&quot;:&quot;&amp;[.I257]&amp;&quot;,&quot;&quot;customValue&quot;&quot;:&quot;&quot;&quot;&amp;[.G257]&amp;&quot;&quot;&quot;,&quot;&quot;upper&quot;&quot;:&quot;&amp;[.J257]&amp;&quot;},&quot;" office:value-type="string" office:string-value="{&quot;id&quot;:254,&quot;screencode&quot;:126,&quot;unicode&quot;:&quot;\uEE7E&quot;,&quot;altUnicode&quot;:&quot;&quot;,&quot;name&quot;:&quot;&quot;,&quot;color&quot;:false,&quot;control&quot;:false,&quot;customValue&quot;:&quot;&quot;,&quot;upper&quot;:true}," calcext:value-type="string">
            <text:p>{"id":254,"screencode":126,"unicode":"\uEE7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7]+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257]+1" office:value-type="float" office:value="127" calcext:value-type="float">
            <text:p>127</text:p>
          </table:table-cell>
          <table:table-cell table:formula="of:=&quot;\uEE&quot;&amp;IF(LEN(DEC2HEX([.A258]+[.K258]))=1;&quot;0&quot;&amp;DEC2HEX([.A258]+[.K258]);DEC2HEX([.A258]+[.K258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61" calcext:value-type="float">
            <text:p>-161</text:p>
          </table:table-cell>
          <table:table-cell/>
          <table:table-cell table:formula="of:=&quot;{&quot;&quot;id&quot;&quot;:&quot;&amp;[.A258]&amp;&quot;,&quot;&quot;screencode&quot;&quot;:&quot;&amp;[.C258]&amp;&quot;,&quot;&quot;unicode&quot;&quot;:&quot;&quot;&quot;&amp;[.D258]&amp;&quot;&quot;&quot;,&quot;&quot;altUnicode&quot;&quot;:&quot;&quot;&quot;&amp;[.E258]&amp;&quot;&quot;&quot;,&quot;&quot;name&quot;&quot;:&quot;&quot;&quot;&amp;[.F258]&amp;&quot;&quot;&quot;,&quot;&quot;color&quot;&quot;:&quot;&amp;[.H258]&amp;&quot;,&quot;&quot;control&quot;&quot;:&quot;&amp;[.I258]&amp;&quot;,&quot;&quot;customValue&quot;&quot;:&quot;&quot;&quot;&amp;[.G258]&amp;&quot;&quot;&quot;,&quot;&quot;upper&quot;&quot;:&quot;&amp;[.J258]&amp;&quot;},&quot;" office:value-type="string" office:string-value="{&quot;id&quot;:255,&quot;screencode&quot;:127,&quot;unicode&quot;:&quot;\uEE5E&quot;,&quot;altUnicode&quot;:&quot;&quot;,&quot;name&quot;:&quot;&quot;,&quot;color&quot;:false,&quot;control&quot;:false,&quot;customValue&quot;:&quot;&quot;,&quot;upper&quot;:true}," calcext:value-type="string">
            <text:p>{"id":255,"screencode":127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&quot;\uEE&quot;&amp;IF(LEN(DEC2HEX([.A259]+[.K259]))=1;&quot;0&quot;&amp;DEC2HEX([.A259]+[.K259]);DEC2HEX([.A259]+[.K259]))" office:value-type="string" office:string-value="\uEE80" calcext:value-type="string">
            <text:p>\uEE8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59]&amp;&quot;,&quot;&quot;screencode&quot;&quot;:&quot;&amp;[.C259]&amp;&quot;,&quot;&quot;unicode&quot;&quot;:&quot;&quot;&quot;&amp;[.D259]&amp;&quot;&quot;&quot;,&quot;&quot;altUnicode&quot;&quot;:&quot;&quot;&quot;&amp;[.E259]&amp;&quot;&quot;&quot;,&quot;&quot;name&quot;&quot;:&quot;&quot;&quot;&amp;[.F259]&amp;&quot;&quot;&quot;,&quot;&quot;color&quot;&quot;:&quot;&amp;[.H259]&amp;&quot;,&quot;&quot;control&quot;&quot;:&quot;&amp;[.I259]&amp;&quot;,&quot;&quot;customValue&quot;&quot;:&quot;&quot;&quot;&amp;[.G259]&amp;&quot;&quot;&quot;,&quot;&quot;upper&quot;&quot;:&quot;&amp;[.J259]&amp;&quot;},&quot;" office:value-type="string" office:string-value="{&quot;id&quot;:0,&quot;screencode&quot;:0,&quot;unicode&quot;:&quot;\uEE80&quot;,&quot;altUnicode&quot;:&quot;&quot;,&quot;name&quot;:&quot;&quot;,&quot;color&quot;:false,&quot;control&quot;:false,&quot;customValue&quot;:&quot;&quot;,&quot;upper&quot;:false}," calcext:value-type="string">
            <text:p>{"id":0,"screencode":0,"unicode":"\uEE8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59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0]+[.K260]))=1;&quot;0&quot;&amp;DEC2HEX([.A260]+[.K260]);DEC2HEX([.A260]+[.K260]))" office:value-type="string" office:string-value="\uEE81" calcext:value-type="string">
            <text:p>\uEE8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0]&amp;&quot;,&quot;&quot;screencode&quot;&quot;:&quot;&amp;[.C260]&amp;&quot;,&quot;&quot;unicode&quot;&quot;:&quot;&quot;&quot;&amp;[.D260]&amp;&quot;&quot;&quot;,&quot;&quot;altUnicode&quot;&quot;:&quot;&quot;&quot;&amp;[.E260]&amp;&quot;&quot;&quot;,&quot;&quot;name&quot;&quot;:&quot;&quot;&quot;&amp;[.F260]&amp;&quot;&quot;&quot;,&quot;&quot;color&quot;&quot;:&quot;&amp;[.H260]&amp;&quot;,&quot;&quot;control&quot;&quot;:&quot;&amp;[.I260]&amp;&quot;,&quot;&quot;customValue&quot;&quot;:&quot;&quot;&quot;&amp;[.G260]&amp;&quot;&quot;&quot;,&quot;&quot;upper&quot;&quot;:&quot;&amp;[.J260]&amp;&quot;},&quot;" office:value-type="string" office:string-value="{&quot;id&quot;:1,&quot;screencode&quot;:0,&quot;unicode&quot;:&quot;\uEE81&quot;,&quot;altUnicode&quot;:&quot;&quot;,&quot;name&quot;:&quot;&quot;,&quot;color&quot;:false,&quot;control&quot;:false,&quot;customValue&quot;:&quot;&quot;,&quot;upper&quot;:false}," calcext:value-type="string">
            <text:p>{"id":1,"screencode":0,"unicode":"\uEE8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0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1]+[.K261]))=1;&quot;0&quot;&amp;DEC2HEX([.A261]+[.K261]);DEC2HEX([.A261]+[.K261]))" office:value-type="string" office:string-value="\uEE82" calcext:value-type="string">
            <text:p>\uEE8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1]&amp;&quot;,&quot;&quot;screencode&quot;&quot;:&quot;&amp;[.C261]&amp;&quot;,&quot;&quot;unicode&quot;&quot;:&quot;&quot;&quot;&amp;[.D261]&amp;&quot;&quot;&quot;,&quot;&quot;altUnicode&quot;&quot;:&quot;&quot;&quot;&amp;[.E261]&amp;&quot;&quot;&quot;,&quot;&quot;name&quot;&quot;:&quot;&quot;&quot;&amp;[.F261]&amp;&quot;&quot;&quot;,&quot;&quot;color&quot;&quot;:&quot;&amp;[.H261]&amp;&quot;,&quot;&quot;control&quot;&quot;:&quot;&amp;[.I261]&amp;&quot;,&quot;&quot;customValue&quot;&quot;:&quot;&quot;&quot;&amp;[.G261]&amp;&quot;&quot;&quot;,&quot;&quot;upper&quot;&quot;:&quot;&amp;[.J261]&amp;&quot;},&quot;" office:value-type="string" office:string-value="{&quot;id&quot;:2,&quot;screencode&quot;:0,&quot;unicode&quot;:&quot;\uEE82&quot;,&quot;altUnicode&quot;:&quot;&quot;,&quot;name&quot;:&quot;&quot;,&quot;color&quot;:false,&quot;control&quot;:false,&quot;customValue&quot;:&quot;&quot;,&quot;upper&quot;:false}," calcext:value-type="string">
            <text:p>{"id":2,"screencode":0,"unicode":"\uEE8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1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2]+[.K262]))=1;&quot;0&quot;&amp;DEC2HEX([.A262]+[.K262]);DEC2HEX([.A262]+[.K262]))" office:value-type="string" office:string-value="\uEE83" calcext:value-type="string">
            <text:p>\uEE83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2]&amp;&quot;,&quot;&quot;screencode&quot;&quot;:&quot;&amp;[.C262]&amp;&quot;,&quot;&quot;unicode&quot;&quot;:&quot;&quot;&quot;&amp;[.D262]&amp;&quot;&quot;&quot;,&quot;&quot;altUnicode&quot;&quot;:&quot;&quot;&quot;&amp;[.E262]&amp;&quot;&quot;&quot;,&quot;&quot;name&quot;&quot;:&quot;&quot;&quot;&amp;[.F262]&amp;&quot;&quot;&quot;,&quot;&quot;color&quot;&quot;:&quot;&amp;[.H262]&amp;&quot;,&quot;&quot;control&quot;&quot;:&quot;&amp;[.I262]&amp;&quot;,&quot;&quot;customValue&quot;&quot;:&quot;&quot;&quot;&amp;[.G262]&amp;&quot;&quot;&quot;,&quot;&quot;upper&quot;&quot;:&quot;&amp;[.J262]&amp;&quot;},&quot;" office:value-type="string" office:string-value="{&quot;id&quot;:3,&quot;screencode&quot;:0,&quot;unicode&quot;:&quot;\uEE83&quot;,&quot;altUnicode&quot;:&quot;&quot;,&quot;name&quot;:&quot;stop&quot;,&quot;color&quot;:false,&quot;control&quot;:true,&quot;customValue&quot;:&quot;&quot;,&quot;upper&quot;:false}," calcext:value-type="string">
            <text:p>{"id":3,"screencode":0,"unicode":"\uEE83","altUnicode":"","name":"stop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2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3]+[.K263]))=1;&quot;0&quot;&amp;DEC2HEX([.A263]+[.K263]);DEC2HEX([.A263]+[.K263]))" office:value-type="string" office:string-value="\uEE84" calcext:value-type="string">
            <text:p>\uEE8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3]&amp;&quot;,&quot;&quot;screencode&quot;&quot;:&quot;&amp;[.C263]&amp;&quot;,&quot;&quot;unicode&quot;&quot;:&quot;&quot;&quot;&amp;[.D263]&amp;&quot;&quot;&quot;,&quot;&quot;altUnicode&quot;&quot;:&quot;&quot;&quot;&amp;[.E263]&amp;&quot;&quot;&quot;,&quot;&quot;name&quot;&quot;:&quot;&quot;&quot;&amp;[.F263]&amp;&quot;&quot;&quot;,&quot;&quot;color&quot;&quot;:&quot;&amp;[.H263]&amp;&quot;,&quot;&quot;control&quot;&quot;:&quot;&amp;[.I263]&amp;&quot;,&quot;&quot;customValue&quot;&quot;:&quot;&quot;&quot;&amp;[.G263]&amp;&quot;&quot;&quot;,&quot;&quot;upper&quot;&quot;:&quot;&amp;[.J263]&amp;&quot;},&quot;" office:value-type="string" office:string-value="{&quot;id&quot;:4,&quot;screencode&quot;:0,&quot;unicode&quot;:&quot;\uEE84&quot;,&quot;altUnicode&quot;:&quot;&quot;,&quot;name&quot;:&quot;&quot;,&quot;color&quot;:false,&quot;control&quot;:false,&quot;customValue&quot;:&quot;&quot;,&quot;upper&quot;:false}," calcext:value-type="string">
            <text:p>{"id":4,"screencode":0,"unicode":"\uEE8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3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4]+[.K264]))=1;&quot;0&quot;&amp;DEC2HEX([.A264]+[.K264]);DEC2HEX([.A264]+[.K264]))" office:value-type="string" office:string-value="\uEE85" calcext:value-type="string">
            <text:p>\uEE85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4]&amp;&quot;,&quot;&quot;screencode&quot;&quot;:&quot;&amp;[.C264]&amp;&quot;,&quot;&quot;unicode&quot;&quot;:&quot;&quot;&quot;&amp;[.D264]&amp;&quot;&quot;&quot;,&quot;&quot;altUnicode&quot;&quot;:&quot;&quot;&quot;&amp;[.E264]&amp;&quot;&quot;&quot;,&quot;&quot;name&quot;&quot;:&quot;&quot;&quot;&amp;[.F264]&amp;&quot;&quot;&quot;,&quot;&quot;color&quot;&quot;:&quot;&amp;[.H264]&amp;&quot;,&quot;&quot;control&quot;&quot;:&quot;&amp;[.I264]&amp;&quot;,&quot;&quot;customValue&quot;&quot;:&quot;&quot;&quot;&amp;[.G264]&amp;&quot;&quot;&quot;,&quot;&quot;upper&quot;&quot;:&quot;&amp;[.J264]&amp;&quot;},&quot;" office:value-type="string" office:string-value="{&quot;id&quot;:5,&quot;screencode&quot;:0,&quot;unicode&quot;:&quot;\uEE85&quot;,&quot;altUnicode&quot;:&quot;&quot;,&quot;name&quot;:&quot;white&quot;,&quot;color&quot;:true,&quot;control&quot;:false,&quot;customValue&quot;:&quot;1&quot;,&quot;upper&quot;:false}," calcext:value-type="string">
            <text:p>{"id":5,"screencode":0,"unicode":"\uEE85","altUnicode":"","name":"white","color":true,"control":false,"customValue":"1","upper":false},</text:p>
          </table:table-cell>
          <table:table-cell table:number-columns-repeated="7"/>
        </table:table-row>
        <table:table-row table:style-name="ro2">
          <table:table-cell table:formula="of:=[.A264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5]+[.K265]))=1;&quot;0&quot;&amp;DEC2HEX([.A265]+[.K265]);DEC2HEX([.A265]+[.K265]))" office:value-type="string" office:string-value="\uEE86" calcext:value-type="string">
            <text:p>\uEE8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5]&amp;&quot;,&quot;&quot;screencode&quot;&quot;:&quot;&amp;[.C265]&amp;&quot;,&quot;&quot;unicode&quot;&quot;:&quot;&quot;&quot;&amp;[.D265]&amp;&quot;&quot;&quot;,&quot;&quot;altUnicode&quot;&quot;:&quot;&quot;&quot;&amp;[.E265]&amp;&quot;&quot;&quot;,&quot;&quot;name&quot;&quot;:&quot;&quot;&quot;&amp;[.F265]&amp;&quot;&quot;&quot;,&quot;&quot;color&quot;&quot;:&quot;&amp;[.H265]&amp;&quot;,&quot;&quot;control&quot;&quot;:&quot;&amp;[.I265]&amp;&quot;,&quot;&quot;customValue&quot;&quot;:&quot;&quot;&quot;&amp;[.G265]&amp;&quot;&quot;&quot;,&quot;&quot;upper&quot;&quot;:&quot;&amp;[.J265]&amp;&quot;},&quot;" office:value-type="string" office:string-value="{&quot;id&quot;:6,&quot;screencode&quot;:0,&quot;unicode&quot;:&quot;\uEE86&quot;,&quot;altUnicode&quot;:&quot;&quot;,&quot;name&quot;:&quot;&quot;,&quot;color&quot;:false,&quot;control&quot;:false,&quot;customValue&quot;:&quot;&quot;,&quot;upper&quot;:false}," calcext:value-type="string">
            <text:p>{"id":6,"screencode":0,"unicode":"\uEE8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5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6]+[.K266]))=1;&quot;0&quot;&amp;DEC2HEX([.A266]+[.K266]);DEC2HEX([.A266]+[.K266]))" office:value-type="string" office:string-value="\uEE87" calcext:value-type="string">
            <text:p>\uEE87</text:p>
          </table:table-cell>
          <table:table-cell/>
          <table:table-cell office:value-type="string" calcext:value-type="string">
            <text:p>en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6]&amp;&quot;,&quot;&quot;screencode&quot;&quot;:&quot;&amp;[.C266]&amp;&quot;,&quot;&quot;unicode&quot;&quot;:&quot;&quot;&quot;&amp;[.D266]&amp;&quot;&quot;&quot;,&quot;&quot;altUnicode&quot;&quot;:&quot;&quot;&quot;&amp;[.E266]&amp;&quot;&quot;&quot;,&quot;&quot;name&quot;&quot;:&quot;&quot;&quot;&amp;[.F266]&amp;&quot;&quot;&quot;,&quot;&quot;color&quot;&quot;:&quot;&amp;[.H266]&amp;&quot;,&quot;&quot;control&quot;&quot;:&quot;&amp;[.I266]&amp;&quot;,&quot;&quot;customValue&quot;&quot;:&quot;&quot;&quot;&amp;[.G266]&amp;&quot;&quot;&quot;,&quot;&quot;upper&quot;&quot;:&quot;&amp;[.J266]&amp;&quot;},&quot;" office:value-type="string" office:string-value="{&quot;id&quot;:7,&quot;screencode&quot;:0,&quot;unicode&quot;:&quot;\uEE87&quot;,&quot;altUnicode&quot;:&quot;&quot;,&quot;name&quot;:&quot;enable shift+c&quot;,&quot;color&quot;:false,&quot;control&quot;:true,&quot;customValue&quot;:&quot;&quot;,&quot;upper&quot;:false}," calcext:value-type="string">
            <text:p>{"id":7,"screencode":0,"unicode":"\uEE87","altUnicode":"","name":"enable shift+c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6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7]+[.K267]))=1;&quot;0&quot;&amp;DEC2HEX([.A267]+[.K267]);DEC2HEX([.A267]+[.K267]))" office:value-type="string" office:string-value="\uEE88" calcext:value-type="string">
            <text:p>\uEE88</text:p>
          </table:table-cell>
          <table:table-cell/>
          <table:table-cell office:value-type="string" calcext:value-type="string">
            <text:p>dis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7]&amp;&quot;,&quot;&quot;screencode&quot;&quot;:&quot;&amp;[.C267]&amp;&quot;,&quot;&quot;unicode&quot;&quot;:&quot;&quot;&quot;&amp;[.D267]&amp;&quot;&quot;&quot;,&quot;&quot;altUnicode&quot;&quot;:&quot;&quot;&quot;&amp;[.E267]&amp;&quot;&quot;&quot;,&quot;&quot;name&quot;&quot;:&quot;&quot;&quot;&amp;[.F267]&amp;&quot;&quot;&quot;,&quot;&quot;color&quot;&quot;:&quot;&amp;[.H267]&amp;&quot;,&quot;&quot;control&quot;&quot;:&quot;&amp;[.I267]&amp;&quot;,&quot;&quot;customValue&quot;&quot;:&quot;&quot;&quot;&amp;[.G267]&amp;&quot;&quot;&quot;,&quot;&quot;upper&quot;&quot;:&quot;&amp;[.J267]&amp;&quot;},&quot;" office:value-type="string" office:string-value="{&quot;id&quot;:8,&quot;screencode&quot;:0,&quot;unicode&quot;:&quot;\uEE88&quot;,&quot;altUnicode&quot;:&quot;&quot;,&quot;name&quot;:&quot;disable shift+c&quot;,&quot;color&quot;:false,&quot;control&quot;:true,&quot;customValue&quot;:&quot;&quot;,&quot;upper&quot;:false}," calcext:value-type="string">
            <text:p>{"id":8,"screencode":0,"unicode":"\uEE88","altUnicode":"","name":"disable shift+c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7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8]+[.K268]))=1;&quot;0&quot;&amp;DEC2HEX([.A268]+[.K268]);DEC2HEX([.A268]+[.K268]))" office:value-type="string" office:string-value="\uEE89" calcext:value-type="string">
            <text:p>\uEE8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8]&amp;&quot;,&quot;&quot;screencode&quot;&quot;:&quot;&amp;[.C268]&amp;&quot;,&quot;&quot;unicode&quot;&quot;:&quot;&quot;&quot;&amp;[.D268]&amp;&quot;&quot;&quot;,&quot;&quot;altUnicode&quot;&quot;:&quot;&quot;&quot;&amp;[.E268]&amp;&quot;&quot;&quot;,&quot;&quot;name&quot;&quot;:&quot;&quot;&quot;&amp;[.F268]&amp;&quot;&quot;&quot;,&quot;&quot;color&quot;&quot;:&quot;&amp;[.H268]&amp;&quot;,&quot;&quot;control&quot;&quot;:&quot;&amp;[.I268]&amp;&quot;,&quot;&quot;customValue&quot;&quot;:&quot;&quot;&quot;&amp;[.G268]&amp;&quot;&quot;&quot;,&quot;&quot;upper&quot;&quot;:&quot;&amp;[.J268]&amp;&quot;},&quot;" office:value-type="string" office:string-value="{&quot;id&quot;:9,&quot;screencode&quot;:0,&quot;unicode&quot;:&quot;\uEE89&quot;,&quot;altUnicode&quot;:&quot;&quot;,&quot;name&quot;:&quot;&quot;,&quot;color&quot;:false,&quot;control&quot;:false,&quot;customValue&quot;:&quot;&quot;,&quot;upper&quot;:false}," calcext:value-type="string">
            <text:p>{"id":9,"screencode":0,"unicode":"\uEE8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8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9]+[.K269]))=1;&quot;0&quot;&amp;DEC2HEX([.A269]+[.K269]);DEC2HEX([.A269]+[.K269]))" office:value-type="string" office:string-value="\uEE8A" calcext:value-type="string">
            <text:p>\uEE8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9]&amp;&quot;,&quot;&quot;screencode&quot;&quot;:&quot;&amp;[.C269]&amp;&quot;,&quot;&quot;unicode&quot;&quot;:&quot;&quot;&quot;&amp;[.D269]&amp;&quot;&quot;&quot;,&quot;&quot;altUnicode&quot;&quot;:&quot;&quot;&quot;&amp;[.E269]&amp;&quot;&quot;&quot;,&quot;&quot;name&quot;&quot;:&quot;&quot;&quot;&amp;[.F269]&amp;&quot;&quot;&quot;,&quot;&quot;color&quot;&quot;:&quot;&amp;[.H269]&amp;&quot;,&quot;&quot;control&quot;&quot;:&quot;&amp;[.I269]&amp;&quot;,&quot;&quot;customValue&quot;&quot;:&quot;&quot;&quot;&amp;[.G269]&amp;&quot;&quot;&quot;,&quot;&quot;upper&quot;&quot;:&quot;&amp;[.J269]&amp;&quot;},&quot;" office:value-type="string" office:string-value="{&quot;id&quot;:10,&quot;screencode&quot;:0,&quot;unicode&quot;:&quot;\uEE8A&quot;,&quot;altUnicode&quot;:&quot;&quot;,&quot;name&quot;:&quot;&quot;,&quot;color&quot;:false,&quot;control&quot;:false,&quot;customValue&quot;:&quot;&quot;,&quot;upper&quot;:false}," calcext:value-type="string">
            <text:p>{"id":10,"screencode":0,"unicode":"\uEE8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9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0]+[.K270]))=1;&quot;0&quot;&amp;DEC2HEX([.A270]+[.K270]);DEC2HEX([.A270]+[.K270]))" office:value-type="string" office:string-value="\uEE8B" calcext:value-type="string">
            <text:p>\uEE8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0]&amp;&quot;,&quot;&quot;screencode&quot;&quot;:&quot;&amp;[.C270]&amp;&quot;,&quot;&quot;unicode&quot;&quot;:&quot;&quot;&quot;&amp;[.D270]&amp;&quot;&quot;&quot;,&quot;&quot;altUnicode&quot;&quot;:&quot;&quot;&quot;&amp;[.E270]&amp;&quot;&quot;&quot;,&quot;&quot;name&quot;&quot;:&quot;&quot;&quot;&amp;[.F270]&amp;&quot;&quot;&quot;,&quot;&quot;color&quot;&quot;:&quot;&amp;[.H270]&amp;&quot;,&quot;&quot;control&quot;&quot;:&quot;&amp;[.I270]&amp;&quot;,&quot;&quot;customValue&quot;&quot;:&quot;&quot;&quot;&amp;[.G270]&amp;&quot;&quot;&quot;,&quot;&quot;upper&quot;&quot;:&quot;&amp;[.J270]&amp;&quot;},&quot;" office:value-type="string" office:string-value="{&quot;id&quot;:11,&quot;screencode&quot;:0,&quot;unicode&quot;:&quot;\uEE8B&quot;,&quot;altUnicode&quot;:&quot;&quot;,&quot;name&quot;:&quot;&quot;,&quot;color&quot;:false,&quot;control&quot;:false,&quot;customValue&quot;:&quot;&quot;,&quot;upper&quot;:false}," calcext:value-type="string">
            <text:p>{"id":11,"screencode":0,"unicode":"\uEE8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0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1]+[.K271]))=1;&quot;0&quot;&amp;DEC2HEX([.A271]+[.K271]);DEC2HEX([.A271]+[.K271]))" office:value-type="string" office:string-value="\uEE8C" calcext:value-type="string">
            <text:p>\uEE8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1]&amp;&quot;,&quot;&quot;screencode&quot;&quot;:&quot;&amp;[.C271]&amp;&quot;,&quot;&quot;unicode&quot;&quot;:&quot;&quot;&quot;&amp;[.D271]&amp;&quot;&quot;&quot;,&quot;&quot;altUnicode&quot;&quot;:&quot;&quot;&quot;&amp;[.E271]&amp;&quot;&quot;&quot;,&quot;&quot;name&quot;&quot;:&quot;&quot;&quot;&amp;[.F271]&amp;&quot;&quot;&quot;,&quot;&quot;color&quot;&quot;:&quot;&amp;[.H271]&amp;&quot;,&quot;&quot;control&quot;&quot;:&quot;&amp;[.I271]&amp;&quot;,&quot;&quot;customValue&quot;&quot;:&quot;&quot;&quot;&amp;[.G271]&amp;&quot;&quot;&quot;,&quot;&quot;upper&quot;&quot;:&quot;&amp;[.J271]&amp;&quot;},&quot;" office:value-type="string" office:string-value="{&quot;id&quot;:12,&quot;screencode&quot;:0,&quot;unicode&quot;:&quot;\uEE8C&quot;,&quot;altUnicode&quot;:&quot;&quot;,&quot;name&quot;:&quot;&quot;,&quot;color&quot;:false,&quot;control&quot;:false,&quot;customValue&quot;:&quot;&quot;,&quot;upper&quot;:false}," calcext:value-type="string">
            <text:p>{"id":12,"screencode":0,"unicode":"\uEE8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1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2]+[.K272]))=1;&quot;0&quot;&amp;DEC2HEX([.A272]+[.K272]);DEC2HEX([.A272]+[.K272]))" office:value-type="string" office:string-value="\uEE8D" calcext:value-type="string">
            <text:p>\uEE8D</text:p>
          </table:table-cell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2]&amp;&quot;,&quot;&quot;screencode&quot;&quot;:&quot;&amp;[.C272]&amp;&quot;,&quot;&quot;unicode&quot;&quot;:&quot;&quot;&quot;&amp;[.D272]&amp;&quot;&quot;&quot;,&quot;&quot;altUnicode&quot;&quot;:&quot;&quot;&quot;&amp;[.E272]&amp;&quot;&quot;&quot;,&quot;&quot;name&quot;&quot;:&quot;&quot;&quot;&amp;[.F272]&amp;&quot;&quot;&quot;,&quot;&quot;color&quot;&quot;:&quot;&amp;[.H272]&amp;&quot;,&quot;&quot;control&quot;&quot;:&quot;&amp;[.I272]&amp;&quot;,&quot;&quot;customValue&quot;&quot;:&quot;&quot;&quot;&amp;[.G272]&amp;&quot;&quot;&quot;,&quot;&quot;upper&quot;&quot;:&quot;&amp;[.J272]&amp;&quot;},&quot;" office:value-type="string" office:string-value="{&quot;id&quot;:13,&quot;screencode&quot;:0,&quot;unicode&quot;:&quot;\uEE8D&quot;,&quot;altUnicode&quot;:&quot;&quot;,&quot;name&quot;:&quot;return&quot;,&quot;color&quot;:false,&quot;control&quot;:true,&quot;customValue&quot;:&quot;&quot;,&quot;upper&quot;:false}," calcext:value-type="string">
            <text:p>{"id":13,"screencode":0,"unicode":"\uEE8D","altUnicode":"","name":"retur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2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3]+[.K273]))=1;&quot;0&quot;&amp;DEC2HEX([.A273]+[.K273]);DEC2HEX([.A273]+[.K273]))" office:value-type="string" office:string-value="\uEE8E" calcext:value-type="string">
            <text:p>\uEE8E</text:p>
          </table:table-cell>
          <table:table-cell/>
          <table:table-cell office:value-type="string" calcext:value-type="string">
            <text:p>low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3]&amp;&quot;,&quot;&quot;screencode&quot;&quot;:&quot;&amp;[.C273]&amp;&quot;,&quot;&quot;unicode&quot;&quot;:&quot;&quot;&quot;&amp;[.D273]&amp;&quot;&quot;&quot;,&quot;&quot;altUnicode&quot;&quot;:&quot;&quot;&quot;&amp;[.E273]&amp;&quot;&quot;&quot;,&quot;&quot;name&quot;&quot;:&quot;&quot;&quot;&amp;[.F273]&amp;&quot;&quot;&quot;,&quot;&quot;color&quot;&quot;:&quot;&amp;[.H273]&amp;&quot;,&quot;&quot;control&quot;&quot;:&quot;&amp;[.I273]&amp;&quot;,&quot;&quot;customValue&quot;&quot;:&quot;&quot;&quot;&amp;[.G273]&amp;&quot;&quot;&quot;,&quot;&quot;upper&quot;&quot;:&quot;&amp;[.J273]&amp;&quot;},&quot;" office:value-type="string" office:string-value="{&quot;id&quot;:14,&quot;screencode&quot;:0,&quot;unicode&quot;:&quot;\uEE8E&quot;,&quot;altUnicode&quot;:&quot;&quot;,&quot;name&quot;:&quot;lower case&quot;,&quot;color&quot;:false,&quot;control&quot;:true,&quot;customValue&quot;:&quot;&quot;,&quot;upper&quot;:false}," calcext:value-type="string">
            <text:p>{"id":14,"screencode":0,"unicode":"\uEE8E","altUnicode":"","name":"lower cas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3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4]+[.K274]))=1;&quot;0&quot;&amp;DEC2HEX([.A274]+[.K274]);DEC2HEX([.A274]+[.K274]))" office:value-type="string" office:string-value="\uEE8F" calcext:value-type="string">
            <text:p>\uEE8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4]&amp;&quot;,&quot;&quot;screencode&quot;&quot;:&quot;&amp;[.C274]&amp;&quot;,&quot;&quot;unicode&quot;&quot;:&quot;&quot;&quot;&amp;[.D274]&amp;&quot;&quot;&quot;,&quot;&quot;altUnicode&quot;&quot;:&quot;&quot;&quot;&amp;[.E274]&amp;&quot;&quot;&quot;,&quot;&quot;name&quot;&quot;:&quot;&quot;&quot;&amp;[.F274]&amp;&quot;&quot;&quot;,&quot;&quot;color&quot;&quot;:&quot;&amp;[.H274]&amp;&quot;,&quot;&quot;control&quot;&quot;:&quot;&amp;[.I274]&amp;&quot;,&quot;&quot;customValue&quot;&quot;:&quot;&quot;&quot;&amp;[.G274]&amp;&quot;&quot;&quot;,&quot;&quot;upper&quot;&quot;:&quot;&amp;[.J274]&amp;&quot;},&quot;" office:value-type="string" office:string-value="{&quot;id&quot;:15,&quot;screencode&quot;:0,&quot;unicode&quot;:&quot;\uEE8F&quot;,&quot;altUnicode&quot;:&quot;&quot;,&quot;name&quot;:&quot;&quot;,&quot;color&quot;:false,&quot;control&quot;:false,&quot;customValue&quot;:&quot;&quot;,&quot;upper&quot;:false}," calcext:value-type="string">
            <text:p>{"id":15,"screencode":0,"unicode":"\uEE8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4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5]+[.K275]))=1;&quot;0&quot;&amp;DEC2HEX([.A275]+[.K275]);DEC2HEX([.A275]+[.K275]))" office:value-type="string" office:string-value="\uEE90" calcext:value-type="string">
            <text:p>\uEE90</text:p>
          </table:table-cell>
          <table:table-cell/>
          <table:table-cell office:value-type="string" calcext:value-type="string">
            <text:p>cursor dow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5]&amp;&quot;,&quot;&quot;screencode&quot;&quot;:&quot;&amp;[.C275]&amp;&quot;,&quot;&quot;unicode&quot;&quot;:&quot;&quot;&quot;&amp;[.D275]&amp;&quot;&quot;&quot;,&quot;&quot;altUnicode&quot;&quot;:&quot;&quot;&quot;&amp;[.E275]&amp;&quot;&quot;&quot;,&quot;&quot;name&quot;&quot;:&quot;&quot;&quot;&amp;[.F275]&amp;&quot;&quot;&quot;,&quot;&quot;color&quot;&quot;:&quot;&amp;[.H275]&amp;&quot;,&quot;&quot;control&quot;&quot;:&quot;&amp;[.I275]&amp;&quot;,&quot;&quot;customValue&quot;&quot;:&quot;&quot;&quot;&amp;[.G275]&amp;&quot;&quot;&quot;,&quot;&quot;upper&quot;&quot;:&quot;&amp;[.J275]&amp;&quot;},&quot;" office:value-type="string" office:string-value="{&quot;id&quot;:16,&quot;screencode&quot;:0,&quot;unicode&quot;:&quot;\uEE90&quot;,&quot;altUnicode&quot;:&quot;&quot;,&quot;name&quot;:&quot;cursor down&quot;,&quot;color&quot;:false,&quot;control&quot;:true,&quot;customValue&quot;:&quot;&quot;,&quot;upper&quot;:false}," calcext:value-type="string">
            <text:p>{"id":16,"screencode":0,"unicode":"\uEE90","altUnicode":"","name":"cursor dow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5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6]+[.K276]))=1;&quot;0&quot;&amp;DEC2HEX([.A276]+[.K276]);DEC2HEX([.A276]+[.K276]))" office:value-type="string" office:string-value="\uEE91" calcext:value-type="string">
            <text:p>\uEE91</text:p>
          </table:table-cell>
          <table:table-cell/>
          <table:table-cell office:value-type="string" calcext:value-type="string">
            <text:p>reverse o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6]&amp;&quot;,&quot;&quot;screencode&quot;&quot;:&quot;&amp;[.C276]&amp;&quot;,&quot;&quot;unicode&quot;&quot;:&quot;&quot;&quot;&amp;[.D276]&amp;&quot;&quot;&quot;,&quot;&quot;altUnicode&quot;&quot;:&quot;&quot;&quot;&amp;[.E276]&amp;&quot;&quot;&quot;,&quot;&quot;name&quot;&quot;:&quot;&quot;&quot;&amp;[.F276]&amp;&quot;&quot;&quot;,&quot;&quot;color&quot;&quot;:&quot;&amp;[.H276]&amp;&quot;,&quot;&quot;control&quot;&quot;:&quot;&amp;[.I276]&amp;&quot;,&quot;&quot;customValue&quot;&quot;:&quot;&quot;&quot;&amp;[.G276]&amp;&quot;&quot;&quot;,&quot;&quot;upper&quot;&quot;:&quot;&amp;[.J276]&amp;&quot;},&quot;" office:value-type="string" office:string-value="{&quot;id&quot;:17,&quot;screencode&quot;:0,&quot;unicode&quot;:&quot;\uEE91&quot;,&quot;altUnicode&quot;:&quot;&quot;,&quot;name&quot;:&quot;reverse on&quot;,&quot;color&quot;:false,&quot;control&quot;:true,&quot;customValue&quot;:&quot;&quot;,&quot;upper&quot;:false}," calcext:value-type="string">
            <text:p>{"id":17,"screencode":0,"unicode":"\uEE91","altUnicode":"","name":"reverse o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6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7]+[.K277]))=1;&quot;0&quot;&amp;DEC2HEX([.A277]+[.K277]);DEC2HEX([.A277]+[.K277]))" office:value-type="string" office:string-value="\uEE92" calcext:value-type="string">
            <text:p>\uEE9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7]&amp;&quot;,&quot;&quot;screencode&quot;&quot;:&quot;&amp;[.C277]&amp;&quot;,&quot;&quot;unicode&quot;&quot;:&quot;&quot;&quot;&amp;[.D277]&amp;&quot;&quot;&quot;,&quot;&quot;altUnicode&quot;&quot;:&quot;&quot;&quot;&amp;[.E277]&amp;&quot;&quot;&quot;,&quot;&quot;name&quot;&quot;:&quot;&quot;&quot;&amp;[.F277]&amp;&quot;&quot;&quot;,&quot;&quot;color&quot;&quot;:&quot;&amp;[.H277]&amp;&quot;,&quot;&quot;control&quot;&quot;:&quot;&amp;[.I277]&amp;&quot;,&quot;&quot;customValue&quot;&quot;:&quot;&quot;&quot;&amp;[.G277]&amp;&quot;&quot;&quot;,&quot;&quot;upper&quot;&quot;:&quot;&amp;[.J277]&amp;&quot;},&quot;" office:value-type="string" office:string-value="{&quot;id&quot;:18,&quot;screencode&quot;:0,&quot;unicode&quot;:&quot;\uEE92&quot;,&quot;altUnicode&quot;:&quot;&quot;,&quot;name&quot;:&quot;&quot;,&quot;color&quot;:false,&quot;control&quot;:false,&quot;customValue&quot;:&quot;&quot;,&quot;upper&quot;:false}," calcext:value-type="string">
            <text:p>{"id":18,"screencode":0,"unicode":"\uEE9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7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8]+[.K278]))=1;&quot;0&quot;&amp;DEC2HEX([.A278]+[.K278]);DEC2HEX([.A278]+[.K278]))" office:value-type="string" office:string-value="\uEE93" calcext:value-type="string">
            <text:p>\uEE93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8]&amp;&quot;,&quot;&quot;screencode&quot;&quot;:&quot;&amp;[.C278]&amp;&quot;,&quot;&quot;unicode&quot;&quot;:&quot;&quot;&quot;&amp;[.D278]&amp;&quot;&quot;&quot;,&quot;&quot;altUnicode&quot;&quot;:&quot;&quot;&quot;&amp;[.E278]&amp;&quot;&quot;&quot;,&quot;&quot;name&quot;&quot;:&quot;&quot;&quot;&amp;[.F278]&amp;&quot;&quot;&quot;,&quot;&quot;color&quot;&quot;:&quot;&amp;[.H278]&amp;&quot;,&quot;&quot;control&quot;&quot;:&quot;&amp;[.I278]&amp;&quot;,&quot;&quot;customValue&quot;&quot;:&quot;&quot;&quot;&amp;[.G278]&amp;&quot;&quot;&quot;,&quot;&quot;upper&quot;&quot;:&quot;&amp;[.J278]&amp;&quot;},&quot;" office:value-type="string" office:string-value="{&quot;id&quot;:19,&quot;screencode&quot;:0,&quot;unicode&quot;:&quot;\uEE93&quot;,&quot;altUnicode&quot;:&quot;&quot;,&quot;name&quot;:&quot;home&quot;,&quot;color&quot;:false,&quot;control&quot;:true,&quot;customValue&quot;:&quot;&quot;,&quot;upper&quot;:false}," calcext:value-type="string">
            <text:p>{"id":19,"screencode":0,"unicode":"\uEE93","altUnicode":"","name":"hom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8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9]+[.K279]))=1;&quot;0&quot;&amp;DEC2HEX([.A279]+[.K279]);DEC2HEX([.A279]+[.K279]))" office:value-type="string" office:string-value="\uEE94" calcext:value-type="string">
            <text:p>\uEE94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9]&amp;&quot;,&quot;&quot;screencode&quot;&quot;:&quot;&amp;[.C279]&amp;&quot;,&quot;&quot;unicode&quot;&quot;:&quot;&quot;&quot;&amp;[.D279]&amp;&quot;&quot;&quot;,&quot;&quot;altUnicode&quot;&quot;:&quot;&quot;&quot;&amp;[.E279]&amp;&quot;&quot;&quot;,&quot;&quot;name&quot;&quot;:&quot;&quot;&quot;&amp;[.F279]&amp;&quot;&quot;&quot;,&quot;&quot;color&quot;&quot;:&quot;&amp;[.H279]&amp;&quot;,&quot;&quot;control&quot;&quot;:&quot;&amp;[.I279]&amp;&quot;,&quot;&quot;customValue&quot;&quot;:&quot;&quot;&quot;&amp;[.G279]&amp;&quot;&quot;&quot;,&quot;&quot;upper&quot;&quot;:&quot;&amp;[.J279]&amp;&quot;},&quot;" office:value-type="string" office:string-value="{&quot;id&quot;:20,&quot;screencode&quot;:0,&quot;unicode&quot;:&quot;\uEE94&quot;,&quot;altUnicode&quot;:&quot;&quot;,&quot;name&quot;:&quot;delete&quot;,&quot;color&quot;:false,&quot;control&quot;:true,&quot;customValue&quot;:&quot;&quot;,&quot;upper&quot;:false}," calcext:value-type="string">
            <text:p>{"id":20,"screencode":0,"unicode":"\uEE94","altUnicode":"","name":"delet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9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0]+[.K280]))=1;&quot;0&quot;&amp;DEC2HEX([.A280]+[.K280]);DEC2HEX([.A280]+[.K280]))" office:value-type="string" office:string-value="\uEE95" calcext:value-type="string">
            <text:p>\uEE9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0]&amp;&quot;,&quot;&quot;screencode&quot;&quot;:&quot;&amp;[.C280]&amp;&quot;,&quot;&quot;unicode&quot;&quot;:&quot;&quot;&quot;&amp;[.D280]&amp;&quot;&quot;&quot;,&quot;&quot;altUnicode&quot;&quot;:&quot;&quot;&quot;&amp;[.E280]&amp;&quot;&quot;&quot;,&quot;&quot;name&quot;&quot;:&quot;&quot;&quot;&amp;[.F280]&amp;&quot;&quot;&quot;,&quot;&quot;color&quot;&quot;:&quot;&amp;[.H280]&amp;&quot;,&quot;&quot;control&quot;&quot;:&quot;&amp;[.I280]&amp;&quot;,&quot;&quot;customValue&quot;&quot;:&quot;&quot;&quot;&amp;[.G280]&amp;&quot;&quot;&quot;,&quot;&quot;upper&quot;&quot;:&quot;&amp;[.J280]&amp;&quot;},&quot;" office:value-type="string" office:string-value="{&quot;id&quot;:21,&quot;screencode&quot;:0,&quot;unicode&quot;:&quot;\uEE95&quot;,&quot;altUnicode&quot;:&quot;&quot;,&quot;name&quot;:&quot;&quot;,&quot;color&quot;:false,&quot;control&quot;:false,&quot;customValue&quot;:&quot;&quot;,&quot;upper&quot;:false}," calcext:value-type="string">
            <text:p>{"id":21,"screencode":0,"unicode":"\uEE9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0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1]+[.K281]))=1;&quot;0&quot;&amp;DEC2HEX([.A281]+[.K281]);DEC2HEX([.A281]+[.K281]))" office:value-type="string" office:string-value="\uEE96" calcext:value-type="string">
            <text:p>\uEE9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1]&amp;&quot;,&quot;&quot;screencode&quot;&quot;:&quot;&amp;[.C281]&amp;&quot;,&quot;&quot;unicode&quot;&quot;:&quot;&quot;&quot;&amp;[.D281]&amp;&quot;&quot;&quot;,&quot;&quot;altUnicode&quot;&quot;:&quot;&quot;&quot;&amp;[.E281]&amp;&quot;&quot;&quot;,&quot;&quot;name&quot;&quot;:&quot;&quot;&quot;&amp;[.F281]&amp;&quot;&quot;&quot;,&quot;&quot;color&quot;&quot;:&quot;&amp;[.H281]&amp;&quot;,&quot;&quot;control&quot;&quot;:&quot;&amp;[.I281]&amp;&quot;,&quot;&quot;customValue&quot;&quot;:&quot;&quot;&quot;&amp;[.G281]&amp;&quot;&quot;&quot;,&quot;&quot;upper&quot;&quot;:&quot;&amp;[.J281]&amp;&quot;},&quot;" office:value-type="string" office:string-value="{&quot;id&quot;:22,&quot;screencode&quot;:0,&quot;unicode&quot;:&quot;\uEE96&quot;,&quot;altUnicode&quot;:&quot;&quot;,&quot;name&quot;:&quot;&quot;,&quot;color&quot;:false,&quot;control&quot;:false,&quot;customValue&quot;:&quot;&quot;,&quot;upper&quot;:false}," calcext:value-type="string">
            <text:p>{"id":22,"screencode":0,"unicode":"\uEE9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1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2]+[.K282]))=1;&quot;0&quot;&amp;DEC2HEX([.A282]+[.K282]);DEC2HEX([.A282]+[.K282]))" office:value-type="string" office:string-value="\uEE97" calcext:value-type="string">
            <text:p>\uEE9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2]&amp;&quot;,&quot;&quot;screencode&quot;&quot;:&quot;&amp;[.C282]&amp;&quot;,&quot;&quot;unicode&quot;&quot;:&quot;&quot;&quot;&amp;[.D282]&amp;&quot;&quot;&quot;,&quot;&quot;altUnicode&quot;&quot;:&quot;&quot;&quot;&amp;[.E282]&amp;&quot;&quot;&quot;,&quot;&quot;name&quot;&quot;:&quot;&quot;&quot;&amp;[.F282]&amp;&quot;&quot;&quot;,&quot;&quot;color&quot;&quot;:&quot;&amp;[.H282]&amp;&quot;,&quot;&quot;control&quot;&quot;:&quot;&amp;[.I282]&amp;&quot;,&quot;&quot;customValue&quot;&quot;:&quot;&quot;&quot;&amp;[.G282]&amp;&quot;&quot;&quot;,&quot;&quot;upper&quot;&quot;:&quot;&amp;[.J282]&amp;&quot;},&quot;" office:value-type="string" office:string-value="{&quot;id&quot;:23,&quot;screencode&quot;:0,&quot;unicode&quot;:&quot;\uEE97&quot;,&quot;altUnicode&quot;:&quot;&quot;,&quot;name&quot;:&quot;&quot;,&quot;color&quot;:false,&quot;control&quot;:false,&quot;customValue&quot;:&quot;&quot;,&quot;upper&quot;:false}," calcext:value-type="string">
            <text:p>{"id":23,"screencode":0,"unicode":"\uEE9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2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3]+[.K283]))=1;&quot;0&quot;&amp;DEC2HEX([.A283]+[.K283]);DEC2HEX([.A283]+[.K283]))" office:value-type="string" office:string-value="\uEE98" calcext:value-type="string">
            <text:p>\uEE9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3]&amp;&quot;,&quot;&quot;screencode&quot;&quot;:&quot;&amp;[.C283]&amp;&quot;,&quot;&quot;unicode&quot;&quot;:&quot;&quot;&quot;&amp;[.D283]&amp;&quot;&quot;&quot;,&quot;&quot;altUnicode&quot;&quot;:&quot;&quot;&quot;&amp;[.E283]&amp;&quot;&quot;&quot;,&quot;&quot;name&quot;&quot;:&quot;&quot;&quot;&amp;[.F283]&amp;&quot;&quot;&quot;,&quot;&quot;color&quot;&quot;:&quot;&amp;[.H283]&amp;&quot;,&quot;&quot;control&quot;&quot;:&quot;&amp;[.I283]&amp;&quot;,&quot;&quot;customValue&quot;&quot;:&quot;&quot;&quot;&amp;[.G283]&amp;&quot;&quot;&quot;,&quot;&quot;upper&quot;&quot;:&quot;&amp;[.J283]&amp;&quot;},&quot;" office:value-type="string" office:string-value="{&quot;id&quot;:24,&quot;screencode&quot;:0,&quot;unicode&quot;:&quot;\uEE98&quot;,&quot;altUnicode&quot;:&quot;&quot;,&quot;name&quot;:&quot;&quot;,&quot;color&quot;:false,&quot;control&quot;:false,&quot;customValue&quot;:&quot;&quot;,&quot;upper&quot;:false}," calcext:value-type="string">
            <text:p>{"id":24,"screencode":0,"unicode":"\uEE9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3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4]+[.K284]))=1;&quot;0&quot;&amp;DEC2HEX([.A284]+[.K284]);DEC2HEX([.A284]+[.K284]))" office:value-type="string" office:string-value="\uEE99" calcext:value-type="string">
            <text:p>\uEE9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4]&amp;&quot;,&quot;&quot;screencode&quot;&quot;:&quot;&amp;[.C284]&amp;&quot;,&quot;&quot;unicode&quot;&quot;:&quot;&quot;&quot;&amp;[.D284]&amp;&quot;&quot;&quot;,&quot;&quot;altUnicode&quot;&quot;:&quot;&quot;&quot;&amp;[.E284]&amp;&quot;&quot;&quot;,&quot;&quot;name&quot;&quot;:&quot;&quot;&quot;&amp;[.F284]&amp;&quot;&quot;&quot;,&quot;&quot;color&quot;&quot;:&quot;&amp;[.H284]&amp;&quot;,&quot;&quot;control&quot;&quot;:&quot;&amp;[.I284]&amp;&quot;,&quot;&quot;customValue&quot;&quot;:&quot;&quot;&quot;&amp;[.G284]&amp;&quot;&quot;&quot;,&quot;&quot;upper&quot;&quot;:&quot;&amp;[.J284]&amp;&quot;},&quot;" office:value-type="string" office:string-value="{&quot;id&quot;:25,&quot;screencode&quot;:0,&quot;unicode&quot;:&quot;\uEE99&quot;,&quot;altUnicode&quot;:&quot;&quot;,&quot;name&quot;:&quot;&quot;,&quot;color&quot;:false,&quot;control&quot;:false,&quot;customValue&quot;:&quot;&quot;,&quot;upper&quot;:false}," calcext:value-type="string">
            <text:p>{"id":25,"screencode":0,"unicode":"\uEE9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4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5]+[.K285]))=1;&quot;0&quot;&amp;DEC2HEX([.A285]+[.K285]);DEC2HEX([.A285]+[.K285]))" office:value-type="string" office:string-value="\uEE9A" calcext:value-type="string">
            <text:p>\uEE9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5]&amp;&quot;,&quot;&quot;screencode&quot;&quot;:&quot;&amp;[.C285]&amp;&quot;,&quot;&quot;unicode&quot;&quot;:&quot;&quot;&quot;&amp;[.D285]&amp;&quot;&quot;&quot;,&quot;&quot;altUnicode&quot;&quot;:&quot;&quot;&quot;&amp;[.E285]&amp;&quot;&quot;&quot;,&quot;&quot;name&quot;&quot;:&quot;&quot;&quot;&amp;[.F285]&amp;&quot;&quot;&quot;,&quot;&quot;color&quot;&quot;:&quot;&amp;[.H285]&amp;&quot;,&quot;&quot;control&quot;&quot;:&quot;&amp;[.I285]&amp;&quot;,&quot;&quot;customValue&quot;&quot;:&quot;&quot;&quot;&amp;[.G285]&amp;&quot;&quot;&quot;,&quot;&quot;upper&quot;&quot;:&quot;&amp;[.J285]&amp;&quot;},&quot;" office:value-type="string" office:string-value="{&quot;id&quot;:26,&quot;screencode&quot;:0,&quot;unicode&quot;:&quot;\uEE9A&quot;,&quot;altUnicode&quot;:&quot;&quot;,&quot;name&quot;:&quot;&quot;,&quot;color&quot;:false,&quot;control&quot;:false,&quot;customValue&quot;:&quot;&quot;,&quot;upper&quot;:false}," calcext:value-type="string">
            <text:p>{"id":26,"screencode":0,"unicode":"\uEE9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5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6]+[.K286]))=1;&quot;0&quot;&amp;DEC2HEX([.A286]+[.K286]);DEC2HEX([.A286]+[.K286]))" office:value-type="string" office:string-value="\uEE9B" calcext:value-type="string">
            <text:p>\uEE9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6]&amp;&quot;,&quot;&quot;screencode&quot;&quot;:&quot;&amp;[.C286]&amp;&quot;,&quot;&quot;unicode&quot;&quot;:&quot;&quot;&quot;&amp;[.D286]&amp;&quot;&quot;&quot;,&quot;&quot;altUnicode&quot;&quot;:&quot;&quot;&quot;&amp;[.E286]&amp;&quot;&quot;&quot;,&quot;&quot;name&quot;&quot;:&quot;&quot;&quot;&amp;[.F286]&amp;&quot;&quot;&quot;,&quot;&quot;color&quot;&quot;:&quot;&amp;[.H286]&amp;&quot;,&quot;&quot;control&quot;&quot;:&quot;&amp;[.I286]&amp;&quot;,&quot;&quot;customValue&quot;&quot;:&quot;&quot;&quot;&amp;[.G286]&amp;&quot;&quot;&quot;,&quot;&quot;upper&quot;&quot;:&quot;&amp;[.J286]&amp;&quot;},&quot;" office:value-type="string" office:string-value="{&quot;id&quot;:27,&quot;screencode&quot;:0,&quot;unicode&quot;:&quot;\uEE9B&quot;,&quot;altUnicode&quot;:&quot;&quot;,&quot;name&quot;:&quot;&quot;,&quot;color&quot;:false,&quot;control&quot;:false,&quot;customValue&quot;:&quot;&quot;,&quot;upper&quot;:false}," calcext:value-type="string">
            <text:p>{"id":27,"screencode":0,"unicode":"\uEE9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6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7]+[.K287]))=1;&quot;0&quot;&amp;DEC2HEX([.A287]+[.K287]);DEC2HEX([.A287]+[.K287]))" office:value-type="string" office:string-value="\uEE9C" calcext:value-type="string">
            <text:p>\uEE9C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7]&amp;&quot;,&quot;&quot;screencode&quot;&quot;:&quot;&amp;[.C287]&amp;&quot;,&quot;&quot;unicode&quot;&quot;:&quot;&quot;&quot;&amp;[.D287]&amp;&quot;&quot;&quot;,&quot;&quot;altUnicode&quot;&quot;:&quot;&quot;&quot;&amp;[.E287]&amp;&quot;&quot;&quot;,&quot;&quot;name&quot;&quot;:&quot;&quot;&quot;&amp;[.F287]&amp;&quot;&quot;&quot;,&quot;&quot;color&quot;&quot;:&quot;&amp;[.H287]&amp;&quot;,&quot;&quot;control&quot;&quot;:&quot;&amp;[.I287]&amp;&quot;,&quot;&quot;customValue&quot;&quot;:&quot;&quot;&quot;&amp;[.G287]&amp;&quot;&quot;&quot;,&quot;&quot;upper&quot;&quot;:&quot;&amp;[.J287]&amp;&quot;},&quot;" office:value-type="string" office:string-value="{&quot;id&quot;:28,&quot;screencode&quot;:0,&quot;unicode&quot;:&quot;\uEE9C&quot;,&quot;altUnicode&quot;:&quot;&quot;,&quot;name&quot;:&quot;red&quot;,&quot;color&quot;:true,&quot;control&quot;:false,&quot;customValue&quot;:&quot;2&quot;,&quot;upper&quot;:false}," calcext:value-type="string">
            <text:p>{"id":28,"screencode":0,"unicode":"\uEE9C","altUnicode":"","name":"red","color":true,"control":false,"customValue":"2","upper":false},</text:p>
          </table:table-cell>
          <table:table-cell table:number-columns-repeated="7"/>
        </table:table-row>
        <table:table-row table:style-name="ro2">
          <table:table-cell table:formula="of:=[.A287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8]+[.K288]))=1;&quot;0&quot;&amp;DEC2HEX([.A288]+[.K288]);DEC2HEX([.A288]+[.K288]))" office:value-type="string" office:string-value="\uEE9D" calcext:value-type="string">
            <text:p>\uEE9D</text:p>
          </table:table-cell>
          <table:table-cell/>
          <table:table-cell office:value-type="string" calcext:value-type="string">
            <text:p>cursor righ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8]&amp;&quot;,&quot;&quot;screencode&quot;&quot;:&quot;&amp;[.C288]&amp;&quot;,&quot;&quot;unicode&quot;&quot;:&quot;&quot;&quot;&amp;[.D288]&amp;&quot;&quot;&quot;,&quot;&quot;altUnicode&quot;&quot;:&quot;&quot;&quot;&amp;[.E288]&amp;&quot;&quot;&quot;,&quot;&quot;name&quot;&quot;:&quot;&quot;&quot;&amp;[.F288]&amp;&quot;&quot;&quot;,&quot;&quot;color&quot;&quot;:&quot;&amp;[.H288]&amp;&quot;,&quot;&quot;control&quot;&quot;:&quot;&amp;[.I288]&amp;&quot;,&quot;&quot;customValue&quot;&quot;:&quot;&quot;&quot;&amp;[.G288]&amp;&quot;&quot;&quot;,&quot;&quot;upper&quot;&quot;:&quot;&amp;[.J288]&amp;&quot;},&quot;" office:value-type="string" office:string-value="{&quot;id&quot;:29,&quot;screencode&quot;:0,&quot;unicode&quot;:&quot;\uEE9D&quot;,&quot;altUnicode&quot;:&quot;&quot;,&quot;name&quot;:&quot;cursor right&quot;,&quot;color&quot;:false,&quot;control&quot;:true,&quot;customValue&quot;:&quot;&quot;,&quot;upper&quot;:false}," calcext:value-type="string">
            <text:p>{"id":29,"screencode":0,"unicode":"\uEE9D","altUnicode":"","name":"cursor righ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88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9]+[.K289]))=1;&quot;0&quot;&amp;DEC2HEX([.A289]+[.K289]);DEC2HEX([.A289]+[.K289]))" office:value-type="string" office:string-value="\uEE9E" calcext:value-type="string">
            <text:p>\uEE9E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9]&amp;&quot;,&quot;&quot;screencode&quot;&quot;:&quot;&amp;[.C289]&amp;&quot;,&quot;&quot;unicode&quot;&quot;:&quot;&quot;&quot;&amp;[.D289]&amp;&quot;&quot;&quot;,&quot;&quot;altUnicode&quot;&quot;:&quot;&quot;&quot;&amp;[.E289]&amp;&quot;&quot;&quot;,&quot;&quot;name&quot;&quot;:&quot;&quot;&quot;&amp;[.F289]&amp;&quot;&quot;&quot;,&quot;&quot;color&quot;&quot;:&quot;&amp;[.H289]&amp;&quot;,&quot;&quot;control&quot;&quot;:&quot;&amp;[.I289]&amp;&quot;,&quot;&quot;customValue&quot;&quot;:&quot;&quot;&quot;&amp;[.G289]&amp;&quot;&quot;&quot;,&quot;&quot;upper&quot;&quot;:&quot;&amp;[.J289]&amp;&quot;},&quot;" office:value-type="string" office:string-value="{&quot;id&quot;:30,&quot;screencode&quot;:0,&quot;unicode&quot;:&quot;\uEE9E&quot;,&quot;altUnicode&quot;:&quot;&quot;,&quot;name&quot;:&quot;green&quot;,&quot;color&quot;:true,&quot;control&quot;:false,&quot;customValue&quot;:&quot;5&quot;,&quot;upper&quot;:false}," calcext:value-type="string">
            <text:p>{"id":30,"screencode":0,"unicode":"\uEE9E","altUnicode":"","name":"green","color":true,"control":false,"customValue":"5","upper":false},</text:p>
          </table:table-cell>
          <table:table-cell table:number-columns-repeated="7"/>
        </table:table-row>
        <table:table-row table:style-name="ro2">
          <table:table-cell table:formula="of:=[.A289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90]+[.K290]))=1;&quot;0&quot;&amp;DEC2HEX([.A290]+[.K290]);DEC2HEX([.A290]+[.K290]))" office:value-type="string" office:string-value="\uEE9F" calcext:value-type="string">
            <text:p>\uEE9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90]&amp;&quot;,&quot;&quot;screencode&quot;&quot;:&quot;&amp;[.C290]&amp;&quot;,&quot;&quot;unicode&quot;&quot;:&quot;&quot;&quot;&amp;[.D290]&amp;&quot;&quot;&quot;,&quot;&quot;altUnicode&quot;&quot;:&quot;&quot;&quot;&amp;[.E290]&amp;&quot;&quot;&quot;,&quot;&quot;name&quot;&quot;:&quot;&quot;&quot;&amp;[.F290]&amp;&quot;&quot;&quot;,&quot;&quot;color&quot;&quot;:&quot;&amp;[.H290]&amp;&quot;,&quot;&quot;control&quot;&quot;:&quot;&amp;[.I290]&amp;&quot;,&quot;&quot;customValue&quot;&quot;:&quot;&quot;&quot;&amp;[.G290]&amp;&quot;&quot;&quot;,&quot;&quot;upper&quot;&quot;:&quot;&amp;[.J290]&amp;&quot;},&quot;" office:value-type="string" office:string-value="{&quot;id&quot;:31,&quot;screencode&quot;:0,&quot;unicode&quot;:&quot;\uEE9F&quot;,&quot;altUnicode&quot;:&quot;&quot;,&quot;name&quot;:&quot;blue&quot;,&quot;color&quot;:true,&quot;control&quot;:false,&quot;customValue&quot;:&quot;6&quot;,&quot;upper&quot;:false}," calcext:value-type="string">
            <text:p>{"id":31,"screencode":0,"unicode":"\uEE9F","altUnicode":"","name":"blue","color":true,"control":false,"customValue":"6","upper":false},</text:p>
          </table:table-cell>
          <table:table-cell table:number-columns-repeated="7"/>
        </table:table-row>
        <table:table-row table:style-name="ro2">
          <table:table-cell table:formula="of:=[.A290]+1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&quot;\uEE&quot;&amp;IF(LEN(DEC2HEX([.A291]+[.K291]))=1;&quot;0&quot;&amp;DEC2HEX([.A291]+[.K291]);DEC2HEX([.A291]+[.K291]))" office:value-type="string" office:string-value="\uEE20" calcext:value-type="string">
            <text:p>\uEE2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1]&amp;&quot;,&quot;&quot;screencode&quot;&quot;:&quot;&amp;[.C291]&amp;&quot;,&quot;&quot;unicode&quot;&quot;:&quot;&quot;&quot;&amp;[.D291]&amp;&quot;&quot;&quot;,&quot;&quot;altUnicode&quot;&quot;:&quot;&quot;&quot;&amp;[.E291]&amp;&quot;&quot;&quot;,&quot;&quot;name&quot;&quot;:&quot;&quot;&quot;&amp;[.F291]&amp;&quot;&quot;&quot;,&quot;&quot;color&quot;&quot;:&quot;&amp;[.H291]&amp;&quot;,&quot;&quot;control&quot;&quot;:&quot;&amp;[.I291]&amp;&quot;,&quot;&quot;customValue&quot;&quot;:&quot;&quot;&quot;&amp;[.G291]&amp;&quot;&quot;&quot;,&quot;&quot;upper&quot;&quot;:&quot;&amp;[.J291]&amp;&quot;},&quot;" office:value-type="string" office:string-value="{&quot;id&quot;:32,&quot;screencode&quot;:32,&quot;unicode&quot;:&quot;\uEE20&quot;,&quot;altUnicode&quot;:&quot;&quot;,&quot;name&quot;:&quot;&quot;,&quot;color&quot;:false,&quot;control&quot;:false,&quot;customValue&quot;:&quot;&quot;,&quot;upper&quot;:false}," calcext:value-type="string">
            <text:p>{"id":32,"screencode":32,"unicode":"\uEE2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1]+1" office:value-type="float" office:value="33" calcext:value-type="float">
            <text:p>33</text:p>
          </table:table-cell>
          <table:table-cell table:formula="of:=[.B291]+1" office:value-type="float" office:value="33" calcext:value-type="float">
            <text:p>33</text:p>
          </table:table-cell>
          <table:table-cell table:formula="of:=[.C291]+1" office:value-type="float" office:value="33" calcext:value-type="float">
            <text:p>33</text:p>
          </table:table-cell>
          <table:table-cell table:formula="of:=&quot;\uEE&quot;&amp;IF(LEN(DEC2HEX([.A292]+[.K292]))=1;&quot;0&quot;&amp;DEC2HEX([.A292]+[.K292]);DEC2HEX([.A292]+[.K292]))" office:value-type="string" office:string-value="\uEE21" calcext:value-type="string">
            <text:p>\uEE2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2]&amp;&quot;,&quot;&quot;screencode&quot;&quot;:&quot;&amp;[.C292]&amp;&quot;,&quot;&quot;unicode&quot;&quot;:&quot;&quot;&quot;&amp;[.D292]&amp;&quot;&quot;&quot;,&quot;&quot;altUnicode&quot;&quot;:&quot;&quot;&quot;&amp;[.E292]&amp;&quot;&quot;&quot;,&quot;&quot;name&quot;&quot;:&quot;&quot;&quot;&amp;[.F292]&amp;&quot;&quot;&quot;,&quot;&quot;color&quot;&quot;:&quot;&amp;[.H292]&amp;&quot;,&quot;&quot;control&quot;&quot;:&quot;&amp;[.I292]&amp;&quot;,&quot;&quot;customValue&quot;&quot;:&quot;&quot;&quot;&amp;[.G292]&amp;&quot;&quot;&quot;,&quot;&quot;upper&quot;&quot;:&quot;&amp;[.J292]&amp;&quot;},&quot;" office:value-type="string" office:string-value="{&quot;id&quot;:33,&quot;screencode&quot;:33,&quot;unicode&quot;:&quot;\uEE21&quot;,&quot;altUnicode&quot;:&quot;&quot;,&quot;name&quot;:&quot;&quot;,&quot;color&quot;:false,&quot;control&quot;:false,&quot;customValue&quot;:&quot;&quot;,&quot;upper&quot;:false}," calcext:value-type="string">
            <text:p>{"id":33,"screencode":33,"unicode":"\uEE2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2]+1" office:value-type="float" office:value="34" calcext:value-type="float">
            <text:p>34</text:p>
          </table:table-cell>
          <table:table-cell table:formula="of:=[.B292]+1" office:value-type="float" office:value="34" calcext:value-type="float">
            <text:p>34</text:p>
          </table:table-cell>
          <table:table-cell table:formula="of:=[.C292]+1" office:value-type="float" office:value="34" calcext:value-type="float">
            <text:p>34</text:p>
          </table:table-cell>
          <table:table-cell table:formula="of:=&quot;\uEE&quot;&amp;IF(LEN(DEC2HEX([.A293]+[.K293]))=1;&quot;0&quot;&amp;DEC2HEX([.A293]+[.K293]);DEC2HEX([.A293]+[.K293]))" office:value-type="string" office:string-value="\uEE22" calcext:value-type="string">
            <text:p>\uEE2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3]&amp;&quot;,&quot;&quot;screencode&quot;&quot;:&quot;&amp;[.C293]&amp;&quot;,&quot;&quot;unicode&quot;&quot;:&quot;&quot;&quot;&amp;[.D293]&amp;&quot;&quot;&quot;,&quot;&quot;altUnicode&quot;&quot;:&quot;&quot;&quot;&amp;[.E293]&amp;&quot;&quot;&quot;,&quot;&quot;name&quot;&quot;:&quot;&quot;&quot;&amp;[.F293]&amp;&quot;&quot;&quot;,&quot;&quot;color&quot;&quot;:&quot;&amp;[.H293]&amp;&quot;,&quot;&quot;control&quot;&quot;:&quot;&amp;[.I293]&amp;&quot;,&quot;&quot;customValue&quot;&quot;:&quot;&quot;&quot;&amp;[.G293]&amp;&quot;&quot;&quot;,&quot;&quot;upper&quot;&quot;:&quot;&amp;[.J293]&amp;&quot;},&quot;" office:value-type="string" office:string-value="{&quot;id&quot;:34,&quot;screencode&quot;:34,&quot;unicode&quot;:&quot;\uEE22&quot;,&quot;altUnicode&quot;:&quot;&quot;,&quot;name&quot;:&quot;&quot;,&quot;color&quot;:false,&quot;control&quot;:false,&quot;customValue&quot;:&quot;&quot;,&quot;upper&quot;:false}," calcext:value-type="string">
            <text:p>{"id":34,"screencode":34,"unicode":"\uEE2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3]+1" office:value-type="float" office:value="35" calcext:value-type="float">
            <text:p>35</text:p>
          </table:table-cell>
          <table:table-cell table:formula="of:=[.B293]+1" office:value-type="float" office:value="35" calcext:value-type="float">
            <text:p>35</text:p>
          </table:table-cell>
          <table:table-cell table:formula="of:=[.C293]+1" office:value-type="float" office:value="35" calcext:value-type="float">
            <text:p>35</text:p>
          </table:table-cell>
          <table:table-cell table:formula="of:=&quot;\uEE&quot;&amp;IF(LEN(DEC2HEX([.A294]+[.K294]))=1;&quot;0&quot;&amp;DEC2HEX([.A294]+[.K294]);DEC2HEX([.A294]+[.K294]))" office:value-type="string" office:string-value="\uEE23" calcext:value-type="string">
            <text:p>\uEE2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4]&amp;&quot;,&quot;&quot;screencode&quot;&quot;:&quot;&amp;[.C294]&amp;&quot;,&quot;&quot;unicode&quot;&quot;:&quot;&quot;&quot;&amp;[.D294]&amp;&quot;&quot;&quot;,&quot;&quot;altUnicode&quot;&quot;:&quot;&quot;&quot;&amp;[.E294]&amp;&quot;&quot;&quot;,&quot;&quot;name&quot;&quot;:&quot;&quot;&quot;&amp;[.F294]&amp;&quot;&quot;&quot;,&quot;&quot;color&quot;&quot;:&quot;&amp;[.H294]&amp;&quot;,&quot;&quot;control&quot;&quot;:&quot;&amp;[.I294]&amp;&quot;,&quot;&quot;customValue&quot;&quot;:&quot;&quot;&quot;&amp;[.G294]&amp;&quot;&quot;&quot;,&quot;&quot;upper&quot;&quot;:&quot;&amp;[.J294]&amp;&quot;},&quot;" office:value-type="string" office:string-value="{&quot;id&quot;:35,&quot;screencode&quot;:35,&quot;unicode&quot;:&quot;\uEE23&quot;,&quot;altUnicode&quot;:&quot;&quot;,&quot;name&quot;:&quot;&quot;,&quot;color&quot;:false,&quot;control&quot;:false,&quot;customValue&quot;:&quot;&quot;,&quot;upper&quot;:false}," calcext:value-type="string">
            <text:p>{"id":35,"screencode":35,"unicode":"\uEE2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4]+1" office:value-type="float" office:value="36" calcext:value-type="float">
            <text:p>36</text:p>
          </table:table-cell>
          <table:table-cell table:formula="of:=[.B294]+1" office:value-type="float" office:value="36" calcext:value-type="float">
            <text:p>36</text:p>
          </table:table-cell>
          <table:table-cell table:formula="of:=[.C294]+1" office:value-type="float" office:value="36" calcext:value-type="float">
            <text:p>36</text:p>
          </table:table-cell>
          <table:table-cell table:formula="of:=&quot;\uEE&quot;&amp;IF(LEN(DEC2HEX([.A295]+[.K295]))=1;&quot;0&quot;&amp;DEC2HEX([.A295]+[.K295]);DEC2HEX([.A295]+[.K295]))" office:value-type="string" office:string-value="\uEE24" calcext:value-type="string">
            <text:p>\uEE2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5]&amp;&quot;,&quot;&quot;screencode&quot;&quot;:&quot;&amp;[.C295]&amp;&quot;,&quot;&quot;unicode&quot;&quot;:&quot;&quot;&quot;&amp;[.D295]&amp;&quot;&quot;&quot;,&quot;&quot;altUnicode&quot;&quot;:&quot;&quot;&quot;&amp;[.E295]&amp;&quot;&quot;&quot;,&quot;&quot;name&quot;&quot;:&quot;&quot;&quot;&amp;[.F295]&amp;&quot;&quot;&quot;,&quot;&quot;color&quot;&quot;:&quot;&amp;[.H295]&amp;&quot;,&quot;&quot;control&quot;&quot;:&quot;&amp;[.I295]&amp;&quot;,&quot;&quot;customValue&quot;&quot;:&quot;&quot;&quot;&amp;[.G295]&amp;&quot;&quot;&quot;,&quot;&quot;upper&quot;&quot;:&quot;&amp;[.J295]&amp;&quot;},&quot;" office:value-type="string" office:string-value="{&quot;id&quot;:36,&quot;screencode&quot;:36,&quot;unicode&quot;:&quot;\uEE24&quot;,&quot;altUnicode&quot;:&quot;&quot;,&quot;name&quot;:&quot;&quot;,&quot;color&quot;:false,&quot;control&quot;:false,&quot;customValue&quot;:&quot;&quot;,&quot;upper&quot;:false}," calcext:value-type="string">
            <text:p>{"id":36,"screencode":36,"unicode":"\uEE2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5]+1" office:value-type="float" office:value="37" calcext:value-type="float">
            <text:p>37</text:p>
          </table:table-cell>
          <table:table-cell table:formula="of:=[.B295]+1" office:value-type="float" office:value="37" calcext:value-type="float">
            <text:p>37</text:p>
          </table:table-cell>
          <table:table-cell table:formula="of:=[.C295]+1" office:value-type="float" office:value="37" calcext:value-type="float">
            <text:p>37</text:p>
          </table:table-cell>
          <table:table-cell table:formula="of:=&quot;\uEE&quot;&amp;IF(LEN(DEC2HEX([.A296]+[.K296]))=1;&quot;0&quot;&amp;DEC2HEX([.A296]+[.K296]);DEC2HEX([.A296]+[.K296]))" office:value-type="string" office:string-value="\uEE25" calcext:value-type="string">
            <text:p>\uEE2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6]&amp;&quot;,&quot;&quot;screencode&quot;&quot;:&quot;&amp;[.C296]&amp;&quot;,&quot;&quot;unicode&quot;&quot;:&quot;&quot;&quot;&amp;[.D296]&amp;&quot;&quot;&quot;,&quot;&quot;altUnicode&quot;&quot;:&quot;&quot;&quot;&amp;[.E296]&amp;&quot;&quot;&quot;,&quot;&quot;name&quot;&quot;:&quot;&quot;&quot;&amp;[.F296]&amp;&quot;&quot;&quot;,&quot;&quot;color&quot;&quot;:&quot;&amp;[.H296]&amp;&quot;,&quot;&quot;control&quot;&quot;:&quot;&amp;[.I296]&amp;&quot;,&quot;&quot;customValue&quot;&quot;:&quot;&quot;&quot;&amp;[.G296]&amp;&quot;&quot;&quot;,&quot;&quot;upper&quot;&quot;:&quot;&amp;[.J296]&amp;&quot;},&quot;" office:value-type="string" office:string-value="{&quot;id&quot;:37,&quot;screencode&quot;:37,&quot;unicode&quot;:&quot;\uEE25&quot;,&quot;altUnicode&quot;:&quot;&quot;,&quot;name&quot;:&quot;&quot;,&quot;color&quot;:false,&quot;control&quot;:false,&quot;customValue&quot;:&quot;&quot;,&quot;upper&quot;:false}," calcext:value-type="string">
            <text:p>{"id":37,"screencode":37,"unicode":"\uEE2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6]+1" office:value-type="float" office:value="38" calcext:value-type="float">
            <text:p>38</text:p>
          </table:table-cell>
          <table:table-cell table:formula="of:=[.B296]+1" office:value-type="float" office:value="38" calcext:value-type="float">
            <text:p>38</text:p>
          </table:table-cell>
          <table:table-cell table:formula="of:=[.C296]+1" office:value-type="float" office:value="38" calcext:value-type="float">
            <text:p>38</text:p>
          </table:table-cell>
          <table:table-cell table:formula="of:=&quot;\uEE&quot;&amp;IF(LEN(DEC2HEX([.A297]+[.K297]))=1;&quot;0&quot;&amp;DEC2HEX([.A297]+[.K297]);DEC2HEX([.A297]+[.K297]))" office:value-type="string" office:string-value="\uEE26" calcext:value-type="string">
            <text:p>\uEE2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7]&amp;&quot;,&quot;&quot;screencode&quot;&quot;:&quot;&amp;[.C297]&amp;&quot;,&quot;&quot;unicode&quot;&quot;:&quot;&quot;&quot;&amp;[.D297]&amp;&quot;&quot;&quot;,&quot;&quot;altUnicode&quot;&quot;:&quot;&quot;&quot;&amp;[.E297]&amp;&quot;&quot;&quot;,&quot;&quot;name&quot;&quot;:&quot;&quot;&quot;&amp;[.F297]&amp;&quot;&quot;&quot;,&quot;&quot;color&quot;&quot;:&quot;&amp;[.H297]&amp;&quot;,&quot;&quot;control&quot;&quot;:&quot;&amp;[.I297]&amp;&quot;,&quot;&quot;customValue&quot;&quot;:&quot;&quot;&quot;&amp;[.G297]&amp;&quot;&quot;&quot;,&quot;&quot;upper&quot;&quot;:&quot;&amp;[.J297]&amp;&quot;},&quot;" office:value-type="string" office:string-value="{&quot;id&quot;:38,&quot;screencode&quot;:38,&quot;unicode&quot;:&quot;\uEE26&quot;,&quot;altUnicode&quot;:&quot;&quot;,&quot;name&quot;:&quot;&quot;,&quot;color&quot;:false,&quot;control&quot;:false,&quot;customValue&quot;:&quot;&quot;,&quot;upper&quot;:false}," calcext:value-type="string">
            <text:p>{"id":38,"screencode":38,"unicode":"\uEE2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7]+1" office:value-type="float" office:value="39" calcext:value-type="float">
            <text:p>39</text:p>
          </table:table-cell>
          <table:table-cell table:formula="of:=[.B297]+1" office:value-type="float" office:value="39" calcext:value-type="float">
            <text:p>39</text:p>
          </table:table-cell>
          <table:table-cell table:formula="of:=[.C297]+1" office:value-type="float" office:value="39" calcext:value-type="float">
            <text:p>39</text:p>
          </table:table-cell>
          <table:table-cell table:formula="of:=&quot;\uEE&quot;&amp;IF(LEN(DEC2HEX([.A298]+[.K298]))=1;&quot;0&quot;&amp;DEC2HEX([.A298]+[.K298]);DEC2HEX([.A298]+[.K298]))" office:value-type="string" office:string-value="\uEE27" calcext:value-type="string">
            <text:p>\uEE2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8]&amp;&quot;,&quot;&quot;screencode&quot;&quot;:&quot;&amp;[.C298]&amp;&quot;,&quot;&quot;unicode&quot;&quot;:&quot;&quot;&quot;&amp;[.D298]&amp;&quot;&quot;&quot;,&quot;&quot;altUnicode&quot;&quot;:&quot;&quot;&quot;&amp;[.E298]&amp;&quot;&quot;&quot;,&quot;&quot;name&quot;&quot;:&quot;&quot;&quot;&amp;[.F298]&amp;&quot;&quot;&quot;,&quot;&quot;color&quot;&quot;:&quot;&amp;[.H298]&amp;&quot;,&quot;&quot;control&quot;&quot;:&quot;&amp;[.I298]&amp;&quot;,&quot;&quot;customValue&quot;&quot;:&quot;&quot;&quot;&amp;[.G298]&amp;&quot;&quot;&quot;,&quot;&quot;upper&quot;&quot;:&quot;&amp;[.J298]&amp;&quot;},&quot;" office:value-type="string" office:string-value="{&quot;id&quot;:39,&quot;screencode&quot;:39,&quot;unicode&quot;:&quot;\uEE27&quot;,&quot;altUnicode&quot;:&quot;&quot;,&quot;name&quot;:&quot;&quot;,&quot;color&quot;:false,&quot;control&quot;:false,&quot;customValue&quot;:&quot;&quot;,&quot;upper&quot;:false}," calcext:value-type="string">
            <text:p>{"id":39,"screencode":39,"unicode":"\uEE2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8]+1" office:value-type="float" office:value="40" calcext:value-type="float">
            <text:p>40</text:p>
          </table:table-cell>
          <table:table-cell table:formula="of:=[.B298]+1" office:value-type="float" office:value="40" calcext:value-type="float">
            <text:p>40</text:p>
          </table:table-cell>
          <table:table-cell table:formula="of:=[.C298]+1" office:value-type="float" office:value="40" calcext:value-type="float">
            <text:p>40</text:p>
          </table:table-cell>
          <table:table-cell table:formula="of:=&quot;\uEE&quot;&amp;IF(LEN(DEC2HEX([.A299]+[.K299]))=1;&quot;0&quot;&amp;DEC2HEX([.A299]+[.K299]);DEC2HEX([.A299]+[.K299]))" office:value-type="string" office:string-value="\uEE28" calcext:value-type="string">
            <text:p>\uEE2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9]&amp;&quot;,&quot;&quot;screencode&quot;&quot;:&quot;&amp;[.C299]&amp;&quot;,&quot;&quot;unicode&quot;&quot;:&quot;&quot;&quot;&amp;[.D299]&amp;&quot;&quot;&quot;,&quot;&quot;altUnicode&quot;&quot;:&quot;&quot;&quot;&amp;[.E299]&amp;&quot;&quot;&quot;,&quot;&quot;name&quot;&quot;:&quot;&quot;&quot;&amp;[.F299]&amp;&quot;&quot;&quot;,&quot;&quot;color&quot;&quot;:&quot;&amp;[.H299]&amp;&quot;,&quot;&quot;control&quot;&quot;:&quot;&amp;[.I299]&amp;&quot;,&quot;&quot;customValue&quot;&quot;:&quot;&quot;&quot;&amp;[.G299]&amp;&quot;&quot;&quot;,&quot;&quot;upper&quot;&quot;:&quot;&amp;[.J299]&amp;&quot;},&quot;" office:value-type="string" office:string-value="{&quot;id&quot;:40,&quot;screencode&quot;:40,&quot;unicode&quot;:&quot;\uEE28&quot;,&quot;altUnicode&quot;:&quot;&quot;,&quot;name&quot;:&quot;&quot;,&quot;color&quot;:false,&quot;control&quot;:false,&quot;customValue&quot;:&quot;&quot;,&quot;upper&quot;:false}," calcext:value-type="string">
            <text:p>{"id":40,"screencode":40,"unicode":"\uEE2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9]+1" office:value-type="float" office:value="41" calcext:value-type="float">
            <text:p>41</text:p>
          </table:table-cell>
          <table:table-cell table:formula="of:=[.B299]+1" office:value-type="float" office:value="41" calcext:value-type="float">
            <text:p>41</text:p>
          </table:table-cell>
          <table:table-cell table:formula="of:=[.C299]+1" office:value-type="float" office:value="41" calcext:value-type="float">
            <text:p>41</text:p>
          </table:table-cell>
          <table:table-cell table:formula="of:=&quot;\uEE&quot;&amp;IF(LEN(DEC2HEX([.A300]+[.K300]))=1;&quot;0&quot;&amp;DEC2HEX([.A300]+[.K300]);DEC2HEX([.A300]+[.K300]))" office:value-type="string" office:string-value="\uEE29" calcext:value-type="string">
            <text:p>\uEE2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0]&amp;&quot;,&quot;&quot;screencode&quot;&quot;:&quot;&amp;[.C300]&amp;&quot;,&quot;&quot;unicode&quot;&quot;:&quot;&quot;&quot;&amp;[.D300]&amp;&quot;&quot;&quot;,&quot;&quot;altUnicode&quot;&quot;:&quot;&quot;&quot;&amp;[.E300]&amp;&quot;&quot;&quot;,&quot;&quot;name&quot;&quot;:&quot;&quot;&quot;&amp;[.F300]&amp;&quot;&quot;&quot;,&quot;&quot;color&quot;&quot;:&quot;&amp;[.H300]&amp;&quot;,&quot;&quot;control&quot;&quot;:&quot;&amp;[.I300]&amp;&quot;,&quot;&quot;customValue&quot;&quot;:&quot;&quot;&quot;&amp;[.G300]&amp;&quot;&quot;&quot;,&quot;&quot;upper&quot;&quot;:&quot;&amp;[.J300]&amp;&quot;},&quot;" office:value-type="string" office:string-value="{&quot;id&quot;:41,&quot;screencode&quot;:41,&quot;unicode&quot;:&quot;\uEE29&quot;,&quot;altUnicode&quot;:&quot;&quot;,&quot;name&quot;:&quot;&quot;,&quot;color&quot;:false,&quot;control&quot;:false,&quot;customValue&quot;:&quot;&quot;,&quot;upper&quot;:false}," calcext:value-type="string">
            <text:p>{"id":41,"screencode":41,"unicode":"\uEE2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0]+1" office:value-type="float" office:value="42" calcext:value-type="float">
            <text:p>42</text:p>
          </table:table-cell>
          <table:table-cell table:formula="of:=[.B300]+1" office:value-type="float" office:value="42" calcext:value-type="float">
            <text:p>42</text:p>
          </table:table-cell>
          <table:table-cell table:formula="of:=[.C300]+1" office:value-type="float" office:value="42" calcext:value-type="float">
            <text:p>42</text:p>
          </table:table-cell>
          <table:table-cell table:formula="of:=&quot;\uEE&quot;&amp;IF(LEN(DEC2HEX([.A301]+[.K301]))=1;&quot;0&quot;&amp;DEC2HEX([.A301]+[.K301]);DEC2HEX([.A301]+[.K301]))" office:value-type="string" office:string-value="\uEE2A" calcext:value-type="string">
            <text:p>\uEE2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1]&amp;&quot;,&quot;&quot;screencode&quot;&quot;:&quot;&amp;[.C301]&amp;&quot;,&quot;&quot;unicode&quot;&quot;:&quot;&quot;&quot;&amp;[.D301]&amp;&quot;&quot;&quot;,&quot;&quot;altUnicode&quot;&quot;:&quot;&quot;&quot;&amp;[.E301]&amp;&quot;&quot;&quot;,&quot;&quot;name&quot;&quot;:&quot;&quot;&quot;&amp;[.F301]&amp;&quot;&quot;&quot;,&quot;&quot;color&quot;&quot;:&quot;&amp;[.H301]&amp;&quot;,&quot;&quot;control&quot;&quot;:&quot;&amp;[.I301]&amp;&quot;,&quot;&quot;customValue&quot;&quot;:&quot;&quot;&quot;&amp;[.G301]&amp;&quot;&quot;&quot;,&quot;&quot;upper&quot;&quot;:&quot;&amp;[.J301]&amp;&quot;},&quot;" office:value-type="string" office:string-value="{&quot;id&quot;:42,&quot;screencode&quot;:42,&quot;unicode&quot;:&quot;\uEE2A&quot;,&quot;altUnicode&quot;:&quot;&quot;,&quot;name&quot;:&quot;&quot;,&quot;color&quot;:false,&quot;control&quot;:false,&quot;customValue&quot;:&quot;&quot;,&quot;upper&quot;:false}," calcext:value-type="string">
            <text:p>{"id":42,"screencode":42,"unicode":"\uEE2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1]+1" office:value-type="float" office:value="43" calcext:value-type="float">
            <text:p>43</text:p>
          </table:table-cell>
          <table:table-cell table:formula="of:=[.B301]+1" office:value-type="float" office:value="43" calcext:value-type="float">
            <text:p>43</text:p>
          </table:table-cell>
          <table:table-cell table:formula="of:=[.C301]+1" office:value-type="float" office:value="43" calcext:value-type="float">
            <text:p>43</text:p>
          </table:table-cell>
          <table:table-cell table:formula="of:=&quot;\uEE&quot;&amp;IF(LEN(DEC2HEX([.A302]+[.K302]))=1;&quot;0&quot;&amp;DEC2HEX([.A302]+[.K302]);DEC2HEX([.A302]+[.K302]))" office:value-type="string" office:string-value="\uEE2B" calcext:value-type="string">
            <text:p>\uEE2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2]&amp;&quot;,&quot;&quot;screencode&quot;&quot;:&quot;&amp;[.C302]&amp;&quot;,&quot;&quot;unicode&quot;&quot;:&quot;&quot;&quot;&amp;[.D302]&amp;&quot;&quot;&quot;,&quot;&quot;altUnicode&quot;&quot;:&quot;&quot;&quot;&amp;[.E302]&amp;&quot;&quot;&quot;,&quot;&quot;name&quot;&quot;:&quot;&quot;&quot;&amp;[.F302]&amp;&quot;&quot;&quot;,&quot;&quot;color&quot;&quot;:&quot;&amp;[.H302]&amp;&quot;,&quot;&quot;control&quot;&quot;:&quot;&amp;[.I302]&amp;&quot;,&quot;&quot;customValue&quot;&quot;:&quot;&quot;&quot;&amp;[.G302]&amp;&quot;&quot;&quot;,&quot;&quot;upper&quot;&quot;:&quot;&amp;[.J302]&amp;&quot;},&quot;" office:value-type="string" office:string-value="{&quot;id&quot;:43,&quot;screencode&quot;:43,&quot;unicode&quot;:&quot;\uEE2B&quot;,&quot;altUnicode&quot;:&quot;&quot;,&quot;name&quot;:&quot;&quot;,&quot;color&quot;:false,&quot;control&quot;:false,&quot;customValue&quot;:&quot;&quot;,&quot;upper&quot;:false}," calcext:value-type="string">
            <text:p>{"id":43,"screencode":43,"unicode":"\uEE2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2]+1" office:value-type="float" office:value="44" calcext:value-type="float">
            <text:p>44</text:p>
          </table:table-cell>
          <table:table-cell table:formula="of:=[.B302]+1" office:value-type="float" office:value="44" calcext:value-type="float">
            <text:p>44</text:p>
          </table:table-cell>
          <table:table-cell table:formula="of:=[.C302]+1" office:value-type="float" office:value="44" calcext:value-type="float">
            <text:p>44</text:p>
          </table:table-cell>
          <table:table-cell table:formula="of:=&quot;\uEE&quot;&amp;IF(LEN(DEC2HEX([.A303]+[.K303]))=1;&quot;0&quot;&amp;DEC2HEX([.A303]+[.K303]);DEC2HEX([.A303]+[.K303]))" office:value-type="string" office:string-value="\uEE2C" calcext:value-type="string">
            <text:p>\uEE2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3]&amp;&quot;,&quot;&quot;screencode&quot;&quot;:&quot;&amp;[.C303]&amp;&quot;,&quot;&quot;unicode&quot;&quot;:&quot;&quot;&quot;&amp;[.D303]&amp;&quot;&quot;&quot;,&quot;&quot;altUnicode&quot;&quot;:&quot;&quot;&quot;&amp;[.E303]&amp;&quot;&quot;&quot;,&quot;&quot;name&quot;&quot;:&quot;&quot;&quot;&amp;[.F303]&amp;&quot;&quot;&quot;,&quot;&quot;color&quot;&quot;:&quot;&amp;[.H303]&amp;&quot;,&quot;&quot;control&quot;&quot;:&quot;&amp;[.I303]&amp;&quot;,&quot;&quot;customValue&quot;&quot;:&quot;&quot;&quot;&amp;[.G303]&amp;&quot;&quot;&quot;,&quot;&quot;upper&quot;&quot;:&quot;&amp;[.J303]&amp;&quot;},&quot;" office:value-type="string" office:string-value="{&quot;id&quot;:44,&quot;screencode&quot;:44,&quot;unicode&quot;:&quot;\uEE2C&quot;,&quot;altUnicode&quot;:&quot;&quot;,&quot;name&quot;:&quot;&quot;,&quot;color&quot;:false,&quot;control&quot;:false,&quot;customValue&quot;:&quot;&quot;,&quot;upper&quot;:false}," calcext:value-type="string">
            <text:p>{"id":44,"screencode":44,"unicode":"\uEE2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3]+1" office:value-type="float" office:value="45" calcext:value-type="float">
            <text:p>45</text:p>
          </table:table-cell>
          <table:table-cell table:formula="of:=[.B303]+1" office:value-type="float" office:value="45" calcext:value-type="float">
            <text:p>45</text:p>
          </table:table-cell>
          <table:table-cell table:formula="of:=[.C303]+1" office:value-type="float" office:value="45" calcext:value-type="float">
            <text:p>45</text:p>
          </table:table-cell>
          <table:table-cell table:formula="of:=&quot;\uEE&quot;&amp;IF(LEN(DEC2HEX([.A304]+[.K304]))=1;&quot;0&quot;&amp;DEC2HEX([.A304]+[.K304]);DEC2HEX([.A304]+[.K304]))" office:value-type="string" office:string-value="\uEE2D" calcext:value-type="string">
            <text:p>\uEE2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4]&amp;&quot;,&quot;&quot;screencode&quot;&quot;:&quot;&amp;[.C304]&amp;&quot;,&quot;&quot;unicode&quot;&quot;:&quot;&quot;&quot;&amp;[.D304]&amp;&quot;&quot;&quot;,&quot;&quot;altUnicode&quot;&quot;:&quot;&quot;&quot;&amp;[.E304]&amp;&quot;&quot;&quot;,&quot;&quot;name&quot;&quot;:&quot;&quot;&quot;&amp;[.F304]&amp;&quot;&quot;&quot;,&quot;&quot;color&quot;&quot;:&quot;&amp;[.H304]&amp;&quot;,&quot;&quot;control&quot;&quot;:&quot;&amp;[.I304]&amp;&quot;,&quot;&quot;customValue&quot;&quot;:&quot;&quot;&quot;&amp;[.G304]&amp;&quot;&quot;&quot;,&quot;&quot;upper&quot;&quot;:&quot;&amp;[.J304]&amp;&quot;},&quot;" office:value-type="string" office:string-value="{&quot;id&quot;:45,&quot;screencode&quot;:45,&quot;unicode&quot;:&quot;\uEE2D&quot;,&quot;altUnicode&quot;:&quot;&quot;,&quot;name&quot;:&quot;&quot;,&quot;color&quot;:false,&quot;control&quot;:false,&quot;customValue&quot;:&quot;&quot;,&quot;upper&quot;:false}," calcext:value-type="string">
            <text:p>{"id":45,"screencode":45,"unicode":"\uEE2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4]+1" office:value-type="float" office:value="46" calcext:value-type="float">
            <text:p>46</text:p>
          </table:table-cell>
          <table:table-cell table:formula="of:=[.B304]+1" office:value-type="float" office:value="46" calcext:value-type="float">
            <text:p>46</text:p>
          </table:table-cell>
          <table:table-cell table:formula="of:=[.C304]+1" office:value-type="float" office:value="46" calcext:value-type="float">
            <text:p>46</text:p>
          </table:table-cell>
          <table:table-cell table:formula="of:=&quot;\uEE&quot;&amp;IF(LEN(DEC2HEX([.A305]+[.K305]))=1;&quot;0&quot;&amp;DEC2HEX([.A305]+[.K305]);DEC2HEX([.A305]+[.K305]))" office:value-type="string" office:string-value="\uEE2E" calcext:value-type="string">
            <text:p>\uEE2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5]&amp;&quot;,&quot;&quot;screencode&quot;&quot;:&quot;&amp;[.C305]&amp;&quot;,&quot;&quot;unicode&quot;&quot;:&quot;&quot;&quot;&amp;[.D305]&amp;&quot;&quot;&quot;,&quot;&quot;altUnicode&quot;&quot;:&quot;&quot;&quot;&amp;[.E305]&amp;&quot;&quot;&quot;,&quot;&quot;name&quot;&quot;:&quot;&quot;&quot;&amp;[.F305]&amp;&quot;&quot;&quot;,&quot;&quot;color&quot;&quot;:&quot;&amp;[.H305]&amp;&quot;,&quot;&quot;control&quot;&quot;:&quot;&amp;[.I305]&amp;&quot;,&quot;&quot;customValue&quot;&quot;:&quot;&quot;&quot;&amp;[.G305]&amp;&quot;&quot;&quot;,&quot;&quot;upper&quot;&quot;:&quot;&amp;[.J305]&amp;&quot;},&quot;" office:value-type="string" office:string-value="{&quot;id&quot;:46,&quot;screencode&quot;:46,&quot;unicode&quot;:&quot;\uEE2E&quot;,&quot;altUnicode&quot;:&quot;&quot;,&quot;name&quot;:&quot;&quot;,&quot;color&quot;:false,&quot;control&quot;:false,&quot;customValue&quot;:&quot;&quot;,&quot;upper&quot;:false}," calcext:value-type="string">
            <text:p>{"id":46,"screencode":46,"unicode":"\uEE2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5]+1" office:value-type="float" office:value="47" calcext:value-type="float">
            <text:p>47</text:p>
          </table:table-cell>
          <table:table-cell table:formula="of:=[.B305]+1" office:value-type="float" office:value="47" calcext:value-type="float">
            <text:p>47</text:p>
          </table:table-cell>
          <table:table-cell table:formula="of:=[.C305]+1" office:value-type="float" office:value="47" calcext:value-type="float">
            <text:p>47</text:p>
          </table:table-cell>
          <table:table-cell table:formula="of:=&quot;\uEE&quot;&amp;IF(LEN(DEC2HEX([.A306]+[.K306]))=1;&quot;0&quot;&amp;DEC2HEX([.A306]+[.K306]);DEC2HEX([.A306]+[.K306]))" office:value-type="string" office:string-value="\uEE2F" calcext:value-type="string">
            <text:p>\uEE2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6]&amp;&quot;,&quot;&quot;screencode&quot;&quot;:&quot;&amp;[.C306]&amp;&quot;,&quot;&quot;unicode&quot;&quot;:&quot;&quot;&quot;&amp;[.D306]&amp;&quot;&quot;&quot;,&quot;&quot;altUnicode&quot;&quot;:&quot;&quot;&quot;&amp;[.E306]&amp;&quot;&quot;&quot;,&quot;&quot;name&quot;&quot;:&quot;&quot;&quot;&amp;[.F306]&amp;&quot;&quot;&quot;,&quot;&quot;color&quot;&quot;:&quot;&amp;[.H306]&amp;&quot;,&quot;&quot;control&quot;&quot;:&quot;&amp;[.I306]&amp;&quot;,&quot;&quot;customValue&quot;&quot;:&quot;&quot;&quot;&amp;[.G306]&amp;&quot;&quot;&quot;,&quot;&quot;upper&quot;&quot;:&quot;&amp;[.J306]&amp;&quot;},&quot;" office:value-type="string" office:string-value="{&quot;id&quot;:47,&quot;screencode&quot;:47,&quot;unicode&quot;:&quot;\uEE2F&quot;,&quot;altUnicode&quot;:&quot;&quot;,&quot;name&quot;:&quot;&quot;,&quot;color&quot;:false,&quot;control&quot;:false,&quot;customValue&quot;:&quot;&quot;,&quot;upper&quot;:false}," calcext:value-type="string">
            <text:p>{"id":47,"screencode":47,"unicode":"\uEE2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6]+1" office:value-type="float" office:value="48" calcext:value-type="float">
            <text:p>48</text:p>
          </table:table-cell>
          <table:table-cell table:formula="of:=[.B306]+1" office:value-type="float" office:value="48" calcext:value-type="float">
            <text:p>48</text:p>
          </table:table-cell>
          <table:table-cell table:formula="of:=[.C306]+1" office:value-type="float" office:value="48" calcext:value-type="float">
            <text:p>48</text:p>
          </table:table-cell>
          <table:table-cell table:formula="of:=&quot;\uEE&quot;&amp;IF(LEN(DEC2HEX([.A307]+[.K307]))=1;&quot;0&quot;&amp;DEC2HEX([.A307]+[.K307]);DEC2HEX([.A307]+[.K307]))" office:value-type="string" office:string-value="\uEE30" calcext:value-type="string">
            <text:p>\uEE3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7]&amp;&quot;,&quot;&quot;screencode&quot;&quot;:&quot;&amp;[.C307]&amp;&quot;,&quot;&quot;unicode&quot;&quot;:&quot;&quot;&quot;&amp;[.D307]&amp;&quot;&quot;&quot;,&quot;&quot;altUnicode&quot;&quot;:&quot;&quot;&quot;&amp;[.E307]&amp;&quot;&quot;&quot;,&quot;&quot;name&quot;&quot;:&quot;&quot;&quot;&amp;[.F307]&amp;&quot;&quot;&quot;,&quot;&quot;color&quot;&quot;:&quot;&amp;[.H307]&amp;&quot;,&quot;&quot;control&quot;&quot;:&quot;&amp;[.I307]&amp;&quot;,&quot;&quot;customValue&quot;&quot;:&quot;&quot;&quot;&amp;[.G307]&amp;&quot;&quot;&quot;,&quot;&quot;upper&quot;&quot;:&quot;&amp;[.J307]&amp;&quot;},&quot;" office:value-type="string" office:string-value="{&quot;id&quot;:48,&quot;screencode&quot;:48,&quot;unicode&quot;:&quot;\uEE30&quot;,&quot;altUnicode&quot;:&quot;&quot;,&quot;name&quot;:&quot;&quot;,&quot;color&quot;:false,&quot;control&quot;:false,&quot;customValue&quot;:&quot;&quot;,&quot;upper&quot;:false}," calcext:value-type="string">
            <text:p>{"id":48,"screencode":48,"unicode":"\uEE3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7]+1" office:value-type="float" office:value="49" calcext:value-type="float">
            <text:p>49</text:p>
          </table:table-cell>
          <table:table-cell table:formula="of:=[.B307]+1" office:value-type="float" office:value="49" calcext:value-type="float">
            <text:p>49</text:p>
          </table:table-cell>
          <table:table-cell table:formula="of:=[.C307]+1" office:value-type="float" office:value="49" calcext:value-type="float">
            <text:p>49</text:p>
          </table:table-cell>
          <table:table-cell table:formula="of:=&quot;\uEE&quot;&amp;IF(LEN(DEC2HEX([.A308]+[.K308]))=1;&quot;0&quot;&amp;DEC2HEX([.A308]+[.K308]);DEC2HEX([.A308]+[.K308]))" office:value-type="string" office:string-value="\uEE31" calcext:value-type="string">
            <text:p>\uEE3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8]&amp;&quot;,&quot;&quot;screencode&quot;&quot;:&quot;&amp;[.C308]&amp;&quot;,&quot;&quot;unicode&quot;&quot;:&quot;&quot;&quot;&amp;[.D308]&amp;&quot;&quot;&quot;,&quot;&quot;altUnicode&quot;&quot;:&quot;&quot;&quot;&amp;[.E308]&amp;&quot;&quot;&quot;,&quot;&quot;name&quot;&quot;:&quot;&quot;&quot;&amp;[.F308]&amp;&quot;&quot;&quot;,&quot;&quot;color&quot;&quot;:&quot;&amp;[.H308]&amp;&quot;,&quot;&quot;control&quot;&quot;:&quot;&amp;[.I308]&amp;&quot;,&quot;&quot;customValue&quot;&quot;:&quot;&quot;&quot;&amp;[.G308]&amp;&quot;&quot;&quot;,&quot;&quot;upper&quot;&quot;:&quot;&amp;[.J308]&amp;&quot;},&quot;" office:value-type="string" office:string-value="{&quot;id&quot;:49,&quot;screencode&quot;:49,&quot;unicode&quot;:&quot;\uEE31&quot;,&quot;altUnicode&quot;:&quot;&quot;,&quot;name&quot;:&quot;&quot;,&quot;color&quot;:false,&quot;control&quot;:false,&quot;customValue&quot;:&quot;&quot;,&quot;upper&quot;:false}," calcext:value-type="string">
            <text:p>{"id":49,"screencode":49,"unicode":"\uEE3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8]+1" office:value-type="float" office:value="50" calcext:value-type="float">
            <text:p>50</text:p>
          </table:table-cell>
          <table:table-cell table:formula="of:=[.B308]+1" office:value-type="float" office:value="50" calcext:value-type="float">
            <text:p>50</text:p>
          </table:table-cell>
          <table:table-cell table:formula="of:=[.C308]+1" office:value-type="float" office:value="50" calcext:value-type="float">
            <text:p>50</text:p>
          </table:table-cell>
          <table:table-cell table:formula="of:=&quot;\uEE&quot;&amp;IF(LEN(DEC2HEX([.A309]+[.K309]))=1;&quot;0&quot;&amp;DEC2HEX([.A309]+[.K309]);DEC2HEX([.A309]+[.K309]))" office:value-type="string" office:string-value="\uEE32" calcext:value-type="string">
            <text:p>\uEE3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9]&amp;&quot;,&quot;&quot;screencode&quot;&quot;:&quot;&amp;[.C309]&amp;&quot;,&quot;&quot;unicode&quot;&quot;:&quot;&quot;&quot;&amp;[.D309]&amp;&quot;&quot;&quot;,&quot;&quot;altUnicode&quot;&quot;:&quot;&quot;&quot;&amp;[.E309]&amp;&quot;&quot;&quot;,&quot;&quot;name&quot;&quot;:&quot;&quot;&quot;&amp;[.F309]&amp;&quot;&quot;&quot;,&quot;&quot;color&quot;&quot;:&quot;&amp;[.H309]&amp;&quot;,&quot;&quot;control&quot;&quot;:&quot;&amp;[.I309]&amp;&quot;,&quot;&quot;customValue&quot;&quot;:&quot;&quot;&quot;&amp;[.G309]&amp;&quot;&quot;&quot;,&quot;&quot;upper&quot;&quot;:&quot;&amp;[.J309]&amp;&quot;},&quot;" office:value-type="string" office:string-value="{&quot;id&quot;:50,&quot;screencode&quot;:50,&quot;unicode&quot;:&quot;\uEE32&quot;,&quot;altUnicode&quot;:&quot;&quot;,&quot;name&quot;:&quot;&quot;,&quot;color&quot;:false,&quot;control&quot;:false,&quot;customValue&quot;:&quot;&quot;,&quot;upper&quot;:false}," calcext:value-type="string">
            <text:p>{"id":50,"screencode":50,"unicode":"\uEE3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9]+1" office:value-type="float" office:value="51" calcext:value-type="float">
            <text:p>51</text:p>
          </table:table-cell>
          <table:table-cell table:formula="of:=[.B309]+1" office:value-type="float" office:value="51" calcext:value-type="float">
            <text:p>51</text:p>
          </table:table-cell>
          <table:table-cell table:formula="of:=[.C309]+1" office:value-type="float" office:value="51" calcext:value-type="float">
            <text:p>51</text:p>
          </table:table-cell>
          <table:table-cell table:formula="of:=&quot;\uEE&quot;&amp;IF(LEN(DEC2HEX([.A310]+[.K310]))=1;&quot;0&quot;&amp;DEC2HEX([.A310]+[.K310]);DEC2HEX([.A310]+[.K310]))" office:value-type="string" office:string-value="\uEE33" calcext:value-type="string">
            <text:p>\uEE3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0]&amp;&quot;,&quot;&quot;screencode&quot;&quot;:&quot;&amp;[.C310]&amp;&quot;,&quot;&quot;unicode&quot;&quot;:&quot;&quot;&quot;&amp;[.D310]&amp;&quot;&quot;&quot;,&quot;&quot;altUnicode&quot;&quot;:&quot;&quot;&quot;&amp;[.E310]&amp;&quot;&quot;&quot;,&quot;&quot;name&quot;&quot;:&quot;&quot;&quot;&amp;[.F310]&amp;&quot;&quot;&quot;,&quot;&quot;color&quot;&quot;:&quot;&amp;[.H310]&amp;&quot;,&quot;&quot;control&quot;&quot;:&quot;&amp;[.I310]&amp;&quot;,&quot;&quot;customValue&quot;&quot;:&quot;&quot;&quot;&amp;[.G310]&amp;&quot;&quot;&quot;,&quot;&quot;upper&quot;&quot;:&quot;&amp;[.J310]&amp;&quot;},&quot;" office:value-type="string" office:string-value="{&quot;id&quot;:51,&quot;screencode&quot;:51,&quot;unicode&quot;:&quot;\uEE33&quot;,&quot;altUnicode&quot;:&quot;&quot;,&quot;name&quot;:&quot;&quot;,&quot;color&quot;:false,&quot;control&quot;:false,&quot;customValue&quot;:&quot;&quot;,&quot;upper&quot;:false}," calcext:value-type="string">
            <text:p>{"id":51,"screencode":51,"unicode":"\uEE3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0]+1" office:value-type="float" office:value="52" calcext:value-type="float">
            <text:p>52</text:p>
          </table:table-cell>
          <table:table-cell table:formula="of:=[.B310]+1" office:value-type="float" office:value="52" calcext:value-type="float">
            <text:p>52</text:p>
          </table:table-cell>
          <table:table-cell table:formula="of:=[.C310]+1" office:value-type="float" office:value="52" calcext:value-type="float">
            <text:p>52</text:p>
          </table:table-cell>
          <table:table-cell table:formula="of:=&quot;\uEE&quot;&amp;IF(LEN(DEC2HEX([.A311]+[.K311]))=1;&quot;0&quot;&amp;DEC2HEX([.A311]+[.K311]);DEC2HEX([.A311]+[.K311]))" office:value-type="string" office:string-value="\uEE34" calcext:value-type="string">
            <text:p>\uEE3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1]&amp;&quot;,&quot;&quot;screencode&quot;&quot;:&quot;&amp;[.C311]&amp;&quot;,&quot;&quot;unicode&quot;&quot;:&quot;&quot;&quot;&amp;[.D311]&amp;&quot;&quot;&quot;,&quot;&quot;altUnicode&quot;&quot;:&quot;&quot;&quot;&amp;[.E311]&amp;&quot;&quot;&quot;,&quot;&quot;name&quot;&quot;:&quot;&quot;&quot;&amp;[.F311]&amp;&quot;&quot;&quot;,&quot;&quot;color&quot;&quot;:&quot;&amp;[.H311]&amp;&quot;,&quot;&quot;control&quot;&quot;:&quot;&amp;[.I311]&amp;&quot;,&quot;&quot;customValue&quot;&quot;:&quot;&quot;&quot;&amp;[.G311]&amp;&quot;&quot;&quot;,&quot;&quot;upper&quot;&quot;:&quot;&amp;[.J311]&amp;&quot;},&quot;" office:value-type="string" office:string-value="{&quot;id&quot;:52,&quot;screencode&quot;:52,&quot;unicode&quot;:&quot;\uEE34&quot;,&quot;altUnicode&quot;:&quot;&quot;,&quot;name&quot;:&quot;&quot;,&quot;color&quot;:false,&quot;control&quot;:false,&quot;customValue&quot;:&quot;&quot;,&quot;upper&quot;:false}," calcext:value-type="string">
            <text:p>{"id":52,"screencode":52,"unicode":"\uEE3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1]+1" office:value-type="float" office:value="53" calcext:value-type="float">
            <text:p>53</text:p>
          </table:table-cell>
          <table:table-cell table:formula="of:=[.B311]+1" office:value-type="float" office:value="53" calcext:value-type="float">
            <text:p>53</text:p>
          </table:table-cell>
          <table:table-cell table:formula="of:=[.C311]+1" office:value-type="float" office:value="53" calcext:value-type="float">
            <text:p>53</text:p>
          </table:table-cell>
          <table:table-cell table:formula="of:=&quot;\uEE&quot;&amp;IF(LEN(DEC2HEX([.A312]+[.K312]))=1;&quot;0&quot;&amp;DEC2HEX([.A312]+[.K312]);DEC2HEX([.A312]+[.K312]))" office:value-type="string" office:string-value="\uEE35" calcext:value-type="string">
            <text:p>\uEE3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2]&amp;&quot;,&quot;&quot;screencode&quot;&quot;:&quot;&amp;[.C312]&amp;&quot;,&quot;&quot;unicode&quot;&quot;:&quot;&quot;&quot;&amp;[.D312]&amp;&quot;&quot;&quot;,&quot;&quot;altUnicode&quot;&quot;:&quot;&quot;&quot;&amp;[.E312]&amp;&quot;&quot;&quot;,&quot;&quot;name&quot;&quot;:&quot;&quot;&quot;&amp;[.F312]&amp;&quot;&quot;&quot;,&quot;&quot;color&quot;&quot;:&quot;&amp;[.H312]&amp;&quot;,&quot;&quot;control&quot;&quot;:&quot;&amp;[.I312]&amp;&quot;,&quot;&quot;customValue&quot;&quot;:&quot;&quot;&quot;&amp;[.G312]&amp;&quot;&quot;&quot;,&quot;&quot;upper&quot;&quot;:&quot;&amp;[.J312]&amp;&quot;},&quot;" office:value-type="string" office:string-value="{&quot;id&quot;:53,&quot;screencode&quot;:53,&quot;unicode&quot;:&quot;\uEE35&quot;,&quot;altUnicode&quot;:&quot;&quot;,&quot;name&quot;:&quot;&quot;,&quot;color&quot;:false,&quot;control&quot;:false,&quot;customValue&quot;:&quot;&quot;,&quot;upper&quot;:false}," calcext:value-type="string">
            <text:p>{"id":53,"screencode":53,"unicode":"\uEE3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2]+1" office:value-type="float" office:value="54" calcext:value-type="float">
            <text:p>54</text:p>
          </table:table-cell>
          <table:table-cell table:formula="of:=[.B312]+1" office:value-type="float" office:value="54" calcext:value-type="float">
            <text:p>54</text:p>
          </table:table-cell>
          <table:table-cell table:formula="of:=[.C312]+1" office:value-type="float" office:value="54" calcext:value-type="float">
            <text:p>54</text:p>
          </table:table-cell>
          <table:table-cell table:formula="of:=&quot;\uEE&quot;&amp;IF(LEN(DEC2HEX([.A313]+[.K313]))=1;&quot;0&quot;&amp;DEC2HEX([.A313]+[.K313]);DEC2HEX([.A313]+[.K313]))" office:value-type="string" office:string-value="\uEE36" calcext:value-type="string">
            <text:p>\uEE3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3]&amp;&quot;,&quot;&quot;screencode&quot;&quot;:&quot;&amp;[.C313]&amp;&quot;,&quot;&quot;unicode&quot;&quot;:&quot;&quot;&quot;&amp;[.D313]&amp;&quot;&quot;&quot;,&quot;&quot;altUnicode&quot;&quot;:&quot;&quot;&quot;&amp;[.E313]&amp;&quot;&quot;&quot;,&quot;&quot;name&quot;&quot;:&quot;&quot;&quot;&amp;[.F313]&amp;&quot;&quot;&quot;,&quot;&quot;color&quot;&quot;:&quot;&amp;[.H313]&amp;&quot;,&quot;&quot;control&quot;&quot;:&quot;&amp;[.I313]&amp;&quot;,&quot;&quot;customValue&quot;&quot;:&quot;&quot;&quot;&amp;[.G313]&amp;&quot;&quot;&quot;,&quot;&quot;upper&quot;&quot;:&quot;&amp;[.J313]&amp;&quot;},&quot;" office:value-type="string" office:string-value="{&quot;id&quot;:54,&quot;screencode&quot;:54,&quot;unicode&quot;:&quot;\uEE36&quot;,&quot;altUnicode&quot;:&quot;&quot;,&quot;name&quot;:&quot;&quot;,&quot;color&quot;:false,&quot;control&quot;:false,&quot;customValue&quot;:&quot;&quot;,&quot;upper&quot;:false}," calcext:value-type="string">
            <text:p>{"id":54,"screencode":54,"unicode":"\uEE3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3]+1" office:value-type="float" office:value="55" calcext:value-type="float">
            <text:p>55</text:p>
          </table:table-cell>
          <table:table-cell table:formula="of:=[.B313]+1" office:value-type="float" office:value="55" calcext:value-type="float">
            <text:p>55</text:p>
          </table:table-cell>
          <table:table-cell table:formula="of:=[.C313]+1" office:value-type="float" office:value="55" calcext:value-type="float">
            <text:p>55</text:p>
          </table:table-cell>
          <table:table-cell table:formula="of:=&quot;\uEE&quot;&amp;IF(LEN(DEC2HEX([.A314]+[.K314]))=1;&quot;0&quot;&amp;DEC2HEX([.A314]+[.K314]);DEC2HEX([.A314]+[.K314]))" office:value-type="string" office:string-value="\uEE37" calcext:value-type="string">
            <text:p>\uEE3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4]&amp;&quot;,&quot;&quot;screencode&quot;&quot;:&quot;&amp;[.C314]&amp;&quot;,&quot;&quot;unicode&quot;&quot;:&quot;&quot;&quot;&amp;[.D314]&amp;&quot;&quot;&quot;,&quot;&quot;altUnicode&quot;&quot;:&quot;&quot;&quot;&amp;[.E314]&amp;&quot;&quot;&quot;,&quot;&quot;name&quot;&quot;:&quot;&quot;&quot;&amp;[.F314]&amp;&quot;&quot;&quot;,&quot;&quot;color&quot;&quot;:&quot;&amp;[.H314]&amp;&quot;,&quot;&quot;control&quot;&quot;:&quot;&amp;[.I314]&amp;&quot;,&quot;&quot;customValue&quot;&quot;:&quot;&quot;&quot;&amp;[.G314]&amp;&quot;&quot;&quot;,&quot;&quot;upper&quot;&quot;:&quot;&amp;[.J314]&amp;&quot;},&quot;" office:value-type="string" office:string-value="{&quot;id&quot;:55,&quot;screencode&quot;:55,&quot;unicode&quot;:&quot;\uEE37&quot;,&quot;altUnicode&quot;:&quot;&quot;,&quot;name&quot;:&quot;&quot;,&quot;color&quot;:false,&quot;control&quot;:false,&quot;customValue&quot;:&quot;&quot;,&quot;upper&quot;:false}," calcext:value-type="string">
            <text:p>{"id":55,"screencode":55,"unicode":"\uEE3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4]+1" office:value-type="float" office:value="56" calcext:value-type="float">
            <text:p>56</text:p>
          </table:table-cell>
          <table:table-cell table:formula="of:=[.B314]+1" office:value-type="float" office:value="56" calcext:value-type="float">
            <text:p>56</text:p>
          </table:table-cell>
          <table:table-cell table:formula="of:=[.C314]+1" office:value-type="float" office:value="56" calcext:value-type="float">
            <text:p>56</text:p>
          </table:table-cell>
          <table:table-cell table:formula="of:=&quot;\uEE&quot;&amp;IF(LEN(DEC2HEX([.A315]+[.K315]))=1;&quot;0&quot;&amp;DEC2HEX([.A315]+[.K315]);DEC2HEX([.A315]+[.K315]))" office:value-type="string" office:string-value="\uEE38" calcext:value-type="string">
            <text:p>\uEE3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5]&amp;&quot;,&quot;&quot;screencode&quot;&quot;:&quot;&amp;[.C315]&amp;&quot;,&quot;&quot;unicode&quot;&quot;:&quot;&quot;&quot;&amp;[.D315]&amp;&quot;&quot;&quot;,&quot;&quot;altUnicode&quot;&quot;:&quot;&quot;&quot;&amp;[.E315]&amp;&quot;&quot;&quot;,&quot;&quot;name&quot;&quot;:&quot;&quot;&quot;&amp;[.F315]&amp;&quot;&quot;&quot;,&quot;&quot;color&quot;&quot;:&quot;&amp;[.H315]&amp;&quot;,&quot;&quot;control&quot;&quot;:&quot;&amp;[.I315]&amp;&quot;,&quot;&quot;customValue&quot;&quot;:&quot;&quot;&quot;&amp;[.G315]&amp;&quot;&quot;&quot;,&quot;&quot;upper&quot;&quot;:&quot;&amp;[.J315]&amp;&quot;},&quot;" office:value-type="string" office:string-value="{&quot;id&quot;:56,&quot;screencode&quot;:56,&quot;unicode&quot;:&quot;\uEE38&quot;,&quot;altUnicode&quot;:&quot;&quot;,&quot;name&quot;:&quot;&quot;,&quot;color&quot;:false,&quot;control&quot;:false,&quot;customValue&quot;:&quot;&quot;,&quot;upper&quot;:false}," calcext:value-type="string">
            <text:p>{"id":56,"screencode":56,"unicode":"\uEE3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5]+1" office:value-type="float" office:value="57" calcext:value-type="float">
            <text:p>57</text:p>
          </table:table-cell>
          <table:table-cell table:formula="of:=[.B315]+1" office:value-type="float" office:value="57" calcext:value-type="float">
            <text:p>57</text:p>
          </table:table-cell>
          <table:table-cell table:formula="of:=[.C315]+1" office:value-type="float" office:value="57" calcext:value-type="float">
            <text:p>57</text:p>
          </table:table-cell>
          <table:table-cell table:formula="of:=&quot;\uEE&quot;&amp;IF(LEN(DEC2HEX([.A316]+[.K316]))=1;&quot;0&quot;&amp;DEC2HEX([.A316]+[.K316]);DEC2HEX([.A316]+[.K316]))" office:value-type="string" office:string-value="\uEE39" calcext:value-type="string">
            <text:p>\uEE3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6]&amp;&quot;,&quot;&quot;screencode&quot;&quot;:&quot;&amp;[.C316]&amp;&quot;,&quot;&quot;unicode&quot;&quot;:&quot;&quot;&quot;&amp;[.D316]&amp;&quot;&quot;&quot;,&quot;&quot;altUnicode&quot;&quot;:&quot;&quot;&quot;&amp;[.E316]&amp;&quot;&quot;&quot;,&quot;&quot;name&quot;&quot;:&quot;&quot;&quot;&amp;[.F316]&amp;&quot;&quot;&quot;,&quot;&quot;color&quot;&quot;:&quot;&amp;[.H316]&amp;&quot;,&quot;&quot;control&quot;&quot;:&quot;&amp;[.I316]&amp;&quot;,&quot;&quot;customValue&quot;&quot;:&quot;&quot;&quot;&amp;[.G316]&amp;&quot;&quot;&quot;,&quot;&quot;upper&quot;&quot;:&quot;&amp;[.J316]&amp;&quot;},&quot;" office:value-type="string" office:string-value="{&quot;id&quot;:57,&quot;screencode&quot;:57,&quot;unicode&quot;:&quot;\uEE39&quot;,&quot;altUnicode&quot;:&quot;&quot;,&quot;name&quot;:&quot;&quot;,&quot;color&quot;:false,&quot;control&quot;:false,&quot;customValue&quot;:&quot;&quot;,&quot;upper&quot;:false}," calcext:value-type="string">
            <text:p>{"id":57,"screencode":57,"unicode":"\uEE3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6]+1" office:value-type="float" office:value="58" calcext:value-type="float">
            <text:p>58</text:p>
          </table:table-cell>
          <table:table-cell table:formula="of:=[.B316]+1" office:value-type="float" office:value="58" calcext:value-type="float">
            <text:p>58</text:p>
          </table:table-cell>
          <table:table-cell table:formula="of:=[.C316]+1" office:value-type="float" office:value="58" calcext:value-type="float">
            <text:p>58</text:p>
          </table:table-cell>
          <table:table-cell table:formula="of:=&quot;\uEE&quot;&amp;IF(LEN(DEC2HEX([.A317]+[.K317]))=1;&quot;0&quot;&amp;DEC2HEX([.A317]+[.K317]);DEC2HEX([.A317]+[.K317]))" office:value-type="string" office:string-value="\uEE3A" calcext:value-type="string">
            <text:p>\uEE3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7]&amp;&quot;,&quot;&quot;screencode&quot;&quot;:&quot;&amp;[.C317]&amp;&quot;,&quot;&quot;unicode&quot;&quot;:&quot;&quot;&quot;&amp;[.D317]&amp;&quot;&quot;&quot;,&quot;&quot;altUnicode&quot;&quot;:&quot;&quot;&quot;&amp;[.E317]&amp;&quot;&quot;&quot;,&quot;&quot;name&quot;&quot;:&quot;&quot;&quot;&amp;[.F317]&amp;&quot;&quot;&quot;,&quot;&quot;color&quot;&quot;:&quot;&amp;[.H317]&amp;&quot;,&quot;&quot;control&quot;&quot;:&quot;&amp;[.I317]&amp;&quot;,&quot;&quot;customValue&quot;&quot;:&quot;&quot;&quot;&amp;[.G317]&amp;&quot;&quot;&quot;,&quot;&quot;upper&quot;&quot;:&quot;&amp;[.J317]&amp;&quot;},&quot;" office:value-type="string" office:string-value="{&quot;id&quot;:58,&quot;screencode&quot;:58,&quot;unicode&quot;:&quot;\uEE3A&quot;,&quot;altUnicode&quot;:&quot;&quot;,&quot;name&quot;:&quot;&quot;,&quot;color&quot;:false,&quot;control&quot;:false,&quot;customValue&quot;:&quot;&quot;,&quot;upper&quot;:false}," calcext:value-type="string">
            <text:p>{"id":58,"screencode":58,"unicode":"\uEE3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7]+1" office:value-type="float" office:value="59" calcext:value-type="float">
            <text:p>59</text:p>
          </table:table-cell>
          <table:table-cell table:formula="of:=[.B317]+1" office:value-type="float" office:value="59" calcext:value-type="float">
            <text:p>59</text:p>
          </table:table-cell>
          <table:table-cell table:formula="of:=[.C317]+1" office:value-type="float" office:value="59" calcext:value-type="float">
            <text:p>59</text:p>
          </table:table-cell>
          <table:table-cell table:formula="of:=&quot;\uEE&quot;&amp;IF(LEN(DEC2HEX([.A318]+[.K318]))=1;&quot;0&quot;&amp;DEC2HEX([.A318]+[.K318]);DEC2HEX([.A318]+[.K318]))" office:value-type="string" office:string-value="\uEE3B" calcext:value-type="string">
            <text:p>\uEE3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8]&amp;&quot;,&quot;&quot;screencode&quot;&quot;:&quot;&amp;[.C318]&amp;&quot;,&quot;&quot;unicode&quot;&quot;:&quot;&quot;&quot;&amp;[.D318]&amp;&quot;&quot;&quot;,&quot;&quot;altUnicode&quot;&quot;:&quot;&quot;&quot;&amp;[.E318]&amp;&quot;&quot;&quot;,&quot;&quot;name&quot;&quot;:&quot;&quot;&quot;&amp;[.F318]&amp;&quot;&quot;&quot;,&quot;&quot;color&quot;&quot;:&quot;&amp;[.H318]&amp;&quot;,&quot;&quot;control&quot;&quot;:&quot;&amp;[.I318]&amp;&quot;,&quot;&quot;customValue&quot;&quot;:&quot;&quot;&quot;&amp;[.G318]&amp;&quot;&quot;&quot;,&quot;&quot;upper&quot;&quot;:&quot;&amp;[.J318]&amp;&quot;},&quot;" office:value-type="string" office:string-value="{&quot;id&quot;:59,&quot;screencode&quot;:59,&quot;unicode&quot;:&quot;\uEE3B&quot;,&quot;altUnicode&quot;:&quot;&quot;,&quot;name&quot;:&quot;&quot;,&quot;color&quot;:false,&quot;control&quot;:false,&quot;customValue&quot;:&quot;&quot;,&quot;upper&quot;:false}," calcext:value-type="string">
            <text:p>{"id":59,"screencode":59,"unicode":"\uEE3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8]+1" office:value-type="float" office:value="60" calcext:value-type="float">
            <text:p>60</text:p>
          </table:table-cell>
          <table:table-cell table:formula="of:=[.B318]+1" office:value-type="float" office:value="60" calcext:value-type="float">
            <text:p>60</text:p>
          </table:table-cell>
          <table:table-cell table:formula="of:=[.C318]+1" office:value-type="float" office:value="60" calcext:value-type="float">
            <text:p>60</text:p>
          </table:table-cell>
          <table:table-cell table:formula="of:=&quot;\uEE&quot;&amp;IF(LEN(DEC2HEX([.A319]+[.K319]))=1;&quot;0&quot;&amp;DEC2HEX([.A319]+[.K319]);DEC2HEX([.A319]+[.K319]))" office:value-type="string" office:string-value="\uEE3C" calcext:value-type="string">
            <text:p>\uEE3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9]&amp;&quot;,&quot;&quot;screencode&quot;&quot;:&quot;&amp;[.C319]&amp;&quot;,&quot;&quot;unicode&quot;&quot;:&quot;&quot;&quot;&amp;[.D319]&amp;&quot;&quot;&quot;,&quot;&quot;altUnicode&quot;&quot;:&quot;&quot;&quot;&amp;[.E319]&amp;&quot;&quot;&quot;,&quot;&quot;name&quot;&quot;:&quot;&quot;&quot;&amp;[.F319]&amp;&quot;&quot;&quot;,&quot;&quot;color&quot;&quot;:&quot;&amp;[.H319]&amp;&quot;,&quot;&quot;control&quot;&quot;:&quot;&amp;[.I319]&amp;&quot;,&quot;&quot;customValue&quot;&quot;:&quot;&quot;&quot;&amp;[.G319]&amp;&quot;&quot;&quot;,&quot;&quot;upper&quot;&quot;:&quot;&amp;[.J319]&amp;&quot;},&quot;" office:value-type="string" office:string-value="{&quot;id&quot;:60,&quot;screencode&quot;:60,&quot;unicode&quot;:&quot;\uEE3C&quot;,&quot;altUnicode&quot;:&quot;&quot;,&quot;name&quot;:&quot;&quot;,&quot;color&quot;:false,&quot;control&quot;:false,&quot;customValue&quot;:&quot;&quot;,&quot;upper&quot;:false}," calcext:value-type="string">
            <text:p>{"id":60,"screencode":60,"unicode":"\uEE3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9]+1" office:value-type="float" office:value="61" calcext:value-type="float">
            <text:p>61</text:p>
          </table:table-cell>
          <table:table-cell table:formula="of:=[.B319]+1" office:value-type="float" office:value="61" calcext:value-type="float">
            <text:p>61</text:p>
          </table:table-cell>
          <table:table-cell table:formula="of:=[.C319]+1" office:value-type="float" office:value="61" calcext:value-type="float">
            <text:p>61</text:p>
          </table:table-cell>
          <table:table-cell table:formula="of:=&quot;\uEE&quot;&amp;IF(LEN(DEC2HEX([.A320]+[.K320]))=1;&quot;0&quot;&amp;DEC2HEX([.A320]+[.K320]);DEC2HEX([.A320]+[.K320]))" office:value-type="string" office:string-value="\uEE3D" calcext:value-type="string">
            <text:p>\uEE3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0]&amp;&quot;,&quot;&quot;screencode&quot;&quot;:&quot;&amp;[.C320]&amp;&quot;,&quot;&quot;unicode&quot;&quot;:&quot;&quot;&quot;&amp;[.D320]&amp;&quot;&quot;&quot;,&quot;&quot;altUnicode&quot;&quot;:&quot;&quot;&quot;&amp;[.E320]&amp;&quot;&quot;&quot;,&quot;&quot;name&quot;&quot;:&quot;&quot;&quot;&amp;[.F320]&amp;&quot;&quot;&quot;,&quot;&quot;color&quot;&quot;:&quot;&amp;[.H320]&amp;&quot;,&quot;&quot;control&quot;&quot;:&quot;&amp;[.I320]&amp;&quot;,&quot;&quot;customValue&quot;&quot;:&quot;&quot;&quot;&amp;[.G320]&amp;&quot;&quot;&quot;,&quot;&quot;upper&quot;&quot;:&quot;&amp;[.J320]&amp;&quot;},&quot;" office:value-type="string" office:string-value="{&quot;id&quot;:61,&quot;screencode&quot;:61,&quot;unicode&quot;:&quot;\uEE3D&quot;,&quot;altUnicode&quot;:&quot;&quot;,&quot;name&quot;:&quot;&quot;,&quot;color&quot;:false,&quot;control&quot;:false,&quot;customValue&quot;:&quot;&quot;,&quot;upper&quot;:false}," calcext:value-type="string">
            <text:p>{"id":61,"screencode":61,"unicode":"\uEE3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0]+1" office:value-type="float" office:value="62" calcext:value-type="float">
            <text:p>62</text:p>
          </table:table-cell>
          <table:table-cell table:formula="of:=[.B320]+1" office:value-type="float" office:value="62" calcext:value-type="float">
            <text:p>62</text:p>
          </table:table-cell>
          <table:table-cell table:formula="of:=[.C320]+1" office:value-type="float" office:value="62" calcext:value-type="float">
            <text:p>62</text:p>
          </table:table-cell>
          <table:table-cell table:formula="of:=&quot;\uEE&quot;&amp;IF(LEN(DEC2HEX([.A321]+[.K321]))=1;&quot;0&quot;&amp;DEC2HEX([.A321]+[.K321]);DEC2HEX([.A321]+[.K321]))" office:value-type="string" office:string-value="\uEE3E" calcext:value-type="string">
            <text:p>\uEE3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1]&amp;&quot;,&quot;&quot;screencode&quot;&quot;:&quot;&amp;[.C321]&amp;&quot;,&quot;&quot;unicode&quot;&quot;:&quot;&quot;&quot;&amp;[.D321]&amp;&quot;&quot;&quot;,&quot;&quot;altUnicode&quot;&quot;:&quot;&quot;&quot;&amp;[.E321]&amp;&quot;&quot;&quot;,&quot;&quot;name&quot;&quot;:&quot;&quot;&quot;&amp;[.F321]&amp;&quot;&quot;&quot;,&quot;&quot;color&quot;&quot;:&quot;&amp;[.H321]&amp;&quot;,&quot;&quot;control&quot;&quot;:&quot;&amp;[.I321]&amp;&quot;,&quot;&quot;customValue&quot;&quot;:&quot;&quot;&quot;&amp;[.G321]&amp;&quot;&quot;&quot;,&quot;&quot;upper&quot;&quot;:&quot;&amp;[.J321]&amp;&quot;},&quot;" office:value-type="string" office:string-value="{&quot;id&quot;:62,&quot;screencode&quot;:62,&quot;unicode&quot;:&quot;\uEE3E&quot;,&quot;altUnicode&quot;:&quot;&quot;,&quot;name&quot;:&quot;&quot;,&quot;color&quot;:false,&quot;control&quot;:false,&quot;customValue&quot;:&quot;&quot;,&quot;upper&quot;:false}," calcext:value-type="string">
            <text:p>{"id":62,"screencode":62,"unicode":"\uEE3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1]+1" office:value-type="float" office:value="63" calcext:value-type="float">
            <text:p>63</text:p>
          </table:table-cell>
          <table:table-cell table:formula="of:=[.B321]+1" office:value-type="float" office:value="63" calcext:value-type="float">
            <text:p>63</text:p>
          </table:table-cell>
          <table:table-cell table:formula="of:=[.C321]+1" office:value-type="float" office:value="63" calcext:value-type="float">
            <text:p>63</text:p>
          </table:table-cell>
          <table:table-cell table:formula="of:=&quot;\uEE&quot;&amp;IF(LEN(DEC2HEX([.A322]+[.K322]))=1;&quot;0&quot;&amp;DEC2HEX([.A322]+[.K322]);DEC2HEX([.A322]+[.K322]))" office:value-type="string" office:string-value="\uEE3F" calcext:value-type="string">
            <text:p>\uEE3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2]&amp;&quot;,&quot;&quot;screencode&quot;&quot;:&quot;&amp;[.C322]&amp;&quot;,&quot;&quot;unicode&quot;&quot;:&quot;&quot;&quot;&amp;[.D322]&amp;&quot;&quot;&quot;,&quot;&quot;altUnicode&quot;&quot;:&quot;&quot;&quot;&amp;[.E322]&amp;&quot;&quot;&quot;,&quot;&quot;name&quot;&quot;:&quot;&quot;&quot;&amp;[.F322]&amp;&quot;&quot;&quot;,&quot;&quot;color&quot;&quot;:&quot;&amp;[.H322]&amp;&quot;,&quot;&quot;control&quot;&quot;:&quot;&amp;[.I322]&amp;&quot;,&quot;&quot;customValue&quot;&quot;:&quot;&quot;&quot;&amp;[.G322]&amp;&quot;&quot;&quot;,&quot;&quot;upper&quot;&quot;:&quot;&amp;[.J322]&amp;&quot;},&quot;" office:value-type="string" office:string-value="{&quot;id&quot;:63,&quot;screencode&quot;:63,&quot;unicode&quot;:&quot;\uEE3F&quot;,&quot;altUnicode&quot;:&quot;&quot;,&quot;name&quot;:&quot;&quot;,&quot;color&quot;:false,&quot;control&quot;:false,&quot;customValue&quot;:&quot;&quot;,&quot;upper&quot;:false}," calcext:value-type="string">
            <text:p>{"id":63,"screencode":63,"unicode":"\uEE3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2]+1" office:value-type="float" office:value="64" calcext:value-type="float">
            <text:p>64</text:p>
          </table:table-cell>
          <table:table-cell table:formula="of:=[.B322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&quot;\uEE&quot;&amp;IF(LEN(DEC2HEX([.A323]+[.K323]))=1;&quot;0&quot;&amp;DEC2HEX([.A323]+[.K323]);DEC2HEX([.A323]+[.K323]))" office:value-type="string" office:string-value="\uEE00" calcext:value-type="string">
            <text:p>\uEE0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3]&amp;&quot;,&quot;&quot;screencode&quot;&quot;:&quot;&amp;[.C323]&amp;&quot;,&quot;&quot;unicode&quot;&quot;:&quot;&quot;&quot;&amp;[.D323]&amp;&quot;&quot;&quot;,&quot;&quot;altUnicode&quot;&quot;:&quot;&quot;&quot;&amp;[.E323]&amp;&quot;&quot;&quot;,&quot;&quot;name&quot;&quot;:&quot;&quot;&quot;&amp;[.F323]&amp;&quot;&quot;&quot;,&quot;&quot;color&quot;&quot;:&quot;&amp;[.H323]&amp;&quot;,&quot;&quot;control&quot;&quot;:&quot;&amp;[.I323]&amp;&quot;,&quot;&quot;customValue&quot;&quot;:&quot;&quot;&quot;&amp;[.G323]&amp;&quot;&quot;&quot;,&quot;&quot;upper&quot;&quot;:&quot;&amp;[.J323]&amp;&quot;},&quot;" office:value-type="string" office:string-value="{&quot;id&quot;:64,&quot;screencode&quot;:0,&quot;unicode&quot;:&quot;\uEE00&quot;,&quot;altUnicode&quot;:&quot;&quot;,&quot;name&quot;:&quot;&quot;,&quot;color&quot;:false,&quot;control&quot;:false,&quot;customValue&quot;:&quot;&quot;,&quot;upper&quot;:false}," calcext:value-type="string">
            <text:p>{"id":64,"screencode":0,"unicode":"\uEE0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3]+1" office:value-type="float" office:value="65" calcext:value-type="float">
            <text:p>65</text:p>
          </table:table-cell>
          <table:table-cell table:formula="of:=[.B323]+1" office:value-type="float" office:value="65" calcext:value-type="float">
            <text:p>65</text:p>
          </table:table-cell>
          <table:table-cell table:formula="of:=[.C323]+1" office:value-type="float" office:value="1" calcext:value-type="float">
            <text:p>1</text:p>
          </table:table-cell>
          <table:table-cell table:formula="of:=&quot;\uEE&quot;&amp;IF(LEN(DEC2HEX([.A324]+[.K324]))=1;&quot;0&quot;&amp;DEC2HEX([.A324]+[.K324]);DEC2HEX([.A324]+[.K324]))" office:value-type="string" office:string-value="\uEE01" calcext:value-type="string">
            <text:p>\uEE0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4]&amp;&quot;,&quot;&quot;screencode&quot;&quot;:&quot;&amp;[.C324]&amp;&quot;,&quot;&quot;unicode&quot;&quot;:&quot;&quot;&quot;&amp;[.D324]&amp;&quot;&quot;&quot;,&quot;&quot;altUnicode&quot;&quot;:&quot;&quot;&quot;&amp;[.E324]&amp;&quot;&quot;&quot;,&quot;&quot;name&quot;&quot;:&quot;&quot;&quot;&amp;[.F324]&amp;&quot;&quot;&quot;,&quot;&quot;color&quot;&quot;:&quot;&amp;[.H324]&amp;&quot;,&quot;&quot;control&quot;&quot;:&quot;&amp;[.I324]&amp;&quot;,&quot;&quot;customValue&quot;&quot;:&quot;&quot;&quot;&amp;[.G324]&amp;&quot;&quot;&quot;,&quot;&quot;upper&quot;&quot;:&quot;&amp;[.J324]&amp;&quot;},&quot;" office:value-type="string" office:string-value="{&quot;id&quot;:65,&quot;screencode&quot;:1,&quot;unicode&quot;:&quot;\uEE01&quot;,&quot;altUnicode&quot;:&quot;&quot;,&quot;name&quot;:&quot;&quot;,&quot;color&quot;:false,&quot;control&quot;:false,&quot;customValue&quot;:&quot;&quot;,&quot;upper&quot;:false}," calcext:value-type="string">
            <text:p>{"id":65,"screencode":1,"unicode":"\uEE0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4]+1" office:value-type="float" office:value="66" calcext:value-type="float">
            <text:p>66</text:p>
          </table:table-cell>
          <table:table-cell table:formula="of:=[.B324]+1" office:value-type="float" office:value="66" calcext:value-type="float">
            <text:p>66</text:p>
          </table:table-cell>
          <table:table-cell table:formula="of:=[.C324]+1" office:value-type="float" office:value="2" calcext:value-type="float">
            <text:p>2</text:p>
          </table:table-cell>
          <table:table-cell table:formula="of:=&quot;\uEE&quot;&amp;IF(LEN(DEC2HEX([.A325]+[.K325]))=1;&quot;0&quot;&amp;DEC2HEX([.A325]+[.K325]);DEC2HEX([.A325]+[.K325]))" office:value-type="string" office:string-value="\uEE02" calcext:value-type="string">
            <text:p>\uEE0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5]&amp;&quot;,&quot;&quot;screencode&quot;&quot;:&quot;&amp;[.C325]&amp;&quot;,&quot;&quot;unicode&quot;&quot;:&quot;&quot;&quot;&amp;[.D325]&amp;&quot;&quot;&quot;,&quot;&quot;altUnicode&quot;&quot;:&quot;&quot;&quot;&amp;[.E325]&amp;&quot;&quot;&quot;,&quot;&quot;name&quot;&quot;:&quot;&quot;&quot;&amp;[.F325]&amp;&quot;&quot;&quot;,&quot;&quot;color&quot;&quot;:&quot;&amp;[.H325]&amp;&quot;,&quot;&quot;control&quot;&quot;:&quot;&amp;[.I325]&amp;&quot;,&quot;&quot;customValue&quot;&quot;:&quot;&quot;&quot;&amp;[.G325]&amp;&quot;&quot;&quot;,&quot;&quot;upper&quot;&quot;:&quot;&amp;[.J325]&amp;&quot;},&quot;" office:value-type="string" office:string-value="{&quot;id&quot;:66,&quot;screencode&quot;:2,&quot;unicode&quot;:&quot;\uEE02&quot;,&quot;altUnicode&quot;:&quot;&quot;,&quot;name&quot;:&quot;&quot;,&quot;color&quot;:false,&quot;control&quot;:false,&quot;customValue&quot;:&quot;&quot;,&quot;upper&quot;:false}," calcext:value-type="string">
            <text:p>{"id":66,"screencode":2,"unicode":"\uEE0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5]+1" office:value-type="float" office:value="67" calcext:value-type="float">
            <text:p>67</text:p>
          </table:table-cell>
          <table:table-cell table:formula="of:=[.B325]+1" office:value-type="float" office:value="67" calcext:value-type="float">
            <text:p>67</text:p>
          </table:table-cell>
          <table:table-cell table:formula="of:=[.C325]+1" office:value-type="float" office:value="3" calcext:value-type="float">
            <text:p>3</text:p>
          </table:table-cell>
          <table:table-cell table:formula="of:=&quot;\uEE&quot;&amp;IF(LEN(DEC2HEX([.A326]+[.K326]))=1;&quot;0&quot;&amp;DEC2HEX([.A326]+[.K326]);DEC2HEX([.A326]+[.K326]))" office:value-type="string" office:string-value="\uEE03" calcext:value-type="string">
            <text:p>\uEE0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6]&amp;&quot;,&quot;&quot;screencode&quot;&quot;:&quot;&amp;[.C326]&amp;&quot;,&quot;&quot;unicode&quot;&quot;:&quot;&quot;&quot;&amp;[.D326]&amp;&quot;&quot;&quot;,&quot;&quot;altUnicode&quot;&quot;:&quot;&quot;&quot;&amp;[.E326]&amp;&quot;&quot;&quot;,&quot;&quot;name&quot;&quot;:&quot;&quot;&quot;&amp;[.F326]&amp;&quot;&quot;&quot;,&quot;&quot;color&quot;&quot;:&quot;&amp;[.H326]&amp;&quot;,&quot;&quot;control&quot;&quot;:&quot;&amp;[.I326]&amp;&quot;,&quot;&quot;customValue&quot;&quot;:&quot;&quot;&quot;&amp;[.G326]&amp;&quot;&quot;&quot;,&quot;&quot;upper&quot;&quot;:&quot;&amp;[.J326]&amp;&quot;},&quot;" office:value-type="string" office:string-value="{&quot;id&quot;:67,&quot;screencode&quot;:3,&quot;unicode&quot;:&quot;\uEE03&quot;,&quot;altUnicode&quot;:&quot;&quot;,&quot;name&quot;:&quot;&quot;,&quot;color&quot;:false,&quot;control&quot;:false,&quot;customValue&quot;:&quot;&quot;,&quot;upper&quot;:false}," calcext:value-type="string">
            <text:p>{"id":67,"screencode":3,"unicode":"\uEE0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6]+1" office:value-type="float" office:value="68" calcext:value-type="float">
            <text:p>68</text:p>
          </table:table-cell>
          <table:table-cell table:formula="of:=[.B326]+1" office:value-type="float" office:value="68" calcext:value-type="float">
            <text:p>68</text:p>
          </table:table-cell>
          <table:table-cell table:formula="of:=[.C326]+1" office:value-type="float" office:value="4" calcext:value-type="float">
            <text:p>4</text:p>
          </table:table-cell>
          <table:table-cell table:formula="of:=&quot;\uEE&quot;&amp;IF(LEN(DEC2HEX([.A327]+[.K327]))=1;&quot;0&quot;&amp;DEC2HEX([.A327]+[.K327]);DEC2HEX([.A327]+[.K327]))" office:value-type="string" office:string-value="\uEE04" calcext:value-type="string">
            <text:p>\uEE0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7]&amp;&quot;,&quot;&quot;screencode&quot;&quot;:&quot;&amp;[.C327]&amp;&quot;,&quot;&quot;unicode&quot;&quot;:&quot;&quot;&quot;&amp;[.D327]&amp;&quot;&quot;&quot;,&quot;&quot;altUnicode&quot;&quot;:&quot;&quot;&quot;&amp;[.E327]&amp;&quot;&quot;&quot;,&quot;&quot;name&quot;&quot;:&quot;&quot;&quot;&amp;[.F327]&amp;&quot;&quot;&quot;,&quot;&quot;color&quot;&quot;:&quot;&amp;[.H327]&amp;&quot;,&quot;&quot;control&quot;&quot;:&quot;&amp;[.I327]&amp;&quot;,&quot;&quot;customValue&quot;&quot;:&quot;&quot;&quot;&amp;[.G327]&amp;&quot;&quot;&quot;,&quot;&quot;upper&quot;&quot;:&quot;&amp;[.J327]&amp;&quot;},&quot;" office:value-type="string" office:string-value="{&quot;id&quot;:68,&quot;screencode&quot;:4,&quot;unicode&quot;:&quot;\uEE04&quot;,&quot;altUnicode&quot;:&quot;&quot;,&quot;name&quot;:&quot;&quot;,&quot;color&quot;:false,&quot;control&quot;:false,&quot;customValue&quot;:&quot;&quot;,&quot;upper&quot;:false}," calcext:value-type="string">
            <text:p>{"id":68,"screencode":4,"unicode":"\uEE0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7]+1" office:value-type="float" office:value="69" calcext:value-type="float">
            <text:p>69</text:p>
          </table:table-cell>
          <table:table-cell table:formula="of:=[.B327]+1" office:value-type="float" office:value="69" calcext:value-type="float">
            <text:p>69</text:p>
          </table:table-cell>
          <table:table-cell table:formula="of:=[.C327]+1" office:value-type="float" office:value="5" calcext:value-type="float">
            <text:p>5</text:p>
          </table:table-cell>
          <table:table-cell table:formula="of:=&quot;\uEE&quot;&amp;IF(LEN(DEC2HEX([.A328]+[.K328]))=1;&quot;0&quot;&amp;DEC2HEX([.A328]+[.K328]);DEC2HEX([.A328]+[.K328]))" office:value-type="string" office:string-value="\uEE05" calcext:value-type="string">
            <text:p>\uEE0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8]&amp;&quot;,&quot;&quot;screencode&quot;&quot;:&quot;&amp;[.C328]&amp;&quot;,&quot;&quot;unicode&quot;&quot;:&quot;&quot;&quot;&amp;[.D328]&amp;&quot;&quot;&quot;,&quot;&quot;altUnicode&quot;&quot;:&quot;&quot;&quot;&amp;[.E328]&amp;&quot;&quot;&quot;,&quot;&quot;name&quot;&quot;:&quot;&quot;&quot;&amp;[.F328]&amp;&quot;&quot;&quot;,&quot;&quot;color&quot;&quot;:&quot;&amp;[.H328]&amp;&quot;,&quot;&quot;control&quot;&quot;:&quot;&amp;[.I328]&amp;&quot;,&quot;&quot;customValue&quot;&quot;:&quot;&quot;&quot;&amp;[.G328]&amp;&quot;&quot;&quot;,&quot;&quot;upper&quot;&quot;:&quot;&amp;[.J328]&amp;&quot;},&quot;" office:value-type="string" office:string-value="{&quot;id&quot;:69,&quot;screencode&quot;:5,&quot;unicode&quot;:&quot;\uEE05&quot;,&quot;altUnicode&quot;:&quot;&quot;,&quot;name&quot;:&quot;&quot;,&quot;color&quot;:false,&quot;control&quot;:false,&quot;customValue&quot;:&quot;&quot;,&quot;upper&quot;:false}," calcext:value-type="string">
            <text:p>{"id":69,"screencode":5,"unicode":"\uEE0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8]+1" office:value-type="float" office:value="70" calcext:value-type="float">
            <text:p>70</text:p>
          </table:table-cell>
          <table:table-cell table:formula="of:=[.B328]+1" office:value-type="float" office:value="70" calcext:value-type="float">
            <text:p>70</text:p>
          </table:table-cell>
          <table:table-cell table:formula="of:=[.C328]+1" office:value-type="float" office:value="6" calcext:value-type="float">
            <text:p>6</text:p>
          </table:table-cell>
          <table:table-cell table:formula="of:=&quot;\uEE&quot;&amp;IF(LEN(DEC2HEX([.A329]+[.K329]))=1;&quot;0&quot;&amp;DEC2HEX([.A329]+[.K329]);DEC2HEX([.A329]+[.K329]))" office:value-type="string" office:string-value="\uEE06" calcext:value-type="string">
            <text:p>\uEE0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9]&amp;&quot;,&quot;&quot;screencode&quot;&quot;:&quot;&amp;[.C329]&amp;&quot;,&quot;&quot;unicode&quot;&quot;:&quot;&quot;&quot;&amp;[.D329]&amp;&quot;&quot;&quot;,&quot;&quot;altUnicode&quot;&quot;:&quot;&quot;&quot;&amp;[.E329]&amp;&quot;&quot;&quot;,&quot;&quot;name&quot;&quot;:&quot;&quot;&quot;&amp;[.F329]&amp;&quot;&quot;&quot;,&quot;&quot;color&quot;&quot;:&quot;&amp;[.H329]&amp;&quot;,&quot;&quot;control&quot;&quot;:&quot;&amp;[.I329]&amp;&quot;,&quot;&quot;customValue&quot;&quot;:&quot;&quot;&quot;&amp;[.G329]&amp;&quot;&quot;&quot;,&quot;&quot;upper&quot;&quot;:&quot;&amp;[.J329]&amp;&quot;},&quot;" office:value-type="string" office:string-value="{&quot;id&quot;:70,&quot;screencode&quot;:6,&quot;unicode&quot;:&quot;\uEE06&quot;,&quot;altUnicode&quot;:&quot;&quot;,&quot;name&quot;:&quot;&quot;,&quot;color&quot;:false,&quot;control&quot;:false,&quot;customValue&quot;:&quot;&quot;,&quot;upper&quot;:false}," calcext:value-type="string">
            <text:p>{"id":70,"screencode":6,"unicode":"\uEE0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9]+1" office:value-type="float" office:value="71" calcext:value-type="float">
            <text:p>71</text:p>
          </table:table-cell>
          <table:table-cell table:formula="of:=[.B329]+1" office:value-type="float" office:value="71" calcext:value-type="float">
            <text:p>71</text:p>
          </table:table-cell>
          <table:table-cell table:formula="of:=[.C329]+1" office:value-type="float" office:value="7" calcext:value-type="float">
            <text:p>7</text:p>
          </table:table-cell>
          <table:table-cell table:formula="of:=&quot;\uEE&quot;&amp;IF(LEN(DEC2HEX([.A330]+[.K330]))=1;&quot;0&quot;&amp;DEC2HEX([.A330]+[.K330]);DEC2HEX([.A330]+[.K330]))" office:value-type="string" office:string-value="\uEE07" calcext:value-type="string">
            <text:p>\uEE0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0]&amp;&quot;,&quot;&quot;screencode&quot;&quot;:&quot;&amp;[.C330]&amp;&quot;,&quot;&quot;unicode&quot;&quot;:&quot;&quot;&quot;&amp;[.D330]&amp;&quot;&quot;&quot;,&quot;&quot;altUnicode&quot;&quot;:&quot;&quot;&quot;&amp;[.E330]&amp;&quot;&quot;&quot;,&quot;&quot;name&quot;&quot;:&quot;&quot;&quot;&amp;[.F330]&amp;&quot;&quot;&quot;,&quot;&quot;color&quot;&quot;:&quot;&amp;[.H330]&amp;&quot;,&quot;&quot;control&quot;&quot;:&quot;&amp;[.I330]&amp;&quot;,&quot;&quot;customValue&quot;&quot;:&quot;&quot;&quot;&amp;[.G330]&amp;&quot;&quot;&quot;,&quot;&quot;upper&quot;&quot;:&quot;&amp;[.J330]&amp;&quot;},&quot;" office:value-type="string" office:string-value="{&quot;id&quot;:71,&quot;screencode&quot;:7,&quot;unicode&quot;:&quot;\uEE07&quot;,&quot;altUnicode&quot;:&quot;&quot;,&quot;name&quot;:&quot;&quot;,&quot;color&quot;:false,&quot;control&quot;:false,&quot;customValue&quot;:&quot;&quot;,&quot;upper&quot;:false}," calcext:value-type="string">
            <text:p>{"id":71,"screencode":7,"unicode":"\uEE0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0]+1" office:value-type="float" office:value="72" calcext:value-type="float">
            <text:p>72</text:p>
          </table:table-cell>
          <table:table-cell table:formula="of:=[.B330]+1" office:value-type="float" office:value="72" calcext:value-type="float">
            <text:p>72</text:p>
          </table:table-cell>
          <table:table-cell table:formula="of:=[.C330]+1" office:value-type="float" office:value="8" calcext:value-type="float">
            <text:p>8</text:p>
          </table:table-cell>
          <table:table-cell table:formula="of:=&quot;\uEE&quot;&amp;IF(LEN(DEC2HEX([.A331]+[.K331]))=1;&quot;0&quot;&amp;DEC2HEX([.A331]+[.K331]);DEC2HEX([.A331]+[.K331]))" office:value-type="string" office:string-value="\uEE08" calcext:value-type="string">
            <text:p>\uEE0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1]&amp;&quot;,&quot;&quot;screencode&quot;&quot;:&quot;&amp;[.C331]&amp;&quot;,&quot;&quot;unicode&quot;&quot;:&quot;&quot;&quot;&amp;[.D331]&amp;&quot;&quot;&quot;,&quot;&quot;altUnicode&quot;&quot;:&quot;&quot;&quot;&amp;[.E331]&amp;&quot;&quot;&quot;,&quot;&quot;name&quot;&quot;:&quot;&quot;&quot;&amp;[.F331]&amp;&quot;&quot;&quot;,&quot;&quot;color&quot;&quot;:&quot;&amp;[.H331]&amp;&quot;,&quot;&quot;control&quot;&quot;:&quot;&amp;[.I331]&amp;&quot;,&quot;&quot;customValue&quot;&quot;:&quot;&quot;&quot;&amp;[.G331]&amp;&quot;&quot;&quot;,&quot;&quot;upper&quot;&quot;:&quot;&amp;[.J331]&amp;&quot;},&quot;" office:value-type="string" office:string-value="{&quot;id&quot;:72,&quot;screencode&quot;:8,&quot;unicode&quot;:&quot;\uEE08&quot;,&quot;altUnicode&quot;:&quot;&quot;,&quot;name&quot;:&quot;&quot;,&quot;color&quot;:false,&quot;control&quot;:false,&quot;customValue&quot;:&quot;&quot;,&quot;upper&quot;:false}," calcext:value-type="string">
            <text:p>{"id":72,"screencode":8,"unicode":"\uEE0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1]+1" office:value-type="float" office:value="73" calcext:value-type="float">
            <text:p>73</text:p>
          </table:table-cell>
          <table:table-cell table:formula="of:=[.B331]+1" office:value-type="float" office:value="73" calcext:value-type="float">
            <text:p>73</text:p>
          </table:table-cell>
          <table:table-cell table:formula="of:=[.C331]+1" office:value-type="float" office:value="9" calcext:value-type="float">
            <text:p>9</text:p>
          </table:table-cell>
          <table:table-cell table:formula="of:=&quot;\uEE&quot;&amp;IF(LEN(DEC2HEX([.A332]+[.K332]))=1;&quot;0&quot;&amp;DEC2HEX([.A332]+[.K332]);DEC2HEX([.A332]+[.K332]))" office:value-type="string" office:string-value="\uEE09" calcext:value-type="string">
            <text:p>\uEE0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2]&amp;&quot;,&quot;&quot;screencode&quot;&quot;:&quot;&amp;[.C332]&amp;&quot;,&quot;&quot;unicode&quot;&quot;:&quot;&quot;&quot;&amp;[.D332]&amp;&quot;&quot;&quot;,&quot;&quot;altUnicode&quot;&quot;:&quot;&quot;&quot;&amp;[.E332]&amp;&quot;&quot;&quot;,&quot;&quot;name&quot;&quot;:&quot;&quot;&quot;&amp;[.F332]&amp;&quot;&quot;&quot;,&quot;&quot;color&quot;&quot;:&quot;&amp;[.H332]&amp;&quot;,&quot;&quot;control&quot;&quot;:&quot;&amp;[.I332]&amp;&quot;,&quot;&quot;customValue&quot;&quot;:&quot;&quot;&quot;&amp;[.G332]&amp;&quot;&quot;&quot;,&quot;&quot;upper&quot;&quot;:&quot;&amp;[.J332]&amp;&quot;},&quot;" office:value-type="string" office:string-value="{&quot;id&quot;:73,&quot;screencode&quot;:9,&quot;unicode&quot;:&quot;\uEE09&quot;,&quot;altUnicode&quot;:&quot;&quot;,&quot;name&quot;:&quot;&quot;,&quot;color&quot;:false,&quot;control&quot;:false,&quot;customValue&quot;:&quot;&quot;,&quot;upper&quot;:false}," calcext:value-type="string">
            <text:p>{"id":73,"screencode":9,"unicode":"\uEE0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2]+1" office:value-type="float" office:value="74" calcext:value-type="float">
            <text:p>74</text:p>
          </table:table-cell>
          <table:table-cell table:formula="of:=[.B332]+1" office:value-type="float" office:value="74" calcext:value-type="float">
            <text:p>74</text:p>
          </table:table-cell>
          <table:table-cell table:formula="of:=[.C332]+1" office:value-type="float" office:value="10" calcext:value-type="float">
            <text:p>10</text:p>
          </table:table-cell>
          <table:table-cell table:formula="of:=&quot;\uEE&quot;&amp;IF(LEN(DEC2HEX([.A333]+[.K333]))=1;&quot;0&quot;&amp;DEC2HEX([.A333]+[.K333]);DEC2HEX([.A333]+[.K333]))" office:value-type="string" office:string-value="\uEE0A" calcext:value-type="string">
            <text:p>\uEE0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3]&amp;&quot;,&quot;&quot;screencode&quot;&quot;:&quot;&amp;[.C333]&amp;&quot;,&quot;&quot;unicode&quot;&quot;:&quot;&quot;&quot;&amp;[.D333]&amp;&quot;&quot;&quot;,&quot;&quot;altUnicode&quot;&quot;:&quot;&quot;&quot;&amp;[.E333]&amp;&quot;&quot;&quot;,&quot;&quot;name&quot;&quot;:&quot;&quot;&quot;&amp;[.F333]&amp;&quot;&quot;&quot;,&quot;&quot;color&quot;&quot;:&quot;&amp;[.H333]&amp;&quot;,&quot;&quot;control&quot;&quot;:&quot;&amp;[.I333]&amp;&quot;,&quot;&quot;customValue&quot;&quot;:&quot;&quot;&quot;&amp;[.G333]&amp;&quot;&quot;&quot;,&quot;&quot;upper&quot;&quot;:&quot;&amp;[.J333]&amp;&quot;},&quot;" office:value-type="string" office:string-value="{&quot;id&quot;:74,&quot;screencode&quot;:10,&quot;unicode&quot;:&quot;\uEE0A&quot;,&quot;altUnicode&quot;:&quot;&quot;,&quot;name&quot;:&quot;&quot;,&quot;color&quot;:false,&quot;control&quot;:false,&quot;customValue&quot;:&quot;&quot;,&quot;upper&quot;:false}," calcext:value-type="string">
            <text:p>{"id":74,"screencode":10,"unicode":"\uEE0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3]+1" office:value-type="float" office:value="75" calcext:value-type="float">
            <text:p>75</text:p>
          </table:table-cell>
          <table:table-cell table:formula="of:=[.B333]+1" office:value-type="float" office:value="75" calcext:value-type="float">
            <text:p>75</text:p>
          </table:table-cell>
          <table:table-cell table:formula="of:=[.C333]+1" office:value-type="float" office:value="11" calcext:value-type="float">
            <text:p>11</text:p>
          </table:table-cell>
          <table:table-cell table:formula="of:=&quot;\uEE&quot;&amp;IF(LEN(DEC2HEX([.A334]+[.K334]))=1;&quot;0&quot;&amp;DEC2HEX([.A334]+[.K334]);DEC2HEX([.A334]+[.K334]))" office:value-type="string" office:string-value="\uEE0B" calcext:value-type="string">
            <text:p>\uEE0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4]&amp;&quot;,&quot;&quot;screencode&quot;&quot;:&quot;&amp;[.C334]&amp;&quot;,&quot;&quot;unicode&quot;&quot;:&quot;&quot;&quot;&amp;[.D334]&amp;&quot;&quot;&quot;,&quot;&quot;altUnicode&quot;&quot;:&quot;&quot;&quot;&amp;[.E334]&amp;&quot;&quot;&quot;,&quot;&quot;name&quot;&quot;:&quot;&quot;&quot;&amp;[.F334]&amp;&quot;&quot;&quot;,&quot;&quot;color&quot;&quot;:&quot;&amp;[.H334]&amp;&quot;,&quot;&quot;control&quot;&quot;:&quot;&amp;[.I334]&amp;&quot;,&quot;&quot;customValue&quot;&quot;:&quot;&quot;&quot;&amp;[.G334]&amp;&quot;&quot;&quot;,&quot;&quot;upper&quot;&quot;:&quot;&amp;[.J334]&amp;&quot;},&quot;" office:value-type="string" office:string-value="{&quot;id&quot;:75,&quot;screencode&quot;:11,&quot;unicode&quot;:&quot;\uEE0B&quot;,&quot;altUnicode&quot;:&quot;&quot;,&quot;name&quot;:&quot;&quot;,&quot;color&quot;:false,&quot;control&quot;:false,&quot;customValue&quot;:&quot;&quot;,&quot;upper&quot;:false}," calcext:value-type="string">
            <text:p>{"id":75,"screencode":11,"unicode":"\uEE0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4]+1" office:value-type="float" office:value="76" calcext:value-type="float">
            <text:p>76</text:p>
          </table:table-cell>
          <table:table-cell table:formula="of:=[.B334]+1" office:value-type="float" office:value="76" calcext:value-type="float">
            <text:p>76</text:p>
          </table:table-cell>
          <table:table-cell table:formula="of:=[.C334]+1" office:value-type="float" office:value="12" calcext:value-type="float">
            <text:p>12</text:p>
          </table:table-cell>
          <table:table-cell table:formula="of:=&quot;\uEE&quot;&amp;IF(LEN(DEC2HEX([.A335]+[.K335]))=1;&quot;0&quot;&amp;DEC2HEX([.A335]+[.K335]);DEC2HEX([.A335]+[.K335]))" office:value-type="string" office:string-value="\uEE0C" calcext:value-type="string">
            <text:p>\uEE0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5]&amp;&quot;,&quot;&quot;screencode&quot;&quot;:&quot;&amp;[.C335]&amp;&quot;,&quot;&quot;unicode&quot;&quot;:&quot;&quot;&quot;&amp;[.D335]&amp;&quot;&quot;&quot;,&quot;&quot;altUnicode&quot;&quot;:&quot;&quot;&quot;&amp;[.E335]&amp;&quot;&quot;&quot;,&quot;&quot;name&quot;&quot;:&quot;&quot;&quot;&amp;[.F335]&amp;&quot;&quot;&quot;,&quot;&quot;color&quot;&quot;:&quot;&amp;[.H335]&amp;&quot;,&quot;&quot;control&quot;&quot;:&quot;&amp;[.I335]&amp;&quot;,&quot;&quot;customValue&quot;&quot;:&quot;&quot;&quot;&amp;[.G335]&amp;&quot;&quot;&quot;,&quot;&quot;upper&quot;&quot;:&quot;&amp;[.J335]&amp;&quot;},&quot;" office:value-type="string" office:string-value="{&quot;id&quot;:76,&quot;screencode&quot;:12,&quot;unicode&quot;:&quot;\uEE0C&quot;,&quot;altUnicode&quot;:&quot;&quot;,&quot;name&quot;:&quot;&quot;,&quot;color&quot;:false,&quot;control&quot;:false,&quot;customValue&quot;:&quot;&quot;,&quot;upper&quot;:false}," calcext:value-type="string">
            <text:p>{"id":76,"screencode":12,"unicode":"\uEE0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5]+1" office:value-type="float" office:value="77" calcext:value-type="float">
            <text:p>77</text:p>
          </table:table-cell>
          <table:table-cell table:formula="of:=[.B335]+1" office:value-type="float" office:value="77" calcext:value-type="float">
            <text:p>77</text:p>
          </table:table-cell>
          <table:table-cell table:formula="of:=[.C335]+1" office:value-type="float" office:value="13" calcext:value-type="float">
            <text:p>13</text:p>
          </table:table-cell>
          <table:table-cell table:formula="of:=&quot;\uEE&quot;&amp;IF(LEN(DEC2HEX([.A336]+[.K336]))=1;&quot;0&quot;&amp;DEC2HEX([.A336]+[.K336]);DEC2HEX([.A336]+[.K336]))" office:value-type="string" office:string-value="\uEE0D" calcext:value-type="string">
            <text:p>\uEE0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6]&amp;&quot;,&quot;&quot;screencode&quot;&quot;:&quot;&amp;[.C336]&amp;&quot;,&quot;&quot;unicode&quot;&quot;:&quot;&quot;&quot;&amp;[.D336]&amp;&quot;&quot;&quot;,&quot;&quot;altUnicode&quot;&quot;:&quot;&quot;&quot;&amp;[.E336]&amp;&quot;&quot;&quot;,&quot;&quot;name&quot;&quot;:&quot;&quot;&quot;&amp;[.F336]&amp;&quot;&quot;&quot;,&quot;&quot;color&quot;&quot;:&quot;&amp;[.H336]&amp;&quot;,&quot;&quot;control&quot;&quot;:&quot;&amp;[.I336]&amp;&quot;,&quot;&quot;customValue&quot;&quot;:&quot;&quot;&quot;&amp;[.G336]&amp;&quot;&quot;&quot;,&quot;&quot;upper&quot;&quot;:&quot;&amp;[.J336]&amp;&quot;},&quot;" office:value-type="string" office:string-value="{&quot;id&quot;:77,&quot;screencode&quot;:13,&quot;unicode&quot;:&quot;\uEE0D&quot;,&quot;altUnicode&quot;:&quot;&quot;,&quot;name&quot;:&quot;&quot;,&quot;color&quot;:false,&quot;control&quot;:false,&quot;customValue&quot;:&quot;&quot;,&quot;upper&quot;:false}," calcext:value-type="string">
            <text:p>{"id":77,"screencode":13,"unicode":"\uEE0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6]+1" office:value-type="float" office:value="78" calcext:value-type="float">
            <text:p>78</text:p>
          </table:table-cell>
          <table:table-cell table:formula="of:=[.B336]+1" office:value-type="float" office:value="78" calcext:value-type="float">
            <text:p>78</text:p>
          </table:table-cell>
          <table:table-cell table:formula="of:=[.C336]+1" office:value-type="float" office:value="14" calcext:value-type="float">
            <text:p>14</text:p>
          </table:table-cell>
          <table:table-cell table:formula="of:=&quot;\uEE&quot;&amp;IF(LEN(DEC2HEX([.A337]+[.K337]))=1;&quot;0&quot;&amp;DEC2HEX([.A337]+[.K337]);DEC2HEX([.A337]+[.K337]))" office:value-type="string" office:string-value="\uEE0E" calcext:value-type="string">
            <text:p>\uEE0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7]&amp;&quot;,&quot;&quot;screencode&quot;&quot;:&quot;&amp;[.C337]&amp;&quot;,&quot;&quot;unicode&quot;&quot;:&quot;&quot;&quot;&amp;[.D337]&amp;&quot;&quot;&quot;,&quot;&quot;altUnicode&quot;&quot;:&quot;&quot;&quot;&amp;[.E337]&amp;&quot;&quot;&quot;,&quot;&quot;name&quot;&quot;:&quot;&quot;&quot;&amp;[.F337]&amp;&quot;&quot;&quot;,&quot;&quot;color&quot;&quot;:&quot;&amp;[.H337]&amp;&quot;,&quot;&quot;control&quot;&quot;:&quot;&amp;[.I337]&amp;&quot;,&quot;&quot;customValue&quot;&quot;:&quot;&quot;&quot;&amp;[.G337]&amp;&quot;&quot;&quot;,&quot;&quot;upper&quot;&quot;:&quot;&amp;[.J337]&amp;&quot;},&quot;" office:value-type="string" office:string-value="{&quot;id&quot;:78,&quot;screencode&quot;:14,&quot;unicode&quot;:&quot;\uEE0E&quot;,&quot;altUnicode&quot;:&quot;&quot;,&quot;name&quot;:&quot;&quot;,&quot;color&quot;:false,&quot;control&quot;:false,&quot;customValue&quot;:&quot;&quot;,&quot;upper&quot;:false}," calcext:value-type="string">
            <text:p>{"id":78,"screencode":14,"unicode":"\uEE0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7]+1" office:value-type="float" office:value="79" calcext:value-type="float">
            <text:p>79</text:p>
          </table:table-cell>
          <table:table-cell table:formula="of:=[.B337]+1" office:value-type="float" office:value="79" calcext:value-type="float">
            <text:p>79</text:p>
          </table:table-cell>
          <table:table-cell table:formula="of:=[.C337]+1" office:value-type="float" office:value="15" calcext:value-type="float">
            <text:p>15</text:p>
          </table:table-cell>
          <table:table-cell table:formula="of:=&quot;\uEE&quot;&amp;IF(LEN(DEC2HEX([.A338]+[.K338]))=1;&quot;0&quot;&amp;DEC2HEX([.A338]+[.K338]);DEC2HEX([.A338]+[.K338]))" office:value-type="string" office:string-value="\uEE0F" calcext:value-type="string">
            <text:p>\uEE0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8]&amp;&quot;,&quot;&quot;screencode&quot;&quot;:&quot;&amp;[.C338]&amp;&quot;,&quot;&quot;unicode&quot;&quot;:&quot;&quot;&quot;&amp;[.D338]&amp;&quot;&quot;&quot;,&quot;&quot;altUnicode&quot;&quot;:&quot;&quot;&quot;&amp;[.E338]&amp;&quot;&quot;&quot;,&quot;&quot;name&quot;&quot;:&quot;&quot;&quot;&amp;[.F338]&amp;&quot;&quot;&quot;,&quot;&quot;color&quot;&quot;:&quot;&amp;[.H338]&amp;&quot;,&quot;&quot;control&quot;&quot;:&quot;&amp;[.I338]&amp;&quot;,&quot;&quot;customValue&quot;&quot;:&quot;&quot;&quot;&amp;[.G338]&amp;&quot;&quot;&quot;,&quot;&quot;upper&quot;&quot;:&quot;&amp;[.J338]&amp;&quot;},&quot;" office:value-type="string" office:string-value="{&quot;id&quot;:79,&quot;screencode&quot;:15,&quot;unicode&quot;:&quot;\uEE0F&quot;,&quot;altUnicode&quot;:&quot;&quot;,&quot;name&quot;:&quot;&quot;,&quot;color&quot;:false,&quot;control&quot;:false,&quot;customValue&quot;:&quot;&quot;,&quot;upper&quot;:false}," calcext:value-type="string">
            <text:p>{"id":79,"screencode":15,"unicode":"\uEE0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8]+1" office:value-type="float" office:value="80" calcext:value-type="float">
            <text:p>80</text:p>
          </table:table-cell>
          <table:table-cell table:formula="of:=[.B338]+1" office:value-type="float" office:value="80" calcext:value-type="float">
            <text:p>80</text:p>
          </table:table-cell>
          <table:table-cell table:formula="of:=[.C338]+1" office:value-type="float" office:value="16" calcext:value-type="float">
            <text:p>16</text:p>
          </table:table-cell>
          <table:table-cell table:formula="of:=&quot;\uEE&quot;&amp;IF(LEN(DEC2HEX([.A339]+[.K339]))=1;&quot;0&quot;&amp;DEC2HEX([.A339]+[.K339]);DEC2HEX([.A339]+[.K339]))" office:value-type="string" office:string-value="\uEE10" calcext:value-type="string">
            <text:p>\uEE1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9]&amp;&quot;,&quot;&quot;screencode&quot;&quot;:&quot;&amp;[.C339]&amp;&quot;,&quot;&quot;unicode&quot;&quot;:&quot;&quot;&quot;&amp;[.D339]&amp;&quot;&quot;&quot;,&quot;&quot;altUnicode&quot;&quot;:&quot;&quot;&quot;&amp;[.E339]&amp;&quot;&quot;&quot;,&quot;&quot;name&quot;&quot;:&quot;&quot;&quot;&amp;[.F339]&amp;&quot;&quot;&quot;,&quot;&quot;color&quot;&quot;:&quot;&amp;[.H339]&amp;&quot;,&quot;&quot;control&quot;&quot;:&quot;&amp;[.I339]&amp;&quot;,&quot;&quot;customValue&quot;&quot;:&quot;&quot;&quot;&amp;[.G339]&amp;&quot;&quot;&quot;,&quot;&quot;upper&quot;&quot;:&quot;&amp;[.J339]&amp;&quot;},&quot;" office:value-type="string" office:string-value="{&quot;id&quot;:80,&quot;screencode&quot;:16,&quot;unicode&quot;:&quot;\uEE10&quot;,&quot;altUnicode&quot;:&quot;&quot;,&quot;name&quot;:&quot;&quot;,&quot;color&quot;:false,&quot;control&quot;:false,&quot;customValue&quot;:&quot;&quot;,&quot;upper&quot;:false}," calcext:value-type="string">
            <text:p>{"id":80,"screencode":16,"unicode":"\uEE1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9]+1" office:value-type="float" office:value="81" calcext:value-type="float">
            <text:p>81</text:p>
          </table:table-cell>
          <table:table-cell table:formula="of:=[.B339]+1" office:value-type="float" office:value="81" calcext:value-type="float">
            <text:p>81</text:p>
          </table:table-cell>
          <table:table-cell table:formula="of:=[.C339]+1" office:value-type="float" office:value="17" calcext:value-type="float">
            <text:p>17</text:p>
          </table:table-cell>
          <table:table-cell table:formula="of:=&quot;\uEE&quot;&amp;IF(LEN(DEC2HEX([.A340]+[.K340]))=1;&quot;0&quot;&amp;DEC2HEX([.A340]+[.K340]);DEC2HEX([.A340]+[.K340]))" office:value-type="string" office:string-value="\uEE11" calcext:value-type="string">
            <text:p>\uEE1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0]&amp;&quot;,&quot;&quot;screencode&quot;&quot;:&quot;&amp;[.C340]&amp;&quot;,&quot;&quot;unicode&quot;&quot;:&quot;&quot;&quot;&amp;[.D340]&amp;&quot;&quot;&quot;,&quot;&quot;altUnicode&quot;&quot;:&quot;&quot;&quot;&amp;[.E340]&amp;&quot;&quot;&quot;,&quot;&quot;name&quot;&quot;:&quot;&quot;&quot;&amp;[.F340]&amp;&quot;&quot;&quot;,&quot;&quot;color&quot;&quot;:&quot;&amp;[.H340]&amp;&quot;,&quot;&quot;control&quot;&quot;:&quot;&amp;[.I340]&amp;&quot;,&quot;&quot;customValue&quot;&quot;:&quot;&quot;&quot;&amp;[.G340]&amp;&quot;&quot;&quot;,&quot;&quot;upper&quot;&quot;:&quot;&amp;[.J340]&amp;&quot;},&quot;" office:value-type="string" office:string-value="{&quot;id&quot;:81,&quot;screencode&quot;:17,&quot;unicode&quot;:&quot;\uEE11&quot;,&quot;altUnicode&quot;:&quot;&quot;,&quot;name&quot;:&quot;&quot;,&quot;color&quot;:false,&quot;control&quot;:false,&quot;customValue&quot;:&quot;&quot;,&quot;upper&quot;:false}," calcext:value-type="string">
            <text:p>{"id":81,"screencode":17,"unicode":"\uEE1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0]+1" office:value-type="float" office:value="82" calcext:value-type="float">
            <text:p>82</text:p>
          </table:table-cell>
          <table:table-cell table:formula="of:=[.B340]+1" office:value-type="float" office:value="82" calcext:value-type="float">
            <text:p>82</text:p>
          </table:table-cell>
          <table:table-cell table:formula="of:=[.C340]+1" office:value-type="float" office:value="18" calcext:value-type="float">
            <text:p>18</text:p>
          </table:table-cell>
          <table:table-cell table:formula="of:=&quot;\uEE&quot;&amp;IF(LEN(DEC2HEX([.A341]+[.K341]))=1;&quot;0&quot;&amp;DEC2HEX([.A341]+[.K341]);DEC2HEX([.A341]+[.K341]))" office:value-type="string" office:string-value="\uEE12" calcext:value-type="string">
            <text:p>\uEE1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1]&amp;&quot;,&quot;&quot;screencode&quot;&quot;:&quot;&amp;[.C341]&amp;&quot;,&quot;&quot;unicode&quot;&quot;:&quot;&quot;&quot;&amp;[.D341]&amp;&quot;&quot;&quot;,&quot;&quot;altUnicode&quot;&quot;:&quot;&quot;&quot;&amp;[.E341]&amp;&quot;&quot;&quot;,&quot;&quot;name&quot;&quot;:&quot;&quot;&quot;&amp;[.F341]&amp;&quot;&quot;&quot;,&quot;&quot;color&quot;&quot;:&quot;&amp;[.H341]&amp;&quot;,&quot;&quot;control&quot;&quot;:&quot;&amp;[.I341]&amp;&quot;,&quot;&quot;customValue&quot;&quot;:&quot;&quot;&quot;&amp;[.G341]&amp;&quot;&quot;&quot;,&quot;&quot;upper&quot;&quot;:&quot;&amp;[.J341]&amp;&quot;},&quot;" office:value-type="string" office:string-value="{&quot;id&quot;:82,&quot;screencode&quot;:18,&quot;unicode&quot;:&quot;\uEE12&quot;,&quot;altUnicode&quot;:&quot;&quot;,&quot;name&quot;:&quot;&quot;,&quot;color&quot;:false,&quot;control&quot;:false,&quot;customValue&quot;:&quot;&quot;,&quot;upper&quot;:false}," calcext:value-type="string">
            <text:p>{"id":82,"screencode":18,"unicode":"\uEE1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1]+1" office:value-type="float" office:value="83" calcext:value-type="float">
            <text:p>83</text:p>
          </table:table-cell>
          <table:table-cell table:formula="of:=[.B341]+1" office:value-type="float" office:value="83" calcext:value-type="float">
            <text:p>83</text:p>
          </table:table-cell>
          <table:table-cell table:formula="of:=[.C341]+1" office:value-type="float" office:value="19" calcext:value-type="float">
            <text:p>19</text:p>
          </table:table-cell>
          <table:table-cell table:formula="of:=&quot;\uEE&quot;&amp;IF(LEN(DEC2HEX([.A342]+[.K342]))=1;&quot;0&quot;&amp;DEC2HEX([.A342]+[.K342]);DEC2HEX([.A342]+[.K342]))" office:value-type="string" office:string-value="\uEE13" calcext:value-type="string">
            <text:p>\uEE1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2]&amp;&quot;,&quot;&quot;screencode&quot;&quot;:&quot;&amp;[.C342]&amp;&quot;,&quot;&quot;unicode&quot;&quot;:&quot;&quot;&quot;&amp;[.D342]&amp;&quot;&quot;&quot;,&quot;&quot;altUnicode&quot;&quot;:&quot;&quot;&quot;&amp;[.E342]&amp;&quot;&quot;&quot;,&quot;&quot;name&quot;&quot;:&quot;&quot;&quot;&amp;[.F342]&amp;&quot;&quot;&quot;,&quot;&quot;color&quot;&quot;:&quot;&amp;[.H342]&amp;&quot;,&quot;&quot;control&quot;&quot;:&quot;&amp;[.I342]&amp;&quot;,&quot;&quot;customValue&quot;&quot;:&quot;&quot;&quot;&amp;[.G342]&amp;&quot;&quot;&quot;,&quot;&quot;upper&quot;&quot;:&quot;&amp;[.J342]&amp;&quot;},&quot;" office:value-type="string" office:string-value="{&quot;id&quot;:83,&quot;screencode&quot;:19,&quot;unicode&quot;:&quot;\uEE13&quot;,&quot;altUnicode&quot;:&quot;&quot;,&quot;name&quot;:&quot;&quot;,&quot;color&quot;:false,&quot;control&quot;:false,&quot;customValue&quot;:&quot;&quot;,&quot;upper&quot;:false}," calcext:value-type="string">
            <text:p>{"id":83,"screencode":19,"unicode":"\uEE1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2]+1" office:value-type="float" office:value="84" calcext:value-type="float">
            <text:p>84</text:p>
          </table:table-cell>
          <table:table-cell table:formula="of:=[.B342]+1" office:value-type="float" office:value="84" calcext:value-type="float">
            <text:p>84</text:p>
          </table:table-cell>
          <table:table-cell table:formula="of:=[.C342]+1" office:value-type="float" office:value="20" calcext:value-type="float">
            <text:p>20</text:p>
          </table:table-cell>
          <table:table-cell table:formula="of:=&quot;\uEE&quot;&amp;IF(LEN(DEC2HEX([.A343]+[.K343]))=1;&quot;0&quot;&amp;DEC2HEX([.A343]+[.K343]);DEC2HEX([.A343]+[.K343]))" office:value-type="string" office:string-value="\uEE14" calcext:value-type="string">
            <text:p>\uEE1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3]&amp;&quot;,&quot;&quot;screencode&quot;&quot;:&quot;&amp;[.C343]&amp;&quot;,&quot;&quot;unicode&quot;&quot;:&quot;&quot;&quot;&amp;[.D343]&amp;&quot;&quot;&quot;,&quot;&quot;altUnicode&quot;&quot;:&quot;&quot;&quot;&amp;[.E343]&amp;&quot;&quot;&quot;,&quot;&quot;name&quot;&quot;:&quot;&quot;&quot;&amp;[.F343]&amp;&quot;&quot;&quot;,&quot;&quot;color&quot;&quot;:&quot;&amp;[.H343]&amp;&quot;,&quot;&quot;control&quot;&quot;:&quot;&amp;[.I343]&amp;&quot;,&quot;&quot;customValue&quot;&quot;:&quot;&quot;&quot;&amp;[.G343]&amp;&quot;&quot;&quot;,&quot;&quot;upper&quot;&quot;:&quot;&amp;[.J343]&amp;&quot;},&quot;" office:value-type="string" office:string-value="{&quot;id&quot;:84,&quot;screencode&quot;:20,&quot;unicode&quot;:&quot;\uEE14&quot;,&quot;altUnicode&quot;:&quot;&quot;,&quot;name&quot;:&quot;&quot;,&quot;color&quot;:false,&quot;control&quot;:false,&quot;customValue&quot;:&quot;&quot;,&quot;upper&quot;:false}," calcext:value-type="string">
            <text:p>{"id":84,"screencode":20,"unicode":"\uEE1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3]+1" office:value-type="float" office:value="85" calcext:value-type="float">
            <text:p>85</text:p>
          </table:table-cell>
          <table:table-cell table:formula="of:=[.B343]+1" office:value-type="float" office:value="85" calcext:value-type="float">
            <text:p>85</text:p>
          </table:table-cell>
          <table:table-cell table:formula="of:=[.C343]+1" office:value-type="float" office:value="21" calcext:value-type="float">
            <text:p>21</text:p>
          </table:table-cell>
          <table:table-cell table:formula="of:=&quot;\uEE&quot;&amp;IF(LEN(DEC2HEX([.A344]+[.K344]))=1;&quot;0&quot;&amp;DEC2HEX([.A344]+[.K344]);DEC2HEX([.A344]+[.K344]))" office:value-type="string" office:string-value="\uEE15" calcext:value-type="string">
            <text:p>\uEE1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4]&amp;&quot;,&quot;&quot;screencode&quot;&quot;:&quot;&amp;[.C344]&amp;&quot;,&quot;&quot;unicode&quot;&quot;:&quot;&quot;&quot;&amp;[.D344]&amp;&quot;&quot;&quot;,&quot;&quot;altUnicode&quot;&quot;:&quot;&quot;&quot;&amp;[.E344]&amp;&quot;&quot;&quot;,&quot;&quot;name&quot;&quot;:&quot;&quot;&quot;&amp;[.F344]&amp;&quot;&quot;&quot;,&quot;&quot;color&quot;&quot;:&quot;&amp;[.H344]&amp;&quot;,&quot;&quot;control&quot;&quot;:&quot;&amp;[.I344]&amp;&quot;,&quot;&quot;customValue&quot;&quot;:&quot;&quot;&quot;&amp;[.G344]&amp;&quot;&quot;&quot;,&quot;&quot;upper&quot;&quot;:&quot;&amp;[.J344]&amp;&quot;},&quot;" office:value-type="string" office:string-value="{&quot;id&quot;:85,&quot;screencode&quot;:21,&quot;unicode&quot;:&quot;\uEE15&quot;,&quot;altUnicode&quot;:&quot;&quot;,&quot;name&quot;:&quot;&quot;,&quot;color&quot;:false,&quot;control&quot;:false,&quot;customValue&quot;:&quot;&quot;,&quot;upper&quot;:false}," calcext:value-type="string">
            <text:p>{"id":85,"screencode":21,"unicode":"\uEE1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4]+1" office:value-type="float" office:value="86" calcext:value-type="float">
            <text:p>86</text:p>
          </table:table-cell>
          <table:table-cell table:formula="of:=[.B344]+1" office:value-type="float" office:value="86" calcext:value-type="float">
            <text:p>86</text:p>
          </table:table-cell>
          <table:table-cell table:formula="of:=[.C344]+1" office:value-type="float" office:value="22" calcext:value-type="float">
            <text:p>22</text:p>
          </table:table-cell>
          <table:table-cell table:formula="of:=&quot;\uEE&quot;&amp;IF(LEN(DEC2HEX([.A345]+[.K345]))=1;&quot;0&quot;&amp;DEC2HEX([.A345]+[.K345]);DEC2HEX([.A345]+[.K345]))" office:value-type="string" office:string-value="\uEE16" calcext:value-type="string">
            <text:p>\uEE1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5]&amp;&quot;,&quot;&quot;screencode&quot;&quot;:&quot;&amp;[.C345]&amp;&quot;,&quot;&quot;unicode&quot;&quot;:&quot;&quot;&quot;&amp;[.D345]&amp;&quot;&quot;&quot;,&quot;&quot;altUnicode&quot;&quot;:&quot;&quot;&quot;&amp;[.E345]&amp;&quot;&quot;&quot;,&quot;&quot;name&quot;&quot;:&quot;&quot;&quot;&amp;[.F345]&amp;&quot;&quot;&quot;,&quot;&quot;color&quot;&quot;:&quot;&amp;[.H345]&amp;&quot;,&quot;&quot;control&quot;&quot;:&quot;&amp;[.I345]&amp;&quot;,&quot;&quot;customValue&quot;&quot;:&quot;&quot;&quot;&amp;[.G345]&amp;&quot;&quot;&quot;,&quot;&quot;upper&quot;&quot;:&quot;&amp;[.J345]&amp;&quot;},&quot;" office:value-type="string" office:string-value="{&quot;id&quot;:86,&quot;screencode&quot;:22,&quot;unicode&quot;:&quot;\uEE16&quot;,&quot;altUnicode&quot;:&quot;&quot;,&quot;name&quot;:&quot;&quot;,&quot;color&quot;:false,&quot;control&quot;:false,&quot;customValue&quot;:&quot;&quot;,&quot;upper&quot;:false}," calcext:value-type="string">
            <text:p>{"id":86,"screencode":22,"unicode":"\uEE1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5]+1" office:value-type="float" office:value="87" calcext:value-type="float">
            <text:p>87</text:p>
          </table:table-cell>
          <table:table-cell table:formula="of:=[.B345]+1" office:value-type="float" office:value="87" calcext:value-type="float">
            <text:p>87</text:p>
          </table:table-cell>
          <table:table-cell table:formula="of:=[.C345]+1" office:value-type="float" office:value="23" calcext:value-type="float">
            <text:p>23</text:p>
          </table:table-cell>
          <table:table-cell table:formula="of:=&quot;\uEE&quot;&amp;IF(LEN(DEC2HEX([.A346]+[.K346]))=1;&quot;0&quot;&amp;DEC2HEX([.A346]+[.K346]);DEC2HEX([.A346]+[.K346]))" office:value-type="string" office:string-value="\uEE17" calcext:value-type="string">
            <text:p>\uEE1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6]&amp;&quot;,&quot;&quot;screencode&quot;&quot;:&quot;&amp;[.C346]&amp;&quot;,&quot;&quot;unicode&quot;&quot;:&quot;&quot;&quot;&amp;[.D346]&amp;&quot;&quot;&quot;,&quot;&quot;altUnicode&quot;&quot;:&quot;&quot;&quot;&amp;[.E346]&amp;&quot;&quot;&quot;,&quot;&quot;name&quot;&quot;:&quot;&quot;&quot;&amp;[.F346]&amp;&quot;&quot;&quot;,&quot;&quot;color&quot;&quot;:&quot;&amp;[.H346]&amp;&quot;,&quot;&quot;control&quot;&quot;:&quot;&amp;[.I346]&amp;&quot;,&quot;&quot;customValue&quot;&quot;:&quot;&quot;&quot;&amp;[.G346]&amp;&quot;&quot;&quot;,&quot;&quot;upper&quot;&quot;:&quot;&amp;[.J346]&amp;&quot;},&quot;" office:value-type="string" office:string-value="{&quot;id&quot;:87,&quot;screencode&quot;:23,&quot;unicode&quot;:&quot;\uEE17&quot;,&quot;altUnicode&quot;:&quot;&quot;,&quot;name&quot;:&quot;&quot;,&quot;color&quot;:false,&quot;control&quot;:false,&quot;customValue&quot;:&quot;&quot;,&quot;upper&quot;:false}," calcext:value-type="string">
            <text:p>{"id":87,"screencode":23,"unicode":"\uEE1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6]+1" office:value-type="float" office:value="88" calcext:value-type="float">
            <text:p>88</text:p>
          </table:table-cell>
          <table:table-cell table:formula="of:=[.B346]+1" office:value-type="float" office:value="88" calcext:value-type="float">
            <text:p>88</text:p>
          </table:table-cell>
          <table:table-cell table:formula="of:=[.C346]+1" office:value-type="float" office:value="24" calcext:value-type="float">
            <text:p>24</text:p>
          </table:table-cell>
          <table:table-cell table:formula="of:=&quot;\uEE&quot;&amp;IF(LEN(DEC2HEX([.A347]+[.K347]))=1;&quot;0&quot;&amp;DEC2HEX([.A347]+[.K347]);DEC2HEX([.A347]+[.K347]))" office:value-type="string" office:string-value="\uEE18" calcext:value-type="string">
            <text:p>\uEE1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7]&amp;&quot;,&quot;&quot;screencode&quot;&quot;:&quot;&amp;[.C347]&amp;&quot;,&quot;&quot;unicode&quot;&quot;:&quot;&quot;&quot;&amp;[.D347]&amp;&quot;&quot;&quot;,&quot;&quot;altUnicode&quot;&quot;:&quot;&quot;&quot;&amp;[.E347]&amp;&quot;&quot;&quot;,&quot;&quot;name&quot;&quot;:&quot;&quot;&quot;&amp;[.F347]&amp;&quot;&quot;&quot;,&quot;&quot;color&quot;&quot;:&quot;&amp;[.H347]&amp;&quot;,&quot;&quot;control&quot;&quot;:&quot;&amp;[.I347]&amp;&quot;,&quot;&quot;customValue&quot;&quot;:&quot;&quot;&quot;&amp;[.G347]&amp;&quot;&quot;&quot;,&quot;&quot;upper&quot;&quot;:&quot;&amp;[.J347]&amp;&quot;},&quot;" office:value-type="string" office:string-value="{&quot;id&quot;:88,&quot;screencode&quot;:24,&quot;unicode&quot;:&quot;\uEE18&quot;,&quot;altUnicode&quot;:&quot;&quot;,&quot;name&quot;:&quot;&quot;,&quot;color&quot;:false,&quot;control&quot;:false,&quot;customValue&quot;:&quot;&quot;,&quot;upper&quot;:false}," calcext:value-type="string">
            <text:p>{"id":88,"screencode":24,"unicode":"\uEE1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7]+1" office:value-type="float" office:value="89" calcext:value-type="float">
            <text:p>89</text:p>
          </table:table-cell>
          <table:table-cell table:formula="of:=[.B347]+1" office:value-type="float" office:value="89" calcext:value-type="float">
            <text:p>89</text:p>
          </table:table-cell>
          <table:table-cell table:formula="of:=[.C347]+1" office:value-type="float" office:value="25" calcext:value-type="float">
            <text:p>25</text:p>
          </table:table-cell>
          <table:table-cell table:formula="of:=&quot;\uEE&quot;&amp;IF(LEN(DEC2HEX([.A348]+[.K348]))=1;&quot;0&quot;&amp;DEC2HEX([.A348]+[.K348]);DEC2HEX([.A348]+[.K348]))" office:value-type="string" office:string-value="\uEE19" calcext:value-type="string">
            <text:p>\uEE1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8]&amp;&quot;,&quot;&quot;screencode&quot;&quot;:&quot;&amp;[.C348]&amp;&quot;,&quot;&quot;unicode&quot;&quot;:&quot;&quot;&quot;&amp;[.D348]&amp;&quot;&quot;&quot;,&quot;&quot;altUnicode&quot;&quot;:&quot;&quot;&quot;&amp;[.E348]&amp;&quot;&quot;&quot;,&quot;&quot;name&quot;&quot;:&quot;&quot;&quot;&amp;[.F348]&amp;&quot;&quot;&quot;,&quot;&quot;color&quot;&quot;:&quot;&amp;[.H348]&amp;&quot;,&quot;&quot;control&quot;&quot;:&quot;&amp;[.I348]&amp;&quot;,&quot;&quot;customValue&quot;&quot;:&quot;&quot;&quot;&amp;[.G348]&amp;&quot;&quot;&quot;,&quot;&quot;upper&quot;&quot;:&quot;&amp;[.J348]&amp;&quot;},&quot;" office:value-type="string" office:string-value="{&quot;id&quot;:89,&quot;screencode&quot;:25,&quot;unicode&quot;:&quot;\uEE19&quot;,&quot;altUnicode&quot;:&quot;&quot;,&quot;name&quot;:&quot;&quot;,&quot;color&quot;:false,&quot;control&quot;:false,&quot;customValue&quot;:&quot;&quot;,&quot;upper&quot;:false}," calcext:value-type="string">
            <text:p>{"id":89,"screencode":25,"unicode":"\uEE1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8]+1" office:value-type="float" office:value="90" calcext:value-type="float">
            <text:p>90</text:p>
          </table:table-cell>
          <table:table-cell table:formula="of:=[.B348]+1" office:value-type="float" office:value="90" calcext:value-type="float">
            <text:p>90</text:p>
          </table:table-cell>
          <table:table-cell table:formula="of:=[.C348]+1" office:value-type="float" office:value="26" calcext:value-type="float">
            <text:p>26</text:p>
          </table:table-cell>
          <table:table-cell table:formula="of:=&quot;\uEE&quot;&amp;IF(LEN(DEC2HEX([.A349]+[.K349]))=1;&quot;0&quot;&amp;DEC2HEX([.A349]+[.K349]);DEC2HEX([.A349]+[.K349]))" office:value-type="string" office:string-value="\uEE1A" calcext:value-type="string">
            <text:p>\uEE1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9]&amp;&quot;,&quot;&quot;screencode&quot;&quot;:&quot;&amp;[.C349]&amp;&quot;,&quot;&quot;unicode&quot;&quot;:&quot;&quot;&quot;&amp;[.D349]&amp;&quot;&quot;&quot;,&quot;&quot;altUnicode&quot;&quot;:&quot;&quot;&quot;&amp;[.E349]&amp;&quot;&quot;&quot;,&quot;&quot;name&quot;&quot;:&quot;&quot;&quot;&amp;[.F349]&amp;&quot;&quot;&quot;,&quot;&quot;color&quot;&quot;:&quot;&amp;[.H349]&amp;&quot;,&quot;&quot;control&quot;&quot;:&quot;&amp;[.I349]&amp;&quot;,&quot;&quot;customValue&quot;&quot;:&quot;&quot;&quot;&amp;[.G349]&amp;&quot;&quot;&quot;,&quot;&quot;upper&quot;&quot;:&quot;&amp;[.J349]&amp;&quot;},&quot;" office:value-type="string" office:string-value="{&quot;id&quot;:90,&quot;screencode&quot;:26,&quot;unicode&quot;:&quot;\uEE1A&quot;,&quot;altUnicode&quot;:&quot;&quot;,&quot;name&quot;:&quot;&quot;,&quot;color&quot;:false,&quot;control&quot;:false,&quot;customValue&quot;:&quot;&quot;,&quot;upper&quot;:false}," calcext:value-type="string">
            <text:p>{"id":90,"screencode":26,"unicode":"\uEE1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9]+1" office:value-type="float" office:value="91" calcext:value-type="float">
            <text:p>91</text:p>
          </table:table-cell>
          <table:table-cell table:formula="of:=[.B349]+1" office:value-type="float" office:value="91" calcext:value-type="float">
            <text:p>91</text:p>
          </table:table-cell>
          <table:table-cell table:formula="of:=[.C349]+1" office:value-type="float" office:value="27" calcext:value-type="float">
            <text:p>27</text:p>
          </table:table-cell>
          <table:table-cell table:formula="of:=&quot;\uEE&quot;&amp;IF(LEN(DEC2HEX([.A350]+[.K350]))=1;&quot;0&quot;&amp;DEC2HEX([.A350]+[.K350]);DEC2HEX([.A350]+[.K350]))" office:value-type="string" office:string-value="\uEE1B" calcext:value-type="string">
            <text:p>\uEE1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0]&amp;&quot;,&quot;&quot;screencode&quot;&quot;:&quot;&amp;[.C350]&amp;&quot;,&quot;&quot;unicode&quot;&quot;:&quot;&quot;&quot;&amp;[.D350]&amp;&quot;&quot;&quot;,&quot;&quot;altUnicode&quot;&quot;:&quot;&quot;&quot;&amp;[.E350]&amp;&quot;&quot;&quot;,&quot;&quot;name&quot;&quot;:&quot;&quot;&quot;&amp;[.F350]&amp;&quot;&quot;&quot;,&quot;&quot;color&quot;&quot;:&quot;&amp;[.H350]&amp;&quot;,&quot;&quot;control&quot;&quot;:&quot;&amp;[.I350]&amp;&quot;,&quot;&quot;customValue&quot;&quot;:&quot;&quot;&quot;&amp;[.G350]&amp;&quot;&quot;&quot;,&quot;&quot;upper&quot;&quot;:&quot;&amp;[.J350]&amp;&quot;},&quot;" office:value-type="string" office:string-value="{&quot;id&quot;:91,&quot;screencode&quot;:27,&quot;unicode&quot;:&quot;\uEE1B&quot;,&quot;altUnicode&quot;:&quot;&quot;,&quot;name&quot;:&quot;&quot;,&quot;color&quot;:false,&quot;control&quot;:false,&quot;customValue&quot;:&quot;&quot;,&quot;upper&quot;:false}," calcext:value-type="string">
            <text:p>{"id":91,"screencode":27,"unicode":"\uEE1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0]+1" office:value-type="float" office:value="92" calcext:value-type="float">
            <text:p>92</text:p>
          </table:table-cell>
          <table:table-cell table:formula="of:=[.B350]+1" office:value-type="float" office:value="92" calcext:value-type="float">
            <text:p>92</text:p>
          </table:table-cell>
          <table:table-cell table:formula="of:=[.C350]+1" office:value-type="float" office:value="28" calcext:value-type="float">
            <text:p>28</text:p>
          </table:table-cell>
          <table:table-cell table:formula="of:=&quot;\uEE&quot;&amp;IF(LEN(DEC2HEX([.A351]+[.K351]))=1;&quot;0&quot;&amp;DEC2HEX([.A351]+[.K351]);DEC2HEX([.A351]+[.K351]))" office:value-type="string" office:string-value="\uEE1C" calcext:value-type="string">
            <text:p>\uEE1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1]&amp;&quot;,&quot;&quot;screencode&quot;&quot;:&quot;&amp;[.C351]&amp;&quot;,&quot;&quot;unicode&quot;&quot;:&quot;&quot;&quot;&amp;[.D351]&amp;&quot;&quot;&quot;,&quot;&quot;altUnicode&quot;&quot;:&quot;&quot;&quot;&amp;[.E351]&amp;&quot;&quot;&quot;,&quot;&quot;name&quot;&quot;:&quot;&quot;&quot;&amp;[.F351]&amp;&quot;&quot;&quot;,&quot;&quot;color&quot;&quot;:&quot;&amp;[.H351]&amp;&quot;,&quot;&quot;control&quot;&quot;:&quot;&amp;[.I351]&amp;&quot;,&quot;&quot;customValue&quot;&quot;:&quot;&quot;&quot;&amp;[.G351]&amp;&quot;&quot;&quot;,&quot;&quot;upper&quot;&quot;:&quot;&amp;[.J351]&amp;&quot;},&quot;" office:value-type="string" office:string-value="{&quot;id&quot;:92,&quot;screencode&quot;:28,&quot;unicode&quot;:&quot;\uEE1C&quot;,&quot;altUnicode&quot;:&quot;&quot;,&quot;name&quot;:&quot;&quot;,&quot;color&quot;:false,&quot;control&quot;:false,&quot;customValue&quot;:&quot;&quot;,&quot;upper&quot;:false}," calcext:value-type="string">
            <text:p>{"id":92,"screencode":28,"unicode":"\uEE1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1]+1" office:value-type="float" office:value="93" calcext:value-type="float">
            <text:p>93</text:p>
          </table:table-cell>
          <table:table-cell table:formula="of:=[.B351]+1" office:value-type="float" office:value="93" calcext:value-type="float">
            <text:p>93</text:p>
          </table:table-cell>
          <table:table-cell table:formula="of:=[.C351]+1" office:value-type="float" office:value="29" calcext:value-type="float">
            <text:p>29</text:p>
          </table:table-cell>
          <table:table-cell table:formula="of:=&quot;\uEE&quot;&amp;IF(LEN(DEC2HEX([.A352]+[.K352]))=1;&quot;0&quot;&amp;DEC2HEX([.A352]+[.K352]);DEC2HEX([.A352]+[.K352]))" office:value-type="string" office:string-value="\uEE1D" calcext:value-type="string">
            <text:p>\uEE1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2]&amp;&quot;,&quot;&quot;screencode&quot;&quot;:&quot;&amp;[.C352]&amp;&quot;,&quot;&quot;unicode&quot;&quot;:&quot;&quot;&quot;&amp;[.D352]&amp;&quot;&quot;&quot;,&quot;&quot;altUnicode&quot;&quot;:&quot;&quot;&quot;&amp;[.E352]&amp;&quot;&quot;&quot;,&quot;&quot;name&quot;&quot;:&quot;&quot;&quot;&amp;[.F352]&amp;&quot;&quot;&quot;,&quot;&quot;color&quot;&quot;:&quot;&amp;[.H352]&amp;&quot;,&quot;&quot;control&quot;&quot;:&quot;&amp;[.I352]&amp;&quot;,&quot;&quot;customValue&quot;&quot;:&quot;&quot;&quot;&amp;[.G352]&amp;&quot;&quot;&quot;,&quot;&quot;upper&quot;&quot;:&quot;&amp;[.J352]&amp;&quot;},&quot;" office:value-type="string" office:string-value="{&quot;id&quot;:93,&quot;screencode&quot;:29,&quot;unicode&quot;:&quot;\uEE1D&quot;,&quot;altUnicode&quot;:&quot;&quot;,&quot;name&quot;:&quot;&quot;,&quot;color&quot;:false,&quot;control&quot;:false,&quot;customValue&quot;:&quot;&quot;,&quot;upper&quot;:false}," calcext:value-type="string">
            <text:p>{"id":93,"screencode":29,"unicode":"\uEE1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2]+1" office:value-type="float" office:value="94" calcext:value-type="float">
            <text:p>94</text:p>
          </table:table-cell>
          <table:table-cell table:formula="of:=[.B352]+1" office:value-type="float" office:value="94" calcext:value-type="float">
            <text:p>94</text:p>
          </table:table-cell>
          <table:table-cell table:formula="of:=[.C352]+1" office:value-type="float" office:value="30" calcext:value-type="float">
            <text:p>30</text:p>
          </table:table-cell>
          <table:table-cell table:formula="of:=&quot;\uEE&quot;&amp;IF(LEN(DEC2HEX([.A353]+[.K353]))=1;&quot;0&quot;&amp;DEC2HEX([.A353]+[.K353]);DEC2HEX([.A353]+[.K353]))" office:value-type="string" office:string-value="\uEE1E" calcext:value-type="string">
            <text:p>\uEE1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3]&amp;&quot;,&quot;&quot;screencode&quot;&quot;:&quot;&amp;[.C353]&amp;&quot;,&quot;&quot;unicode&quot;&quot;:&quot;&quot;&quot;&amp;[.D353]&amp;&quot;&quot;&quot;,&quot;&quot;altUnicode&quot;&quot;:&quot;&quot;&quot;&amp;[.E353]&amp;&quot;&quot;&quot;,&quot;&quot;name&quot;&quot;:&quot;&quot;&quot;&amp;[.F353]&amp;&quot;&quot;&quot;,&quot;&quot;color&quot;&quot;:&quot;&amp;[.H353]&amp;&quot;,&quot;&quot;control&quot;&quot;:&quot;&amp;[.I353]&amp;&quot;,&quot;&quot;customValue&quot;&quot;:&quot;&quot;&quot;&amp;[.G353]&amp;&quot;&quot;&quot;,&quot;&quot;upper&quot;&quot;:&quot;&amp;[.J353]&amp;&quot;},&quot;" office:value-type="string" office:string-value="{&quot;id&quot;:94,&quot;screencode&quot;:30,&quot;unicode&quot;:&quot;\uEE1E&quot;,&quot;altUnicode&quot;:&quot;&quot;,&quot;name&quot;:&quot;&quot;,&quot;color&quot;:false,&quot;control&quot;:false,&quot;customValue&quot;:&quot;&quot;,&quot;upper&quot;:false}," calcext:value-type="string">
            <text:p>{"id":94,"screencode":30,"unicode":"\uEE1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3]+1" office:value-type="float" office:value="95" calcext:value-type="float">
            <text:p>95</text:p>
          </table:table-cell>
          <table:table-cell table:formula="of:=[.B353]+1" office:value-type="float" office:value="95" calcext:value-type="float">
            <text:p>95</text:p>
          </table:table-cell>
          <table:table-cell table:formula="of:=[.C353]+1" office:value-type="float" office:value="31" calcext:value-type="float">
            <text:p>31</text:p>
          </table:table-cell>
          <table:table-cell table:formula="of:=&quot;\uEE&quot;&amp;IF(LEN(DEC2HEX([.A354]+[.K354]))=1;&quot;0&quot;&amp;DEC2HEX([.A354]+[.K354]);DEC2HEX([.A354]+[.K354]))" office:value-type="string" office:string-value="\uEE1F" calcext:value-type="string">
            <text:p>\uEE1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4]&amp;&quot;,&quot;&quot;screencode&quot;&quot;:&quot;&amp;[.C354]&amp;&quot;,&quot;&quot;unicode&quot;&quot;:&quot;&quot;&quot;&amp;[.D354]&amp;&quot;&quot;&quot;,&quot;&quot;altUnicode&quot;&quot;:&quot;&quot;&quot;&amp;[.E354]&amp;&quot;&quot;&quot;,&quot;&quot;name&quot;&quot;:&quot;&quot;&quot;&amp;[.F354]&amp;&quot;&quot;&quot;,&quot;&quot;color&quot;&quot;:&quot;&amp;[.H354]&amp;&quot;,&quot;&quot;control&quot;&quot;:&quot;&amp;[.I354]&amp;&quot;,&quot;&quot;customValue&quot;&quot;:&quot;&quot;&quot;&amp;[.G354]&amp;&quot;&quot;&quot;,&quot;&quot;upper&quot;&quot;:&quot;&amp;[.J354]&amp;&quot;},&quot;" office:value-type="string" office:string-value="{&quot;id&quot;:95,&quot;screencode&quot;:31,&quot;unicode&quot;:&quot;\uEE1F&quot;,&quot;altUnicode&quot;:&quot;&quot;,&quot;name&quot;:&quot;&quot;,&quot;color&quot;:false,&quot;control&quot;:false,&quot;customValue&quot;:&quot;&quot;,&quot;upper&quot;:false}," calcext:value-type="string">
            <text:p>{"id":95,"screencode":31,"unicode":"\uEE1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4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4]+1" office:value-type="float" office:value="32" calcext:value-type="float">
            <text:p>32</text:p>
          </table:table-cell>
          <table:table-cell table:formula="of:=&quot;\uEE&quot;&amp;IF(LEN(DEC2HEX([.A355]+[.K355]))=1;&quot;0&quot;&amp;DEC2HEX([.A355]+[.K355]);DEC2HEX([.A355]+[.K355]))" office:value-type="string" office:string-value="\uEE40" calcext:value-type="string">
            <text:p>\uEE4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5]&amp;&quot;,&quot;&quot;screencode&quot;&quot;:&quot;&amp;[.C355]&amp;&quot;,&quot;&quot;unicode&quot;&quot;:&quot;&quot;&quot;&amp;[.D355]&amp;&quot;&quot;&quot;,&quot;&quot;altUnicode&quot;&quot;:&quot;&quot;&quot;&amp;[.E355]&amp;&quot;&quot;&quot;,&quot;&quot;name&quot;&quot;:&quot;&quot;&quot;&amp;[.F355]&amp;&quot;&quot;&quot;,&quot;&quot;color&quot;&quot;:&quot;&amp;[.H355]&amp;&quot;,&quot;&quot;control&quot;&quot;:&quot;&amp;[.I355]&amp;&quot;,&quot;&quot;customValue&quot;&quot;:&quot;&quot;&quot;&amp;[.G355]&amp;&quot;&quot;&quot;,&quot;&quot;upper&quot;&quot;:&quot;&amp;[.J355]&amp;&quot;},&quot;" office:value-type="string" office:string-value="{&quot;id&quot;:96,&quot;screencode&quot;:32,&quot;unicode&quot;:&quot;\uEE40&quot;,&quot;altUnicode&quot;:&quot;&quot;,&quot;name&quot;:&quot;&quot;,&quot;color&quot;:false,&quot;control&quot;:false,&quot;customValue&quot;:&quot;&quot;,&quot;upper&quot;:false}," calcext:value-type="string">
            <text:p>{"id":96,"screencode":32,"unicode":"\uEE4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5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55]+1" office:value-type="float" office:value="33" calcext:value-type="float">
            <text:p>33</text:p>
          </table:table-cell>
          <table:table-cell table:formula="of:=&quot;\uEE&quot;&amp;IF(LEN(DEC2HEX([.A356]+[.K356]))=1;&quot;0&quot;&amp;DEC2HEX([.A356]+[.K356]);DEC2HEX([.A356]+[.K356]))" office:value-type="string" office:string-value="\uEE41" calcext:value-type="string">
            <text:p>\uEE4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6]&amp;&quot;,&quot;&quot;screencode&quot;&quot;:&quot;&amp;[.C356]&amp;&quot;,&quot;&quot;unicode&quot;&quot;:&quot;&quot;&quot;&amp;[.D356]&amp;&quot;&quot;&quot;,&quot;&quot;altUnicode&quot;&quot;:&quot;&quot;&quot;&amp;[.E356]&amp;&quot;&quot;&quot;,&quot;&quot;name&quot;&quot;:&quot;&quot;&quot;&amp;[.F356]&amp;&quot;&quot;&quot;,&quot;&quot;color&quot;&quot;:&quot;&amp;[.H356]&amp;&quot;,&quot;&quot;control&quot;&quot;:&quot;&amp;[.I356]&amp;&quot;,&quot;&quot;customValue&quot;&quot;:&quot;&quot;&quot;&amp;[.G356]&amp;&quot;&quot;&quot;,&quot;&quot;upper&quot;&quot;:&quot;&amp;[.J356]&amp;&quot;},&quot;" office:value-type="string" office:string-value="{&quot;id&quot;:97,&quot;screencode&quot;:33,&quot;unicode&quot;:&quot;\uEE41&quot;,&quot;altUnicode&quot;:&quot;&quot;,&quot;name&quot;:&quot;&quot;,&quot;color&quot;:false,&quot;control&quot;:false,&quot;customValue&quot;:&quot;&quot;,&quot;upper&quot;:false}," calcext:value-type="string">
            <text:p>{"id":97,"screencode":33,"unicode":"\uEE4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6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6]+1" office:value-type="float" office:value="34" calcext:value-type="float">
            <text:p>34</text:p>
          </table:table-cell>
          <table:table-cell table:formula="of:=&quot;\uEE&quot;&amp;IF(LEN(DEC2HEX([.A357]+[.K357]))=1;&quot;0&quot;&amp;DEC2HEX([.A357]+[.K357]);DEC2HEX([.A357]+[.K357]))" office:value-type="string" office:string-value="\uEE42" calcext:value-type="string">
            <text:p>\uEE4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7]&amp;&quot;,&quot;&quot;screencode&quot;&quot;:&quot;&amp;[.C357]&amp;&quot;,&quot;&quot;unicode&quot;&quot;:&quot;&quot;&quot;&amp;[.D357]&amp;&quot;&quot;&quot;,&quot;&quot;altUnicode&quot;&quot;:&quot;&quot;&quot;&amp;[.E357]&amp;&quot;&quot;&quot;,&quot;&quot;name&quot;&quot;:&quot;&quot;&quot;&amp;[.F357]&amp;&quot;&quot;&quot;,&quot;&quot;color&quot;&quot;:&quot;&amp;[.H357]&amp;&quot;,&quot;&quot;control&quot;&quot;:&quot;&amp;[.I357]&amp;&quot;,&quot;&quot;customValue&quot;&quot;:&quot;&quot;&quot;&amp;[.G357]&amp;&quot;&quot;&quot;,&quot;&quot;upper&quot;&quot;:&quot;&amp;[.J357]&amp;&quot;},&quot;" office:value-type="string" office:string-value="{&quot;id&quot;:98,&quot;screencode&quot;:34,&quot;unicode&quot;:&quot;\uEE42&quot;,&quot;altUnicode&quot;:&quot;&quot;,&quot;name&quot;:&quot;&quot;,&quot;color&quot;:false,&quot;control&quot;:false,&quot;customValue&quot;:&quot;&quot;,&quot;upper&quot;:false}," calcext:value-type="string">
            <text:p>{"id":98,"screencode":34,"unicode":"\uEE4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7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357]+1" office:value-type="float" office:value="35" calcext:value-type="float">
            <text:p>35</text:p>
          </table:table-cell>
          <table:table-cell table:formula="of:=&quot;\uEE&quot;&amp;IF(LEN(DEC2HEX([.A358]+[.K358]))=1;&quot;0&quot;&amp;DEC2HEX([.A358]+[.K358]);DEC2HEX([.A358]+[.K358]))" office:value-type="string" office:string-value="\uEE43" calcext:value-type="string">
            <text:p>\uEE4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8]&amp;&quot;,&quot;&quot;screencode&quot;&quot;:&quot;&amp;[.C358]&amp;&quot;,&quot;&quot;unicode&quot;&quot;:&quot;&quot;&quot;&amp;[.D358]&amp;&quot;&quot;&quot;,&quot;&quot;altUnicode&quot;&quot;:&quot;&quot;&quot;&amp;[.E358]&amp;&quot;&quot;&quot;,&quot;&quot;name&quot;&quot;:&quot;&quot;&quot;&amp;[.F358]&amp;&quot;&quot;&quot;,&quot;&quot;color&quot;&quot;:&quot;&amp;[.H358]&amp;&quot;,&quot;&quot;control&quot;&quot;:&quot;&amp;[.I358]&amp;&quot;,&quot;&quot;customValue&quot;&quot;:&quot;&quot;&quot;&amp;[.G358]&amp;&quot;&quot;&quot;,&quot;&quot;upper&quot;&quot;:&quot;&amp;[.J358]&amp;&quot;},&quot;" office:value-type="string" office:string-value="{&quot;id&quot;:99,&quot;screencode&quot;:35,&quot;unicode&quot;:&quot;\uEE43&quot;,&quot;altUnicode&quot;:&quot;&quot;,&quot;name&quot;:&quot;&quot;,&quot;color&quot;:false,&quot;control&quot;:false,&quot;customValue&quot;:&quot;&quot;,&quot;upper&quot;:false}," calcext:value-type="string">
            <text:p>{"id":99,"screencode":35,"unicode":"\uEE4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8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+1" office:value-type="float" office:value="36" calcext:value-type="float">
            <text:p>36</text:p>
          </table:table-cell>
          <table:table-cell table:formula="of:=&quot;\uEE&quot;&amp;IF(LEN(DEC2HEX([.A359]+[.K359]))=1;&quot;0&quot;&amp;DEC2HEX([.A359]+[.K359]);DEC2HEX([.A359]+[.K359]))" office:value-type="string" office:string-value="\uEE44" calcext:value-type="string">
            <text:p>\uEE4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9]&amp;&quot;,&quot;&quot;screencode&quot;&quot;:&quot;&amp;[.C359]&amp;&quot;,&quot;&quot;unicode&quot;&quot;:&quot;&quot;&quot;&amp;[.D359]&amp;&quot;&quot;&quot;,&quot;&quot;altUnicode&quot;&quot;:&quot;&quot;&quot;&amp;[.E359]&amp;&quot;&quot;&quot;,&quot;&quot;name&quot;&quot;:&quot;&quot;&quot;&amp;[.F359]&amp;&quot;&quot;&quot;,&quot;&quot;color&quot;&quot;:&quot;&amp;[.H359]&amp;&quot;,&quot;&quot;control&quot;&quot;:&quot;&amp;[.I359]&amp;&quot;,&quot;&quot;customValue&quot;&quot;:&quot;&quot;&quot;&amp;[.G359]&amp;&quot;&quot;&quot;,&quot;&quot;upper&quot;&quot;:&quot;&amp;[.J359]&amp;&quot;},&quot;" office:value-type="string" office:string-value="{&quot;id&quot;:100,&quot;screencode&quot;:36,&quot;unicode&quot;:&quot;\uEE44&quot;,&quot;altUnicode&quot;:&quot;&quot;,&quot;name&quot;:&quot;&quot;,&quot;color&quot;:false,&quot;control&quot;:false,&quot;customValue&quot;:&quot;&quot;,&quot;upper&quot;:false}," calcext:value-type="string">
            <text:p>{"id":100,"screencode":36,"unicode":"\uEE4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9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+1" office:value-type="float" office:value="37" calcext:value-type="float">
            <text:p>37</text:p>
          </table:table-cell>
          <table:table-cell table:formula="of:=&quot;\uEE&quot;&amp;IF(LEN(DEC2HEX([.A360]+[.K360]))=1;&quot;0&quot;&amp;DEC2HEX([.A360]+[.K360]);DEC2HEX([.A360]+[.K360]))" office:value-type="string" office:string-value="\uEE45" calcext:value-type="string">
            <text:p>\uEE4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0]&amp;&quot;,&quot;&quot;screencode&quot;&quot;:&quot;&amp;[.C360]&amp;&quot;,&quot;&quot;unicode&quot;&quot;:&quot;&quot;&quot;&amp;[.D360]&amp;&quot;&quot;&quot;,&quot;&quot;altUnicode&quot;&quot;:&quot;&quot;&quot;&amp;[.E360]&amp;&quot;&quot;&quot;,&quot;&quot;name&quot;&quot;:&quot;&quot;&quot;&amp;[.F360]&amp;&quot;&quot;&quot;,&quot;&quot;color&quot;&quot;:&quot;&amp;[.H360]&amp;&quot;,&quot;&quot;control&quot;&quot;:&quot;&amp;[.I360]&amp;&quot;,&quot;&quot;customValue&quot;&quot;:&quot;&quot;&quot;&amp;[.G360]&amp;&quot;&quot;&quot;,&quot;&quot;upper&quot;&quot;:&quot;&amp;[.J360]&amp;&quot;},&quot;" office:value-type="string" office:string-value="{&quot;id&quot;:101,&quot;screencode&quot;:37,&quot;unicode&quot;:&quot;\uEE45&quot;,&quot;altUnicode&quot;:&quot;&quot;,&quot;name&quot;:&quot;&quot;,&quot;color&quot;:false,&quot;control&quot;:false,&quot;customValue&quot;:&quot;&quot;,&quot;upper&quot;:false}," calcext:value-type="string">
            <text:p>{"id":101,"screencode":37,"unicode":"\uEE4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0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0]+1" office:value-type="float" office:value="38" calcext:value-type="float">
            <text:p>38</text:p>
          </table:table-cell>
          <table:table-cell table:formula="of:=&quot;\uEE&quot;&amp;IF(LEN(DEC2HEX([.A361]+[.K361]))=1;&quot;0&quot;&amp;DEC2HEX([.A361]+[.K361]);DEC2HEX([.A361]+[.K361]))" office:value-type="string" office:string-value="\uEE46" calcext:value-type="string">
            <text:p>\uEE4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1]&amp;&quot;,&quot;&quot;screencode&quot;&quot;:&quot;&amp;[.C361]&amp;&quot;,&quot;&quot;unicode&quot;&quot;:&quot;&quot;&quot;&amp;[.D361]&amp;&quot;&quot;&quot;,&quot;&quot;altUnicode&quot;&quot;:&quot;&quot;&quot;&amp;[.E361]&amp;&quot;&quot;&quot;,&quot;&quot;name&quot;&quot;:&quot;&quot;&quot;&amp;[.F361]&amp;&quot;&quot;&quot;,&quot;&quot;color&quot;&quot;:&quot;&amp;[.H361]&amp;&quot;,&quot;&quot;control&quot;&quot;:&quot;&amp;[.I361]&amp;&quot;,&quot;&quot;customValue&quot;&quot;:&quot;&quot;&quot;&amp;[.G361]&amp;&quot;&quot;&quot;,&quot;&quot;upper&quot;&quot;:&quot;&amp;[.J361]&amp;&quot;},&quot;" office:value-type="string" office:string-value="{&quot;id&quot;:102,&quot;screencode&quot;:38,&quot;unicode&quot;:&quot;\uEE46&quot;,&quot;altUnicode&quot;:&quot;&quot;,&quot;name&quot;:&quot;&quot;,&quot;color&quot;:false,&quot;control&quot;:false,&quot;customValue&quot;:&quot;&quot;,&quot;upper&quot;:false}," calcext:value-type="string">
            <text:p>{"id":102,"screencode":38,"unicode":"\uEE4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1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1]+1" office:value-type="float" office:value="39" calcext:value-type="float">
            <text:p>39</text:p>
          </table:table-cell>
          <table:table-cell table:formula="of:=&quot;\uEE&quot;&amp;IF(LEN(DEC2HEX([.A362]+[.K362]))=1;&quot;0&quot;&amp;DEC2HEX([.A362]+[.K362]);DEC2HEX([.A362]+[.K362]))" office:value-type="string" office:string-value="\uEE47" calcext:value-type="string">
            <text:p>\uEE4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2]&amp;&quot;,&quot;&quot;screencode&quot;&quot;:&quot;&amp;[.C362]&amp;&quot;,&quot;&quot;unicode&quot;&quot;:&quot;&quot;&quot;&amp;[.D362]&amp;&quot;&quot;&quot;,&quot;&quot;altUnicode&quot;&quot;:&quot;&quot;&quot;&amp;[.E362]&amp;&quot;&quot;&quot;,&quot;&quot;name&quot;&quot;:&quot;&quot;&quot;&amp;[.F362]&amp;&quot;&quot;&quot;,&quot;&quot;color&quot;&quot;:&quot;&amp;[.H362]&amp;&quot;,&quot;&quot;control&quot;&quot;:&quot;&amp;[.I362]&amp;&quot;,&quot;&quot;customValue&quot;&quot;:&quot;&quot;&quot;&amp;[.G362]&amp;&quot;&quot;&quot;,&quot;&quot;upper&quot;&quot;:&quot;&amp;[.J362]&amp;&quot;},&quot;" office:value-type="string" office:string-value="{&quot;id&quot;:103,&quot;screencode&quot;:39,&quot;unicode&quot;:&quot;\uEE47&quot;,&quot;altUnicode&quot;:&quot;&quot;,&quot;name&quot;:&quot;&quot;,&quot;color&quot;:false,&quot;control&quot;:false,&quot;customValue&quot;:&quot;&quot;,&quot;upper&quot;:false}," calcext:value-type="string">
            <text:p>{"id":103,"screencode":39,"unicode":"\uEE4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2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2]+1" office:value-type="float" office:value="40" calcext:value-type="float">
            <text:p>40</text:p>
          </table:table-cell>
          <table:table-cell table:formula="of:=&quot;\uEE&quot;&amp;IF(LEN(DEC2HEX([.A363]+[.K363]))=1;&quot;0&quot;&amp;DEC2HEX([.A363]+[.K363]);DEC2HEX([.A363]+[.K363]))" office:value-type="string" office:string-value="\uEE48" calcext:value-type="string">
            <text:p>\uEE4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3]&amp;&quot;,&quot;&quot;screencode&quot;&quot;:&quot;&amp;[.C363]&amp;&quot;,&quot;&quot;unicode&quot;&quot;:&quot;&quot;&quot;&amp;[.D363]&amp;&quot;&quot;&quot;,&quot;&quot;altUnicode&quot;&quot;:&quot;&quot;&quot;&amp;[.E363]&amp;&quot;&quot;&quot;,&quot;&quot;name&quot;&quot;:&quot;&quot;&quot;&amp;[.F363]&amp;&quot;&quot;&quot;,&quot;&quot;color&quot;&quot;:&quot;&amp;[.H363]&amp;&quot;,&quot;&quot;control&quot;&quot;:&quot;&amp;[.I363]&amp;&quot;,&quot;&quot;customValue&quot;&quot;:&quot;&quot;&quot;&amp;[.G363]&amp;&quot;&quot;&quot;,&quot;&quot;upper&quot;&quot;:&quot;&amp;[.J363]&amp;&quot;},&quot;" office:value-type="string" office:string-value="{&quot;id&quot;:104,&quot;screencode&quot;:40,&quot;unicode&quot;:&quot;\uEE48&quot;,&quot;altUnicode&quot;:&quot;&quot;,&quot;name&quot;:&quot;&quot;,&quot;color&quot;:false,&quot;control&quot;:false,&quot;customValue&quot;:&quot;&quot;,&quot;upper&quot;:false}," calcext:value-type="string">
            <text:p>{"id":104,"screencode":40,"unicode":"\uEE4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3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363]+1" office:value-type="float" office:value="41" calcext:value-type="float">
            <text:p>41</text:p>
          </table:table-cell>
          <table:table-cell table:formula="of:=&quot;\uEE&quot;&amp;IF(LEN(DEC2HEX([.A364]+[.K364]))=1;&quot;0&quot;&amp;DEC2HEX([.A364]+[.K364]);DEC2HEX([.A364]+[.K364]))" office:value-type="string" office:string-value="\uEE49" calcext:value-type="string">
            <text:p>\uEE4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4]&amp;&quot;,&quot;&quot;screencode&quot;&quot;:&quot;&amp;[.C364]&amp;&quot;,&quot;&quot;unicode&quot;&quot;:&quot;&quot;&quot;&amp;[.D364]&amp;&quot;&quot;&quot;,&quot;&quot;altUnicode&quot;&quot;:&quot;&quot;&quot;&amp;[.E364]&amp;&quot;&quot;&quot;,&quot;&quot;name&quot;&quot;:&quot;&quot;&quot;&amp;[.F364]&amp;&quot;&quot;&quot;,&quot;&quot;color&quot;&quot;:&quot;&amp;[.H364]&amp;&quot;,&quot;&quot;control&quot;&quot;:&quot;&amp;[.I364]&amp;&quot;,&quot;&quot;customValue&quot;&quot;:&quot;&quot;&quot;&amp;[.G364]&amp;&quot;&quot;&quot;,&quot;&quot;upper&quot;&quot;:&quot;&amp;[.J364]&amp;&quot;},&quot;" office:value-type="string" office:string-value="{&quot;id&quot;:105,&quot;screencode&quot;:41,&quot;unicode&quot;:&quot;\uEE49&quot;,&quot;altUnicode&quot;:&quot;&quot;,&quot;name&quot;:&quot;&quot;,&quot;color&quot;:false,&quot;control&quot;:false,&quot;customValue&quot;:&quot;&quot;,&quot;upper&quot;:false}," calcext:value-type="string">
            <text:p>{"id":105,"screencode":41,"unicode":"\uEE4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4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364]+1" office:value-type="float" office:value="42" calcext:value-type="float">
            <text:p>42</text:p>
          </table:table-cell>
          <table:table-cell table:formula="of:=&quot;\uEE&quot;&amp;IF(LEN(DEC2HEX([.A365]+[.K365]))=1;&quot;0&quot;&amp;DEC2HEX([.A365]+[.K365]);DEC2HEX([.A365]+[.K365]))" office:value-type="string" office:string-value="\uEE4A" calcext:value-type="string">
            <text:p>\uEE4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5]&amp;&quot;,&quot;&quot;screencode&quot;&quot;:&quot;&amp;[.C365]&amp;&quot;,&quot;&quot;unicode&quot;&quot;:&quot;&quot;&quot;&amp;[.D365]&amp;&quot;&quot;&quot;,&quot;&quot;altUnicode&quot;&quot;:&quot;&quot;&quot;&amp;[.E365]&amp;&quot;&quot;&quot;,&quot;&quot;name&quot;&quot;:&quot;&quot;&quot;&amp;[.F365]&amp;&quot;&quot;&quot;,&quot;&quot;color&quot;&quot;:&quot;&amp;[.H365]&amp;&quot;,&quot;&quot;control&quot;&quot;:&quot;&amp;[.I365]&amp;&quot;,&quot;&quot;customValue&quot;&quot;:&quot;&quot;&quot;&amp;[.G365]&amp;&quot;&quot;&quot;,&quot;&quot;upper&quot;&quot;:&quot;&amp;[.J365]&amp;&quot;},&quot;" office:value-type="string" office:string-value="{&quot;id&quot;:106,&quot;screencode&quot;:42,&quot;unicode&quot;:&quot;\uEE4A&quot;,&quot;altUnicode&quot;:&quot;&quot;,&quot;name&quot;:&quot;&quot;,&quot;color&quot;:false,&quot;control&quot;:false,&quot;customValue&quot;:&quot;&quot;,&quot;upper&quot;:false}," calcext:value-type="string">
            <text:p>{"id":106,"screencode":42,"unicode":"\uEE4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5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365]+1" office:value-type="float" office:value="43" calcext:value-type="float">
            <text:p>43</text:p>
          </table:table-cell>
          <table:table-cell table:formula="of:=&quot;\uEE&quot;&amp;IF(LEN(DEC2HEX([.A366]+[.K366]))=1;&quot;0&quot;&amp;DEC2HEX([.A366]+[.K366]);DEC2HEX([.A366]+[.K366]))" office:value-type="string" office:string-value="\uEE4B" calcext:value-type="string">
            <text:p>\uEE4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6]&amp;&quot;,&quot;&quot;screencode&quot;&quot;:&quot;&amp;[.C366]&amp;&quot;,&quot;&quot;unicode&quot;&quot;:&quot;&quot;&quot;&amp;[.D366]&amp;&quot;&quot;&quot;,&quot;&quot;altUnicode&quot;&quot;:&quot;&quot;&quot;&amp;[.E366]&amp;&quot;&quot;&quot;,&quot;&quot;name&quot;&quot;:&quot;&quot;&quot;&amp;[.F366]&amp;&quot;&quot;&quot;,&quot;&quot;color&quot;&quot;:&quot;&amp;[.H366]&amp;&quot;,&quot;&quot;control&quot;&quot;:&quot;&amp;[.I366]&amp;&quot;,&quot;&quot;customValue&quot;&quot;:&quot;&quot;&quot;&amp;[.G366]&amp;&quot;&quot;&quot;,&quot;&quot;upper&quot;&quot;:&quot;&amp;[.J366]&amp;&quot;},&quot;" office:value-type="string" office:string-value="{&quot;id&quot;:107,&quot;screencode&quot;:43,&quot;unicode&quot;:&quot;\uEE4B&quot;,&quot;altUnicode&quot;:&quot;&quot;,&quot;name&quot;:&quot;&quot;,&quot;color&quot;:false,&quot;control&quot;:false,&quot;customValue&quot;:&quot;&quot;,&quot;upper&quot;:false}," calcext:value-type="string">
            <text:p>{"id":107,"screencode":43,"unicode":"\uEE4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6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C366]+1" office:value-type="float" office:value="44" calcext:value-type="float">
            <text:p>44</text:p>
          </table:table-cell>
          <table:table-cell table:formula="of:=&quot;\uEE&quot;&amp;IF(LEN(DEC2HEX([.A367]+[.K367]))=1;&quot;0&quot;&amp;DEC2HEX([.A367]+[.K367]);DEC2HEX([.A367]+[.K367]))" office:value-type="string" office:string-value="\uEE4C" calcext:value-type="string">
            <text:p>\uEE4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7]&amp;&quot;,&quot;&quot;screencode&quot;&quot;:&quot;&amp;[.C367]&amp;&quot;,&quot;&quot;unicode&quot;&quot;:&quot;&quot;&quot;&amp;[.D367]&amp;&quot;&quot;&quot;,&quot;&quot;altUnicode&quot;&quot;:&quot;&quot;&quot;&amp;[.E367]&amp;&quot;&quot;&quot;,&quot;&quot;name&quot;&quot;:&quot;&quot;&quot;&amp;[.F367]&amp;&quot;&quot;&quot;,&quot;&quot;color&quot;&quot;:&quot;&amp;[.H367]&amp;&quot;,&quot;&quot;control&quot;&quot;:&quot;&amp;[.I367]&amp;&quot;,&quot;&quot;customValue&quot;&quot;:&quot;&quot;&quot;&amp;[.G367]&amp;&quot;&quot;&quot;,&quot;&quot;upper&quot;&quot;:&quot;&amp;[.J367]&amp;&quot;},&quot;" office:value-type="string" office:string-value="{&quot;id&quot;:108,&quot;screencode&quot;:44,&quot;unicode&quot;:&quot;\uEE4C&quot;,&quot;altUnicode&quot;:&quot;&quot;,&quot;name&quot;:&quot;&quot;,&quot;color&quot;:false,&quot;control&quot;:false,&quot;customValue&quot;:&quot;&quot;,&quot;upper&quot;:false}," calcext:value-type="string">
            <text:p>{"id":108,"screencode":44,"unicode":"\uEE4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7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7]+1" office:value-type="float" office:value="45" calcext:value-type="float">
            <text:p>45</text:p>
          </table:table-cell>
          <table:table-cell table:formula="of:=&quot;\uEE&quot;&amp;IF(LEN(DEC2HEX([.A368]+[.K368]))=1;&quot;0&quot;&amp;DEC2HEX([.A368]+[.K368]);DEC2HEX([.A368]+[.K368]))" office:value-type="string" office:string-value="\uEE4D" calcext:value-type="string">
            <text:p>\uEE4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8]&amp;&quot;,&quot;&quot;screencode&quot;&quot;:&quot;&amp;[.C368]&amp;&quot;,&quot;&quot;unicode&quot;&quot;:&quot;&quot;&quot;&amp;[.D368]&amp;&quot;&quot;&quot;,&quot;&quot;altUnicode&quot;&quot;:&quot;&quot;&quot;&amp;[.E368]&amp;&quot;&quot;&quot;,&quot;&quot;name&quot;&quot;:&quot;&quot;&quot;&amp;[.F368]&amp;&quot;&quot;&quot;,&quot;&quot;color&quot;&quot;:&quot;&amp;[.H368]&amp;&quot;,&quot;&quot;control&quot;&quot;:&quot;&amp;[.I368]&amp;&quot;,&quot;&quot;customValue&quot;&quot;:&quot;&quot;&quot;&amp;[.G368]&amp;&quot;&quot;&quot;,&quot;&quot;upper&quot;&quot;:&quot;&amp;[.J368]&amp;&quot;},&quot;" office:value-type="string" office:string-value="{&quot;id&quot;:109,&quot;screencode&quot;:45,&quot;unicode&quot;:&quot;\uEE4D&quot;,&quot;altUnicode&quot;:&quot;&quot;,&quot;name&quot;:&quot;&quot;,&quot;color&quot;:false,&quot;control&quot;:false,&quot;customValue&quot;:&quot;&quot;,&quot;upper&quot;:false}," calcext:value-type="string">
            <text:p>{"id":109,"screencode":45,"unicode":"\uEE4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8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8]+1" office:value-type="float" office:value="46" calcext:value-type="float">
            <text:p>46</text:p>
          </table:table-cell>
          <table:table-cell table:formula="of:=&quot;\uEE&quot;&amp;IF(LEN(DEC2HEX([.A369]+[.K369]))=1;&quot;0&quot;&amp;DEC2HEX([.A369]+[.K369]);DEC2HEX([.A369]+[.K369]))" office:value-type="string" office:string-value="\uEE4E" calcext:value-type="string">
            <text:p>\uEE4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9]&amp;&quot;,&quot;&quot;screencode&quot;&quot;:&quot;&amp;[.C369]&amp;&quot;,&quot;&quot;unicode&quot;&quot;:&quot;&quot;&quot;&amp;[.D369]&amp;&quot;&quot;&quot;,&quot;&quot;altUnicode&quot;&quot;:&quot;&quot;&quot;&amp;[.E369]&amp;&quot;&quot;&quot;,&quot;&quot;name&quot;&quot;:&quot;&quot;&quot;&amp;[.F369]&amp;&quot;&quot;&quot;,&quot;&quot;color&quot;&quot;:&quot;&amp;[.H369]&amp;&quot;,&quot;&quot;control&quot;&quot;:&quot;&amp;[.I369]&amp;&quot;,&quot;&quot;customValue&quot;&quot;:&quot;&quot;&quot;&amp;[.G369]&amp;&quot;&quot;&quot;,&quot;&quot;upper&quot;&quot;:&quot;&amp;[.J369]&amp;&quot;},&quot;" office:value-type="string" office:string-value="{&quot;id&quot;:110,&quot;screencode&quot;:46,&quot;unicode&quot;:&quot;\uEE4E&quot;,&quot;altUnicode&quot;:&quot;&quot;,&quot;name&quot;:&quot;&quot;,&quot;color&quot;:false,&quot;control&quot;:false,&quot;customValue&quot;:&quot;&quot;,&quot;upper&quot;:false}," calcext:value-type="string">
            <text:p>{"id":110,"screencode":46,"unicode":"\uEE4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9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369]+1" office:value-type="float" office:value="47" calcext:value-type="float">
            <text:p>47</text:p>
          </table:table-cell>
          <table:table-cell table:formula="of:=&quot;\uEE&quot;&amp;IF(LEN(DEC2HEX([.A370]+[.K370]))=1;&quot;0&quot;&amp;DEC2HEX([.A370]+[.K370]);DEC2HEX([.A370]+[.K370]))" office:value-type="string" office:string-value="\uEE4F" calcext:value-type="string">
            <text:p>\uEE4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0]&amp;&quot;,&quot;&quot;screencode&quot;&quot;:&quot;&amp;[.C370]&amp;&quot;,&quot;&quot;unicode&quot;&quot;:&quot;&quot;&quot;&amp;[.D370]&amp;&quot;&quot;&quot;,&quot;&quot;altUnicode&quot;&quot;:&quot;&quot;&quot;&amp;[.E370]&amp;&quot;&quot;&quot;,&quot;&quot;name&quot;&quot;:&quot;&quot;&quot;&amp;[.F370]&amp;&quot;&quot;&quot;,&quot;&quot;color&quot;&quot;:&quot;&amp;[.H370]&amp;&quot;,&quot;&quot;control&quot;&quot;:&quot;&amp;[.I370]&amp;&quot;,&quot;&quot;customValue&quot;&quot;:&quot;&quot;&quot;&amp;[.G370]&amp;&quot;&quot;&quot;,&quot;&quot;upper&quot;&quot;:&quot;&amp;[.J370]&amp;&quot;},&quot;" office:value-type="string" office:string-value="{&quot;id&quot;:111,&quot;screencode&quot;:47,&quot;unicode&quot;:&quot;\uEE4F&quot;,&quot;altUnicode&quot;:&quot;&quot;,&quot;name&quot;:&quot;&quot;,&quot;color&quot;:false,&quot;control&quot;:false,&quot;customValue&quot;:&quot;&quot;,&quot;upper&quot;:false}," calcext:value-type="string">
            <text:p>{"id":111,"screencode":47,"unicode":"\uEE4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0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0]+1" office:value-type="float" office:value="48" calcext:value-type="float">
            <text:p>48</text:p>
          </table:table-cell>
          <table:table-cell table:formula="of:=&quot;\uEE&quot;&amp;IF(LEN(DEC2HEX([.A371]+[.K371]))=1;&quot;0&quot;&amp;DEC2HEX([.A371]+[.K371]);DEC2HEX([.A371]+[.K371]))" office:value-type="string" office:string-value="\uEE50" calcext:value-type="string">
            <text:p>\uEE5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1]&amp;&quot;,&quot;&quot;screencode&quot;&quot;:&quot;&amp;[.C371]&amp;&quot;,&quot;&quot;unicode&quot;&quot;:&quot;&quot;&quot;&amp;[.D371]&amp;&quot;&quot;&quot;,&quot;&quot;altUnicode&quot;&quot;:&quot;&quot;&quot;&amp;[.E371]&amp;&quot;&quot;&quot;,&quot;&quot;name&quot;&quot;:&quot;&quot;&quot;&amp;[.F371]&amp;&quot;&quot;&quot;,&quot;&quot;color&quot;&quot;:&quot;&amp;[.H371]&amp;&quot;,&quot;&quot;control&quot;&quot;:&quot;&amp;[.I371]&amp;&quot;,&quot;&quot;customValue&quot;&quot;:&quot;&quot;&quot;&amp;[.G371]&amp;&quot;&quot;&quot;,&quot;&quot;upper&quot;&quot;:&quot;&amp;[.J371]&amp;&quot;},&quot;" office:value-type="string" office:string-value="{&quot;id&quot;:112,&quot;screencode&quot;:48,&quot;unicode&quot;:&quot;\uEE50&quot;,&quot;altUnicode&quot;:&quot;&quot;,&quot;name&quot;:&quot;&quot;,&quot;color&quot;:false,&quot;control&quot;:false,&quot;customValue&quot;:&quot;&quot;,&quot;upper&quot;:false}," calcext:value-type="string">
            <text:p>{"id":112,"screencode":48,"unicode":"\uEE5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1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371]+1" office:value-type="float" office:value="49" calcext:value-type="float">
            <text:p>49</text:p>
          </table:table-cell>
          <table:table-cell table:formula="of:=&quot;\uEE&quot;&amp;IF(LEN(DEC2HEX([.A372]+[.K372]))=1;&quot;0&quot;&amp;DEC2HEX([.A372]+[.K372]);DEC2HEX([.A372]+[.K372]))" office:value-type="string" office:string-value="\uEE51" calcext:value-type="string">
            <text:p>\uEE5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2]&amp;&quot;,&quot;&quot;screencode&quot;&quot;:&quot;&amp;[.C372]&amp;&quot;,&quot;&quot;unicode&quot;&quot;:&quot;&quot;&quot;&amp;[.D372]&amp;&quot;&quot;&quot;,&quot;&quot;altUnicode&quot;&quot;:&quot;&quot;&quot;&amp;[.E372]&amp;&quot;&quot;&quot;,&quot;&quot;name&quot;&quot;:&quot;&quot;&quot;&amp;[.F372]&amp;&quot;&quot;&quot;,&quot;&quot;color&quot;&quot;:&quot;&amp;[.H372]&amp;&quot;,&quot;&quot;control&quot;&quot;:&quot;&amp;[.I372]&amp;&quot;,&quot;&quot;customValue&quot;&quot;:&quot;&quot;&quot;&amp;[.G372]&amp;&quot;&quot;&quot;,&quot;&quot;upper&quot;&quot;:&quot;&amp;[.J372]&amp;&quot;},&quot;" office:value-type="string" office:string-value="{&quot;id&quot;:113,&quot;screencode&quot;:49,&quot;unicode&quot;:&quot;\uEE51&quot;,&quot;altUnicode&quot;:&quot;&quot;,&quot;name&quot;:&quot;&quot;,&quot;color&quot;:false,&quot;control&quot;:false,&quot;customValue&quot;:&quot;&quot;,&quot;upper&quot;:false}," calcext:value-type="string">
            <text:p>{"id":113,"screencode":49,"unicode":"\uEE5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2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2]+1" office:value-type="float" office:value="50" calcext:value-type="float">
            <text:p>50</text:p>
          </table:table-cell>
          <table:table-cell table:formula="of:=&quot;\uEE&quot;&amp;IF(LEN(DEC2HEX([.A373]+[.K373]))=1;&quot;0&quot;&amp;DEC2HEX([.A373]+[.K373]);DEC2HEX([.A373]+[.K373]))" office:value-type="string" office:string-value="\uEE52" calcext:value-type="string">
            <text:p>\uEE5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3]&amp;&quot;,&quot;&quot;screencode&quot;&quot;:&quot;&amp;[.C373]&amp;&quot;,&quot;&quot;unicode&quot;&quot;:&quot;&quot;&quot;&amp;[.D373]&amp;&quot;&quot;&quot;,&quot;&quot;altUnicode&quot;&quot;:&quot;&quot;&quot;&amp;[.E373]&amp;&quot;&quot;&quot;,&quot;&quot;name&quot;&quot;:&quot;&quot;&quot;&amp;[.F373]&amp;&quot;&quot;&quot;,&quot;&quot;color&quot;&quot;:&quot;&amp;[.H373]&amp;&quot;,&quot;&quot;control&quot;&quot;:&quot;&amp;[.I373]&amp;&quot;,&quot;&quot;customValue&quot;&quot;:&quot;&quot;&quot;&amp;[.G373]&amp;&quot;&quot;&quot;,&quot;&quot;upper&quot;&quot;:&quot;&amp;[.J373]&amp;&quot;},&quot;" office:value-type="string" office:string-value="{&quot;id&quot;:114,&quot;screencode&quot;:50,&quot;unicode&quot;:&quot;\uEE52&quot;,&quot;altUnicode&quot;:&quot;&quot;,&quot;name&quot;:&quot;&quot;,&quot;color&quot;:false,&quot;control&quot;:false,&quot;customValue&quot;:&quot;&quot;,&quot;upper&quot;:false}," calcext:value-type="string">
            <text:p>{"id":114,"screencode":50,"unicode":"\uEE5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3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73]+1" office:value-type="float" office:value="51" calcext:value-type="float">
            <text:p>51</text:p>
          </table:table-cell>
          <table:table-cell table:formula="of:=&quot;\uEE&quot;&amp;IF(LEN(DEC2HEX([.A374]+[.K374]))=1;&quot;0&quot;&amp;DEC2HEX([.A374]+[.K374]);DEC2HEX([.A374]+[.K374]))" office:value-type="string" office:string-value="\uEE53" calcext:value-type="string">
            <text:p>\uEE5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4]&amp;&quot;,&quot;&quot;screencode&quot;&quot;:&quot;&amp;[.C374]&amp;&quot;,&quot;&quot;unicode&quot;&quot;:&quot;&quot;&quot;&amp;[.D374]&amp;&quot;&quot;&quot;,&quot;&quot;altUnicode&quot;&quot;:&quot;&quot;&quot;&amp;[.E374]&amp;&quot;&quot;&quot;,&quot;&quot;name&quot;&quot;:&quot;&quot;&quot;&amp;[.F374]&amp;&quot;&quot;&quot;,&quot;&quot;color&quot;&quot;:&quot;&amp;[.H374]&amp;&quot;,&quot;&quot;control&quot;&quot;:&quot;&amp;[.I374]&amp;&quot;,&quot;&quot;customValue&quot;&quot;:&quot;&quot;&quot;&amp;[.G374]&amp;&quot;&quot;&quot;,&quot;&quot;upper&quot;&quot;:&quot;&amp;[.J374]&amp;&quot;},&quot;" office:value-type="string" office:string-value="{&quot;id&quot;:115,&quot;screencode&quot;:51,&quot;unicode&quot;:&quot;\uEE53&quot;,&quot;altUnicode&quot;:&quot;&quot;,&quot;name&quot;:&quot;&quot;,&quot;color&quot;:false,&quot;control&quot;:false,&quot;customValue&quot;:&quot;&quot;,&quot;upper&quot;:false}," calcext:value-type="string">
            <text:p>{"id":115,"screencode":51,"unicode":"\uEE5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4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4]+1" office:value-type="float" office:value="52" calcext:value-type="float">
            <text:p>52</text:p>
          </table:table-cell>
          <table:table-cell table:formula="of:=&quot;\uEE&quot;&amp;IF(LEN(DEC2HEX([.A375]+[.K375]))=1;&quot;0&quot;&amp;DEC2HEX([.A375]+[.K375]);DEC2HEX([.A375]+[.K375]))" office:value-type="string" office:string-value="\uEE54" calcext:value-type="string">
            <text:p>\uEE5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5]&amp;&quot;,&quot;&quot;screencode&quot;&quot;:&quot;&amp;[.C375]&amp;&quot;,&quot;&quot;unicode&quot;&quot;:&quot;&quot;&quot;&amp;[.D375]&amp;&quot;&quot;&quot;,&quot;&quot;altUnicode&quot;&quot;:&quot;&quot;&quot;&amp;[.E375]&amp;&quot;&quot;&quot;,&quot;&quot;name&quot;&quot;:&quot;&quot;&quot;&amp;[.F375]&amp;&quot;&quot;&quot;,&quot;&quot;color&quot;&quot;:&quot;&amp;[.H375]&amp;&quot;,&quot;&quot;control&quot;&quot;:&quot;&amp;[.I375]&amp;&quot;,&quot;&quot;customValue&quot;&quot;:&quot;&quot;&quot;&amp;[.G375]&amp;&quot;&quot;&quot;,&quot;&quot;upper&quot;&quot;:&quot;&amp;[.J375]&amp;&quot;},&quot;" office:value-type="string" office:string-value="{&quot;id&quot;:116,&quot;screencode&quot;:52,&quot;unicode&quot;:&quot;\uEE54&quot;,&quot;altUnicode&quot;:&quot;&quot;,&quot;name&quot;:&quot;&quot;,&quot;color&quot;:false,&quot;control&quot;:false,&quot;customValue&quot;:&quot;&quot;,&quot;upper&quot;:false}," calcext:value-type="string">
            <text:p>{"id":116,"screencode":52,"unicode":"\uEE5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5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375]+1" office:value-type="float" office:value="53" calcext:value-type="float">
            <text:p>53</text:p>
          </table:table-cell>
          <table:table-cell table:formula="of:=&quot;\uEE&quot;&amp;IF(LEN(DEC2HEX([.A376]+[.K376]))=1;&quot;0&quot;&amp;DEC2HEX([.A376]+[.K376]);DEC2HEX([.A376]+[.K376]))" office:value-type="string" office:string-value="\uEE55" calcext:value-type="string">
            <text:p>\uEE5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6]&amp;&quot;,&quot;&quot;screencode&quot;&quot;:&quot;&amp;[.C376]&amp;&quot;,&quot;&quot;unicode&quot;&quot;:&quot;&quot;&quot;&amp;[.D376]&amp;&quot;&quot;&quot;,&quot;&quot;altUnicode&quot;&quot;:&quot;&quot;&quot;&amp;[.E376]&amp;&quot;&quot;&quot;,&quot;&quot;name&quot;&quot;:&quot;&quot;&quot;&amp;[.F376]&amp;&quot;&quot;&quot;,&quot;&quot;color&quot;&quot;:&quot;&amp;[.H376]&amp;&quot;,&quot;&quot;control&quot;&quot;:&quot;&amp;[.I376]&amp;&quot;,&quot;&quot;customValue&quot;&quot;:&quot;&quot;&quot;&amp;[.G376]&amp;&quot;&quot;&quot;,&quot;&quot;upper&quot;&quot;:&quot;&amp;[.J376]&amp;&quot;},&quot;" office:value-type="string" office:string-value="{&quot;id&quot;:117,&quot;screencode&quot;:53,&quot;unicode&quot;:&quot;\uEE55&quot;,&quot;altUnicode&quot;:&quot;&quot;,&quot;name&quot;:&quot;&quot;,&quot;color&quot;:false,&quot;control&quot;:false,&quot;customValue&quot;:&quot;&quot;,&quot;upper&quot;:false}," calcext:value-type="string">
            <text:p>{"id":117,"screencode":53,"unicode":"\uEE5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6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376]+1" office:value-type="float" office:value="54" calcext:value-type="float">
            <text:p>54</text:p>
          </table:table-cell>
          <table:table-cell table:formula="of:=&quot;\uEE&quot;&amp;IF(LEN(DEC2HEX([.A377]+[.K377]))=1;&quot;0&quot;&amp;DEC2HEX([.A377]+[.K377]);DEC2HEX([.A377]+[.K377]))" office:value-type="string" office:string-value="\uEE56" calcext:value-type="string">
            <text:p>\uEE5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7]&amp;&quot;,&quot;&quot;screencode&quot;&quot;:&quot;&amp;[.C377]&amp;&quot;,&quot;&quot;unicode&quot;&quot;:&quot;&quot;&quot;&amp;[.D377]&amp;&quot;&quot;&quot;,&quot;&quot;altUnicode&quot;&quot;:&quot;&quot;&quot;&amp;[.E377]&amp;&quot;&quot;&quot;,&quot;&quot;name&quot;&quot;:&quot;&quot;&quot;&amp;[.F377]&amp;&quot;&quot;&quot;,&quot;&quot;color&quot;&quot;:&quot;&amp;[.H377]&amp;&quot;,&quot;&quot;control&quot;&quot;:&quot;&amp;[.I377]&amp;&quot;,&quot;&quot;customValue&quot;&quot;:&quot;&quot;&quot;&amp;[.G377]&amp;&quot;&quot;&quot;,&quot;&quot;upper&quot;&quot;:&quot;&amp;[.J377]&amp;&quot;},&quot;" office:value-type="string" office:string-value="{&quot;id&quot;:118,&quot;screencode&quot;:54,&quot;unicode&quot;:&quot;\uEE56&quot;,&quot;altUnicode&quot;:&quot;&quot;,&quot;name&quot;:&quot;&quot;,&quot;color&quot;:false,&quot;control&quot;:false,&quot;customValue&quot;:&quot;&quot;,&quot;upper&quot;:false}," calcext:value-type="string">
            <text:p>{"id":118,"screencode":54,"unicode":"\uEE5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7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377]+1" office:value-type="float" office:value="55" calcext:value-type="float">
            <text:p>55</text:p>
          </table:table-cell>
          <table:table-cell table:formula="of:=&quot;\uEE&quot;&amp;IF(LEN(DEC2HEX([.A378]+[.K378]))=1;&quot;0&quot;&amp;DEC2HEX([.A378]+[.K378]);DEC2HEX([.A378]+[.K378]))" office:value-type="string" office:string-value="\uEE57" calcext:value-type="string">
            <text:p>\uEE5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8]&amp;&quot;,&quot;&quot;screencode&quot;&quot;:&quot;&amp;[.C378]&amp;&quot;,&quot;&quot;unicode&quot;&quot;:&quot;&quot;&quot;&amp;[.D378]&amp;&quot;&quot;&quot;,&quot;&quot;altUnicode&quot;&quot;:&quot;&quot;&quot;&amp;[.E378]&amp;&quot;&quot;&quot;,&quot;&quot;name&quot;&quot;:&quot;&quot;&quot;&amp;[.F378]&amp;&quot;&quot;&quot;,&quot;&quot;color&quot;&quot;:&quot;&amp;[.H378]&amp;&quot;,&quot;&quot;control&quot;&quot;:&quot;&amp;[.I378]&amp;&quot;,&quot;&quot;customValue&quot;&quot;:&quot;&quot;&quot;&amp;[.G378]&amp;&quot;&quot;&quot;,&quot;&quot;upper&quot;&quot;:&quot;&amp;[.J378]&amp;&quot;},&quot;" office:value-type="string" office:string-value="{&quot;id&quot;:119,&quot;screencode&quot;:55,&quot;unicode&quot;:&quot;\uEE57&quot;,&quot;altUnicode&quot;:&quot;&quot;,&quot;name&quot;:&quot;&quot;,&quot;color&quot;:false,&quot;control&quot;:false,&quot;customValue&quot;:&quot;&quot;,&quot;upper&quot;:false}," calcext:value-type="string">
            <text:p>{"id":119,"screencode":55,"unicode":"\uEE5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8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78]+1" office:value-type="float" office:value="56" calcext:value-type="float">
            <text:p>56</text:p>
          </table:table-cell>
          <table:table-cell table:formula="of:=&quot;\uEE&quot;&amp;IF(LEN(DEC2HEX([.A379]+[.K379]))=1;&quot;0&quot;&amp;DEC2HEX([.A379]+[.K379]);DEC2HEX([.A379]+[.K379]))" office:value-type="string" office:string-value="\uEE58" calcext:value-type="string">
            <text:p>\uEE5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9]&amp;&quot;,&quot;&quot;screencode&quot;&quot;:&quot;&amp;[.C379]&amp;&quot;,&quot;&quot;unicode&quot;&quot;:&quot;&quot;&quot;&amp;[.D379]&amp;&quot;&quot;&quot;,&quot;&quot;altUnicode&quot;&quot;:&quot;&quot;&quot;&amp;[.E379]&amp;&quot;&quot;&quot;,&quot;&quot;name&quot;&quot;:&quot;&quot;&quot;&amp;[.F379]&amp;&quot;&quot;&quot;,&quot;&quot;color&quot;&quot;:&quot;&amp;[.H379]&amp;&quot;,&quot;&quot;control&quot;&quot;:&quot;&amp;[.I379]&amp;&quot;,&quot;&quot;customValue&quot;&quot;:&quot;&quot;&quot;&amp;[.G379]&amp;&quot;&quot;&quot;,&quot;&quot;upper&quot;&quot;:&quot;&amp;[.J379]&amp;&quot;},&quot;" office:value-type="string" office:string-value="{&quot;id&quot;:120,&quot;screencode&quot;:56,&quot;unicode&quot;:&quot;\uEE58&quot;,&quot;altUnicode&quot;:&quot;&quot;,&quot;name&quot;:&quot;&quot;,&quot;color&quot;:false,&quot;control&quot;:false,&quot;customValue&quot;:&quot;&quot;,&quot;upper&quot;:false}," calcext:value-type="string">
            <text:p>{"id":120,"screencode":56,"unicode":"\uEE5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9]+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379]+1" office:value-type="float" office:value="57" calcext:value-type="float">
            <text:p>57</text:p>
          </table:table-cell>
          <table:table-cell table:formula="of:=&quot;\uEE&quot;&amp;IF(LEN(DEC2HEX([.A380]+[.K380]))=1;&quot;0&quot;&amp;DEC2HEX([.A380]+[.K380]);DEC2HEX([.A380]+[.K380]))" office:value-type="string" office:string-value="\uEE59" calcext:value-type="string">
            <text:p>\uEE5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0]&amp;&quot;,&quot;&quot;screencode&quot;&quot;:&quot;&amp;[.C380]&amp;&quot;,&quot;&quot;unicode&quot;&quot;:&quot;&quot;&quot;&amp;[.D380]&amp;&quot;&quot;&quot;,&quot;&quot;altUnicode&quot;&quot;:&quot;&quot;&quot;&amp;[.E380]&amp;&quot;&quot;&quot;,&quot;&quot;name&quot;&quot;:&quot;&quot;&quot;&amp;[.F380]&amp;&quot;&quot;&quot;,&quot;&quot;color&quot;&quot;:&quot;&amp;[.H380]&amp;&quot;,&quot;&quot;control&quot;&quot;:&quot;&amp;[.I380]&amp;&quot;,&quot;&quot;customValue&quot;&quot;:&quot;&quot;&quot;&amp;[.G380]&amp;&quot;&quot;&quot;,&quot;&quot;upper&quot;&quot;:&quot;&amp;[.J380]&amp;&quot;},&quot;" office:value-type="string" office:string-value="{&quot;id&quot;:121,&quot;screencode&quot;:57,&quot;unicode&quot;:&quot;\uEE59&quot;,&quot;altUnicode&quot;:&quot;&quot;,&quot;name&quot;:&quot;&quot;,&quot;color&quot;:false,&quot;control&quot;:false,&quot;customValue&quot;:&quot;&quot;,&quot;upper&quot;:false}," calcext:value-type="string">
            <text:p>{"id":121,"screencode":57,"unicode":"\uEE5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0]+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380]+1" office:value-type="float" office:value="58" calcext:value-type="float">
            <text:p>58</text:p>
          </table:table-cell>
          <table:table-cell table:formula="of:=&quot;\uEE&quot;&amp;IF(LEN(DEC2HEX([.A381]+[.K381]))=1;&quot;0&quot;&amp;DEC2HEX([.A381]+[.K381]);DEC2HEX([.A381]+[.K381]))" office:value-type="string" office:string-value="\uEE5A" calcext:value-type="string">
            <text:p>\uEE5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1]&amp;&quot;,&quot;&quot;screencode&quot;&quot;:&quot;&amp;[.C381]&amp;&quot;,&quot;&quot;unicode&quot;&quot;:&quot;&quot;&quot;&amp;[.D381]&amp;&quot;&quot;&quot;,&quot;&quot;altUnicode&quot;&quot;:&quot;&quot;&quot;&amp;[.E381]&amp;&quot;&quot;&quot;,&quot;&quot;name&quot;&quot;:&quot;&quot;&quot;&amp;[.F381]&amp;&quot;&quot;&quot;,&quot;&quot;color&quot;&quot;:&quot;&amp;[.H381]&amp;&quot;,&quot;&quot;control&quot;&quot;:&quot;&amp;[.I381]&amp;&quot;,&quot;&quot;customValue&quot;&quot;:&quot;&quot;&quot;&amp;[.G381]&amp;&quot;&quot;&quot;,&quot;&quot;upper&quot;&quot;:&quot;&amp;[.J381]&amp;&quot;},&quot;" office:value-type="string" office:string-value="{&quot;id&quot;:122,&quot;screencode&quot;:58,&quot;unicode&quot;:&quot;\uEE5A&quot;,&quot;altUnicode&quot;:&quot;&quot;,&quot;name&quot;:&quot;&quot;,&quot;color&quot;:false,&quot;control&quot;:false,&quot;customValue&quot;:&quot;&quot;,&quot;upper&quot;:false}," calcext:value-type="string">
            <text:p>{"id":122,"screencode":58,"unicode":"\uEE5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1]+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C381]+1" office:value-type="float" office:value="59" calcext:value-type="float">
            <text:p>59</text:p>
          </table:table-cell>
          <table:table-cell table:formula="of:=&quot;\uEE&quot;&amp;IF(LEN(DEC2HEX([.A382]+[.K382]))=1;&quot;0&quot;&amp;DEC2HEX([.A382]+[.K382]);DEC2HEX([.A382]+[.K382]))" office:value-type="string" office:string-value="\uEE5B" calcext:value-type="string">
            <text:p>\uEE5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2]&amp;&quot;,&quot;&quot;screencode&quot;&quot;:&quot;&amp;[.C382]&amp;&quot;,&quot;&quot;unicode&quot;&quot;:&quot;&quot;&quot;&amp;[.D382]&amp;&quot;&quot;&quot;,&quot;&quot;altUnicode&quot;&quot;:&quot;&quot;&quot;&amp;[.E382]&amp;&quot;&quot;&quot;,&quot;&quot;name&quot;&quot;:&quot;&quot;&quot;&amp;[.F382]&amp;&quot;&quot;&quot;,&quot;&quot;color&quot;&quot;:&quot;&amp;[.H382]&amp;&quot;,&quot;&quot;control&quot;&quot;:&quot;&amp;[.I382]&amp;&quot;,&quot;&quot;customValue&quot;&quot;:&quot;&quot;&quot;&amp;[.G382]&amp;&quot;&quot;&quot;,&quot;&quot;upper&quot;&quot;:&quot;&amp;[.J382]&amp;&quot;},&quot;" office:value-type="string" office:string-value="{&quot;id&quot;:123,&quot;screencode&quot;:59,&quot;unicode&quot;:&quot;\uEE5B&quot;,&quot;altUnicode&quot;:&quot;&quot;,&quot;name&quot;:&quot;&quot;,&quot;color&quot;:false,&quot;control&quot;:false,&quot;customValue&quot;:&quot;&quot;,&quot;upper&quot;:false}," calcext:value-type="string">
            <text:p>{"id":123,"screencode":59,"unicode":"\uEE5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2]+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382]+1" office:value-type="float" office:value="60" calcext:value-type="float">
            <text:p>60</text:p>
          </table:table-cell>
          <table:table-cell table:formula="of:=&quot;\uEE&quot;&amp;IF(LEN(DEC2HEX([.A383]+[.K383]))=1;&quot;0&quot;&amp;DEC2HEX([.A383]+[.K383]);DEC2HEX([.A383]+[.K383]))" office:value-type="string" office:string-value="\uEE5C" calcext:value-type="string">
            <text:p>\uEE5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3]&amp;&quot;,&quot;&quot;screencode&quot;&quot;:&quot;&amp;[.C383]&amp;&quot;,&quot;&quot;unicode&quot;&quot;:&quot;&quot;&quot;&amp;[.D383]&amp;&quot;&quot;&quot;,&quot;&quot;altUnicode&quot;&quot;:&quot;&quot;&quot;&amp;[.E383]&amp;&quot;&quot;&quot;,&quot;&quot;name&quot;&quot;:&quot;&quot;&quot;&amp;[.F383]&amp;&quot;&quot;&quot;,&quot;&quot;color&quot;&quot;:&quot;&amp;[.H383]&amp;&quot;,&quot;&quot;control&quot;&quot;:&quot;&amp;[.I383]&amp;&quot;,&quot;&quot;customValue&quot;&quot;:&quot;&quot;&quot;&amp;[.G383]&amp;&quot;&quot;&quot;,&quot;&quot;upper&quot;&quot;:&quot;&amp;[.J383]&amp;&quot;},&quot;" office:value-type="string" office:string-value="{&quot;id&quot;:124,&quot;screencode&quot;:60,&quot;unicode&quot;:&quot;\uEE5C&quot;,&quot;altUnicode&quot;:&quot;&quot;,&quot;name&quot;:&quot;&quot;,&quot;color&quot;:false,&quot;control&quot;:false,&quot;customValue&quot;:&quot;&quot;,&quot;upper&quot;:false}," calcext:value-type="string">
            <text:p>{"id":124,"screencode":60,"unicode":"\uEE5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3]+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383]+1" office:value-type="float" office:value="61" calcext:value-type="float">
            <text:p>61</text:p>
          </table:table-cell>
          <table:table-cell table:formula="of:=&quot;\uEE&quot;&amp;IF(LEN(DEC2HEX([.A384]+[.K384]))=1;&quot;0&quot;&amp;DEC2HEX([.A384]+[.K384]);DEC2HEX([.A384]+[.K384]))" office:value-type="string" office:string-value="\uEE5D" calcext:value-type="string">
            <text:p>\uEE5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4]&amp;&quot;,&quot;&quot;screencode&quot;&quot;:&quot;&amp;[.C384]&amp;&quot;,&quot;&quot;unicode&quot;&quot;:&quot;&quot;&quot;&amp;[.D384]&amp;&quot;&quot;&quot;,&quot;&quot;altUnicode&quot;&quot;:&quot;&quot;&quot;&amp;[.E384]&amp;&quot;&quot;&quot;,&quot;&quot;name&quot;&quot;:&quot;&quot;&quot;&amp;[.F384]&amp;&quot;&quot;&quot;,&quot;&quot;color&quot;&quot;:&quot;&amp;[.H384]&amp;&quot;,&quot;&quot;control&quot;&quot;:&quot;&amp;[.I384]&amp;&quot;,&quot;&quot;customValue&quot;&quot;:&quot;&quot;&quot;&amp;[.G384]&amp;&quot;&quot;&quot;,&quot;&quot;upper&quot;&quot;:&quot;&amp;[.J384]&amp;&quot;},&quot;" office:value-type="string" office:string-value="{&quot;id&quot;:125,&quot;screencode&quot;:61,&quot;unicode&quot;:&quot;\uEE5D&quot;,&quot;altUnicode&quot;:&quot;&quot;,&quot;name&quot;:&quot;&quot;,&quot;color&quot;:false,&quot;control&quot;:false,&quot;customValue&quot;:&quot;&quot;,&quot;upper&quot;:false}," calcext:value-type="string">
            <text:p>{"id":125,"screencode":61,"unicode":"\uEE5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4]+1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5]+[.K385]))=1;&quot;0&quot;&amp;DEC2HEX([.A385]+[.K385]);DEC2HEX([.A385]+[.K385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5]&amp;&quot;,&quot;&quot;screencode&quot;&quot;:&quot;&amp;[.C385]&amp;&quot;,&quot;&quot;unicode&quot;&quot;:&quot;&quot;&quot;&amp;[.D385]&amp;&quot;&quot;&quot;,&quot;&quot;altUnicode&quot;&quot;:&quot;&quot;&quot;&amp;[.E385]&amp;&quot;&quot;&quot;,&quot;&quot;name&quot;&quot;:&quot;&quot;&quot;&amp;[.F385]&amp;&quot;&quot;&quot;,&quot;&quot;color&quot;&quot;:&quot;&amp;[.H385]&amp;&quot;,&quot;&quot;control&quot;&quot;:&quot;&amp;[.I385]&amp;&quot;,&quot;&quot;customValue&quot;&quot;:&quot;&quot;&quot;&amp;[.G385]&amp;&quot;&quot;&quot;,&quot;&quot;upper&quot;&quot;:&quot;&amp;[.J385]&amp;&quot;},&quot;" office:value-type="string" office:string-value="{&quot;id&quot;:126,&quot;screencode&quot;:0,&quot;unicode&quot;:&quot;\uEE5E&quot;,&quot;altUnicode&quot;:&quot;&quot;,&quot;name&quot;:&quot;&quot;,&quot;color&quot;:false,&quot;control&quot;:false,&quot;customValue&quot;:&quot;&quot;,&quot;upper&quot;:false}," calcext:value-type="string">
            <text:p>{"id":126,"screencode":0,"unicode":"\uEE5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5]+1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6]+[.K386]))=1;&quot;0&quot;&amp;DEC2HEX([.A386]+[.K386]);DEC2HEX([.A386]+[.K386]))" office:value-type="string" office:string-value="\uEE5F" calcext:value-type="string">
            <text:p>\uEE5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6]&amp;&quot;,&quot;&quot;screencode&quot;&quot;:&quot;&amp;[.C386]&amp;&quot;,&quot;&quot;unicode&quot;&quot;:&quot;&quot;&quot;&amp;[.D386]&amp;&quot;&quot;&quot;,&quot;&quot;altUnicode&quot;&quot;:&quot;&quot;&quot;&amp;[.E386]&amp;&quot;&quot;&quot;,&quot;&quot;name&quot;&quot;:&quot;&quot;&quot;&amp;[.F386]&amp;&quot;&quot;&quot;,&quot;&quot;color&quot;&quot;:&quot;&amp;[.H386]&amp;&quot;,&quot;&quot;control&quot;&quot;:&quot;&amp;[.I386]&amp;&quot;,&quot;&quot;customValue&quot;&quot;:&quot;&quot;&quot;&amp;[.G386]&amp;&quot;&quot;&quot;,&quot;&quot;upper&quot;&quot;:&quot;&amp;[.J386]&amp;&quot;},&quot;" office:value-type="string" office:string-value="{&quot;id&quot;:127,&quot;screencode&quot;:0,&quot;unicode&quot;:&quot;\uEE5F&quot;,&quot;altUnicode&quot;:&quot;&quot;,&quot;name&quot;:&quot;&quot;,&quot;color&quot;:false,&quot;control&quot;:false,&quot;customValue&quot;:&quot;&quot;,&quot;upper&quot;:false}," calcext:value-type="string">
            <text:p>{"id":127,"screencode":0,"unicode":"\uEE5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6]+1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7]+[.K387]))=1;&quot;0&quot;&amp;DEC2HEX([.A387]+[.K387]);DEC2HEX([.A387]+[.K387]))" office:value-type="string" office:string-value="\uEEC0" calcext:value-type="string">
            <text:p>\uEEC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7]&amp;&quot;,&quot;&quot;screencode&quot;&quot;:&quot;&amp;[.C387]&amp;&quot;,&quot;&quot;unicode&quot;&quot;:&quot;&quot;&quot;&amp;[.D387]&amp;&quot;&quot;&quot;,&quot;&quot;altUnicode&quot;&quot;:&quot;&quot;&quot;&amp;[.E387]&amp;&quot;&quot;&quot;,&quot;&quot;name&quot;&quot;:&quot;&quot;&quot;&amp;[.F387]&amp;&quot;&quot;&quot;,&quot;&quot;color&quot;&quot;:&quot;&amp;[.H387]&amp;&quot;,&quot;&quot;control&quot;&quot;:&quot;&amp;[.I387]&amp;&quot;,&quot;&quot;customValue&quot;&quot;:&quot;&quot;&quot;&amp;[.G387]&amp;&quot;&quot;&quot;,&quot;&quot;upper&quot;&quot;:&quot;&amp;[.J387]&amp;&quot;},&quot;" office:value-type="string" office:string-value="{&quot;id&quot;:128,&quot;screencode&quot;:0,&quot;unicode&quot;:&quot;\uEEC0&quot;,&quot;altUnicode&quot;:&quot;&quot;,&quot;name&quot;:&quot;&quot;,&quot;color&quot;:false,&quot;control&quot;:false,&quot;customValue&quot;:&quot;&quot;,&quot;upper&quot;:false}," calcext:value-type="string">
            <text:p>{"id":128,"screencode":0,"unicode":"\uEEC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7]+1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8]+[.K388]))=1;&quot;0&quot;&amp;DEC2HEX([.A388]+[.K388]);DEC2HEX([.A388]+[.K388]))" office:value-type="string" office:string-value="\uEEC1" calcext:value-type="string">
            <text:p>\uEEC1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8]&amp;&quot;,&quot;&quot;screencode&quot;&quot;:&quot;&amp;[.C388]&amp;&quot;,&quot;&quot;unicode&quot;&quot;:&quot;&quot;&quot;&amp;[.D388]&amp;&quot;&quot;&quot;,&quot;&quot;altUnicode&quot;&quot;:&quot;&quot;&quot;&amp;[.E388]&amp;&quot;&quot;&quot;,&quot;&quot;name&quot;&quot;:&quot;&quot;&quot;&amp;[.F388]&amp;&quot;&quot;&quot;,&quot;&quot;color&quot;&quot;:&quot;&amp;[.H388]&amp;&quot;,&quot;&quot;control&quot;&quot;:&quot;&amp;[.I388]&amp;&quot;,&quot;&quot;customValue&quot;&quot;:&quot;&quot;&quot;&amp;[.G388]&amp;&quot;&quot;&quot;,&quot;&quot;upper&quot;&quot;:&quot;&amp;[.J388]&amp;&quot;},&quot;" office:value-type="string" office:string-value="{&quot;id&quot;:129,&quot;screencode&quot;:0,&quot;unicode&quot;:&quot;\uEEC1&quot;,&quot;altUnicode&quot;:&quot;&quot;,&quot;name&quot;:&quot;orange&quot;,&quot;color&quot;:true,&quot;control&quot;:false,&quot;customValue&quot;:&quot;8&quot;,&quot;upper&quot;:false}," calcext:value-type="string">
            <text:p>{"id":129,"screencode":0,"unicode":"\uEEC1","altUnicode":"","name":"orange","color":true,"control":false,"customValue":"8","upper":false},</text:p>
          </table:table-cell>
          <table:table-cell table:number-columns-repeated="7"/>
        </table:table-row>
        <table:table-row table:style-name="ro2">
          <table:table-cell table:formula="of:=[.A388]+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9]+[.K389]))=1;&quot;0&quot;&amp;DEC2HEX([.A389]+[.K389]);DEC2HEX([.A389]+[.K389]))" office:value-type="string" office:string-value="\uEEC2" calcext:value-type="string">
            <text:p>\uEEC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9]&amp;&quot;,&quot;&quot;screencode&quot;&quot;:&quot;&amp;[.C389]&amp;&quot;,&quot;&quot;unicode&quot;&quot;:&quot;&quot;&quot;&amp;[.D389]&amp;&quot;&quot;&quot;,&quot;&quot;altUnicode&quot;&quot;:&quot;&quot;&quot;&amp;[.E389]&amp;&quot;&quot;&quot;,&quot;&quot;name&quot;&quot;:&quot;&quot;&quot;&amp;[.F389]&amp;&quot;&quot;&quot;,&quot;&quot;color&quot;&quot;:&quot;&amp;[.H389]&amp;&quot;,&quot;&quot;control&quot;&quot;:&quot;&amp;[.I389]&amp;&quot;,&quot;&quot;customValue&quot;&quot;:&quot;&quot;&quot;&amp;[.G389]&amp;&quot;&quot;&quot;,&quot;&quot;upper&quot;&quot;:&quot;&amp;[.J389]&amp;&quot;},&quot;" office:value-type="string" office:string-value="{&quot;id&quot;:130,&quot;screencode&quot;:0,&quot;unicode&quot;:&quot;\uEEC2&quot;,&quot;altUnicode&quot;:&quot;&quot;,&quot;name&quot;:&quot;&quot;,&quot;color&quot;:false,&quot;control&quot;:false,&quot;customValue&quot;:&quot;&quot;,&quot;upper&quot;:false}," calcext:value-type="string">
            <text:p>{"id":130,"screencode":0,"unicode":"\uEEC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9]+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0]+[.K390]))=1;&quot;0&quot;&amp;DEC2HEX([.A390]+[.K390]);DEC2HEX([.A390]+[.K390]))" office:value-type="string" office:string-value="\uEEC3" calcext:value-type="string">
            <text:p>\uEEC3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0]&amp;&quot;,&quot;&quot;screencode&quot;&quot;:&quot;&amp;[.C390]&amp;&quot;,&quot;&quot;unicode&quot;&quot;:&quot;&quot;&quot;&amp;[.D390]&amp;&quot;&quot;&quot;,&quot;&quot;altUnicode&quot;&quot;:&quot;&quot;&quot;&amp;[.E390]&amp;&quot;&quot;&quot;,&quot;&quot;name&quot;&quot;:&quot;&quot;&quot;&amp;[.F390]&amp;&quot;&quot;&quot;,&quot;&quot;color&quot;&quot;:&quot;&amp;[.H390]&amp;&quot;,&quot;&quot;control&quot;&quot;:&quot;&amp;[.I390]&amp;&quot;,&quot;&quot;customValue&quot;&quot;:&quot;&quot;&quot;&amp;[.G390]&amp;&quot;&quot;&quot;,&quot;&quot;upper&quot;&quot;:&quot;&amp;[.J390]&amp;&quot;},&quot;" office:value-type="string" office:string-value="{&quot;id&quot;:131,&quot;screencode&quot;:0,&quot;unicode&quot;:&quot;\uEEC3&quot;,&quot;altUnicode&quot;:&quot;&quot;,&quot;name&quot;:&quot;run&quot;,&quot;color&quot;:false,&quot;control&quot;:true,&quot;customValue&quot;:&quot;&quot;,&quot;upper&quot;:false}," calcext:value-type="string">
            <text:p>{"id":131,"screencode":0,"unicode":"\uEEC3","altUnicode":"","name":"ru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0]+1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1]+[.K391]))=1;&quot;0&quot;&amp;DEC2HEX([.A391]+[.K391]);DEC2HEX([.A391]+[.K391]))" office:value-type="string" office:string-value="\uEEC4" calcext:value-type="string">
            <text:p>\uEEC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1]&amp;&quot;,&quot;&quot;screencode&quot;&quot;:&quot;&amp;[.C391]&amp;&quot;,&quot;&quot;unicode&quot;&quot;:&quot;&quot;&quot;&amp;[.D391]&amp;&quot;&quot;&quot;,&quot;&quot;altUnicode&quot;&quot;:&quot;&quot;&quot;&amp;[.E391]&amp;&quot;&quot;&quot;,&quot;&quot;name&quot;&quot;:&quot;&quot;&quot;&amp;[.F391]&amp;&quot;&quot;&quot;,&quot;&quot;color&quot;&quot;:&quot;&amp;[.H391]&amp;&quot;,&quot;&quot;control&quot;&quot;:&quot;&amp;[.I391]&amp;&quot;,&quot;&quot;customValue&quot;&quot;:&quot;&quot;&quot;&amp;[.G391]&amp;&quot;&quot;&quot;,&quot;&quot;upper&quot;&quot;:&quot;&amp;[.J391]&amp;&quot;},&quot;" office:value-type="string" office:string-value="{&quot;id&quot;:132,&quot;screencode&quot;:0,&quot;unicode&quot;:&quot;\uEEC4&quot;,&quot;altUnicode&quot;:&quot;&quot;,&quot;name&quot;:&quot;&quot;,&quot;color&quot;:false,&quot;control&quot;:false,&quot;customValue&quot;:&quot;&quot;,&quot;upper&quot;:false}," calcext:value-type="string">
            <text:p>{"id":132,"screencode":0,"unicode":"\uEEC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91]+1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2]+[.K392]))=1;&quot;0&quot;&amp;DEC2HEX([.A392]+[.K392]);DEC2HEX([.A392]+[.K392]))" office:value-type="string" office:string-value="\uEEC5" calcext:value-type="string">
            <text:p>\uEEC5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2]&amp;&quot;,&quot;&quot;screencode&quot;&quot;:&quot;&amp;[.C392]&amp;&quot;,&quot;&quot;unicode&quot;&quot;:&quot;&quot;&quot;&amp;[.D392]&amp;&quot;&quot;&quot;,&quot;&quot;altUnicode&quot;&quot;:&quot;&quot;&quot;&amp;[.E392]&amp;&quot;&quot;&quot;,&quot;&quot;name&quot;&quot;:&quot;&quot;&quot;&amp;[.F392]&amp;&quot;&quot;&quot;,&quot;&quot;color&quot;&quot;:&quot;&amp;[.H392]&amp;&quot;,&quot;&quot;control&quot;&quot;:&quot;&amp;[.I392]&amp;&quot;,&quot;&quot;customValue&quot;&quot;:&quot;&quot;&quot;&amp;[.G392]&amp;&quot;&quot;&quot;,&quot;&quot;upper&quot;&quot;:&quot;&amp;[.J392]&amp;&quot;},&quot;" office:value-type="string" office:string-value="{&quot;id&quot;:133,&quot;screencode&quot;:0,&quot;unicode&quot;:&quot;\uEEC5&quot;,&quot;altUnicode&quot;:&quot;&quot;,&quot;name&quot;:&quot;f1&quot;,&quot;color&quot;:false,&quot;control&quot;:true,&quot;customValue&quot;:&quot;&quot;,&quot;upper&quot;:false}," calcext:value-type="string">
            <text:p>{"id":133,"screencode":0,"unicode":"\uEEC5","altUnicode":"","name":"f1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2]+1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3]+[.K393]))=1;&quot;0&quot;&amp;DEC2HEX([.A393]+[.K393]);DEC2HEX([.A393]+[.K393]))" office:value-type="string" office:string-value="\uEEC6" calcext:value-type="string">
            <text:p>\uEEC6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3]&amp;&quot;,&quot;&quot;screencode&quot;&quot;:&quot;&amp;[.C393]&amp;&quot;,&quot;&quot;unicode&quot;&quot;:&quot;&quot;&quot;&amp;[.D393]&amp;&quot;&quot;&quot;,&quot;&quot;altUnicode&quot;&quot;:&quot;&quot;&quot;&amp;[.E393]&amp;&quot;&quot;&quot;,&quot;&quot;name&quot;&quot;:&quot;&quot;&quot;&amp;[.F393]&amp;&quot;&quot;&quot;,&quot;&quot;color&quot;&quot;:&quot;&amp;[.H393]&amp;&quot;,&quot;&quot;control&quot;&quot;:&quot;&amp;[.I393]&amp;&quot;,&quot;&quot;customValue&quot;&quot;:&quot;&quot;&quot;&amp;[.G393]&amp;&quot;&quot;&quot;,&quot;&quot;upper&quot;&quot;:&quot;&amp;[.J393]&amp;&quot;},&quot;" office:value-type="string" office:string-value="{&quot;id&quot;:134,&quot;screencode&quot;:0,&quot;unicode&quot;:&quot;\uEEC6&quot;,&quot;altUnicode&quot;:&quot;&quot;,&quot;name&quot;:&quot;f2&quot;,&quot;color&quot;:false,&quot;control&quot;:true,&quot;customValue&quot;:&quot;&quot;,&quot;upper&quot;:false}," calcext:value-type="string">
            <text:p>{"id":134,"screencode":0,"unicode":"\uEEC6","altUnicode":"","name":"f2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3]+1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4]+[.K394]))=1;&quot;0&quot;&amp;DEC2HEX([.A394]+[.K394]);DEC2HEX([.A394]+[.K394]))" office:value-type="string" office:string-value="\uEEC7" calcext:value-type="string">
            <text:p>\uEEC7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4]&amp;&quot;,&quot;&quot;screencode&quot;&quot;:&quot;&amp;[.C394]&amp;&quot;,&quot;&quot;unicode&quot;&quot;:&quot;&quot;&quot;&amp;[.D394]&amp;&quot;&quot;&quot;,&quot;&quot;altUnicode&quot;&quot;:&quot;&quot;&quot;&amp;[.E394]&amp;&quot;&quot;&quot;,&quot;&quot;name&quot;&quot;:&quot;&quot;&quot;&amp;[.F394]&amp;&quot;&quot;&quot;,&quot;&quot;color&quot;&quot;:&quot;&amp;[.H394]&amp;&quot;,&quot;&quot;control&quot;&quot;:&quot;&amp;[.I394]&amp;&quot;,&quot;&quot;customValue&quot;&quot;:&quot;&quot;&quot;&amp;[.G394]&amp;&quot;&quot;&quot;,&quot;&quot;upper&quot;&quot;:&quot;&amp;[.J394]&amp;&quot;},&quot;" office:value-type="string" office:string-value="{&quot;id&quot;:135,&quot;screencode&quot;:0,&quot;unicode&quot;:&quot;\uEEC7&quot;,&quot;altUnicode&quot;:&quot;&quot;,&quot;name&quot;:&quot;f3&quot;,&quot;color&quot;:false,&quot;control&quot;:true,&quot;customValue&quot;:&quot;&quot;,&quot;upper&quot;:false}," calcext:value-type="string">
            <text:p>{"id":135,"screencode":0,"unicode":"\uEEC7","altUnicode":"","name":"f3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4]+1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5]+[.K395]))=1;&quot;0&quot;&amp;DEC2HEX([.A395]+[.K395]);DEC2HEX([.A395]+[.K395]))" office:value-type="string" office:string-value="\uEEC8" calcext:value-type="string">
            <text:p>\uEEC8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5]&amp;&quot;,&quot;&quot;screencode&quot;&quot;:&quot;&amp;[.C395]&amp;&quot;,&quot;&quot;unicode&quot;&quot;:&quot;&quot;&quot;&amp;[.D395]&amp;&quot;&quot;&quot;,&quot;&quot;altUnicode&quot;&quot;:&quot;&quot;&quot;&amp;[.E395]&amp;&quot;&quot;&quot;,&quot;&quot;name&quot;&quot;:&quot;&quot;&quot;&amp;[.F395]&amp;&quot;&quot;&quot;,&quot;&quot;color&quot;&quot;:&quot;&amp;[.H395]&amp;&quot;,&quot;&quot;control&quot;&quot;:&quot;&amp;[.I395]&amp;&quot;,&quot;&quot;customValue&quot;&quot;:&quot;&quot;&quot;&amp;[.G395]&amp;&quot;&quot;&quot;,&quot;&quot;upper&quot;&quot;:&quot;&amp;[.J395]&amp;&quot;},&quot;" office:value-type="string" office:string-value="{&quot;id&quot;:136,&quot;screencode&quot;:0,&quot;unicode&quot;:&quot;\uEEC8&quot;,&quot;altUnicode&quot;:&quot;&quot;,&quot;name&quot;:&quot;f4&quot;,&quot;color&quot;:false,&quot;control&quot;:true,&quot;customValue&quot;:&quot;&quot;,&quot;upper&quot;:false}," calcext:value-type="string">
            <text:p>{"id":136,"screencode":0,"unicode":"\uEEC8","altUnicode":"","name":"f4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5]+1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6]+[.K396]))=1;&quot;0&quot;&amp;DEC2HEX([.A396]+[.K396]);DEC2HEX([.A396]+[.K396]))" office:value-type="string" office:string-value="\uEEC9" calcext:value-type="string">
            <text:p>\uEEC9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6]&amp;&quot;,&quot;&quot;screencode&quot;&quot;:&quot;&amp;[.C396]&amp;&quot;,&quot;&quot;unicode&quot;&quot;:&quot;&quot;&quot;&amp;[.D396]&amp;&quot;&quot;&quot;,&quot;&quot;altUnicode&quot;&quot;:&quot;&quot;&quot;&amp;[.E396]&amp;&quot;&quot;&quot;,&quot;&quot;name&quot;&quot;:&quot;&quot;&quot;&amp;[.F396]&amp;&quot;&quot;&quot;,&quot;&quot;color&quot;&quot;:&quot;&amp;[.H396]&amp;&quot;,&quot;&quot;control&quot;&quot;:&quot;&amp;[.I396]&amp;&quot;,&quot;&quot;customValue&quot;&quot;:&quot;&quot;&quot;&amp;[.G396]&amp;&quot;&quot;&quot;,&quot;&quot;upper&quot;&quot;:&quot;&amp;[.J396]&amp;&quot;},&quot;" office:value-type="string" office:string-value="{&quot;id&quot;:137,&quot;screencode&quot;:0,&quot;unicode&quot;:&quot;\uEEC9&quot;,&quot;altUnicode&quot;:&quot;&quot;,&quot;name&quot;:&quot;f5&quot;,&quot;color&quot;:false,&quot;control&quot;:true,&quot;customValue&quot;:&quot;&quot;,&quot;upper&quot;:false}," calcext:value-type="string">
            <text:p>{"id":137,"screencode":0,"unicode":"\uEEC9","altUnicode":"","name":"f5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6]+1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7]+[.K397]))=1;&quot;0&quot;&amp;DEC2HEX([.A397]+[.K397]);DEC2HEX([.A397]+[.K397]))" office:value-type="string" office:string-value="\uEECA" calcext:value-type="string">
            <text:p>\uEECA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7]&amp;&quot;,&quot;&quot;screencode&quot;&quot;:&quot;&amp;[.C397]&amp;&quot;,&quot;&quot;unicode&quot;&quot;:&quot;&quot;&quot;&amp;[.D397]&amp;&quot;&quot;&quot;,&quot;&quot;altUnicode&quot;&quot;:&quot;&quot;&quot;&amp;[.E397]&amp;&quot;&quot;&quot;,&quot;&quot;name&quot;&quot;:&quot;&quot;&quot;&amp;[.F397]&amp;&quot;&quot;&quot;,&quot;&quot;color&quot;&quot;:&quot;&amp;[.H397]&amp;&quot;,&quot;&quot;control&quot;&quot;:&quot;&amp;[.I397]&amp;&quot;,&quot;&quot;customValue&quot;&quot;:&quot;&quot;&quot;&amp;[.G397]&amp;&quot;&quot;&quot;,&quot;&quot;upper&quot;&quot;:&quot;&amp;[.J397]&amp;&quot;},&quot;" office:value-type="string" office:string-value="{&quot;id&quot;:138,&quot;screencode&quot;:0,&quot;unicode&quot;:&quot;\uEECA&quot;,&quot;altUnicode&quot;:&quot;&quot;,&quot;name&quot;:&quot;f6&quot;,&quot;color&quot;:false,&quot;control&quot;:true,&quot;customValue&quot;:&quot;&quot;,&quot;upper&quot;:false}," calcext:value-type="string">
            <text:p>{"id":138,"screencode":0,"unicode":"\uEECA","altUnicode":"","name":"f6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7]+1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8]+[.K398]))=1;&quot;0&quot;&amp;DEC2HEX([.A398]+[.K398]);DEC2HEX([.A398]+[.K398]))" office:value-type="string" office:string-value="\uEECB" calcext:value-type="string">
            <text:p>\uEECB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8]&amp;&quot;,&quot;&quot;screencode&quot;&quot;:&quot;&amp;[.C398]&amp;&quot;,&quot;&quot;unicode&quot;&quot;:&quot;&quot;&quot;&amp;[.D398]&amp;&quot;&quot;&quot;,&quot;&quot;altUnicode&quot;&quot;:&quot;&quot;&quot;&amp;[.E398]&amp;&quot;&quot;&quot;,&quot;&quot;name&quot;&quot;:&quot;&quot;&quot;&amp;[.F398]&amp;&quot;&quot;&quot;,&quot;&quot;color&quot;&quot;:&quot;&amp;[.H398]&amp;&quot;,&quot;&quot;control&quot;&quot;:&quot;&amp;[.I398]&amp;&quot;,&quot;&quot;customValue&quot;&quot;:&quot;&quot;&quot;&amp;[.G398]&amp;&quot;&quot;&quot;,&quot;&quot;upper&quot;&quot;:&quot;&amp;[.J398]&amp;&quot;},&quot;" office:value-type="string" office:string-value="{&quot;id&quot;:139,&quot;screencode&quot;:0,&quot;unicode&quot;:&quot;\uEECB&quot;,&quot;altUnicode&quot;:&quot;&quot;,&quot;name&quot;:&quot;f7&quot;,&quot;color&quot;:false,&quot;control&quot;:true,&quot;customValue&quot;:&quot;&quot;,&quot;upper&quot;:false}," calcext:value-type="string">
            <text:p>{"id":139,"screencode":0,"unicode":"\uEECB","altUnicode":"","name":"f7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8]+1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9]+[.K399]))=1;&quot;0&quot;&amp;DEC2HEX([.A399]+[.K399]);DEC2HEX([.A399]+[.K399]))" office:value-type="string" office:string-value="\uEECC" calcext:value-type="string">
            <text:p>\uEECC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9]&amp;&quot;,&quot;&quot;screencode&quot;&quot;:&quot;&amp;[.C399]&amp;&quot;,&quot;&quot;unicode&quot;&quot;:&quot;&quot;&quot;&amp;[.D399]&amp;&quot;&quot;&quot;,&quot;&quot;altUnicode&quot;&quot;:&quot;&quot;&quot;&amp;[.E399]&amp;&quot;&quot;&quot;,&quot;&quot;name&quot;&quot;:&quot;&quot;&quot;&amp;[.F399]&amp;&quot;&quot;&quot;,&quot;&quot;color&quot;&quot;:&quot;&amp;[.H399]&amp;&quot;,&quot;&quot;control&quot;&quot;:&quot;&amp;[.I399]&amp;&quot;,&quot;&quot;customValue&quot;&quot;:&quot;&quot;&quot;&amp;[.G399]&amp;&quot;&quot;&quot;,&quot;&quot;upper&quot;&quot;:&quot;&amp;[.J399]&amp;&quot;},&quot;" office:value-type="string" office:string-value="{&quot;id&quot;:140,&quot;screencode&quot;:0,&quot;unicode&quot;:&quot;\uEECC&quot;,&quot;altUnicode&quot;:&quot;&quot;,&quot;name&quot;:&quot;f8&quot;,&quot;color&quot;:false,&quot;control&quot;:true,&quot;customValue&quot;:&quot;&quot;,&quot;upper&quot;:false}," calcext:value-type="string">
            <text:p>{"id":140,"screencode":0,"unicode":"\uEECC","altUnicode":"","name":"f8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9]+1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0]+[.K400]))=1;&quot;0&quot;&amp;DEC2HEX([.A400]+[.K400]);DEC2HEX([.A400]+[.K400]))" office:value-type="string" office:string-value="\uEECD" calcext:value-type="string">
            <text:p>\uEECD</text:p>
          </table:table-cell>
          <table:table-cell/>
          <table:table-cell office:value-type="string" calcext:value-type="string">
            <text:p>shift/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0]&amp;&quot;,&quot;&quot;screencode&quot;&quot;:&quot;&amp;[.C400]&amp;&quot;,&quot;&quot;unicode&quot;&quot;:&quot;&quot;&quot;&amp;[.D400]&amp;&quot;&quot;&quot;,&quot;&quot;altUnicode&quot;&quot;:&quot;&quot;&quot;&amp;[.E400]&amp;&quot;&quot;&quot;,&quot;&quot;name&quot;&quot;:&quot;&quot;&quot;&amp;[.F400]&amp;&quot;&quot;&quot;,&quot;&quot;color&quot;&quot;:&quot;&amp;[.H400]&amp;&quot;,&quot;&quot;control&quot;&quot;:&quot;&amp;[.I400]&amp;&quot;,&quot;&quot;customValue&quot;&quot;:&quot;&quot;&quot;&amp;[.G400]&amp;&quot;&quot;&quot;,&quot;&quot;upper&quot;&quot;:&quot;&amp;[.J400]&amp;&quot;},&quot;" office:value-type="string" office:string-value="{&quot;id&quot;:141,&quot;screencode&quot;:0,&quot;unicode&quot;:&quot;\uEECD&quot;,&quot;altUnicode&quot;:&quot;&quot;,&quot;name&quot;:&quot;shift/return&quot;,&quot;color&quot;:false,&quot;control&quot;:true,&quot;customValue&quot;:&quot;&quot;,&quot;upper&quot;:false}," calcext:value-type="string">
            <text:p>{"id":141,"screencode":0,"unicode":"\uEECD","altUnicode":"","name":"shift/retur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0]+1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1]+[.K401]))=1;&quot;0&quot;&amp;DEC2HEX([.A401]+[.K401]);DEC2HEX([.A401]+[.K401]))" office:value-type="string" office:string-value="\uEECE" calcext:value-type="string">
            <text:p>\uEECE</text:p>
          </table:table-cell>
          <table:table-cell/>
          <table:table-cell office:value-type="string" calcext:value-type="string">
            <text:p>upp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1]&amp;&quot;,&quot;&quot;screencode&quot;&quot;:&quot;&amp;[.C401]&amp;&quot;,&quot;&quot;unicode&quot;&quot;:&quot;&quot;&quot;&amp;[.D401]&amp;&quot;&quot;&quot;,&quot;&quot;altUnicode&quot;&quot;:&quot;&quot;&quot;&amp;[.E401]&amp;&quot;&quot;&quot;,&quot;&quot;name&quot;&quot;:&quot;&quot;&quot;&amp;[.F401]&amp;&quot;&quot;&quot;,&quot;&quot;color&quot;&quot;:&quot;&amp;[.H401]&amp;&quot;,&quot;&quot;control&quot;&quot;:&quot;&amp;[.I401]&amp;&quot;,&quot;&quot;customValue&quot;&quot;:&quot;&quot;&quot;&amp;[.G401]&amp;&quot;&quot;&quot;,&quot;&quot;upper&quot;&quot;:&quot;&amp;[.J401]&amp;&quot;},&quot;" office:value-type="string" office:string-value="{&quot;id&quot;:142,&quot;screencode&quot;:0,&quot;unicode&quot;:&quot;\uEECE&quot;,&quot;altUnicode&quot;:&quot;&quot;,&quot;name&quot;:&quot;upper case&quot;,&quot;color&quot;:false,&quot;control&quot;:true,&quot;customValue&quot;:&quot;&quot;,&quot;upper&quot;:false}," calcext:value-type="string">
            <text:p>{"id":142,"screencode":0,"unicode":"\uEECE","altUnicode":"","name":"upper cas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1]+1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2]+[.K402]))=1;&quot;0&quot;&amp;DEC2HEX([.A402]+[.K402]);DEC2HEX([.A402]+[.K402]))" office:value-type="string" office:string-value="\uEECF" calcext:value-type="string">
            <text:p>\uEEC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2]&amp;&quot;,&quot;&quot;screencode&quot;&quot;:&quot;&amp;[.C402]&amp;&quot;,&quot;&quot;unicode&quot;&quot;:&quot;&quot;&quot;&amp;[.D402]&amp;&quot;&quot;&quot;,&quot;&quot;altUnicode&quot;&quot;:&quot;&quot;&quot;&amp;[.E402]&amp;&quot;&quot;&quot;,&quot;&quot;name&quot;&quot;:&quot;&quot;&quot;&amp;[.F402]&amp;&quot;&quot;&quot;,&quot;&quot;color&quot;&quot;:&quot;&amp;[.H402]&amp;&quot;,&quot;&quot;control&quot;&quot;:&quot;&amp;[.I402]&amp;&quot;,&quot;&quot;customValue&quot;&quot;:&quot;&quot;&quot;&amp;[.G402]&amp;&quot;&quot;&quot;,&quot;&quot;upper&quot;&quot;:&quot;&amp;[.J402]&amp;&quot;},&quot;" office:value-type="string" office:string-value="{&quot;id&quot;:143,&quot;screencode&quot;:0,&quot;unicode&quot;:&quot;\uEECF&quot;,&quot;altUnicode&quot;:&quot;&quot;,&quot;name&quot;:&quot;&quot;,&quot;color&quot;:false,&quot;control&quot;:false,&quot;customValue&quot;:&quot;&quot;,&quot;upper&quot;:false}," calcext:value-type="string">
            <text:p>{"id":143,"screencode":0,"unicode":"\uEEC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02]+1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3]+[.K403]))=1;&quot;0&quot;&amp;DEC2HEX([.A403]+[.K403]);DEC2HEX([.A403]+[.K403]))" office:value-type="string" office:string-value="\uEED0" calcext:value-type="string">
            <text:p>\uEED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3]&amp;&quot;,&quot;&quot;screencode&quot;&quot;:&quot;&amp;[.C403]&amp;&quot;,&quot;&quot;unicode&quot;&quot;:&quot;&quot;&quot;&amp;[.D403]&amp;&quot;&quot;&quot;,&quot;&quot;altUnicode&quot;&quot;:&quot;&quot;&quot;&amp;[.E403]&amp;&quot;&quot;&quot;,&quot;&quot;name&quot;&quot;:&quot;&quot;&quot;&amp;[.F403]&amp;&quot;&quot;&quot;,&quot;&quot;color&quot;&quot;:&quot;&amp;[.H403]&amp;&quot;,&quot;&quot;control&quot;&quot;:&quot;&amp;[.I403]&amp;&quot;,&quot;&quot;customValue&quot;&quot;:&quot;&quot;&quot;&amp;[.G403]&amp;&quot;&quot;&quot;,&quot;&quot;upper&quot;&quot;:&quot;&amp;[.J403]&amp;&quot;},&quot;" office:value-type="string" office:string-value="{&quot;id&quot;:144,&quot;screencode&quot;:0,&quot;unicode&quot;:&quot;\uEED0&quot;,&quot;altUnicode&quot;:&quot;&quot;,&quot;name&quot;:&quot;black&quot;,&quot;color&quot;:true,&quot;control&quot;:false,&quot;customValue&quot;:&quot;0&quot;,&quot;upper&quot;:false}," calcext:value-type="string">
            <text:p>{"id":144,"screencode":0,"unicode":"\uEED0","altUnicode":"","name":"black","color":true,"control":false,"customValue":"0","upper":false},</text:p>
          </table:table-cell>
          <table:table-cell table:number-columns-repeated="7"/>
        </table:table-row>
        <table:table-row table:style-name="ro2">
          <table:table-cell table:formula="of:=[.A403]+1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4]+[.K404]))=1;&quot;0&quot;&amp;DEC2HEX([.A404]+[.K404]);DEC2HEX([.A404]+[.K404]))" office:value-type="string" office:string-value="\uEED1" calcext:value-type="string">
            <text:p>\uEED1</text:p>
          </table:table-cell>
          <table:table-cell/>
          <table:table-cell office:value-type="string" calcext:value-type="string">
            <text:p>cursor u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4]&amp;&quot;,&quot;&quot;screencode&quot;&quot;:&quot;&amp;[.C404]&amp;&quot;,&quot;&quot;unicode&quot;&quot;:&quot;&quot;&quot;&amp;[.D404]&amp;&quot;&quot;&quot;,&quot;&quot;altUnicode&quot;&quot;:&quot;&quot;&quot;&amp;[.E404]&amp;&quot;&quot;&quot;,&quot;&quot;name&quot;&quot;:&quot;&quot;&quot;&amp;[.F404]&amp;&quot;&quot;&quot;,&quot;&quot;color&quot;&quot;:&quot;&amp;[.H404]&amp;&quot;,&quot;&quot;control&quot;&quot;:&quot;&amp;[.I404]&amp;&quot;,&quot;&quot;customValue&quot;&quot;:&quot;&quot;&quot;&amp;[.G404]&amp;&quot;&quot;&quot;,&quot;&quot;upper&quot;&quot;:&quot;&amp;[.J404]&amp;&quot;},&quot;" office:value-type="string" office:string-value="{&quot;id&quot;:145,&quot;screencode&quot;:0,&quot;unicode&quot;:&quot;\uEED1&quot;,&quot;altUnicode&quot;:&quot;&quot;,&quot;name&quot;:&quot;cursor up&quot;,&quot;color&quot;:false,&quot;control&quot;:true,&quot;customValue&quot;:&quot;&quot;,&quot;upper&quot;:false}," calcext:value-type="string">
            <text:p>{"id":145,"screencode":0,"unicode":"\uEED1","altUnicode":"","name":"cursor up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4]+1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5]+[.K405]))=1;&quot;0&quot;&amp;DEC2HEX([.A405]+[.K405]);DEC2HEX([.A405]+[.K405]))" office:value-type="string" office:string-value="\uEED2" calcext:value-type="string">
            <text:p>\uEED2</text:p>
          </table:table-cell>
          <table:table-cell/>
          <table:table-cell office:value-type="string" calcext:value-type="string">
            <text:p>reverse off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5]&amp;&quot;,&quot;&quot;screencode&quot;&quot;:&quot;&amp;[.C405]&amp;&quot;,&quot;&quot;unicode&quot;&quot;:&quot;&quot;&quot;&amp;[.D405]&amp;&quot;&quot;&quot;,&quot;&quot;altUnicode&quot;&quot;:&quot;&quot;&quot;&amp;[.E405]&amp;&quot;&quot;&quot;,&quot;&quot;name&quot;&quot;:&quot;&quot;&quot;&amp;[.F405]&amp;&quot;&quot;&quot;,&quot;&quot;color&quot;&quot;:&quot;&amp;[.H405]&amp;&quot;,&quot;&quot;control&quot;&quot;:&quot;&amp;[.I405]&amp;&quot;,&quot;&quot;customValue&quot;&quot;:&quot;&quot;&quot;&amp;[.G405]&amp;&quot;&quot;&quot;,&quot;&quot;upper&quot;&quot;:&quot;&amp;[.J405]&amp;&quot;},&quot;" office:value-type="string" office:string-value="{&quot;id&quot;:146,&quot;screencode&quot;:0,&quot;unicode&quot;:&quot;\uEED2&quot;,&quot;altUnicode&quot;:&quot;&quot;,&quot;name&quot;:&quot;reverse off&quot;,&quot;color&quot;:false,&quot;control&quot;:true,&quot;customValue&quot;:&quot;&quot;,&quot;upper&quot;:false}," calcext:value-type="string">
            <text:p>{"id":146,"screencode":0,"unicode":"\uEED2","altUnicode":"","name":"reverse off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5]+1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6]+[.K406]))=1;&quot;0&quot;&amp;DEC2HEX([.A406]+[.K406]);DEC2HEX([.A406]+[.K406]))" office:value-type="string" office:string-value="\uEED3" calcext:value-type="string">
            <text:p>\uEED3</text:p>
          </table:table-cell>
          <table:table-cell/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6]&amp;&quot;,&quot;&quot;screencode&quot;&quot;:&quot;&amp;[.C406]&amp;&quot;,&quot;&quot;unicode&quot;&quot;:&quot;&quot;&quot;&amp;[.D406]&amp;&quot;&quot;&quot;,&quot;&quot;altUnicode&quot;&quot;:&quot;&quot;&quot;&amp;[.E406]&amp;&quot;&quot;&quot;,&quot;&quot;name&quot;&quot;:&quot;&quot;&quot;&amp;[.F406]&amp;&quot;&quot;&quot;,&quot;&quot;color&quot;&quot;:&quot;&amp;[.H406]&amp;&quot;,&quot;&quot;control&quot;&quot;:&quot;&amp;[.I406]&amp;&quot;,&quot;&quot;customValue&quot;&quot;:&quot;&quot;&quot;&amp;[.G406]&amp;&quot;&quot;&quot;,&quot;&quot;upper&quot;&quot;:&quot;&amp;[.J406]&amp;&quot;},&quot;" office:value-type="string" office:string-value="{&quot;id&quot;:147,&quot;screencode&quot;:0,&quot;unicode&quot;:&quot;\uEED3&quot;,&quot;altUnicode&quot;:&quot;&quot;,&quot;name&quot;:&quot;clear&quot;,&quot;color&quot;:false,&quot;control&quot;:true,&quot;customValue&quot;:&quot;&quot;,&quot;upper&quot;:false}," calcext:value-type="string">
            <text:p>{"id":147,"screencode":0,"unicode":"\uEED3","altUnicode":"","name":"clear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6]+1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7]+[.K407]))=1;&quot;0&quot;&amp;DEC2HEX([.A407]+[.K407]);DEC2HEX([.A407]+[.K407]))" office:value-type="string" office:string-value="\uEED4" calcext:value-type="string">
            <text:p>\uEED4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7]&amp;&quot;,&quot;&quot;screencode&quot;&quot;:&quot;&amp;[.C407]&amp;&quot;,&quot;&quot;unicode&quot;&quot;:&quot;&quot;&quot;&amp;[.D407]&amp;&quot;&quot;&quot;,&quot;&quot;altUnicode&quot;&quot;:&quot;&quot;&quot;&amp;[.E407]&amp;&quot;&quot;&quot;,&quot;&quot;name&quot;&quot;:&quot;&quot;&quot;&amp;[.F407]&amp;&quot;&quot;&quot;,&quot;&quot;color&quot;&quot;:&quot;&amp;[.H407]&amp;&quot;,&quot;&quot;control&quot;&quot;:&quot;&amp;[.I407]&amp;&quot;,&quot;&quot;customValue&quot;&quot;:&quot;&quot;&quot;&amp;[.G407]&amp;&quot;&quot;&quot;,&quot;&quot;upper&quot;&quot;:&quot;&amp;[.J407]&amp;&quot;},&quot;" office:value-type="string" office:string-value="{&quot;id&quot;:148,&quot;screencode&quot;:0,&quot;unicode&quot;:&quot;\uEED4&quot;,&quot;altUnicode&quot;:&quot;&quot;,&quot;name&quot;:&quot;insert&quot;,&quot;color&quot;:false,&quot;control&quot;:true,&quot;customValue&quot;:&quot;&quot;,&quot;upper&quot;:false}," calcext:value-type="string">
            <text:p>{"id":148,"screencode":0,"unicode":"\uEED4","altUnicode":"","name":"inser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7]+1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8]+[.K408]))=1;&quot;0&quot;&amp;DEC2HEX([.A408]+[.K408]);DEC2HEX([.A408]+[.K408]))" office:value-type="string" office:string-value="\uEED5" calcext:value-type="string">
            <text:p>\uEED5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8]&amp;&quot;,&quot;&quot;screencode&quot;&quot;:&quot;&amp;[.C408]&amp;&quot;,&quot;&quot;unicode&quot;&quot;:&quot;&quot;&quot;&amp;[.D408]&amp;&quot;&quot;&quot;,&quot;&quot;altUnicode&quot;&quot;:&quot;&quot;&quot;&amp;[.E408]&amp;&quot;&quot;&quot;,&quot;&quot;name&quot;&quot;:&quot;&quot;&quot;&amp;[.F408]&amp;&quot;&quot;&quot;,&quot;&quot;color&quot;&quot;:&quot;&amp;[.H408]&amp;&quot;,&quot;&quot;control&quot;&quot;:&quot;&amp;[.I408]&amp;&quot;,&quot;&quot;customValue&quot;&quot;:&quot;&quot;&quot;&amp;[.G408]&amp;&quot;&quot;&quot;,&quot;&quot;upper&quot;&quot;:&quot;&amp;[.J408]&amp;&quot;},&quot;" office:value-type="string" office:string-value="{&quot;id&quot;:149,&quot;screencode&quot;:0,&quot;unicode&quot;:&quot;\uEED5&quot;,&quot;altUnicode&quot;:&quot;&quot;,&quot;name&quot;:&quot;brown&quot;,&quot;color&quot;:true,&quot;control&quot;:false,&quot;customValue&quot;:&quot;9&quot;,&quot;upper&quot;:false}," calcext:value-type="string">
            <text:p>{"id":149,"screencode":0,"unicode":"\uEED5","altUnicode":"","name":"brown","color":true,"control":false,"customValue":"9","upper":false},</text:p>
          </table:table-cell>
          <table:table-cell table:number-columns-repeated="7"/>
        </table:table-row>
        <table:table-row table:style-name="ro2">
          <table:table-cell table:formula="of:=[.A408]+1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9]+[.K409]))=1;&quot;0&quot;&amp;DEC2HEX([.A409]+[.K409]);DEC2HEX([.A409]+[.K409]))" office:value-type="string" office:string-value="\uEED6" calcext:value-type="string">
            <text:p>\uEED6</text:p>
          </table:table-cell>
          <table:table-cell/>
          <table:table-cell office:value-type="string" calcext:value-type="string">
            <text:p>light r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9]&amp;&quot;,&quot;&quot;screencode&quot;&quot;:&quot;&amp;[.C409]&amp;&quot;,&quot;&quot;unicode&quot;&quot;:&quot;&quot;&quot;&amp;[.D409]&amp;&quot;&quot;&quot;,&quot;&quot;altUnicode&quot;&quot;:&quot;&quot;&quot;&amp;[.E409]&amp;&quot;&quot;&quot;,&quot;&quot;name&quot;&quot;:&quot;&quot;&quot;&amp;[.F409]&amp;&quot;&quot;&quot;,&quot;&quot;color&quot;&quot;:&quot;&amp;[.H409]&amp;&quot;,&quot;&quot;control&quot;&quot;:&quot;&amp;[.I409]&amp;&quot;,&quot;&quot;customValue&quot;&quot;:&quot;&quot;&quot;&amp;[.G409]&amp;&quot;&quot;&quot;,&quot;&quot;upper&quot;&quot;:&quot;&amp;[.J409]&amp;&quot;},&quot;" office:value-type="string" office:string-value="{&quot;id&quot;:150,&quot;screencode&quot;:0,&quot;unicode&quot;:&quot;\uEED6&quot;,&quot;altUnicode&quot;:&quot;&quot;,&quot;name&quot;:&quot;light red&quot;,&quot;color&quot;:true,&quot;control&quot;:false,&quot;customValue&quot;:&quot;10&quot;,&quot;upper&quot;:false}," calcext:value-type="string">
            <text:p>{"id":150,"screencode":0,"unicode":"\uEED6","altUnicode":"","name":"light red","color":true,"control":false,"customValue":"10","upper":false},</text:p>
          </table:table-cell>
          <table:table-cell table:number-columns-repeated="7"/>
        </table:table-row>
        <table:table-row table:style-name="ro2">
          <table:table-cell table:formula="of:=[.A409]+1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0]+[.K410]))=1;&quot;0&quot;&amp;DEC2HEX([.A410]+[.K410]);DEC2HEX([.A410]+[.K410]))" office:value-type="string" office:string-value="\uEED7" calcext:value-type="string">
            <text:p>\uEED7</text:p>
          </table:table-cell>
          <table:table-cell/>
          <table:table-cell office:value-type="string" calcext:value-type="string">
            <text:p>dark grey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0]&amp;&quot;,&quot;&quot;screencode&quot;&quot;:&quot;&amp;[.C410]&amp;&quot;,&quot;&quot;unicode&quot;&quot;:&quot;&quot;&quot;&amp;[.D410]&amp;&quot;&quot;&quot;,&quot;&quot;altUnicode&quot;&quot;:&quot;&quot;&quot;&amp;[.E410]&amp;&quot;&quot;&quot;,&quot;&quot;name&quot;&quot;:&quot;&quot;&quot;&amp;[.F410]&amp;&quot;&quot;&quot;,&quot;&quot;color&quot;&quot;:&quot;&amp;[.H410]&amp;&quot;,&quot;&quot;control&quot;&quot;:&quot;&amp;[.I410]&amp;&quot;,&quot;&quot;customValue&quot;&quot;:&quot;&quot;&quot;&amp;[.G410]&amp;&quot;&quot;&quot;,&quot;&quot;upper&quot;&quot;:&quot;&amp;[.J410]&amp;&quot;},&quot;" office:value-type="string" office:string-value="{&quot;id&quot;:151,&quot;screencode&quot;:0,&quot;unicode&quot;:&quot;\uEED7&quot;,&quot;altUnicode&quot;:&quot;&quot;,&quot;name&quot;:&quot;dark grey&quot;,&quot;color&quot;:true,&quot;control&quot;:false,&quot;customValue&quot;:&quot;11&quot;,&quot;upper&quot;:false}," calcext:value-type="string">
            <text:p>{"id":151,"screencode":0,"unicode":"\uEED7","altUnicode":"","name":"dark grey","color":true,"control":false,"customValue":"11","upper":false},</text:p>
          </table:table-cell>
          <table:table-cell table:number-columns-repeated="7"/>
        </table:table-row>
        <table:table-row table:style-name="ro2">
          <table:table-cell table:formula="of:=[.A410]+1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1]+[.K411]))=1;&quot;0&quot;&amp;DEC2HEX([.A411]+[.K411]);DEC2HEX([.A411]+[.K411]))" office:value-type="string" office:string-value="\uEED8" calcext:value-type="string">
            <text:p>\uEED8</text:p>
          </table:table-cell>
          <table:table-cell/>
          <table:table-cell office:value-type="string" calcext:value-type="string">
            <text:p>mid grey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1]&amp;&quot;,&quot;&quot;screencode&quot;&quot;:&quot;&amp;[.C411]&amp;&quot;,&quot;&quot;unicode&quot;&quot;:&quot;&quot;&quot;&amp;[.D411]&amp;&quot;&quot;&quot;,&quot;&quot;altUnicode&quot;&quot;:&quot;&quot;&quot;&amp;[.E411]&amp;&quot;&quot;&quot;,&quot;&quot;name&quot;&quot;:&quot;&quot;&quot;&amp;[.F411]&amp;&quot;&quot;&quot;,&quot;&quot;color&quot;&quot;:&quot;&amp;[.H411]&amp;&quot;,&quot;&quot;control&quot;&quot;:&quot;&amp;[.I411]&amp;&quot;,&quot;&quot;customValue&quot;&quot;:&quot;&quot;&quot;&amp;[.G411]&amp;&quot;&quot;&quot;,&quot;&quot;upper&quot;&quot;:&quot;&amp;[.J411]&amp;&quot;},&quot;" office:value-type="string" office:string-value="{&quot;id&quot;:152,&quot;screencode&quot;:0,&quot;unicode&quot;:&quot;\uEED8&quot;,&quot;altUnicode&quot;:&quot;&quot;,&quot;name&quot;:&quot;mid grey&quot;,&quot;color&quot;:true,&quot;control&quot;:false,&quot;customValue&quot;:&quot;12&quot;,&quot;upper&quot;:false}," calcext:value-type="string">
            <text:p>{"id":152,"screencode":0,"unicode":"\uEED8","altUnicode":"","name":"mid grey","color":true,"control":false,"customValue":"12","upper":false},</text:p>
          </table:table-cell>
          <table:table-cell table:number-columns-repeated="7"/>
        </table:table-row>
        <table:table-row table:style-name="ro2">
          <table:table-cell table:formula="of:=[.A411]+1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2]+[.K412]))=1;&quot;0&quot;&amp;DEC2HEX([.A412]+[.K412]);DEC2HEX([.A412]+[.K412]))" office:value-type="string" office:string-value="\uEED9" calcext:value-type="string">
            <text:p>\uEED9</text:p>
          </table:table-cell>
          <table:table-cell/>
          <table:table-cell office:value-type="string" calcext:value-type="string">
            <text:p>light gree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2]&amp;&quot;,&quot;&quot;screencode&quot;&quot;:&quot;&amp;[.C412]&amp;&quot;,&quot;&quot;unicode&quot;&quot;:&quot;&quot;&quot;&amp;[.D412]&amp;&quot;&quot;&quot;,&quot;&quot;altUnicode&quot;&quot;:&quot;&quot;&quot;&amp;[.E412]&amp;&quot;&quot;&quot;,&quot;&quot;name&quot;&quot;:&quot;&quot;&quot;&amp;[.F412]&amp;&quot;&quot;&quot;,&quot;&quot;color&quot;&quot;:&quot;&amp;[.H412]&amp;&quot;,&quot;&quot;control&quot;&quot;:&quot;&amp;[.I412]&amp;&quot;,&quot;&quot;customValue&quot;&quot;:&quot;&quot;&quot;&amp;[.G412]&amp;&quot;&quot;&quot;,&quot;&quot;upper&quot;&quot;:&quot;&amp;[.J412]&amp;&quot;},&quot;" office:value-type="string" office:string-value="{&quot;id&quot;:153,&quot;screencode&quot;:0,&quot;unicode&quot;:&quot;\uEED9&quot;,&quot;altUnicode&quot;:&quot;&quot;,&quot;name&quot;:&quot;light green&quot;,&quot;color&quot;:true,&quot;control&quot;:false,&quot;customValue&quot;:&quot;13&quot;,&quot;upper&quot;:false}," calcext:value-type="string">
            <text:p>{"id":153,"screencode":0,"unicode":"\uEED9","altUnicode":"","name":"light green","color":true,"control":false,"customValue":"13","upper":false},</text:p>
          </table:table-cell>
          <table:table-cell table:number-columns-repeated="7"/>
        </table:table-row>
        <table:table-row table:style-name="ro2">
          <table:table-cell table:formula="of:=[.A412]+1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3]+[.K413]))=1;&quot;0&quot;&amp;DEC2HEX([.A413]+[.K413]);DEC2HEX([.A413]+[.K413]))" office:value-type="string" office:string-value="\uEEDA" calcext:value-type="string">
            <text:p>\uEEDA</text:p>
          </table:table-cell>
          <table:table-cell/>
          <table:table-cell office:value-type="string" calcext:value-type="string">
            <text:p>light blu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3]&amp;&quot;,&quot;&quot;screencode&quot;&quot;:&quot;&amp;[.C413]&amp;&quot;,&quot;&quot;unicode&quot;&quot;:&quot;&quot;&quot;&amp;[.D413]&amp;&quot;&quot;&quot;,&quot;&quot;altUnicode&quot;&quot;:&quot;&quot;&quot;&amp;[.E413]&amp;&quot;&quot;&quot;,&quot;&quot;name&quot;&quot;:&quot;&quot;&quot;&amp;[.F413]&amp;&quot;&quot;&quot;,&quot;&quot;color&quot;&quot;:&quot;&amp;[.H413]&amp;&quot;,&quot;&quot;control&quot;&quot;:&quot;&amp;[.I413]&amp;&quot;,&quot;&quot;customValue&quot;&quot;:&quot;&quot;&quot;&amp;[.G413]&amp;&quot;&quot;&quot;,&quot;&quot;upper&quot;&quot;:&quot;&amp;[.J413]&amp;&quot;},&quot;" office:value-type="string" office:string-value="{&quot;id&quot;:154,&quot;screencode&quot;:0,&quot;unicode&quot;:&quot;\uEEDA&quot;,&quot;altUnicode&quot;:&quot;&quot;,&quot;name&quot;:&quot;light blue&quot;,&quot;color&quot;:true,&quot;control&quot;:false,&quot;customValue&quot;:&quot;14&quot;,&quot;upper&quot;:false}," calcext:value-type="string">
            <text:p>{"id":154,"screencode":0,"unicode":"\uEEDA","altUnicode":"","name":"light blue","color":true,"control":false,"customValue":"14","upper":false},</text:p>
          </table:table-cell>
          <table:table-cell table:number-columns-repeated="7"/>
        </table:table-row>
        <table:table-row table:style-name="ro2">
          <table:table-cell table:formula="of:=[.A413]+1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4]+[.K414]))=1;&quot;0&quot;&amp;DEC2HEX([.A414]+[.K414]);DEC2HEX([.A414]+[.K414]))" office:value-type="string" office:string-value="\uEEDB" calcext:value-type="string">
            <text:p>\uEEDB</text:p>
          </table:table-cell>
          <table:table-cell/>
          <table:table-cell office:value-type="string" calcext:value-type="string">
            <text:p>light grey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4]&amp;&quot;,&quot;&quot;screencode&quot;&quot;:&quot;&amp;[.C414]&amp;&quot;,&quot;&quot;unicode&quot;&quot;:&quot;&quot;&quot;&amp;[.D414]&amp;&quot;&quot;&quot;,&quot;&quot;altUnicode&quot;&quot;:&quot;&quot;&quot;&amp;[.E414]&amp;&quot;&quot;&quot;,&quot;&quot;name&quot;&quot;:&quot;&quot;&quot;&amp;[.F414]&amp;&quot;&quot;&quot;,&quot;&quot;color&quot;&quot;:&quot;&amp;[.H414]&amp;&quot;,&quot;&quot;control&quot;&quot;:&quot;&amp;[.I414]&amp;&quot;,&quot;&quot;customValue&quot;&quot;:&quot;&quot;&quot;&amp;[.G414]&amp;&quot;&quot;&quot;,&quot;&quot;upper&quot;&quot;:&quot;&amp;[.J414]&amp;&quot;},&quot;" office:value-type="string" office:string-value="{&quot;id&quot;:155,&quot;screencode&quot;:0,&quot;unicode&quot;:&quot;\uEEDB&quot;,&quot;altUnicode&quot;:&quot;&quot;,&quot;name&quot;:&quot;light grey&quot;,&quot;color&quot;:true,&quot;control&quot;:false,&quot;customValue&quot;:&quot;15&quot;,&quot;upper&quot;:false}," calcext:value-type="string">
            <text:p>{"id":155,"screencode":0,"unicode":"\uEEDB","altUnicode":"","name":"light grey","color":true,"control":false,"customValue":"15","upper":false},</text:p>
          </table:table-cell>
          <table:table-cell table:number-columns-repeated="7"/>
        </table:table-row>
        <table:table-row table:style-name="ro2">
          <table:table-cell table:formula="of:=[.A414]+1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5]+[.K415]))=1;&quot;0&quot;&amp;DEC2HEX([.A415]+[.K415]);DEC2HEX([.A415]+[.K415]))" office:value-type="string" office:string-value="\uEEDC" calcext:value-type="string">
            <text:p>\uEEDC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5]&amp;&quot;,&quot;&quot;screencode&quot;&quot;:&quot;&amp;[.C415]&amp;&quot;,&quot;&quot;unicode&quot;&quot;:&quot;&quot;&quot;&amp;[.D415]&amp;&quot;&quot;&quot;,&quot;&quot;altUnicode&quot;&quot;:&quot;&quot;&quot;&amp;[.E415]&amp;&quot;&quot;&quot;,&quot;&quot;name&quot;&quot;:&quot;&quot;&quot;&amp;[.F415]&amp;&quot;&quot;&quot;,&quot;&quot;color&quot;&quot;:&quot;&amp;[.H415]&amp;&quot;,&quot;&quot;control&quot;&quot;:&quot;&amp;[.I415]&amp;&quot;,&quot;&quot;customValue&quot;&quot;:&quot;&quot;&quot;&amp;[.G415]&amp;&quot;&quot;&quot;,&quot;&quot;upper&quot;&quot;:&quot;&amp;[.J415]&amp;&quot;},&quot;" office:value-type="string" office:string-value="{&quot;id&quot;:156,&quot;screencode&quot;:0,&quot;unicode&quot;:&quot;\uEEDC&quot;,&quot;altUnicode&quot;:&quot;&quot;,&quot;name&quot;:&quot;purple&quot;,&quot;color&quot;:true,&quot;control&quot;:false,&quot;customValue&quot;:&quot;4&quot;,&quot;upper&quot;:false}," calcext:value-type="string">
            <text:p>{"id":156,"screencode":0,"unicode":"\uEEDC","altUnicode":"","name":"purple","color":true,"control":false,"customValue":"4","upper":false},</text:p>
          </table:table-cell>
          <table:table-cell table:number-columns-repeated="7"/>
        </table:table-row>
        <table:table-row table:style-name="ro2">
          <table:table-cell table:formula="of:=[.A415]+1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6]+[.K416]))=1;&quot;0&quot;&amp;DEC2HEX([.A416]+[.K416]);DEC2HEX([.A416]+[.K416]))" office:value-type="string" office:string-value="\uEEDD" calcext:value-type="string">
            <text:p>\uEEDD</text:p>
          </table:table-cell>
          <table:table-cell/>
          <table:table-cell office:value-type="string" calcext:value-type="string">
            <text:p>cursor lef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6]&amp;&quot;,&quot;&quot;screencode&quot;&quot;:&quot;&amp;[.C416]&amp;&quot;,&quot;&quot;unicode&quot;&quot;:&quot;&quot;&quot;&amp;[.D416]&amp;&quot;&quot;&quot;,&quot;&quot;altUnicode&quot;&quot;:&quot;&quot;&quot;&amp;[.E416]&amp;&quot;&quot;&quot;,&quot;&quot;name&quot;&quot;:&quot;&quot;&quot;&amp;[.F416]&amp;&quot;&quot;&quot;,&quot;&quot;color&quot;&quot;:&quot;&amp;[.H416]&amp;&quot;,&quot;&quot;control&quot;&quot;:&quot;&amp;[.I416]&amp;&quot;,&quot;&quot;customValue&quot;&quot;:&quot;&quot;&quot;&amp;[.G416]&amp;&quot;&quot;&quot;,&quot;&quot;upper&quot;&quot;:&quot;&amp;[.J416]&amp;&quot;},&quot;" office:value-type="string" office:string-value="{&quot;id&quot;:157,&quot;screencode&quot;:0,&quot;unicode&quot;:&quot;\uEEDD&quot;,&quot;altUnicode&quot;:&quot;&quot;,&quot;name&quot;:&quot;cursor left&quot;,&quot;color&quot;:false,&quot;control&quot;:true,&quot;customValue&quot;:&quot;&quot;,&quot;upper&quot;:false}," calcext:value-type="string">
            <text:p>{"id":157,"screencode":0,"unicode":"\uEEDD","altUnicode":"","name":"cursor lef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16]+1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7]+[.K417]))=1;&quot;0&quot;&amp;DEC2HEX([.A417]+[.K417]);DEC2HEX([.A417]+[.K417]))" office:value-type="string" office:string-value="\uEEDE" calcext:value-type="string">
            <text:p>\uEEDE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7]&amp;&quot;,&quot;&quot;screencode&quot;&quot;:&quot;&amp;[.C417]&amp;&quot;,&quot;&quot;unicode&quot;&quot;:&quot;&quot;&quot;&amp;[.D417]&amp;&quot;&quot;&quot;,&quot;&quot;altUnicode&quot;&quot;:&quot;&quot;&quot;&amp;[.E417]&amp;&quot;&quot;&quot;,&quot;&quot;name&quot;&quot;:&quot;&quot;&quot;&amp;[.F417]&amp;&quot;&quot;&quot;,&quot;&quot;color&quot;&quot;:&quot;&amp;[.H417]&amp;&quot;,&quot;&quot;control&quot;&quot;:&quot;&amp;[.I417]&amp;&quot;,&quot;&quot;customValue&quot;&quot;:&quot;&quot;&quot;&amp;[.G417]&amp;&quot;&quot;&quot;,&quot;&quot;upper&quot;&quot;:&quot;&amp;[.J417]&amp;&quot;},&quot;" office:value-type="string" office:string-value="{&quot;id&quot;:158,&quot;screencode&quot;:0,&quot;unicode&quot;:&quot;\uEEDE&quot;,&quot;altUnicode&quot;:&quot;&quot;,&quot;name&quot;:&quot;yellow&quot;,&quot;color&quot;:true,&quot;control&quot;:false,&quot;customValue&quot;:&quot;7&quot;,&quot;upper&quot;:false}," calcext:value-type="string">
            <text:p>{"id":158,"screencode":0,"unicode":"\uEEDE","altUnicode":"","name":"yellow","color":true,"control":false,"customValue":"7","upper":false},</text:p>
          </table:table-cell>
          <table:table-cell table:number-columns-repeated="7"/>
        </table:table-row>
        <table:table-row table:style-name="ro2">
          <table:table-cell table:formula="of:=[.A417]+1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8]+[.K418]))=1;&quot;0&quot;&amp;DEC2HEX([.A418]+[.K418]);DEC2HEX([.A418]+[.K418]))" office:value-type="string" office:string-value="\uEEDF" calcext:value-type="string">
            <text:p>\uEEDF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8]&amp;&quot;,&quot;&quot;screencode&quot;&quot;:&quot;&amp;[.C418]&amp;&quot;,&quot;&quot;unicode&quot;&quot;:&quot;&quot;&quot;&amp;[.D418]&amp;&quot;&quot;&quot;,&quot;&quot;altUnicode&quot;&quot;:&quot;&quot;&quot;&amp;[.E418]&amp;&quot;&quot;&quot;,&quot;&quot;name&quot;&quot;:&quot;&quot;&quot;&amp;[.F418]&amp;&quot;&quot;&quot;,&quot;&quot;color&quot;&quot;:&quot;&amp;[.H418]&amp;&quot;,&quot;&quot;control&quot;&quot;:&quot;&amp;[.I418]&amp;&quot;,&quot;&quot;customValue&quot;&quot;:&quot;&quot;&quot;&amp;[.G418]&amp;&quot;&quot;&quot;,&quot;&quot;upper&quot;&quot;:&quot;&amp;[.J418]&amp;&quot;},&quot;" office:value-type="string" office:string-value="{&quot;id&quot;:159,&quot;screencode&quot;:0,&quot;unicode&quot;:&quot;\uEEDF&quot;,&quot;altUnicode&quot;:&quot;&quot;,&quot;name&quot;:&quot;cyan&quot;,&quot;color&quot;:true,&quot;control&quot;:false,&quot;customValue&quot;:&quot;3&quot;,&quot;upper&quot;:false}," calcext:value-type="string">
            <text:p>{"id":159,"screencode":0,"unicode":"\uEEDF","altUnicode":"","name":"cyan","color":true,"control":false,"customValue":"3","upper":false},</text:p>
          </table:table-cell>
          <table:table-cell table:number-columns-repeated="7"/>
        </table:table-row>
        <table:table-row table:style-name="ro2">
          <table:table-cell table:formula="of:=[.A418]+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&quot;\uEE&quot;&amp;IF(LEN(DEC2HEX([.A419]+[.K419]))=1;&quot;0&quot;&amp;DEC2HEX([.A419]+[.K419]);DEC2HEX([.A419]+[.K419]))" office:value-type="string" office:string-value="\uEE60" calcext:value-type="string">
            <text:p>\uEE6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19]&amp;&quot;,&quot;&quot;screencode&quot;&quot;:&quot;&amp;[.C419]&amp;&quot;,&quot;&quot;unicode&quot;&quot;:&quot;&quot;&quot;&amp;[.D419]&amp;&quot;&quot;&quot;,&quot;&quot;altUnicode&quot;&quot;:&quot;&quot;&quot;&amp;[.E419]&amp;&quot;&quot;&quot;,&quot;&quot;name&quot;&quot;:&quot;&quot;&quot;&amp;[.F419]&amp;&quot;&quot;&quot;,&quot;&quot;color&quot;&quot;:&quot;&amp;[.H419]&amp;&quot;,&quot;&quot;control&quot;&quot;:&quot;&amp;[.I419]&amp;&quot;,&quot;&quot;customValue&quot;&quot;:&quot;&quot;&quot;&amp;[.G419]&amp;&quot;&quot;&quot;,&quot;&quot;upper&quot;&quot;:&quot;&amp;[.J419]&amp;&quot;},&quot;" office:value-type="string" office:string-value="{&quot;id&quot;:160,&quot;screencode&quot;:96,&quot;unicode&quot;:&quot;\uEE60&quot;,&quot;altUnicode&quot;:&quot;&quot;,&quot;name&quot;:&quot;&quot;,&quot;color&quot;:false,&quot;control&quot;:false,&quot;customValue&quot;:&quot;&quot;,&quot;upper&quot;:false}," calcext:value-type="string">
            <text:p>{"id":160,"screencode":96,"unicode":"\uEE6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19]+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C419]+1" office:value-type="float" office:value="97" calcext:value-type="float">
            <text:p>97</text:p>
          </table:table-cell>
          <table:table-cell table:formula="of:=&quot;\uEE&quot;&amp;IF(LEN(DEC2HEX([.A420]+[.K420]))=1;&quot;0&quot;&amp;DEC2HEX([.A420]+[.K420]);DEC2HEX([.A420]+[.K420]))" office:value-type="string" office:string-value="\uEE61" calcext:value-type="string">
            <text:p>\uEE6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0]&amp;&quot;,&quot;&quot;screencode&quot;&quot;:&quot;&amp;[.C420]&amp;&quot;,&quot;&quot;unicode&quot;&quot;:&quot;&quot;&quot;&amp;[.D420]&amp;&quot;&quot;&quot;,&quot;&quot;altUnicode&quot;&quot;:&quot;&quot;&quot;&amp;[.E420]&amp;&quot;&quot;&quot;,&quot;&quot;name&quot;&quot;:&quot;&quot;&quot;&amp;[.F420]&amp;&quot;&quot;&quot;,&quot;&quot;color&quot;&quot;:&quot;&amp;[.H420]&amp;&quot;,&quot;&quot;control&quot;&quot;:&quot;&amp;[.I420]&amp;&quot;,&quot;&quot;customValue&quot;&quot;:&quot;&quot;&quot;&amp;[.G420]&amp;&quot;&quot;&quot;,&quot;&quot;upper&quot;&quot;:&quot;&amp;[.J420]&amp;&quot;},&quot;" office:value-type="string" office:string-value="{&quot;id&quot;:161,&quot;screencode&quot;:97,&quot;unicode&quot;:&quot;\uEE61&quot;,&quot;altUnicode&quot;:&quot;&quot;,&quot;name&quot;:&quot;&quot;,&quot;color&quot;:false,&quot;control&quot;:false,&quot;customValue&quot;:&quot;&quot;,&quot;upper&quot;:false}," calcext:value-type="string">
            <text:p>{"id":161,"screencode":97,"unicode":"\uEE6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0]+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420]+1" office:value-type="float" office:value="98" calcext:value-type="float">
            <text:p>98</text:p>
          </table:table-cell>
          <table:table-cell table:formula="of:=&quot;\uEE&quot;&amp;IF(LEN(DEC2HEX([.A421]+[.K421]))=1;&quot;0&quot;&amp;DEC2HEX([.A421]+[.K421]);DEC2HEX([.A421]+[.K421]))" office:value-type="string" office:string-value="\uEE62" calcext:value-type="string">
            <text:p>\uEE6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1]&amp;&quot;,&quot;&quot;screencode&quot;&quot;:&quot;&amp;[.C421]&amp;&quot;,&quot;&quot;unicode&quot;&quot;:&quot;&quot;&quot;&amp;[.D421]&amp;&quot;&quot;&quot;,&quot;&quot;altUnicode&quot;&quot;:&quot;&quot;&quot;&amp;[.E421]&amp;&quot;&quot;&quot;,&quot;&quot;name&quot;&quot;:&quot;&quot;&quot;&amp;[.F421]&amp;&quot;&quot;&quot;,&quot;&quot;color&quot;&quot;:&quot;&amp;[.H421]&amp;&quot;,&quot;&quot;control&quot;&quot;:&quot;&amp;[.I421]&amp;&quot;,&quot;&quot;customValue&quot;&quot;:&quot;&quot;&quot;&amp;[.G421]&amp;&quot;&quot;&quot;,&quot;&quot;upper&quot;&quot;:&quot;&amp;[.J421]&amp;&quot;},&quot;" office:value-type="string" office:string-value="{&quot;id&quot;:162,&quot;screencode&quot;:98,&quot;unicode&quot;:&quot;\uEE62&quot;,&quot;altUnicode&quot;:&quot;&quot;,&quot;name&quot;:&quot;&quot;,&quot;color&quot;:false,&quot;control&quot;:false,&quot;customValue&quot;:&quot;&quot;,&quot;upper&quot;:false}," calcext:value-type="string">
            <text:p>{"id":162,"screencode":98,"unicode":"\uEE6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1]+1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C421]+1" office:value-type="float" office:value="99" calcext:value-type="float">
            <text:p>99</text:p>
          </table:table-cell>
          <table:table-cell table:formula="of:=&quot;\uEE&quot;&amp;IF(LEN(DEC2HEX([.A422]+[.K422]))=1;&quot;0&quot;&amp;DEC2HEX([.A422]+[.K422]);DEC2HEX([.A422]+[.K422]))" office:value-type="string" office:string-value="\uEE63" calcext:value-type="string">
            <text:p>\uEE6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2]&amp;&quot;,&quot;&quot;screencode&quot;&quot;:&quot;&amp;[.C422]&amp;&quot;,&quot;&quot;unicode&quot;&quot;:&quot;&quot;&quot;&amp;[.D422]&amp;&quot;&quot;&quot;,&quot;&quot;altUnicode&quot;&quot;:&quot;&quot;&quot;&amp;[.E422]&amp;&quot;&quot;&quot;,&quot;&quot;name&quot;&quot;:&quot;&quot;&quot;&amp;[.F422]&amp;&quot;&quot;&quot;,&quot;&quot;color&quot;&quot;:&quot;&amp;[.H422]&amp;&quot;,&quot;&quot;control&quot;&quot;:&quot;&amp;[.I422]&amp;&quot;,&quot;&quot;customValue&quot;&quot;:&quot;&quot;&quot;&amp;[.G422]&amp;&quot;&quot;&quot;,&quot;&quot;upper&quot;&quot;:&quot;&amp;[.J422]&amp;&quot;},&quot;" office:value-type="string" office:string-value="{&quot;id&quot;:163,&quot;screencode&quot;:99,&quot;unicode&quot;:&quot;\uEE63&quot;,&quot;altUnicode&quot;:&quot;&quot;,&quot;name&quot;:&quot;&quot;,&quot;color&quot;:false,&quot;control&quot;:false,&quot;customValue&quot;:&quot;&quot;,&quot;upper&quot;:false}," calcext:value-type="string">
            <text:p>{"id":163,"screencode":99,"unicode":"\uEE6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2]+1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C422]+1" office:value-type="float" office:value="100" calcext:value-type="float">
            <text:p>100</text:p>
          </table:table-cell>
          <table:table-cell table:formula="of:=&quot;\uEE&quot;&amp;IF(LEN(DEC2HEX([.A423]+[.K423]))=1;&quot;0&quot;&amp;DEC2HEX([.A423]+[.K423]);DEC2HEX([.A423]+[.K423]))" office:value-type="string" office:string-value="\uEE64" calcext:value-type="string">
            <text:p>\uEE6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3]&amp;&quot;,&quot;&quot;screencode&quot;&quot;:&quot;&amp;[.C423]&amp;&quot;,&quot;&quot;unicode&quot;&quot;:&quot;&quot;&quot;&amp;[.D423]&amp;&quot;&quot;&quot;,&quot;&quot;altUnicode&quot;&quot;:&quot;&quot;&quot;&amp;[.E423]&amp;&quot;&quot;&quot;,&quot;&quot;name&quot;&quot;:&quot;&quot;&quot;&amp;[.F423]&amp;&quot;&quot;&quot;,&quot;&quot;color&quot;&quot;:&quot;&amp;[.H423]&amp;&quot;,&quot;&quot;control&quot;&quot;:&quot;&amp;[.I423]&amp;&quot;,&quot;&quot;customValue&quot;&quot;:&quot;&quot;&quot;&amp;[.G423]&amp;&quot;&quot;&quot;,&quot;&quot;upper&quot;&quot;:&quot;&amp;[.J423]&amp;&quot;},&quot;" office:value-type="string" office:string-value="{&quot;id&quot;:164,&quot;screencode&quot;:100,&quot;unicode&quot;:&quot;\uEE64&quot;,&quot;altUnicode&quot;:&quot;&quot;,&quot;name&quot;:&quot;&quot;,&quot;color&quot;:false,&quot;control&quot;:false,&quot;customValue&quot;:&quot;&quot;,&quot;upper&quot;:false}," calcext:value-type="string">
            <text:p>{"id":164,"screencode":100,"unicode":"\uEE6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3]+1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423]+1" office:value-type="float" office:value="101" calcext:value-type="float">
            <text:p>101</text:p>
          </table:table-cell>
          <table:table-cell table:formula="of:=&quot;\uEE&quot;&amp;IF(LEN(DEC2HEX([.A424]+[.K424]))=1;&quot;0&quot;&amp;DEC2HEX([.A424]+[.K424]);DEC2HEX([.A424]+[.K424]))" office:value-type="string" office:string-value="\uEE65" calcext:value-type="string">
            <text:p>\uEE6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4]&amp;&quot;,&quot;&quot;screencode&quot;&quot;:&quot;&amp;[.C424]&amp;&quot;,&quot;&quot;unicode&quot;&quot;:&quot;&quot;&quot;&amp;[.D424]&amp;&quot;&quot;&quot;,&quot;&quot;altUnicode&quot;&quot;:&quot;&quot;&quot;&amp;[.E424]&amp;&quot;&quot;&quot;,&quot;&quot;name&quot;&quot;:&quot;&quot;&quot;&amp;[.F424]&amp;&quot;&quot;&quot;,&quot;&quot;color&quot;&quot;:&quot;&amp;[.H424]&amp;&quot;,&quot;&quot;control&quot;&quot;:&quot;&amp;[.I424]&amp;&quot;,&quot;&quot;customValue&quot;&quot;:&quot;&quot;&quot;&amp;[.G424]&amp;&quot;&quot;&quot;,&quot;&quot;upper&quot;&quot;:&quot;&amp;[.J424]&amp;&quot;},&quot;" office:value-type="string" office:string-value="{&quot;id&quot;:165,&quot;screencode&quot;:101,&quot;unicode&quot;:&quot;\uEE65&quot;,&quot;altUnicode&quot;:&quot;&quot;,&quot;name&quot;:&quot;&quot;,&quot;color&quot;:false,&quot;control&quot;:false,&quot;customValue&quot;:&quot;&quot;,&quot;upper&quot;:false}," calcext:value-type="string">
            <text:p>{"id":165,"screencode":101,"unicode":"\uEE6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4]+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C424]+1" office:value-type="float" office:value="102" calcext:value-type="float">
            <text:p>102</text:p>
          </table:table-cell>
          <table:table-cell table:formula="of:=&quot;\uEE&quot;&amp;IF(LEN(DEC2HEX([.A425]+[.K425]))=1;&quot;0&quot;&amp;DEC2HEX([.A425]+[.K425]);DEC2HEX([.A425]+[.K425]))" office:value-type="string" office:string-value="\uEE66" calcext:value-type="string">
            <text:p>\uEE6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5]&amp;&quot;,&quot;&quot;screencode&quot;&quot;:&quot;&amp;[.C425]&amp;&quot;,&quot;&quot;unicode&quot;&quot;:&quot;&quot;&quot;&amp;[.D425]&amp;&quot;&quot;&quot;,&quot;&quot;altUnicode&quot;&quot;:&quot;&quot;&quot;&amp;[.E425]&amp;&quot;&quot;&quot;,&quot;&quot;name&quot;&quot;:&quot;&quot;&quot;&amp;[.F425]&amp;&quot;&quot;&quot;,&quot;&quot;color&quot;&quot;:&quot;&amp;[.H425]&amp;&quot;,&quot;&quot;control&quot;&quot;:&quot;&amp;[.I425]&amp;&quot;,&quot;&quot;customValue&quot;&quot;:&quot;&quot;&quot;&amp;[.G425]&amp;&quot;&quot;&quot;,&quot;&quot;upper&quot;&quot;:&quot;&amp;[.J425]&amp;&quot;},&quot;" office:value-type="string" office:string-value="{&quot;id&quot;:166,&quot;screencode&quot;:102,&quot;unicode&quot;:&quot;\uEE66&quot;,&quot;altUnicode&quot;:&quot;&quot;,&quot;name&quot;:&quot;&quot;,&quot;color&quot;:false,&quot;control&quot;:false,&quot;customValue&quot;:&quot;&quot;,&quot;upper&quot;:false}," calcext:value-type="string">
            <text:p>{"id":166,"screencode":102,"unicode":"\uEE6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5]+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425]+1" office:value-type="float" office:value="103" calcext:value-type="float">
            <text:p>103</text:p>
          </table:table-cell>
          <table:table-cell table:formula="of:=&quot;\uEE&quot;&amp;IF(LEN(DEC2HEX([.A426]+[.K426]))=1;&quot;0&quot;&amp;DEC2HEX([.A426]+[.K426]);DEC2HEX([.A426]+[.K426]))" office:value-type="string" office:string-value="\uEE67" calcext:value-type="string">
            <text:p>\uEE6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6]&amp;&quot;,&quot;&quot;screencode&quot;&quot;:&quot;&amp;[.C426]&amp;&quot;,&quot;&quot;unicode&quot;&quot;:&quot;&quot;&quot;&amp;[.D426]&amp;&quot;&quot;&quot;,&quot;&quot;altUnicode&quot;&quot;:&quot;&quot;&quot;&amp;[.E426]&amp;&quot;&quot;&quot;,&quot;&quot;name&quot;&quot;:&quot;&quot;&quot;&amp;[.F426]&amp;&quot;&quot;&quot;,&quot;&quot;color&quot;&quot;:&quot;&amp;[.H426]&amp;&quot;,&quot;&quot;control&quot;&quot;:&quot;&amp;[.I426]&amp;&quot;,&quot;&quot;customValue&quot;&quot;:&quot;&quot;&quot;&amp;[.G426]&amp;&quot;&quot;&quot;,&quot;&quot;upper&quot;&quot;:&quot;&amp;[.J426]&amp;&quot;},&quot;" office:value-type="string" office:string-value="{&quot;id&quot;:167,&quot;screencode&quot;:103,&quot;unicode&quot;:&quot;\uEE67&quot;,&quot;altUnicode&quot;:&quot;&quot;,&quot;name&quot;:&quot;&quot;,&quot;color&quot;:false,&quot;control&quot;:false,&quot;customValue&quot;:&quot;&quot;,&quot;upper&quot;:false}," calcext:value-type="string">
            <text:p>{"id":167,"screencode":103,"unicode":"\uEE6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6]+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C426]+1" office:value-type="float" office:value="104" calcext:value-type="float">
            <text:p>104</text:p>
          </table:table-cell>
          <table:table-cell table:formula="of:=&quot;\uEE&quot;&amp;IF(LEN(DEC2HEX([.A427]+[.K427]))=1;&quot;0&quot;&amp;DEC2HEX([.A427]+[.K427]);DEC2HEX([.A427]+[.K427]))" office:value-type="string" office:string-value="\uEE68" calcext:value-type="string">
            <text:p>\uEE6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7]&amp;&quot;,&quot;&quot;screencode&quot;&quot;:&quot;&amp;[.C427]&amp;&quot;,&quot;&quot;unicode&quot;&quot;:&quot;&quot;&quot;&amp;[.D427]&amp;&quot;&quot;&quot;,&quot;&quot;altUnicode&quot;&quot;:&quot;&quot;&quot;&amp;[.E427]&amp;&quot;&quot;&quot;,&quot;&quot;name&quot;&quot;:&quot;&quot;&quot;&amp;[.F427]&amp;&quot;&quot;&quot;,&quot;&quot;color&quot;&quot;:&quot;&amp;[.H427]&amp;&quot;,&quot;&quot;control&quot;&quot;:&quot;&amp;[.I427]&amp;&quot;,&quot;&quot;customValue&quot;&quot;:&quot;&quot;&quot;&amp;[.G427]&amp;&quot;&quot;&quot;,&quot;&quot;upper&quot;&quot;:&quot;&amp;[.J427]&amp;&quot;},&quot;" office:value-type="string" office:string-value="{&quot;id&quot;:168,&quot;screencode&quot;:104,&quot;unicode&quot;:&quot;\uEE68&quot;,&quot;altUnicode&quot;:&quot;&quot;,&quot;name&quot;:&quot;&quot;,&quot;color&quot;:false,&quot;control&quot;:false,&quot;customValue&quot;:&quot;&quot;,&quot;upper&quot;:false}," calcext:value-type="string">
            <text:p>{"id":168,"screencode":104,"unicode":"\uEE6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7]+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427]+1" office:value-type="float" office:value="105" calcext:value-type="float">
            <text:p>105</text:p>
          </table:table-cell>
          <table:table-cell table:formula="of:=&quot;\uEE&quot;&amp;IF(LEN(DEC2HEX([.A428]+[.K428]))=1;&quot;0&quot;&amp;DEC2HEX([.A428]+[.K428]);DEC2HEX([.A428]+[.K428]))" office:value-type="string" office:string-value="\uEE69" calcext:value-type="string">
            <text:p>\uEE6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8]&amp;&quot;,&quot;&quot;screencode&quot;&quot;:&quot;&amp;[.C428]&amp;&quot;,&quot;&quot;unicode&quot;&quot;:&quot;&quot;&quot;&amp;[.D428]&amp;&quot;&quot;&quot;,&quot;&quot;altUnicode&quot;&quot;:&quot;&quot;&quot;&amp;[.E428]&amp;&quot;&quot;&quot;,&quot;&quot;name&quot;&quot;:&quot;&quot;&quot;&amp;[.F428]&amp;&quot;&quot;&quot;,&quot;&quot;color&quot;&quot;:&quot;&amp;[.H428]&amp;&quot;,&quot;&quot;control&quot;&quot;:&quot;&amp;[.I428]&amp;&quot;,&quot;&quot;customValue&quot;&quot;:&quot;&quot;&quot;&amp;[.G428]&amp;&quot;&quot;&quot;,&quot;&quot;upper&quot;&quot;:&quot;&amp;[.J428]&amp;&quot;},&quot;" office:value-type="string" office:string-value="{&quot;id&quot;:169,&quot;screencode&quot;:105,&quot;unicode&quot;:&quot;\uEE69&quot;,&quot;altUnicode&quot;:&quot;&quot;,&quot;name&quot;:&quot;&quot;,&quot;color&quot;:false,&quot;control&quot;:false,&quot;customValue&quot;:&quot;&quot;,&quot;upper&quot;:false}," calcext:value-type="string">
            <text:p>{"id":169,"screencode":105,"unicode":"\uEE6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8]+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C428]+1" office:value-type="float" office:value="106" calcext:value-type="float">
            <text:p>106</text:p>
          </table:table-cell>
          <table:table-cell table:formula="of:=&quot;\uEE&quot;&amp;IF(LEN(DEC2HEX([.A429]+[.K429]))=1;&quot;0&quot;&amp;DEC2HEX([.A429]+[.K429]);DEC2HEX([.A429]+[.K429]))" office:value-type="string" office:string-value="\uEE6A" calcext:value-type="string">
            <text:p>\uEE6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9]&amp;&quot;,&quot;&quot;screencode&quot;&quot;:&quot;&amp;[.C429]&amp;&quot;,&quot;&quot;unicode&quot;&quot;:&quot;&quot;&quot;&amp;[.D429]&amp;&quot;&quot;&quot;,&quot;&quot;altUnicode&quot;&quot;:&quot;&quot;&quot;&amp;[.E429]&amp;&quot;&quot;&quot;,&quot;&quot;name&quot;&quot;:&quot;&quot;&quot;&amp;[.F429]&amp;&quot;&quot;&quot;,&quot;&quot;color&quot;&quot;:&quot;&amp;[.H429]&amp;&quot;,&quot;&quot;control&quot;&quot;:&quot;&amp;[.I429]&amp;&quot;,&quot;&quot;customValue&quot;&quot;:&quot;&quot;&quot;&amp;[.G429]&amp;&quot;&quot;&quot;,&quot;&quot;upper&quot;&quot;:&quot;&amp;[.J429]&amp;&quot;},&quot;" office:value-type="string" office:string-value="{&quot;id&quot;:170,&quot;screencode&quot;:106,&quot;unicode&quot;:&quot;\uEE6A&quot;,&quot;altUnicode&quot;:&quot;&quot;,&quot;name&quot;:&quot;&quot;,&quot;color&quot;:false,&quot;control&quot;:false,&quot;customValue&quot;:&quot;&quot;,&quot;upper&quot;:false}," calcext:value-type="string">
            <text:p>{"id":170,"screencode":106,"unicode":"\uEE6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9]+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C429]+1" office:value-type="float" office:value="107" calcext:value-type="float">
            <text:p>107</text:p>
          </table:table-cell>
          <table:table-cell table:formula="of:=&quot;\uEE&quot;&amp;IF(LEN(DEC2HEX([.A430]+[.K430]))=1;&quot;0&quot;&amp;DEC2HEX([.A430]+[.K430]);DEC2HEX([.A430]+[.K430]))" office:value-type="string" office:string-value="\uEE6B" calcext:value-type="string">
            <text:p>\uEE6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0]&amp;&quot;,&quot;&quot;screencode&quot;&quot;:&quot;&amp;[.C430]&amp;&quot;,&quot;&quot;unicode&quot;&quot;:&quot;&quot;&quot;&amp;[.D430]&amp;&quot;&quot;&quot;,&quot;&quot;altUnicode&quot;&quot;:&quot;&quot;&quot;&amp;[.E430]&amp;&quot;&quot;&quot;,&quot;&quot;name&quot;&quot;:&quot;&quot;&quot;&amp;[.F430]&amp;&quot;&quot;&quot;,&quot;&quot;color&quot;&quot;:&quot;&amp;[.H430]&amp;&quot;,&quot;&quot;control&quot;&quot;:&quot;&amp;[.I430]&amp;&quot;,&quot;&quot;customValue&quot;&quot;:&quot;&quot;&quot;&amp;[.G430]&amp;&quot;&quot;&quot;,&quot;&quot;upper&quot;&quot;:&quot;&amp;[.J430]&amp;&quot;},&quot;" office:value-type="string" office:string-value="{&quot;id&quot;:171,&quot;screencode&quot;:107,&quot;unicode&quot;:&quot;\uEE6B&quot;,&quot;altUnicode&quot;:&quot;&quot;,&quot;name&quot;:&quot;&quot;,&quot;color&quot;:false,&quot;control&quot;:false,&quot;customValue&quot;:&quot;&quot;,&quot;upper&quot;:false}," calcext:value-type="string">
            <text:p>{"id":171,"screencode":107,"unicode":"\uEE6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0]+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430]+1" office:value-type="float" office:value="108" calcext:value-type="float">
            <text:p>108</text:p>
          </table:table-cell>
          <table:table-cell table:formula="of:=&quot;\uEE&quot;&amp;IF(LEN(DEC2HEX([.A431]+[.K431]))=1;&quot;0&quot;&amp;DEC2HEX([.A431]+[.K431]);DEC2HEX([.A431]+[.K431]))" office:value-type="string" office:string-value="\uEE6C" calcext:value-type="string">
            <text:p>\uEE6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1]&amp;&quot;,&quot;&quot;screencode&quot;&quot;:&quot;&amp;[.C431]&amp;&quot;,&quot;&quot;unicode&quot;&quot;:&quot;&quot;&quot;&amp;[.D431]&amp;&quot;&quot;&quot;,&quot;&quot;altUnicode&quot;&quot;:&quot;&quot;&quot;&amp;[.E431]&amp;&quot;&quot;&quot;,&quot;&quot;name&quot;&quot;:&quot;&quot;&quot;&amp;[.F431]&amp;&quot;&quot;&quot;,&quot;&quot;color&quot;&quot;:&quot;&amp;[.H431]&amp;&quot;,&quot;&quot;control&quot;&quot;:&quot;&amp;[.I431]&amp;&quot;,&quot;&quot;customValue&quot;&quot;:&quot;&quot;&quot;&amp;[.G431]&amp;&quot;&quot;&quot;,&quot;&quot;upper&quot;&quot;:&quot;&amp;[.J431]&amp;&quot;},&quot;" office:value-type="string" office:string-value="{&quot;id&quot;:172,&quot;screencode&quot;:108,&quot;unicode&quot;:&quot;\uEE6C&quot;,&quot;altUnicode&quot;:&quot;&quot;,&quot;name&quot;:&quot;&quot;,&quot;color&quot;:false,&quot;control&quot;:false,&quot;customValue&quot;:&quot;&quot;,&quot;upper&quot;:false}," calcext:value-type="string">
            <text:p>{"id":172,"screencode":108,"unicode":"\uEE6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1]+1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431]+1" office:value-type="float" office:value="109" calcext:value-type="float">
            <text:p>109</text:p>
          </table:table-cell>
          <table:table-cell table:formula="of:=&quot;\uEE&quot;&amp;IF(LEN(DEC2HEX([.A432]+[.K432]))=1;&quot;0&quot;&amp;DEC2HEX([.A432]+[.K432]);DEC2HEX([.A432]+[.K432]))" office:value-type="string" office:string-value="\uEE6D" calcext:value-type="string">
            <text:p>\uEE6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2]&amp;&quot;,&quot;&quot;screencode&quot;&quot;:&quot;&amp;[.C432]&amp;&quot;,&quot;&quot;unicode&quot;&quot;:&quot;&quot;&quot;&amp;[.D432]&amp;&quot;&quot;&quot;,&quot;&quot;altUnicode&quot;&quot;:&quot;&quot;&quot;&amp;[.E432]&amp;&quot;&quot;&quot;,&quot;&quot;name&quot;&quot;:&quot;&quot;&quot;&amp;[.F432]&amp;&quot;&quot;&quot;,&quot;&quot;color&quot;&quot;:&quot;&amp;[.H432]&amp;&quot;,&quot;&quot;control&quot;&quot;:&quot;&amp;[.I432]&amp;&quot;,&quot;&quot;customValue&quot;&quot;:&quot;&quot;&quot;&amp;[.G432]&amp;&quot;&quot;&quot;,&quot;&quot;upper&quot;&quot;:&quot;&amp;[.J432]&amp;&quot;},&quot;" office:value-type="string" office:string-value="{&quot;id&quot;:173,&quot;screencode&quot;:109,&quot;unicode&quot;:&quot;\uEE6D&quot;,&quot;altUnicode&quot;:&quot;&quot;,&quot;name&quot;:&quot;&quot;,&quot;color&quot;:false,&quot;control&quot;:false,&quot;customValue&quot;:&quot;&quot;,&quot;upper&quot;:false}," calcext:value-type="string">
            <text:p>{"id":173,"screencode":109,"unicode":"\uEE6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2]+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C432]+1" office:value-type="float" office:value="110" calcext:value-type="float">
            <text:p>110</text:p>
          </table:table-cell>
          <table:table-cell table:formula="of:=&quot;\uEE&quot;&amp;IF(LEN(DEC2HEX([.A433]+[.K433]))=1;&quot;0&quot;&amp;DEC2HEX([.A433]+[.K433]);DEC2HEX([.A433]+[.K433]))" office:value-type="string" office:string-value="\uEE6E" calcext:value-type="string">
            <text:p>\uEE6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3]&amp;&quot;,&quot;&quot;screencode&quot;&quot;:&quot;&amp;[.C433]&amp;&quot;,&quot;&quot;unicode&quot;&quot;:&quot;&quot;&quot;&amp;[.D433]&amp;&quot;&quot;&quot;,&quot;&quot;altUnicode&quot;&quot;:&quot;&quot;&quot;&amp;[.E433]&amp;&quot;&quot;&quot;,&quot;&quot;name&quot;&quot;:&quot;&quot;&quot;&amp;[.F433]&amp;&quot;&quot;&quot;,&quot;&quot;color&quot;&quot;:&quot;&amp;[.H433]&amp;&quot;,&quot;&quot;control&quot;&quot;:&quot;&amp;[.I433]&amp;&quot;,&quot;&quot;customValue&quot;&quot;:&quot;&quot;&quot;&amp;[.G433]&amp;&quot;&quot;&quot;,&quot;&quot;upper&quot;&quot;:&quot;&amp;[.J433]&amp;&quot;},&quot;" office:value-type="string" office:string-value="{&quot;id&quot;:174,&quot;screencode&quot;:110,&quot;unicode&quot;:&quot;\uEE6E&quot;,&quot;altUnicode&quot;:&quot;&quot;,&quot;name&quot;:&quot;&quot;,&quot;color&quot;:false,&quot;control&quot;:false,&quot;customValue&quot;:&quot;&quot;,&quot;upper&quot;:false}," calcext:value-type="string">
            <text:p>{"id":174,"screencode":110,"unicode":"\uEE6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3]+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C433]+1" office:value-type="float" office:value="111" calcext:value-type="float">
            <text:p>111</text:p>
          </table:table-cell>
          <table:table-cell table:formula="of:=&quot;\uEE&quot;&amp;IF(LEN(DEC2HEX([.A434]+[.K434]))=1;&quot;0&quot;&amp;DEC2HEX([.A434]+[.K434]);DEC2HEX([.A434]+[.K434]))" office:value-type="string" office:string-value="\uEE6F" calcext:value-type="string">
            <text:p>\uEE6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4]&amp;&quot;,&quot;&quot;screencode&quot;&quot;:&quot;&amp;[.C434]&amp;&quot;,&quot;&quot;unicode&quot;&quot;:&quot;&quot;&quot;&amp;[.D434]&amp;&quot;&quot;&quot;,&quot;&quot;altUnicode&quot;&quot;:&quot;&quot;&quot;&amp;[.E434]&amp;&quot;&quot;&quot;,&quot;&quot;name&quot;&quot;:&quot;&quot;&quot;&amp;[.F434]&amp;&quot;&quot;&quot;,&quot;&quot;color&quot;&quot;:&quot;&amp;[.H434]&amp;&quot;,&quot;&quot;control&quot;&quot;:&quot;&amp;[.I434]&amp;&quot;,&quot;&quot;customValue&quot;&quot;:&quot;&quot;&quot;&amp;[.G434]&amp;&quot;&quot;&quot;,&quot;&quot;upper&quot;&quot;:&quot;&amp;[.J434]&amp;&quot;},&quot;" office:value-type="string" office:string-value="{&quot;id&quot;:175,&quot;screencode&quot;:111,&quot;unicode&quot;:&quot;\uEE6F&quot;,&quot;altUnicode&quot;:&quot;&quot;,&quot;name&quot;:&quot;&quot;,&quot;color&quot;:false,&quot;control&quot;:false,&quot;customValue&quot;:&quot;&quot;,&quot;upper&quot;:false}," calcext:value-type="string">
            <text:p>{"id":175,"screencode":111,"unicode":"\uEE6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4]+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C434]+1" office:value-type="float" office:value="112" calcext:value-type="float">
            <text:p>112</text:p>
          </table:table-cell>
          <table:table-cell table:formula="of:=&quot;\uEE&quot;&amp;IF(LEN(DEC2HEX([.A435]+[.K435]))=1;&quot;0&quot;&amp;DEC2HEX([.A435]+[.K435]);DEC2HEX([.A435]+[.K435]))" office:value-type="string" office:string-value="\uEE70" calcext:value-type="string">
            <text:p>\uEE7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5]&amp;&quot;,&quot;&quot;screencode&quot;&quot;:&quot;&amp;[.C435]&amp;&quot;,&quot;&quot;unicode&quot;&quot;:&quot;&quot;&quot;&amp;[.D435]&amp;&quot;&quot;&quot;,&quot;&quot;altUnicode&quot;&quot;:&quot;&quot;&quot;&amp;[.E435]&amp;&quot;&quot;&quot;,&quot;&quot;name&quot;&quot;:&quot;&quot;&quot;&amp;[.F435]&amp;&quot;&quot;&quot;,&quot;&quot;color&quot;&quot;:&quot;&amp;[.H435]&amp;&quot;,&quot;&quot;control&quot;&quot;:&quot;&amp;[.I435]&amp;&quot;,&quot;&quot;customValue&quot;&quot;:&quot;&quot;&quot;&amp;[.G435]&amp;&quot;&quot;&quot;,&quot;&quot;upper&quot;&quot;:&quot;&amp;[.J435]&amp;&quot;},&quot;" office:value-type="string" office:string-value="{&quot;id&quot;:176,&quot;screencode&quot;:112,&quot;unicode&quot;:&quot;\uEE70&quot;,&quot;altUnicode&quot;:&quot;&quot;,&quot;name&quot;:&quot;&quot;,&quot;color&quot;:false,&quot;control&quot;:false,&quot;customValue&quot;:&quot;&quot;,&quot;upper&quot;:false}," calcext:value-type="string">
            <text:p>{"id":176,"screencode":112,"unicode":"\uEE7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5]+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C435]+1" office:value-type="float" office:value="113" calcext:value-type="float">
            <text:p>113</text:p>
          </table:table-cell>
          <table:table-cell table:formula="of:=&quot;\uEE&quot;&amp;IF(LEN(DEC2HEX([.A436]+[.K436]))=1;&quot;0&quot;&amp;DEC2HEX([.A436]+[.K436]);DEC2HEX([.A436]+[.K436]))" office:value-type="string" office:string-value="\uEE71" calcext:value-type="string">
            <text:p>\uEE7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6]&amp;&quot;,&quot;&quot;screencode&quot;&quot;:&quot;&amp;[.C436]&amp;&quot;,&quot;&quot;unicode&quot;&quot;:&quot;&quot;&quot;&amp;[.D436]&amp;&quot;&quot;&quot;,&quot;&quot;altUnicode&quot;&quot;:&quot;&quot;&quot;&amp;[.E436]&amp;&quot;&quot;&quot;,&quot;&quot;name&quot;&quot;:&quot;&quot;&quot;&amp;[.F436]&amp;&quot;&quot;&quot;,&quot;&quot;color&quot;&quot;:&quot;&amp;[.H436]&amp;&quot;,&quot;&quot;control&quot;&quot;:&quot;&amp;[.I436]&amp;&quot;,&quot;&quot;customValue&quot;&quot;:&quot;&quot;&quot;&amp;[.G436]&amp;&quot;&quot;&quot;,&quot;&quot;upper&quot;&quot;:&quot;&amp;[.J436]&amp;&quot;},&quot;" office:value-type="string" office:string-value="{&quot;id&quot;:177,&quot;screencode&quot;:113,&quot;unicode&quot;:&quot;\uEE71&quot;,&quot;altUnicode&quot;:&quot;&quot;,&quot;name&quot;:&quot;&quot;,&quot;color&quot;:false,&quot;control&quot;:false,&quot;customValue&quot;:&quot;&quot;,&quot;upper&quot;:false}," calcext:value-type="string">
            <text:p>{"id":177,"screencode":113,"unicode":"\uEE7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6]+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[.C436]+1" office:value-type="float" office:value="114" calcext:value-type="float">
            <text:p>114</text:p>
          </table:table-cell>
          <table:table-cell table:formula="of:=&quot;\uEE&quot;&amp;IF(LEN(DEC2HEX([.A437]+[.K437]))=1;&quot;0&quot;&amp;DEC2HEX([.A437]+[.K437]);DEC2HEX([.A437]+[.K437]))" office:value-type="string" office:string-value="\uEE72" calcext:value-type="string">
            <text:p>\uEE7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7]&amp;&quot;,&quot;&quot;screencode&quot;&quot;:&quot;&amp;[.C437]&amp;&quot;,&quot;&quot;unicode&quot;&quot;:&quot;&quot;&quot;&amp;[.D437]&amp;&quot;&quot;&quot;,&quot;&quot;altUnicode&quot;&quot;:&quot;&quot;&quot;&amp;[.E437]&amp;&quot;&quot;&quot;,&quot;&quot;name&quot;&quot;:&quot;&quot;&quot;&amp;[.F437]&amp;&quot;&quot;&quot;,&quot;&quot;color&quot;&quot;:&quot;&amp;[.H437]&amp;&quot;,&quot;&quot;control&quot;&quot;:&quot;&amp;[.I437]&amp;&quot;,&quot;&quot;customValue&quot;&quot;:&quot;&quot;&quot;&amp;[.G437]&amp;&quot;&quot;&quot;,&quot;&quot;upper&quot;&quot;:&quot;&amp;[.J437]&amp;&quot;},&quot;" office:value-type="string" office:string-value="{&quot;id&quot;:178,&quot;screencode&quot;:114,&quot;unicode&quot;:&quot;\uEE72&quot;,&quot;altUnicode&quot;:&quot;&quot;,&quot;name&quot;:&quot;&quot;,&quot;color&quot;:false,&quot;control&quot;:false,&quot;customValue&quot;:&quot;&quot;,&quot;upper&quot;:false}," calcext:value-type="string">
            <text:p>{"id":178,"screencode":114,"unicode":"\uEE7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7]+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C437]+1" office:value-type="float" office:value="115" calcext:value-type="float">
            <text:p>115</text:p>
          </table:table-cell>
          <table:table-cell table:formula="of:=&quot;\uEE&quot;&amp;IF(LEN(DEC2HEX([.A438]+[.K438]))=1;&quot;0&quot;&amp;DEC2HEX([.A438]+[.K438]);DEC2HEX([.A438]+[.K438]))" office:value-type="string" office:string-value="\uEE73" calcext:value-type="string">
            <text:p>\uEE7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8]&amp;&quot;,&quot;&quot;screencode&quot;&quot;:&quot;&amp;[.C438]&amp;&quot;,&quot;&quot;unicode&quot;&quot;:&quot;&quot;&quot;&amp;[.D438]&amp;&quot;&quot;&quot;,&quot;&quot;altUnicode&quot;&quot;:&quot;&quot;&quot;&amp;[.E438]&amp;&quot;&quot;&quot;,&quot;&quot;name&quot;&quot;:&quot;&quot;&quot;&amp;[.F438]&amp;&quot;&quot;&quot;,&quot;&quot;color&quot;&quot;:&quot;&amp;[.H438]&amp;&quot;,&quot;&quot;control&quot;&quot;:&quot;&amp;[.I438]&amp;&quot;,&quot;&quot;customValue&quot;&quot;:&quot;&quot;&quot;&amp;[.G438]&amp;&quot;&quot;&quot;,&quot;&quot;upper&quot;&quot;:&quot;&amp;[.J438]&amp;&quot;},&quot;" office:value-type="string" office:string-value="{&quot;id&quot;:179,&quot;screencode&quot;:115,&quot;unicode&quot;:&quot;\uEE73&quot;,&quot;altUnicode&quot;:&quot;&quot;,&quot;name&quot;:&quot;&quot;,&quot;color&quot;:false,&quot;control&quot;:false,&quot;customValue&quot;:&quot;&quot;,&quot;upper&quot;:false}," calcext:value-type="string">
            <text:p>{"id":179,"screencode":115,"unicode":"\uEE7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8]+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438]+1" office:value-type="float" office:value="116" calcext:value-type="float">
            <text:p>116</text:p>
          </table:table-cell>
          <table:table-cell table:formula="of:=&quot;\uEE&quot;&amp;IF(LEN(DEC2HEX([.A439]+[.K439]))=1;&quot;0&quot;&amp;DEC2HEX([.A439]+[.K439]);DEC2HEX([.A439]+[.K439]))" office:value-type="string" office:string-value="\uEE74" calcext:value-type="string">
            <text:p>\uEE7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9]&amp;&quot;,&quot;&quot;screencode&quot;&quot;:&quot;&amp;[.C439]&amp;&quot;,&quot;&quot;unicode&quot;&quot;:&quot;&quot;&quot;&amp;[.D439]&amp;&quot;&quot;&quot;,&quot;&quot;altUnicode&quot;&quot;:&quot;&quot;&quot;&amp;[.E439]&amp;&quot;&quot;&quot;,&quot;&quot;name&quot;&quot;:&quot;&quot;&quot;&amp;[.F439]&amp;&quot;&quot;&quot;,&quot;&quot;color&quot;&quot;:&quot;&amp;[.H439]&amp;&quot;,&quot;&quot;control&quot;&quot;:&quot;&amp;[.I439]&amp;&quot;,&quot;&quot;customValue&quot;&quot;:&quot;&quot;&quot;&amp;[.G439]&amp;&quot;&quot;&quot;,&quot;&quot;upper&quot;&quot;:&quot;&amp;[.J439]&amp;&quot;},&quot;" office:value-type="string" office:string-value="{&quot;id&quot;:180,&quot;screencode&quot;:116,&quot;unicode&quot;:&quot;\uEE74&quot;,&quot;altUnicode&quot;:&quot;&quot;,&quot;name&quot;:&quot;&quot;,&quot;color&quot;:false,&quot;control&quot;:false,&quot;customValue&quot;:&quot;&quot;,&quot;upper&quot;:false}," calcext:value-type="string">
            <text:p>{"id":180,"screencode":116,"unicode":"\uEE7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9]+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C439]+1" office:value-type="float" office:value="117" calcext:value-type="float">
            <text:p>117</text:p>
          </table:table-cell>
          <table:table-cell table:formula="of:=&quot;\uEE&quot;&amp;IF(LEN(DEC2HEX([.A440]+[.K440]))=1;&quot;0&quot;&amp;DEC2HEX([.A440]+[.K440]);DEC2HEX([.A440]+[.K440]))" office:value-type="string" office:string-value="\uEE75" calcext:value-type="string">
            <text:p>\uEE7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0]&amp;&quot;,&quot;&quot;screencode&quot;&quot;:&quot;&amp;[.C440]&amp;&quot;,&quot;&quot;unicode&quot;&quot;:&quot;&quot;&quot;&amp;[.D440]&amp;&quot;&quot;&quot;,&quot;&quot;altUnicode&quot;&quot;:&quot;&quot;&quot;&amp;[.E440]&amp;&quot;&quot;&quot;,&quot;&quot;name&quot;&quot;:&quot;&quot;&quot;&amp;[.F440]&amp;&quot;&quot;&quot;,&quot;&quot;color&quot;&quot;:&quot;&amp;[.H440]&amp;&quot;,&quot;&quot;control&quot;&quot;:&quot;&amp;[.I440]&amp;&quot;,&quot;&quot;customValue&quot;&quot;:&quot;&quot;&quot;&amp;[.G440]&amp;&quot;&quot;&quot;,&quot;&quot;upper&quot;&quot;:&quot;&amp;[.J440]&amp;&quot;},&quot;" office:value-type="string" office:string-value="{&quot;id&quot;:181,&quot;screencode&quot;:117,&quot;unicode&quot;:&quot;\uEE75&quot;,&quot;altUnicode&quot;:&quot;&quot;,&quot;name&quot;:&quot;&quot;,&quot;color&quot;:false,&quot;control&quot;:false,&quot;customValue&quot;:&quot;&quot;,&quot;upper&quot;:false}," calcext:value-type="string">
            <text:p>{"id":181,"screencode":117,"unicode":"\uEE7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0]+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C440]+1" office:value-type="float" office:value="118" calcext:value-type="float">
            <text:p>118</text:p>
          </table:table-cell>
          <table:table-cell table:formula="of:=&quot;\uEE&quot;&amp;IF(LEN(DEC2HEX([.A441]+[.K441]))=1;&quot;0&quot;&amp;DEC2HEX([.A441]+[.K441]);DEC2HEX([.A441]+[.K441]))" office:value-type="string" office:string-value="\uEE76" calcext:value-type="string">
            <text:p>\uEE7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1]&amp;&quot;,&quot;&quot;screencode&quot;&quot;:&quot;&amp;[.C441]&amp;&quot;,&quot;&quot;unicode&quot;&quot;:&quot;&quot;&quot;&amp;[.D441]&amp;&quot;&quot;&quot;,&quot;&quot;altUnicode&quot;&quot;:&quot;&quot;&quot;&amp;[.E441]&amp;&quot;&quot;&quot;,&quot;&quot;name&quot;&quot;:&quot;&quot;&quot;&amp;[.F441]&amp;&quot;&quot;&quot;,&quot;&quot;color&quot;&quot;:&quot;&amp;[.H441]&amp;&quot;,&quot;&quot;control&quot;&quot;:&quot;&amp;[.I441]&amp;&quot;,&quot;&quot;customValue&quot;&quot;:&quot;&quot;&quot;&amp;[.G441]&amp;&quot;&quot;&quot;,&quot;&quot;upper&quot;&quot;:&quot;&amp;[.J441]&amp;&quot;},&quot;" office:value-type="string" office:string-value="{&quot;id&quot;:182,&quot;screencode&quot;:118,&quot;unicode&quot;:&quot;\uEE76&quot;,&quot;altUnicode&quot;:&quot;&quot;,&quot;name&quot;:&quot;&quot;,&quot;color&quot;:false,&quot;control&quot;:false,&quot;customValue&quot;:&quot;&quot;,&quot;upper&quot;:false}," calcext:value-type="string">
            <text:p>{"id":182,"screencode":118,"unicode":"\uEE7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1]+1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C441]+1" office:value-type="float" office:value="119" calcext:value-type="float">
            <text:p>119</text:p>
          </table:table-cell>
          <table:table-cell table:formula="of:=&quot;\uEE&quot;&amp;IF(LEN(DEC2HEX([.A442]+[.K442]))=1;&quot;0&quot;&amp;DEC2HEX([.A442]+[.K442]);DEC2HEX([.A442]+[.K442]))" office:value-type="string" office:string-value="\uEE77" calcext:value-type="string">
            <text:p>\uEE7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2]&amp;&quot;,&quot;&quot;screencode&quot;&quot;:&quot;&amp;[.C442]&amp;&quot;,&quot;&quot;unicode&quot;&quot;:&quot;&quot;&quot;&amp;[.D442]&amp;&quot;&quot;&quot;,&quot;&quot;altUnicode&quot;&quot;:&quot;&quot;&quot;&amp;[.E442]&amp;&quot;&quot;&quot;,&quot;&quot;name&quot;&quot;:&quot;&quot;&quot;&amp;[.F442]&amp;&quot;&quot;&quot;,&quot;&quot;color&quot;&quot;:&quot;&amp;[.H442]&amp;&quot;,&quot;&quot;control&quot;&quot;:&quot;&amp;[.I442]&amp;&quot;,&quot;&quot;customValue&quot;&quot;:&quot;&quot;&quot;&amp;[.G442]&amp;&quot;&quot;&quot;,&quot;&quot;upper&quot;&quot;:&quot;&amp;[.J442]&amp;&quot;},&quot;" office:value-type="string" office:string-value="{&quot;id&quot;:183,&quot;screencode&quot;:119,&quot;unicode&quot;:&quot;\uEE77&quot;,&quot;altUnicode&quot;:&quot;&quot;,&quot;name&quot;:&quot;&quot;,&quot;color&quot;:false,&quot;control&quot;:false,&quot;customValue&quot;:&quot;&quot;,&quot;upper&quot;:false}," calcext:value-type="string">
            <text:p>{"id":183,"screencode":119,"unicode":"\uEE7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2]+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442]+1" office:value-type="float" office:value="120" calcext:value-type="float">
            <text:p>120</text:p>
          </table:table-cell>
          <table:table-cell table:formula="of:=&quot;\uEE&quot;&amp;IF(LEN(DEC2HEX([.A443]+[.K443]))=1;&quot;0&quot;&amp;DEC2HEX([.A443]+[.K443]);DEC2HEX([.A443]+[.K443]))" office:value-type="string" office:string-value="\uEE78" calcext:value-type="string">
            <text:p>\uEE7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3]&amp;&quot;,&quot;&quot;screencode&quot;&quot;:&quot;&amp;[.C443]&amp;&quot;,&quot;&quot;unicode&quot;&quot;:&quot;&quot;&quot;&amp;[.D443]&amp;&quot;&quot;&quot;,&quot;&quot;altUnicode&quot;&quot;:&quot;&quot;&quot;&amp;[.E443]&amp;&quot;&quot;&quot;,&quot;&quot;name&quot;&quot;:&quot;&quot;&quot;&amp;[.F443]&amp;&quot;&quot;&quot;,&quot;&quot;color&quot;&quot;:&quot;&amp;[.H443]&amp;&quot;,&quot;&quot;control&quot;&quot;:&quot;&amp;[.I443]&amp;&quot;,&quot;&quot;customValue&quot;&quot;:&quot;&quot;&quot;&amp;[.G443]&amp;&quot;&quot;&quot;,&quot;&quot;upper&quot;&quot;:&quot;&amp;[.J443]&amp;&quot;},&quot;" office:value-type="string" office:string-value="{&quot;id&quot;:184,&quot;screencode&quot;:120,&quot;unicode&quot;:&quot;\uEE78&quot;,&quot;altUnicode&quot;:&quot;&quot;,&quot;name&quot;:&quot;&quot;,&quot;color&quot;:false,&quot;control&quot;:false,&quot;customValue&quot;:&quot;&quot;,&quot;upper&quot;:false}," calcext:value-type="string">
            <text:p>{"id":184,"screencode":120,"unicode":"\uEE7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3]+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C443]+1" office:value-type="float" office:value="121" calcext:value-type="float">
            <text:p>121</text:p>
          </table:table-cell>
          <table:table-cell table:formula="of:=&quot;\uEE&quot;&amp;IF(LEN(DEC2HEX([.A444]+[.K444]))=1;&quot;0&quot;&amp;DEC2HEX([.A444]+[.K444]);DEC2HEX([.A444]+[.K444]))" office:value-type="string" office:string-value="\uEE79" calcext:value-type="string">
            <text:p>\uEE7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4]&amp;&quot;,&quot;&quot;screencode&quot;&quot;:&quot;&amp;[.C444]&amp;&quot;,&quot;&quot;unicode&quot;&quot;:&quot;&quot;&quot;&amp;[.D444]&amp;&quot;&quot;&quot;,&quot;&quot;altUnicode&quot;&quot;:&quot;&quot;&quot;&amp;[.E444]&amp;&quot;&quot;&quot;,&quot;&quot;name&quot;&quot;:&quot;&quot;&quot;&amp;[.F444]&amp;&quot;&quot;&quot;,&quot;&quot;color&quot;&quot;:&quot;&amp;[.H444]&amp;&quot;,&quot;&quot;control&quot;&quot;:&quot;&amp;[.I444]&amp;&quot;,&quot;&quot;customValue&quot;&quot;:&quot;&quot;&quot;&amp;[.G444]&amp;&quot;&quot;&quot;,&quot;&quot;upper&quot;&quot;:&quot;&amp;[.J444]&amp;&quot;},&quot;" office:value-type="string" office:string-value="{&quot;id&quot;:185,&quot;screencode&quot;:121,&quot;unicode&quot;:&quot;\uEE79&quot;,&quot;altUnicode&quot;:&quot;&quot;,&quot;name&quot;:&quot;&quot;,&quot;color&quot;:false,&quot;control&quot;:false,&quot;customValue&quot;:&quot;&quot;,&quot;upper&quot;:false}," calcext:value-type="string">
            <text:p>{"id":185,"screencode":121,"unicode":"\uEE7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4]+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C444]+1" office:value-type="float" office:value="122" calcext:value-type="float">
            <text:p>122</text:p>
          </table:table-cell>
          <table:table-cell table:formula="of:=&quot;\uEE&quot;&amp;IF(LEN(DEC2HEX([.A445]+[.K445]))=1;&quot;0&quot;&amp;DEC2HEX([.A445]+[.K445]);DEC2HEX([.A445]+[.K445]))" office:value-type="string" office:string-value="\uEE7A" calcext:value-type="string">
            <text:p>\uEE7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5]&amp;&quot;,&quot;&quot;screencode&quot;&quot;:&quot;&amp;[.C445]&amp;&quot;,&quot;&quot;unicode&quot;&quot;:&quot;&quot;&quot;&amp;[.D445]&amp;&quot;&quot;&quot;,&quot;&quot;altUnicode&quot;&quot;:&quot;&quot;&quot;&amp;[.E445]&amp;&quot;&quot;&quot;,&quot;&quot;name&quot;&quot;:&quot;&quot;&quot;&amp;[.F445]&amp;&quot;&quot;&quot;,&quot;&quot;color&quot;&quot;:&quot;&amp;[.H445]&amp;&quot;,&quot;&quot;control&quot;&quot;:&quot;&amp;[.I445]&amp;&quot;,&quot;&quot;customValue&quot;&quot;:&quot;&quot;&quot;&amp;[.G445]&amp;&quot;&quot;&quot;,&quot;&quot;upper&quot;&quot;:&quot;&amp;[.J445]&amp;&quot;},&quot;" office:value-type="string" office:string-value="{&quot;id&quot;:186,&quot;screencode&quot;:122,&quot;unicode&quot;:&quot;\uEE7A&quot;,&quot;altUnicode&quot;:&quot;&quot;,&quot;name&quot;:&quot;&quot;,&quot;color&quot;:false,&quot;control&quot;:false,&quot;customValue&quot;:&quot;&quot;,&quot;upper&quot;:false}," calcext:value-type="string">
            <text:p>{"id":186,"screencode":122,"unicode":"\uEE7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5]+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.C445]+1" office:value-type="float" office:value="123" calcext:value-type="float">
            <text:p>123</text:p>
          </table:table-cell>
          <table:table-cell table:formula="of:=&quot;\uEE&quot;&amp;IF(LEN(DEC2HEX([.A446]+[.K446]))=1;&quot;0&quot;&amp;DEC2HEX([.A446]+[.K446]);DEC2HEX([.A446]+[.K446]))" office:value-type="string" office:string-value="\uEE7B" calcext:value-type="string">
            <text:p>\uEE7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6]&amp;&quot;,&quot;&quot;screencode&quot;&quot;:&quot;&amp;[.C446]&amp;&quot;,&quot;&quot;unicode&quot;&quot;:&quot;&quot;&quot;&amp;[.D446]&amp;&quot;&quot;&quot;,&quot;&quot;altUnicode&quot;&quot;:&quot;&quot;&quot;&amp;[.E446]&amp;&quot;&quot;&quot;,&quot;&quot;name&quot;&quot;:&quot;&quot;&quot;&amp;[.F446]&amp;&quot;&quot;&quot;,&quot;&quot;color&quot;&quot;:&quot;&amp;[.H446]&amp;&quot;,&quot;&quot;control&quot;&quot;:&quot;&amp;[.I446]&amp;&quot;,&quot;&quot;customValue&quot;&quot;:&quot;&quot;&quot;&amp;[.G446]&amp;&quot;&quot;&quot;,&quot;&quot;upper&quot;&quot;:&quot;&amp;[.J446]&amp;&quot;},&quot;" office:value-type="string" office:string-value="{&quot;id&quot;:187,&quot;screencode&quot;:123,&quot;unicode&quot;:&quot;\uEE7B&quot;,&quot;altUnicode&quot;:&quot;&quot;,&quot;name&quot;:&quot;&quot;,&quot;color&quot;:false,&quot;control&quot;:false,&quot;customValue&quot;:&quot;&quot;,&quot;upper&quot;:false}," calcext:value-type="string">
            <text:p>{"id":187,"screencode":123,"unicode":"\uEE7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6]+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446]+1" office:value-type="float" office:value="124" calcext:value-type="float">
            <text:p>124</text:p>
          </table:table-cell>
          <table:table-cell table:formula="of:=&quot;\uEE&quot;&amp;IF(LEN(DEC2HEX([.A447]+[.K447]))=1;&quot;0&quot;&amp;DEC2HEX([.A447]+[.K447]);DEC2HEX([.A447]+[.K447]))" office:value-type="string" office:string-value="\uEE7C" calcext:value-type="string">
            <text:p>\uEE7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7]&amp;&quot;,&quot;&quot;screencode&quot;&quot;:&quot;&amp;[.C447]&amp;&quot;,&quot;&quot;unicode&quot;&quot;:&quot;&quot;&quot;&amp;[.D447]&amp;&quot;&quot;&quot;,&quot;&quot;altUnicode&quot;&quot;:&quot;&quot;&quot;&amp;[.E447]&amp;&quot;&quot;&quot;,&quot;&quot;name&quot;&quot;:&quot;&quot;&quot;&amp;[.F447]&amp;&quot;&quot;&quot;,&quot;&quot;color&quot;&quot;:&quot;&amp;[.H447]&amp;&quot;,&quot;&quot;control&quot;&quot;:&quot;&amp;[.I447]&amp;&quot;,&quot;&quot;customValue&quot;&quot;:&quot;&quot;&quot;&amp;[.G447]&amp;&quot;&quot;&quot;,&quot;&quot;upper&quot;&quot;:&quot;&amp;[.J447]&amp;&quot;},&quot;" office:value-type="string" office:string-value="{&quot;id&quot;:188,&quot;screencode&quot;:124,&quot;unicode&quot;:&quot;\uEE7C&quot;,&quot;altUnicode&quot;:&quot;&quot;,&quot;name&quot;:&quot;&quot;,&quot;color&quot;:false,&quot;control&quot;:false,&quot;customValue&quot;:&quot;&quot;,&quot;upper&quot;:false}," calcext:value-type="string">
            <text:p>{"id":188,"screencode":124,"unicode":"\uEE7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7]+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C447]+1" office:value-type="float" office:value="125" calcext:value-type="float">
            <text:p>125</text:p>
          </table:table-cell>
          <table:table-cell table:formula="of:=&quot;\uEE&quot;&amp;IF(LEN(DEC2HEX([.A448]+[.K448]))=1;&quot;0&quot;&amp;DEC2HEX([.A448]+[.K448]);DEC2HEX([.A448]+[.K448]))" office:value-type="string" office:string-value="\uEE7D" calcext:value-type="string">
            <text:p>\uEE7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8]&amp;&quot;,&quot;&quot;screencode&quot;&quot;:&quot;&amp;[.C448]&amp;&quot;,&quot;&quot;unicode&quot;&quot;:&quot;&quot;&quot;&amp;[.D448]&amp;&quot;&quot;&quot;,&quot;&quot;altUnicode&quot;&quot;:&quot;&quot;&quot;&amp;[.E448]&amp;&quot;&quot;&quot;,&quot;&quot;name&quot;&quot;:&quot;&quot;&quot;&amp;[.F448]&amp;&quot;&quot;&quot;,&quot;&quot;color&quot;&quot;:&quot;&amp;[.H448]&amp;&quot;,&quot;&quot;control&quot;&quot;:&quot;&amp;[.I448]&amp;&quot;,&quot;&quot;customValue&quot;&quot;:&quot;&quot;&quot;&amp;[.G448]&amp;&quot;&quot;&quot;,&quot;&quot;upper&quot;&quot;:&quot;&amp;[.J448]&amp;&quot;},&quot;" office:value-type="string" office:string-value="{&quot;id&quot;:189,&quot;screencode&quot;:125,&quot;unicode&quot;:&quot;\uEE7D&quot;,&quot;altUnicode&quot;:&quot;&quot;,&quot;name&quot;:&quot;&quot;,&quot;color&quot;:false,&quot;control&quot;:false,&quot;customValue&quot;:&quot;&quot;,&quot;upper&quot;:false}," calcext:value-type="string">
            <text:p>{"id":189,"screencode":125,"unicode":"\uEE7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8]+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C448]+1" office:value-type="float" office:value="126" calcext:value-type="float">
            <text:p>126</text:p>
          </table:table-cell>
          <table:table-cell table:formula="of:=&quot;\uEE&quot;&amp;IF(LEN(DEC2HEX([.A449]+[.K449]))=1;&quot;0&quot;&amp;DEC2HEX([.A449]+[.K449]);DEC2HEX([.A449]+[.K449]))" office:value-type="string" office:string-value="\uEE7E" calcext:value-type="string">
            <text:p>\uEE7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9]&amp;&quot;,&quot;&quot;screencode&quot;&quot;:&quot;&amp;[.C449]&amp;&quot;,&quot;&quot;unicode&quot;&quot;:&quot;&quot;&quot;&amp;[.D449]&amp;&quot;&quot;&quot;,&quot;&quot;altUnicode&quot;&quot;:&quot;&quot;&quot;&amp;[.E449]&amp;&quot;&quot;&quot;,&quot;&quot;name&quot;&quot;:&quot;&quot;&quot;&amp;[.F449]&amp;&quot;&quot;&quot;,&quot;&quot;color&quot;&quot;:&quot;&amp;[.H449]&amp;&quot;,&quot;&quot;control&quot;&quot;:&quot;&amp;[.I449]&amp;&quot;,&quot;&quot;customValue&quot;&quot;:&quot;&quot;&quot;&amp;[.G449]&amp;&quot;&quot;&quot;,&quot;&quot;upper&quot;&quot;:&quot;&amp;[.J449]&amp;&quot;},&quot;" office:value-type="string" office:string-value="{&quot;id&quot;:190,&quot;screencode&quot;:126,&quot;unicode&quot;:&quot;\uEE7E&quot;,&quot;altUnicode&quot;:&quot;&quot;,&quot;name&quot;:&quot;&quot;,&quot;color&quot;:false,&quot;control&quot;:false,&quot;customValue&quot;:&quot;&quot;,&quot;upper&quot;:false}," calcext:value-type="string">
            <text:p>{"id":190,"screencode":126,"unicode":"\uEE7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9]+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C449]+1" office:value-type="float" office:value="127" calcext:value-type="float">
            <text:p>127</text:p>
          </table:table-cell>
          <table:table-cell table:formula="of:=&quot;\uEE&quot;&amp;IF(LEN(DEC2HEX([.A450]+[.K450]))=1;&quot;0&quot;&amp;DEC2HEX([.A450]+[.K450]);DEC2HEX([.A450]+[.K450]))" office:value-type="string" office:string-value="\uEE7F" calcext:value-type="string">
            <text:p>\uEE7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50]&amp;&quot;,&quot;&quot;screencode&quot;&quot;:&quot;&amp;[.C450]&amp;&quot;,&quot;&quot;unicode&quot;&quot;:&quot;&quot;&quot;&amp;[.D450]&amp;&quot;&quot;&quot;,&quot;&quot;altUnicode&quot;&quot;:&quot;&quot;&quot;&amp;[.E450]&amp;&quot;&quot;&quot;,&quot;&quot;name&quot;&quot;:&quot;&quot;&quot;&amp;[.F450]&amp;&quot;&quot;&quot;,&quot;&quot;color&quot;&quot;:&quot;&amp;[.H450]&amp;&quot;,&quot;&quot;control&quot;&quot;:&quot;&amp;[.I450]&amp;&quot;,&quot;&quot;customValue&quot;&quot;:&quot;&quot;&quot;&amp;[.G450]&amp;&quot;&quot;&quot;,&quot;&quot;upper&quot;&quot;:&quot;&amp;[.J450]&amp;&quot;},&quot;" office:value-type="string" office:string-value="{&quot;id&quot;:191,&quot;screencode&quot;:127,&quot;unicode&quot;:&quot;\uEE7F&quot;,&quot;altUnicode&quot;:&quot;&quot;,&quot;name&quot;:&quot;&quot;,&quot;color&quot;:false,&quot;control&quot;:false,&quot;customValue&quot;:&quot;&quot;,&quot;upper&quot;:false}," calcext:value-type="string">
            <text:p>{"id":191,"screencode":127,"unicode":"\uEE7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0]+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&quot;\uEE&quot;&amp;IF(LEN(DEC2HEX([.A451]+[.K451]))=1;&quot;0&quot;&amp;DEC2HEX([.A451]+[.K451]);DEC2HEX([.A451]+[.K451]))" office:value-type="string" office:string-value="\uEEA0" calcext:value-type="string">
            <text:p>\uEEA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451]&amp;&quot;,&quot;&quot;screencode&quot;&quot;:&quot;&amp;[.C451]&amp;&quot;,&quot;&quot;unicode&quot;&quot;:&quot;&quot;&quot;&amp;[.D451]&amp;&quot;&quot;&quot;,&quot;&quot;altUnicode&quot;&quot;:&quot;&quot;&quot;&amp;[.E451]&amp;&quot;&quot;&quot;,&quot;&quot;name&quot;&quot;:&quot;&quot;&quot;&amp;[.F451]&amp;&quot;&quot;&quot;,&quot;&quot;color&quot;&quot;:&quot;&amp;[.H451]&amp;&quot;,&quot;&quot;control&quot;&quot;:&quot;&amp;[.I451]&amp;&quot;,&quot;&quot;customValue&quot;&quot;:&quot;&quot;&quot;&amp;[.G451]&amp;&quot;&quot;&quot;,&quot;&quot;upper&quot;&quot;:&quot;&amp;[.J451]&amp;&quot;},&quot;" office:value-type="string" office:string-value="{&quot;id&quot;:192,&quot;screencode&quot;:64,&quot;unicode&quot;:&quot;\uEEA0&quot;,&quot;altUnicode&quot;:&quot;&quot;,&quot;name&quot;:&quot;&quot;,&quot;color&quot;:false,&quot;control&quot;:false,&quot;customValue&quot;:&quot;&quot;,&quot;upper&quot;:false}," calcext:value-type="string">
            <text:p>{"id":192,"screencode":64,"unicode":"\uEEA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1]+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C451]+1" office:value-type="float" office:value="65" calcext:value-type="float">
            <text:p>65</text:p>
          </table:table-cell>
          <table:table-cell table:formula="of:=&quot;\uEE&quot;&amp;IF(LEN(DEC2HEX([.A452]+[.K452]))=1;&quot;0&quot;&amp;DEC2HEX([.A452]+[.K452]);DEC2HEX([.A452]+[.K452]))" office:value-type="string" office:string-value="\uEE41" calcext:value-type="string">
            <text:p>\uEE4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2]&amp;&quot;,&quot;&quot;screencode&quot;&quot;:&quot;&amp;[.C452]&amp;&quot;,&quot;&quot;unicode&quot;&quot;:&quot;&quot;&quot;&amp;[.D452]&amp;&quot;&quot;&quot;,&quot;&quot;altUnicode&quot;&quot;:&quot;&quot;&quot;&amp;[.E452]&amp;&quot;&quot;&quot;,&quot;&quot;name&quot;&quot;:&quot;&quot;&quot;&amp;[.F452]&amp;&quot;&quot;&quot;,&quot;&quot;color&quot;&quot;:&quot;&amp;[.H452]&amp;&quot;,&quot;&quot;control&quot;&quot;:&quot;&amp;[.I452]&amp;&quot;,&quot;&quot;customValue&quot;&quot;:&quot;&quot;&quot;&amp;[.G452]&amp;&quot;&quot;&quot;,&quot;&quot;upper&quot;&quot;:&quot;&amp;[.J452]&amp;&quot;},&quot;" office:value-type="string" office:string-value="{&quot;id&quot;:193,&quot;screencode&quot;:65,&quot;unicode&quot;:&quot;\uEE41&quot;,&quot;altUnicode&quot;:&quot;&quot;,&quot;name&quot;:&quot;&quot;,&quot;color&quot;:false,&quot;control&quot;:false,&quot;customValue&quot;:&quot;&quot;,&quot;upper&quot;:false}," calcext:value-type="string">
            <text:p>{"id":193,"screencode":65,"unicode":"\uEE4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2]+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C452]+1" office:value-type="float" office:value="66" calcext:value-type="float">
            <text:p>66</text:p>
          </table:table-cell>
          <table:table-cell table:formula="of:=&quot;\uEE&quot;&amp;IF(LEN(DEC2HEX([.A453]+[.K453]))=1;&quot;0&quot;&amp;DEC2HEX([.A453]+[.K453]);DEC2HEX([.A453]+[.K453]))" office:value-type="string" office:string-value="\uEE42" calcext:value-type="string">
            <text:p>\uEE4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3]&amp;&quot;,&quot;&quot;screencode&quot;&quot;:&quot;&amp;[.C453]&amp;&quot;,&quot;&quot;unicode&quot;&quot;:&quot;&quot;&quot;&amp;[.D453]&amp;&quot;&quot;&quot;,&quot;&quot;altUnicode&quot;&quot;:&quot;&quot;&quot;&amp;[.E453]&amp;&quot;&quot;&quot;,&quot;&quot;name&quot;&quot;:&quot;&quot;&quot;&amp;[.F453]&amp;&quot;&quot;&quot;,&quot;&quot;color&quot;&quot;:&quot;&amp;[.H453]&amp;&quot;,&quot;&quot;control&quot;&quot;:&quot;&amp;[.I453]&amp;&quot;,&quot;&quot;customValue&quot;&quot;:&quot;&quot;&quot;&amp;[.G453]&amp;&quot;&quot;&quot;,&quot;&quot;upper&quot;&quot;:&quot;&amp;[.J453]&amp;&quot;},&quot;" office:value-type="string" office:string-value="{&quot;id&quot;:194,&quot;screencode&quot;:66,&quot;unicode&quot;:&quot;\uEE42&quot;,&quot;altUnicode&quot;:&quot;&quot;,&quot;name&quot;:&quot;&quot;,&quot;color&quot;:false,&quot;control&quot;:false,&quot;customValue&quot;:&quot;&quot;,&quot;upper&quot;:false}," calcext:value-type="string">
            <text:p>{"id":194,"screencode":66,"unicode":"\uEE4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3]+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453]+1" office:value-type="float" office:value="67" calcext:value-type="float">
            <text:p>67</text:p>
          </table:table-cell>
          <table:table-cell table:formula="of:=&quot;\uEE&quot;&amp;IF(LEN(DEC2HEX([.A454]+[.K454]))=1;&quot;0&quot;&amp;DEC2HEX([.A454]+[.K454]);DEC2HEX([.A454]+[.K454]))" office:value-type="string" office:string-value="\uEE43" calcext:value-type="string">
            <text:p>\uEE4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4]&amp;&quot;,&quot;&quot;screencode&quot;&quot;:&quot;&amp;[.C454]&amp;&quot;,&quot;&quot;unicode&quot;&quot;:&quot;&quot;&quot;&amp;[.D454]&amp;&quot;&quot;&quot;,&quot;&quot;altUnicode&quot;&quot;:&quot;&quot;&quot;&amp;[.E454]&amp;&quot;&quot;&quot;,&quot;&quot;name&quot;&quot;:&quot;&quot;&quot;&amp;[.F454]&amp;&quot;&quot;&quot;,&quot;&quot;color&quot;&quot;:&quot;&amp;[.H454]&amp;&quot;,&quot;&quot;control&quot;&quot;:&quot;&amp;[.I454]&amp;&quot;,&quot;&quot;customValue&quot;&quot;:&quot;&quot;&quot;&amp;[.G454]&amp;&quot;&quot;&quot;,&quot;&quot;upper&quot;&quot;:&quot;&amp;[.J454]&amp;&quot;},&quot;" office:value-type="string" office:string-value="{&quot;id&quot;:195,&quot;screencode&quot;:67,&quot;unicode&quot;:&quot;\uEE43&quot;,&quot;altUnicode&quot;:&quot;&quot;,&quot;name&quot;:&quot;&quot;,&quot;color&quot;:false,&quot;control&quot;:false,&quot;customValue&quot;:&quot;&quot;,&quot;upper&quot;:false}," calcext:value-type="string">
            <text:p>{"id":195,"screencode":67,"unicode":"\uEE4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4]+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C454]+1" office:value-type="float" office:value="68" calcext:value-type="float">
            <text:p>68</text:p>
          </table:table-cell>
          <table:table-cell table:formula="of:=&quot;\uEE&quot;&amp;IF(LEN(DEC2HEX([.A455]+[.K455]))=1;&quot;0&quot;&amp;DEC2HEX([.A455]+[.K455]);DEC2HEX([.A455]+[.K455]))" office:value-type="string" office:string-value="\uEE44" calcext:value-type="string">
            <text:p>\uEE4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5]&amp;&quot;,&quot;&quot;screencode&quot;&quot;:&quot;&amp;[.C455]&amp;&quot;,&quot;&quot;unicode&quot;&quot;:&quot;&quot;&quot;&amp;[.D455]&amp;&quot;&quot;&quot;,&quot;&quot;altUnicode&quot;&quot;:&quot;&quot;&quot;&amp;[.E455]&amp;&quot;&quot;&quot;,&quot;&quot;name&quot;&quot;:&quot;&quot;&quot;&amp;[.F455]&amp;&quot;&quot;&quot;,&quot;&quot;color&quot;&quot;:&quot;&amp;[.H455]&amp;&quot;,&quot;&quot;control&quot;&quot;:&quot;&amp;[.I455]&amp;&quot;,&quot;&quot;customValue&quot;&quot;:&quot;&quot;&quot;&amp;[.G455]&amp;&quot;&quot;&quot;,&quot;&quot;upper&quot;&quot;:&quot;&amp;[.J455]&amp;&quot;},&quot;" office:value-type="string" office:string-value="{&quot;id&quot;:196,&quot;screencode&quot;:68,&quot;unicode&quot;:&quot;\uEE44&quot;,&quot;altUnicode&quot;:&quot;&quot;,&quot;name&quot;:&quot;&quot;,&quot;color&quot;:false,&quot;control&quot;:false,&quot;customValue&quot;:&quot;&quot;,&quot;upper&quot;:false}," calcext:value-type="string">
            <text:p>{"id":196,"screencode":68,"unicode":"\uEE4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5]+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C455]+1" office:value-type="float" office:value="69" calcext:value-type="float">
            <text:p>69</text:p>
          </table:table-cell>
          <table:table-cell table:formula="of:=&quot;\uEE&quot;&amp;IF(LEN(DEC2HEX([.A456]+[.K456]))=1;&quot;0&quot;&amp;DEC2HEX([.A456]+[.K456]);DEC2HEX([.A456]+[.K456]))" office:value-type="string" office:string-value="\uEE45" calcext:value-type="string">
            <text:p>\uEE4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6]&amp;&quot;,&quot;&quot;screencode&quot;&quot;:&quot;&amp;[.C456]&amp;&quot;,&quot;&quot;unicode&quot;&quot;:&quot;&quot;&quot;&amp;[.D456]&amp;&quot;&quot;&quot;,&quot;&quot;altUnicode&quot;&quot;:&quot;&quot;&quot;&amp;[.E456]&amp;&quot;&quot;&quot;,&quot;&quot;name&quot;&quot;:&quot;&quot;&quot;&amp;[.F456]&amp;&quot;&quot;&quot;,&quot;&quot;color&quot;&quot;:&quot;&amp;[.H456]&amp;&quot;,&quot;&quot;control&quot;&quot;:&quot;&amp;[.I456]&amp;&quot;,&quot;&quot;customValue&quot;&quot;:&quot;&quot;&quot;&amp;[.G456]&amp;&quot;&quot;&quot;,&quot;&quot;upper&quot;&quot;:&quot;&amp;[.J456]&amp;&quot;},&quot;" office:value-type="string" office:string-value="{&quot;id&quot;:197,&quot;screencode&quot;:69,&quot;unicode&quot;:&quot;\uEE45&quot;,&quot;altUnicode&quot;:&quot;&quot;,&quot;name&quot;:&quot;&quot;,&quot;color&quot;:false,&quot;control&quot;:false,&quot;customValue&quot;:&quot;&quot;,&quot;upper&quot;:false}," calcext:value-type="string">
            <text:p>{"id":197,"screencode":69,"unicode":"\uEE4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6]+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C456]+1" office:value-type="float" office:value="70" calcext:value-type="float">
            <text:p>70</text:p>
          </table:table-cell>
          <table:table-cell table:formula="of:=&quot;\uEE&quot;&amp;IF(LEN(DEC2HEX([.A457]+[.K457]))=1;&quot;0&quot;&amp;DEC2HEX([.A457]+[.K457]);DEC2HEX([.A457]+[.K457]))" office:value-type="string" office:string-value="\uEE46" calcext:value-type="string">
            <text:p>\uEE4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7]&amp;&quot;,&quot;&quot;screencode&quot;&quot;:&quot;&amp;[.C457]&amp;&quot;,&quot;&quot;unicode&quot;&quot;:&quot;&quot;&quot;&amp;[.D457]&amp;&quot;&quot;&quot;,&quot;&quot;altUnicode&quot;&quot;:&quot;&quot;&quot;&amp;[.E457]&amp;&quot;&quot;&quot;,&quot;&quot;name&quot;&quot;:&quot;&quot;&quot;&amp;[.F457]&amp;&quot;&quot;&quot;,&quot;&quot;color&quot;&quot;:&quot;&amp;[.H457]&amp;&quot;,&quot;&quot;control&quot;&quot;:&quot;&amp;[.I457]&amp;&quot;,&quot;&quot;customValue&quot;&quot;:&quot;&quot;&quot;&amp;[.G457]&amp;&quot;&quot;&quot;,&quot;&quot;upper&quot;&quot;:&quot;&amp;[.J457]&amp;&quot;},&quot;" office:value-type="string" office:string-value="{&quot;id&quot;:198,&quot;screencode&quot;:70,&quot;unicode&quot;:&quot;\uEE46&quot;,&quot;altUnicode&quot;:&quot;&quot;,&quot;name&quot;:&quot;&quot;,&quot;color&quot;:false,&quot;control&quot;:false,&quot;customValue&quot;:&quot;&quot;,&quot;upper&quot;:false}," calcext:value-type="string">
            <text:p>{"id":198,"screencode":70,"unicode":"\uEE4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7]+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C457]+1" office:value-type="float" office:value="71" calcext:value-type="float">
            <text:p>71</text:p>
          </table:table-cell>
          <table:table-cell table:formula="of:=&quot;\uEE&quot;&amp;IF(LEN(DEC2HEX([.A458]+[.K458]))=1;&quot;0&quot;&amp;DEC2HEX([.A458]+[.K458]);DEC2HEX([.A458]+[.K458]))" office:value-type="string" office:string-value="\uEE47" calcext:value-type="string">
            <text:p>\uEE4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8]&amp;&quot;,&quot;&quot;screencode&quot;&quot;:&quot;&amp;[.C458]&amp;&quot;,&quot;&quot;unicode&quot;&quot;:&quot;&quot;&quot;&amp;[.D458]&amp;&quot;&quot;&quot;,&quot;&quot;altUnicode&quot;&quot;:&quot;&quot;&quot;&amp;[.E458]&amp;&quot;&quot;&quot;,&quot;&quot;name&quot;&quot;:&quot;&quot;&quot;&amp;[.F458]&amp;&quot;&quot;&quot;,&quot;&quot;color&quot;&quot;:&quot;&amp;[.H458]&amp;&quot;,&quot;&quot;control&quot;&quot;:&quot;&amp;[.I458]&amp;&quot;,&quot;&quot;customValue&quot;&quot;:&quot;&quot;&quot;&amp;[.G458]&amp;&quot;&quot;&quot;,&quot;&quot;upper&quot;&quot;:&quot;&amp;[.J458]&amp;&quot;},&quot;" office:value-type="string" office:string-value="{&quot;id&quot;:199,&quot;screencode&quot;:71,&quot;unicode&quot;:&quot;\uEE47&quot;,&quot;altUnicode&quot;:&quot;&quot;,&quot;name&quot;:&quot;&quot;,&quot;color&quot;:false,&quot;control&quot;:false,&quot;customValue&quot;:&quot;&quot;,&quot;upper&quot;:false}," calcext:value-type="string">
            <text:p>{"id":199,"screencode":71,"unicode":"\uEE4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8]+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458]+1" office:value-type="float" office:value="72" calcext:value-type="float">
            <text:p>72</text:p>
          </table:table-cell>
          <table:table-cell table:formula="of:=&quot;\uEE&quot;&amp;IF(LEN(DEC2HEX([.A459]+[.K459]))=1;&quot;0&quot;&amp;DEC2HEX([.A459]+[.K459]);DEC2HEX([.A459]+[.K459]))" office:value-type="string" office:string-value="\uEE48" calcext:value-type="string">
            <text:p>\uEE4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9]&amp;&quot;,&quot;&quot;screencode&quot;&quot;:&quot;&amp;[.C459]&amp;&quot;,&quot;&quot;unicode&quot;&quot;:&quot;&quot;&quot;&amp;[.D459]&amp;&quot;&quot;&quot;,&quot;&quot;altUnicode&quot;&quot;:&quot;&quot;&quot;&amp;[.E459]&amp;&quot;&quot;&quot;,&quot;&quot;name&quot;&quot;:&quot;&quot;&quot;&amp;[.F459]&amp;&quot;&quot;&quot;,&quot;&quot;color&quot;&quot;:&quot;&amp;[.H459]&amp;&quot;,&quot;&quot;control&quot;&quot;:&quot;&amp;[.I459]&amp;&quot;,&quot;&quot;customValue&quot;&quot;:&quot;&quot;&quot;&amp;[.G459]&amp;&quot;&quot;&quot;,&quot;&quot;upper&quot;&quot;:&quot;&amp;[.J459]&amp;&quot;},&quot;" office:value-type="string" office:string-value="{&quot;id&quot;:200,&quot;screencode&quot;:72,&quot;unicode&quot;:&quot;\uEE48&quot;,&quot;altUnicode&quot;:&quot;&quot;,&quot;name&quot;:&quot;&quot;,&quot;color&quot;:false,&quot;control&quot;:false,&quot;customValue&quot;:&quot;&quot;,&quot;upper&quot;:false}," calcext:value-type="string">
            <text:p>{"id":200,"screencode":72,"unicode":"\uEE4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9]+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C459]+1" office:value-type="float" office:value="73" calcext:value-type="float">
            <text:p>73</text:p>
          </table:table-cell>
          <table:table-cell table:formula="of:=&quot;\uEE&quot;&amp;IF(LEN(DEC2HEX([.A460]+[.K460]))=1;&quot;0&quot;&amp;DEC2HEX([.A460]+[.K460]);DEC2HEX([.A460]+[.K460]))" office:value-type="string" office:string-value="\uEE49" calcext:value-type="string">
            <text:p>\uEE4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0]&amp;&quot;,&quot;&quot;screencode&quot;&quot;:&quot;&amp;[.C460]&amp;&quot;,&quot;&quot;unicode&quot;&quot;:&quot;&quot;&quot;&amp;[.D460]&amp;&quot;&quot;&quot;,&quot;&quot;altUnicode&quot;&quot;:&quot;&quot;&quot;&amp;[.E460]&amp;&quot;&quot;&quot;,&quot;&quot;name&quot;&quot;:&quot;&quot;&quot;&amp;[.F460]&amp;&quot;&quot;&quot;,&quot;&quot;color&quot;&quot;:&quot;&amp;[.H460]&amp;&quot;,&quot;&quot;control&quot;&quot;:&quot;&amp;[.I460]&amp;&quot;,&quot;&quot;customValue&quot;&quot;:&quot;&quot;&quot;&amp;[.G460]&amp;&quot;&quot;&quot;,&quot;&quot;upper&quot;&quot;:&quot;&amp;[.J460]&amp;&quot;},&quot;" office:value-type="string" office:string-value="{&quot;id&quot;:201,&quot;screencode&quot;:73,&quot;unicode&quot;:&quot;\uEE49&quot;,&quot;altUnicode&quot;:&quot;&quot;,&quot;name&quot;:&quot;&quot;,&quot;color&quot;:false,&quot;control&quot;:false,&quot;customValue&quot;:&quot;&quot;,&quot;upper&quot;:false}," calcext:value-type="string">
            <text:p>{"id":201,"screencode":73,"unicode":"\uEE4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0]+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460]+1" office:value-type="float" office:value="74" calcext:value-type="float">
            <text:p>74</text:p>
          </table:table-cell>
          <table:table-cell table:formula="of:=&quot;\uEE&quot;&amp;IF(LEN(DEC2HEX([.A461]+[.K461]))=1;&quot;0&quot;&amp;DEC2HEX([.A461]+[.K461]);DEC2HEX([.A461]+[.K461]))" office:value-type="string" office:string-value="\uEE4A" calcext:value-type="string">
            <text:p>\uEE4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1]&amp;&quot;,&quot;&quot;screencode&quot;&quot;:&quot;&amp;[.C461]&amp;&quot;,&quot;&quot;unicode&quot;&quot;:&quot;&quot;&quot;&amp;[.D461]&amp;&quot;&quot;&quot;,&quot;&quot;altUnicode&quot;&quot;:&quot;&quot;&quot;&amp;[.E461]&amp;&quot;&quot;&quot;,&quot;&quot;name&quot;&quot;:&quot;&quot;&quot;&amp;[.F461]&amp;&quot;&quot;&quot;,&quot;&quot;color&quot;&quot;:&quot;&amp;[.H461]&amp;&quot;,&quot;&quot;control&quot;&quot;:&quot;&amp;[.I461]&amp;&quot;,&quot;&quot;customValue&quot;&quot;:&quot;&quot;&quot;&amp;[.G461]&amp;&quot;&quot;&quot;,&quot;&quot;upper&quot;&quot;:&quot;&amp;[.J461]&amp;&quot;},&quot;" office:value-type="string" office:string-value="{&quot;id&quot;:202,&quot;screencode&quot;:74,&quot;unicode&quot;:&quot;\uEE4A&quot;,&quot;altUnicode&quot;:&quot;&quot;,&quot;name&quot;:&quot;&quot;,&quot;color&quot;:false,&quot;control&quot;:false,&quot;customValue&quot;:&quot;&quot;,&quot;upper&quot;:false}," calcext:value-type="string">
            <text:p>{"id":202,"screencode":74,"unicode":"\uEE4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1]+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[.C461]+1" office:value-type="float" office:value="75" calcext:value-type="float">
            <text:p>75</text:p>
          </table:table-cell>
          <table:table-cell table:formula="of:=&quot;\uEE&quot;&amp;IF(LEN(DEC2HEX([.A462]+[.K462]))=1;&quot;0&quot;&amp;DEC2HEX([.A462]+[.K462]);DEC2HEX([.A462]+[.K462]))" office:value-type="string" office:string-value="\uEE4B" calcext:value-type="string">
            <text:p>\uEE4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2]&amp;&quot;,&quot;&quot;screencode&quot;&quot;:&quot;&amp;[.C462]&amp;&quot;,&quot;&quot;unicode&quot;&quot;:&quot;&quot;&quot;&amp;[.D462]&amp;&quot;&quot;&quot;,&quot;&quot;altUnicode&quot;&quot;:&quot;&quot;&quot;&amp;[.E462]&amp;&quot;&quot;&quot;,&quot;&quot;name&quot;&quot;:&quot;&quot;&quot;&amp;[.F462]&amp;&quot;&quot;&quot;,&quot;&quot;color&quot;&quot;:&quot;&amp;[.H462]&amp;&quot;,&quot;&quot;control&quot;&quot;:&quot;&amp;[.I462]&amp;&quot;,&quot;&quot;customValue&quot;&quot;:&quot;&quot;&quot;&amp;[.G462]&amp;&quot;&quot;&quot;,&quot;&quot;upper&quot;&quot;:&quot;&amp;[.J462]&amp;&quot;},&quot;" office:value-type="string" office:string-value="{&quot;id&quot;:203,&quot;screencode&quot;:75,&quot;unicode&quot;:&quot;\uEE4B&quot;,&quot;altUnicode&quot;:&quot;&quot;,&quot;name&quot;:&quot;&quot;,&quot;color&quot;:false,&quot;control&quot;:false,&quot;customValue&quot;:&quot;&quot;,&quot;upper&quot;:false}," calcext:value-type="string">
            <text:p>{"id":203,"screencode":75,"unicode":"\uEE4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2]+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[.C462]+1" office:value-type="float" office:value="76" calcext:value-type="float">
            <text:p>76</text:p>
          </table:table-cell>
          <table:table-cell table:formula="of:=&quot;\uEE&quot;&amp;IF(LEN(DEC2HEX([.A463]+[.K463]))=1;&quot;0&quot;&amp;DEC2HEX([.A463]+[.K463]);DEC2HEX([.A463]+[.K463]))" office:value-type="string" office:string-value="\uEE4C" calcext:value-type="string">
            <text:p>\uEE4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3]&amp;&quot;,&quot;&quot;screencode&quot;&quot;:&quot;&amp;[.C463]&amp;&quot;,&quot;&quot;unicode&quot;&quot;:&quot;&quot;&quot;&amp;[.D463]&amp;&quot;&quot;&quot;,&quot;&quot;altUnicode&quot;&quot;:&quot;&quot;&quot;&amp;[.E463]&amp;&quot;&quot;&quot;,&quot;&quot;name&quot;&quot;:&quot;&quot;&quot;&amp;[.F463]&amp;&quot;&quot;&quot;,&quot;&quot;color&quot;&quot;:&quot;&amp;[.H463]&amp;&quot;,&quot;&quot;control&quot;&quot;:&quot;&amp;[.I463]&amp;&quot;,&quot;&quot;customValue&quot;&quot;:&quot;&quot;&quot;&amp;[.G463]&amp;&quot;&quot;&quot;,&quot;&quot;upper&quot;&quot;:&quot;&amp;[.J463]&amp;&quot;},&quot;" office:value-type="string" office:string-value="{&quot;id&quot;:204,&quot;screencode&quot;:76,&quot;unicode&quot;:&quot;\uEE4C&quot;,&quot;altUnicode&quot;:&quot;&quot;,&quot;name&quot;:&quot;&quot;,&quot;color&quot;:false,&quot;control&quot;:false,&quot;customValue&quot;:&quot;&quot;,&quot;upper&quot;:false}," calcext:value-type="string">
            <text:p>{"id":204,"screencode":76,"unicode":"\uEE4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3]+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[.C463]+1" office:value-type="float" office:value="77" calcext:value-type="float">
            <text:p>77</text:p>
          </table:table-cell>
          <table:table-cell table:formula="of:=&quot;\uEE&quot;&amp;IF(LEN(DEC2HEX([.A464]+[.K464]))=1;&quot;0&quot;&amp;DEC2HEX([.A464]+[.K464]);DEC2HEX([.A464]+[.K464]))" office:value-type="string" office:string-value="\uEE4D" calcext:value-type="string">
            <text:p>\uEE4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4]&amp;&quot;,&quot;&quot;screencode&quot;&quot;:&quot;&amp;[.C464]&amp;&quot;,&quot;&quot;unicode&quot;&quot;:&quot;&quot;&quot;&amp;[.D464]&amp;&quot;&quot;&quot;,&quot;&quot;altUnicode&quot;&quot;:&quot;&quot;&quot;&amp;[.E464]&amp;&quot;&quot;&quot;,&quot;&quot;name&quot;&quot;:&quot;&quot;&quot;&amp;[.F464]&amp;&quot;&quot;&quot;,&quot;&quot;color&quot;&quot;:&quot;&amp;[.H464]&amp;&quot;,&quot;&quot;control&quot;&quot;:&quot;&amp;[.I464]&amp;&quot;,&quot;&quot;customValue&quot;&quot;:&quot;&quot;&quot;&amp;[.G464]&amp;&quot;&quot;&quot;,&quot;&quot;upper&quot;&quot;:&quot;&amp;[.J464]&amp;&quot;},&quot;" office:value-type="string" office:string-value="{&quot;id&quot;:205,&quot;screencode&quot;:77,&quot;unicode&quot;:&quot;\uEE4D&quot;,&quot;altUnicode&quot;:&quot;&quot;,&quot;name&quot;:&quot;&quot;,&quot;color&quot;:false,&quot;control&quot;:false,&quot;customValue&quot;:&quot;&quot;,&quot;upper&quot;:false}," calcext:value-type="string">
            <text:p>{"id":205,"screencode":77,"unicode":"\uEE4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4]+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464]+1" office:value-type="float" office:value="78" calcext:value-type="float">
            <text:p>78</text:p>
          </table:table-cell>
          <table:table-cell table:formula="of:=&quot;\uEE&quot;&amp;IF(LEN(DEC2HEX([.A465]+[.K465]))=1;&quot;0&quot;&amp;DEC2HEX([.A465]+[.K465]);DEC2HEX([.A465]+[.K465]))" office:value-type="string" office:string-value="\uEE4E" calcext:value-type="string">
            <text:p>\uEE4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5]&amp;&quot;,&quot;&quot;screencode&quot;&quot;:&quot;&amp;[.C465]&amp;&quot;,&quot;&quot;unicode&quot;&quot;:&quot;&quot;&quot;&amp;[.D465]&amp;&quot;&quot;&quot;,&quot;&quot;altUnicode&quot;&quot;:&quot;&quot;&quot;&amp;[.E465]&amp;&quot;&quot;&quot;,&quot;&quot;name&quot;&quot;:&quot;&quot;&quot;&amp;[.F465]&amp;&quot;&quot;&quot;,&quot;&quot;color&quot;&quot;:&quot;&amp;[.H465]&amp;&quot;,&quot;&quot;control&quot;&quot;:&quot;&amp;[.I465]&amp;&quot;,&quot;&quot;customValue&quot;&quot;:&quot;&quot;&quot;&amp;[.G465]&amp;&quot;&quot;&quot;,&quot;&quot;upper&quot;&quot;:&quot;&amp;[.J465]&amp;&quot;},&quot;" office:value-type="string" office:string-value="{&quot;id&quot;:206,&quot;screencode&quot;:78,&quot;unicode&quot;:&quot;\uEE4E&quot;,&quot;altUnicode&quot;:&quot;&quot;,&quot;name&quot;:&quot;&quot;,&quot;color&quot;:false,&quot;control&quot;:false,&quot;customValue&quot;:&quot;&quot;,&quot;upper&quot;:false}," calcext:value-type="string">
            <text:p>{"id":206,"screencode":78,"unicode":"\uEE4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5]+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[.C465]+1" office:value-type="float" office:value="79" calcext:value-type="float">
            <text:p>79</text:p>
          </table:table-cell>
          <table:table-cell table:formula="of:=&quot;\uEE&quot;&amp;IF(LEN(DEC2HEX([.A466]+[.K466]))=1;&quot;0&quot;&amp;DEC2HEX([.A466]+[.K466]);DEC2HEX([.A466]+[.K466]))" office:value-type="string" office:string-value="\uEE4F" calcext:value-type="string">
            <text:p>\uEE4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6]&amp;&quot;,&quot;&quot;screencode&quot;&quot;:&quot;&amp;[.C466]&amp;&quot;,&quot;&quot;unicode&quot;&quot;:&quot;&quot;&quot;&amp;[.D466]&amp;&quot;&quot;&quot;,&quot;&quot;altUnicode&quot;&quot;:&quot;&quot;&quot;&amp;[.E466]&amp;&quot;&quot;&quot;,&quot;&quot;name&quot;&quot;:&quot;&quot;&quot;&amp;[.F466]&amp;&quot;&quot;&quot;,&quot;&quot;color&quot;&quot;:&quot;&amp;[.H466]&amp;&quot;,&quot;&quot;control&quot;&quot;:&quot;&amp;[.I466]&amp;&quot;,&quot;&quot;customValue&quot;&quot;:&quot;&quot;&quot;&amp;[.G466]&amp;&quot;&quot;&quot;,&quot;&quot;upper&quot;&quot;:&quot;&amp;[.J466]&amp;&quot;},&quot;" office:value-type="string" office:string-value="{&quot;id&quot;:207,&quot;screencode&quot;:79,&quot;unicode&quot;:&quot;\uEE4F&quot;,&quot;altUnicode&quot;:&quot;&quot;,&quot;name&quot;:&quot;&quot;,&quot;color&quot;:false,&quot;control&quot;:false,&quot;customValue&quot;:&quot;&quot;,&quot;upper&quot;:false}," calcext:value-type="string">
            <text:p>{"id":207,"screencode":79,"unicode":"\uEE4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6]+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466]+1" office:value-type="float" office:value="80" calcext:value-type="float">
            <text:p>80</text:p>
          </table:table-cell>
          <table:table-cell table:formula="of:=&quot;\uEE&quot;&amp;IF(LEN(DEC2HEX([.A467]+[.K467]))=1;&quot;0&quot;&amp;DEC2HEX([.A467]+[.K467]);DEC2HEX([.A467]+[.K467]))" office:value-type="string" office:string-value="\uEE50" calcext:value-type="string">
            <text:p>\uEE5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7]&amp;&quot;,&quot;&quot;screencode&quot;&quot;:&quot;&amp;[.C467]&amp;&quot;,&quot;&quot;unicode&quot;&quot;:&quot;&quot;&quot;&amp;[.D467]&amp;&quot;&quot;&quot;,&quot;&quot;altUnicode&quot;&quot;:&quot;&quot;&quot;&amp;[.E467]&amp;&quot;&quot;&quot;,&quot;&quot;name&quot;&quot;:&quot;&quot;&quot;&amp;[.F467]&amp;&quot;&quot;&quot;,&quot;&quot;color&quot;&quot;:&quot;&amp;[.H467]&amp;&quot;,&quot;&quot;control&quot;&quot;:&quot;&amp;[.I467]&amp;&quot;,&quot;&quot;customValue&quot;&quot;:&quot;&quot;&quot;&amp;[.G467]&amp;&quot;&quot;&quot;,&quot;&quot;upper&quot;&quot;:&quot;&amp;[.J467]&amp;&quot;},&quot;" office:value-type="string" office:string-value="{&quot;id&quot;:208,&quot;screencode&quot;:80,&quot;unicode&quot;:&quot;\uEE50&quot;,&quot;altUnicode&quot;:&quot;&quot;,&quot;name&quot;:&quot;&quot;,&quot;color&quot;:false,&quot;control&quot;:false,&quot;customValue&quot;:&quot;&quot;,&quot;upper&quot;:false}," calcext:value-type="string">
            <text:p>{"id":208,"screencode":80,"unicode":"\uEE5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7]+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C467]+1" office:value-type="float" office:value="81" calcext:value-type="float">
            <text:p>81</text:p>
          </table:table-cell>
          <table:table-cell table:formula="of:=&quot;\uEE&quot;&amp;IF(LEN(DEC2HEX([.A468]+[.K468]))=1;&quot;0&quot;&amp;DEC2HEX([.A468]+[.K468]);DEC2HEX([.A468]+[.K468]))" office:value-type="string" office:string-value="\uEE51" calcext:value-type="string">
            <text:p>\uEE5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8]&amp;&quot;,&quot;&quot;screencode&quot;&quot;:&quot;&amp;[.C468]&amp;&quot;,&quot;&quot;unicode&quot;&quot;:&quot;&quot;&quot;&amp;[.D468]&amp;&quot;&quot;&quot;,&quot;&quot;altUnicode&quot;&quot;:&quot;&quot;&quot;&amp;[.E468]&amp;&quot;&quot;&quot;,&quot;&quot;name&quot;&quot;:&quot;&quot;&quot;&amp;[.F468]&amp;&quot;&quot;&quot;,&quot;&quot;color&quot;&quot;:&quot;&amp;[.H468]&amp;&quot;,&quot;&quot;control&quot;&quot;:&quot;&amp;[.I468]&amp;&quot;,&quot;&quot;customValue&quot;&quot;:&quot;&quot;&quot;&amp;[.G468]&amp;&quot;&quot;&quot;,&quot;&quot;upper&quot;&quot;:&quot;&amp;[.J468]&amp;&quot;},&quot;" office:value-type="string" office:string-value="{&quot;id&quot;:209,&quot;screencode&quot;:81,&quot;unicode&quot;:&quot;\uEE51&quot;,&quot;altUnicode&quot;:&quot;&quot;,&quot;name&quot;:&quot;&quot;,&quot;color&quot;:false,&quot;control&quot;:false,&quot;customValue&quot;:&quot;&quot;,&quot;upper&quot;:false}," calcext:value-type="string">
            <text:p>{"id":209,"screencode":81,"unicode":"\uEE5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8]+1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468]+1" office:value-type="float" office:value="82" calcext:value-type="float">
            <text:p>82</text:p>
          </table:table-cell>
          <table:table-cell table:formula="of:=&quot;\uEE&quot;&amp;IF(LEN(DEC2HEX([.A469]+[.K469]))=1;&quot;0&quot;&amp;DEC2HEX([.A469]+[.K469]);DEC2HEX([.A469]+[.K469]))" office:value-type="string" office:string-value="\uEE52" calcext:value-type="string">
            <text:p>\uEE5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9]&amp;&quot;,&quot;&quot;screencode&quot;&quot;:&quot;&amp;[.C469]&amp;&quot;,&quot;&quot;unicode&quot;&quot;:&quot;&quot;&quot;&amp;[.D469]&amp;&quot;&quot;&quot;,&quot;&quot;altUnicode&quot;&quot;:&quot;&quot;&quot;&amp;[.E469]&amp;&quot;&quot;&quot;,&quot;&quot;name&quot;&quot;:&quot;&quot;&quot;&amp;[.F469]&amp;&quot;&quot;&quot;,&quot;&quot;color&quot;&quot;:&quot;&amp;[.H469]&amp;&quot;,&quot;&quot;control&quot;&quot;:&quot;&amp;[.I469]&amp;&quot;,&quot;&quot;customValue&quot;&quot;:&quot;&quot;&quot;&amp;[.G469]&amp;&quot;&quot;&quot;,&quot;&quot;upper&quot;&quot;:&quot;&amp;[.J469]&amp;&quot;},&quot;" office:value-type="string" office:string-value="{&quot;id&quot;:210,&quot;screencode&quot;:82,&quot;unicode&quot;:&quot;\uEE52&quot;,&quot;altUnicode&quot;:&quot;&quot;,&quot;name&quot;:&quot;&quot;,&quot;color&quot;:false,&quot;control&quot;:false,&quot;customValue&quot;:&quot;&quot;,&quot;upper&quot;:false}," calcext:value-type="string">
            <text:p>{"id":210,"screencode":82,"unicode":"\uEE5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9]+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C469]+1" office:value-type="float" office:value="83" calcext:value-type="float">
            <text:p>83</text:p>
          </table:table-cell>
          <table:table-cell table:formula="of:=&quot;\uEE&quot;&amp;IF(LEN(DEC2HEX([.A470]+[.K470]))=1;&quot;0&quot;&amp;DEC2HEX([.A470]+[.K470]);DEC2HEX([.A470]+[.K470]))" office:value-type="string" office:string-value="\uEE53" calcext:value-type="string">
            <text:p>\uEE5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0]&amp;&quot;,&quot;&quot;screencode&quot;&quot;:&quot;&amp;[.C470]&amp;&quot;,&quot;&quot;unicode&quot;&quot;:&quot;&quot;&quot;&amp;[.D470]&amp;&quot;&quot;&quot;,&quot;&quot;altUnicode&quot;&quot;:&quot;&quot;&quot;&amp;[.E470]&amp;&quot;&quot;&quot;,&quot;&quot;name&quot;&quot;:&quot;&quot;&quot;&amp;[.F470]&amp;&quot;&quot;&quot;,&quot;&quot;color&quot;&quot;:&quot;&amp;[.H470]&amp;&quot;,&quot;&quot;control&quot;&quot;:&quot;&amp;[.I470]&amp;&quot;,&quot;&quot;customValue&quot;&quot;:&quot;&quot;&quot;&amp;[.G470]&amp;&quot;&quot;&quot;,&quot;&quot;upper&quot;&quot;:&quot;&amp;[.J470]&amp;&quot;},&quot;" office:value-type="string" office:string-value="{&quot;id&quot;:211,&quot;screencode&quot;:83,&quot;unicode&quot;:&quot;\uEE53&quot;,&quot;altUnicode&quot;:&quot;&quot;,&quot;name&quot;:&quot;&quot;,&quot;color&quot;:false,&quot;control&quot;:false,&quot;customValue&quot;:&quot;&quot;,&quot;upper&quot;:false}," calcext:value-type="string">
            <text:p>{"id":211,"screencode":83,"unicode":"\uEE5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0]+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[.C470]+1" office:value-type="float" office:value="84" calcext:value-type="float">
            <text:p>84</text:p>
          </table:table-cell>
          <table:table-cell table:formula="of:=&quot;\uEE&quot;&amp;IF(LEN(DEC2HEX([.A471]+[.K471]))=1;&quot;0&quot;&amp;DEC2HEX([.A471]+[.K471]);DEC2HEX([.A471]+[.K471]))" office:value-type="string" office:string-value="\uEE54" calcext:value-type="string">
            <text:p>\uEE5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1]&amp;&quot;,&quot;&quot;screencode&quot;&quot;:&quot;&amp;[.C471]&amp;&quot;,&quot;&quot;unicode&quot;&quot;:&quot;&quot;&quot;&amp;[.D471]&amp;&quot;&quot;&quot;,&quot;&quot;altUnicode&quot;&quot;:&quot;&quot;&quot;&amp;[.E471]&amp;&quot;&quot;&quot;,&quot;&quot;name&quot;&quot;:&quot;&quot;&quot;&amp;[.F471]&amp;&quot;&quot;&quot;,&quot;&quot;color&quot;&quot;:&quot;&amp;[.H471]&amp;&quot;,&quot;&quot;control&quot;&quot;:&quot;&amp;[.I471]&amp;&quot;,&quot;&quot;customValue&quot;&quot;:&quot;&quot;&quot;&amp;[.G471]&amp;&quot;&quot;&quot;,&quot;&quot;upper&quot;&quot;:&quot;&amp;[.J471]&amp;&quot;},&quot;" office:value-type="string" office:string-value="{&quot;id&quot;:212,&quot;screencode&quot;:84,&quot;unicode&quot;:&quot;\uEE54&quot;,&quot;altUnicode&quot;:&quot;&quot;,&quot;name&quot;:&quot;&quot;,&quot;color&quot;:false,&quot;control&quot;:false,&quot;customValue&quot;:&quot;&quot;,&quot;upper&quot;:false}," calcext:value-type="string">
            <text:p>{"id":212,"screencode":84,"unicode":"\uEE5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1]+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C471]+1" office:value-type="float" office:value="85" calcext:value-type="float">
            <text:p>85</text:p>
          </table:table-cell>
          <table:table-cell table:formula="of:=&quot;\uEE&quot;&amp;IF(LEN(DEC2HEX([.A472]+[.K472]))=1;&quot;0&quot;&amp;DEC2HEX([.A472]+[.K472]);DEC2HEX([.A472]+[.K472]))" office:value-type="string" office:string-value="\uEE55" calcext:value-type="string">
            <text:p>\uEE5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2]&amp;&quot;,&quot;&quot;screencode&quot;&quot;:&quot;&amp;[.C472]&amp;&quot;,&quot;&quot;unicode&quot;&quot;:&quot;&quot;&quot;&amp;[.D472]&amp;&quot;&quot;&quot;,&quot;&quot;altUnicode&quot;&quot;:&quot;&quot;&quot;&amp;[.E472]&amp;&quot;&quot;&quot;,&quot;&quot;name&quot;&quot;:&quot;&quot;&quot;&amp;[.F472]&amp;&quot;&quot;&quot;,&quot;&quot;color&quot;&quot;:&quot;&amp;[.H472]&amp;&quot;,&quot;&quot;control&quot;&quot;:&quot;&amp;[.I472]&amp;&quot;,&quot;&quot;customValue&quot;&quot;:&quot;&quot;&quot;&amp;[.G472]&amp;&quot;&quot;&quot;,&quot;&quot;upper&quot;&quot;:&quot;&amp;[.J472]&amp;&quot;},&quot;" office:value-type="string" office:string-value="{&quot;id&quot;:213,&quot;screencode&quot;:85,&quot;unicode&quot;:&quot;\uEE55&quot;,&quot;altUnicode&quot;:&quot;&quot;,&quot;name&quot;:&quot;&quot;,&quot;color&quot;:false,&quot;control&quot;:false,&quot;customValue&quot;:&quot;&quot;,&quot;upper&quot;:false}," calcext:value-type="string">
            <text:p>{"id":213,"screencode":85,"unicode":"\uEE5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2]+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C472]+1" office:value-type="float" office:value="86" calcext:value-type="float">
            <text:p>86</text:p>
          </table:table-cell>
          <table:table-cell table:formula="of:=&quot;\uEE&quot;&amp;IF(LEN(DEC2HEX([.A473]+[.K473]))=1;&quot;0&quot;&amp;DEC2HEX([.A473]+[.K473]);DEC2HEX([.A473]+[.K473]))" office:value-type="string" office:string-value="\uEE56" calcext:value-type="string">
            <text:p>\uEE5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3]&amp;&quot;,&quot;&quot;screencode&quot;&quot;:&quot;&amp;[.C473]&amp;&quot;,&quot;&quot;unicode&quot;&quot;:&quot;&quot;&quot;&amp;[.D473]&amp;&quot;&quot;&quot;,&quot;&quot;altUnicode&quot;&quot;:&quot;&quot;&quot;&amp;[.E473]&amp;&quot;&quot;&quot;,&quot;&quot;name&quot;&quot;:&quot;&quot;&quot;&amp;[.F473]&amp;&quot;&quot;&quot;,&quot;&quot;color&quot;&quot;:&quot;&amp;[.H473]&amp;&quot;,&quot;&quot;control&quot;&quot;:&quot;&amp;[.I473]&amp;&quot;,&quot;&quot;customValue&quot;&quot;:&quot;&quot;&quot;&amp;[.G473]&amp;&quot;&quot;&quot;,&quot;&quot;upper&quot;&quot;:&quot;&amp;[.J473]&amp;&quot;},&quot;" office:value-type="string" office:string-value="{&quot;id&quot;:214,&quot;screencode&quot;:86,&quot;unicode&quot;:&quot;\uEE56&quot;,&quot;altUnicode&quot;:&quot;&quot;,&quot;name&quot;:&quot;&quot;,&quot;color&quot;:false,&quot;control&quot;:false,&quot;customValue&quot;:&quot;&quot;,&quot;upper&quot;:false}," calcext:value-type="string">
            <text:p>{"id":214,"screencode":86,"unicode":"\uEE5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3]+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473]+1" office:value-type="float" office:value="87" calcext:value-type="float">
            <text:p>87</text:p>
          </table:table-cell>
          <table:table-cell table:formula="of:=&quot;\uEE&quot;&amp;IF(LEN(DEC2HEX([.A474]+[.K474]))=1;&quot;0&quot;&amp;DEC2HEX([.A474]+[.K474]);DEC2HEX([.A474]+[.K474]))" office:value-type="string" office:string-value="\uEE57" calcext:value-type="string">
            <text:p>\uEE5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4]&amp;&quot;,&quot;&quot;screencode&quot;&quot;:&quot;&amp;[.C474]&amp;&quot;,&quot;&quot;unicode&quot;&quot;:&quot;&quot;&quot;&amp;[.D474]&amp;&quot;&quot;&quot;,&quot;&quot;altUnicode&quot;&quot;:&quot;&quot;&quot;&amp;[.E474]&amp;&quot;&quot;&quot;,&quot;&quot;name&quot;&quot;:&quot;&quot;&quot;&amp;[.F474]&amp;&quot;&quot;&quot;,&quot;&quot;color&quot;&quot;:&quot;&amp;[.H474]&amp;&quot;,&quot;&quot;control&quot;&quot;:&quot;&amp;[.I474]&amp;&quot;,&quot;&quot;customValue&quot;&quot;:&quot;&quot;&quot;&amp;[.G474]&amp;&quot;&quot;&quot;,&quot;&quot;upper&quot;&quot;:&quot;&amp;[.J474]&amp;&quot;},&quot;" office:value-type="string" office:string-value="{&quot;id&quot;:215,&quot;screencode&quot;:87,&quot;unicode&quot;:&quot;\uEE57&quot;,&quot;altUnicode&quot;:&quot;&quot;,&quot;name&quot;:&quot;&quot;,&quot;color&quot;:false,&quot;control&quot;:false,&quot;customValue&quot;:&quot;&quot;,&quot;upper&quot;:false}," calcext:value-type="string">
            <text:p>{"id":215,"screencode":87,"unicode":"\uEE5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4]+1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[.C474]+1" office:value-type="float" office:value="88" calcext:value-type="float">
            <text:p>88</text:p>
          </table:table-cell>
          <table:table-cell table:formula="of:=&quot;\uEE&quot;&amp;IF(LEN(DEC2HEX([.A475]+[.K475]))=1;&quot;0&quot;&amp;DEC2HEX([.A475]+[.K475]);DEC2HEX([.A475]+[.K475]))" office:value-type="string" office:string-value="\uEE58" calcext:value-type="string">
            <text:p>\uEE5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5]&amp;&quot;,&quot;&quot;screencode&quot;&quot;:&quot;&amp;[.C475]&amp;&quot;,&quot;&quot;unicode&quot;&quot;:&quot;&quot;&quot;&amp;[.D475]&amp;&quot;&quot;&quot;,&quot;&quot;altUnicode&quot;&quot;:&quot;&quot;&quot;&amp;[.E475]&amp;&quot;&quot;&quot;,&quot;&quot;name&quot;&quot;:&quot;&quot;&quot;&amp;[.F475]&amp;&quot;&quot;&quot;,&quot;&quot;color&quot;&quot;:&quot;&amp;[.H475]&amp;&quot;,&quot;&quot;control&quot;&quot;:&quot;&amp;[.I475]&amp;&quot;,&quot;&quot;customValue&quot;&quot;:&quot;&quot;&quot;&amp;[.G475]&amp;&quot;&quot;&quot;,&quot;&quot;upper&quot;&quot;:&quot;&amp;[.J475]&amp;&quot;},&quot;" office:value-type="string" office:string-value="{&quot;id&quot;:216,&quot;screencode&quot;:88,&quot;unicode&quot;:&quot;\uEE58&quot;,&quot;altUnicode&quot;:&quot;&quot;,&quot;name&quot;:&quot;&quot;,&quot;color&quot;:false,&quot;control&quot;:false,&quot;customValue&quot;:&quot;&quot;,&quot;upper&quot;:false}," calcext:value-type="string">
            <text:p>{"id":216,"screencode":88,"unicode":"\uEE5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5]+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[.C475]+1" office:value-type="float" office:value="89" calcext:value-type="float">
            <text:p>89</text:p>
          </table:table-cell>
          <table:table-cell table:formula="of:=&quot;\uEE&quot;&amp;IF(LEN(DEC2HEX([.A476]+[.K476]))=1;&quot;0&quot;&amp;DEC2HEX([.A476]+[.K476]);DEC2HEX([.A476]+[.K476]))" office:value-type="string" office:string-value="\uEE59" calcext:value-type="string">
            <text:p>\uEE5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6]&amp;&quot;,&quot;&quot;screencode&quot;&quot;:&quot;&amp;[.C476]&amp;&quot;,&quot;&quot;unicode&quot;&quot;:&quot;&quot;&quot;&amp;[.D476]&amp;&quot;&quot;&quot;,&quot;&quot;altUnicode&quot;&quot;:&quot;&quot;&quot;&amp;[.E476]&amp;&quot;&quot;&quot;,&quot;&quot;name&quot;&quot;:&quot;&quot;&quot;&amp;[.F476]&amp;&quot;&quot;&quot;,&quot;&quot;color&quot;&quot;:&quot;&amp;[.H476]&amp;&quot;,&quot;&quot;control&quot;&quot;:&quot;&amp;[.I476]&amp;&quot;,&quot;&quot;customValue&quot;&quot;:&quot;&quot;&quot;&amp;[.G476]&amp;&quot;&quot;&quot;,&quot;&quot;upper&quot;&quot;:&quot;&amp;[.J476]&amp;&quot;},&quot;" office:value-type="string" office:string-value="{&quot;id&quot;:217,&quot;screencode&quot;:89,&quot;unicode&quot;:&quot;\uEE59&quot;,&quot;altUnicode&quot;:&quot;&quot;,&quot;name&quot;:&quot;&quot;,&quot;color&quot;:false,&quot;control&quot;:false,&quot;customValue&quot;:&quot;&quot;,&quot;upper&quot;:false}," calcext:value-type="string">
            <text:p>{"id":217,"screencode":89,"unicode":"\uEE5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6]+1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C476]+1" office:value-type="float" office:value="90" calcext:value-type="float">
            <text:p>90</text:p>
          </table:table-cell>
          <table:table-cell table:formula="of:=&quot;\uEE&quot;&amp;IF(LEN(DEC2HEX([.A477]+[.K477]))=1;&quot;0&quot;&amp;DEC2HEX([.A477]+[.K477]);DEC2HEX([.A477]+[.K477]))" office:value-type="string" office:string-value="\uEE5A" calcext:value-type="string">
            <text:p>\uEE5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7]&amp;&quot;,&quot;&quot;screencode&quot;&quot;:&quot;&amp;[.C477]&amp;&quot;,&quot;&quot;unicode&quot;&quot;:&quot;&quot;&quot;&amp;[.D477]&amp;&quot;&quot;&quot;,&quot;&quot;altUnicode&quot;&quot;:&quot;&quot;&quot;&amp;[.E477]&amp;&quot;&quot;&quot;,&quot;&quot;name&quot;&quot;:&quot;&quot;&quot;&amp;[.F477]&amp;&quot;&quot;&quot;,&quot;&quot;color&quot;&quot;:&quot;&amp;[.H477]&amp;&quot;,&quot;&quot;control&quot;&quot;:&quot;&amp;[.I477]&amp;&quot;,&quot;&quot;customValue&quot;&quot;:&quot;&quot;&quot;&amp;[.G477]&amp;&quot;&quot;&quot;,&quot;&quot;upper&quot;&quot;:&quot;&amp;[.J477]&amp;&quot;},&quot;" office:value-type="string" office:string-value="{&quot;id&quot;:218,&quot;screencode&quot;:90,&quot;unicode&quot;:&quot;\uEE5A&quot;,&quot;altUnicode&quot;:&quot;&quot;,&quot;name&quot;:&quot;&quot;,&quot;color&quot;:false,&quot;control&quot;:false,&quot;customValue&quot;:&quot;&quot;,&quot;upper&quot;:false}," calcext:value-type="string">
            <text:p>{"id":218,"screencode":90,"unicode":"\uEE5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7]+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[.C477]+1" office:value-type="float" office:value="91" calcext:value-type="float">
            <text:p>91</text:p>
          </table:table-cell>
          <table:table-cell table:formula="of:=&quot;\uEE&quot;&amp;IF(LEN(DEC2HEX([.A478]+[.K478]))=1;&quot;0&quot;&amp;DEC2HEX([.A478]+[.K478]);DEC2HEX([.A478]+[.K478]))" office:value-type="string" office:string-value="\uEE5B" calcext:value-type="string">
            <text:p>\uEE5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8]&amp;&quot;,&quot;&quot;screencode&quot;&quot;:&quot;&amp;[.C478]&amp;&quot;,&quot;&quot;unicode&quot;&quot;:&quot;&quot;&quot;&amp;[.D478]&amp;&quot;&quot;&quot;,&quot;&quot;altUnicode&quot;&quot;:&quot;&quot;&quot;&amp;[.E478]&amp;&quot;&quot;&quot;,&quot;&quot;name&quot;&quot;:&quot;&quot;&quot;&amp;[.F478]&amp;&quot;&quot;&quot;,&quot;&quot;color&quot;&quot;:&quot;&amp;[.H478]&amp;&quot;,&quot;&quot;control&quot;&quot;:&quot;&amp;[.I478]&amp;&quot;,&quot;&quot;customValue&quot;&quot;:&quot;&quot;&quot;&amp;[.G478]&amp;&quot;&quot;&quot;,&quot;&quot;upper&quot;&quot;:&quot;&amp;[.J478]&amp;&quot;},&quot;" office:value-type="string" office:string-value="{&quot;id&quot;:219,&quot;screencode&quot;:91,&quot;unicode&quot;:&quot;\uEE5B&quot;,&quot;altUnicode&quot;:&quot;&quot;,&quot;name&quot;:&quot;&quot;,&quot;color&quot;:false,&quot;control&quot;:false,&quot;customValue&quot;:&quot;&quot;,&quot;upper&quot;:false}," calcext:value-type="string">
            <text:p>{"id":219,"screencode":91,"unicode":"\uEE5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8]+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C478]+1" office:value-type="float" office:value="92" calcext:value-type="float">
            <text:p>92</text:p>
          </table:table-cell>
          <table:table-cell table:formula="of:=&quot;\uEE&quot;&amp;IF(LEN(DEC2HEX([.A479]+[.K479]))=1;&quot;0&quot;&amp;DEC2HEX([.A479]+[.K479]);DEC2HEX([.A479]+[.K479]))" office:value-type="string" office:string-value="\uEE5C" calcext:value-type="string">
            <text:p>\uEE5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9]&amp;&quot;,&quot;&quot;screencode&quot;&quot;:&quot;&amp;[.C479]&amp;&quot;,&quot;&quot;unicode&quot;&quot;:&quot;&quot;&quot;&amp;[.D479]&amp;&quot;&quot;&quot;,&quot;&quot;altUnicode&quot;&quot;:&quot;&quot;&quot;&amp;[.E479]&amp;&quot;&quot;&quot;,&quot;&quot;name&quot;&quot;:&quot;&quot;&quot;&amp;[.F479]&amp;&quot;&quot;&quot;,&quot;&quot;color&quot;&quot;:&quot;&amp;[.H479]&amp;&quot;,&quot;&quot;control&quot;&quot;:&quot;&amp;[.I479]&amp;&quot;,&quot;&quot;customValue&quot;&quot;:&quot;&quot;&quot;&amp;[.G479]&amp;&quot;&quot;&quot;,&quot;&quot;upper&quot;&quot;:&quot;&amp;[.J479]&amp;&quot;},&quot;" office:value-type="string" office:string-value="{&quot;id&quot;:220,&quot;screencode&quot;:92,&quot;unicode&quot;:&quot;\uEE5C&quot;,&quot;altUnicode&quot;:&quot;&quot;,&quot;name&quot;:&quot;&quot;,&quot;color&quot;:false,&quot;control&quot;:false,&quot;customValue&quot;:&quot;&quot;,&quot;upper&quot;:false}," calcext:value-type="string">
            <text:p>{"id":220,"screencode":92,"unicode":"\uEE5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9]+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[.C479]+1" office:value-type="float" office:value="93" calcext:value-type="float">
            <text:p>93</text:p>
          </table:table-cell>
          <table:table-cell table:formula="of:=&quot;\uEE&quot;&amp;IF(LEN(DEC2HEX([.A480]+[.K480]))=1;&quot;0&quot;&amp;DEC2HEX([.A480]+[.K480]);DEC2HEX([.A480]+[.K480]))" office:value-type="string" office:string-value="\uEE5D" calcext:value-type="string">
            <text:p>\uEE5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0]&amp;&quot;,&quot;&quot;screencode&quot;&quot;:&quot;&amp;[.C480]&amp;&quot;,&quot;&quot;unicode&quot;&quot;:&quot;&quot;&quot;&amp;[.D480]&amp;&quot;&quot;&quot;,&quot;&quot;altUnicode&quot;&quot;:&quot;&quot;&quot;&amp;[.E480]&amp;&quot;&quot;&quot;,&quot;&quot;name&quot;&quot;:&quot;&quot;&quot;&amp;[.F480]&amp;&quot;&quot;&quot;,&quot;&quot;color&quot;&quot;:&quot;&amp;[.H480]&amp;&quot;,&quot;&quot;control&quot;&quot;:&quot;&amp;[.I480]&amp;&quot;,&quot;&quot;customValue&quot;&quot;:&quot;&quot;&quot;&amp;[.G480]&amp;&quot;&quot;&quot;,&quot;&quot;upper&quot;&quot;:&quot;&amp;[.J480]&amp;&quot;},&quot;" office:value-type="string" office:string-value="{&quot;id&quot;:221,&quot;screencode&quot;:93,&quot;unicode&quot;:&quot;\uEE5D&quot;,&quot;altUnicode&quot;:&quot;&quot;,&quot;name&quot;:&quot;&quot;,&quot;color&quot;:false,&quot;control&quot;:false,&quot;customValue&quot;:&quot;&quot;,&quot;upper&quot;:false}," calcext:value-type="string">
            <text:p>{"id":221,"screencode":93,"unicode":"\uEE5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0]+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[.C480]+1" office:value-type="float" office:value="94" calcext:value-type="float">
            <text:p>94</text:p>
          </table:table-cell>
          <table:table-cell table:formula="of:=&quot;\uEE&quot;&amp;IF(LEN(DEC2HEX([.A481]+[.K481]))=1;&quot;0&quot;&amp;DEC2HEX([.A481]+[.K481]);DEC2HEX([.A481]+[.K481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1]&amp;&quot;,&quot;&quot;screencode&quot;&quot;:&quot;&amp;[.C481]&amp;&quot;,&quot;&quot;unicode&quot;&quot;:&quot;&quot;&quot;&amp;[.D481]&amp;&quot;&quot;&quot;,&quot;&quot;altUnicode&quot;&quot;:&quot;&quot;&quot;&amp;[.E481]&amp;&quot;&quot;&quot;,&quot;&quot;name&quot;&quot;:&quot;&quot;&quot;&amp;[.F481]&amp;&quot;&quot;&quot;,&quot;&quot;color&quot;&quot;:&quot;&amp;[.H481]&amp;&quot;,&quot;&quot;control&quot;&quot;:&quot;&amp;[.I481]&amp;&quot;,&quot;&quot;customValue&quot;&quot;:&quot;&quot;&quot;&amp;[.G481]&amp;&quot;&quot;&quot;,&quot;&quot;upper&quot;&quot;:&quot;&amp;[.J481]&amp;&quot;},&quot;" office:value-type="string" office:string-value="{&quot;id&quot;:222,&quot;screencode&quot;:94,&quot;unicode&quot;:&quot;\uEE5E&quot;,&quot;altUnicode&quot;:&quot;&quot;,&quot;name&quot;:&quot;&quot;,&quot;color&quot;:false,&quot;control&quot;:false,&quot;customValue&quot;:&quot;&quot;,&quot;upper&quot;:false}," calcext:value-type="string">
            <text:p>{"id":222,"screencode":94,"unicode":"\uEE5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1]+1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C481]+1" office:value-type="float" office:value="95" calcext:value-type="float">
            <text:p>95</text:p>
          </table:table-cell>
          <table:table-cell table:formula="of:=&quot;\uEE&quot;&amp;IF(LEN(DEC2HEX([.A482]+[.K482]))=1;&quot;0&quot;&amp;DEC2HEX([.A482]+[.K482]);DEC2HEX([.A482]+[.K482]))" office:value-type="string" office:string-value="\uEE5F" calcext:value-type="string">
            <text:p>\uEE5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2]&amp;&quot;,&quot;&quot;screencode&quot;&quot;:&quot;&amp;[.C482]&amp;&quot;,&quot;&quot;unicode&quot;&quot;:&quot;&quot;&quot;&amp;[.D482]&amp;&quot;&quot;&quot;,&quot;&quot;altUnicode&quot;&quot;:&quot;&quot;&quot;&amp;[.E482]&amp;&quot;&quot;&quot;,&quot;&quot;name&quot;&quot;:&quot;&quot;&quot;&amp;[.F482]&amp;&quot;&quot;&quot;,&quot;&quot;color&quot;&quot;:&quot;&amp;[.H482]&amp;&quot;,&quot;&quot;control&quot;&quot;:&quot;&amp;[.I482]&amp;&quot;,&quot;&quot;customValue&quot;&quot;:&quot;&quot;&quot;&amp;[.G482]&amp;&quot;&quot;&quot;,&quot;&quot;upper&quot;&quot;:&quot;&amp;[.J482]&amp;&quot;},&quot;" office:value-type="string" office:string-value="{&quot;id&quot;:223,&quot;screencode&quot;:95,&quot;unicode&quot;:&quot;\uEE5F&quot;,&quot;altUnicode&quot;:&quot;&quot;,&quot;name&quot;:&quot;&quot;,&quot;color&quot;:false,&quot;control&quot;:false,&quot;customValue&quot;:&quot;&quot;,&quot;upper&quot;:false}," calcext:value-type="string">
            <text:p>{"id":223,"screencode":95,"unicode":"\uEE5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2]+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482]+1" office:value-type="float" office:value="96" calcext:value-type="float">
            <text:p>96</text:p>
          </table:table-cell>
          <table:table-cell table:formula="of:=&quot;\uEE&quot;&amp;IF(LEN(DEC2HEX([.A483]+[.K483]))=1;&quot;0&quot;&amp;DEC2HEX([.A483]+[.K483]);DEC2HEX([.A483]+[.K483]))" office:value-type="string" office:string-value="\uEE60" calcext:value-type="string">
            <text:p>\uEE6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3]&amp;&quot;,&quot;&quot;screencode&quot;&quot;:&quot;&amp;[.C483]&amp;&quot;,&quot;&quot;unicode&quot;&quot;:&quot;&quot;&quot;&amp;[.D483]&amp;&quot;&quot;&quot;,&quot;&quot;altUnicode&quot;&quot;:&quot;&quot;&quot;&amp;[.E483]&amp;&quot;&quot;&quot;,&quot;&quot;name&quot;&quot;:&quot;&quot;&quot;&amp;[.F483]&amp;&quot;&quot;&quot;,&quot;&quot;color&quot;&quot;:&quot;&amp;[.H483]&amp;&quot;,&quot;&quot;control&quot;&quot;:&quot;&amp;[.I483]&amp;&quot;,&quot;&quot;customValue&quot;&quot;:&quot;&quot;&quot;&amp;[.G483]&amp;&quot;&quot;&quot;,&quot;&quot;upper&quot;&quot;:&quot;&amp;[.J483]&amp;&quot;},&quot;" office:value-type="string" office:string-value="{&quot;id&quot;:224,&quot;screencode&quot;:96,&quot;unicode&quot;:&quot;\uEE60&quot;,&quot;altUnicode&quot;:&quot;&quot;,&quot;name&quot;:&quot;&quot;,&quot;color&quot;:false,&quot;control&quot;:false,&quot;customValue&quot;:&quot;&quot;,&quot;upper&quot;:false}," calcext:value-type="string">
            <text:p>{"id":224,"screencode":96,"unicode":"\uEE6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3]+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C483]+1" office:value-type="float" office:value="97" calcext:value-type="float">
            <text:p>97</text:p>
          </table:table-cell>
          <table:table-cell table:formula="of:=&quot;\uEE&quot;&amp;IF(LEN(DEC2HEX([.A484]+[.K484]))=1;&quot;0&quot;&amp;DEC2HEX([.A484]+[.K484]);DEC2HEX([.A484]+[.K484]))" office:value-type="string" office:string-value="\uEE61" calcext:value-type="string">
            <text:p>\uEE6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4]&amp;&quot;,&quot;&quot;screencode&quot;&quot;:&quot;&amp;[.C484]&amp;&quot;,&quot;&quot;unicode&quot;&quot;:&quot;&quot;&quot;&amp;[.D484]&amp;&quot;&quot;&quot;,&quot;&quot;altUnicode&quot;&quot;:&quot;&quot;&quot;&amp;[.E484]&amp;&quot;&quot;&quot;,&quot;&quot;name&quot;&quot;:&quot;&quot;&quot;&amp;[.F484]&amp;&quot;&quot;&quot;,&quot;&quot;color&quot;&quot;:&quot;&amp;[.H484]&amp;&quot;,&quot;&quot;control&quot;&quot;:&quot;&amp;[.I484]&amp;&quot;,&quot;&quot;customValue&quot;&quot;:&quot;&quot;&quot;&amp;[.G484]&amp;&quot;&quot;&quot;,&quot;&quot;upper&quot;&quot;:&quot;&amp;[.J484]&amp;&quot;},&quot;" office:value-type="string" office:string-value="{&quot;id&quot;:225,&quot;screencode&quot;:97,&quot;unicode&quot;:&quot;\uEE61&quot;,&quot;altUnicode&quot;:&quot;&quot;,&quot;name&quot;:&quot;&quot;,&quot;color&quot;:false,&quot;control&quot;:false,&quot;customValue&quot;:&quot;&quot;,&quot;upper&quot;:false}," calcext:value-type="string">
            <text:p>{"id":225,"screencode":97,"unicode":"\uEE6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4]+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C484]+1" office:value-type="float" office:value="98" calcext:value-type="float">
            <text:p>98</text:p>
          </table:table-cell>
          <table:table-cell table:formula="of:=&quot;\uEE&quot;&amp;IF(LEN(DEC2HEX([.A485]+[.K485]))=1;&quot;0&quot;&amp;DEC2HEX([.A485]+[.K485]);DEC2HEX([.A485]+[.K485]))" office:value-type="string" office:string-value="\uEE62" calcext:value-type="string">
            <text:p>\uEE6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5]&amp;&quot;,&quot;&quot;screencode&quot;&quot;:&quot;&amp;[.C485]&amp;&quot;,&quot;&quot;unicode&quot;&quot;:&quot;&quot;&quot;&amp;[.D485]&amp;&quot;&quot;&quot;,&quot;&quot;altUnicode&quot;&quot;:&quot;&quot;&quot;&amp;[.E485]&amp;&quot;&quot;&quot;,&quot;&quot;name&quot;&quot;:&quot;&quot;&quot;&amp;[.F485]&amp;&quot;&quot;&quot;,&quot;&quot;color&quot;&quot;:&quot;&amp;[.H485]&amp;&quot;,&quot;&quot;control&quot;&quot;:&quot;&amp;[.I485]&amp;&quot;,&quot;&quot;customValue&quot;&quot;:&quot;&quot;&quot;&amp;[.G485]&amp;&quot;&quot;&quot;,&quot;&quot;upper&quot;&quot;:&quot;&amp;[.J485]&amp;&quot;},&quot;" office:value-type="string" office:string-value="{&quot;id&quot;:226,&quot;screencode&quot;:98,&quot;unicode&quot;:&quot;\uEE62&quot;,&quot;altUnicode&quot;:&quot;&quot;,&quot;name&quot;:&quot;&quot;,&quot;color&quot;:false,&quot;control&quot;:false,&quot;customValue&quot;:&quot;&quot;,&quot;upper&quot;:false}," calcext:value-type="string">
            <text:p>{"id":226,"screencode":98,"unicode":"\uEE6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5]+1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C485]+1" office:value-type="float" office:value="99" calcext:value-type="float">
            <text:p>99</text:p>
          </table:table-cell>
          <table:table-cell table:formula="of:=&quot;\uEE&quot;&amp;IF(LEN(DEC2HEX([.A486]+[.K486]))=1;&quot;0&quot;&amp;DEC2HEX([.A486]+[.K486]);DEC2HEX([.A486]+[.K486]))" office:value-type="string" office:string-value="\uEE63" calcext:value-type="string">
            <text:p>\uEE6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6]&amp;&quot;,&quot;&quot;screencode&quot;&quot;:&quot;&amp;[.C486]&amp;&quot;,&quot;&quot;unicode&quot;&quot;:&quot;&quot;&quot;&amp;[.D486]&amp;&quot;&quot;&quot;,&quot;&quot;altUnicode&quot;&quot;:&quot;&quot;&quot;&amp;[.E486]&amp;&quot;&quot;&quot;,&quot;&quot;name&quot;&quot;:&quot;&quot;&quot;&amp;[.F486]&amp;&quot;&quot;&quot;,&quot;&quot;color&quot;&quot;:&quot;&amp;[.H486]&amp;&quot;,&quot;&quot;control&quot;&quot;:&quot;&amp;[.I486]&amp;&quot;,&quot;&quot;customValue&quot;&quot;:&quot;&quot;&quot;&amp;[.G486]&amp;&quot;&quot;&quot;,&quot;&quot;upper&quot;&quot;:&quot;&amp;[.J486]&amp;&quot;},&quot;" office:value-type="string" office:string-value="{&quot;id&quot;:227,&quot;screencode&quot;:99,&quot;unicode&quot;:&quot;\uEE63&quot;,&quot;altUnicode&quot;:&quot;&quot;,&quot;name&quot;:&quot;&quot;,&quot;color&quot;:false,&quot;control&quot;:false,&quot;customValue&quot;:&quot;&quot;,&quot;upper&quot;:false}," calcext:value-type="string">
            <text:p>{"id":227,"screencode":99,"unicode":"\uEE6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6]+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[.C486]+1" office:value-type="float" office:value="100" calcext:value-type="float">
            <text:p>100</text:p>
          </table:table-cell>
          <table:table-cell table:formula="of:=&quot;\uEE&quot;&amp;IF(LEN(DEC2HEX([.A487]+[.K487]))=1;&quot;0&quot;&amp;DEC2HEX([.A487]+[.K487]);DEC2HEX([.A487]+[.K487]))" office:value-type="string" office:string-value="\uEE64" calcext:value-type="string">
            <text:p>\uEE6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7]&amp;&quot;,&quot;&quot;screencode&quot;&quot;:&quot;&amp;[.C487]&amp;&quot;,&quot;&quot;unicode&quot;&quot;:&quot;&quot;&quot;&amp;[.D487]&amp;&quot;&quot;&quot;,&quot;&quot;altUnicode&quot;&quot;:&quot;&quot;&quot;&amp;[.E487]&amp;&quot;&quot;&quot;,&quot;&quot;name&quot;&quot;:&quot;&quot;&quot;&amp;[.F487]&amp;&quot;&quot;&quot;,&quot;&quot;color&quot;&quot;:&quot;&amp;[.H487]&amp;&quot;,&quot;&quot;control&quot;&quot;:&quot;&amp;[.I487]&amp;&quot;,&quot;&quot;customValue&quot;&quot;:&quot;&quot;&quot;&amp;[.G487]&amp;&quot;&quot;&quot;,&quot;&quot;upper&quot;&quot;:&quot;&amp;[.J487]&amp;&quot;},&quot;" office:value-type="string" office:string-value="{&quot;id&quot;:228,&quot;screencode&quot;:100,&quot;unicode&quot;:&quot;\uEE64&quot;,&quot;altUnicode&quot;:&quot;&quot;,&quot;name&quot;:&quot;&quot;,&quot;color&quot;:false,&quot;control&quot;:false,&quot;customValue&quot;:&quot;&quot;,&quot;upper&quot;:false}," calcext:value-type="string">
            <text:p>{"id":228,"screencode":100,"unicode":"\uEE6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7]+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C487]+1" office:value-type="float" office:value="101" calcext:value-type="float">
            <text:p>101</text:p>
          </table:table-cell>
          <table:table-cell table:formula="of:=&quot;\uEE&quot;&amp;IF(LEN(DEC2HEX([.A488]+[.K488]))=1;&quot;0&quot;&amp;DEC2HEX([.A488]+[.K488]);DEC2HEX([.A488]+[.K488]))" office:value-type="string" office:string-value="\uEE65" calcext:value-type="string">
            <text:p>\uEE6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8]&amp;&quot;,&quot;&quot;screencode&quot;&quot;:&quot;&amp;[.C488]&amp;&quot;,&quot;&quot;unicode&quot;&quot;:&quot;&quot;&quot;&amp;[.D488]&amp;&quot;&quot;&quot;,&quot;&quot;altUnicode&quot;&quot;:&quot;&quot;&quot;&amp;[.E488]&amp;&quot;&quot;&quot;,&quot;&quot;name&quot;&quot;:&quot;&quot;&quot;&amp;[.F488]&amp;&quot;&quot;&quot;,&quot;&quot;color&quot;&quot;:&quot;&amp;[.H488]&amp;&quot;,&quot;&quot;control&quot;&quot;:&quot;&amp;[.I488]&amp;&quot;,&quot;&quot;customValue&quot;&quot;:&quot;&quot;&quot;&amp;[.G488]&amp;&quot;&quot;&quot;,&quot;&quot;upper&quot;&quot;:&quot;&amp;[.J488]&amp;&quot;},&quot;" office:value-type="string" office:string-value="{&quot;id&quot;:229,&quot;screencode&quot;:101,&quot;unicode&quot;:&quot;\uEE65&quot;,&quot;altUnicode&quot;:&quot;&quot;,&quot;name&quot;:&quot;&quot;,&quot;color&quot;:false,&quot;control&quot;:false,&quot;customValue&quot;:&quot;&quot;,&quot;upper&quot;:false}," calcext:value-type="string">
            <text:p>{"id":229,"screencode":101,"unicode":"\uEE6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8]+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488]+1" office:value-type="float" office:value="102" calcext:value-type="float">
            <text:p>102</text:p>
          </table:table-cell>
          <table:table-cell table:formula="of:=&quot;\uEE&quot;&amp;IF(LEN(DEC2HEX([.A489]+[.K489]))=1;&quot;0&quot;&amp;DEC2HEX([.A489]+[.K489]);DEC2HEX([.A489]+[.K489]))" office:value-type="string" office:string-value="\uEE66" calcext:value-type="string">
            <text:p>\uEE6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9]&amp;&quot;,&quot;&quot;screencode&quot;&quot;:&quot;&amp;[.C489]&amp;&quot;,&quot;&quot;unicode&quot;&quot;:&quot;&quot;&quot;&amp;[.D489]&amp;&quot;&quot;&quot;,&quot;&quot;altUnicode&quot;&quot;:&quot;&quot;&quot;&amp;[.E489]&amp;&quot;&quot;&quot;,&quot;&quot;name&quot;&quot;:&quot;&quot;&quot;&amp;[.F489]&amp;&quot;&quot;&quot;,&quot;&quot;color&quot;&quot;:&quot;&amp;[.H489]&amp;&quot;,&quot;&quot;control&quot;&quot;:&quot;&amp;[.I489]&amp;&quot;,&quot;&quot;customValue&quot;&quot;:&quot;&quot;&quot;&amp;[.G489]&amp;&quot;&quot;&quot;,&quot;&quot;upper&quot;&quot;:&quot;&amp;[.J489]&amp;&quot;},&quot;" office:value-type="string" office:string-value="{&quot;id&quot;:230,&quot;screencode&quot;:102,&quot;unicode&quot;:&quot;\uEE66&quot;,&quot;altUnicode&quot;:&quot;&quot;,&quot;name&quot;:&quot;&quot;,&quot;color&quot;:false,&quot;control&quot;:false,&quot;customValue&quot;:&quot;&quot;,&quot;upper&quot;:false}," calcext:value-type="string">
            <text:p>{"id":230,"screencode":102,"unicode":"\uEE6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9]+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[.C489]+1" office:value-type="float" office:value="103" calcext:value-type="float">
            <text:p>103</text:p>
          </table:table-cell>
          <table:table-cell table:formula="of:=&quot;\uEE&quot;&amp;IF(LEN(DEC2HEX([.A490]+[.K490]))=1;&quot;0&quot;&amp;DEC2HEX([.A490]+[.K490]);DEC2HEX([.A490]+[.K490]))" office:value-type="string" office:string-value="\uEE67" calcext:value-type="string">
            <text:p>\uEE6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0]&amp;&quot;,&quot;&quot;screencode&quot;&quot;:&quot;&amp;[.C490]&amp;&quot;,&quot;&quot;unicode&quot;&quot;:&quot;&quot;&quot;&amp;[.D490]&amp;&quot;&quot;&quot;,&quot;&quot;altUnicode&quot;&quot;:&quot;&quot;&quot;&amp;[.E490]&amp;&quot;&quot;&quot;,&quot;&quot;name&quot;&quot;:&quot;&quot;&quot;&amp;[.F490]&amp;&quot;&quot;&quot;,&quot;&quot;color&quot;&quot;:&quot;&amp;[.H490]&amp;&quot;,&quot;&quot;control&quot;&quot;:&quot;&amp;[.I490]&amp;&quot;,&quot;&quot;customValue&quot;&quot;:&quot;&quot;&quot;&amp;[.G490]&amp;&quot;&quot;&quot;,&quot;&quot;upper&quot;&quot;:&quot;&amp;[.J490]&amp;&quot;},&quot;" office:value-type="string" office:string-value="{&quot;id&quot;:231,&quot;screencode&quot;:103,&quot;unicode&quot;:&quot;\uEE67&quot;,&quot;altUnicode&quot;:&quot;&quot;,&quot;name&quot;:&quot;&quot;,&quot;color&quot;:false,&quot;control&quot;:false,&quot;customValue&quot;:&quot;&quot;,&quot;upper&quot;:false}," calcext:value-type="string">
            <text:p>{"id":231,"screencode":103,"unicode":"\uEE6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0]+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C490]+1" office:value-type="float" office:value="104" calcext:value-type="float">
            <text:p>104</text:p>
          </table:table-cell>
          <table:table-cell table:formula="of:=&quot;\uEE&quot;&amp;IF(LEN(DEC2HEX([.A491]+[.K491]))=1;&quot;0&quot;&amp;DEC2HEX([.A491]+[.K491]);DEC2HEX([.A491]+[.K491]))" office:value-type="string" office:string-value="\uEE68" calcext:value-type="string">
            <text:p>\uEE6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1]&amp;&quot;,&quot;&quot;screencode&quot;&quot;:&quot;&amp;[.C491]&amp;&quot;,&quot;&quot;unicode&quot;&quot;:&quot;&quot;&quot;&amp;[.D491]&amp;&quot;&quot;&quot;,&quot;&quot;altUnicode&quot;&quot;:&quot;&quot;&quot;&amp;[.E491]&amp;&quot;&quot;&quot;,&quot;&quot;name&quot;&quot;:&quot;&quot;&quot;&amp;[.F491]&amp;&quot;&quot;&quot;,&quot;&quot;color&quot;&quot;:&quot;&amp;[.H491]&amp;&quot;,&quot;&quot;control&quot;&quot;:&quot;&amp;[.I491]&amp;&quot;,&quot;&quot;customValue&quot;&quot;:&quot;&quot;&quot;&amp;[.G491]&amp;&quot;&quot;&quot;,&quot;&quot;upper&quot;&quot;:&quot;&amp;[.J491]&amp;&quot;},&quot;" office:value-type="string" office:string-value="{&quot;id&quot;:232,&quot;screencode&quot;:104,&quot;unicode&quot;:&quot;\uEE68&quot;,&quot;altUnicode&quot;:&quot;&quot;,&quot;name&quot;:&quot;&quot;,&quot;color&quot;:false,&quot;control&quot;:false,&quot;customValue&quot;:&quot;&quot;,&quot;upper&quot;:false}," calcext:value-type="string">
            <text:p>{"id":232,"screencode":104,"unicode":"\uEE6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1]+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[.C491]+1" office:value-type="float" office:value="105" calcext:value-type="float">
            <text:p>105</text:p>
          </table:table-cell>
          <table:table-cell table:formula="of:=&quot;\uEE&quot;&amp;IF(LEN(DEC2HEX([.A492]+[.K492]))=1;&quot;0&quot;&amp;DEC2HEX([.A492]+[.K492]);DEC2HEX([.A492]+[.K492]))" office:value-type="string" office:string-value="\uEE69" calcext:value-type="string">
            <text:p>\uEE6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2]&amp;&quot;,&quot;&quot;screencode&quot;&quot;:&quot;&amp;[.C492]&amp;&quot;,&quot;&quot;unicode&quot;&quot;:&quot;&quot;&quot;&amp;[.D492]&amp;&quot;&quot;&quot;,&quot;&quot;altUnicode&quot;&quot;:&quot;&quot;&quot;&amp;[.E492]&amp;&quot;&quot;&quot;,&quot;&quot;name&quot;&quot;:&quot;&quot;&quot;&amp;[.F492]&amp;&quot;&quot;&quot;,&quot;&quot;color&quot;&quot;:&quot;&amp;[.H492]&amp;&quot;,&quot;&quot;control&quot;&quot;:&quot;&amp;[.I492]&amp;&quot;,&quot;&quot;customValue&quot;&quot;:&quot;&quot;&quot;&amp;[.G492]&amp;&quot;&quot;&quot;,&quot;&quot;upper&quot;&quot;:&quot;&amp;[.J492]&amp;&quot;},&quot;" office:value-type="string" office:string-value="{&quot;id&quot;:233,&quot;screencode&quot;:105,&quot;unicode&quot;:&quot;\uEE69&quot;,&quot;altUnicode&quot;:&quot;&quot;,&quot;name&quot;:&quot;&quot;,&quot;color&quot;:false,&quot;control&quot;:false,&quot;customValue&quot;:&quot;&quot;,&quot;upper&quot;:false}," calcext:value-type="string">
            <text:p>{"id":233,"screencode":105,"unicode":"\uEE6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2]+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C492]+1" office:value-type="float" office:value="106" calcext:value-type="float">
            <text:p>106</text:p>
          </table:table-cell>
          <table:table-cell table:formula="of:=&quot;\uEE&quot;&amp;IF(LEN(DEC2HEX([.A493]+[.K493]))=1;&quot;0&quot;&amp;DEC2HEX([.A493]+[.K493]);DEC2HEX([.A493]+[.K493]))" office:value-type="string" office:string-value="\uEE6A" calcext:value-type="string">
            <text:p>\uEE6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3]&amp;&quot;,&quot;&quot;screencode&quot;&quot;:&quot;&amp;[.C493]&amp;&quot;,&quot;&quot;unicode&quot;&quot;:&quot;&quot;&quot;&amp;[.D493]&amp;&quot;&quot;&quot;,&quot;&quot;altUnicode&quot;&quot;:&quot;&quot;&quot;&amp;[.E493]&amp;&quot;&quot;&quot;,&quot;&quot;name&quot;&quot;:&quot;&quot;&quot;&amp;[.F493]&amp;&quot;&quot;&quot;,&quot;&quot;color&quot;&quot;:&quot;&amp;[.H493]&amp;&quot;,&quot;&quot;control&quot;&quot;:&quot;&amp;[.I493]&amp;&quot;,&quot;&quot;customValue&quot;&quot;:&quot;&quot;&quot;&amp;[.G493]&amp;&quot;&quot;&quot;,&quot;&quot;upper&quot;&quot;:&quot;&amp;[.J493]&amp;&quot;},&quot;" office:value-type="string" office:string-value="{&quot;id&quot;:234,&quot;screencode&quot;:106,&quot;unicode&quot;:&quot;\uEE6A&quot;,&quot;altUnicode&quot;:&quot;&quot;,&quot;name&quot;:&quot;&quot;,&quot;color&quot;:false,&quot;control&quot;:false,&quot;customValue&quot;:&quot;&quot;,&quot;upper&quot;:false}," calcext:value-type="string">
            <text:p>{"id":234,"screencode":106,"unicode":"\uEE6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3]+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[.C493]+1" office:value-type="float" office:value="107" calcext:value-type="float">
            <text:p>107</text:p>
          </table:table-cell>
          <table:table-cell table:formula="of:=&quot;\uEE&quot;&amp;IF(LEN(DEC2HEX([.A494]+[.K494]))=1;&quot;0&quot;&amp;DEC2HEX([.A494]+[.K494]);DEC2HEX([.A494]+[.K494]))" office:value-type="string" office:string-value="\uEE6B" calcext:value-type="string">
            <text:p>\uEE6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4]&amp;&quot;,&quot;&quot;screencode&quot;&quot;:&quot;&amp;[.C494]&amp;&quot;,&quot;&quot;unicode&quot;&quot;:&quot;&quot;&quot;&amp;[.D494]&amp;&quot;&quot;&quot;,&quot;&quot;altUnicode&quot;&quot;:&quot;&quot;&quot;&amp;[.E494]&amp;&quot;&quot;&quot;,&quot;&quot;name&quot;&quot;:&quot;&quot;&quot;&amp;[.F494]&amp;&quot;&quot;&quot;,&quot;&quot;color&quot;&quot;:&quot;&amp;[.H494]&amp;&quot;,&quot;&quot;control&quot;&quot;:&quot;&amp;[.I494]&amp;&quot;,&quot;&quot;customValue&quot;&quot;:&quot;&quot;&quot;&amp;[.G494]&amp;&quot;&quot;&quot;,&quot;&quot;upper&quot;&quot;:&quot;&amp;[.J494]&amp;&quot;},&quot;" office:value-type="string" office:string-value="{&quot;id&quot;:235,&quot;screencode&quot;:107,&quot;unicode&quot;:&quot;\uEE6B&quot;,&quot;altUnicode&quot;:&quot;&quot;,&quot;name&quot;:&quot;&quot;,&quot;color&quot;:false,&quot;control&quot;:false,&quot;customValue&quot;:&quot;&quot;,&quot;upper&quot;:false}," calcext:value-type="string">
            <text:p>{"id":235,"screencode":107,"unicode":"\uEE6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4]+1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[.C494]+1" office:value-type="float" office:value="108" calcext:value-type="float">
            <text:p>108</text:p>
          </table:table-cell>
          <table:table-cell table:formula="of:=&quot;\uEE&quot;&amp;IF(LEN(DEC2HEX([.A495]+[.K495]))=1;&quot;0&quot;&amp;DEC2HEX([.A495]+[.K495]);DEC2HEX([.A495]+[.K495]))" office:value-type="string" office:string-value="\uEE6C" calcext:value-type="string">
            <text:p>\uEE6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5]&amp;&quot;,&quot;&quot;screencode&quot;&quot;:&quot;&amp;[.C495]&amp;&quot;,&quot;&quot;unicode&quot;&quot;:&quot;&quot;&quot;&amp;[.D495]&amp;&quot;&quot;&quot;,&quot;&quot;altUnicode&quot;&quot;:&quot;&quot;&quot;&amp;[.E495]&amp;&quot;&quot;&quot;,&quot;&quot;name&quot;&quot;:&quot;&quot;&quot;&amp;[.F495]&amp;&quot;&quot;&quot;,&quot;&quot;color&quot;&quot;:&quot;&amp;[.H495]&amp;&quot;,&quot;&quot;control&quot;&quot;:&quot;&amp;[.I495]&amp;&quot;,&quot;&quot;customValue&quot;&quot;:&quot;&quot;&quot;&amp;[.G495]&amp;&quot;&quot;&quot;,&quot;&quot;upper&quot;&quot;:&quot;&amp;[.J495]&amp;&quot;},&quot;" office:value-type="string" office:string-value="{&quot;id&quot;:236,&quot;screencode&quot;:108,&quot;unicode&quot;:&quot;\uEE6C&quot;,&quot;altUnicode&quot;:&quot;&quot;,&quot;name&quot;:&quot;&quot;,&quot;color&quot;:false,&quot;control&quot;:false,&quot;customValue&quot;:&quot;&quot;,&quot;upper&quot;:false}," calcext:value-type="string">
            <text:p>{"id":236,"screencode":108,"unicode":"\uEE6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5]+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[.C495]+1" office:value-type="float" office:value="109" calcext:value-type="float">
            <text:p>109</text:p>
          </table:table-cell>
          <table:table-cell table:formula="of:=&quot;\uEE&quot;&amp;IF(LEN(DEC2HEX([.A496]+[.K496]))=1;&quot;0&quot;&amp;DEC2HEX([.A496]+[.K496]);DEC2HEX([.A496]+[.K496]))" office:value-type="string" office:string-value="\uEE6D" calcext:value-type="string">
            <text:p>\uEE6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6]&amp;&quot;,&quot;&quot;screencode&quot;&quot;:&quot;&amp;[.C496]&amp;&quot;,&quot;&quot;unicode&quot;&quot;:&quot;&quot;&quot;&amp;[.D496]&amp;&quot;&quot;&quot;,&quot;&quot;altUnicode&quot;&quot;:&quot;&quot;&quot;&amp;[.E496]&amp;&quot;&quot;&quot;,&quot;&quot;name&quot;&quot;:&quot;&quot;&quot;&amp;[.F496]&amp;&quot;&quot;&quot;,&quot;&quot;color&quot;&quot;:&quot;&amp;[.H496]&amp;&quot;,&quot;&quot;control&quot;&quot;:&quot;&amp;[.I496]&amp;&quot;,&quot;&quot;customValue&quot;&quot;:&quot;&quot;&quot;&amp;[.G496]&amp;&quot;&quot;&quot;,&quot;&quot;upper&quot;&quot;:&quot;&amp;[.J496]&amp;&quot;},&quot;" office:value-type="string" office:string-value="{&quot;id&quot;:237,&quot;screencode&quot;:109,&quot;unicode&quot;:&quot;\uEE6D&quot;,&quot;altUnicode&quot;:&quot;&quot;,&quot;name&quot;:&quot;&quot;,&quot;color&quot;:false,&quot;control&quot;:false,&quot;customValue&quot;:&quot;&quot;,&quot;upper&quot;:false}," calcext:value-type="string">
            <text:p>{"id":237,"screencode":109,"unicode":"\uEE6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6]+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496]+1" office:value-type="float" office:value="110" calcext:value-type="float">
            <text:p>110</text:p>
          </table:table-cell>
          <table:table-cell table:formula="of:=&quot;\uEE&quot;&amp;IF(LEN(DEC2HEX([.A497]+[.K497]))=1;&quot;0&quot;&amp;DEC2HEX([.A497]+[.K497]);DEC2HEX([.A497]+[.K497]))" office:value-type="string" office:string-value="\uEE6E" calcext:value-type="string">
            <text:p>\uEE6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7]&amp;&quot;,&quot;&quot;screencode&quot;&quot;:&quot;&amp;[.C497]&amp;&quot;,&quot;&quot;unicode&quot;&quot;:&quot;&quot;&quot;&amp;[.D497]&amp;&quot;&quot;&quot;,&quot;&quot;altUnicode&quot;&quot;:&quot;&quot;&quot;&amp;[.E497]&amp;&quot;&quot;&quot;,&quot;&quot;name&quot;&quot;:&quot;&quot;&quot;&amp;[.F497]&amp;&quot;&quot;&quot;,&quot;&quot;color&quot;&quot;:&quot;&amp;[.H497]&amp;&quot;,&quot;&quot;control&quot;&quot;:&quot;&amp;[.I497]&amp;&quot;,&quot;&quot;customValue&quot;&quot;:&quot;&quot;&quot;&amp;[.G497]&amp;&quot;&quot;&quot;,&quot;&quot;upper&quot;&quot;:&quot;&amp;[.J497]&amp;&quot;},&quot;" office:value-type="string" office:string-value="{&quot;id&quot;:238,&quot;screencode&quot;:110,&quot;unicode&quot;:&quot;\uEE6E&quot;,&quot;altUnicode&quot;:&quot;&quot;,&quot;name&quot;:&quot;&quot;,&quot;color&quot;:false,&quot;control&quot;:false,&quot;customValue&quot;:&quot;&quot;,&quot;upper&quot;:false}," calcext:value-type="string">
            <text:p>{"id":238,"screencode":110,"unicode":"\uEE6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7]+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497]+1" office:value-type="float" office:value="111" calcext:value-type="float">
            <text:p>111</text:p>
          </table:table-cell>
          <table:table-cell table:formula="of:=&quot;\uEE&quot;&amp;IF(LEN(DEC2HEX([.A498]+[.K498]))=1;&quot;0&quot;&amp;DEC2HEX([.A498]+[.K498]);DEC2HEX([.A498]+[.K498]))" office:value-type="string" office:string-value="\uEE6F" calcext:value-type="string">
            <text:p>\uEE6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8]&amp;&quot;,&quot;&quot;screencode&quot;&quot;:&quot;&amp;[.C498]&amp;&quot;,&quot;&quot;unicode&quot;&quot;:&quot;&quot;&quot;&amp;[.D498]&amp;&quot;&quot;&quot;,&quot;&quot;altUnicode&quot;&quot;:&quot;&quot;&quot;&amp;[.E498]&amp;&quot;&quot;&quot;,&quot;&quot;name&quot;&quot;:&quot;&quot;&quot;&amp;[.F498]&amp;&quot;&quot;&quot;,&quot;&quot;color&quot;&quot;:&quot;&amp;[.H498]&amp;&quot;,&quot;&quot;control&quot;&quot;:&quot;&amp;[.I498]&amp;&quot;,&quot;&quot;customValue&quot;&quot;:&quot;&quot;&quot;&amp;[.G498]&amp;&quot;&quot;&quot;,&quot;&quot;upper&quot;&quot;:&quot;&amp;[.J498]&amp;&quot;},&quot;" office:value-type="string" office:string-value="{&quot;id&quot;:239,&quot;screencode&quot;:111,&quot;unicode&quot;:&quot;\uEE6F&quot;,&quot;altUnicode&quot;:&quot;&quot;,&quot;name&quot;:&quot;&quot;,&quot;color&quot;:false,&quot;control&quot;:false,&quot;customValue&quot;:&quot;&quot;,&quot;upper&quot;:false}," calcext:value-type="string">
            <text:p>{"id":239,"screencode":111,"unicode":"\uEE6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8]+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498]+1" office:value-type="float" office:value="112" calcext:value-type="float">
            <text:p>112</text:p>
          </table:table-cell>
          <table:table-cell table:formula="of:=&quot;\uEE&quot;&amp;IF(LEN(DEC2HEX([.A499]+[.K499]))=1;&quot;0&quot;&amp;DEC2HEX([.A499]+[.K499]);DEC2HEX([.A499]+[.K499]))" office:value-type="string" office:string-value="\uEE70" calcext:value-type="string">
            <text:p>\uEE7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9]&amp;&quot;,&quot;&quot;screencode&quot;&quot;:&quot;&amp;[.C499]&amp;&quot;,&quot;&quot;unicode&quot;&quot;:&quot;&quot;&quot;&amp;[.D499]&amp;&quot;&quot;&quot;,&quot;&quot;altUnicode&quot;&quot;:&quot;&quot;&quot;&amp;[.E499]&amp;&quot;&quot;&quot;,&quot;&quot;name&quot;&quot;:&quot;&quot;&quot;&amp;[.F499]&amp;&quot;&quot;&quot;,&quot;&quot;color&quot;&quot;:&quot;&amp;[.H499]&amp;&quot;,&quot;&quot;control&quot;&quot;:&quot;&amp;[.I499]&amp;&quot;,&quot;&quot;customValue&quot;&quot;:&quot;&quot;&quot;&amp;[.G499]&amp;&quot;&quot;&quot;,&quot;&quot;upper&quot;&quot;:&quot;&amp;[.J499]&amp;&quot;},&quot;" office:value-type="string" office:string-value="{&quot;id&quot;:240,&quot;screencode&quot;:112,&quot;unicode&quot;:&quot;\uEE70&quot;,&quot;altUnicode&quot;:&quot;&quot;,&quot;name&quot;:&quot;&quot;,&quot;color&quot;:false,&quot;control&quot;:false,&quot;customValue&quot;:&quot;&quot;,&quot;upper&quot;:false}," calcext:value-type="string">
            <text:p>{"id":240,"screencode":112,"unicode":"\uEE7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9]+1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[.C499]+1" office:value-type="float" office:value="113" calcext:value-type="float">
            <text:p>113</text:p>
          </table:table-cell>
          <table:table-cell table:formula="of:=&quot;\uEE&quot;&amp;IF(LEN(DEC2HEX([.A500]+[.K500]))=1;&quot;0&quot;&amp;DEC2HEX([.A500]+[.K500]);DEC2HEX([.A500]+[.K500]))" office:value-type="string" office:string-value="\uEE71" calcext:value-type="string">
            <text:p>\uEE7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0]&amp;&quot;,&quot;&quot;screencode&quot;&quot;:&quot;&amp;[.C500]&amp;&quot;,&quot;&quot;unicode&quot;&quot;:&quot;&quot;&quot;&amp;[.D500]&amp;&quot;&quot;&quot;,&quot;&quot;altUnicode&quot;&quot;:&quot;&quot;&quot;&amp;[.E500]&amp;&quot;&quot;&quot;,&quot;&quot;name&quot;&quot;:&quot;&quot;&quot;&amp;[.F500]&amp;&quot;&quot;&quot;,&quot;&quot;color&quot;&quot;:&quot;&amp;[.H500]&amp;&quot;,&quot;&quot;control&quot;&quot;:&quot;&amp;[.I500]&amp;&quot;,&quot;&quot;customValue&quot;&quot;:&quot;&quot;&quot;&amp;[.G500]&amp;&quot;&quot;&quot;,&quot;&quot;upper&quot;&quot;:&quot;&amp;[.J500]&amp;&quot;},&quot;" office:value-type="string" office:string-value="{&quot;id&quot;:241,&quot;screencode&quot;:113,&quot;unicode&quot;:&quot;\uEE71&quot;,&quot;altUnicode&quot;:&quot;&quot;,&quot;name&quot;:&quot;&quot;,&quot;color&quot;:false,&quot;control&quot;:false,&quot;customValue&quot;:&quot;&quot;,&quot;upper&quot;:false}," calcext:value-type="string">
            <text:p>{"id":241,"screencode":113,"unicode":"\uEE7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0]+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500]+1" office:value-type="float" office:value="114" calcext:value-type="float">
            <text:p>114</text:p>
          </table:table-cell>
          <table:table-cell table:formula="of:=&quot;\uEE&quot;&amp;IF(LEN(DEC2HEX([.A501]+[.K501]))=1;&quot;0&quot;&amp;DEC2HEX([.A501]+[.K501]);DEC2HEX([.A501]+[.K501]))" office:value-type="string" office:string-value="\uEE72" calcext:value-type="string">
            <text:p>\uEE7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1]&amp;&quot;,&quot;&quot;screencode&quot;&quot;:&quot;&amp;[.C501]&amp;&quot;,&quot;&quot;unicode&quot;&quot;:&quot;&quot;&quot;&amp;[.D501]&amp;&quot;&quot;&quot;,&quot;&quot;altUnicode&quot;&quot;:&quot;&quot;&quot;&amp;[.E501]&amp;&quot;&quot;&quot;,&quot;&quot;name&quot;&quot;:&quot;&quot;&quot;&amp;[.F501]&amp;&quot;&quot;&quot;,&quot;&quot;color&quot;&quot;:&quot;&amp;[.H501]&amp;&quot;,&quot;&quot;control&quot;&quot;:&quot;&amp;[.I501]&amp;&quot;,&quot;&quot;customValue&quot;&quot;:&quot;&quot;&quot;&amp;[.G501]&amp;&quot;&quot;&quot;,&quot;&quot;upper&quot;&quot;:&quot;&amp;[.J501]&amp;&quot;},&quot;" office:value-type="string" office:string-value="{&quot;id&quot;:242,&quot;screencode&quot;:114,&quot;unicode&quot;:&quot;\uEE72&quot;,&quot;altUnicode&quot;:&quot;&quot;,&quot;name&quot;:&quot;&quot;,&quot;color&quot;:false,&quot;control&quot;:false,&quot;customValue&quot;:&quot;&quot;,&quot;upper&quot;:false}," calcext:value-type="string">
            <text:p>{"id":242,"screencode":114,"unicode":"\uEE7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1]+1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501]+1" office:value-type="float" office:value="115" calcext:value-type="float">
            <text:p>115</text:p>
          </table:table-cell>
          <table:table-cell table:formula="of:=&quot;\uEE&quot;&amp;IF(LEN(DEC2HEX([.A502]+[.K502]))=1;&quot;0&quot;&amp;DEC2HEX([.A502]+[.K502]);DEC2HEX([.A502]+[.K502]))" office:value-type="string" office:string-value="\uEE73" calcext:value-type="string">
            <text:p>\uEE7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2]&amp;&quot;,&quot;&quot;screencode&quot;&quot;:&quot;&amp;[.C502]&amp;&quot;,&quot;&quot;unicode&quot;&quot;:&quot;&quot;&quot;&amp;[.D502]&amp;&quot;&quot;&quot;,&quot;&quot;altUnicode&quot;&quot;:&quot;&quot;&quot;&amp;[.E502]&amp;&quot;&quot;&quot;,&quot;&quot;name&quot;&quot;:&quot;&quot;&quot;&amp;[.F502]&amp;&quot;&quot;&quot;,&quot;&quot;color&quot;&quot;:&quot;&amp;[.H502]&amp;&quot;,&quot;&quot;control&quot;&quot;:&quot;&amp;[.I502]&amp;&quot;,&quot;&quot;customValue&quot;&quot;:&quot;&quot;&quot;&amp;[.G502]&amp;&quot;&quot;&quot;,&quot;&quot;upper&quot;&quot;:&quot;&amp;[.J502]&amp;&quot;},&quot;" office:value-type="string" office:string-value="{&quot;id&quot;:243,&quot;screencode&quot;:115,&quot;unicode&quot;:&quot;\uEE73&quot;,&quot;altUnicode&quot;:&quot;&quot;,&quot;name&quot;:&quot;&quot;,&quot;color&quot;:false,&quot;control&quot;:false,&quot;customValue&quot;:&quot;&quot;,&quot;upper&quot;:false}," calcext:value-type="string">
            <text:p>{"id":243,"screencode":115,"unicode":"\uEE7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2]+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[.C502]+1" office:value-type="float" office:value="116" calcext:value-type="float">
            <text:p>116</text:p>
          </table:table-cell>
          <table:table-cell table:formula="of:=&quot;\uEE&quot;&amp;IF(LEN(DEC2HEX([.A503]+[.K503]))=1;&quot;0&quot;&amp;DEC2HEX([.A503]+[.K503]);DEC2HEX([.A503]+[.K503]))" office:value-type="string" office:string-value="\uEE74" calcext:value-type="string">
            <text:p>\uEE7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3]&amp;&quot;,&quot;&quot;screencode&quot;&quot;:&quot;&amp;[.C503]&amp;&quot;,&quot;&quot;unicode&quot;&quot;:&quot;&quot;&quot;&amp;[.D503]&amp;&quot;&quot;&quot;,&quot;&quot;altUnicode&quot;&quot;:&quot;&quot;&quot;&amp;[.E503]&amp;&quot;&quot;&quot;,&quot;&quot;name&quot;&quot;:&quot;&quot;&quot;&amp;[.F503]&amp;&quot;&quot;&quot;,&quot;&quot;color&quot;&quot;:&quot;&amp;[.H503]&amp;&quot;,&quot;&quot;control&quot;&quot;:&quot;&amp;[.I503]&amp;&quot;,&quot;&quot;customValue&quot;&quot;:&quot;&quot;&quot;&amp;[.G503]&amp;&quot;&quot;&quot;,&quot;&quot;upper&quot;&quot;:&quot;&amp;[.J503]&amp;&quot;},&quot;" office:value-type="string" office:string-value="{&quot;id&quot;:244,&quot;screencode&quot;:116,&quot;unicode&quot;:&quot;\uEE74&quot;,&quot;altUnicode&quot;:&quot;&quot;,&quot;name&quot;:&quot;&quot;,&quot;color&quot;:false,&quot;control&quot;:false,&quot;customValue&quot;:&quot;&quot;,&quot;upper&quot;:false}," calcext:value-type="string">
            <text:p>{"id":244,"screencode":116,"unicode":"\uEE7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3]+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C503]+1" office:value-type="float" office:value="117" calcext:value-type="float">
            <text:p>117</text:p>
          </table:table-cell>
          <table:table-cell table:formula="of:=&quot;\uEE&quot;&amp;IF(LEN(DEC2HEX([.A504]+[.K504]))=1;&quot;0&quot;&amp;DEC2HEX([.A504]+[.K504]);DEC2HEX([.A504]+[.K504]))" office:value-type="string" office:string-value="\uEE75" calcext:value-type="string">
            <text:p>\uEE7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4]&amp;&quot;,&quot;&quot;screencode&quot;&quot;:&quot;&amp;[.C504]&amp;&quot;,&quot;&quot;unicode&quot;&quot;:&quot;&quot;&quot;&amp;[.D504]&amp;&quot;&quot;&quot;,&quot;&quot;altUnicode&quot;&quot;:&quot;&quot;&quot;&amp;[.E504]&amp;&quot;&quot;&quot;,&quot;&quot;name&quot;&quot;:&quot;&quot;&quot;&amp;[.F504]&amp;&quot;&quot;&quot;,&quot;&quot;color&quot;&quot;:&quot;&amp;[.H504]&amp;&quot;,&quot;&quot;control&quot;&quot;:&quot;&amp;[.I504]&amp;&quot;,&quot;&quot;customValue&quot;&quot;:&quot;&quot;&quot;&amp;[.G504]&amp;&quot;&quot;&quot;,&quot;&quot;upper&quot;&quot;:&quot;&amp;[.J504]&amp;&quot;},&quot;" office:value-type="string" office:string-value="{&quot;id&quot;:245,&quot;screencode&quot;:117,&quot;unicode&quot;:&quot;\uEE75&quot;,&quot;altUnicode&quot;:&quot;&quot;,&quot;name&quot;:&quot;&quot;,&quot;color&quot;:false,&quot;control&quot;:false,&quot;customValue&quot;:&quot;&quot;,&quot;upper&quot;:false}," calcext:value-type="string">
            <text:p>{"id":245,"screencode":117,"unicode":"\uEE7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4]+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[.C504]+1" office:value-type="float" office:value="118" calcext:value-type="float">
            <text:p>118</text:p>
          </table:table-cell>
          <table:table-cell table:formula="of:=&quot;\uEE&quot;&amp;IF(LEN(DEC2HEX([.A505]+[.K505]))=1;&quot;0&quot;&amp;DEC2HEX([.A505]+[.K505]);DEC2HEX([.A505]+[.K505]))" office:value-type="string" office:string-value="\uEE76" calcext:value-type="string">
            <text:p>\uEE7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5]&amp;&quot;,&quot;&quot;screencode&quot;&quot;:&quot;&amp;[.C505]&amp;&quot;,&quot;&quot;unicode&quot;&quot;:&quot;&quot;&quot;&amp;[.D505]&amp;&quot;&quot;&quot;,&quot;&quot;altUnicode&quot;&quot;:&quot;&quot;&quot;&amp;[.E505]&amp;&quot;&quot;&quot;,&quot;&quot;name&quot;&quot;:&quot;&quot;&quot;&amp;[.F505]&amp;&quot;&quot;&quot;,&quot;&quot;color&quot;&quot;:&quot;&amp;[.H505]&amp;&quot;,&quot;&quot;control&quot;&quot;:&quot;&amp;[.I505]&amp;&quot;,&quot;&quot;customValue&quot;&quot;:&quot;&quot;&quot;&amp;[.G505]&amp;&quot;&quot;&quot;,&quot;&quot;upper&quot;&quot;:&quot;&amp;[.J505]&amp;&quot;},&quot;" office:value-type="string" office:string-value="{&quot;id&quot;:246,&quot;screencode&quot;:118,&quot;unicode&quot;:&quot;\uEE76&quot;,&quot;altUnicode&quot;:&quot;&quot;,&quot;name&quot;:&quot;&quot;,&quot;color&quot;:false,&quot;control&quot;:false,&quot;customValue&quot;:&quot;&quot;,&quot;upper&quot;:false}," calcext:value-type="string">
            <text:p>{"id":246,"screencode":118,"unicode":"\uEE7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5]+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[.C505]+1" office:value-type="float" office:value="119" calcext:value-type="float">
            <text:p>119</text:p>
          </table:table-cell>
          <table:table-cell table:formula="of:=&quot;\uEE&quot;&amp;IF(LEN(DEC2HEX([.A506]+[.K506]))=1;&quot;0&quot;&amp;DEC2HEX([.A506]+[.K506]);DEC2HEX([.A506]+[.K506]))" office:value-type="string" office:string-value="\uEE77" calcext:value-type="string">
            <text:p>\uEE7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6]&amp;&quot;,&quot;&quot;screencode&quot;&quot;:&quot;&amp;[.C506]&amp;&quot;,&quot;&quot;unicode&quot;&quot;:&quot;&quot;&quot;&amp;[.D506]&amp;&quot;&quot;&quot;,&quot;&quot;altUnicode&quot;&quot;:&quot;&quot;&quot;&amp;[.E506]&amp;&quot;&quot;&quot;,&quot;&quot;name&quot;&quot;:&quot;&quot;&quot;&amp;[.F506]&amp;&quot;&quot;&quot;,&quot;&quot;color&quot;&quot;:&quot;&amp;[.H506]&amp;&quot;,&quot;&quot;control&quot;&quot;:&quot;&amp;[.I506]&amp;&quot;,&quot;&quot;customValue&quot;&quot;:&quot;&quot;&quot;&amp;[.G506]&amp;&quot;&quot;&quot;,&quot;&quot;upper&quot;&quot;:&quot;&amp;[.J506]&amp;&quot;},&quot;" office:value-type="string" office:string-value="{&quot;id&quot;:247,&quot;screencode&quot;:119,&quot;unicode&quot;:&quot;\uEE77&quot;,&quot;altUnicode&quot;:&quot;&quot;,&quot;name&quot;:&quot;&quot;,&quot;color&quot;:false,&quot;control&quot;:false,&quot;customValue&quot;:&quot;&quot;,&quot;upper&quot;:false}," calcext:value-type="string">
            <text:p>{"id":247,"screencode":119,"unicode":"\uEE7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6]+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C506]+1" office:value-type="float" office:value="120" calcext:value-type="float">
            <text:p>120</text:p>
          </table:table-cell>
          <table:table-cell table:formula="of:=&quot;\uEE&quot;&amp;IF(LEN(DEC2HEX([.A507]+[.K507]))=1;&quot;0&quot;&amp;DEC2HEX([.A507]+[.K507]);DEC2HEX([.A507]+[.K507]))" office:value-type="string" office:string-value="\uEE78" calcext:value-type="string">
            <text:p>\uEE7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7]&amp;&quot;,&quot;&quot;screencode&quot;&quot;:&quot;&amp;[.C507]&amp;&quot;,&quot;&quot;unicode&quot;&quot;:&quot;&quot;&quot;&amp;[.D507]&amp;&quot;&quot;&quot;,&quot;&quot;altUnicode&quot;&quot;:&quot;&quot;&quot;&amp;[.E507]&amp;&quot;&quot;&quot;,&quot;&quot;name&quot;&quot;:&quot;&quot;&quot;&amp;[.F507]&amp;&quot;&quot;&quot;,&quot;&quot;color&quot;&quot;:&quot;&amp;[.H507]&amp;&quot;,&quot;&quot;control&quot;&quot;:&quot;&amp;[.I507]&amp;&quot;,&quot;&quot;customValue&quot;&quot;:&quot;&quot;&quot;&amp;[.G507]&amp;&quot;&quot;&quot;,&quot;&quot;upper&quot;&quot;:&quot;&amp;[.J507]&amp;&quot;},&quot;" office:value-type="string" office:string-value="{&quot;id&quot;:248,&quot;screencode&quot;:120,&quot;unicode&quot;:&quot;\uEE78&quot;,&quot;altUnicode&quot;:&quot;&quot;,&quot;name&quot;:&quot;&quot;,&quot;color&quot;:false,&quot;control&quot;:false,&quot;customValue&quot;:&quot;&quot;,&quot;upper&quot;:false}," calcext:value-type="string">
            <text:p>{"id":248,"screencode":120,"unicode":"\uEE7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7]+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507]+1" office:value-type="float" office:value="121" calcext:value-type="float">
            <text:p>121</text:p>
          </table:table-cell>
          <table:table-cell table:formula="of:=&quot;\uEE&quot;&amp;IF(LEN(DEC2HEX([.A508]+[.K508]))=1;&quot;0&quot;&amp;DEC2HEX([.A508]+[.K508]);DEC2HEX([.A508]+[.K508]))" office:value-type="string" office:string-value="\uEE79" calcext:value-type="string">
            <text:p>\uEE7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8]&amp;&quot;,&quot;&quot;screencode&quot;&quot;:&quot;&amp;[.C508]&amp;&quot;,&quot;&quot;unicode&quot;&quot;:&quot;&quot;&quot;&amp;[.D508]&amp;&quot;&quot;&quot;,&quot;&quot;altUnicode&quot;&quot;:&quot;&quot;&quot;&amp;[.E508]&amp;&quot;&quot;&quot;,&quot;&quot;name&quot;&quot;:&quot;&quot;&quot;&amp;[.F508]&amp;&quot;&quot;&quot;,&quot;&quot;color&quot;&quot;:&quot;&amp;[.H508]&amp;&quot;,&quot;&quot;control&quot;&quot;:&quot;&amp;[.I508]&amp;&quot;,&quot;&quot;customValue&quot;&quot;:&quot;&quot;&quot;&amp;[.G508]&amp;&quot;&quot;&quot;,&quot;&quot;upper&quot;&quot;:&quot;&amp;[.J508]&amp;&quot;},&quot;" office:value-type="string" office:string-value="{&quot;id&quot;:249,&quot;screencode&quot;:121,&quot;unicode&quot;:&quot;\uEE79&quot;,&quot;altUnicode&quot;:&quot;&quot;,&quot;name&quot;:&quot;&quot;,&quot;color&quot;:false,&quot;control&quot;:false,&quot;customValue&quot;:&quot;&quot;,&quot;upper&quot;:false}," calcext:value-type="string">
            <text:p>{"id":249,"screencode":121,"unicode":"\uEE7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8]+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508]+1" office:value-type="float" office:value="122" calcext:value-type="float">
            <text:p>122</text:p>
          </table:table-cell>
          <table:table-cell table:formula="of:=&quot;\uEE&quot;&amp;IF(LEN(DEC2HEX([.A509]+[.K509]))=1;&quot;0&quot;&amp;DEC2HEX([.A509]+[.K509]);DEC2HEX([.A509]+[.K509]))" office:value-type="string" office:string-value="\uEE7A" calcext:value-type="string">
            <text:p>\uEE7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9]&amp;&quot;,&quot;&quot;screencode&quot;&quot;:&quot;&amp;[.C509]&amp;&quot;,&quot;&quot;unicode&quot;&quot;:&quot;&quot;&quot;&amp;[.D509]&amp;&quot;&quot;&quot;,&quot;&quot;altUnicode&quot;&quot;:&quot;&quot;&quot;&amp;[.E509]&amp;&quot;&quot;&quot;,&quot;&quot;name&quot;&quot;:&quot;&quot;&quot;&amp;[.F509]&amp;&quot;&quot;&quot;,&quot;&quot;color&quot;&quot;:&quot;&amp;[.H509]&amp;&quot;,&quot;&quot;control&quot;&quot;:&quot;&amp;[.I509]&amp;&quot;,&quot;&quot;customValue&quot;&quot;:&quot;&quot;&quot;&amp;[.G509]&amp;&quot;&quot;&quot;,&quot;&quot;upper&quot;&quot;:&quot;&amp;[.J509]&amp;&quot;},&quot;" office:value-type="string" office:string-value="{&quot;id&quot;:250,&quot;screencode&quot;:122,&quot;unicode&quot;:&quot;\uEE7A&quot;,&quot;altUnicode&quot;:&quot;&quot;,&quot;name&quot;:&quot;&quot;,&quot;color&quot;:false,&quot;control&quot;:false,&quot;customValue&quot;:&quot;&quot;,&quot;upper&quot;:false}," calcext:value-type="string">
            <text:p>{"id":250,"screencode":122,"unicode":"\uEE7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9]+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[.C509]+1" office:value-type="float" office:value="123" calcext:value-type="float">
            <text:p>123</text:p>
          </table:table-cell>
          <table:table-cell table:formula="of:=&quot;\uEE&quot;&amp;IF(LEN(DEC2HEX([.A510]+[.K510]))=1;&quot;0&quot;&amp;DEC2HEX([.A510]+[.K510]);DEC2HEX([.A510]+[.K510]))" office:value-type="string" office:string-value="\uEE7B" calcext:value-type="string">
            <text:p>\uEE7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0]&amp;&quot;,&quot;&quot;screencode&quot;&quot;:&quot;&amp;[.C510]&amp;&quot;,&quot;&quot;unicode&quot;&quot;:&quot;&quot;&quot;&amp;[.D510]&amp;&quot;&quot;&quot;,&quot;&quot;altUnicode&quot;&quot;:&quot;&quot;&quot;&amp;[.E510]&amp;&quot;&quot;&quot;,&quot;&quot;name&quot;&quot;:&quot;&quot;&quot;&amp;[.F510]&amp;&quot;&quot;&quot;,&quot;&quot;color&quot;&quot;:&quot;&amp;[.H510]&amp;&quot;,&quot;&quot;control&quot;&quot;:&quot;&amp;[.I510]&amp;&quot;,&quot;&quot;customValue&quot;&quot;:&quot;&quot;&quot;&amp;[.G510]&amp;&quot;&quot;&quot;,&quot;&quot;upper&quot;&quot;:&quot;&amp;[.J510]&amp;&quot;},&quot;" office:value-type="string" office:string-value="{&quot;id&quot;:251,&quot;screencode&quot;:123,&quot;unicode&quot;:&quot;\uEE7B&quot;,&quot;altUnicode&quot;:&quot;&quot;,&quot;name&quot;:&quot;&quot;,&quot;color&quot;:false,&quot;control&quot;:false,&quot;customValue&quot;:&quot;&quot;,&quot;upper&quot;:false}," calcext:value-type="string">
            <text:p>{"id":251,"screencode":123,"unicode":"\uEE7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0]+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C510]+1" office:value-type="float" office:value="124" calcext:value-type="float">
            <text:p>124</text:p>
          </table:table-cell>
          <table:table-cell table:formula="of:=&quot;\uEE&quot;&amp;IF(LEN(DEC2HEX([.A511]+[.K511]))=1;&quot;0&quot;&amp;DEC2HEX([.A511]+[.K511]);DEC2HEX([.A511]+[.K511]))" office:value-type="string" office:string-value="\uEE7C" calcext:value-type="string">
            <text:p>\uEE7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1]&amp;&quot;,&quot;&quot;screencode&quot;&quot;:&quot;&amp;[.C511]&amp;&quot;,&quot;&quot;unicode&quot;&quot;:&quot;&quot;&quot;&amp;[.D511]&amp;&quot;&quot;&quot;,&quot;&quot;altUnicode&quot;&quot;:&quot;&quot;&quot;&amp;[.E511]&amp;&quot;&quot;&quot;,&quot;&quot;name&quot;&quot;:&quot;&quot;&quot;&amp;[.F511]&amp;&quot;&quot;&quot;,&quot;&quot;color&quot;&quot;:&quot;&amp;[.H511]&amp;&quot;,&quot;&quot;control&quot;&quot;:&quot;&amp;[.I511]&amp;&quot;,&quot;&quot;customValue&quot;&quot;:&quot;&quot;&quot;&amp;[.G511]&amp;&quot;&quot;&quot;,&quot;&quot;upper&quot;&quot;:&quot;&amp;[.J511]&amp;&quot;},&quot;" office:value-type="string" office:string-value="{&quot;id&quot;:252,&quot;screencode&quot;:124,&quot;unicode&quot;:&quot;\uEE7C&quot;,&quot;altUnicode&quot;:&quot;&quot;,&quot;name&quot;:&quot;&quot;,&quot;color&quot;:false,&quot;control&quot;:false,&quot;customValue&quot;:&quot;&quot;,&quot;upper&quot;:false}," calcext:value-type="string">
            <text:p>{"id":252,"screencode":124,"unicode":"\uEE7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1]+1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[.C511]+1" office:value-type="float" office:value="125" calcext:value-type="float">
            <text:p>125</text:p>
          </table:table-cell>
          <table:table-cell table:formula="of:=&quot;\uEE&quot;&amp;IF(LEN(DEC2HEX([.A512]+[.K512]))=1;&quot;0&quot;&amp;DEC2HEX([.A512]+[.K512]);DEC2HEX([.A512]+[.K512]))" office:value-type="string" office:string-value="\uEE7D" calcext:value-type="string">
            <text:p>\uEE7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2]&amp;&quot;,&quot;&quot;screencode&quot;&quot;:&quot;&amp;[.C512]&amp;&quot;,&quot;&quot;unicode&quot;&quot;:&quot;&quot;&quot;&amp;[.D512]&amp;&quot;&quot;&quot;,&quot;&quot;altUnicode&quot;&quot;:&quot;&quot;&quot;&amp;[.E512]&amp;&quot;&quot;&quot;,&quot;&quot;name&quot;&quot;:&quot;&quot;&quot;&amp;[.F512]&amp;&quot;&quot;&quot;,&quot;&quot;color&quot;&quot;:&quot;&amp;[.H512]&amp;&quot;,&quot;&quot;control&quot;&quot;:&quot;&amp;[.I512]&amp;&quot;,&quot;&quot;customValue&quot;&quot;:&quot;&quot;&quot;&amp;[.G512]&amp;&quot;&quot;&quot;,&quot;&quot;upper&quot;&quot;:&quot;&amp;[.J512]&amp;&quot;},&quot;" office:value-type="string" office:string-value="{&quot;id&quot;:253,&quot;screencode&quot;:125,&quot;unicode&quot;:&quot;\uEE7D&quot;,&quot;altUnicode&quot;:&quot;&quot;,&quot;name&quot;:&quot;&quot;,&quot;color&quot;:false,&quot;control&quot;:false,&quot;customValue&quot;:&quot;&quot;,&quot;upper&quot;:false}," calcext:value-type="string">
            <text:p>{"id":253,"screencode":125,"unicode":"\uEE7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2]+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C512]+1" office:value-type="float" office:value="126" calcext:value-type="float">
            <text:p>126</text:p>
          </table:table-cell>
          <table:table-cell table:formula="of:=&quot;\uEE&quot;&amp;IF(LEN(DEC2HEX([.A513]+[.K513]))=1;&quot;0&quot;&amp;DEC2HEX([.A513]+[.K513]);DEC2HEX([.A513]+[.K513]))" office:value-type="string" office:string-value="\uEE7E" calcext:value-type="string">
            <text:p>\uEE7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3]&amp;&quot;,&quot;&quot;screencode&quot;&quot;:&quot;&amp;[.C513]&amp;&quot;,&quot;&quot;unicode&quot;&quot;:&quot;&quot;&quot;&amp;[.D513]&amp;&quot;&quot;&quot;,&quot;&quot;altUnicode&quot;&quot;:&quot;&quot;&quot;&amp;[.E513]&amp;&quot;&quot;&quot;,&quot;&quot;name&quot;&quot;:&quot;&quot;&quot;&amp;[.F513]&amp;&quot;&quot;&quot;,&quot;&quot;color&quot;&quot;:&quot;&amp;[.H513]&amp;&quot;,&quot;&quot;control&quot;&quot;:&quot;&amp;[.I513]&amp;&quot;,&quot;&quot;customValue&quot;&quot;:&quot;&quot;&quot;&amp;[.G513]&amp;&quot;&quot;&quot;,&quot;&quot;upper&quot;&quot;:&quot;&amp;[.J513]&amp;&quot;},&quot;" office:value-type="string" office:string-value="{&quot;id&quot;:254,&quot;screencode&quot;:126,&quot;unicode&quot;:&quot;\uEE7E&quot;,&quot;altUnicode&quot;:&quot;&quot;,&quot;name&quot;:&quot;&quot;,&quot;color&quot;:false,&quot;control&quot;:false,&quot;customValue&quot;:&quot;&quot;,&quot;upper&quot;:false}," calcext:value-type="string">
            <text:p>{"id":254,"screencode":126,"unicode":"\uEE7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3]+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513]+1" office:value-type="float" office:value="127" calcext:value-type="float">
            <text:p>127</text:p>
          </table:table-cell>
          <table:table-cell table:formula="of:=&quot;\uEE&quot;&amp;IF(LEN(DEC2HEX([.A514]+[.K514]))=1;&quot;0&quot;&amp;DEC2HEX([.A514]+[.K514]);DEC2HEX([.A514]+[.K514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61" calcext:value-type="float">
            <text:p>-161</text:p>
          </table:table-cell>
          <table:table-cell/>
          <table:table-cell table:formula="of:=&quot;{&quot;&quot;id&quot;&quot;:&quot;&amp;[.A514]&amp;&quot;,&quot;&quot;screencode&quot;&quot;:&quot;&amp;[.C514]&amp;&quot;,&quot;&quot;unicode&quot;&quot;:&quot;&quot;&quot;&amp;[.D514]&amp;&quot;&quot;&quot;,&quot;&quot;altUnicode&quot;&quot;:&quot;&quot;&quot;&amp;[.E514]&amp;&quot;&quot;&quot;,&quot;&quot;name&quot;&quot;:&quot;&quot;&quot;&amp;[.F514]&amp;&quot;&quot;&quot;,&quot;&quot;color&quot;&quot;:&quot;&amp;[.H514]&amp;&quot;,&quot;&quot;control&quot;&quot;:&quot;&amp;[.I514]&amp;&quot;,&quot;&quot;customValue&quot;&quot;:&quot;&quot;&quot;&amp;[.G514]&amp;&quot;&quot;&quot;,&quot;&quot;upper&quot;&quot;:&quot;&amp;[.J514]&amp;&quot;},&quot;" office:value-type="string" office:string-value="{&quot;id&quot;:255,&quot;screencode&quot;:127,&quot;unicode&quot;:&quot;\uEE5E&quot;,&quot;altUnicode&quot;:&quot;&quot;,&quot;name&quot;:&quot;&quot;,&quot;color&quot;:false,&quot;control&quot;:false,&quot;customValue&quot;:&quot;&quot;,&quot;upper&quot;:false}," calcext:value-type="string">
            <text:p>{"id":255,"screencode":127,"unicode":"\uEE5E","altUnicode":"","name":"","color":false,"control":false,"customValue":"","upper":false}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Font Awesome 5 Pro Regular" svg:font-family="'Font Awesome 5 Pro Regular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6:51:06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8:34:33.018000000</meta:creation-date>
    <dc:date>2021-12-02T17:00:14.328000000</dc:date>
    <meta:editing-duration>PT7H9M44S</meta:editing-duration>
    <meta:editing-cycles>57</meta:editing-cycles>
    <meta:generator>LibreOffice/7.1.0.3$Windows_X86_64 LibreOffice_project/f6099ecf3d29644b5008cc8f48f42f4a40986e4c</meta:generator>
    <meta:document-statistic meta:table-count="1" meta:cell-count="4805" meta:object-count="0"/>
  </office:meta>
</office:document-meta>
</file>